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4.143cm" table:align="left"/>
    </style:style>
    <style:style style:name="Таблица1.A" style:family="table-column">
      <style:table-column-properties style:column-width="3.718cm"/>
    </style:style>
    <style:style style:name="Таблица1.B" style:family="table-column">
      <style:table-column-properties style:column-width="10.42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bottom"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.097cm" fo:border-left="0.05pt solid #000000" fo:border-right="none" fo:border-top="none" fo:border-bottom="0.05pt solid #000000"/>
    </style:style>
    <style:style style:name="Таблица1.A4" style:family="table-cell">
      <style:table-cell-properties fo:padding="0.097cm" fo:border-left="0.05pt solid #000000" fo:border-right="none" fo:border-top="none" fo:border-bottom="0.05pt solid #000000"/>
    </style:style>
    <style:style style:name="Таблица1.A5" style:family="table-cell">
      <style:table-cell-properties fo:padding="0.097cm" fo:border-left="0.05pt solid #000000" fo:border-right="none" fo:border-top="none" fo:border-bottom="0.05pt solid #000000"/>
    </style:style>
    <style:style style:name="Таблица1.A6" style:family="table-cell">
      <style:table-cell-properties fo:padding="0.097cm" fo:border-left="0.05pt solid #000000" fo:border-right="none" fo:border-top="none" fo:border-bottom="0.05pt solid #000000"/>
    </style:style>
    <style:style style:name="Таблица1.A7" style:family="table-cell">
      <style:table-cell-properties fo:padding="0.097cm" fo:border-left="0.05pt solid #000000" fo:border-right="none" fo:border-top="none" fo:border-bottom="0.05pt solid #000000"/>
    </style:style>
    <style:style style:name="Таблица1.A8" style:family="table-cell">
      <style:table-cell-properties fo:padding="0.097cm" fo:border-left="0.05pt solid #000000" fo:border-right="none" fo:border-top="none" fo:border-bottom="0.05pt solid #000000"/>
    </style:style>
    <style:style style:name="Таблица1.A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fo:padding="0.097cm" fo:border-left="0.05pt solid #000000" fo:border-right="none" fo:border-top="none" fo:border-bottom="0.05pt solid #000000"/>
    </style:style>
    <style:style style:name="Таблица1.A11" style:family="table-cell">
      <style:table-cell-properties fo:padding="0.097cm" fo:border-left="0.05pt solid #000000" fo:border-right="none" fo:border-top="none" fo:border-bottom="0.05pt solid #000000"/>
    </style:style>
    <style:style style:name="Таблица1.A12" style:family="table-cell">
      <style:table-cell-properties fo:padding="0.097cm" fo:border-left="0.05pt solid #000000" fo:border-right="none" fo:border-top="none" fo:border-bottom="0.05pt solid #000000"/>
    </style:style>
    <style:style style:name="Таблица1.A13" style:family="table-cell">
      <style:table-cell-properties fo:padding="0.097cm" fo:border-left="0.05pt solid #000000" fo:border-right="none" fo:border-top="none" fo:border-bottom="0.05pt solid #000000"/>
    </style:style>
    <style:style style:name="Таблица1.A14" style:family="table-cell">
      <style:table-cell-properties fo:padding="0.097cm" fo:border-left="0.05pt solid #000000" fo:border-right="none" fo:border-top="none" fo:border-bottom="0.05pt solid #000000"/>
    </style:style>
    <style:style style:name="Таблица1.A15" style:family="table-cell">
      <style:table-cell-properties fo:padding="0.097cm" fo:border-left="0.05pt solid #000000" fo:border-right="none" fo:border-top="none" fo:border-bottom="0.05pt solid #000000"/>
    </style:style>
    <style:style style:name="Таблица1.A16" style:family="table-cell">
      <style:table-cell-properties fo:padding="0.097cm" fo:border-left="0.05pt solid #000000" fo:border-right="none" fo:border-top="none" fo:border-bottom="0.05pt solid #000000"/>
    </style:style>
    <style:style style:name="Таблица1.A17" style:family="table-cell">
      <style:table-cell-properties fo:padding="0.097cm" fo:border-left="0.05pt solid #000000" fo:border-right="none" fo:border-top="none" fo:border-bottom="0.05pt solid #000000"/>
    </style:style>
    <style:style style:name="Таблица1.A18" style:family="table-cell">
      <style:table-cell-properties fo:padding="0.097cm" fo:border-left="0.05pt solid #000000" fo:border-right="none" fo:border-top="none" fo:border-bottom="0.05pt solid #000000"/>
    </style:style>
    <style:style style:name="Таблица1.A19" style:family="table-cell">
      <style:table-cell-properties fo:padding="0.097cm" fo:border-left="0.05pt solid #000000" fo:border-right="none" fo:border-top="none" fo:border-bottom="0.05pt solid #000000"/>
    </style:style>
    <style:style style:name="Таблица1.A20" style:family="table-cell">
      <style:table-cell-properties fo:padding="0.097cm" fo:border-left="0.05pt solid #000000" fo:border-right="none" fo:border-top="none" fo:border-bottom="0.05pt solid #000000"/>
    </style:style>
    <style:style style:name="Таблица1.A21" style:family="table-cell">
      <style:table-cell-properties fo:padding="0.097cm" fo:border-left="0.05pt solid #000000" fo:border-right="none" fo:border-top="none" fo:border-bottom="0.05pt solid #000000"/>
    </style:style>
    <style:style style:name="Таблица1.A22" style:family="table-cell">
      <style:table-cell-properties fo:padding="0.097cm" fo:border-left="0.05pt solid #000000" fo:border-right="none" fo:border-top="none" fo:border-bottom="0.05pt solid #000000"/>
    </style:style>
    <style:style style:name="Таблица1.A23" style:family="table-cell">
      <style:table-cell-properties fo:padding="0.097cm" fo:border-left="0.05pt solid #000000" fo:border-right="none" fo:border-top="none" fo:border-bottom="0.05pt solid #000000"/>
    </style:style>
    <style:style style:name="Таблица1.A24" style:family="table-cell">
      <style:table-cell-properties fo:padding="0.097cm" fo:border-left="0.05pt solid #000000" fo:border-right="none" fo:border-top="none" fo:border-bottom="0.05pt solid #000000"/>
    </style:style>
    <style:style style:name="Таблица1.A25" style:family="table-cell">
      <style:table-cell-properties fo:padding="0.097cm" fo:border-left="0.05pt solid #000000" fo:border-right="none" fo:border-top="none" fo:border-bottom="0.05pt solid #000000"/>
    </style:style>
    <style:style style:name="Таблица1.A26" style:family="table-cell">
      <style:table-cell-properties fo:padding="0.097cm" fo:border-left="0.05pt solid #000000" fo:border-right="none" fo:border-top="none" fo:border-bottom="0.05pt solid #000000"/>
    </style:style>
    <style:style style:name="Таблица1.A27" style:family="table-cell">
      <style:table-cell-properties fo:padding="0.097cm" fo:border-left="0.05pt solid #000000" fo:border-right="none" fo:border-top="none" fo:border-bottom="0.05pt solid #000000"/>
    </style:style>
    <style:style style:name="Таблица1.A28" style:family="table-cell">
      <style:table-cell-properties fo:padding="0.097cm" fo:border-left="0.05pt solid #000000" fo:border-right="none" fo:border-top="none" fo:border-bottom="0.05pt solid #000000"/>
    </style:style>
    <style:style style:name="Таблица1.A29" style:family="table-cell">
      <style:table-cell-properties fo:padding="0.097cm" fo:border-left="0.05pt solid #000000" fo:border-right="none" fo:border-top="none" fo:border-bottom="0.05pt solid #000000"/>
    </style:style>
    <style:style style:name="Таблица1.A30" style:family="table-cell">
      <style:table-cell-properties fo:padding="0.097cm" fo:border-left="0.05pt solid #000000" fo:border-right="none" fo:border-top="none" fo:border-bottom="0.05pt solid #000000"/>
    </style:style>
    <style:style style:name="Таблица1.A31" style:family="table-cell">
      <style:table-cell-properties fo:padding="0.097cm" fo:border-left="0.05pt solid #000000" fo:border-right="none" fo:border-top="none" fo:border-bottom="0.05pt solid #000000"/>
    </style:style>
    <style:style style:name="Таблица1.A32" style:family="table-cell">
      <style:table-cell-properties fo:padding="0.097cm" fo:border-left="0.05pt solid #000000" fo:border-right="none" fo:border-top="none" fo:border-bottom="0.05pt solid #000000"/>
    </style:style>
    <style:style style:name="Таблица1.A33" style:family="table-cell">
      <style:table-cell-properties fo:padding="0.097cm" fo:border-left="0.05pt solid #000000" fo:border-right="none" fo:border-top="none" fo:border-bottom="0.05pt solid #000000"/>
    </style:style>
    <style:style style:name="Таблица1.A34" style:family="table-cell">
      <style:table-cell-properties fo:padding="0.097cm" fo:border-left="0.05pt solid #000000" fo:border-right="none" fo:border-top="none" fo:border-bottom="0.05pt solid #000000"/>
    </style:style>
    <style:style style:name="Таблица1.A35" style:family="table-cell">
      <style:table-cell-properties fo:padding="0.097cm" fo:border-left="0.05pt solid #000000" fo:border-right="none" fo:border-top="none" fo:border-bottom="0.05pt solid #000000"/>
    </style:style>
    <style:style style:name="Таблица1.A36" style:family="table-cell">
      <style:table-cell-properties fo:padding="0.097cm" fo:border-left="0.05pt solid #000000" fo:border-right="none" fo:border-top="none" fo:border-bottom="0.05pt solid #000000"/>
    </style:style>
    <style:style style:name="Таблица1.A37" style:family="table-cell">
      <style:table-cell-properties fo:padding="0.097cm" fo:border-left="0.05pt solid #000000" fo:border-right="none" fo:border-top="none" fo:border-bottom="0.05pt solid #000000"/>
    </style:style>
    <style:style style:name="Таблица1.A38" style:family="table-cell">
      <style:table-cell-properties fo:padding="0.097cm" fo:border-left="0.05pt solid #000000" fo:border-right="none" fo:border-top="none" fo:border-bottom="0.05pt solid #000000"/>
    </style:style>
    <style:style style:name="Таблица1.A39" style:family="table-cell">
      <style:table-cell-properties fo:padding="0.097cm" fo:border-left="0.05pt solid #000000" fo:border-right="none" fo:border-top="none" fo:border-bottom="0.05pt solid #000000"/>
    </style:style>
    <style:style style:name="Таблица1.A40" style:family="table-cell">
      <style:table-cell-properties fo:padding="0.097cm" fo:border-left="0.05pt solid #000000" fo:border-right="none" fo:border-top="none" fo:border-bottom="0.05pt solid #000000"/>
    </style:style>
    <style:style style:name="Таблица1.A41" style:family="table-cell">
      <style:table-cell-properties fo:padding="0.097cm" fo:border-left="0.05pt solid #000000" fo:border-right="none" fo:border-top="none" fo:border-bottom="0.05pt solid #000000"/>
    </style:style>
    <style:style style:name="Таблица1.A42" style:family="table-cell">
      <style:table-cell-properties fo:padding="0.097cm" fo:border-left="0.05pt solid #000000" fo:border-right="none" fo:border-top="none" fo:border-bottom="0.05pt solid #000000"/>
    </style:style>
    <style:style style:name="Таблица1.A43" style:family="table-cell">
      <style:table-cell-properties fo:padding="0.097cm" fo:border-left="0.05pt solid #000000" fo:border-right="none" fo:border-top="none" fo:border-bottom="0.05pt solid #000000"/>
    </style:style>
    <style:style style:name="Таблица1.A44" style:family="table-cell">
      <style:table-cell-properties fo:padding="0.097cm" fo:border-left="0.05pt solid #000000" fo:border-right="none" fo:border-top="none" fo:border-bottom="0.05pt solid #000000"/>
    </style:style>
    <style:style style:name="Таблица1.A45" style:family="table-cell">
      <style:table-cell-properties fo:padding="0.097cm" fo:border-left="0.05pt solid #000000" fo:border-right="none" fo:border-top="none" fo:border-bottom="0.05pt solid #000000"/>
    </style:style>
    <style:style style:name="Таблица1.A46" style:family="table-cell">
      <style:table-cell-properties fo:padding="0.097cm" fo:border-left="0.05pt solid #000000" fo:border-right="none" fo:border-top="none" fo:border-bottom="0.05pt solid #000000"/>
    </style:style>
    <style:style style:name="Таблица1.A47" style:family="table-cell">
      <style:table-cell-properties fo:padding="0.097cm" fo:border-left="0.05pt solid #000000" fo:border-right="none" fo:border-top="none" fo:border-bottom="0.05pt solid #000000"/>
    </style:style>
    <style:style style:name="Таблица1.A48" style:family="table-cell">
      <style:table-cell-properties fo:padding="0.097cm" fo:border-left="0.05pt solid #000000" fo:border-right="none" fo:border-top="none" fo:border-bottom="0.05pt solid #000000"/>
    </style:style>
    <style:style style:name="Таблица1.A49" style:family="table-cell">
      <style:table-cell-properties fo:padding="0.097cm" fo:border-left="0.05pt solid #000000" fo:border-right="none" fo:border-top="none" fo:border-bottom="0.05pt solid #000000"/>
    </style:style>
    <style:style style:name="Таблица1.A50" style:family="table-cell">
      <style:table-cell-properties fo:padding="0.097cm" fo:border-left="0.05pt solid #000000" fo:border-right="none" fo:border-top="none" fo:border-bottom="0.05pt solid #000000"/>
    </style:style>
    <style:style style:name="Таблица1.A51" style:family="table-cell">
      <style:table-cell-properties fo:padding="0.097cm" fo:border-left="0.05pt solid #000000" fo:border-right="none" fo:border-top="none" fo:border-bottom="0.05pt solid #000000"/>
    </style:style>
    <style:style style:name="Таблица1.A52" style:family="table-cell">
      <style:table-cell-properties fo:padding="0.097cm" fo:border-left="0.05pt solid #000000" fo:border-right="none" fo:border-top="none" fo:border-bottom="0.05pt solid #000000"/>
    </style:style>
    <style:style style:name="Таблица1.A53" style:family="table-cell">
      <style:table-cell-properties fo:padding="0.097cm" fo:border-left="0.05pt solid #000000" fo:border-right="none" fo:border-top="none" fo:border-bottom="0.05pt solid #000000"/>
    </style:style>
    <style:style style:name="Таблица1.A54" style:family="table-cell">
      <style:table-cell-properties fo:padding="0.097cm" fo:border-left="0.05pt solid #000000" fo:border-right="none" fo:border-top="none" fo:border-bottom="0.05pt solid #000000"/>
    </style:style>
    <style:style style:name="Таблица1.A55" style:family="table-cell">
      <style:table-cell-properties fo:padding="0.097cm" fo:border-left="0.05pt solid #000000" fo:border-right="none" fo:border-top="none" fo:border-bottom="0.05pt solid #000000"/>
    </style:style>
    <style:style style:name="Таблица1.A56" style:family="table-cell">
      <style:table-cell-properties fo:padding="0.097cm" fo:border-left="0.05pt solid #000000" fo:border-right="none" fo:border-top="none" fo:border-bottom="0.05pt solid #000000"/>
    </style:style>
    <style:style style:name="Таблица1.A57" style:family="table-cell">
      <style:table-cell-properties fo:padding="0.097cm" fo:border-left="0.05pt solid #000000" fo:border-right="none" fo:border-top="none" fo:border-bottom="0.05pt solid #000000"/>
    </style:style>
    <style:style style:name="Таблица1.A58" style:family="table-cell">
      <style:table-cell-properties fo:padding="0.097cm" fo:border-left="0.05pt solid #000000" fo:border-right="none" fo:border-top="none" fo:border-bottom="0.05pt solid #000000"/>
    </style:style>
    <style:style style:name="Таблица1.A59" style:family="table-cell">
      <style:table-cell-properties fo:padding="0.097cm" fo:border-left="0.05pt solid #000000" fo:border-right="none" fo:border-top="none" fo:border-bottom="0.05pt solid #000000"/>
    </style:style>
    <style:style style:name="Таблица1.A60" style:family="table-cell">
      <style:table-cell-properties fo:padding="0.097cm" fo:border-left="0.05pt solid #000000" fo:border-right="none" fo:border-top="none" fo:border-bottom="0.05pt solid #000000"/>
    </style:style>
    <style:style style:name="Таблица1.A61" style:family="table-cell">
      <style:table-cell-properties fo:padding="0.097cm" fo:border-left="0.05pt solid #000000" fo:border-right="none" fo:border-top="none" fo:border-bottom="0.05pt solid #000000"/>
    </style:style>
    <style:style style:name="Таблица1.A62" style:family="table-cell">
      <style:table-cell-properties fo:padding="0.097cm" fo:border-left="0.05pt solid #000000" fo:border-right="none" fo:border-top="none" fo:border-bottom="0.05pt solid #000000"/>
    </style:style>
    <style:style style:name="Таблица1.A63" style:family="table-cell">
      <style:table-cell-properties fo:padding="0.097cm" fo:border-left="0.05pt solid #000000" fo:border-right="none" fo:border-top="none" fo:border-bottom="0.05pt solid #000000"/>
    </style:style>
    <style:style style:name="Таблица1.A64" style:family="table-cell">
      <style:table-cell-properties fo:padding="0.097cm" fo:border-left="0.05pt solid #000000" fo:border-right="none" fo:border-top="none" fo:border-bottom="0.05pt solid #000000"/>
    </style:style>
    <style:style style:name="Таблица1.A65" style:family="table-cell">
      <style:table-cell-properties fo:padding="0.097cm" fo:border-left="0.05pt solid #000000" fo:border-right="none" fo:border-top="none" fo:border-bottom="0.05pt solid #000000"/>
    </style:style>
    <style:style style:name="Таблица1.A66" style:family="table-cell">
      <style:table-cell-properties fo:padding="0.097cm" fo:border-left="0.05pt solid #000000" fo:border-right="none" fo:border-top="none" fo:border-bottom="0.05pt solid #000000"/>
    </style:style>
    <style:style style:name="Таблица1.A67" style:family="table-cell">
      <style:table-cell-properties fo:padding="0.097cm" fo:border-left="0.05pt solid #000000" fo:border-right="none" fo:border-top="none" fo:border-bottom="0.05pt solid #000000"/>
    </style:style>
    <style:style style:name="Таблица1.A68" style:family="table-cell">
      <style:table-cell-properties fo:padding="0.097cm" fo:border-left="0.05pt solid #000000" fo:border-right="none" fo:border-top="none" fo:border-bottom="0.05pt solid #000000"/>
    </style:style>
    <style:style style:name="Таблица1.A69" style:family="table-cell">
      <style:table-cell-properties fo:padding="0.097cm" fo:border-left="0.05pt solid #000000" fo:border-right="none" fo:border-top="none" fo:border-bottom="0.05pt solid #000000"/>
    </style:style>
    <style:style style:name="Таблица1.A70" style:family="table-cell">
      <style:table-cell-properties fo:padding="0.097cm" fo:border-left="0.05pt solid #000000" fo:border-right="none" fo:border-top="none" fo:border-bottom="0.05pt solid #000000"/>
    </style:style>
    <style:style style:name="Таблица1.A71" style:family="table-cell">
      <style:table-cell-properties fo:padding="0.097cm" fo:border-left="0.05pt solid #000000" fo:border-right="none" fo:border-top="none" fo:border-bottom="0.05pt solid #000000"/>
    </style:style>
    <style:style style:name="Таблица1.A72" style:family="table-cell">
      <style:table-cell-properties fo:padding="0.097cm" fo:border-left="0.05pt solid #000000" fo:border-right="none" fo:border-top="none" fo:border-bottom="0.05pt solid #000000"/>
    </style:style>
    <style:style style:name="Таблица1.A73" style:family="table-cell">
      <style:table-cell-properties fo:padding="0.097cm" fo:border-left="0.05pt solid #000000" fo:border-right="none" fo:border-top="none" fo:border-bottom="0.05pt solid #000000"/>
    </style:style>
    <style:style style:name="Таблица1.A74" style:family="table-cell">
      <style:table-cell-properties fo:padding="0.097cm" fo:border-left="0.05pt solid #000000" fo:border-right="none" fo:border-top="none" fo:border-bottom="0.05pt solid #000000"/>
    </style:style>
    <style:style style:name="Таблица1.A75" style:family="table-cell">
      <style:table-cell-properties fo:padding="0.097cm" fo:border-left="0.05pt solid #000000" fo:border-right="none" fo:border-top="none" fo:border-bottom="0.05pt solid #000000"/>
    </style:style>
    <style:style style:name="Таблица1.A76" style:family="table-cell">
      <style:table-cell-properties fo:padding="0.097cm" fo:border-left="0.05pt solid #000000" fo:border-right="none" fo:border-top="none" fo:border-bottom="0.05pt solid #000000"/>
    </style:style>
    <style:style style:name="Таблица1.A77" style:family="table-cell">
      <style:table-cell-properties fo:padding="0.097cm" fo:border-left="0.05pt solid #000000" fo:border-right="none" fo:border-top="none" fo:border-bottom="0.05pt solid #000000"/>
    </style:style>
    <style:style style:name="Таблица1.A78" style:family="table-cell">
      <style:table-cell-properties fo:padding="0.097cm" fo:border-left="0.05pt solid #000000" fo:border-right="none" fo:border-top="none" fo:border-bottom="0.05pt solid #000000"/>
    </style:style>
    <style:style style:name="Таблица1.A79" style:family="table-cell">
      <style:table-cell-properties fo:padding="0.097cm" fo:border-left="0.05pt solid #000000" fo:border-right="none" fo:border-top="none" fo:border-bottom="0.05pt solid #000000"/>
    </style:style>
    <style:style style:name="Таблица1.A80" style:family="table-cell">
      <style:table-cell-properties fo:padding="0.097cm" fo:border-left="0.05pt solid #000000" fo:border-right="none" fo:border-top="none" fo:border-bottom="0.05pt solid #000000"/>
    </style:style>
    <style:style style:name="Таблица1.A81" style:family="table-cell">
      <style:table-cell-properties fo:padding="0.097cm" fo:border-left="0.05pt solid #000000" fo:border-right="none" fo:border-top="none" fo:border-bottom="0.05pt solid #000000"/>
    </style:style>
    <style:style style:name="Таблица1.A82" style:family="table-cell">
      <style:table-cell-properties fo:padding="0.097cm" fo:border-left="0.05pt solid #000000" fo:border-right="none" fo:border-top="none" fo:border-bottom="0.05pt solid #000000"/>
    </style:style>
    <style:style style:name="Таблица1.A83" style:family="table-cell">
      <style:table-cell-properties fo:padding="0.097cm" fo:border-left="0.05pt solid #000000" fo:border-right="none" fo:border-top="none" fo:border-bottom="0.05pt solid #000000"/>
    </style:style>
    <style:style style:name="Таблица1.A84" style:family="table-cell">
      <style:table-cell-properties fo:padding="0.097cm" fo:border-left="0.05pt solid #000000" fo:border-right="none" fo:border-top="none" fo:border-bottom="0.05pt solid #000000"/>
    </style:style>
    <style:style style:name="Таблица1.A85" style:family="table-cell">
      <style:table-cell-properties fo:padding="0.097cm" fo:border-left="0.05pt solid #000000" fo:border-right="none" fo:border-top="none" fo:border-bottom="0.05pt solid #000000"/>
    </style:style>
    <style:style style:name="Таблица1.A86" style:family="table-cell">
      <style:table-cell-properties fo:padding="0.097cm" fo:border-left="0.05pt solid #000000" fo:border-right="none" fo:border-top="none" fo:border-bottom="0.05pt solid #000000"/>
    </style:style>
    <style:style style:name="Таблица1.A87" style:family="table-cell">
      <style:table-cell-properties fo:padding="0.097cm" fo:border-left="0.05pt solid #000000" fo:border-right="none" fo:border-top="none" fo:border-bottom="0.05pt solid #000000"/>
    </style:style>
    <style:style style:name="Таблица1.A88" style:family="table-cell">
      <style:table-cell-properties fo:padding="0.097cm" fo:border-left="0.05pt solid #000000" fo:border-right="none" fo:border-top="none" fo:border-bottom="0.05pt solid #000000"/>
    </style:style>
    <style:style style:name="Таблица1.A89" style:family="table-cell">
      <style:table-cell-properties fo:padding="0.097cm" fo:border-left="0.05pt solid #000000" fo:border-right="none" fo:border-top="none" fo:border-bottom="0.05pt solid #000000"/>
    </style:style>
    <style:style style:name="Таблица1.A90" style:family="table-cell">
      <style:table-cell-properties fo:padding="0.097cm" fo:border-left="0.05pt solid #000000" fo:border-right="none" fo:border-top="none" fo:border-bottom="0.05pt solid #000000"/>
    </style:style>
    <style:style style:name="Таблица1.A91" style:family="table-cell">
      <style:table-cell-properties fo:padding="0.097cm" fo:border-left="0.05pt solid #000000" fo:border-right="none" fo:border-top="none" fo:border-bottom="0.05pt solid #000000"/>
    </style:style>
    <style:style style:name="Таблица1.A92" style:family="table-cell">
      <style:table-cell-properties fo:padding="0.097cm" fo:border-left="0.05pt solid #000000" fo:border-right="none" fo:border-top="none" fo:border-bottom="0.05pt solid #000000"/>
    </style:style>
    <style:style style:name="Таблица1.A93" style:family="table-cell">
      <style:table-cell-properties fo:padding="0.097cm" fo:border-left="0.05pt solid #000000" fo:border-right="none" fo:border-top="none" fo:border-bottom="0.05pt solid #000000"/>
    </style:style>
    <style:style style:name="Таблица1.A94" style:family="table-cell">
      <style:table-cell-properties fo:padding="0.097cm" fo:border-left="0.05pt solid #000000" fo:border-right="none" fo:border-top="none" fo:border-bottom="0.05pt solid #000000"/>
    </style:style>
    <style:style style:name="Таблица1.A95" style:family="table-cell">
      <style:table-cell-properties fo:padding="0.097cm" fo:border-left="0.05pt solid #000000" fo:border-right="none" fo:border-top="none" fo:border-bottom="0.05pt solid #000000"/>
    </style:style>
    <style:style style:name="Таблица1.A96" style:family="table-cell">
      <style:table-cell-properties fo:padding="0.097cm" fo:border-left="0.05pt solid #000000" fo:border-right="none" fo:border-top="none" fo:border-bottom="0.05pt solid #000000"/>
    </style:style>
    <style:style style:name="Таблица1.A97" style:family="table-cell">
      <style:table-cell-properties fo:padding="0.097cm" fo:border-left="0.05pt solid #000000" fo:border-right="none" fo:border-top="none" fo:border-bottom="0.05pt solid #000000"/>
    </style:style>
    <style:style style:name="Таблица1.A98" style:family="table-cell">
      <style:table-cell-properties fo:padding="0.097cm" fo:border-left="0.05pt solid #000000" fo:border-right="none" fo:border-top="none" fo:border-bottom="0.05pt solid #000000"/>
    </style:style>
    <style:style style:name="Таблица1.A99" style:family="table-cell">
      <style:table-cell-properties fo:padding="0.097cm" fo:border-left="0.05pt solid #000000" fo:border-right="none" fo:border-top="none" fo:border-bottom="0.05pt solid #000000"/>
    </style:style>
    <style:style style:name="Таблица1.A100" style:family="table-cell">
      <style:table-cell-properties fo:padding="0.097cm" fo:border-left="0.05pt solid #000000" fo:border-right="none" fo:border-top="none" fo:border-bottom="0.05pt solid #000000"/>
    </style:style>
    <style:style style:name="Таблица1.A101" style:family="table-cell">
      <style:table-cell-properties fo:padding="0.097cm" fo:border-left="0.05pt solid #000000" fo:border-right="none" fo:border-top="none" fo:border-bottom="0.05pt solid #000000"/>
    </style:style>
    <style:style style:name="Таблица1.A102" style:family="table-cell">
      <style:table-cell-properties fo:padding="0.097cm" fo:border-left="0.05pt solid #000000" fo:border-right="none" fo:border-top="none" fo:border-bottom="0.05pt solid #000000"/>
    </style:style>
    <style:style style:name="Таблица1.A103" style:family="table-cell">
      <style:table-cell-properties fo:padding="0.097cm" fo:border-left="0.05pt solid #000000" fo:border-right="none" fo:border-top="none" fo:border-bottom="0.05pt solid #000000"/>
    </style:style>
    <style:style style:name="Таблица1.A104" style:family="table-cell">
      <style:table-cell-properties fo:padding="0.097cm" fo:border-left="0.05pt solid #000000" fo:border-right="none" fo:border-top="none" fo:border-bottom="0.05pt solid #000000"/>
    </style:style>
    <style:style style:name="Таблица1.A105" style:family="table-cell">
      <style:table-cell-properties fo:padding="0.097cm" fo:border-left="0.05pt solid #000000" fo:border-right="none" fo:border-top="none" fo:border-bottom="0.05pt solid #000000"/>
    </style:style>
    <style:style style:name="Таблица1.A106" style:family="table-cell">
      <style:table-cell-properties fo:padding="0.097cm" fo:border-left="0.05pt solid #000000" fo:border-right="none" fo:border-top="none" fo:border-bottom="0.05pt solid #000000"/>
    </style:style>
    <style:style style:name="Таблица1.A107" style:family="table-cell">
      <style:table-cell-properties fo:padding="0.097cm" fo:border-left="0.05pt solid #000000" fo:border-right="none" fo:border-top="none" fo:border-bottom="0.05pt solid #000000"/>
    </style:style>
    <style:style style:name="Таблица1.A108" style:family="table-cell">
      <style:table-cell-properties fo:padding="0.097cm" fo:border-left="0.05pt solid #000000" fo:border-right="none" fo:border-top="none" fo:border-bottom="0.05pt solid #000000"/>
    </style:style>
    <style:style style:name="Таблица1.A109" style:family="table-cell">
      <style:table-cell-properties fo:padding="0.097cm" fo:border-left="0.05pt solid #000000" fo:border-right="none" fo:border-top="none" fo:border-bottom="0.05pt solid #000000"/>
    </style:style>
    <style:style style:name="Таблица1.A110" style:family="table-cell">
      <style:table-cell-properties fo:padding="0.097cm" fo:border-left="0.05pt solid #000000" fo:border-right="none" fo:border-top="none" fo:border-bottom="0.05pt solid #000000"/>
    </style:style>
    <style:style style:name="Таблица1.A111" style:family="table-cell">
      <style:table-cell-properties fo:padding="0.097cm" fo:border-left="0.05pt solid #000000" fo:border-right="none" fo:border-top="none" fo:border-bottom="0.05pt solid #000000"/>
    </style:style>
    <style:style style:name="Таблица1.A112" style:family="table-cell">
      <style:table-cell-properties fo:padding="0.097cm" fo:border-left="0.05pt solid #000000" fo:border-right="none" fo:border-top="none" fo:border-bottom="0.05pt solid #000000"/>
    </style:style>
    <style:style style:name="Таблица1.A113" style:family="table-cell">
      <style:table-cell-properties fo:padding="0.097cm" fo:border-left="0.05pt solid #000000" fo:border-right="none" fo:border-top="none" fo:border-bottom="0.05pt solid #000000"/>
    </style:style>
    <style:style style:name="Таблица1.A114" style:family="table-cell">
      <style:table-cell-properties fo:padding="0.097cm" fo:border-left="0.05pt solid #000000" fo:border-right="none" fo:border-top="none" fo:border-bottom="0.05pt solid #000000"/>
    </style:style>
    <style:style style:name="Таблица1.A115" style:family="table-cell">
      <style:table-cell-properties fo:padding="0.097cm" fo:border-left="0.05pt solid #000000" fo:border-right="none" fo:border-top="none" fo:border-bottom="0.05pt solid #000000"/>
    </style:style>
    <style:style style:name="Таблица1.A116" style:family="table-cell">
      <style:table-cell-properties fo:padding="0.097cm" fo:border-left="0.05pt solid #000000" fo:border-right="none" fo:border-top="none" fo:border-bottom="0.05pt solid #000000"/>
    </style:style>
    <style:style style:name="Таблица1.A117" style:family="table-cell">
      <style:table-cell-properties fo:padding="0.097cm" fo:border-left="0.05pt solid #000000" fo:border-right="none" fo:border-top="none" fo:border-bottom="0.05pt solid #000000"/>
    </style:style>
    <style:style style:name="Таблица1.A118" style:family="table-cell">
      <style:table-cell-properties fo:padding="0.097cm" fo:border-left="0.05pt solid #000000" fo:border-right="none" fo:border-top="none" fo:border-bottom="0.05pt solid #000000"/>
    </style:style>
    <style:style style:name="Таблица1.A119" style:family="table-cell">
      <style:table-cell-properties fo:padding="0.097cm" fo:border-left="0.05pt solid #000000" fo:border-right="none" fo:border-top="none" fo:border-bottom="0.05pt solid #000000"/>
    </style:style>
    <style:style style:name="Таблица1.A120" style:family="table-cell">
      <style:table-cell-properties fo:padding="0.097cm" fo:border-left="0.05pt solid #000000" fo:border-right="none" fo:border-top="none" fo:border-bottom="0.05pt solid #000000"/>
    </style:style>
    <style:style style:name="Таблица1.A121" style:family="table-cell">
      <style:table-cell-properties fo:padding="0.097cm" fo:border-left="0.05pt solid #000000" fo:border-right="none" fo:border-top="none" fo:border-bottom="0.05pt solid #000000"/>
    </style:style>
    <style:style style:name="Таблица1.A122" style:family="table-cell">
      <style:table-cell-properties fo:padding="0.097cm" fo:border-left="0.05pt solid #000000" fo:border-right="none" fo:border-top="none" fo:border-bottom="0.05pt solid #000000"/>
    </style:style>
    <style:style style:name="Таблица1.A123" style:family="table-cell">
      <style:table-cell-properties fo:padding="0.097cm" fo:border-left="0.05pt solid #000000" fo:border-right="none" fo:border-top="none" fo:border-bottom="0.05pt solid #000000"/>
    </style:style>
    <style:style style:name="Таблица1.A124" style:family="table-cell">
      <style:table-cell-properties fo:padding="0.097cm" fo:border-left="0.05pt solid #000000" fo:border-right="none" fo:border-top="none" fo:border-bottom="0.05pt solid #000000"/>
    </style:style>
    <style:style style:name="Таблица1.A125" style:family="table-cell">
      <style:table-cell-properties fo:padding="0.097cm" fo:border-left="0.05pt solid #000000" fo:border-right="none" fo:border-top="none" fo:border-bottom="0.05pt solid #000000"/>
    </style:style>
    <style:style style:name="Таблица1.A126" style:family="table-cell">
      <style:table-cell-properties fo:padding="0.097cm" fo:border-left="0.05pt solid #000000" fo:border-right="none" fo:border-top="none" fo:border-bottom="0.05pt solid #000000"/>
    </style:style>
    <style:style style:name="Таблица1.A127" style:family="table-cell">
      <style:table-cell-properties fo:padding="0.097cm" fo:border-left="0.05pt solid #000000" fo:border-right="none" fo:border-top="none" fo:border-bottom="0.05pt solid #000000"/>
    </style:style>
    <style:style style:name="Таблица1.A128" style:family="table-cell">
      <style:table-cell-properties fo:padding="0.097cm" fo:border-left="0.05pt solid #000000" fo:border-right="none" fo:border-top="none" fo:border-bottom="0.05pt solid #000000"/>
    </style:style>
    <style:style style:name="Таблица1.A129" style:family="table-cell">
      <style:table-cell-properties fo:padding="0.097cm" fo:border-left="0.05pt solid #000000" fo:border-right="none" fo:border-top="none" fo:border-bottom="0.05pt solid #000000"/>
    </style:style>
    <style:style style:name="Таблица1.A130" style:family="table-cell">
      <style:table-cell-properties fo:padding="0.097cm" fo:border-left="0.05pt solid #000000" fo:border-right="none" fo:border-top="none" fo:border-bottom="0.05pt solid #000000"/>
    </style:style>
    <style:style style:name="Таблица1.A131" style:family="table-cell">
      <style:table-cell-properties fo:padding="0.097cm" fo:border-left="0.05pt solid #000000" fo:border-right="none" fo:border-top="none" fo:border-bottom="0.05pt solid #000000"/>
    </style:style>
    <style:style style:name="Таблица1.A132" style:family="table-cell">
      <style:table-cell-properties fo:padding="0.097cm" fo:border-left="0.05pt solid #000000" fo:border-right="none" fo:border-top="none" fo:border-bottom="0.05pt solid #000000"/>
    </style:style>
    <style:style style:name="Таблица1.A133" style:family="table-cell">
      <style:table-cell-properties fo:padding="0.097cm" fo:border-left="0.05pt solid #000000" fo:border-right="none" fo:border-top="none" fo:border-bottom="0.05pt solid #000000"/>
    </style:style>
    <style:style style:name="Таблица1.A134" style:family="table-cell">
      <style:table-cell-properties fo:padding="0.097cm" fo:border-left="0.05pt solid #000000" fo:border-right="none" fo:border-top="none" fo:border-bottom="0.05pt solid #000000"/>
    </style:style>
    <style:style style:name="Таблица1.A135" style:family="table-cell">
      <style:table-cell-properties fo:padding="0.097cm" fo:border-left="0.05pt solid #000000" fo:border-right="none" fo:border-top="none" fo:border-bottom="0.05pt solid #000000"/>
    </style:style>
    <style:style style:name="Таблица1.A136" style:family="table-cell">
      <style:table-cell-properties fo:padding="0.097cm" fo:border-left="0.05pt solid #000000" fo:border-right="none" fo:border-top="none" fo:border-bottom="0.05pt solid #000000"/>
    </style:style>
    <style:style style:name="Таблица1.A137" style:family="table-cell">
      <style:table-cell-properties fo:padding="0.097cm" fo:border-left="0.05pt solid #000000" fo:border-right="none" fo:border-top="none" fo:border-bottom="0.05pt solid #000000"/>
    </style:style>
    <style:style style:name="Таблица1.A138" style:family="table-cell">
      <style:table-cell-properties fo:padding="0.097cm" fo:border-left="0.05pt solid #000000" fo:border-right="none" fo:border-top="none" fo:border-bottom="0.05pt solid #000000"/>
    </style:style>
    <style:style style:name="Таблица1.A139" style:family="table-cell">
      <style:table-cell-properties fo:padding="0.097cm" fo:border-left="0.05pt solid #000000" fo:border-right="none" fo:border-top="none" fo:border-bottom="0.05pt solid #000000"/>
    </style:style>
    <style:style style:name="Таблица1.A140" style:family="table-cell">
      <style:table-cell-properties fo:padding="0.097cm" fo:border-left="0.05pt solid #000000" fo:border-right="none" fo:border-top="none" fo:border-bottom="0.05pt solid #000000"/>
    </style:style>
    <style:style style:name="Таблица1.A141" style:family="table-cell">
      <style:table-cell-properties fo:padding="0.097cm" fo:border-left="0.05pt solid #000000" fo:border-right="none" fo:border-top="none" fo:border-bottom="0.05pt solid #000000"/>
    </style:style>
    <style:style style:name="Таблица1.A142" style:family="table-cell">
      <style:table-cell-properties fo:padding="0.097cm" fo:border-left="0.05pt solid #000000" fo:border-right="none" fo:border-top="none" fo:border-bottom="0.05pt solid #000000"/>
    </style:style>
    <style:style style:name="Таблица1.A143" style:family="table-cell">
      <style:table-cell-properties fo:padding="0.097cm" fo:border-left="0.05pt solid #000000" fo:border-right="none" fo:border-top="none" fo:border-bottom="0.05pt solid #000000"/>
    </style:style>
    <style:style style:name="Таблица1.A144" style:family="table-cell">
      <style:table-cell-properties fo:padding="0.097cm" fo:border-left="0.05pt solid #000000" fo:border-right="none" fo:border-top="none" fo:border-bottom="0.05pt solid #000000"/>
    </style:style>
    <style:style style:name="Таблица1.A145" style:family="table-cell">
      <style:table-cell-properties fo:padding="0.097cm" fo:border-left="0.05pt solid #000000" fo:border-right="none" fo:border-top="none" fo:border-bottom="0.05pt solid #000000"/>
    </style:style>
    <style:style style:name="Таблица1.A146" style:family="table-cell">
      <style:table-cell-properties fo:padding="0.097cm" fo:border-left="0.05pt solid #000000" fo:border-right="none" fo:border-top="none" fo:border-bottom="0.05pt solid #000000"/>
    </style:style>
    <style:style style:name="Таблица1.A147" style:family="table-cell">
      <style:table-cell-properties fo:padding="0.097cm" fo:border-left="0.05pt solid #000000" fo:border-right="none" fo:border-top="none" fo:border-bottom="0.05pt solid #000000"/>
    </style:style>
    <style:style style:name="Таблица1.A148" style:family="table-cell">
      <style:table-cell-properties fo:padding="0.097cm" fo:border-left="0.05pt solid #000000" fo:border-right="none" fo:border-top="none" fo:border-bottom="0.05pt solid #000000"/>
    </style:style>
    <style:style style:name="Таблица1.A149" style:family="table-cell">
      <style:table-cell-properties fo:padding="0.097cm" fo:border-left="0.05pt solid #000000" fo:border-right="none" fo:border-top="none" fo:border-bottom="0.05pt solid #000000"/>
    </style:style>
    <style:style style:name="Таблица1.A150" style:family="table-cell">
      <style:table-cell-properties fo:padding="0.097cm" fo:border-left="0.05pt solid #000000" fo:border-right="none" fo:border-top="none" fo:border-bottom="0.05pt solid #000000"/>
    </style:style>
    <style:style style:name="Таблица1.A151" style:family="table-cell">
      <style:table-cell-properties fo:padding="0.097cm" fo:border-left="0.05pt solid #000000" fo:border-right="none" fo:border-top="none" fo:border-bottom="0.05pt solid #000000"/>
    </style:style>
    <style:style style:name="Таблица1.A152" style:family="table-cell">
      <style:table-cell-properties fo:padding="0.097cm" fo:border-left="0.05pt solid #000000" fo:border-right="none" fo:border-top="none" fo:border-bottom="0.05pt solid #000000"/>
    </style:style>
    <style:style style:name="Таблица1.A153" style:family="table-cell">
      <style:table-cell-properties fo:padding="0.097cm" fo:border-left="0.05pt solid #000000" fo:border-right="none" fo:border-top="none" fo:border-bottom="0.05pt solid #000000"/>
    </style:style>
    <style:style style:name="Таблица1.A154" style:family="table-cell">
      <style:table-cell-properties fo:padding="0.097cm" fo:border-left="0.05pt solid #000000" fo:border-right="none" fo:border-top="none" fo:border-bottom="0.05pt solid #000000"/>
    </style:style>
    <style:style style:name="Таблица1.A155" style:family="table-cell">
      <style:table-cell-properties fo:padding="0.097cm" fo:border-left="0.05pt solid #000000" fo:border-right="none" fo:border-top="none" fo:border-bottom="0.05pt solid #000000"/>
    </style:style>
    <style:style style:name="Таблица1.A156" style:family="table-cell">
      <style:table-cell-properties fo:padding="0.097cm" fo:border-left="0.05pt solid #000000" fo:border-right="none" fo:border-top="none" fo:border-bottom="0.05pt solid #000000"/>
    </style:style>
    <style:style style:name="Таблица1.A157" style:family="table-cell">
      <style:table-cell-properties fo:padding="0.097cm" fo:border-left="0.05pt solid #000000" fo:border-right="none" fo:border-top="none" fo:border-bottom="0.05pt solid #000000"/>
    </style:style>
    <style:style style:name="Таблица1.A158" style:family="table-cell">
      <style:table-cell-properties fo:padding="0.097cm" fo:border-left="0.05pt solid #000000" fo:border-right="none" fo:border-top="none" fo:border-bottom="0.05pt solid #000000"/>
    </style:style>
    <style:style style:name="Таблица1.A159" style:family="table-cell">
      <style:table-cell-properties fo:padding="0.097cm" fo:border-left="0.05pt solid #000000" fo:border-right="none" fo:border-top="none" fo:border-bottom="0.05pt solid #000000"/>
    </style:style>
    <style:style style:name="Таблица1.A160" style:family="table-cell">
      <style:table-cell-properties fo:padding="0.097cm" fo:border-left="0.05pt solid #000000" fo:border-right="none" fo:border-top="none" fo:border-bottom="0.05pt solid #000000"/>
    </style:style>
    <style:style style:name="Таблица1.A161" style:family="table-cell">
      <style:table-cell-properties fo:padding="0.097cm" fo:border-left="0.05pt solid #000000" fo:border-right="none" fo:border-top="none" fo:border-bottom="0.05pt solid #000000"/>
    </style:style>
    <style:style style:name="Таблица1.A162" style:family="table-cell">
      <style:table-cell-properties fo:padding="0.097cm" fo:border-left="0.05pt solid #000000" fo:border-right="none" fo:border-top="none" fo:border-bottom="0.05pt solid #000000"/>
    </style:style>
    <style:style style:name="Таблица1.A163" style:family="table-cell">
      <style:table-cell-properties fo:padding="0.097cm" fo:border-left="0.05pt solid #000000" fo:border-right="none" fo:border-top="none" fo:border-bottom="0.05pt solid #000000"/>
    </style:style>
    <style:style style:name="Таблица1.A164" style:family="table-cell">
      <style:table-cell-properties fo:padding="0.097cm" fo:border-left="0.05pt solid #000000" fo:border-right="none" fo:border-top="none" fo:border-bottom="0.05pt solid #000000"/>
    </style:style>
    <style:style style:name="Таблица1.A165" style:family="table-cell">
      <style:table-cell-properties fo:padding="0.097cm" fo:border-left="0.05pt solid #000000" fo:border-right="none" fo:border-top="none" fo:border-bottom="0.05pt solid #000000"/>
    </style:style>
    <style:style style:name="Таблица1.A166" style:family="table-cell">
      <style:table-cell-properties fo:padding="0.097cm" fo:border-left="0.05pt solid #000000" fo:border-right="none" fo:border-top="none" fo:border-bottom="0.05pt solid #000000"/>
    </style:style>
    <style:style style:name="Таблица1.A167" style:family="table-cell">
      <style:table-cell-properties fo:padding="0.097cm" fo:border-left="0.05pt solid #000000" fo:border-right="none" fo:border-top="none" fo:border-bottom="0.05pt solid #000000"/>
    </style:style>
    <style:style style:name="Таблица1.A168" style:family="table-cell">
      <style:table-cell-properties fo:padding="0.097cm" fo:border-left="0.05pt solid #000000" fo:border-right="none" fo:border-top="none" fo:border-bottom="0.05pt solid #000000"/>
    </style:style>
    <style:style style:name="Таблица1.A169" style:family="table-cell">
      <style:table-cell-properties fo:padding="0.097cm" fo:border-left="0.05pt solid #000000" fo:border-right="none" fo:border-top="none" fo:border-bottom="0.05pt solid #000000"/>
    </style:style>
    <style:style style:name="Таблица1.A170" style:family="table-cell">
      <style:table-cell-properties fo:padding="0.097cm" fo:border-left="0.05pt solid #000000" fo:border-right="none" fo:border-top="none" fo:border-bottom="0.05pt solid #000000"/>
    </style:style>
    <style:style style:name="Таблица1.A171" style:family="table-cell">
      <style:table-cell-properties fo:padding="0.097cm" fo:border-left="0.05pt solid #000000" fo:border-right="none" fo:border-top="none" fo:border-bottom="0.05pt solid #000000"/>
    </style:style>
    <style:style style:name="Таблица1.A172" style:family="table-cell">
      <style:table-cell-properties fo:padding="0.097cm" fo:border-left="0.05pt solid #000000" fo:border-right="none" fo:border-top="none" fo:border-bottom="0.05pt solid #000000"/>
    </style:style>
    <style:style style:name="Таблица1.A173" style:family="table-cell">
      <style:table-cell-properties fo:padding="0.097cm" fo:border-left="0.05pt solid #000000" fo:border-right="none" fo:border-top="none" fo:border-bottom="0.05pt solid #000000"/>
    </style:style>
    <style:style style:name="Таблица1.A174" style:family="table-cell">
      <style:table-cell-properties fo:padding="0.097cm" fo:border-left="0.05pt solid #000000" fo:border-right="none" fo:border-top="none" fo:border-bottom="0.05pt solid #000000"/>
    </style:style>
    <style:style style:name="Таблица1.A175" style:family="table-cell">
      <style:table-cell-properties fo:padding="0.097cm" fo:border-left="0.05pt solid #000000" fo:border-right="none" fo:border-top="none" fo:border-bottom="0.05pt solid #000000"/>
    </style:style>
    <style:style style:name="Таблица1.A176" style:family="table-cell">
      <style:table-cell-properties fo:padding="0.097cm" fo:border-left="0.05pt solid #000000" fo:border-right="none" fo:border-top="none" fo:border-bottom="0.05pt solid #000000"/>
    </style:style>
    <style:style style:name="Таблица1.A177" style:family="table-cell">
      <style:table-cell-properties fo:padding="0.097cm" fo:border-left="0.05pt solid #000000" fo:border-right="none" fo:border-top="none" fo:border-bottom="0.05pt solid #000000"/>
    </style:style>
    <style:style style:name="Таблица1.A178" style:family="table-cell">
      <style:table-cell-properties fo:padding="0.097cm" fo:border-left="0.05pt solid #000000" fo:border-right="none" fo:border-top="none" fo:border-bottom="0.05pt solid #000000"/>
    </style:style>
    <style:style style:name="Таблица1.A179" style:family="table-cell">
      <style:table-cell-properties fo:padding="0.097cm" fo:border-left="0.05pt solid #000000" fo:border-right="none" fo:border-top="none" fo:border-bottom="0.05pt solid #000000"/>
    </style:style>
    <style:style style:name="Таблица1.A180" style:family="table-cell">
      <style:table-cell-properties fo:padding="0.097cm" fo:border-left="0.05pt solid #000000" fo:border-right="none" fo:border-top="none" fo:border-bottom="0.05pt solid #000000"/>
    </style:style>
    <style:style style:name="Таблица1.A181" style:family="table-cell">
      <style:table-cell-properties fo:padding="0.097cm" fo:border-left="0.05pt solid #000000" fo:border-right="none" fo:border-top="none" fo:border-bottom="0.05pt solid #000000"/>
    </style:style>
    <style:style style:name="Таблица1.A182" style:family="table-cell">
      <style:table-cell-properties fo:padding="0.097cm" fo:border-left="0.05pt solid #000000" fo:border-right="none" fo:border-top="none" fo:border-bottom="0.05pt solid #000000"/>
    </style:style>
    <style:style style:name="Таблица1.A183" style:family="table-cell">
      <style:table-cell-properties fo:padding="0.097cm" fo:border-left="0.05pt solid #000000" fo:border-right="none" fo:border-top="none" fo:border-bottom="0.05pt solid #000000"/>
    </style:style>
    <style:style style:name="Таблица1.A184" style:family="table-cell">
      <style:table-cell-properties fo:padding="0.097cm" fo:border-left="0.05pt solid #000000" fo:border-right="none" fo:border-top="none" fo:border-bottom="0.05pt solid #000000"/>
    </style:style>
    <style:style style:name="Таблица1.A185" style:family="table-cell">
      <style:table-cell-properties fo:padding="0.097cm" fo:border-left="0.05pt solid #000000" fo:border-right="none" fo:border-top="none" fo:border-bottom="0.05pt solid #000000"/>
    </style:style>
    <style:style style:name="Таблица1.A186" style:family="table-cell">
      <style:table-cell-properties fo:padding="0.097cm" fo:border-left="0.05pt solid #000000" fo:border-right="none" fo:border-top="none" fo:border-bottom="0.05pt solid #000000"/>
    </style:style>
    <style:style style:name="Таблица1.A187" style:family="table-cell">
      <style:table-cell-properties fo:padding="0.097cm" fo:border-left="0.05pt solid #000000" fo:border-right="none" fo:border-top="none" fo:border-bottom="0.05pt solid #000000"/>
    </style:style>
    <style:style style:name="Таблица1.A188" style:family="table-cell">
      <style:table-cell-properties fo:padding="0.097cm" fo:border-left="0.05pt solid #000000" fo:border-right="none" fo:border-top="none" fo:border-bottom="0.05pt solid #000000"/>
    </style:style>
    <style:style style:name="Таблица1.A189" style:family="table-cell">
      <style:table-cell-properties fo:padding="0.097cm" fo:border-left="0.05pt solid #000000" fo:border-right="none" fo:border-top="none" fo:border-bottom="0.05pt solid #000000"/>
    </style:style>
    <style:style style:name="Таблица1.A190" style:family="table-cell">
      <style:table-cell-properties fo:padding="0.097cm" fo:border-left="0.05pt solid #000000" fo:border-right="none" fo:border-top="none" fo:border-bottom="0.05pt solid #000000"/>
    </style:style>
    <style:style style:name="Таблица1.A191" style:family="table-cell">
      <style:table-cell-properties fo:padding="0.097cm" fo:border-left="0.05pt solid #000000" fo:border-right="none" fo:border-top="none" fo:border-bottom="0.05pt solid #000000"/>
    </style:style>
    <style:style style:name="Таблица1.A192" style:family="table-cell">
      <style:table-cell-properties fo:padding="0.097cm" fo:border-left="0.05pt solid #000000" fo:border-right="none" fo:border-top="none" fo:border-bottom="0.05pt solid #000000"/>
    </style:style>
    <style:style style:name="Таблица1.A193" style:family="table-cell">
      <style:table-cell-properties fo:padding="0.097cm" fo:border-left="0.05pt solid #000000" fo:border-right="none" fo:border-top="none" fo:border-bottom="0.05pt solid #000000"/>
    </style:style>
    <style:style style:name="Таблица1.A194" style:family="table-cell">
      <style:table-cell-properties fo:padding="0.097cm" fo:border-left="0.05pt solid #000000" fo:border-right="none" fo:border-top="none" fo:border-bottom="0.05pt solid #000000"/>
    </style:style>
    <style:style style:name="Таблица1.A195" style:family="table-cell">
      <style:table-cell-properties fo:padding="0.097cm" fo:border-left="0.05pt solid #000000" fo:border-right="none" fo:border-top="none" fo:border-bottom="0.05pt solid #000000"/>
    </style:style>
    <style:style style:name="Таблица1.A196" style:family="table-cell">
      <style:table-cell-properties fo:padding="0.097cm" fo:border-left="0.05pt solid #000000" fo:border-right="none" fo:border-top="none" fo:border-bottom="0.05pt solid #000000"/>
    </style:style>
    <style:style style:name="Таблица1.A197" style:family="table-cell">
      <style:table-cell-properties fo:padding="0.097cm" fo:border-left="0.05pt solid #000000" fo:border-right="none" fo:border-top="none" fo:border-bottom="0.05pt solid #000000"/>
    </style:style>
    <style:style style:name="Таблица1.A198" style:family="table-cell">
      <style:table-cell-properties fo:padding="0.097cm" fo:border-left="0.05pt solid #000000" fo:border-right="none" fo:border-top="none" fo:border-bottom="0.05pt solid #000000"/>
    </style:style>
    <style:style style:name="Таблица1.A199" style:family="table-cell">
      <style:table-cell-properties fo:padding="0.097cm" fo:border-left="0.05pt solid #000000" fo:border-right="none" fo:border-top="none" fo:border-bottom="0.05pt solid #000000"/>
    </style:style>
    <style:style style:name="Таблица1.A200" style:family="table-cell">
      <style:table-cell-properties fo:padding="0.097cm" fo:border-left="0.05pt solid #000000" fo:border-right="none" fo:border-top="none" fo:border-bottom="0.05pt solid #000000"/>
    </style:style>
    <style:style style:name="Таблица1.A201" style:family="table-cell">
      <style:table-cell-properties fo:padding="0.097cm" fo:border-left="0.05pt solid #000000" fo:border-right="none" fo:border-top="none" fo:border-bottom="0.05pt solid #000000"/>
    </style:style>
    <style:style style:name="Таблица1.A202" style:family="table-cell">
      <style:table-cell-properties fo:padding="0.097cm" fo:border-left="0.05pt solid #000000" fo:border-right="none" fo:border-top="none" fo:border-bottom="0.05pt solid #000000"/>
    </style:style>
    <style:style style:name="Таблица1.A203" style:family="table-cell">
      <style:table-cell-properties fo:padding="0.097cm" fo:border-left="0.05pt solid #000000" fo:border-right="none" fo:border-top="none" fo:border-bottom="0.05pt solid #000000"/>
    </style:style>
    <style:style style:name="Таблица1.A204" style:family="table-cell">
      <style:table-cell-properties fo:padding="0.097cm" fo:border-left="0.05pt solid #000000" fo:border-right="none" fo:border-top="none" fo:border-bottom="0.05pt solid #000000"/>
    </style:style>
    <style:style style:name="Таблица1.A205" style:family="table-cell">
      <style:table-cell-properties fo:padding="0.097cm" fo:border-left="0.05pt solid #000000" fo:border-right="none" fo:border-top="none" fo:border-bottom="0.05pt solid #000000"/>
    </style:style>
    <style:style style:name="Таблица1.A206" style:family="table-cell">
      <style:table-cell-properties fo:padding="0.097cm" fo:border-left="0.05pt solid #000000" fo:border-right="none" fo:border-top="none" fo:border-bottom="0.05pt solid #000000"/>
    </style:style>
    <style:style style:name="Таблица1.A207" style:family="table-cell">
      <style:table-cell-properties fo:padding="0.097cm" fo:border-left="0.05pt solid #000000" fo:border-right="none" fo:border-top="none" fo:border-bottom="0.05pt solid #000000"/>
    </style:style>
    <style:style style:name="Таблица1.A208" style:family="table-cell">
      <style:table-cell-properties fo:padding="0.097cm" fo:border-left="0.05pt solid #000000" fo:border-right="none" fo:border-top="none" fo:border-bottom="0.05pt solid #000000"/>
    </style:style>
    <style:style style:name="Таблица1.A209" style:family="table-cell">
      <style:table-cell-properties fo:padding="0.097cm" fo:border-left="0.05pt solid #000000" fo:border-right="none" fo:border-top="none" fo:border-bottom="0.05pt solid #000000"/>
    </style:style>
    <style:style style:name="Таблица1.A210" style:family="table-cell">
      <style:table-cell-properties fo:padding="0.097cm" fo:border-left="0.05pt solid #000000" fo:border-right="none" fo:border-top="none" fo:border-bottom="0.05pt solid #000000"/>
    </style:style>
    <style:style style:name="Таблица1.A211" style:family="table-cell">
      <style:table-cell-properties fo:padding="0.097cm" fo:border-left="0.05pt solid #000000" fo:border-right="none" fo:border-top="none" fo:border-bottom="0.05pt solid #000000"/>
    </style:style>
    <style:style style:name="Таблица1.A212" style:family="table-cell">
      <style:table-cell-properties fo:padding="0.097cm" fo:border-left="0.05pt solid #000000" fo:border-right="none" fo:border-top="none" fo:border-bottom="0.05pt solid #000000"/>
    </style:style>
    <style:style style:name="Таблица1.A213" style:family="table-cell">
      <style:table-cell-properties fo:padding="0.097cm" fo:border-left="0.05pt solid #000000" fo:border-right="none" fo:border-top="none" fo:border-bottom="0.05pt solid #000000"/>
    </style:style>
    <style:style style:name="Таблица1.A214" style:family="table-cell">
      <style:table-cell-properties fo:padding="0.097cm" fo:border-left="0.05pt solid #000000" fo:border-right="none" fo:border-top="none" fo:border-bottom="0.05pt solid #000000"/>
    </style:style>
    <style:style style:name="Таблица1.A215" style:family="table-cell">
      <style:table-cell-properties fo:padding="0.097cm" fo:border-left="0.05pt solid #000000" fo:border-right="none" fo:border-top="none" fo:border-bottom="0.05pt solid #000000"/>
    </style:style>
    <style:style style:name="Таблица1.A216" style:family="table-cell">
      <style:table-cell-properties fo:padding="0.097cm" fo:border-left="0.05pt solid #000000" fo:border-right="none" fo:border-top="none" fo:border-bottom="0.05pt solid #000000"/>
    </style:style>
    <style:style style:name="Таблица1.A217" style:family="table-cell">
      <style:table-cell-properties fo:padding="0.097cm" fo:border-left="0.05pt solid #000000" fo:border-right="none" fo:border-top="none" fo:border-bottom="0.05pt solid #000000"/>
    </style:style>
    <style:style style:name="Таблица1.A218" style:family="table-cell">
      <style:table-cell-properties fo:padding="0.097cm" fo:border-left="0.05pt solid #000000" fo:border-right="none" fo:border-top="none" fo:border-bottom="0.05pt solid #000000"/>
    </style:style>
    <style:style style:name="Таблица1.A219" style:family="table-cell">
      <style:table-cell-properties fo:padding="0.097cm" fo:border-left="0.05pt solid #000000" fo:border-right="none" fo:border-top="none" fo:border-bottom="0.05pt solid #000000"/>
    </style:style>
    <style:style style:name="Таблица1.A220" style:family="table-cell">
      <style:table-cell-properties fo:padding="0.097cm" fo:border-left="0.05pt solid #000000" fo:border-right="none" fo:border-top="none" fo:border-bottom="0.05pt solid #000000"/>
    </style:style>
    <style:style style:name="Таблица1.A221" style:family="table-cell">
      <style:table-cell-properties fo:padding="0.097cm" fo:border-left="0.05pt solid #000000" fo:border-right="none" fo:border-top="none" fo:border-bottom="0.05pt solid #000000"/>
    </style:style>
    <style:style style:name="Таблица1.A222" style:family="table-cell">
      <style:table-cell-properties fo:padding="0.097cm" fo:border-left="0.05pt solid #000000" fo:border-right="none" fo:border-top="none" fo:border-bottom="0.05pt solid #000000"/>
    </style:style>
    <style:style style:name="Таблица1.A223" style:family="table-cell">
      <style:table-cell-properties fo:padding="0.097cm" fo:border-left="0.05pt solid #000000" fo:border-right="none" fo:border-top="none" fo:border-bottom="0.05pt solid #000000"/>
    </style:style>
    <style:style style:name="Таблица1.A224" style:family="table-cell">
      <style:table-cell-properties fo:padding="0.097cm" fo:border-left="0.05pt solid #000000" fo:border-right="none" fo:border-top="none" fo:border-bottom="0.05pt solid #000000"/>
    </style:style>
    <style:style style:name="Таблица1.A225" style:family="table-cell">
      <style:table-cell-properties fo:padding="0.097cm" fo:border-left="0.05pt solid #000000" fo:border-right="none" fo:border-top="none" fo:border-bottom="0.05pt solid #000000"/>
    </style:style>
    <style:style style:name="Таблица1.A226" style:family="table-cell">
      <style:table-cell-properties fo:padding="0.097cm" fo:border-left="0.05pt solid #000000" fo:border-right="none" fo:border-top="none" fo:border-bottom="0.05pt solid #000000"/>
    </style:style>
    <style:style style:name="Таблица1.A227" style:family="table-cell">
      <style:table-cell-properties fo:padding="0.097cm" fo:border-left="0.05pt solid #000000" fo:border-right="none" fo:border-top="none" fo:border-bottom="0.05pt solid #000000"/>
    </style:style>
    <style:style style:name="Таблица1.A228" style:family="table-cell">
      <style:table-cell-properties fo:padding="0.097cm" fo:border-left="0.05pt solid #000000" fo:border-right="none" fo:border-top="none" fo:border-bottom="0.05pt solid #000000"/>
    </style:style>
    <style:style style:name="Таблица1.A229" style:family="table-cell">
      <style:table-cell-properties fo:padding="0.097cm" fo:border-left="0.05pt solid #000000" fo:border-right="none" fo:border-top="none" fo:border-bottom="0.05pt solid #000000"/>
    </style:style>
    <style:style style:name="Таблица1.A230" style:family="table-cell">
      <style:table-cell-properties fo:padding="0.097cm" fo:border-left="0.05pt solid #000000" fo:border-right="none" fo:border-top="none" fo:border-bottom="0.05pt solid #000000"/>
    </style:style>
    <style:style style:name="Таблица1.A231" style:family="table-cell">
      <style:table-cell-properties fo:padding="0.097cm" fo:border-left="0.05pt solid #000000" fo:border-right="none" fo:border-top="none" fo:border-bottom="0.05pt solid #000000"/>
    </style:style>
    <style:style style:name="Таблица1.A232" style:family="table-cell">
      <style:table-cell-properties fo:padding="0.097cm" fo:border-left="0.05pt solid #000000" fo:border-right="none" fo:border-top="none" fo:border-bottom="0.05pt solid #000000"/>
    </style:style>
    <style:style style:name="Таблица1.A233" style:family="table-cell">
      <style:table-cell-properties fo:padding="0.097cm" fo:border-left="0.05pt solid #000000" fo:border-right="none" fo:border-top="none" fo:border-bottom="0.05pt solid #000000"/>
    </style:style>
    <style:style style:name="Таблица1.A234" style:family="table-cell">
      <style:table-cell-properties fo:padding="0.097cm" fo:border-left="0.05pt solid #000000" fo:border-right="none" fo:border-top="none" fo:border-bottom="0.05pt solid #000000"/>
    </style:style>
    <style:style style:name="Таблица1.A235" style:family="table-cell">
      <style:table-cell-properties fo:padding="0.097cm" fo:border-left="0.05pt solid #000000" fo:border-right="none" fo:border-top="none" fo:border-bottom="0.05pt solid #000000"/>
    </style:style>
    <style:style style:name="Таблица1.A236" style:family="table-cell">
      <style:table-cell-properties fo:padding="0.097cm" fo:border-left="0.05pt solid #000000" fo:border-right="none" fo:border-top="none" fo:border-bottom="0.05pt solid #000000"/>
    </style:style>
    <style:style style:name="Таблица1.A237" style:family="table-cell">
      <style:table-cell-properties fo:padding="0.097cm" fo:border-left="0.05pt solid #000000" fo:border-right="none" fo:border-top="none" fo:border-bottom="0.05pt solid #000000"/>
    </style:style>
    <style:style style:name="Таблица1.A238" style:family="table-cell">
      <style:table-cell-properties fo:padding="0.097cm" fo:border-left="0.05pt solid #000000" fo:border-right="none" fo:border-top="none" fo:border-bottom="0.05pt solid #000000"/>
    </style:style>
    <style:style style:name="Таблица1.A239" style:family="table-cell">
      <style:table-cell-properties fo:padding="0.097cm" fo:border-left="0.05pt solid #000000" fo:border-right="none" fo:border-top="none" fo:border-bottom="0.05pt solid #000000"/>
    </style:style>
    <style:style style:name="Таблица1.A240" style:family="table-cell">
      <style:table-cell-properties fo:padding="0.097cm" fo:border-left="0.05pt solid #000000" fo:border-right="none" fo:border-top="none" fo:border-bottom="0.05pt solid #000000"/>
    </style:style>
    <style:style style:name="Таблица1.A241" style:family="table-cell">
      <style:table-cell-properties fo:padding="0.097cm" fo:border-left="0.05pt solid #000000" fo:border-right="none" fo:border-top="none" fo:border-bottom="0.05pt solid #000000"/>
    </style:style>
    <style:style style:name="Таблица1.A242" style:family="table-cell">
      <style:table-cell-properties fo:padding="0.097cm" fo:border-left="0.05pt solid #000000" fo:border-right="none" fo:border-top="none" fo:border-bottom="0.05pt solid #000000"/>
    </style:style>
    <style:style style:name="Таблица1.A243" style:family="table-cell">
      <style:table-cell-properties fo:padding="0.097cm" fo:border-left="0.05pt solid #000000" fo:border-right="none" fo:border-top="none" fo:border-bottom="0.05pt solid #000000"/>
    </style:style>
    <style:style style:name="Таблица1.A244" style:family="table-cell">
      <style:table-cell-properties fo:padding="0.097cm" fo:border-left="0.05pt solid #000000" fo:border-right="none" fo:border-top="none" fo:border-bottom="0.05pt solid #000000"/>
    </style:style>
    <style:style style:name="Таблица1.A245" style:family="table-cell">
      <style:table-cell-properties fo:padding="0.097cm" fo:border-left="0.05pt solid #000000" fo:border-right="none" fo:border-top="none" fo:border-bottom="0.05pt solid #000000"/>
    </style:style>
    <style:style style:name="Таблица1.A246" style:family="table-cell">
      <style:table-cell-properties fo:padding="0.097cm" fo:border-left="0.05pt solid #000000" fo:border-right="none" fo:border-top="none" fo:border-bottom="0.05pt solid #000000"/>
    </style:style>
    <style:style style:name="Таблица1.A247" style:family="table-cell">
      <style:table-cell-properties fo:padding="0.097cm" fo:border-left="0.05pt solid #000000" fo:border-right="none" fo:border-top="none" fo:border-bottom="0.05pt solid #000000"/>
    </style:style>
    <style:style style:name="Таблица1.A248" style:family="table-cell">
      <style:table-cell-properties fo:padding="0.097cm" fo:border-left="0.05pt solid #000000" fo:border-right="none" fo:border-top="none" fo:border-bottom="0.05pt solid #000000"/>
    </style:style>
    <style:style style:name="Таблица1.A249" style:family="table-cell">
      <style:table-cell-properties fo:padding="0.097cm" fo:border-left="0.05pt solid #000000" fo:border-right="none" fo:border-top="none" fo:border-bottom="0.05pt solid #000000"/>
    </style:style>
    <style:style style:name="Таблица1.A250" style:family="table-cell">
      <style:table-cell-properties fo:padding="0.097cm" fo:border-left="0.05pt solid #000000" fo:border-right="none" fo:border-top="none" fo:border-bottom="0.05pt solid #000000"/>
    </style:style>
    <style:style style:name="Таблица1.A251" style:family="table-cell">
      <style:table-cell-properties fo:padding="0.097cm" fo:border-left="0.05pt solid #000000" fo:border-right="none" fo:border-top="none" fo:border-bottom="0.05pt solid #000000"/>
    </style:style>
    <style:style style:name="Таблица1.A252" style:family="table-cell">
      <style:table-cell-properties fo:padding="0.097cm" fo:border-left="0.05pt solid #000000" fo:border-right="none" fo:border-top="none" fo:border-bottom="0.05pt solid #000000"/>
    </style:style>
    <style:style style:name="Таблица1.A253" style:family="table-cell">
      <style:table-cell-properties fo:padding="0.097cm" fo:border-left="0.05pt solid #000000" fo:border-right="none" fo:border-top="none" fo:border-bottom="0.05pt solid #000000"/>
    </style:style>
    <style:style style:name="Таблица1.A254" style:family="table-cell">
      <style:table-cell-properties fo:padding="0.097cm" fo:border-left="0.05pt solid #000000" fo:border-right="none" fo:border-top="none" fo:border-bottom="0.05pt solid #000000"/>
    </style:style>
    <style:style style:name="Таблица1.A255" style:family="table-cell">
      <style:table-cell-properties fo:padding="0.097cm" fo:border-left="0.05pt solid #000000" fo:border-right="none" fo:border-top="none" fo:border-bottom="0.05pt solid #000000"/>
    </style:style>
    <style:style style:name="Таблица1.A256" style:family="table-cell">
      <style:table-cell-properties fo:padding="0.097cm" fo:border-left="0.05pt solid #000000" fo:border-right="none" fo:border-top="none" fo:border-bottom="0.05pt solid #000000"/>
    </style:style>
    <style:style style:name="Таблица1.A257" style:family="table-cell">
      <style:table-cell-properties fo:padding="0.097cm" fo:border-left="0.05pt solid #000000" fo:border-right="none" fo:border-top="none" fo:border-bottom="0.05pt solid #000000"/>
    </style:style>
    <style:style style:name="Таблица1.A258" style:family="table-cell">
      <style:table-cell-properties fo:padding="0.097cm" fo:border-left="0.05pt solid #000000" fo:border-right="none" fo:border-top="none" fo:border-bottom="0.05pt solid #000000"/>
    </style:style>
    <style:style style:name="Таблица1.A259" style:family="table-cell">
      <style:table-cell-properties fo:padding="0.097cm" fo:border-left="0.05pt solid #000000" fo:border-right="none" fo:border-top="none" fo:border-bottom="0.05pt solid #000000"/>
    </style:style>
    <style:style style:name="Таблица1.A260" style:family="table-cell">
      <style:table-cell-properties fo:padding="0.097cm" fo:border-left="0.05pt solid #000000" fo:border-right="none" fo:border-top="none" fo:border-bottom="0.05pt solid #000000"/>
    </style:style>
    <style:style style:name="Таблица1.A261" style:family="table-cell">
      <style:table-cell-properties fo:padding="0.097cm" fo:border-left="0.05pt solid #000000" fo:border-right="none" fo:border-top="none" fo:border-bottom="0.05pt solid #000000"/>
    </style:style>
    <style:style style:name="Таблица1.A262" style:family="table-cell">
      <style:table-cell-properties fo:padding="0.097cm" fo:border-left="0.05pt solid #000000" fo:border-right="none" fo:border-top="none" fo:border-bottom="0.05pt solid #000000"/>
    </style:style>
    <style:style style:name="Таблица1.A263" style:family="table-cell">
      <style:table-cell-properties fo:padding="0.097cm" fo:border-left="0.05pt solid #000000" fo:border-right="none" fo:border-top="none" fo:border-bottom="0.05pt solid #000000"/>
    </style:style>
    <style:style style:name="Таблица1.A264" style:family="table-cell">
      <style:table-cell-properties fo:padding="0.097cm" fo:border-left="0.05pt solid #000000" fo:border-right="none" fo:border-top="none" fo:border-bottom="0.05pt solid #000000"/>
    </style:style>
    <style:style style:name="Таблица1.A265" style:family="table-cell">
      <style:table-cell-properties fo:padding="0.097cm" fo:border-left="0.05pt solid #000000" fo:border-right="none" fo:border-top="none" fo:border-bottom="0.05pt solid #000000"/>
    </style:style>
    <style:style style:name="Таблица1.A266" style:family="table-cell">
      <style:table-cell-properties fo:padding="0.097cm" fo:border-left="0.05pt solid #000000" fo:border-right="none" fo:border-top="none" fo:border-bottom="0.05pt solid #000000"/>
    </style:style>
    <style:style style:name="Таблица1.A267" style:family="table-cell">
      <style:table-cell-properties fo:padding="0.097cm" fo:border-left="0.05pt solid #000000" fo:border-right="none" fo:border-top="none" fo:border-bottom="0.05pt solid #000000"/>
    </style:style>
    <style:style style:name="Таблица1.A268" style:family="table-cell">
      <style:table-cell-properties fo:padding="0.097cm" fo:border-left="0.05pt solid #000000" fo:border-right="none" fo:border-top="none" fo:border-bottom="0.05pt solid #000000"/>
    </style:style>
    <style:style style:name="Таблица1.A269" style:family="table-cell">
      <style:table-cell-properties fo:padding="0.097cm" fo:border-left="0.05pt solid #000000" fo:border-right="none" fo:border-top="none" fo:border-bottom="0.05pt solid #000000"/>
    </style:style>
    <style:style style:name="Таблица1.A270" style:family="table-cell">
      <style:table-cell-properties fo:padding="0.097cm" fo:border-left="0.05pt solid #000000" fo:border-right="none" fo:border-top="none" fo:border-bottom="0.05pt solid #000000"/>
    </style:style>
    <style:style style:name="Таблица1.A271" style:family="table-cell">
      <style:table-cell-properties fo:padding="0.097cm" fo:border-left="0.05pt solid #000000" fo:border-right="none" fo:border-top="none" fo:border-bottom="0.05pt solid #000000"/>
    </style:style>
    <style:style style:name="Таблица1.A272" style:family="table-cell">
      <style:table-cell-properties fo:padding="0.097cm" fo:border-left="0.05pt solid #000000" fo:border-right="none" fo:border-top="none" fo:border-bottom="0.05pt solid #000000"/>
    </style:style>
    <style:style style:name="Таблица1.A273" style:family="table-cell">
      <style:table-cell-properties fo:padding="0.097cm" fo:border-left="0.05pt solid #000000" fo:border-right="none" fo:border-top="none" fo:border-bottom="0.05pt solid #000000"/>
    </style:style>
    <style:style style:name="Таблица1.A274" style:family="table-cell">
      <style:table-cell-properties fo:padding="0.097cm" fo:border-left="0.05pt solid #000000" fo:border-right="none" fo:border-top="none" fo:border-bottom="0.05pt solid #000000"/>
    </style:style>
    <style:style style:name="Таблица1.A275" style:family="table-cell">
      <style:table-cell-properties fo:padding="0.097cm" fo:border-left="0.05pt solid #000000" fo:border-right="none" fo:border-top="none" fo:border-bottom="0.05pt solid #000000"/>
    </style:style>
    <style:style style:name="Таблица1.A276" style:family="table-cell">
      <style:table-cell-properties fo:padding="0.097cm" fo:border-left="0.05pt solid #000000" fo:border-right="none" fo:border-top="none" fo:border-bottom="0.05pt solid #000000"/>
    </style:style>
    <style:style style:name="Таблица1.A277" style:family="table-cell">
      <style:table-cell-properties fo:padding="0.097cm" fo:border-left="0.05pt solid #000000" fo:border-right="none" fo:border-top="none" fo:border-bottom="0.05pt solid #000000"/>
    </style:style>
    <style:style style:name="Таблица1.A278" style:family="table-cell">
      <style:table-cell-properties fo:padding="0.097cm" fo:border-left="0.05pt solid #000000" fo:border-right="none" fo:border-top="none" fo:border-bottom="0.05pt solid #000000"/>
    </style:style>
    <style:style style:name="Таблица1.A279" style:family="table-cell">
      <style:table-cell-properties fo:padding="0.097cm" fo:border-left="0.05pt solid #000000" fo:border-right="none" fo:border-top="none" fo:border-bottom="0.05pt solid #000000"/>
    </style:style>
    <style:style style:name="Таблица1.A280" style:family="table-cell">
      <style:table-cell-properties fo:padding="0.097cm" fo:border-left="0.05pt solid #000000" fo:border-right="none" fo:border-top="none" fo:border-bottom="0.05pt solid #000000"/>
    </style:style>
    <style:style style:name="Таблица1.A281" style:family="table-cell">
      <style:table-cell-properties fo:padding="0.097cm" fo:border-left="0.05pt solid #000000" fo:border-right="none" fo:border-top="none" fo:border-bottom="0.05pt solid #000000"/>
    </style:style>
    <style:style style:name="Таблица1.A282" style:family="table-cell">
      <style:table-cell-properties fo:padding="0.097cm" fo:border-left="0.05pt solid #000000" fo:border-right="none" fo:border-top="none" fo:border-bottom="0.05pt solid #000000"/>
    </style:style>
    <style:style style:name="Таблица1.A283" style:family="table-cell">
      <style:table-cell-properties fo:padding="0.097cm" fo:border-left="0.05pt solid #000000" fo:border-right="none" fo:border-top="none" fo:border-bottom="0.05pt solid #000000"/>
    </style:style>
    <style:style style:name="Таблица1.A284" style:family="table-cell">
      <style:table-cell-properties fo:padding="0.097cm" fo:border-left="0.05pt solid #000000" fo:border-right="none" fo:border-top="none" fo:border-bottom="0.05pt solid #000000"/>
    </style:style>
    <style:style style:name="Таблица1.A285" style:family="table-cell">
      <style:table-cell-properties fo:padding="0.097cm" fo:border-left="0.05pt solid #000000" fo:border-right="none" fo:border-top="none" fo:border-bottom="0.05pt solid #000000"/>
    </style:style>
    <style:style style:name="Таблица1.A286" style:family="table-cell">
      <style:table-cell-properties fo:padding="0.097cm" fo:border-left="0.05pt solid #000000" fo:border-right="none" fo:border-top="none" fo:border-bottom="0.05pt solid #000000"/>
    </style:style>
    <style:style style:name="Таблица1.A287" style:family="table-cell">
      <style:table-cell-properties fo:padding="0.097cm" fo:border-left="0.05pt solid #000000" fo:border-right="none" fo:border-top="none" fo:border-bottom="0.05pt solid #000000"/>
    </style:style>
    <style:style style:name="Таблица1.A288" style:family="table-cell">
      <style:table-cell-properties fo:padding="0.097cm" fo:border-left="0.05pt solid #000000" fo:border-right="none" fo:border-top="none" fo:border-bottom="0.05pt solid #000000"/>
    </style:style>
    <style:style style:name="Таблица1.A289" style:family="table-cell">
      <style:table-cell-properties fo:padding="0.097cm" fo:border-left="0.05pt solid #000000" fo:border-right="none" fo:border-top="none" fo:border-bottom="0.05pt solid #000000"/>
    </style:style>
    <style:style style:name="Таблица1.A290" style:family="table-cell">
      <style:table-cell-properties fo:padding="0.097cm" fo:border-left="0.05pt solid #000000" fo:border-right="none" fo:border-top="none" fo:border-bottom="0.05pt solid #000000"/>
    </style:style>
    <style:style style:name="Таблица1.A291" style:family="table-cell">
      <style:table-cell-properties fo:padding="0.097cm" fo:border-left="0.05pt solid #000000" fo:border-right="none" fo:border-top="none" fo:border-bottom="0.05pt solid #000000"/>
    </style:style>
    <style:style style:name="Таблица1.A292" style:family="table-cell">
      <style:table-cell-properties fo:padding="0.097cm" fo:border-left="0.05pt solid #000000" fo:border-right="none" fo:border-top="none" fo:border-bottom="0.05pt solid #000000"/>
    </style:style>
    <style:style style:name="Таблица1.A293" style:family="table-cell">
      <style:table-cell-properties fo:padding="0.097cm" fo:border-left="0.05pt solid #000000" fo:border-right="none" fo:border-top="none" fo:border-bottom="0.05pt solid #000000"/>
    </style:style>
    <style:style style:name="Таблица1.A294" style:family="table-cell">
      <style:table-cell-properties fo:padding="0.097cm" fo:border-left="0.05pt solid #000000" fo:border-right="none" fo:border-top="none" fo:border-bottom="0.05pt solid #000000"/>
    </style:style>
    <style:style style:name="Таблица1.A295" style:family="table-cell">
      <style:table-cell-properties fo:padding="0.097cm" fo:border-left="0.05pt solid #000000" fo:border-right="none" fo:border-top="none" fo:border-bottom="0.05pt solid #000000"/>
    </style:style>
    <style:style style:name="Таблица1.A296" style:family="table-cell">
      <style:table-cell-properties fo:padding="0.097cm" fo:border-left="0.05pt solid #000000" fo:border-right="none" fo:border-top="none" fo:border-bottom="0.05pt solid #000000"/>
    </style:style>
    <style:style style:name="Таблица1.A297" style:family="table-cell">
      <style:table-cell-properties fo:padding="0.097cm" fo:border-left="0.05pt solid #000000" fo:border-right="none" fo:border-top="none" fo:border-bottom="0.05pt solid #000000"/>
    </style:style>
    <style:style style:name="Таблица1.A298" style:family="table-cell">
      <style:table-cell-properties fo:padding="0.097cm" fo:border-left="0.05pt solid #000000" fo:border-right="none" fo:border-top="none" fo:border-bottom="0.05pt solid #000000"/>
    </style:style>
    <style:style style:name="Таблица1.A299" style:family="table-cell">
      <style:table-cell-properties fo:padding="0.097cm" fo:border-left="0.05pt solid #000000" fo:border-right="none" fo:border-top="none" fo:border-bottom="0.05pt solid #000000"/>
    </style:style>
    <style:style style:name="Таблица1.A300" style:family="table-cell">
      <style:table-cell-properties fo:padding="0.097cm" fo:border-left="0.05pt solid #000000" fo:border-right="none" fo:border-top="none" fo:border-bottom="0.05pt solid #000000"/>
    </style:style>
    <style:style style:name="Таблица1.A301" style:family="table-cell">
      <style:table-cell-properties fo:padding="0.097cm" fo:border-left="0.05pt solid #000000" fo:border-right="none" fo:border-top="none" fo:border-bottom="0.05pt solid #000000"/>
    </style:style>
    <style:style style:name="Таблица1.A302" style:family="table-cell">
      <style:table-cell-properties fo:padding="0.097cm" fo:border-left="0.05pt solid #000000" fo:border-right="none" fo:border-top="none" fo:border-bottom="0.05pt solid #000000"/>
    </style:style>
    <style:style style:name="Таблица1.A303" style:family="table-cell">
      <style:table-cell-properties fo:padding="0.097cm" fo:border-left="0.05pt solid #000000" fo:border-right="none" fo:border-top="none" fo:border-bottom="0.05pt solid #000000"/>
    </style:style>
    <style:style style:name="Таблица1.A304" style:family="table-cell">
      <style:table-cell-properties fo:padding="0.097cm" fo:border-left="0.05pt solid #000000" fo:border-right="none" fo:border-top="none" fo:border-bottom="0.05pt solid #000000"/>
    </style:style>
    <style:style style:name="Таблица1.A305" style:family="table-cell">
      <style:table-cell-properties fo:padding="0.097cm" fo:border-left="0.05pt solid #000000" fo:border-right="none" fo:border-top="none" fo:border-bottom="0.05pt solid #000000"/>
    </style:style>
    <style:style style:name="Таблица1.A306" style:family="table-cell">
      <style:table-cell-properties fo:padding="0.097cm" fo:border-left="0.05pt solid #000000" fo:border-right="none" fo:border-top="none" fo:border-bottom="0.05pt solid #000000"/>
    </style:style>
    <style:style style:name="Таблица1.A307" style:family="table-cell">
      <style:table-cell-properties fo:padding="0.097cm" fo:border-left="0.05pt solid #000000" fo:border-right="none" fo:border-top="none" fo:border-bottom="0.05pt solid #000000"/>
    </style:style>
    <style:style style:name="Таблица1.A308" style:family="table-cell">
      <style:table-cell-properties fo:padding="0.097cm" fo:border-left="0.05pt solid #000000" fo:border-right="none" fo:border-top="none" fo:border-bottom="0.05pt solid #000000"/>
    </style:style>
    <style:style style:name="Таблица1.A309" style:family="table-cell">
      <style:table-cell-properties fo:padding="0.097cm" fo:border-left="0.05pt solid #000000" fo:border-right="none" fo:border-top="none" fo:border-bottom="0.05pt solid #000000"/>
    </style:style>
    <style:style style:name="Таблица1.A310" style:family="table-cell">
      <style:table-cell-properties fo:padding="0.097cm" fo:border-left="0.05pt solid #000000" fo:border-right="none" fo:border-top="none" fo:border-bottom="0.05pt solid #000000"/>
    </style:style>
    <style:style style:name="Таблица1.A311" style:family="table-cell">
      <style:table-cell-properties fo:padding="0.097cm" fo:border-left="0.05pt solid #000000" fo:border-right="none" fo:border-top="none" fo:border-bottom="0.05pt solid #000000"/>
    </style:style>
    <style:style style:name="Таблица1.312" style:family="table-row">
      <style:table-row-properties style:min-row-height="1.916cm"/>
    </style:style>
    <style:style style:name="Таблица1.A312" style:family="table-cell">
      <style:table-cell-properties fo:padding="0.097cm" fo:border-left="0.05pt solid #000000" fo:border-right="none" fo:border-top="none" fo:border-bottom="0.05pt solid #000000"/>
    </style:style>
    <style:style style:name="Таблица1.A313" style:family="table-cell">
      <style:table-cell-properties fo:padding="0.097cm" fo:border-left="0.05pt solid #000000" fo:border-right="none" fo:border-top="none" fo:border-bottom="0.05pt solid #000000"/>
    </style:style>
    <style:style style:name="Таблица1.A314" style:family="table-cell">
      <style:table-cell-properties fo:padding="0.097cm" fo:border-left="0.05pt solid #000000" fo:border-right="none" fo:border-top="none" fo:border-bottom="0.05pt solid #000000"/>
    </style:style>
    <style:style style:name="Таблица1.A315" style:family="table-cell">
      <style:table-cell-properties fo:padding="0.097cm" fo:border-left="0.05pt solid #000000" fo:border-right="none" fo:border-top="none" fo:border-bottom="0.05pt solid #000000"/>
    </style:style>
    <style:style style:name="Таблица1.A316" style:family="table-cell">
      <style:table-cell-properties fo:padding="0.097cm" fo:border-left="0.05pt solid #000000" fo:border-right="none" fo:border-top="none" fo:border-bottom="0.05pt solid #000000"/>
    </style:style>
    <style:style style:name="Таблица1.A317" style:family="table-cell">
      <style:table-cell-properties fo:padding="0.097cm" fo:border-left="0.05pt solid #000000" fo:border-right="none" fo:border-top="none" fo:border-bottom="0.05pt solid #000000"/>
    </style:style>
    <style:style style:name="Таблица1.A318" style:family="table-cell">
      <style:table-cell-properties fo:padding="0.097cm" fo:border-left="0.05pt solid #000000" fo:border-right="none" fo:border-top="none" fo:border-bottom="0.05pt solid #000000"/>
    </style:style>
    <style:style style:name="Таблица1.A319" style:family="table-cell">
      <style:table-cell-properties fo:padding="0.097cm" fo:border-left="0.05pt solid #000000" fo:border-right="none" fo:border-top="none" fo:border-bottom="0.05pt solid #000000"/>
    </style:style>
    <style:style style:name="Таблица1.A320" style:family="table-cell">
      <style:table-cell-properties fo:padding="0.097cm" fo:border-left="0.05pt solid #000000" fo:border-right="none" fo:border-top="none" fo:border-bottom="0.05pt solid #000000"/>
    </style:style>
    <style:style style:name="Таблица1.A321" style:family="table-cell">
      <style:table-cell-properties fo:padding="0.097cm" fo:border-left="0.05pt solid #000000" fo:border-right="none" fo:border-top="none" fo:border-bottom="0.05pt solid #000000"/>
    </style:style>
    <style:style style:name="Таблица1.A322" style:family="table-cell">
      <style:table-cell-properties fo:padding="0.097cm" fo:border-left="0.05pt solid #000000" fo:border-right="none" fo:border-top="none" fo:border-bottom="0.05pt solid #000000"/>
    </style:style>
    <style:style style:name="Таблица1.A323" style:family="table-cell">
      <style:table-cell-properties fo:padding="0.097cm" fo:border-left="0.05pt solid #000000" fo:border-right="none" fo:border-top="none" fo:border-bottom="0.05pt solid #000000"/>
    </style:style>
    <style:style style:name="Таблица1.A324" style:family="table-cell">
      <style:table-cell-properties fo:padding="0.097cm" fo:border-left="0.05pt solid #000000" fo:border-right="none" fo:border-top="none" fo:border-bottom="0.05pt solid #000000"/>
    </style:style>
    <style:style style:name="Таблица1.A325" style:family="table-cell">
      <style:table-cell-properties fo:padding="0.097cm" fo:border-left="0.05pt solid #000000" fo:border-right="none" fo:border-top="none" fo:border-bottom="0.05pt solid #000000"/>
    </style:style>
    <style:style style:name="Таблица1.A326" style:family="table-cell">
      <style:table-cell-properties fo:padding="0.097cm" fo:border-left="0.05pt solid #000000" fo:border-right="none" fo:border-top="none" fo:border-bottom="0.05pt solid #000000"/>
    </style:style>
    <style:style style:name="Таблица1.A327" style:family="table-cell">
      <style:table-cell-properties fo:padding="0.097cm" fo:border-left="0.05pt solid #000000" fo:border-right="none" fo:border-top="none" fo:border-bottom="0.05pt solid #000000"/>
    </style:style>
    <style:style style:name="Таблица1.A328" style:family="table-cell">
      <style:table-cell-properties fo:padding="0.097cm" fo:border-left="0.05pt solid #000000" fo:border-right="none" fo:border-top="none" fo:border-bottom="0.05pt solid #000000"/>
    </style:style>
    <style:style style:name="Таблица1.A329" style:family="table-cell">
      <style:table-cell-properties fo:padding="0.097cm" fo:border-left="0.05pt solid #000000" fo:border-right="none" fo:border-top="none" fo:border-bottom="0.05pt solid #000000"/>
    </style:style>
    <style:style style:name="Таблица1.A330" style:family="table-cell">
      <style:table-cell-properties fo:padding="0.097cm" fo:border-left="0.05pt solid #000000" fo:border-right="none" fo:border-top="none" fo:border-bottom="0.05pt solid #000000"/>
    </style:style>
    <style:style style:name="Таблица1.A331" style:family="table-cell">
      <style:table-cell-properties fo:padding="0.097cm" fo:border-left="0.05pt solid #000000" fo:border-right="none" fo:border-top="none" fo:border-bottom="0.05pt solid #000000"/>
    </style:style>
    <style:style style:name="Таблица1.A332" style:family="table-cell">
      <style:table-cell-properties fo:padding="0.097cm" fo:border-left="0.05pt solid #000000" fo:border-right="none" fo:border-top="none" fo:border-bottom="0.05pt solid #000000"/>
    </style:style>
    <style:style style:name="Таблица1.A333" style:family="table-cell">
      <style:table-cell-properties fo:padding="0.097cm" fo:border-left="0.05pt solid #000000" fo:border-right="none" fo:border-top="none" fo:border-bottom="0.05pt solid #000000"/>
    </style:style>
    <style:style style:name="Таблица1.A334" style:family="table-cell">
      <style:table-cell-properties fo:padding="0.097cm" fo:border-left="0.05pt solid #000000" fo:border-right="none" fo:border-top="none" fo:border-bottom="0.05pt solid #000000"/>
    </style:style>
    <style:style style:name="Таблица1.A335" style:family="table-cell">
      <style:table-cell-properties fo:padding="0.097cm" fo:border-left="0.05pt solid #000000" fo:border-right="none" fo:border-top="none" fo:border-bottom="0.05pt solid #000000"/>
    </style:style>
    <style:style style:name="Таблица1.A336" style:family="table-cell">
      <style:table-cell-properties fo:padding="0.097cm" fo:border-left="0.05pt solid #000000" fo:border-right="none" fo:border-top="none" fo:border-bottom="0.05pt solid #000000"/>
    </style:style>
    <style:style style:name="Таблица1.A337" style:family="table-cell">
      <style:table-cell-properties fo:padding="0.097cm" fo:border-left="0.05pt solid #000000" fo:border-right="none" fo:border-top="none" fo:border-bottom="0.05pt solid #000000"/>
    </style:style>
    <style:style style:name="Таблица1.A338" style:family="table-cell">
      <style:table-cell-properties fo:padding="0.097cm" fo:border-left="0.05pt solid #000000" fo:border-right="none" fo:border-top="none" fo:border-bottom="0.05pt solid #000000"/>
    </style:style>
    <style:style style:name="Таблица1.A339" style:family="table-cell">
      <style:table-cell-properties fo:padding="0.097cm" fo:border-left="0.05pt solid #000000" fo:border-right="none" fo:border-top="none" fo:border-bottom="0.05pt solid #000000"/>
    </style:style>
    <style:style style:name="Таблица1.A340" style:family="table-cell">
      <style:table-cell-properties fo:padding="0.097cm" fo:border-left="0.05pt solid #000000" fo:border-right="none" fo:border-top="none" fo:border-bottom="0.05pt solid #000000"/>
    </style:style>
    <style:style style:name="Таблица1.A341" style:family="table-cell">
      <style:table-cell-properties fo:padding="0.097cm" fo:border-left="0.05pt solid #000000" fo:border-right="none" fo:border-top="none" fo:border-bottom="0.05pt solid #000000"/>
    </style:style>
    <style:style style:name="Таблица1.A342" style:family="table-cell">
      <style:table-cell-properties fo:padding="0.097cm" fo:border-left="0.05pt solid #000000" fo:border-right="none" fo:border-top="none" fo:border-bottom="0.05pt solid #000000"/>
    </style:style>
    <style:style style:name="Таблица1.A343" style:family="table-cell">
      <style:table-cell-properties fo:padding="0.097cm" fo:border-left="0.05pt solid #000000" fo:border-right="none" fo:border-top="none" fo:border-bottom="0.05pt solid #000000"/>
    </style:style>
    <style:style style:name="Таблица1.A344" style:family="table-cell">
      <style:table-cell-properties fo:padding="0.097cm" fo:border-left="0.05pt solid #000000" fo:border-right="none" fo:border-top="none" fo:border-bottom="0.05pt solid #000000"/>
    </style:style>
    <style:style style:name="Таблица1.A345" style:family="table-cell">
      <style:table-cell-properties fo:padding="0.097cm" fo:border-left="0.05pt solid #000000" fo:border-right="none" fo:border-top="none" fo:border-bottom="0.05pt solid #000000"/>
    </style:style>
    <style:style style:name="Таблица1.A346" style:family="table-cell">
      <style:table-cell-properties fo:padding="0.097cm" fo:border-left="0.05pt solid #000000" fo:border-right="none" fo:border-top="none" fo:border-bottom="0.05pt solid #000000"/>
    </style:style>
    <style:style style:name="Таблица1.A347" style:family="table-cell">
      <style:table-cell-properties fo:padding="0.097cm" fo:border-left="0.05pt solid #000000" fo:border-right="none" fo:border-top="none" fo:border-bottom="0.05pt solid #000000"/>
    </style:style>
    <style:style style:name="Таблица1.A348" style:family="table-cell">
      <style:table-cell-properties fo:padding="0.097cm" fo:border-left="0.05pt solid #000000" fo:border-right="none" fo:border-top="none" fo:border-bottom="0.05pt solid #000000"/>
    </style:style>
    <style:style style:name="Таблица1.A349" style:family="table-cell">
      <style:table-cell-properties fo:padding="0.097cm" fo:border-left="0.05pt solid #000000" fo:border-right="none" fo:border-top="none" fo:border-bottom="0.05pt solid #000000"/>
    </style:style>
    <style:style style:name="Таблица1.A350" style:family="table-cell">
      <style:table-cell-properties fo:padding="0.097cm" fo:border-left="0.05pt solid #000000" fo:border-right="none" fo:border-top="none" fo:border-bottom="0.05pt solid #000000"/>
    </style:style>
    <style:style style:name="Таблица1.A351" style:family="table-cell">
      <style:table-cell-properties fo:padding="0.097cm" fo:border-left="0.05pt solid #000000" fo:border-right="none" fo:border-top="none" fo:border-bottom="0.05pt solid #000000"/>
    </style:style>
    <style:style style:name="Таблица1.A352" style:family="table-cell">
      <style:table-cell-properties fo:padding="0.097cm" fo:border-left="0.05pt solid #000000" fo:border-right="none" fo:border-top="none" fo:border-bottom="0.05pt solid #000000"/>
    </style:style>
    <style:style style:name="Таблица1.A353" style:family="table-cell">
      <style:table-cell-properties fo:padding="0.097cm" fo:border-left="0.05pt solid #000000" fo:border-right="none" fo:border-top="none" fo:border-bottom="0.05pt solid #000000"/>
    </style:style>
    <style:style style:name="Таблица1.A354" style:family="table-cell">
      <style:table-cell-properties fo:padding="0.097cm" fo:border-left="0.05pt solid #000000" fo:border-right="none" fo:border-top="none" fo:border-bottom="0.05pt solid #000000"/>
    </style:style>
    <style:style style:name="Таблица1.A355" style:family="table-cell">
      <style:table-cell-properties fo:padding="0.097cm" fo:border-left="0.05pt solid #000000" fo:border-right="none" fo:border-top="none" fo:border-bottom="0.05pt solid #000000"/>
    </style:style>
    <style:style style:name="Таблица1.A356" style:family="table-cell">
      <style:table-cell-properties fo:padding="0.097cm" fo:border-left="0.05pt solid #000000" fo:border-right="none" fo:border-top="none" fo:border-bottom="0.05pt solid #000000"/>
    </style:style>
    <style:style style:name="Таблица1.A357" style:family="table-cell">
      <style:table-cell-properties fo:padding="0.097cm" fo:border-left="0.05pt solid #000000" fo:border-right="none" fo:border-top="none" fo:border-bottom="0.05pt solid #000000"/>
    </style:style>
    <style:style style:name="Таблица1.A358" style:family="table-cell">
      <style:table-cell-properties fo:padding="0.097cm" fo:border-left="0.05pt solid #000000" fo:border-right="none" fo:border-top="none" fo:border-bottom="0.05pt solid #000000"/>
    </style:style>
    <style:style style:name="Таблица1.A359" style:family="table-cell">
      <style:table-cell-properties fo:padding="0.097cm" fo:border-left="0.05pt solid #000000" fo:border-right="none" fo:border-top="none" fo:border-bottom="0.05pt solid #000000"/>
    </style:style>
    <style:style style:name="Таблица1.A360" style:family="table-cell">
      <style:table-cell-properties fo:padding="0.097cm" fo:border-left="0.05pt solid #000000" fo:border-right="none" fo:border-top="none" fo:border-bottom="0.05pt solid #000000"/>
    </style:style>
    <style:style style:name="Таблица1.A361" style:family="table-cell">
      <style:table-cell-properties fo:padding="0.097cm" fo:border-left="0.05pt solid #000000" fo:border-right="none" fo:border-top="none" fo:border-bottom="0.05pt solid #000000"/>
    </style:style>
    <style:style style:name="Таблица1.A362" style:family="table-cell">
      <style:table-cell-properties fo:padding="0.097cm" fo:border-left="0.05pt solid #000000" fo:border-right="none" fo:border-top="none" fo:border-bottom="0.05pt solid #000000"/>
    </style:style>
    <style:style style:name="Таблица1.A363" style:family="table-cell">
      <style:table-cell-properties fo:padding="0.097cm" fo:border-left="0.05pt solid #000000" fo:border-right="none" fo:border-top="none" fo:border-bottom="0.05pt solid #000000"/>
    </style:style>
    <style:style style:name="Таблица1.A364" style:family="table-cell">
      <style:table-cell-properties fo:padding="0.097cm" fo:border-left="0.05pt solid #000000" fo:border-right="none" fo:border-top="none" fo:border-bottom="0.05pt solid #000000"/>
    </style:style>
    <style:style style:name="Таблица1.A365" style:family="table-cell">
      <style:table-cell-properties fo:padding="0.097cm" fo:border-left="0.05pt solid #000000" fo:border-right="none" fo:border-top="none" fo:border-bottom="0.05pt solid #000000"/>
    </style:style>
    <style:style style:name="Таблица1.A366" style:family="table-cell">
      <style:table-cell-properties fo:padding="0.097cm" fo:border-left="0.05pt solid #000000" fo:border-right="none" fo:border-top="none" fo:border-bottom="0.05pt solid #000000"/>
    </style:style>
    <style:style style:name="Таблица1.A367" style:family="table-cell">
      <style:table-cell-properties fo:padding="0.097cm" fo:border-left="0.05pt solid #000000" fo:border-right="none" fo:border-top="none" fo:border-bottom="0.05pt solid #000000"/>
    </style:style>
    <style:style style:name="Таблица1.A368" style:family="table-cell">
      <style:table-cell-properties fo:padding="0.097cm" fo:border-left="0.05pt solid #000000" fo:border-right="none" fo:border-top="none" fo:border-bottom="0.05pt solid #000000"/>
    </style:style>
    <style:style style:name="Таблица1.A369" style:family="table-cell">
      <style:table-cell-properties fo:padding="0.097cm" fo:border-left="0.05pt solid #000000" fo:border-right="none" fo:border-top="none" fo:border-bottom="0.05pt solid #000000"/>
    </style:style>
    <style:style style:name="Таблица1.A370" style:family="table-cell">
      <style:table-cell-properties fo:padding="0.097cm" fo:border-left="0.05pt solid #000000" fo:border-right="none" fo:border-top="none" fo:border-bottom="0.05pt solid #000000"/>
    </style:style>
    <style:style style:name="Таблица1.A371" style:family="table-cell">
      <style:table-cell-properties fo:padding="0.097cm" fo:border-left="0.05pt solid #000000" fo:border-right="none" fo:border-top="none" fo:border-bottom="0.05pt solid #000000"/>
    </style:style>
    <style:style style:name="Таблица1.A372" style:family="table-cell">
      <style:table-cell-properties fo:padding="0.097cm" fo:border-left="0.05pt solid #000000" fo:border-right="none" fo:border-top="none" fo:border-bottom="0.05pt solid #000000"/>
    </style:style>
    <style:style style:name="Таблица1.A373" style:family="table-cell">
      <style:table-cell-properties fo:padding="0.097cm" fo:border-left="0.05pt solid #000000" fo:border-right="none" fo:border-top="none" fo:border-bottom="0.05pt solid #000000"/>
    </style:style>
    <style:style style:name="Таблица1.A374" style:family="table-cell">
      <style:table-cell-properties fo:padding="0.097cm" fo:border-left="0.05pt solid #000000" fo:border-right="none" fo:border-top="none" fo:border-bottom="0.05pt solid #000000"/>
    </style:style>
    <style:style style:name="Таблица1.A375" style:family="table-cell">
      <style:table-cell-properties fo:padding="0.097cm" fo:border-left="0.05pt solid #000000" fo:border-right="none" fo:border-top="none" fo:border-bottom="0.05pt solid #000000"/>
    </style:style>
    <style:style style:name="Таблица1.A376" style:family="table-cell">
      <style:table-cell-properties fo:padding="0.097cm" fo:border-left="0.05pt solid #000000" fo:border-right="none" fo:border-top="none" fo:border-bottom="0.05pt solid #000000"/>
    </style:style>
    <style:style style:name="Таблица1.A377" style:family="table-cell">
      <style:table-cell-properties fo:padding="0.097cm" fo:border-left="0.05pt solid #000000" fo:border-right="none" fo:border-top="none" fo:border-bottom="0.05pt solid #000000"/>
    </style:style>
    <style:style style:name="Таблица1.A378" style:family="table-cell">
      <style:table-cell-properties fo:padding="0.097cm" fo:border-left="0.05pt solid #000000" fo:border-right="none" fo:border-top="none" fo:border-bottom="0.05pt solid #000000"/>
    </style:style>
    <style:style style:name="Таблица1.A379" style:family="table-cell">
      <style:table-cell-properties fo:padding="0.097cm" fo:border-left="0.05pt solid #000000" fo:border-right="none" fo:border-top="none" fo:border-bottom="0.05pt solid #000000"/>
    </style:style>
    <style:style style:name="Таблица1.A380" style:family="table-cell">
      <style:table-cell-properties fo:padding="0.097cm" fo:border-left="0.05pt solid #000000" fo:border-right="none" fo:border-top="none" fo:border-bottom="0.05pt solid #000000"/>
    </style:style>
    <style:style style:name="Таблица1.A381" style:family="table-cell">
      <style:table-cell-properties fo:padding="0.097cm" fo:border-left="0.05pt solid #000000" fo:border-right="none" fo:border-top="none" fo:border-bottom="0.05pt solid #000000"/>
    </style:style>
    <style:style style:name="Таблица1.A382" style:family="table-cell">
      <style:table-cell-properties fo:padding="0.097cm" fo:border-left="0.05pt solid #000000" fo:border-right="none" fo:border-top="none" fo:border-bottom="0.05pt solid #000000"/>
    </style:style>
    <style:style style:name="Таблица1.A383" style:family="table-cell">
      <style:table-cell-properties fo:padding="0.097cm" fo:border-left="0.05pt solid #000000" fo:border-right="none" fo:border-top="none" fo:border-bottom="0.05pt solid #000000"/>
    </style:style>
    <style:style style:name="Таблица1.A384" style:family="table-cell">
      <style:table-cell-properties fo:padding="0.097cm" fo:border-left="0.05pt solid #000000" fo:border-right="none" fo:border-top="none" fo:border-bottom="0.05pt solid #000000"/>
    </style:style>
    <style:style style:name="Таблица1.A385" style:family="table-cell">
      <style:table-cell-properties fo:padding="0.097cm" fo:border-left="0.05pt solid #000000" fo:border-right="none" fo:border-top="none" fo:border-bottom="0.05pt solid #000000"/>
    </style:style>
    <style:style style:name="Таблица1.A386" style:family="table-cell">
      <style:table-cell-properties fo:padding="0.097cm" fo:border-left="0.05pt solid #000000" fo:border-right="none" fo:border-top="none" fo:border-bottom="0.05pt solid #000000"/>
    </style:style>
    <style:style style:name="Таблица1.A387" style:family="table-cell">
      <style:table-cell-properties fo:padding="0.097cm" fo:border-left="0.05pt solid #000000" fo:border-right="none" fo:border-top="none" fo:border-bottom="0.05pt solid #000000"/>
    </style:style>
    <style:style style:name="Таблица1.A388" style:family="table-cell">
      <style:table-cell-properties fo:padding="0.097cm" fo:border-left="0.05pt solid #000000" fo:border-right="none" fo:border-top="none" fo:border-bottom="0.05pt solid #000000"/>
    </style:style>
    <style:style style:name="Таблица1.A389" style:family="table-cell">
      <style:table-cell-properties fo:padding="0.097cm" fo:border-left="0.05pt solid #000000" fo:border-right="none" fo:border-top="none" fo:border-bottom="0.05pt solid #000000"/>
    </style:style>
    <style:style style:name="Таблица1.A390" style:family="table-cell">
      <style:table-cell-properties fo:padding="0.097cm" fo:border-left="0.05pt solid #000000" fo:border-right="none" fo:border-top="none" fo:border-bottom="0.05pt solid #000000"/>
    </style:style>
    <style:style style:name="Таблица1.A391" style:family="table-cell">
      <style:table-cell-properties fo:padding="0.097cm" fo:border-left="0.05pt solid #000000" fo:border-right="none" fo:border-top="none" fo:border-bottom="0.05pt solid #000000"/>
    </style:style>
    <style:style style:name="Таблица1.A392" style:family="table-cell">
      <style:table-cell-properties fo:padding="0.097cm" fo:border-left="0.05pt solid #000000" fo:border-right="none" fo:border-top="none" fo:border-bottom="0.05pt solid #000000"/>
    </style:style>
    <style:style style:name="Таблица1.A393" style:family="table-cell">
      <style:table-cell-properties fo:padding="0.097cm" fo:border-left="0.05pt solid #000000" fo:border-right="none" fo:border-top="none" fo:border-bottom="0.05pt solid #000000"/>
    </style:style>
    <style:style style:name="Таблица1.A394" style:family="table-cell">
      <style:table-cell-properties fo:padding="0.097cm" fo:border-left="0.05pt solid #000000" fo:border-right="none" fo:border-top="none" fo:border-bottom="0.05pt solid #000000"/>
    </style:style>
    <style:style style:name="Таблица1.A395" style:family="table-cell">
      <style:table-cell-properties fo:padding="0.097cm" fo:border-left="0.05pt solid #000000" fo:border-right="none" fo:border-top="none" fo:border-bottom="0.05pt solid #000000"/>
    </style:style>
    <style:style style:name="Таблица1.A396" style:family="table-cell">
      <style:table-cell-properties fo:padding="0.097cm" fo:border-left="0.05pt solid #000000" fo:border-right="none" fo:border-top="none" fo:border-bottom="0.05pt solid #000000"/>
    </style:style>
    <style:style style:name="Таблица1.A397" style:family="table-cell">
      <style:table-cell-properties fo:padding="0.097cm" fo:border-left="0.05pt solid #000000" fo:border-right="none" fo:border-top="none" fo:border-bottom="0.05pt solid #000000"/>
    </style:style>
    <style:style style:name="Таблица1.A398" style:family="table-cell">
      <style:table-cell-properties fo:padding="0.097cm" fo:border-left="0.05pt solid #000000" fo:border-right="none" fo:border-top="none" fo:border-bottom="0.05pt solid #000000"/>
    </style:style>
    <style:style style:name="Таблица1.A399" style:family="table-cell">
      <style:table-cell-properties fo:padding="0.097cm" fo:border-left="0.05pt solid #000000" fo:border-right="none" fo:border-top="none" fo:border-bottom="0.05pt solid #000000"/>
    </style:style>
    <style:style style:name="Таблица1.A400" style:family="table-cell">
      <style:table-cell-properties fo:padding="0.097cm" fo:border-left="0.05pt solid #000000" fo:border-right="none" fo:border-top="none" fo:border-bottom="0.05pt solid #000000"/>
    </style:style>
    <style:style style:name="Таблица1.A401" style:family="table-cell">
      <style:table-cell-properties fo:padding="0.097cm" fo:border-left="0.05pt solid #000000" fo:border-right="none" fo:border-top="none" fo:border-bottom="0.05pt solid #000000"/>
    </style:style>
    <style:style style:name="Таблица1.A402" style:family="table-cell">
      <style:table-cell-properties fo:padding="0.097cm" fo:border-left="0.05pt solid #000000" fo:border-right="none" fo:border-top="none" fo:border-bottom="0.05pt solid #000000"/>
    </style:style>
    <style:style style:name="Таблица1.A403" style:family="table-cell">
      <style:table-cell-properties fo:padding="0.097cm" fo:border-left="0.05pt solid #000000" fo:border-right="none" fo:border-top="none" fo:border-bottom="0.05pt solid #000000"/>
    </style:style>
    <style:style style:name="Таблица1.A404" style:family="table-cell">
      <style:table-cell-properties fo:padding="0.097cm" fo:border-left="0.05pt solid #000000" fo:border-right="none" fo:border-top="none" fo:border-bottom="0.05pt solid #000000"/>
    </style:style>
    <style:style style:name="Таблица1.A405" style:family="table-cell">
      <style:table-cell-properties fo:padding="0.097cm" fo:border-left="0.05pt solid #000000" fo:border-right="none" fo:border-top="none" fo:border-bottom="0.05pt solid #000000"/>
    </style:style>
    <style:style style:name="Таблица1.A406" style:family="table-cell">
      <style:table-cell-properties fo:padding="0.097cm" fo:border-left="0.05pt solid #000000" fo:border-right="none" fo:border-top="none" fo:border-bottom="0.05pt solid #000000"/>
    </style:style>
    <style:style style:name="Таблица1.A407" style:family="table-cell">
      <style:table-cell-properties fo:padding="0.097cm" fo:border-left="0.05pt solid #000000" fo:border-right="none" fo:border-top="none" fo:border-bottom="0.05pt solid #000000"/>
    </style:style>
    <style:style style:name="Таблица1.A408" style:family="table-cell">
      <style:table-cell-properties fo:padding="0.097cm" fo:border-left="0.05pt solid #000000" fo:border-right="none" fo:border-top="none" fo:border-bottom="0.05pt solid #000000"/>
    </style:style>
    <style:style style:name="Таблица1.A409" style:family="table-cell">
      <style:table-cell-properties fo:padding="0.097cm" fo:border-left="0.05pt solid #000000" fo:border-right="none" fo:border-top="none" fo:border-bottom="0.05pt solid #000000"/>
    </style:style>
    <style:style style:name="Таблица1.A410" style:family="table-cell">
      <style:table-cell-properties fo:padding="0.097cm" fo:border-left="0.05pt solid #000000" fo:border-right="none" fo:border-top="none" fo:border-bottom="0.05pt solid #000000"/>
    </style:style>
    <style:style style:name="Таблица1.A411" style:family="table-cell">
      <style:table-cell-properties fo:padding="0.097cm" fo:border-left="0.05pt solid #000000" fo:border-right="none" fo:border-top="none" fo:border-bottom="0.05pt solid #000000"/>
    </style:style>
    <style:style style:name="Таблица1.A412" style:family="table-cell">
      <style:table-cell-properties fo:padding="0.097cm" fo:border-left="0.05pt solid #000000" fo:border-right="none" fo:border-top="none" fo:border-bottom="0.05pt solid #000000"/>
    </style:style>
    <style:style style:name="Таблица1.A413" style:family="table-cell">
      <style:table-cell-properties fo:padding="0.097cm" fo:border-left="0.05pt solid #000000" fo:border-right="none" fo:border-top="none" fo:border-bottom="0.05pt solid #000000"/>
    </style:style>
    <style:style style:name="Таблица1.A414" style:family="table-cell">
      <style:table-cell-properties fo:padding="0.097cm" fo:border-left="0.05pt solid #000000" fo:border-right="none" fo:border-top="none" fo:border-bottom="0.05pt solid #000000"/>
    </style:style>
    <style:style style:name="Таблица1.A415" style:family="table-cell">
      <style:table-cell-properties fo:padding="0.097cm" fo:border-left="0.05pt solid #000000" fo:border-right="none" fo:border-top="none" fo:border-bottom="0.05pt solid #000000"/>
    </style:style>
    <style:style style:name="Таблица1.A416" style:family="table-cell">
      <style:table-cell-properties fo:padding="0.097cm" fo:border-left="0.05pt solid #000000" fo:border-right="none" fo:border-top="none" fo:border-bottom="0.05pt solid #000000"/>
    </style:style>
    <style:style style:name="Таблица1.A417" style:family="table-cell">
      <style:table-cell-properties fo:padding="0.097cm" fo:border-left="0.05pt solid #000000" fo:border-right="none" fo:border-top="none" fo:border-bottom="0.05pt solid #000000"/>
    </style:style>
    <style:style style:name="Таблица1.A418" style:family="table-cell">
      <style:table-cell-properties fo:padding="0.097cm" fo:border-left="0.05pt solid #000000" fo:border-right="none" fo:border-top="none" fo:border-bottom="0.05pt solid #000000"/>
    </style:style>
    <style:style style:name="Таблица1.A419" style:family="table-cell">
      <style:table-cell-properties fo:padding="0.097cm" fo:border-left="0.05pt solid #000000" fo:border-right="none" fo:border-top="none" fo:border-bottom="0.05pt solid #000000"/>
    </style:style>
    <style:style style:name="Таблица1.A420" style:family="table-cell">
      <style:table-cell-properties fo:padding="0.097cm" fo:border-left="0.05pt solid #000000" fo:border-right="none" fo:border-top="none" fo:border-bottom="0.05pt solid #000000"/>
    </style:style>
    <style:style style:name="Таблица1.A421" style:family="table-cell">
      <style:table-cell-properties fo:padding="0.097cm" fo:border-left="0.05pt solid #000000" fo:border-right="none" fo:border-top="none" fo:border-bottom="0.05pt solid #000000"/>
    </style:style>
    <style:style style:name="Таблица1.A422" style:family="table-cell">
      <style:table-cell-properties fo:padding="0.097cm" fo:border-left="0.05pt solid #000000" fo:border-right="none" fo:border-top="none" fo:border-bottom="0.05pt solid #000000"/>
    </style:style>
    <style:style style:name="Таблица1.A423" style:family="table-cell">
      <style:table-cell-properties fo:padding="0.097cm" fo:border-left="0.05pt solid #000000" fo:border-right="none" fo:border-top="none" fo:border-bottom="0.05pt solid #000000"/>
    </style:style>
    <style:style style:name="Таблица1.A424" style:family="table-cell">
      <style:table-cell-properties fo:padding="0.097cm" fo:border-left="0.05pt solid #000000" fo:border-right="none" fo:border-top="none" fo:border-bottom="0.05pt solid #000000"/>
    </style:style>
    <style:style style:name="Таблица1.A425" style:family="table-cell">
      <style:table-cell-properties fo:padding="0.097cm" fo:border-left="0.05pt solid #000000" fo:border-right="none" fo:border-top="none" fo:border-bottom="0.05pt solid #000000"/>
    </style:style>
    <style:style style:name="Таблица1.A426" style:family="table-cell">
      <style:table-cell-properties fo:padding="0.097cm" fo:border-left="0.05pt solid #000000" fo:border-right="none" fo:border-top="none" fo:border-bottom="0.05pt solid #000000"/>
    </style:style>
    <style:style style:name="Таблица1.A427" style:family="table-cell">
      <style:table-cell-properties fo:padding="0.097cm" fo:border-left="0.05pt solid #000000" fo:border-right="none" fo:border-top="none" fo:border-bottom="0.05pt solid #000000"/>
    </style:style>
    <style:style style:name="Таблица1.A428" style:family="table-cell">
      <style:table-cell-properties fo:padding="0.097cm" fo:border-left="0.05pt solid #000000" fo:border-right="none" fo:border-top="none" fo:border-bottom="0.05pt solid #000000"/>
    </style:style>
    <style:style style:name="Таблица1.A429" style:family="table-cell">
      <style:table-cell-properties fo:padding="0.097cm" fo:border-left="0.05pt solid #000000" fo:border-right="none" fo:border-top="none" fo:border-bottom="0.05pt solid #000000"/>
    </style:style>
    <style:style style:name="Таблица1.A430" style:family="table-cell">
      <style:table-cell-properties fo:padding="0.097cm" fo:border-left="0.05pt solid #000000" fo:border-right="none" fo:border-top="none" fo:border-bottom="0.05pt solid #000000"/>
    </style:style>
    <style:style style:name="Таблица1.A431" style:family="table-cell">
      <style:table-cell-properties fo:padding="0.097cm" fo:border-left="0.05pt solid #000000" fo:border-right="none" fo:border-top="none" fo:border-bottom="0.05pt solid #000000"/>
    </style:style>
    <style:style style:name="Таблица1.A432" style:family="table-cell">
      <style:table-cell-properties fo:padding="0.097cm" fo:border-left="0.05pt solid #000000" fo:border-right="none" fo:border-top="none" fo:border-bottom="0.05pt solid #000000"/>
    </style:style>
    <style:style style:name="Таблица1.A433" style:family="table-cell">
      <style:table-cell-properties fo:padding="0.097cm" fo:border-left="0.05pt solid #000000" fo:border-right="none" fo:border-top="none" fo:border-bottom="0.05pt solid #000000"/>
    </style:style>
    <style:style style:name="Таблица1.A434" style:family="table-cell">
      <style:table-cell-properties fo:padding="0.097cm" fo:border-left="0.05pt solid #000000" fo:border-right="none" fo:border-top="none" fo:border-bottom="0.05pt solid #000000"/>
    </style:style>
    <style:style style:name="Таблица1.A435" style:family="table-cell">
      <style:table-cell-properties fo:padding="0.097cm" fo:border-left="0.05pt solid #000000" fo:border-right="none" fo:border-top="none" fo:border-bottom="0.05pt solid #000000"/>
    </style:style>
    <style:style style:name="Таблица1.A436" style:family="table-cell">
      <style:table-cell-properties fo:padding="0.097cm" fo:border-left="0.05pt solid #000000" fo:border-right="none" fo:border-top="none" fo:border-bottom="0.05pt solid #000000"/>
    </style:style>
    <style:style style:name="Таблица1.A437" style:family="table-cell">
      <style:table-cell-properties fo:padding="0.097cm" fo:border-left="0.05pt solid #000000" fo:border-right="none" fo:border-top="none" fo:border-bottom="0.05pt solid #000000"/>
    </style:style>
    <style:style style:name="Таблица1.A438" style:family="table-cell">
      <style:table-cell-properties fo:padding="0.097cm" fo:border-left="0.05pt solid #000000" fo:border-right="none" fo:border-top="none" fo:border-bottom="0.05pt solid #000000"/>
    </style:style>
    <style:style style:name="Таблица1.A439" style:family="table-cell">
      <style:table-cell-properties fo:padding="0.097cm" fo:border-left="0.05pt solid #000000" fo:border-right="none" fo:border-top="none" fo:border-bottom="0.05pt solid #000000"/>
    </style:style>
    <style:style style:name="Таблица1.A440" style:family="table-cell">
      <style:table-cell-properties fo:padding="0.097cm" fo:border-left="0.05pt solid #000000" fo:border-right="none" fo:border-top="none" fo:border-bottom="0.05pt solid #000000"/>
    </style:style>
    <style:style style:name="Таблица1.A441" style:family="table-cell">
      <style:table-cell-properties fo:padding="0.097cm" fo:border-left="0.05pt solid #000000" fo:border-right="none" fo:border-top="none" fo:border-bottom="0.05pt solid #000000"/>
    </style:style>
    <style:style style:name="Таблица1.A442" style:family="table-cell">
      <style:table-cell-properties fo:padding="0.097cm" fo:border-left="0.05pt solid #000000" fo:border-right="none" fo:border-top="none" fo:border-bottom="0.05pt solid #000000"/>
    </style:style>
    <style:style style:name="Таблица1.A443" style:family="table-cell">
      <style:table-cell-properties fo:padding="0.097cm" fo:border-left="0.05pt solid #000000" fo:border-right="none" fo:border-top="none" fo:border-bottom="0.05pt solid #000000"/>
    </style:style>
    <style:style style:name="Таблица1.A444" style:family="table-cell">
      <style:table-cell-properties fo:padding="0.097cm" fo:border-left="0.05pt solid #000000" fo:border-right="none" fo:border-top="none" fo:border-bottom="0.05pt solid #000000"/>
    </style:style>
    <style:style style:name="Таблица1.A445" style:family="table-cell">
      <style:table-cell-properties fo:padding="0.097cm" fo:border-left="0.05pt solid #000000" fo:border-right="none" fo:border-top="none" fo:border-bottom="0.05pt solid #000000"/>
    </style:style>
    <style:style style:name="Таблица1.A446" style:family="table-cell">
      <style:table-cell-properties fo:padding="0.097cm" fo:border-left="0.05pt solid #000000" fo:border-right="none" fo:border-top="none" fo:border-bottom="0.05pt solid #000000"/>
    </style:style>
    <style:style style:name="Таблица1.A447" style:family="table-cell">
      <style:table-cell-properties fo:padding="0.097cm" fo:border-left="0.05pt solid #000000" fo:border-right="none" fo:border-top="none" fo:border-bottom="0.05pt solid #000000"/>
    </style:style>
    <style:style style:name="Таблица1.A448" style:family="table-cell">
      <style:table-cell-properties fo:padding="0.097cm" fo:border-left="0.05pt solid #000000" fo:border-right="none" fo:border-top="none" fo:border-bottom="0.05pt solid #000000"/>
    </style:style>
    <style:style style:name="Таблица1.A449" style:family="table-cell">
      <style:table-cell-properties fo:padding="0.097cm" fo:border-left="0.05pt solid #000000" fo:border-right="none" fo:border-top="none" fo:border-bottom="0.05pt solid #000000"/>
    </style:style>
    <style:style style:name="Таблица1.A450" style:family="table-cell">
      <style:table-cell-properties fo:padding="0.097cm" fo:border-left="0.05pt solid #000000" fo:border-right="none" fo:border-top="none" fo:border-bottom="0.05pt solid #000000"/>
    </style:style>
    <style:style style:name="Таблица1.A451" style:family="table-cell">
      <style:table-cell-properties fo:padding="0.097cm" fo:border-left="0.05pt solid #000000" fo:border-right="none" fo:border-top="none" fo:border-bottom="0.05pt solid #000000"/>
    </style:style>
    <style:style style:name="Таблица1.A452" style:family="table-cell">
      <style:table-cell-properties fo:padding="0.097cm" fo:border-left="0.05pt solid #000000" fo:border-right="none" fo:border-top="none" fo:border-bottom="0.05pt solid #000000"/>
    </style:style>
    <style:style style:name="Таблица1.A453" style:family="table-cell">
      <style:table-cell-properties fo:padding="0.097cm" fo:border-left="0.05pt solid #000000" fo:border-right="none" fo:border-top="none" fo:border-bottom="0.05pt solid #000000"/>
    </style:style>
    <style:style style:name="Таблица1.A454" style:family="table-cell">
      <style:table-cell-properties fo:padding="0.097cm" fo:border-left="0.05pt solid #000000" fo:border-right="none" fo:border-top="none" fo:border-bottom="0.05pt solid #000000"/>
    </style:style>
    <style:style style:name="Таблица1.A455" style:family="table-cell">
      <style:table-cell-properties fo:padding="0.097cm" fo:border-left="0.05pt solid #000000" fo:border-right="none" fo:border-top="none" fo:border-bottom="0.05pt solid #000000"/>
    </style:style>
    <style:style style:name="Таблица1.A456" style:family="table-cell">
      <style:table-cell-properties fo:padding="0.097cm" fo:border-left="0.05pt solid #000000" fo:border-right="none" fo:border-top="none" fo:border-bottom="0.05pt solid #000000"/>
    </style:style>
    <style:style style:name="Таблица1.A457" style:family="table-cell">
      <style:table-cell-properties fo:padding="0.097cm" fo:border-left="0.05pt solid #000000" fo:border-right="none" fo:border-top="none" fo:border-bottom="0.05pt solid #000000"/>
    </style:style>
    <style:style style:name="Таблица1.A458" style:family="table-cell">
      <style:table-cell-properties fo:padding="0.097cm" fo:border-left="0.05pt solid #000000" fo:border-right="none" fo:border-top="none" fo:border-bottom="0.05pt solid #000000"/>
    </style:style>
    <style:style style:name="Таблица1.A459" style:family="table-cell">
      <style:table-cell-properties fo:padding="0.097cm" fo:border-left="0.05pt solid #000000" fo:border-right="none" fo:border-top="none" fo:border-bottom="0.05pt solid #000000"/>
    </style:style>
    <style:style style:name="Таблица1.A460" style:family="table-cell">
      <style:table-cell-properties fo:padding="0.097cm" fo:border-left="0.05pt solid #000000" fo:border-right="none" fo:border-top="none" fo:border-bottom="0.05pt solid #000000"/>
    </style:style>
    <style:style style:name="Таблица1.A461" style:family="table-cell">
      <style:table-cell-properties fo:padding="0.097cm" fo:border-left="0.05pt solid #000000" fo:border-right="none" fo:border-top="none" fo:border-bottom="0.05pt solid #000000"/>
    </style:style>
    <style:style style:name="Таблица1.A462" style:family="table-cell">
      <style:table-cell-properties fo:padding="0.097cm" fo:border-left="0.05pt solid #000000" fo:border-right="none" fo:border-top="none" fo:border-bottom="0.05pt solid #000000"/>
    </style:style>
    <style:style style:name="Таблица1.A463" style:family="table-cell">
      <style:table-cell-properties fo:padding="0.097cm" fo:border-left="0.05pt solid #000000" fo:border-right="none" fo:border-top="none" fo:border-bottom="0.05pt solid #000000"/>
    </style:style>
    <style:style style:name="Таблица1.A464" style:family="table-cell">
      <style:table-cell-properties fo:padding="0.097cm" fo:border-left="0.05pt solid #000000" fo:border-right="none" fo:border-top="none" fo:border-bottom="0.05pt solid #000000"/>
    </style:style>
    <style:style style:name="Таблица1.A465" style:family="table-cell">
      <style:table-cell-properties fo:padding="0.097cm" fo:border-left="0.05pt solid #000000" fo:border-right="none" fo:border-top="none" fo:border-bottom="0.05pt solid #000000"/>
    </style:style>
    <style:style style:name="Таблица1.A466" style:family="table-cell">
      <style:table-cell-properties fo:padding="0.097cm" fo:border-left="0.05pt solid #000000" fo:border-right="none" fo:border-top="none" fo:border-bottom="0.05pt solid #000000"/>
    </style:style>
    <style:style style:name="Таблица1.A467" style:family="table-cell">
      <style:table-cell-properties fo:padding="0.097cm" fo:border-left="0.05pt solid #000000" fo:border-right="none" fo:border-top="none" fo:border-bottom="0.05pt solid #000000"/>
    </style:style>
    <style:style style:name="Таблица1.A468" style:family="table-cell">
      <style:table-cell-properties fo:padding="0.097cm" fo:border-left="0.05pt solid #000000" fo:border-right="none" fo:border-top="none" fo:border-bottom="0.05pt solid #000000"/>
    </style:style>
    <style:style style:name="Таблица1.A469" style:family="table-cell">
      <style:table-cell-properties fo:padding="0.097cm" fo:border-left="0.05pt solid #000000" fo:border-right="none" fo:border-top="none" fo:border-bottom="0.05pt solid #000000"/>
    </style:style>
    <style:style style:name="Таблица1.A470" style:family="table-cell">
      <style:table-cell-properties fo:padding="0.097cm" fo:border-left="0.05pt solid #000000" fo:border-right="none" fo:border-top="none" fo:border-bottom="0.05pt solid #000000"/>
    </style:style>
    <style:style style:name="Таблица1.A471" style:family="table-cell">
      <style:table-cell-properties fo:padding="0.097cm" fo:border-left="0.05pt solid #000000" fo:border-right="none" fo:border-top="none" fo:border-bottom="0.05pt solid #000000"/>
    </style:style>
    <style:style style:name="Таблица1.A472" style:family="table-cell">
      <style:table-cell-properties fo:padding="0.097cm" fo:border-left="0.05pt solid #000000" fo:border-right="none" fo:border-top="none" fo:border-bottom="0.05pt solid #000000"/>
    </style:style>
    <style:style style:name="Таблица1.A473" style:family="table-cell">
      <style:table-cell-properties fo:padding="0.097cm" fo:border-left="0.05pt solid #000000" fo:border-right="none" fo:border-top="none" fo:border-bottom="0.05pt solid #000000"/>
    </style:style>
    <style:style style:name="Таблица1.A474" style:family="table-cell">
      <style:table-cell-properties fo:padding="0.097cm" fo:border-left="0.05pt solid #000000" fo:border-right="none" fo:border-top="none" fo:border-bottom="0.05pt solid #000000"/>
    </style:style>
    <style:style style:name="Таблица1.A475" style:family="table-cell">
      <style:table-cell-properties fo:padding="0.097cm" fo:border-left="0.05pt solid #000000" fo:border-right="none" fo:border-top="none" fo:border-bottom="0.05pt solid #000000"/>
    </style:style>
    <style:style style:name="Таблица1.A476" style:family="table-cell">
      <style:table-cell-properties fo:padding="0.097cm" fo:border-left="0.05pt solid #000000" fo:border-right="none" fo:border-top="none" fo:border-bottom="0.05pt solid #000000"/>
    </style:style>
    <style:style style:name="Таблица1.A477" style:family="table-cell">
      <style:table-cell-properties fo:padding="0.097cm" fo:border-left="0.05pt solid #000000" fo:border-right="none" fo:border-top="none" fo:border-bottom="0.05pt solid #000000"/>
    </style:style>
    <style:style style:name="Таблица1.A478" style:family="table-cell">
      <style:table-cell-properties fo:padding="0.097cm" fo:border-left="0.05pt solid #000000" fo:border-right="none" fo:border-top="none" fo:border-bottom="0.05pt solid #000000"/>
    </style:style>
    <style:style style:name="Таблица1.A479" style:family="table-cell">
      <style:table-cell-properties fo:padding="0.097cm" fo:border-left="0.05pt solid #000000" fo:border-right="none" fo:border-top="none" fo:border-bottom="0.05pt solid #000000"/>
    </style:style>
    <style:style style:name="Таблица1.A480" style:family="table-cell">
      <style:table-cell-properties fo:padding="0.097cm" fo:border-left="0.05pt solid #000000" fo:border-right="none" fo:border-top="none" fo:border-bottom="0.05pt solid #000000"/>
    </style:style>
    <style:style style:name="Таблица1.A481" style:family="table-cell">
      <style:table-cell-properties fo:padding="0.097cm" fo:border-left="0.05pt solid #000000" fo:border-right="none" fo:border-top="none" fo:border-bottom="0.05pt solid #000000"/>
    </style:style>
    <style:style style:name="Таблица1.A482" style:family="table-cell">
      <style:table-cell-properties fo:padding="0.097cm" fo:border-left="0.05pt solid #000000" fo:border-right="none" fo:border-top="none" fo:border-bottom="0.05pt solid #000000"/>
    </style:style>
    <style:style style:name="Таблица1.A483" style:family="table-cell">
      <style:table-cell-properties fo:padding="0.097cm" fo:border-left="0.05pt solid #000000" fo:border-right="none" fo:border-top="none" fo:border-bottom="0.05pt solid #000000"/>
    </style:style>
    <style:style style:name="Таблица1.A484" style:family="table-cell">
      <style:table-cell-properties fo:padding="0.097cm" fo:border-left="0.05pt solid #000000" fo:border-right="none" fo:border-top="none" fo:border-bottom="0.05pt solid #000000"/>
    </style:style>
    <style:style style:name="Таблица1.A485" style:family="table-cell">
      <style:table-cell-properties fo:padding="0.097cm" fo:border-left="0.05pt solid #000000" fo:border-right="none" fo:border-top="none" fo:border-bottom="0.05pt solid #000000"/>
    </style:style>
    <style:style style:name="Таблица1.A486" style:family="table-cell">
      <style:table-cell-properties fo:padding="0.097cm" fo:border-left="0.05pt solid #000000" fo:border-right="none" fo:border-top="none" fo:border-bottom="0.05pt solid #000000"/>
    </style:style>
    <style:style style:name="Таблица1.A487" style:family="table-cell">
      <style:table-cell-properties fo:padding="0.097cm" fo:border-left="0.05pt solid #000000" fo:border-right="none" fo:border-top="none" fo:border-bottom="0.05pt solid #000000"/>
    </style:style>
    <style:style style:name="Таблица1.A488" style:family="table-cell">
      <style:table-cell-properties fo:padding="0.097cm" fo:border-left="0.05pt solid #000000" fo:border-right="none" fo:border-top="none" fo:border-bottom="0.05pt solid #000000"/>
    </style:style>
    <style:style style:name="Таблица1.A489" style:family="table-cell">
      <style:table-cell-properties fo:padding="0.097cm" fo:border-left="0.05pt solid #000000" fo:border-right="none" fo:border-top="none" fo:border-bottom="0.05pt solid #000000"/>
    </style:style>
    <style:style style:name="Таблица1.A490" style:family="table-cell">
      <style:table-cell-properties fo:padding="0.097cm" fo:border-left="0.05pt solid #000000" fo:border-right="none" fo:border-top="none" fo:border-bottom="0.05pt solid #000000"/>
    </style:style>
    <style:style style:name="Таблица1.A491" style:family="table-cell">
      <style:table-cell-properties fo:padding="0.097cm" fo:border-left="0.05pt solid #000000" fo:border-right="none" fo:border-top="none" fo:border-bottom="0.05pt solid #000000"/>
    </style:style>
    <style:style style:name="Таблица1.A492" style:family="table-cell">
      <style:table-cell-properties fo:padding="0.097cm" fo:border-left="0.05pt solid #000000" fo:border-right="none" fo:border-top="none" fo:border-bottom="0.05pt solid #000000"/>
    </style:style>
    <style:style style:name="Таблица1.A493" style:family="table-cell">
      <style:table-cell-properties fo:padding="0.097cm" fo:border-left="0.05pt solid #000000" fo:border-right="none" fo:border-top="none" fo:border-bottom="0.05pt solid #000000"/>
    </style:style>
    <style:style style:name="Таблица1.A494" style:family="table-cell">
      <style:table-cell-properties fo:padding="0.097cm" fo:border-left="0.05pt solid #000000" fo:border-right="none" fo:border-top="none" fo:border-bottom="0.05pt solid #000000"/>
    </style:style>
    <style:style style:name="Таблица1.A495" style:family="table-cell">
      <style:table-cell-properties fo:padding="0.097cm" fo:border-left="0.05pt solid #000000" fo:border-right="none" fo:border-top="none" fo:border-bottom="0.05pt solid #000000"/>
    </style:style>
    <style:style style:name="Таблица1.A496" style:family="table-cell">
      <style:table-cell-properties fo:padding="0.097cm" fo:border-left="0.05pt solid #000000" fo:border-right="none" fo:border-top="none" fo:border-bottom="0.05pt solid #000000"/>
    </style:style>
    <style:style style:name="Таблица1.A497" style:family="table-cell">
      <style:table-cell-properties fo:padding="0.097cm" fo:border-left="0.05pt solid #000000" fo:border-right="none" fo:border-top="none" fo:border-bottom="0.05pt solid #000000"/>
    </style:style>
    <style:style style:name="Таблица1.A498" style:family="table-cell">
      <style:table-cell-properties fo:padding="0.097cm" fo:border-left="0.05pt solid #000000" fo:border-right="none" fo:border-top="none" fo:border-bottom="0.05pt solid #000000"/>
    </style:style>
    <style:style style:name="Таблица1.A499" style:family="table-cell">
      <style:table-cell-properties fo:padding="0.097cm" fo:border-left="0.05pt solid #000000" fo:border-right="none" fo:border-top="none" fo:border-bottom="0.05pt solid #000000"/>
    </style:style>
    <style:style style:name="Таблица1.A500" style:family="table-cell">
      <style:table-cell-properties fo:padding="0.097cm" fo:border-left="0.05pt solid #000000" fo:border-right="none" fo:border-top="none" fo:border-bottom="0.05pt solid #000000"/>
    </style:style>
    <style:style style:name="Таблица1.A501" style:family="table-cell">
      <style:table-cell-properties fo:padding="0.097cm" fo:border-left="0.05pt solid #000000" fo:border-right="none" fo:border-top="none" fo:border-bottom="0.05pt solid #000000"/>
    </style:style>
    <style:style style:name="Таблица1.A502" style:family="table-cell">
      <style:table-cell-properties fo:padding="0.097cm" fo:border-left="0.05pt solid #000000" fo:border-right="none" fo:border-top="none" fo:border-bottom="0.05pt solid #000000"/>
    </style:style>
    <style:style style:name="Таблица1.A503" style:family="table-cell">
      <style:table-cell-properties fo:padding="0.097cm" fo:border-left="0.05pt solid #000000" fo:border-right="none" fo:border-top="none" fo:border-bottom="0.05pt solid #000000"/>
    </style:style>
    <style:style style:name="Таблица1.A504" style:family="table-cell">
      <style:table-cell-properties fo:padding="0.097cm" fo:border-left="0.05pt solid #000000" fo:border-right="none" fo:border-top="none" fo:border-bottom="0.05pt solid #000000"/>
    </style:style>
    <style:style style:name="Таблица1.A505" style:family="table-cell">
      <style:table-cell-properties fo:padding="0.097cm" fo:border-left="0.05pt solid #000000" fo:border-right="none" fo:border-top="none" fo:border-bottom="0.05pt solid #000000"/>
    </style:style>
    <style:style style:name="Таблица1.A506" style:family="table-cell">
      <style:table-cell-properties fo:padding="0.097cm" fo:border-left="0.05pt solid #000000" fo:border-right="none" fo:border-top="none" fo:border-bottom="0.05pt solid #000000"/>
    </style:style>
    <style:style style:name="Таблица1.A507" style:family="table-cell">
      <style:table-cell-properties fo:padding="0.097cm" fo:border-left="0.05pt solid #000000" fo:border-right="none" fo:border-top="none" fo:border-bottom="0.05pt solid #000000"/>
    </style:style>
    <style:style style:name="Таблица1.A508" style:family="table-cell">
      <style:table-cell-properties fo:padding="0.097cm" fo:border-left="0.05pt solid #000000" fo:border-right="none" fo:border-top="none" fo:border-bottom="0.05pt solid #000000"/>
    </style:style>
    <style:style style:name="Таблица1.A509" style:family="table-cell">
      <style:table-cell-properties fo:padding="0.097cm" fo:border-left="0.05pt solid #000000" fo:border-right="none" fo:border-top="none" fo:border-bottom="0.05pt solid #000000"/>
    </style:style>
    <style:style style:name="Таблица1.A510" style:family="table-cell">
      <style:table-cell-properties fo:padding="0.097cm" fo:border-left="0.05pt solid #000000" fo:border-right="none" fo:border-top="none" fo:border-bottom="0.05pt solid #000000"/>
    </style:style>
    <style:style style:name="Таблица1.A511" style:family="table-cell">
      <style:table-cell-properties fo:padding="0.097cm" fo:border-left="0.05pt solid #000000" fo:border-right="none" fo:border-top="none" fo:border-bottom="0.05pt solid #000000"/>
    </style:style>
    <style:style style:name="Таблица1.A512" style:family="table-cell">
      <style:table-cell-properties fo:padding="0.097cm" fo:border-left="0.05pt solid #000000" fo:border-right="none" fo:border-top="none" fo:border-bottom="0.05pt solid #000000"/>
    </style:style>
    <style:style style:name="Таблица1.A513" style:family="table-cell">
      <style:table-cell-properties fo:padding="0.097cm" fo:border-left="0.05pt solid #000000" fo:border-right="none" fo:border-top="none" fo:border-bottom="0.05pt solid #000000"/>
    </style:style>
    <style:style style:name="Таблица1.A514" style:family="table-cell">
      <style:table-cell-properties fo:padding="0.097cm" fo:border-left="0.05pt solid #000000" fo:border-right="none" fo:border-top="none" fo:border-bottom="0.05pt solid #000000"/>
    </style:style>
    <style:style style:name="Таблица1.A515" style:family="table-cell">
      <style:table-cell-properties fo:padding="0.097cm" fo:border-left="0.05pt solid #000000" fo:border-right="none" fo:border-top="none" fo:border-bottom="0.05pt solid #000000"/>
    </style:style>
    <style:style style:name="Таблица1.A516" style:family="table-cell">
      <style:table-cell-properties fo:padding="0.097cm" fo:border-left="0.05pt solid #000000" fo:border-right="none" fo:border-top="none" fo:border-bottom="0.05pt solid #000000"/>
    </style:style>
    <style:style style:name="Таблица1.A517" style:family="table-cell">
      <style:table-cell-properties fo:padding="0.097cm" fo:border-left="0.05pt solid #000000" fo:border-right="none" fo:border-top="none" fo:border-bottom="0.05pt solid #000000"/>
    </style:style>
    <style:style style:name="Таблица1.A518" style:family="table-cell">
      <style:table-cell-properties fo:padding="0.097cm" fo:border-left="0.05pt solid #000000" fo:border-right="none" fo:border-top="none" fo:border-bottom="0.05pt solid #000000"/>
    </style:style>
    <style:style style:name="Таблица1.A519" style:family="table-cell">
      <style:table-cell-properties fo:padding="0.097cm" fo:border-left="0.05pt solid #000000" fo:border-right="none" fo:border-top="none" fo:border-bottom="0.05pt solid #000000"/>
    </style:style>
    <style:style style:name="Таблица1.A520" style:family="table-cell">
      <style:table-cell-properties fo:padding="0.097cm" fo:border-left="0.05pt solid #000000" fo:border-right="none" fo:border-top="none" fo:border-bottom="0.05pt solid #000000"/>
    </style:style>
    <style:style style:name="Таблица1.A521" style:family="table-cell">
      <style:table-cell-properties fo:padding="0.097cm" fo:border-left="0.05pt solid #000000" fo:border-right="none" fo:border-top="none" fo:border-bottom="0.05pt solid #000000"/>
    </style:style>
    <style:style style:name="Таблица1.A522" style:family="table-cell">
      <style:table-cell-properties fo:padding="0.097cm" fo:border-left="0.05pt solid #000000" fo:border-right="none" fo:border-top="none" fo:border-bottom="0.05pt solid #000000"/>
    </style:style>
    <style:style style:name="Таблица1.A523" style:family="table-cell">
      <style:table-cell-properties fo:padding="0.097cm" fo:border-left="0.05pt solid #000000" fo:border-right="none" fo:border-top="none" fo:border-bottom="0.05pt solid #000000"/>
    </style:style>
    <style:style style:name="Таблица1.A524" style:family="table-cell">
      <style:table-cell-properties fo:padding="0.097cm" fo:border-left="0.05pt solid #000000" fo:border-right="none" fo:border-top="none" fo:border-bottom="0.05pt solid #000000"/>
    </style:style>
    <style:style style:name="Таблица1.A525" style:family="table-cell">
      <style:table-cell-properties fo:padding="0.097cm" fo:border-left="0.05pt solid #000000" fo:border-right="none" fo:border-top="none" fo:border-bottom="0.05pt solid #000000"/>
    </style:style>
    <style:style style:name="Таблица1.A526" style:family="table-cell">
      <style:table-cell-properties fo:padding="0.097cm" fo:border-left="0.05pt solid #000000" fo:border-right="none" fo:border-top="none" fo:border-bottom="0.05pt solid #000000"/>
    </style:style>
    <style:style style:name="Таблица1.A527" style:family="table-cell">
      <style:table-cell-properties fo:padding="0.097cm" fo:border-left="0.05pt solid #000000" fo:border-right="none" fo:border-top="none" fo:border-bottom="0.05pt solid #000000"/>
    </style:style>
    <style:style style:name="Таблица1.A528" style:family="table-cell">
      <style:table-cell-properties fo:padding="0.097cm" fo:border-left="0.05pt solid #000000" fo:border-right="none" fo:border-top="none" fo:border-bottom="0.05pt solid #000000"/>
    </style:style>
    <style:style style:name="Таблица1.A529" style:family="table-cell">
      <style:table-cell-properties fo:padding="0.097cm" fo:border-left="0.05pt solid #000000" fo:border-right="none" fo:border-top="none" fo:border-bottom="0.05pt solid #000000"/>
    </style:style>
    <style:style style:name="Таблица1.A530" style:family="table-cell">
      <style:table-cell-properties fo:padding="0.097cm" fo:border-left="0.05pt solid #000000" fo:border-right="none" fo:border-top="none" fo:border-bottom="0.05pt solid #000000"/>
    </style:style>
    <style:style style:name="Таблица1.A531" style:family="table-cell">
      <style:table-cell-properties fo:padding="0.097cm" fo:border-left="0.05pt solid #000000" fo:border-right="none" fo:border-top="none" fo:border-bottom="0.05pt solid #000000"/>
    </style:style>
    <style:style style:name="Таблица1.A532" style:family="table-cell">
      <style:table-cell-properties fo:padding="0.097cm" fo:border-left="0.05pt solid #000000" fo:border-right="none" fo:border-top="none" fo:border-bottom="0.05pt solid #000000"/>
    </style:style>
    <style:style style:name="Таблица1.A533" style:family="table-cell">
      <style:table-cell-properties fo:padding="0.097cm" fo:border-left="0.05pt solid #000000" fo:border-right="none" fo:border-top="none" fo:border-bottom="0.05pt solid #000000"/>
    </style:style>
    <style:style style:name="Таблица1.A534" style:family="table-cell">
      <style:table-cell-properties fo:padding="0.097cm" fo:border-left="0.05pt solid #000000" fo:border-right="none" fo:border-top="none" fo:border-bottom="0.05pt solid #000000"/>
    </style:style>
    <style:style style:name="Таблица1.A535" style:family="table-cell">
      <style:table-cell-properties fo:padding="0.097cm" fo:border-left="0.05pt solid #000000" fo:border-right="none" fo:border-top="none" fo:border-bottom="0.05pt solid #000000"/>
    </style:style>
    <style:style style:name="Таблица1.A536" style:family="table-cell">
      <style:table-cell-properties fo:padding="0.097cm" fo:border-left="0.05pt solid #000000" fo:border-right="none" fo:border-top="none" fo:border-bottom="0.05pt solid #000000"/>
    </style:style>
    <style:style style:name="Таблица1.A537" style:family="table-cell">
      <style:table-cell-properties fo:padding="0.097cm" fo:border-left="0.05pt solid #000000" fo:border-right="none" fo:border-top="none" fo:border-bottom="0.05pt solid #000000"/>
    </style:style>
    <style:style style:name="Таблица1.A538" style:family="table-cell">
      <style:table-cell-properties fo:padding="0.097cm" fo:border-left="0.05pt solid #000000" fo:border-right="none" fo:border-top="none" fo:border-bottom="0.05pt solid #000000"/>
    </style:style>
    <style:style style:name="Таблица1.A539" style:family="table-cell">
      <style:table-cell-properties fo:padding="0.097cm" fo:border-left="0.05pt solid #000000" fo:border-right="none" fo:border-top="none" fo:border-bottom="0.05pt solid #000000"/>
    </style:style>
    <style:style style:name="Таблица1.A540" style:family="table-cell">
      <style:table-cell-properties fo:padding="0.097cm" fo:border-left="0.05pt solid #000000" fo:border-right="none" fo:border-top="none" fo:border-bottom="0.05pt solid #000000"/>
    </style:style>
    <style:style style:name="Таблица1.A541" style:family="table-cell">
      <style:table-cell-properties fo:padding="0.097cm" fo:border-left="0.05pt solid #000000" fo:border-right="none" fo:border-top="none" fo:border-bottom="0.05pt solid #000000"/>
    </style:style>
    <style:style style:name="Таблица1.A542" style:family="table-cell">
      <style:table-cell-properties fo:padding="0.097cm" fo:border-left="0.05pt solid #000000" fo:border-right="none" fo:border-top="none" fo:border-bottom="0.05pt solid #000000"/>
    </style:style>
    <style:style style:name="Таблица1.A543" style:family="table-cell">
      <style:table-cell-properties fo:padding="0.097cm" fo:border-left="0.05pt solid #000000" fo:border-right="none" fo:border-top="none" fo:border-bottom="0.05pt solid #000000"/>
    </style:style>
    <style:style style:name="Таблица1.A544" style:family="table-cell">
      <style:table-cell-properties fo:padding="0.097cm" fo:border-left="0.05pt solid #000000" fo:border-right="none" fo:border-top="none" fo:border-bottom="0.05pt solid #000000"/>
    </style:style>
    <style:style style:name="Таблица1.A545" style:family="table-cell">
      <style:table-cell-properties fo:padding="0.097cm" fo:border-left="0.05pt solid #000000" fo:border-right="none" fo:border-top="none" fo:border-bottom="0.05pt solid #000000"/>
    </style:style>
    <style:style style:name="Таблица1.A546" style:family="table-cell">
      <style:table-cell-properties fo:padding="0.097cm" fo:border-left="0.05pt solid #000000" fo:border-right="none" fo:border-top="none" fo:border-bottom="0.05pt solid #000000"/>
    </style:style>
    <style:style style:name="Таблица1.A547" style:family="table-cell">
      <style:table-cell-properties fo:padding="0.097cm" fo:border-left="0.05pt solid #000000" fo:border-right="none" fo:border-top="none" fo:border-bottom="0.05pt solid #000000"/>
    </style:style>
    <style:style style:name="Таблица1.A548" style:family="table-cell">
      <style:table-cell-properties fo:padding="0.097cm" fo:border-left="0.05pt solid #000000" fo:border-right="none" fo:border-top="none" fo:border-bottom="0.05pt solid #000000"/>
    </style:style>
    <style:style style:name="Таблица1.A549" style:family="table-cell">
      <style:table-cell-properties fo:padding="0.097cm" fo:border-left="0.05pt solid #000000" fo:border-right="none" fo:border-top="none" fo:border-bottom="0.05pt solid #000000"/>
    </style:style>
    <style:style style:name="Таблица1.A550" style:family="table-cell">
      <style:table-cell-properties fo:padding="0.097cm" fo:border-left="0.05pt solid #000000" fo:border-right="none" fo:border-top="none" fo:border-bottom="0.05pt solid #000000"/>
    </style:style>
    <style:style style:name="Таблица1.A551" style:family="table-cell">
      <style:table-cell-properties fo:padding="0.097cm" fo:border-left="0.05pt solid #000000" fo:border-right="none" fo:border-top="none" fo:border-bottom="0.05pt solid #000000"/>
    </style:style>
    <style:style style:name="Таблица1.A552" style:family="table-cell">
      <style:table-cell-properties fo:padding="0.097cm" fo:border-left="0.05pt solid #000000" fo:border-right="none" fo:border-top="none" fo:border-bottom="0.05pt solid #000000"/>
    </style:style>
    <style:style style:name="Таблица1.A553" style:family="table-cell">
      <style:table-cell-properties fo:padding="0.097cm" fo:border-left="0.05pt solid #000000" fo:border-right="none" fo:border-top="none" fo:border-bottom="0.05pt solid #000000"/>
    </style:style>
    <style:style style:name="Таблица1.A554" style:family="table-cell">
      <style:table-cell-properties fo:padding="0.097cm" fo:border-left="0.05pt solid #000000" fo:border-right="none" fo:border-top="none" fo:border-bottom="0.05pt solid #000000"/>
    </style:style>
    <style:style style:name="Таблица1.A555" style:family="table-cell">
      <style:table-cell-properties fo:padding="0.097cm" fo:border-left="0.05pt solid #000000" fo:border-right="none" fo:border-top="none" fo:border-bottom="0.05pt solid #000000"/>
    </style:style>
    <style:style style:name="Таблица1.A556" style:family="table-cell">
      <style:table-cell-properties fo:padding="0.097cm" fo:border-left="0.05pt solid #000000" fo:border-right="none" fo:border-top="none" fo:border-bottom="0.05pt solid #000000"/>
    </style:style>
    <style:style style:name="Таблица1.A557" style:family="table-cell">
      <style:table-cell-properties fo:padding="0.097cm" fo:border-left="0.05pt solid #000000" fo:border-right="none" fo:border-top="none" fo:border-bottom="0.05pt solid #000000"/>
    </style:style>
    <style:style style:name="Таблица1.A558" style:family="table-cell">
      <style:table-cell-properties fo:padding="0.097cm" fo:border-left="0.05pt solid #000000" fo:border-right="none" fo:border-top="none" fo:border-bottom="0.05pt solid #000000"/>
    </style:style>
    <style:style style:name="Таблица1.A559" style:family="table-cell">
      <style:table-cell-properties fo:padding="0.097cm" fo:border-left="0.05pt solid #000000" fo:border-right="none" fo:border-top="none" fo:border-bottom="0.05pt solid #000000"/>
    </style:style>
    <style:style style:name="Таблица1.A560" style:family="table-cell">
      <style:table-cell-properties fo:padding="0.097cm" fo:border-left="0.05pt solid #000000" fo:border-right="none" fo:border-top="none" fo:border-bottom="0.05pt solid #000000"/>
    </style:style>
    <style:style style:name="Таблица1.A561" style:family="table-cell">
      <style:table-cell-properties fo:padding="0.097cm" fo:border-left="0.05pt solid #000000" fo:border-right="none" fo:border-top="none" fo:border-bottom="0.05pt solid #000000"/>
    </style:style>
    <style:style style:name="Таблица1.A562" style:family="table-cell">
      <style:table-cell-properties fo:padding="0.097cm" fo:border-left="0.05pt solid #000000" fo:border-right="none" fo:border-top="none" fo:border-bottom="0.05pt solid #000000"/>
    </style:style>
    <style:style style:name="Таблица1.A563" style:family="table-cell">
      <style:table-cell-properties fo:padding="0.097cm" fo:border-left="0.05pt solid #000000" fo:border-right="none" fo:border-top="none" fo:border-bottom="0.05pt solid #000000"/>
    </style:style>
    <style:style style:name="Таблица1.A564" style:family="table-cell">
      <style:table-cell-properties fo:padding="0.097cm" fo:border-left="0.05pt solid #000000" fo:border-right="none" fo:border-top="none" fo:border-bottom="0.05pt solid #000000"/>
    </style:style>
    <style:style style:name="Таблица1.A565" style:family="table-cell">
      <style:table-cell-properties fo:padding="0.097cm" fo:border-left="0.05pt solid #000000" fo:border-right="none" fo:border-top="none" fo:border-bottom="0.05pt solid #000000"/>
    </style:style>
    <style:style style:name="Таблица1.A566" style:family="table-cell">
      <style:table-cell-properties fo:padding="0.097cm" fo:border-left="0.05pt solid #000000" fo:border-right="none" fo:border-top="none" fo:border-bottom="0.05pt solid #000000"/>
    </style:style>
    <style:style style:name="Таблица1.A567" style:family="table-cell">
      <style:table-cell-properties fo:padding="0.097cm" fo:border-left="0.05pt solid #000000" fo:border-right="none" fo:border-top="none" fo:border-bottom="0.05pt solid #000000"/>
    </style:style>
    <style:style style:name="Таблица1.A568" style:family="table-cell">
      <style:table-cell-properties fo:padding="0.097cm" fo:border-left="0.05pt solid #000000" fo:border-right="none" fo:border-top="none" fo:border-bottom="0.05pt solid #000000"/>
    </style:style>
    <style:style style:name="Таблица1.A569" style:family="table-cell">
      <style:table-cell-properties fo:padding="0.097cm" fo:border-left="0.05pt solid #000000" fo:border-right="none" fo:border-top="none" fo:border-bottom="0.05pt solid #000000"/>
    </style:style>
    <style:style style:name="Таблица1.A570" style:family="table-cell">
      <style:table-cell-properties fo:padding="0.097cm" fo:border-left="0.05pt solid #000000" fo:border-right="none" fo:border-top="none" fo:border-bottom="0.05pt solid #000000"/>
    </style:style>
    <style:style style:name="Таблица1.A571" style:family="table-cell">
      <style:table-cell-properties fo:padding="0.097cm" fo:border-left="0.05pt solid #000000" fo:border-right="none" fo:border-top="none" fo:border-bottom="0.05pt solid #000000"/>
    </style:style>
    <style:style style:name="Таблица1.A572" style:family="table-cell">
      <style:table-cell-properties fo:padding="0.097cm" fo:border-left="0.05pt solid #000000" fo:border-right="none" fo:border-top="none" fo:border-bottom="0.05pt solid #000000"/>
    </style:style>
    <style:style style:name="Таблица1.A573" style:family="table-cell">
      <style:table-cell-properties fo:padding="0.097cm" fo:border-left="0.05pt solid #000000" fo:border-right="none" fo:border-top="none" fo:border-bottom="0.05pt solid #000000"/>
    </style:style>
    <style:style style:name="Таблица1.A574" style:family="table-cell">
      <style:table-cell-properties fo:padding="0.097cm" fo:border-left="0.05pt solid #000000" fo:border-right="none" fo:border-top="none" fo:border-bottom="0.05pt solid #000000"/>
    </style:style>
    <style:style style:name="Таблица1.A575" style:family="table-cell">
      <style:table-cell-properties fo:padding="0.097cm" fo:border-left="0.05pt solid #000000" fo:border-right="none" fo:border-top="none" fo:border-bottom="0.05pt solid #000000"/>
    </style:style>
    <style:style style:name="Таблица1.A576" style:family="table-cell">
      <style:table-cell-properties fo:padding="0.097cm" fo:border-left="0.05pt solid #000000" fo:border-right="none" fo:border-top="none" fo:border-bottom="0.05pt solid #000000"/>
    </style:style>
    <style:style style:name="Таблица1.A577" style:family="table-cell">
      <style:table-cell-properties fo:padding="0.097cm" fo:border-left="0.05pt solid #000000" fo:border-right="none" fo:border-top="none" fo:border-bottom="0.05pt solid #000000"/>
    </style:style>
    <style:style style:name="Таблица1.A578" style:family="table-cell">
      <style:table-cell-properties fo:padding="0.097cm" fo:border-left="0.05pt solid #000000" fo:border-right="none" fo:border-top="none" fo:border-bottom="0.05pt solid #000000"/>
    </style:style>
    <style:style style:name="Таблица1.A579" style:family="table-cell">
      <style:table-cell-properties fo:padding="0.097cm" fo:border-left="0.05pt solid #000000" fo:border-right="none" fo:border-top="none" fo:border-bottom="0.05pt solid #000000"/>
    </style:style>
    <style:style style:name="Таблица1.A580" style:family="table-cell">
      <style:table-cell-properties fo:padding="0.097cm" fo:border-left="0.05pt solid #000000" fo:border-right="none" fo:border-top="none" fo:border-bottom="0.05pt solid #000000"/>
    </style:style>
    <style:style style:name="Таблица1.A581" style:family="table-cell">
      <style:table-cell-properties fo:padding="0.097cm" fo:border-left="0.05pt solid #000000" fo:border-right="none" fo:border-top="none" fo:border-bottom="0.05pt solid #000000"/>
    </style:style>
    <style:style style:name="Таблица1.A582" style:family="table-cell">
      <style:table-cell-properties fo:padding="0.097cm" fo:border-left="0.05pt solid #000000" fo:border-right="none" fo:border-top="none" fo:border-bottom="0.05pt solid #000000"/>
    </style:style>
    <style:style style:name="Таблица1.A583" style:family="table-cell">
      <style:table-cell-properties fo:padding="0.097cm" fo:border-left="0.05pt solid #000000" fo:border-right="none" fo:border-top="none" fo:border-bottom="0.05pt solid #000000"/>
    </style:style>
    <style:style style:name="Таблица1.A584" style:family="table-cell">
      <style:table-cell-properties fo:padding="0.097cm" fo:border-left="0.05pt solid #000000" fo:border-right="none" fo:border-top="none" fo:border-bottom="0.05pt solid #000000"/>
    </style:style>
    <style:style style:name="Таблица1.A585" style:family="table-cell">
      <style:table-cell-properties fo:padding="0.097cm" fo:border-left="0.05pt solid #000000" fo:border-right="none" fo:border-top="none" fo:border-bottom="0.05pt solid #000000"/>
    </style:style>
    <style:style style:name="Таблица1.A586" style:family="table-cell">
      <style:table-cell-properties fo:padding="0.097cm" fo:border-left="0.05pt solid #000000" fo:border-right="none" fo:border-top="none" fo:border-bottom="0.05pt solid #000000"/>
    </style:style>
    <style:style style:name="Таблица1.A587" style:family="table-cell">
      <style:table-cell-properties fo:padding="0.097cm" fo:border-left="0.05pt solid #000000" fo:border-right="none" fo:border-top="none" fo:border-bottom="0.05pt solid #000000"/>
    </style:style>
    <style:style style:name="Таблица1.A588" style:family="table-cell">
      <style:table-cell-properties fo:padding="0.097cm" fo:border-left="0.05pt solid #000000" fo:border-right="none" fo:border-top="none" fo:border-bottom="0.05pt solid #000000"/>
    </style:style>
    <style:style style:name="Таблица1.A589" style:family="table-cell">
      <style:table-cell-properties fo:padding="0.097cm" fo:border-left="0.05pt solid #000000" fo:border-right="none" fo:border-top="none" fo:border-bottom="0.05pt solid #000000"/>
    </style:style>
    <style:style style:name="Таблица1.A590" style:family="table-cell">
      <style:table-cell-properties fo:padding="0.097cm" fo:border-left="0.05pt solid #000000" fo:border-right="none" fo:border-top="none" fo:border-bottom="0.05pt solid #000000"/>
    </style:style>
    <style:style style:name="Таблица1.A591" style:family="table-cell">
      <style:table-cell-properties fo:padding="0.097cm" fo:border-left="0.05pt solid #000000" fo:border-right="none" fo:border-top="none" fo:border-bottom="0.05pt solid #000000"/>
    </style:style>
    <style:style style:name="Таблица1.A592" style:family="table-cell">
      <style:table-cell-properties fo:padding="0.097cm" fo:border-left="0.05pt solid #000000" fo:border-right="none" fo:border-top="none" fo:border-bottom="0.05pt solid #000000"/>
    </style:style>
    <style:style style:name="Таблица1.A593" style:family="table-cell">
      <style:table-cell-properties fo:padding="0.097cm" fo:border-left="0.05pt solid #000000" fo:border-right="none" fo:border-top="none" fo:border-bottom="0.05pt solid #000000"/>
    </style:style>
    <style:style style:name="Таблица1.A594" style:family="table-cell">
      <style:table-cell-properties fo:padding="0.097cm" fo:border-left="0.05pt solid #000000" fo:border-right="none" fo:border-top="none" fo:border-bottom="0.05pt solid #000000"/>
    </style:style>
    <style:style style:name="Таблица1.A595" style:family="table-cell">
      <style:table-cell-properties fo:padding="0.097cm" fo:border-left="0.05pt solid #000000" fo:border-right="none" fo:border-top="none" fo:border-bottom="0.05pt solid #000000"/>
    </style:style>
    <style:style style:name="Таблица1.A596" style:family="table-cell">
      <style:table-cell-properties fo:padding="0.097cm" fo:border-left="0.05pt solid #000000" fo:border-right="none" fo:border-top="none" fo:border-bottom="0.05pt solid #000000"/>
    </style:style>
    <style:style style:name="Таблица1.A597" style:family="table-cell">
      <style:table-cell-properties fo:padding="0.097cm" fo:border-left="0.05pt solid #000000" fo:border-right="none" fo:border-top="none" fo:border-bottom="0.05pt solid #000000"/>
    </style:style>
    <style:style style:name="Таблица1.A598" style:family="table-cell">
      <style:table-cell-properties fo:padding="0.097cm" fo:border-left="0.05pt solid #000000" fo:border-right="none" fo:border-top="none" fo:border-bottom="0.05pt solid #000000"/>
    </style:style>
    <style:style style:name="Таблица1.A599" style:family="table-cell">
      <style:table-cell-properties fo:padding="0.097cm" fo:border-left="0.05pt solid #000000" fo:border-right="none" fo:border-top="none" fo:border-bottom="0.05pt solid #000000"/>
    </style:style>
    <style:style style:name="Таблица1.A600" style:family="table-cell">
      <style:table-cell-properties fo:padding="0.097cm" fo:border-left="0.05pt solid #000000" fo:border-right="none" fo:border-top="none" fo:border-bottom="0.05pt solid #000000"/>
    </style:style>
    <style:style style:name="Таблица1.A601" style:family="table-cell">
      <style:table-cell-properties fo:padding="0.097cm" fo:border-left="0.05pt solid #000000" fo:border-right="none" fo:border-top="none" fo:border-bottom="0.05pt solid #000000"/>
    </style:style>
    <style:style style:name="Таблица1.A602" style:family="table-cell">
      <style:table-cell-properties fo:padding="0.097cm" fo:border-left="0.05pt solid #000000" fo:border-right="none" fo:border-top="none" fo:border-bottom="0.05pt solid #000000"/>
    </style:style>
    <style:style style:name="Таблица1.A603" style:family="table-cell">
      <style:table-cell-properties fo:padding="0.097cm" fo:border-left="0.05pt solid #000000" fo:border-right="none" fo:border-top="none" fo:border-bottom="0.05pt solid #000000"/>
    </style:style>
    <style:style style:name="Таблица1.A604" style:family="table-cell">
      <style:table-cell-properties fo:padding="0.097cm" fo:border-left="0.05pt solid #000000" fo:border-right="none" fo:border-top="none" fo:border-bottom="0.05pt solid #000000"/>
    </style:style>
    <style:style style:name="Таблица1.A605" style:family="table-cell">
      <style:table-cell-properties fo:padding="0.097cm" fo:border-left="0.05pt solid #000000" fo:border-right="none" fo:border-top="none" fo:border-bottom="0.05pt solid #000000"/>
    </style:style>
    <style:style style:name="Таблица1.A606" style:family="table-cell">
      <style:table-cell-properties fo:padding="0.097cm" fo:border-left="0.05pt solid #000000" fo:border-right="none" fo:border-top="none" fo:border-bottom="0.05pt solid #000000"/>
    </style:style>
    <style:style style:name="Таблица1.A607" style:family="table-cell">
      <style:table-cell-properties fo:padding="0.097cm" fo:border-left="0.05pt solid #000000" fo:border-right="none" fo:border-top="none" fo:border-bottom="0.05pt solid #000000"/>
    </style:style>
    <style:style style:name="Таблица1.A608" style:family="table-cell">
      <style:table-cell-properties fo:padding="0.097cm" fo:border-left="0.05pt solid #000000" fo:border-right="none" fo:border-top="none" fo:border-bottom="0.05pt solid #000000"/>
    </style:style>
    <style:style style:name="Таблица1.A609" style:family="table-cell">
      <style:table-cell-properties fo:padding="0.097cm" fo:border-left="0.05pt solid #000000" fo:border-right="none" fo:border-top="none" fo:border-bottom="0.05pt solid #000000"/>
    </style:style>
    <style:style style:name="Таблица1.A610" style:family="table-cell">
      <style:table-cell-properties fo:padding="0.097cm" fo:border-left="0.05pt solid #000000" fo:border-right="none" fo:border-top="none" fo:border-bottom="0.05pt solid #000000"/>
    </style:style>
    <style:style style:name="Таблица1.A611" style:family="table-cell">
      <style:table-cell-properties fo:padding="0.097cm" fo:border-left="0.05pt solid #000000" fo:border-right="none" fo:border-top="none" fo:border-bottom="0.05pt solid #000000"/>
    </style:style>
    <style:style style:name="Таблица1.A612" style:family="table-cell">
      <style:table-cell-properties fo:padding="0.097cm" fo:border-left="0.05pt solid #000000" fo:border-right="none" fo:border-top="none" fo:border-bottom="0.05pt solid #000000"/>
    </style:style>
    <style:style style:name="Таблица1.A613" style:family="table-cell">
      <style:table-cell-properties fo:padding="0.097cm" fo:border-left="0.05pt solid #000000" fo:border-right="none" fo:border-top="none" fo:border-bottom="0.05pt solid #000000"/>
    </style:style>
    <style:style style:name="Таблица1.A614" style:family="table-cell">
      <style:table-cell-properties fo:padding="0.097cm" fo:border-left="0.05pt solid #000000" fo:border-right="none" fo:border-top="none" fo:border-bottom="0.05pt solid #000000"/>
    </style:style>
    <style:style style:name="Таблица1.A615" style:family="table-cell">
      <style:table-cell-properties fo:padding="0.097cm" fo:border-left="0.05pt solid #000000" fo:border-right="none" fo:border-top="none" fo:border-bottom="0.05pt solid #000000"/>
    </style:style>
    <style:style style:name="Таблица1.A616" style:family="table-cell">
      <style:table-cell-properties fo:padding="0.097cm" fo:border-left="0.05pt solid #000000" fo:border-right="none" fo:border-top="none" fo:border-bottom="0.05pt solid #000000"/>
    </style:style>
    <style:style style:name="Таблица1.A617" style:family="table-cell">
      <style:table-cell-properties fo:padding="0.097cm" fo:border-left="0.05pt solid #000000" fo:border-right="none" fo:border-top="none" fo:border-bottom="0.05pt solid #000000"/>
    </style:style>
    <style:style style:name="Таблица1.A618" style:family="table-cell">
      <style:table-cell-properties fo:padding="0.097cm" fo:border-left="0.05pt solid #000000" fo:border-right="none" fo:border-top="none" fo:border-bottom="0.05pt solid #000000"/>
    </style:style>
    <style:style style:name="Таблица1.A619" style:family="table-cell">
      <style:table-cell-properties fo:padding="0.097cm" fo:border-left="0.05pt solid #000000" fo:border-right="none" fo:border-top="none" fo:border-bottom="0.05pt solid #000000"/>
    </style:style>
    <style:style style:name="Таблица1.A620" style:family="table-cell">
      <style:table-cell-properties fo:padding="0.097cm" fo:border-left="0.05pt solid #000000" fo:border-right="none" fo:border-top="none" fo:border-bottom="0.05pt solid #000000"/>
    </style:style>
    <style:style style:name="Таблица1.A621" style:family="table-cell">
      <style:table-cell-properties fo:padding="0.097cm" fo:border-left="0.05pt solid #000000" fo:border-right="none" fo:border-top="none" fo:border-bottom="0.05pt solid #000000"/>
    </style:style>
    <style:style style:name="Таблица1.A622" style:family="table-cell">
      <style:table-cell-properties fo:padding="0.097cm" fo:border-left="0.05pt solid #000000" fo:border-right="none" fo:border-top="none" fo:border-bottom="0.05pt solid #000000"/>
    </style:style>
    <style:style style:name="Таблица1.A623" style:family="table-cell">
      <style:table-cell-properties fo:padding="0.097cm" fo:border-left="0.05pt solid #000000" fo:border-right="none" fo:border-top="none" fo:border-bottom="0.05pt solid #000000"/>
    </style:style>
    <style:style style:name="Таблица1.A624" style:family="table-cell">
      <style:table-cell-properties fo:padding="0.097cm" fo:border-left="0.05pt solid #000000" fo:border-right="none" fo:border-top="none" fo:border-bottom="0.05pt solid #000000"/>
    </style:style>
    <style:style style:name="Таблица1.A625" style:family="table-cell">
      <style:table-cell-properties fo:padding="0.097cm" fo:border-left="0.05pt solid #000000" fo:border-right="none" fo:border-top="none" fo:border-bottom="0.05pt solid #000000"/>
    </style:style>
    <style:style style:name="Таблица1.A626" style:family="table-cell">
      <style:table-cell-properties fo:padding="0.097cm" fo:border-left="0.05pt solid #000000" fo:border-right="none" fo:border-top="none" fo:border-bottom="0.05pt solid #000000"/>
    </style:style>
    <style:style style:name="Таблица1.A627" style:family="table-cell">
      <style:table-cell-properties fo:padding="0.097cm" fo:border-left="0.05pt solid #000000" fo:border-right="none" fo:border-top="none" fo:border-bottom="0.05pt solid #000000"/>
    </style:style>
    <style:style style:name="Таблица1.A628" style:family="table-cell">
      <style:table-cell-properties fo:padding="0.097cm" fo:border-left="0.05pt solid #000000" fo:border-right="none" fo:border-top="none" fo:border-bottom="0.05pt solid #000000"/>
    </style:style>
    <style:style style:name="Таблица1.A629" style:family="table-cell">
      <style:table-cell-properties fo:padding="0.097cm" fo:border-left="0.05pt solid #000000" fo:border-right="none" fo:border-top="none" fo:border-bottom="0.05pt solid #000000"/>
    </style:style>
    <style:style style:name="Таблица1.A630" style:family="table-cell">
      <style:table-cell-properties fo:padding="0.097cm" fo:border-left="0.05pt solid #000000" fo:border-right="none" fo:border-top="none" fo:border-bottom="0.05pt solid #000000"/>
    </style:style>
    <style:style style:name="Таблица1.A631" style:family="table-cell">
      <style:table-cell-properties fo:padding="0.097cm" fo:border-left="0.05pt solid #000000" fo:border-right="none" fo:border-top="none" fo:border-bottom="0.05pt solid #000000"/>
    </style:style>
    <style:style style:name="Таблица1.A632" style:family="table-cell">
      <style:table-cell-properties fo:padding="0.097cm" fo:border-left="0.05pt solid #000000" fo:border-right="none" fo:border-top="none" fo:border-bottom="0.05pt solid #000000"/>
    </style:style>
    <style:style style:name="Таблица1.A633" style:family="table-cell">
      <style:table-cell-properties fo:padding="0.097cm" fo:border-left="0.05pt solid #000000" fo:border-right="none" fo:border-top="none" fo:border-bottom="0.05pt solid #000000"/>
    </style:style>
    <style:style style:name="Таблица1.A634" style:family="table-cell">
      <style:table-cell-properties fo:padding="0.097cm" fo:border-left="0.05pt solid #000000" fo:border-right="none" fo:border-top="none" fo:border-bottom="0.05pt solid #000000"/>
    </style:style>
    <style:style style:name="Таблица1.A635" style:family="table-cell">
      <style:table-cell-properties fo:padding="0.097cm" fo:border-left="0.05pt solid #000000" fo:border-right="none" fo:border-top="none" fo:border-bottom="0.05pt solid #000000"/>
    </style:style>
    <style:style style:name="Таблица1.A636" style:family="table-cell">
      <style:table-cell-properties fo:padding="0.097cm" fo:border-left="0.05pt solid #000000" fo:border-right="none" fo:border-top="none" fo:border-bottom="0.05pt solid #000000"/>
    </style:style>
    <style:style style:name="Таблица1.A637" style:family="table-cell">
      <style:table-cell-properties fo:padding="0.097cm" fo:border-left="0.05pt solid #000000" fo:border-right="none" fo:border-top="none" fo:border-bottom="0.05pt solid #000000"/>
    </style:style>
    <style:style style:name="Таблица1.A638" style:family="table-cell">
      <style:table-cell-properties fo:padding="0.097cm" fo:border-left="0.05pt solid #000000" fo:border-right="none" fo:border-top="none" fo:border-bottom="0.05pt solid #000000"/>
    </style:style>
    <style:style style:name="Таблица1.A639" style:family="table-cell">
      <style:table-cell-properties fo:padding="0.097cm" fo:border-left="0.05pt solid #000000" fo:border-right="none" fo:border-top="none" fo:border-bottom="0.05pt solid #000000"/>
    </style:style>
    <style:style style:name="Таблица1.A640" style:family="table-cell">
      <style:table-cell-properties fo:padding="0.097cm" fo:border-left="0.05pt solid #000000" fo:border-right="none" fo:border-top="none" fo:border-bottom="0.05pt solid #000000"/>
    </style:style>
    <style:style style:name="Таблица1.A641" style:family="table-cell">
      <style:table-cell-properties fo:padding="0.097cm" fo:border-left="0.05pt solid #000000" fo:border-right="none" fo:border-top="none" fo:border-bottom="0.05pt solid #000000"/>
    </style:style>
    <style:style style:name="Таблица1.A642" style:family="table-cell">
      <style:table-cell-properties fo:padding="0.097cm" fo:border-left="0.05pt solid #000000" fo:border-right="none" fo:border-top="none" fo:border-bottom="0.05pt solid #000000"/>
    </style:style>
    <style:style style:name="Таблица1.A643" style:family="table-cell">
      <style:table-cell-properties fo:padding="0.097cm" fo:border-left="0.05pt solid #000000" fo:border-right="none" fo:border-top="none" fo:border-bottom="0.05pt solid #000000"/>
    </style:style>
    <style:style style:name="Таблица1.A644" style:family="table-cell">
      <style:table-cell-properties fo:padding="0.097cm" fo:border-left="0.05pt solid #000000" fo:border-right="none" fo:border-top="none" fo:border-bottom="0.05pt solid #000000"/>
    </style:style>
    <style:style style:name="Таблица1.A645" style:family="table-cell">
      <style:table-cell-properties fo:padding="0.097cm" fo:border-left="0.05pt solid #000000" fo:border-right="none" fo:border-top="none" fo:border-bottom="0.05pt solid #000000"/>
    </style:style>
    <style:style style:name="Таблица1.A646" style:family="table-cell">
      <style:table-cell-properties fo:padding="0.097cm" fo:border-left="0.05pt solid #000000" fo:border-right="none" fo:border-top="none" fo:border-bottom="0.05pt solid #000000"/>
    </style:style>
    <style:style style:name="Таблица1.A647" style:family="table-cell">
      <style:table-cell-properties fo:padding="0.097cm" fo:border-left="0.05pt solid #000000" fo:border-right="none" fo:border-top="none" fo:border-bottom="0.05pt solid #000000"/>
    </style:style>
    <style:style style:name="Таблица1.A648" style:family="table-cell">
      <style:table-cell-properties fo:padding="0.097cm" fo:border-left="0.05pt solid #000000" fo:border-right="none" fo:border-top="none" fo:border-bottom="0.05pt solid #000000"/>
    </style:style>
    <style:style style:name="Таблица1.A649" style:family="table-cell">
      <style:table-cell-properties fo:padding="0.097cm" fo:border-left="0.05pt solid #000000" fo:border-right="none" fo:border-top="none" fo:border-bottom="0.05pt solid #000000"/>
    </style:style>
    <style:style style:name="Таблица1.A650" style:family="table-cell">
      <style:table-cell-properties fo:padding="0.097cm" fo:border-left="0.05pt solid #000000" fo:border-right="none" fo:border-top="none" fo:border-bottom="0.05pt solid #000000"/>
    </style:style>
    <style:style style:name="Таблица1.A651" style:family="table-cell">
      <style:table-cell-properties fo:padding="0.097cm" fo:border-left="0.05pt solid #000000" fo:border-right="none" fo:border-top="none" fo:border-bottom="0.05pt solid #000000"/>
    </style:style>
    <style:style style:name="Таблица1.A652" style:family="table-cell">
      <style:table-cell-properties fo:padding="0.097cm" fo:border-left="0.05pt solid #000000" fo:border-right="none" fo:border-top="none" fo:border-bottom="0.05pt solid #000000"/>
    </style:style>
    <style:style style:name="Таблица1.A653" style:family="table-cell">
      <style:table-cell-properties fo:padding="0.097cm" fo:border-left="0.05pt solid #000000" fo:border-right="none" fo:border-top="none" fo:border-bottom="0.05pt solid #000000"/>
    </style:style>
    <style:style style:name="Таблица1.A654" style:family="table-cell">
      <style:table-cell-properties fo:padding="0.097cm" fo:border-left="0.05pt solid #000000" fo:border-right="none" fo:border-top="none" fo:border-bottom="0.05pt solid #000000"/>
    </style:style>
    <style:style style:name="Таблица1.A655" style:family="table-cell">
      <style:table-cell-properties fo:padding="0.097cm" fo:border-left="0.05pt solid #000000" fo:border-right="none" fo:border-top="none" fo:border-bottom="0.05pt solid #000000"/>
    </style:style>
    <style:style style:name="Таблица1.A656" style:family="table-cell">
      <style:table-cell-properties fo:padding="0.097cm" fo:border-left="0.05pt solid #000000" fo:border-right="none" fo:border-top="none" fo:border-bottom="0.05pt solid #000000"/>
    </style:style>
    <style:style style:name="Таблица1.A657" style:family="table-cell">
      <style:table-cell-properties fo:padding="0.097cm" fo:border-left="0.05pt solid #000000" fo:border-right="none" fo:border-top="none" fo:border-bottom="0.05pt solid #000000"/>
    </style:style>
    <style:style style:name="Таблица1.A658" style:family="table-cell">
      <style:table-cell-properties fo:padding="0.097cm" fo:border-left="0.05pt solid #000000" fo:border-right="none" fo:border-top="none" fo:border-bottom="0.05pt solid #000000"/>
    </style:style>
    <style:style style:name="Таблица1.A659" style:family="table-cell">
      <style:table-cell-properties fo:padding="0.097cm" fo:border-left="0.05pt solid #000000" fo:border-right="none" fo:border-top="none" fo:border-bottom="0.05pt solid #000000"/>
    </style:style>
    <style:style style:name="Таблица1.A660" style:family="table-cell">
      <style:table-cell-properties fo:padding="0.097cm" fo:border-left="0.05pt solid #000000" fo:border-right="none" fo:border-top="none" fo:border-bottom="0.05pt solid #000000"/>
    </style:style>
    <style:style style:name="Таблица1.A661" style:family="table-cell">
      <style:table-cell-properties fo:padding="0.097cm" fo:border-left="0.05pt solid #000000" fo:border-right="none" fo:border-top="none" fo:border-bottom="0.05pt solid #000000"/>
    </style:style>
    <style:style style:name="Таблица1.A662" style:family="table-cell">
      <style:table-cell-properties fo:padding="0.097cm" fo:border-left="0.05pt solid #000000" fo:border-right="none" fo:border-top="none" fo:border-bottom="0.05pt solid #000000"/>
    </style:style>
    <style:style style:name="Таблица1.A663" style:family="table-cell">
      <style:table-cell-properties fo:padding="0.097cm" fo:border-left="0.05pt solid #000000" fo:border-right="none" fo:border-top="none" fo:border-bottom="0.05pt solid #000000"/>
    </style:style>
    <style:style style:name="Таблица1.A664" style:family="table-cell">
      <style:table-cell-properties fo:padding="0.097cm" fo:border-left="0.05pt solid #000000" fo:border-right="none" fo:border-top="none" fo:border-bottom="0.05pt solid #000000"/>
    </style:style>
    <style:style style:name="Таблица1.A665" style:family="table-cell">
      <style:table-cell-properties fo:padding="0.097cm" fo:border-left="0.05pt solid #000000" fo:border-right="none" fo:border-top="none" fo:border-bottom="0.05pt solid #000000"/>
    </style:style>
    <style:style style:name="Таблица1.A666" style:family="table-cell">
      <style:table-cell-properties fo:padding="0.097cm" fo:border-left="0.05pt solid #000000" fo:border-right="none" fo:border-top="none" fo:border-bottom="0.05pt solid #000000"/>
    </style:style>
    <style:style style:name="Таблица1.A667" style:family="table-cell">
      <style:table-cell-properties fo:padding="0.097cm" fo:border-left="0.05pt solid #000000" fo:border-right="none" fo:border-top="none" fo:border-bottom="0.05pt solid #000000"/>
    </style:style>
    <style:style style:name="Таблица1.A668" style:family="table-cell">
      <style:table-cell-properties fo:padding="0.097cm" fo:border-left="0.05pt solid #000000" fo:border-right="none" fo:border-top="none" fo:border-bottom="0.05pt solid #000000"/>
    </style:style>
    <style:style style:name="Таблица1.A669" style:family="table-cell">
      <style:table-cell-properties fo:padding="0.097cm" fo:border-left="0.05pt solid #000000" fo:border-right="none" fo:border-top="none" fo:border-bottom="0.05pt solid #000000"/>
    </style:style>
    <style:style style:name="Таблица1.A670" style:family="table-cell">
      <style:table-cell-properties fo:padding="0.097cm" fo:border-left="0.05pt solid #000000" fo:border-right="none" fo:border-top="none" fo:border-bottom="0.05pt solid #000000"/>
    </style:style>
    <style:style style:name="Таблица1.A671" style:family="table-cell">
      <style:table-cell-properties fo:padding="0.097cm" fo:border-left="0.05pt solid #000000" fo:border-right="none" fo:border-top="none" fo:border-bottom="0.05pt solid #000000"/>
    </style:style>
    <style:style style:name="Таблица1.A672" style:family="table-cell">
      <style:table-cell-properties fo:padding="0.097cm" fo:border-left="0.05pt solid #000000" fo:border-right="none" fo:border-top="none" fo:border-bottom="0.05pt solid #000000"/>
    </style:style>
    <style:style style:name="Таблица1.A673" style:family="table-cell">
      <style:table-cell-properties fo:padding="0.097cm" fo:border-left="0.05pt solid #000000" fo:border-right="none" fo:border-top="none" fo:border-bottom="0.05pt solid #000000"/>
    </style:style>
    <style:style style:name="Таблица1.A674" style:family="table-cell">
      <style:table-cell-properties fo:padding="0.097cm" fo:border-left="0.05pt solid #000000" fo:border-right="none" fo:border-top="none" fo:border-bottom="0.05pt solid #000000"/>
    </style:style>
    <style:style style:name="Таблица1.A675" style:family="table-cell">
      <style:table-cell-properties fo:padding="0.097cm" fo:border-left="0.05pt solid #000000" fo:border-right="none" fo:border-top="none" fo:border-bottom="0.05pt solid #000000"/>
    </style:style>
    <style:style style:name="Таблица1.A676" style:family="table-cell">
      <style:table-cell-properties fo:padding="0.097cm" fo:border-left="0.05pt solid #000000" fo:border-right="none" fo:border-top="none" fo:border-bottom="0.05pt solid #000000"/>
    </style:style>
    <style:style style:name="Таблица1.A677" style:family="table-cell">
      <style:table-cell-properties fo:padding="0.097cm" fo:border-left="0.05pt solid #000000" fo:border-right="none" fo:border-top="none" fo:border-bottom="0.05pt solid #000000"/>
    </style:style>
    <style:style style:name="Таблица1.A678" style:family="table-cell">
      <style:table-cell-properties fo:padding="0.097cm" fo:border-left="0.05pt solid #000000" fo:border-right="none" fo:border-top="none" fo:border-bottom="0.05pt solid #000000"/>
    </style:style>
    <style:style style:name="Таблица1.A679" style:family="table-cell">
      <style:table-cell-properties fo:padding="0.097cm" fo:border-left="0.05pt solid #000000" fo:border-right="none" fo:border-top="none" fo:border-bottom="0.05pt solid #000000"/>
    </style:style>
    <style:style style:name="Таблица1.A680" style:family="table-cell">
      <style:table-cell-properties fo:padding="0.097cm" fo:border-left="0.05pt solid #000000" fo:border-right="none" fo:border-top="none" fo:border-bottom="0.05pt solid #000000"/>
    </style:style>
    <style:style style:name="Таблица1.A681" style:family="table-cell">
      <style:table-cell-properties fo:padding="0.097cm" fo:border-left="0.05pt solid #000000" fo:border-right="none" fo:border-top="none" fo:border-bottom="0.05pt solid #000000"/>
    </style:style>
    <style:style style:name="Таблица1.A682" style:family="table-cell">
      <style:table-cell-properties fo:padding="0.097cm" fo:border-left="0.05pt solid #000000" fo:border-right="none" fo:border-top="none" fo:border-bottom="0.05pt solid #000000"/>
    </style:style>
    <style:style style:name="Таблица1.A683" style:family="table-cell">
      <style:table-cell-properties fo:padding="0.097cm" fo:border-left="0.05pt solid #000000" fo:border-right="none" fo:border-top="none" fo:border-bottom="0.05pt solid #000000"/>
    </style:style>
    <style:style style:name="Таблица1.A684" style:family="table-cell">
      <style:table-cell-properties fo:padding="0.097cm" fo:border-left="0.05pt solid #000000" fo:border-right="none" fo:border-top="none" fo:border-bottom="0.05pt solid #000000"/>
    </style:style>
    <style:style style:name="Таблица1.A685" style:family="table-cell">
      <style:table-cell-properties fo:padding="0.097cm" fo:border-left="0.05pt solid #000000" fo:border-right="none" fo:border-top="none" fo:border-bottom="0.05pt solid #000000"/>
    </style:style>
    <style:style style:name="Таблица1.A686" style:family="table-cell">
      <style:table-cell-properties fo:padding="0.097cm" fo:border-left="0.05pt solid #000000" fo:border-right="none" fo:border-top="none" fo:border-bottom="0.05pt solid #000000"/>
    </style:style>
    <style:style style:name="Таблица1.A687" style:family="table-cell">
      <style:table-cell-properties fo:padding="0.097cm" fo:border-left="0.05pt solid #000000" fo:border-right="none" fo:border-top="none" fo:border-bottom="0.05pt solid #000000"/>
    </style:style>
    <style:style style:name="Таблица1.A688" style:family="table-cell">
      <style:table-cell-properties fo:padding="0.097cm" fo:border-left="0.05pt solid #000000" fo:border-right="none" fo:border-top="none" fo:border-bottom="0.05pt solid #000000"/>
    </style:style>
    <style:style style:name="Таблица1.A689" style:family="table-cell">
      <style:table-cell-properties fo:padding="0.097cm" fo:border-left="0.05pt solid #000000" fo:border-right="none" fo:border-top="none" fo:border-bottom="0.05pt solid #000000"/>
    </style:style>
    <style:style style:name="Таблица1.A690" style:family="table-cell">
      <style:table-cell-properties fo:padding="0.097cm" fo:border-left="0.05pt solid #000000" fo:border-right="none" fo:border-top="none" fo:border-bottom="0.05pt solid #000000"/>
    </style:style>
    <style:style style:name="Таблица1.A691" style:family="table-cell">
      <style:table-cell-properties fo:padding="0.097cm" fo:border-left="0.05pt solid #000000" fo:border-right="none" fo:border-top="none" fo:border-bottom="0.05pt solid #000000"/>
    </style:style>
    <style:style style:name="Таблица1.A692" style:family="table-cell">
      <style:table-cell-properties fo:padding="0.097cm" fo:border-left="0.05pt solid #000000" fo:border-right="none" fo:border-top="none" fo:border-bottom="0.05pt solid #000000"/>
    </style:style>
    <style:style style:name="Таблица1.A693" style:family="table-cell">
      <style:table-cell-properties fo:padding="0.097cm" fo:border-left="0.05pt solid #000000" fo:border-right="none" fo:border-top="none" fo:border-bottom="0.05pt solid #000000"/>
    </style:style>
    <style:style style:name="Таблица1.A694" style:family="table-cell">
      <style:table-cell-properties fo:padding="0.097cm" fo:border-left="0.05pt solid #000000" fo:border-right="none" fo:border-top="none" fo:border-bottom="0.05pt solid #000000"/>
    </style:style>
    <style:style style:name="Таблица1.A695" style:family="table-cell">
      <style:table-cell-properties fo:padding="0.097cm" fo:border-left="0.05pt solid #000000" fo:border-right="none" fo:border-top="none" fo:border-bottom="0.05pt solid #000000"/>
    </style:style>
    <style:style style:name="Таблица1.A696" style:family="table-cell">
      <style:table-cell-properties fo:padding="0.097cm" fo:border-left="0.05pt solid #000000" fo:border-right="none" fo:border-top="none" fo:border-bottom="0.05pt solid #000000"/>
    </style:style>
    <style:style style:name="Таблица1.A697" style:family="table-cell">
      <style:table-cell-properties fo:padding="0.097cm" fo:border-left="0.05pt solid #000000" fo:border-right="none" fo:border-top="none" fo:border-bottom="0.05pt solid #000000"/>
    </style:style>
    <style:style style:name="Таблица1.A698" style:family="table-cell">
      <style:table-cell-properties fo:padding="0.097cm" fo:border-left="0.05pt solid #000000" fo:border-right="none" fo:border-top="none" fo:border-bottom="0.05pt solid #000000"/>
    </style:style>
    <style:style style:name="Таблица1.A699" style:family="table-cell">
      <style:table-cell-properties fo:padding="0.097cm" fo:border-left="0.05pt solid #000000" fo:border-right="none" fo:border-top="none" fo:border-bottom="0.05pt solid #000000"/>
    </style:style>
    <style:style style:name="Таблица1.A700" style:family="table-cell">
      <style:table-cell-properties fo:padding="0.097cm" fo:border-left="0.05pt solid #000000" fo:border-right="none" fo:border-top="none" fo:border-bottom="0.05pt solid #000000"/>
    </style:style>
    <style:style style:name="Таблица1.A701" style:family="table-cell">
      <style:table-cell-properties fo:padding="0.097cm" fo:border-left="0.05pt solid #000000" fo:border-right="none" fo:border-top="none" fo:border-bottom="0.05pt solid #000000"/>
    </style:style>
    <style:style style:name="Таблица1.A702" style:family="table-cell">
      <style:table-cell-properties fo:padding="0.097cm" fo:border-left="0.05pt solid #000000" fo:border-right="none" fo:border-top="none" fo:border-bottom="0.05pt solid #000000"/>
    </style:style>
    <style:style style:name="Таблица1.A703" style:family="table-cell">
      <style:table-cell-properties fo:padding="0.097cm" fo:border-left="0.05pt solid #000000" fo:border-right="none" fo:border-top="none" fo:border-bottom="0.05pt solid #000000"/>
    </style:style>
    <style:style style:name="Таблица1.A704" style:family="table-cell">
      <style:table-cell-properties fo:padding="0.097cm" fo:border-left="0.05pt solid #000000" fo:border-right="none" fo:border-top="none" fo:border-bottom="0.05pt solid #000000"/>
    </style:style>
    <style:style style:name="Таблица1.A705" style:family="table-cell">
      <style:table-cell-properties fo:padding="0.097cm" fo:border-left="0.05pt solid #000000" fo:border-right="none" fo:border-top="none" fo:border-bottom="0.05pt solid #000000"/>
    </style:style>
    <style:style style:name="Таблица1.A706" style:family="table-cell">
      <style:table-cell-properties fo:padding="0.097cm" fo:border-left="0.05pt solid #000000" fo:border-right="none" fo:border-top="none" fo:border-bottom="0.05pt solid #000000"/>
    </style:style>
    <style:style style:name="Таблица1.A707" style:family="table-cell">
      <style:table-cell-properties fo:padding="0.097cm" fo:border-left="0.05pt solid #000000" fo:border-right="none" fo:border-top="none" fo:border-bottom="0.05pt solid #000000"/>
    </style:style>
    <style:style style:name="Таблица1.A708" style:family="table-cell">
      <style:table-cell-properties fo:padding="0.097cm" fo:border-left="0.05pt solid #000000" fo:border-right="none" fo:border-top="none" fo:border-bottom="0.05pt solid #000000"/>
    </style:style>
    <style:style style:name="Таблица1.A709" style:family="table-cell">
      <style:table-cell-properties fo:padding="0.097cm" fo:border-left="0.05pt solid #000000" fo:border-right="none" fo:border-top="none" fo:border-bottom="0.05pt solid #000000"/>
    </style:style>
    <style:style style:name="Таблица1.A710" style:family="table-cell">
      <style:table-cell-properties fo:padding="0.097cm" fo:border-left="0.05pt solid #000000" fo:border-right="none" fo:border-top="none" fo:border-bottom="0.05pt solid #000000"/>
    </style:style>
    <style:style style:name="Таблица1.A711" style:family="table-cell">
      <style:table-cell-properties fo:padding="0.097cm" fo:border-left="0.05pt solid #000000" fo:border-right="none" fo:border-top="none" fo:border-bottom="0.05pt solid #000000"/>
    </style:style>
    <style:style style:name="Таблица1.A712" style:family="table-cell">
      <style:table-cell-properties fo:padding="0.097cm" fo:border-left="0.05pt solid #000000" fo:border-right="none" fo:border-top="none" fo:border-bottom="0.05pt solid #000000"/>
    </style:style>
    <style:style style:name="Таблица1.A713" style:family="table-cell">
      <style:table-cell-properties fo:padding="0.097cm" fo:border-left="0.05pt solid #000000" fo:border-right="none" fo:border-top="none" fo:border-bottom="0.05pt solid #000000"/>
    </style:style>
    <style:style style:name="Таблица1.A714" style:family="table-cell">
      <style:table-cell-properties fo:padding="0.097cm" fo:border-left="0.05pt solid #000000" fo:border-right="none" fo:border-top="none" fo:border-bottom="0.05pt solid #000000"/>
    </style:style>
    <style:style style:name="Таблица1.A715" style:family="table-cell">
      <style:table-cell-properties fo:padding="0.097cm" fo:border-left="0.05pt solid #000000" fo:border-right="none" fo:border-top="none" fo:border-bottom="0.05pt solid #000000"/>
    </style:style>
    <style:style style:name="Таблица1.A716" style:family="table-cell">
      <style:table-cell-properties fo:padding="0.097cm" fo:border-left="0.05pt solid #000000" fo:border-right="none" fo:border-top="none" fo:border-bottom="0.05pt solid #000000"/>
    </style:style>
    <style:style style:name="Таблица1.A717" style:family="table-cell">
      <style:table-cell-properties fo:padding="0.097cm" fo:border-left="0.05pt solid #000000" fo:border-right="none" fo:border-top="none" fo:border-bottom="0.05pt solid #000000"/>
    </style:style>
    <style:style style:name="Таблица1.A718" style:family="table-cell">
      <style:table-cell-properties fo:padding="0.097cm" fo:border-left="0.05pt solid #000000" fo:border-right="none" fo:border-top="none" fo:border-bottom="0.05pt solid #000000"/>
    </style:style>
    <style:style style:name="Таблица1.A719" style:family="table-cell">
      <style:table-cell-properties fo:padding="0.097cm" fo:border-left="0.05pt solid #000000" fo:border-right="none" fo:border-top="none" fo:border-bottom="0.05pt solid #000000"/>
    </style:style>
    <style:style style:name="Таблица1.A720" style:family="table-cell">
      <style:table-cell-properties fo:padding="0.097cm" fo:border-left="0.05pt solid #000000" fo:border-right="none" fo:border-top="none" fo:border-bottom="0.05pt solid #000000"/>
    </style:style>
    <style:style style:name="Таблица1.A721" style:family="table-cell">
      <style:table-cell-properties fo:padding="0.097cm" fo:border-left="0.05pt solid #000000" fo:border-right="none" fo:border-top="none" fo:border-bottom="0.05pt solid #000000"/>
    </style:style>
    <style:style style:name="Таблица1.A722" style:family="table-cell">
      <style:table-cell-properties fo:padding="0.097cm" fo:border-left="0.05pt solid #000000" fo:border-right="none" fo:border-top="none" fo:border-bottom="0.05pt solid #000000"/>
    </style:style>
    <style:style style:name="Таблица1.A723" style:family="table-cell">
      <style:table-cell-properties fo:padding="0.097cm" fo:border-left="0.05pt solid #000000" fo:border-right="none" fo:border-top="none" fo:border-bottom="0.05pt solid #000000"/>
    </style:style>
    <style:style style:name="Таблица1.A724" style:family="table-cell">
      <style:table-cell-properties fo:padding="0.097cm" fo:border-left="0.05pt solid #000000" fo:border-right="none" fo:border-top="none" fo:border-bottom="0.05pt solid #000000"/>
    </style:style>
    <style:style style:name="Таблица1.A725" style:family="table-cell">
      <style:table-cell-properties fo:padding="0.097cm" fo:border-left="0.05pt solid #000000" fo:border-right="none" fo:border-top="none" fo:border-bottom="0.05pt solid #000000"/>
    </style:style>
    <style:style style:name="Таблица1.A726" style:family="table-cell">
      <style:table-cell-properties fo:padding="0.097cm" fo:border-left="0.05pt solid #000000" fo:border-right="none" fo:border-top="none" fo:border-bottom="0.05pt solid #000000"/>
    </style:style>
    <style:style style:name="Таблица1.A727" style:family="table-cell">
      <style:table-cell-properties fo:padding="0.097cm" fo:border-left="0.05pt solid #000000" fo:border-right="none" fo:border-top="none" fo:border-bottom="0.05pt solid #000000"/>
    </style:style>
    <style:style style:name="Таблица1.A728" style:family="table-cell">
      <style:table-cell-properties fo:padding="0.097cm" fo:border-left="0.05pt solid #000000" fo:border-right="none" fo:border-top="none" fo:border-bottom="0.05pt solid #000000"/>
    </style:style>
    <style:style style:name="Таблица1.A729" style:family="table-cell">
      <style:table-cell-properties fo:padding="0.097cm" fo:border-left="0.05pt solid #000000" fo:border-right="none" fo:border-top="none" fo:border-bottom="0.05pt solid #000000"/>
    </style:style>
    <style:style style:name="Таблица1.A730" style:family="table-cell">
      <style:table-cell-properties fo:padding="0.097cm" fo:border-left="0.05pt solid #000000" fo:border-right="none" fo:border-top="none" fo:border-bottom="0.05pt solid #000000"/>
    </style:style>
    <style:style style:name="Таблица1.A731" style:family="table-cell">
      <style:table-cell-properties fo:padding="0.097cm" fo:border-left="0.05pt solid #000000" fo:border-right="none" fo:border-top="none" fo:border-bottom="0.05pt solid #000000"/>
    </style:style>
    <style:style style:name="Таблица1.A732" style:family="table-cell">
      <style:table-cell-properties fo:padding="0.097cm" fo:border-left="0.05pt solid #000000" fo:border-right="none" fo:border-top="none" fo:border-bottom="0.05pt solid #000000"/>
    </style:style>
    <style:style style:name="Таблица1.A733" style:family="table-cell">
      <style:table-cell-properties fo:padding="0.097cm" fo:border-left="0.05pt solid #000000" fo:border-right="none" fo:border-top="none" fo:border-bottom="0.05pt solid #000000"/>
    </style:style>
    <style:style style:name="Таблица1.A734" style:family="table-cell">
      <style:table-cell-properties fo:padding="0.097cm" fo:border-left="0.05pt solid #000000" fo:border-right="none" fo:border-top="none" fo:border-bottom="0.05pt solid #000000"/>
    </style:style>
    <style:style style:name="Таблица1.A735" style:family="table-cell">
      <style:table-cell-properties fo:padding="0.097cm" fo:border-left="0.05pt solid #000000" fo:border-right="none" fo:border-top="none" fo:border-bottom="0.05pt solid #000000"/>
    </style:style>
    <style:style style:name="Таблица1.A736" style:family="table-cell">
      <style:table-cell-properties fo:padding="0.097cm" fo:border-left="0.05pt solid #000000" fo:border-right="none" fo:border-top="none" fo:border-bottom="0.05pt solid #000000"/>
    </style:style>
    <style:style style:name="Таблица1.A737" style:family="table-cell">
      <style:table-cell-properties fo:padding="0.097cm" fo:border-left="0.05pt solid #000000" fo:border-right="none" fo:border-top="none" fo:border-bottom="0.05pt solid #000000"/>
    </style:style>
    <style:style style:name="Таблица1.A738" style:family="table-cell">
      <style:table-cell-properties fo:padding="0.097cm" fo:border-left="0.05pt solid #000000" fo:border-right="none" fo:border-top="none" fo:border-bottom="0.05pt solid #000000"/>
    </style:style>
    <style:style style:name="Таблица1.A739" style:family="table-cell">
      <style:table-cell-properties fo:padding="0.097cm" fo:border-left="0.05pt solid #000000" fo:border-right="none" fo:border-top="none" fo:border-bottom="0.05pt solid #000000"/>
    </style:style>
    <style:style style:name="Таблица1.A740" style:family="table-cell">
      <style:table-cell-properties fo:padding="0.097cm" fo:border-left="0.05pt solid #000000" fo:border-right="none" fo:border-top="none" fo:border-bottom="0.05pt solid #000000"/>
    </style:style>
    <style:style style:name="Таблица1.A741" style:family="table-cell">
      <style:table-cell-properties fo:padding="0.097cm" fo:border-left="0.05pt solid #000000" fo:border-right="none" fo:border-top="none" fo:border-bottom="0.05pt solid #000000"/>
    </style:style>
    <style:style style:name="Таблица1.A742" style:family="table-cell">
      <style:table-cell-properties fo:padding="0.097cm" fo:border-left="0.05pt solid #000000" fo:border-right="none" fo:border-top="none" fo:border-bottom="0.05pt solid #000000"/>
    </style:style>
    <style:style style:name="Таблица1.A743" style:family="table-cell">
      <style:table-cell-properties fo:padding="0.097cm" fo:border-left="0.05pt solid #000000" fo:border-right="none" fo:border-top="none" fo:border-bottom="0.05pt solid #000000"/>
    </style:style>
    <style:style style:name="Таблица1.A744" style:family="table-cell">
      <style:table-cell-properties fo:padding="0.097cm" fo:border-left="0.05pt solid #000000" fo:border-right="none" fo:border-top="none" fo:border-bottom="0.05pt solid #000000"/>
    </style:style>
    <style:style style:name="Таблица1.A745" style:family="table-cell">
      <style:table-cell-properties fo:padding="0.097cm" fo:border-left="0.05pt solid #000000" fo:border-right="none" fo:border-top="none" fo:border-bottom="0.05pt solid #000000"/>
    </style:style>
    <style:style style:name="Таблица1.A746" style:family="table-cell">
      <style:table-cell-properties fo:padding="0.097cm" fo:border-left="0.05pt solid #000000" fo:border-right="none" fo:border-top="none" fo:border-bottom="0.05pt solid #000000"/>
    </style:style>
    <style:style style:name="Таблица1.A747" style:family="table-cell">
      <style:table-cell-properties fo:padding="0.097cm" fo:border-left="0.05pt solid #000000" fo:border-right="none" fo:border-top="none" fo:border-bottom="0.05pt solid #000000"/>
    </style:style>
    <style:style style:name="Таблица1.A748" style:family="table-cell">
      <style:table-cell-properties fo:padding="0.097cm" fo:border-left="0.05pt solid #000000" fo:border-right="none" fo:border-top="none" fo:border-bottom="0.05pt solid #000000"/>
    </style:style>
    <style:style style:name="Таблица1.A749" style:family="table-cell">
      <style:table-cell-properties fo:padding="0.097cm" fo:border-left="0.05pt solid #000000" fo:border-right="none" fo:border-top="none" fo:border-bottom="0.05pt solid #000000"/>
    </style:style>
    <style:style style:name="Таблица1.A750" style:family="table-cell">
      <style:table-cell-properties fo:padding="0.097cm" fo:border-left="0.05pt solid #000000" fo:border-right="none" fo:border-top="none" fo:border-bottom="0.05pt solid #000000"/>
    </style:style>
    <style:style style:name="Таблица1.A751" style:family="table-cell">
      <style:table-cell-properties fo:padding="0.097cm" fo:border-left="0.05pt solid #000000" fo:border-right="none" fo:border-top="none" fo:border-bottom="0.05pt solid #000000"/>
    </style:style>
    <style:style style:name="Таблица1.A752" style:family="table-cell">
      <style:table-cell-properties fo:padding="0.097cm" fo:border-left="0.05pt solid #000000" fo:border-right="none" fo:border-top="none" fo:border-bottom="0.05pt solid #000000"/>
    </style:style>
    <style:style style:name="Таблица1.A753" style:family="table-cell">
      <style:table-cell-properties fo:padding="0.097cm" fo:border-left="0.05pt solid #000000" fo:border-right="none" fo:border-top="none" fo:border-bottom="0.05pt solid #000000"/>
    </style:style>
    <style:style style:name="Таблица1.A754" style:family="table-cell">
      <style:table-cell-properties fo:padding="0.097cm" fo:border-left="0.05pt solid #000000" fo:border-right="none" fo:border-top="none" fo:border-bottom="0.05pt solid #000000"/>
    </style:style>
    <style:style style:name="Таблица1.A755" style:family="table-cell">
      <style:table-cell-properties fo:padding="0.097cm" fo:border-left="0.05pt solid #000000" fo:border-right="none" fo:border-top="none" fo:border-bottom="0.05pt solid #000000"/>
    </style:style>
    <style:style style:name="Таблица1.A756" style:family="table-cell">
      <style:table-cell-properties fo:padding="0.097cm" fo:border-left="0.05pt solid #000000" fo:border-right="none" fo:border-top="none" fo:border-bottom="0.05pt solid #000000"/>
    </style:style>
    <style:style style:name="Таблица1.A757" style:family="table-cell">
      <style:table-cell-properties fo:padding="0.097cm" fo:border-left="0.05pt solid #000000" fo:border-right="none" fo:border-top="none" fo:border-bottom="0.05pt solid #000000"/>
    </style:style>
    <style:style style:name="Таблица1.A758" style:family="table-cell">
      <style:table-cell-properties fo:padding="0.097cm" fo:border-left="0.05pt solid #000000" fo:border-right="none" fo:border-top="none" fo:border-bottom="0.05pt solid #000000"/>
    </style:style>
    <style:style style:name="Таблица1.A759" style:family="table-cell">
      <style:table-cell-properties fo:padding="0.097cm" fo:border-left="0.05pt solid #000000" fo:border-right="none" fo:border-top="none" fo:border-bottom="0.05pt solid #000000"/>
    </style:style>
    <style:style style:name="Таблица1.A760" style:family="table-cell">
      <style:table-cell-properties fo:padding="0.097cm" fo:border-left="0.05pt solid #000000" fo:border-right="none" fo:border-top="none" fo:border-bottom="0.05pt solid #000000"/>
    </style:style>
    <style:style style:name="Таблица1.A761" style:family="table-cell">
      <style:table-cell-properties fo:padding="0.097cm" fo:border-left="0.05pt solid #000000" fo:border-right="none" fo:border-top="none" fo:border-bottom="0.05pt solid #000000"/>
    </style:style>
    <style:style style:name="Таблица1.A762" style:family="table-cell">
      <style:table-cell-properties fo:padding="0.097cm" fo:border-left="0.05pt solid #000000" fo:border-right="none" fo:border-top="none" fo:border-bottom="0.05pt solid #000000"/>
    </style:style>
    <style:style style:name="Таблица1.A763" style:family="table-cell">
      <style:table-cell-properties fo:padding="0.097cm" fo:border-left="0.05pt solid #000000" fo:border-right="none" fo:border-top="none" fo:border-bottom="0.05pt solid #000000"/>
    </style:style>
    <style:style style:name="Таблица1.A764" style:family="table-cell">
      <style:table-cell-properties fo:padding="0.097cm" fo:border-left="0.05pt solid #000000" fo:border-right="none" fo:border-top="none" fo:border-bottom="0.05pt solid #000000"/>
    </style:style>
    <style:style style:name="Таблица1.A765" style:family="table-cell">
      <style:table-cell-properties fo:padding="0.097cm" fo:border-left="0.05pt solid #000000" fo:border-right="none" fo:border-top="none" fo:border-bottom="0.05pt solid #000000"/>
    </style:style>
    <style:style style:name="Таблица1.A766" style:family="table-cell">
      <style:table-cell-properties fo:padding="0.097cm" fo:border-left="0.05pt solid #000000" fo:border-right="none" fo:border-top="none" fo:border-bottom="0.05pt solid #000000"/>
    </style:style>
    <style:style style:name="Таблица1.A767" style:family="table-cell">
      <style:table-cell-properties fo:padding="0.097cm" fo:border-left="0.05pt solid #000000" fo:border-right="none" fo:border-top="none" fo:border-bottom="0.05pt solid #000000"/>
    </style:style>
    <style:style style:name="Таблица1.A768" style:family="table-cell">
      <style:table-cell-properties fo:padding="0.097cm" fo:border-left="0.05pt solid #000000" fo:border-right="none" fo:border-top="none" fo:border-bottom="0.05pt solid #000000"/>
    </style:style>
    <style:style style:name="Таблица1.A769" style:family="table-cell">
      <style:table-cell-properties fo:padding="0.097cm" fo:border-left="0.05pt solid #000000" fo:border-right="none" fo:border-top="none" fo:border-bottom="0.05pt solid #000000"/>
    </style:style>
    <style:style style:name="Таблица1.A770" style:family="table-cell">
      <style:table-cell-properties fo:padding="0.097cm" fo:border-left="0.05pt solid #000000" fo:border-right="none" fo:border-top="none" fo:border-bottom="0.05pt solid #000000"/>
    </style:style>
    <style:style style:name="Таблица1.A771" style:family="table-cell">
      <style:table-cell-properties fo:padding="0.097cm" fo:border-left="0.05pt solid #000000" fo:border-right="none" fo:border-top="none" fo:border-bottom="0.05pt solid #000000"/>
    </style:style>
    <style:style style:name="Таблица1.A772" style:family="table-cell">
      <style:table-cell-properties fo:padding="0.097cm" fo:border-left="0.05pt solid #000000" fo:border-right="none" fo:border-top="none" fo:border-bottom="0.05pt solid #000000"/>
    </style:style>
    <style:style style:name="Таблица1.A773" style:family="table-cell">
      <style:table-cell-properties fo:padding="0.097cm" fo:border-left="0.05pt solid #000000" fo:border-right="none" fo:border-top="none" fo:border-bottom="0.05pt solid #000000"/>
    </style:style>
    <style:style style:name="Таблица1.A774" style:family="table-cell">
      <style:table-cell-properties fo:padding="0.097cm" fo:border-left="0.05pt solid #000000" fo:border-right="none" fo:border-top="none" fo:border-bottom="0.05pt solid #000000"/>
    </style:style>
    <style:style style:name="Таблица1.A775" style:family="table-cell">
      <style:table-cell-properties fo:padding="0.097cm" fo:border-left="0.05pt solid #000000" fo:border-right="none" fo:border-top="none" fo:border-bottom="0.05pt solid #000000"/>
    </style:style>
    <style:style style:name="Таблица1.A776" style:family="table-cell">
      <style:table-cell-properties fo:padding="0.097cm" fo:border-left="0.05pt solid #000000" fo:border-right="none" fo:border-top="none" fo:border-bottom="0.05pt solid #000000"/>
    </style:style>
    <style:style style:name="Таблица1.A777" style:family="table-cell">
      <style:table-cell-properties fo:padding="0.097cm" fo:border-left="0.05pt solid #000000" fo:border-right="none" fo:border-top="none" fo:border-bottom="0.05pt solid #000000"/>
    </style:style>
    <style:style style:name="Таблица1.A778" style:family="table-cell">
      <style:table-cell-properties fo:padding="0.097cm" fo:border-left="0.05pt solid #000000" fo:border-right="none" fo:border-top="none" fo:border-bottom="0.05pt solid #000000"/>
    </style:style>
    <style:style style:name="Таблица1.A779" style:family="table-cell">
      <style:table-cell-properties fo:padding="0.097cm" fo:border-left="0.05pt solid #000000" fo:border-right="none" fo:border-top="none" fo:border-bottom="0.05pt solid #000000"/>
    </style:style>
    <style:style style:name="Таблица1.A780" style:family="table-cell">
      <style:table-cell-properties fo:padding="0.097cm" fo:border-left="0.05pt solid #000000" fo:border-right="none" fo:border-top="none" fo:border-bottom="0.05pt solid #000000"/>
    </style:style>
    <style:style style:name="Таблица1.A781" style:family="table-cell">
      <style:table-cell-properties fo:padding="0.097cm" fo:border-left="0.05pt solid #000000" fo:border-right="none" fo:border-top="none" fo:border-bottom="0.05pt solid #000000"/>
    </style:style>
    <style:style style:name="Таблица1.A782" style:family="table-cell">
      <style:table-cell-properties fo:padding="0.097cm" fo:border-left="0.05pt solid #000000" fo:border-right="none" fo:border-top="none" fo:border-bottom="0.05pt solid #000000"/>
    </style:style>
    <style:style style:name="Таблица1.A783" style:family="table-cell">
      <style:table-cell-properties fo:padding="0.097cm" fo:border-left="0.05pt solid #000000" fo:border-right="none" fo:border-top="none" fo:border-bottom="0.05pt solid #000000"/>
    </style:style>
    <style:style style:name="Таблица1.A784" style:family="table-cell">
      <style:table-cell-properties fo:padding="0.097cm" fo:border-left="0.05pt solid #000000" fo:border-right="none" fo:border-top="none" fo:border-bottom="0.05pt solid #000000"/>
    </style:style>
    <style:style style:name="Таблица1.A785" style:family="table-cell">
      <style:table-cell-properties fo:padding="0.097cm" fo:border-left="0.05pt solid #000000" fo:border-right="none" fo:border-top="none" fo:border-bottom="0.05pt solid #000000"/>
    </style:style>
    <style:style style:name="Таблица1.A786" style:family="table-cell">
      <style:table-cell-properties fo:padding="0.097cm" fo:border-left="0.05pt solid #000000" fo:border-right="none" fo:border-top="none" fo:border-bottom="0.05pt solid #000000"/>
    </style:style>
    <style:style style:name="Таблица1.A787" style:family="table-cell">
      <style:table-cell-properties fo:padding="0.097cm" fo:border-left="0.05pt solid #000000" fo:border-right="none" fo:border-top="none" fo:border-bottom="0.05pt solid #000000"/>
    </style:style>
    <style:style style:name="Таблица1.A788" style:family="table-cell">
      <style:table-cell-properties fo:padding="0.097cm" fo:border-left="0.05pt solid #000000" fo:border-right="none" fo:border-top="none" fo:border-bottom="0.05pt solid #000000"/>
    </style:style>
    <style:style style:name="Таблица1.A789" style:family="table-cell">
      <style:table-cell-properties fo:padding="0.097cm" fo:border-left="0.05pt solid #000000" fo:border-right="none" fo:border-top="none" fo:border-bottom="0.05pt solid #000000"/>
    </style:style>
    <style:style style:name="Таблица1.A790" style:family="table-cell">
      <style:table-cell-properties fo:padding="0.097cm" fo:border-left="0.05pt solid #000000" fo:border-right="none" fo:border-top="none" fo:border-bottom="0.05pt solid #000000"/>
    </style:style>
    <style:style style:name="Таблица1.A791" style:family="table-cell">
      <style:table-cell-properties fo:padding="0.097cm" fo:border-left="0.05pt solid #000000" fo:border-right="none" fo:border-top="none" fo:border-bottom="0.05pt solid #000000"/>
    </style:style>
    <style:style style:name="Таблица1.A792" style:family="table-cell">
      <style:table-cell-properties fo:padding="0.097cm" fo:border-left="0.05pt solid #000000" fo:border-right="none" fo:border-top="none" fo:border-bottom="0.05pt solid #000000"/>
    </style:style>
    <style:style style:name="Таблица1.A793" style:family="table-cell">
      <style:table-cell-properties fo:padding="0.097cm" fo:border-left="0.05pt solid #000000" fo:border-right="none" fo:border-top="none" fo:border-bottom="0.05pt solid #000000"/>
    </style:style>
    <style:style style:name="Таблица1.A794" style:family="table-cell">
      <style:table-cell-properties fo:padding="0.097cm" fo:border-left="0.05pt solid #000000" fo:border-right="none" fo:border-top="none" fo:border-bottom="0.05pt solid #000000"/>
    </style:style>
    <style:style style:name="Таблица1.A795" style:family="table-cell">
      <style:table-cell-properties fo:padding="0.097cm" fo:border-left="0.05pt solid #000000" fo:border-right="none" fo:border-top="none" fo:border-bottom="0.05pt solid #000000"/>
    </style:style>
    <style:style style:name="Таблица1.A796" style:family="table-cell">
      <style:table-cell-properties fo:padding="0.097cm" fo:border-left="0.05pt solid #000000" fo:border-right="none" fo:border-top="none" fo:border-bottom="0.05pt solid #000000"/>
    </style:style>
    <style:style style:name="Таблица1.A797" style:family="table-cell">
      <style:table-cell-properties fo:padding="0.097cm" fo:border-left="0.05pt solid #000000" fo:border-right="none" fo:border-top="none" fo:border-bottom="0.05pt solid #000000"/>
    </style:style>
    <style:style style:name="Таблица1.A798" style:family="table-cell">
      <style:table-cell-properties fo:padding="0.097cm" fo:border-left="0.05pt solid #000000" fo:border-right="none" fo:border-top="none" fo:border-bottom="0.05pt solid #000000"/>
    </style:style>
    <style:style style:name="Таблица1.A799" style:family="table-cell">
      <style:table-cell-properties fo:padding="0.097cm" fo:border-left="0.05pt solid #000000" fo:border-right="none" fo:border-top="none" fo:border-bottom="0.05pt solid #000000"/>
    </style:style>
    <style:style style:name="Таблица1.A800" style:family="table-cell">
      <style:table-cell-properties fo:padding="0.097cm" fo:border-left="0.05pt solid #000000" fo:border-right="none" fo:border-top="none" fo:border-bottom="0.05pt solid #000000"/>
    </style:style>
    <style:style style:name="Таблица1.A801" style:family="table-cell">
      <style:table-cell-properties fo:padding="0.097cm" fo:border-left="0.05pt solid #000000" fo:border-right="none" fo:border-top="none" fo:border-bottom="0.05pt solid #000000"/>
    </style:style>
    <style:style style:name="Таблица1.A802" style:family="table-cell">
      <style:table-cell-properties fo:padding="0.097cm" fo:border-left="0.05pt solid #000000" fo:border-right="none" fo:border-top="none" fo:border-bottom="0.05pt solid #000000"/>
    </style:style>
    <style:style style:name="Таблица1.A803" style:family="table-cell">
      <style:table-cell-properties fo:padding="0.097cm" fo:border-left="0.05pt solid #000000" fo:border-right="none" fo:border-top="none" fo:border-bottom="0.05pt solid #000000"/>
    </style:style>
    <style:style style:name="Таблица1.A804" style:family="table-cell">
      <style:table-cell-properties fo:padding="0.097cm" fo:border-left="0.05pt solid #000000" fo:border-right="none" fo:border-top="none" fo:border-bottom="0.05pt solid #000000"/>
    </style:style>
    <style:style style:name="Таблица1.A805" style:family="table-cell">
      <style:table-cell-properties fo:padding="0.097cm" fo:border-left="0.05pt solid #000000" fo:border-right="none" fo:border-top="none" fo:border-bottom="0.05pt solid #000000"/>
    </style:style>
    <style:style style:name="Таблица1.A806" style:family="table-cell">
      <style:table-cell-properties fo:padding="0.097cm" fo:border-left="0.05pt solid #000000" fo:border-right="none" fo:border-top="none" fo:border-bottom="0.05pt solid #000000"/>
    </style:style>
    <style:style style:name="Таблица1.A807" style:family="table-cell">
      <style:table-cell-properties fo:padding="0.097cm" fo:border-left="0.05pt solid #000000" fo:border-right="none" fo:border-top="none" fo:border-bottom="0.05pt solid #000000"/>
    </style:style>
    <style:style style:name="Таблица1.A808" style:family="table-cell">
      <style:table-cell-properties fo:padding="0.097cm" fo:border-left="0.05pt solid #000000" fo:border-right="none" fo:border-top="none" fo:border-bottom="0.05pt solid #000000"/>
    </style:style>
    <style:style style:name="Таблица1.A809" style:family="table-cell">
      <style:table-cell-properties fo:padding="0.097cm" fo:border-left="0.05pt solid #000000" fo:border-right="none" fo:border-top="none" fo:border-bottom="0.05pt solid #000000"/>
    </style:style>
    <style:style style:name="Таблица1.A810" style:family="table-cell">
      <style:table-cell-properties fo:padding="0.097cm" fo:border-left="0.05pt solid #000000" fo:border-right="none" fo:border-top="none" fo:border-bottom="0.05pt solid #000000"/>
    </style:style>
    <style:style style:name="Таблица1.A811" style:family="table-cell">
      <style:table-cell-properties fo:padding="0.097cm" fo:border-left="0.05pt solid #000000" fo:border-right="none" fo:border-top="none" fo:border-bottom="0.05pt solid #000000"/>
    </style:style>
    <style:style style:name="Таблица1.A812" style:family="table-cell">
      <style:table-cell-properties fo:padding="0.097cm" fo:border-left="0.05pt solid #000000" fo:border-right="none" fo:border-top="none" fo:border-bottom="0.05pt solid #000000"/>
    </style:style>
    <style:style style:name="Таблица1.A813" style:family="table-cell">
      <style:table-cell-properties fo:padding="0.097cm" fo:border-left="0.05pt solid #000000" fo:border-right="none" fo:border-top="none" fo:border-bottom="0.05pt solid #000000"/>
    </style:style>
    <style:style style:name="Таблица1.A814" style:family="table-cell">
      <style:table-cell-properties fo:padding="0.097cm" fo:border-left="0.05pt solid #000000" fo:border-right="none" fo:border-top="none" fo:border-bottom="0.05pt solid #000000"/>
    </style:style>
    <style:style style:name="Таблица1.A815" style:family="table-cell">
      <style:table-cell-properties fo:padding="0.097cm" fo:border-left="0.05pt solid #000000" fo:border-right="none" fo:border-top="none" fo:border-bottom="0.05pt solid #000000"/>
    </style:style>
    <style:style style:name="Таблица1.A816" style:family="table-cell">
      <style:table-cell-properties fo:padding="0.097cm" fo:border-left="0.05pt solid #000000" fo:border-right="none" fo:border-top="none" fo:border-bottom="0.05pt solid #000000"/>
    </style:style>
    <style:style style:name="Таблица1.A817" style:family="table-cell">
      <style:table-cell-properties fo:padding="0.097cm" fo:border-left="0.05pt solid #000000" fo:border-right="none" fo:border-top="none" fo:border-bottom="0.05pt solid #000000"/>
    </style:style>
    <style:style style:name="Таблица1.A818" style:family="table-cell">
      <style:table-cell-properties fo:padding="0.097cm" fo:border-left="0.05pt solid #000000" fo:border-right="none" fo:border-top="none" fo:border-bottom="0.05pt solid #000000"/>
    </style:style>
    <style:style style:name="Таблица1.A819" style:family="table-cell">
      <style:table-cell-properties fo:padding="0.097cm" fo:border-left="0.05pt solid #000000" fo:border-right="none" fo:border-top="none" fo:border-bottom="0.05pt solid #000000"/>
    </style:style>
    <style:style style:name="Таблица1.A820" style:family="table-cell">
      <style:table-cell-properties fo:padding="0.097cm" fo:border-left="0.05pt solid #000000" fo:border-right="none" fo:border-top="none" fo:border-bottom="0.05pt solid #000000"/>
    </style:style>
    <style:style style:name="Таблица1.A821" style:family="table-cell">
      <style:table-cell-properties fo:padding="0.097cm" fo:border-left="0.05pt solid #000000" fo:border-right="none" fo:border-top="none" fo:border-bottom="0.05pt solid #000000"/>
    </style:style>
    <style:style style:name="Таблица1.A822" style:family="table-cell">
      <style:table-cell-properties fo:padding="0.097cm" fo:border-left="0.05pt solid #000000" fo:border-right="none" fo:border-top="none" fo:border-bottom="0.05pt solid #000000"/>
    </style:style>
    <style:style style:name="Таблица1.A823" style:family="table-cell">
      <style:table-cell-properties fo:padding="0.097cm" fo:border-left="0.05pt solid #000000" fo:border-right="none" fo:border-top="none" fo:border-bottom="0.05pt solid #000000"/>
    </style:style>
    <style:style style:name="Таблица1.A824" style:family="table-cell">
      <style:table-cell-properties fo:padding="0.097cm" fo:border-left="0.05pt solid #000000" fo:border-right="none" fo:border-top="none" fo:border-bottom="0.05pt solid #000000"/>
    </style:style>
    <style:style style:name="Таблица1.A825" style:family="table-cell">
      <style:table-cell-properties fo:padding="0.097cm" fo:border-left="0.05pt solid #000000" fo:border-right="none" fo:border-top="none" fo:border-bottom="0.05pt solid #000000"/>
    </style:style>
    <style:style style:name="Таблица1.A826" style:family="table-cell">
      <style:table-cell-properties fo:padding="0.097cm" fo:border-left="0.05pt solid #000000" fo:border-right="none" fo:border-top="none" fo:border-bottom="0.05pt solid #000000"/>
    </style:style>
    <style:style style:name="Таблица1.A827" style:family="table-cell">
      <style:table-cell-properties fo:padding="0.097cm" fo:border-left="0.05pt solid #000000" fo:border-right="none" fo:border-top="none" fo:border-bottom="0.05pt solid #000000"/>
    </style:style>
    <style:style style:name="Таблица1.A828" style:family="table-cell">
      <style:table-cell-properties fo:padding="0.097cm" fo:border-left="0.05pt solid #000000" fo:border-right="none" fo:border-top="none" fo:border-bottom="0.05pt solid #000000"/>
    </style:style>
    <style:style style:name="Таблица1.A829" style:family="table-cell">
      <style:table-cell-properties fo:padding="0.097cm" fo:border-left="0.05pt solid #000000" fo:border-right="none" fo:border-top="none" fo:border-bottom="0.05pt solid #000000"/>
    </style:style>
    <style:style style:name="Таблица1.A830" style:family="table-cell">
      <style:table-cell-properties fo:padding="0.097cm" fo:border-left="0.05pt solid #000000" fo:border-right="none" fo:border-top="none" fo:border-bottom="0.05pt solid #000000"/>
    </style:style>
    <style:style style:name="Таблица1.A831" style:family="table-cell">
      <style:table-cell-properties fo:padding="0.097cm" fo:border-left="0.05pt solid #000000" fo:border-right="none" fo:border-top="none" fo:border-bottom="0.05pt solid #000000"/>
    </style:style>
    <style:style style:name="Таблица1.A832" style:family="table-cell">
      <style:table-cell-properties fo:padding="0.097cm" fo:border-left="0.05pt solid #000000" fo:border-right="none" fo:border-top="none" fo:border-bottom="0.05pt solid #000000"/>
    </style:style>
    <style:style style:name="Таблица1.A833" style:family="table-cell">
      <style:table-cell-properties fo:padding="0.097cm" fo:border-left="0.05pt solid #000000" fo:border-right="none" fo:border-top="none" fo:border-bottom="0.05pt solid #000000"/>
    </style:style>
    <style:style style:name="Таблица1.A834" style:family="table-cell">
      <style:table-cell-properties fo:padding="0.097cm" fo:border-left="0.05pt solid #000000" fo:border-right="none" fo:border-top="none" fo:border-bottom="0.05pt solid #000000"/>
    </style:style>
    <style:style style:name="Таблица1.A835" style:family="table-cell">
      <style:table-cell-properties fo:padding="0.097cm" fo:border-left="0.05pt solid #000000" fo:border-right="none" fo:border-top="none" fo:border-bottom="0.05pt solid #000000"/>
    </style:style>
    <style:style style:name="Таблица1.A836" style:family="table-cell">
      <style:table-cell-properties fo:padding="0.097cm" fo:border-left="0.05pt solid #000000" fo:border-right="none" fo:border-top="none" fo:border-bottom="0.05pt solid #000000"/>
    </style:style>
    <style:style style:name="Таблица1.A837" style:family="table-cell">
      <style:table-cell-properties fo:padding="0.097cm" fo:border-left="0.05pt solid #000000" fo:border-right="none" fo:border-top="none" fo:border-bottom="0.05pt solid #000000"/>
    </style:style>
    <style:style style:name="Таблица1.A838" style:family="table-cell">
      <style:table-cell-properties fo:padding="0.097cm" fo:border-left="0.05pt solid #000000" fo:border-right="none" fo:border-top="none" fo:border-bottom="0.05pt solid #000000"/>
    </style:style>
    <style:style style:name="Таблица1.A839" style:family="table-cell">
      <style:table-cell-properties fo:padding="0.097cm" fo:border-left="0.05pt solid #000000" fo:border-right="none" fo:border-top="none" fo:border-bottom="0.05pt solid #000000"/>
    </style:style>
    <style:style style:name="Таблица1.A840" style:family="table-cell">
      <style:table-cell-properties fo:padding="0.097cm" fo:border-left="0.05pt solid #000000" fo:border-right="none" fo:border-top="none" fo:border-bottom="0.05pt solid #000000"/>
    </style:style>
    <style:style style:name="Таблица1.A841" style:family="table-cell">
      <style:table-cell-properties fo:padding="0.097cm" fo:border-left="0.05pt solid #000000" fo:border-right="none" fo:border-top="none" fo:border-bottom="0.05pt solid #000000"/>
    </style:style>
    <style:style style:name="Таблица1.A842" style:family="table-cell">
      <style:table-cell-properties fo:padding="0.097cm" fo:border-left="0.05pt solid #000000" fo:border-right="none" fo:border-top="none" fo:border-bottom="0.05pt solid #000000"/>
    </style:style>
    <style:style style:name="Таблица1.A843" style:family="table-cell">
      <style:table-cell-properties fo:padding="0.097cm" fo:border-left="0.05pt solid #000000" fo:border-right="none" fo:border-top="none" fo:border-bottom="0.05pt solid #000000"/>
    </style:style>
    <style:style style:name="Таблица1.A844" style:family="table-cell">
      <style:table-cell-properties fo:padding="0.097cm" fo:border-left="0.05pt solid #000000" fo:border-right="none" fo:border-top="none" fo:border-bottom="0.05pt solid #000000"/>
    </style:style>
    <style:style style:name="Таблица1.A845" style:family="table-cell">
      <style:table-cell-properties fo:padding="0.097cm" fo:border-left="0.05pt solid #000000" fo:border-right="none" fo:border-top="none" fo:border-bottom="0.05pt solid #000000"/>
    </style:style>
    <style:style style:name="Таблица1.A846" style:family="table-cell">
      <style:table-cell-properties fo:padding="0.097cm" fo:border-left="0.05pt solid #000000" fo:border-right="none" fo:border-top="none" fo:border-bottom="0.05pt solid #000000"/>
    </style:style>
    <style:style style:name="Таблица1.A847" style:family="table-cell">
      <style:table-cell-properties fo:padding="0.097cm" fo:border-left="0.05pt solid #000000" fo:border-right="none" fo:border-top="none" fo:border-bottom="0.05pt solid #000000"/>
    </style:style>
    <style:style style:name="Таблица1.A848" style:family="table-cell">
      <style:table-cell-properties fo:padding="0.097cm" fo:border-left="0.05pt solid #000000" fo:border-right="none" fo:border-top="none" fo:border-bottom="0.05pt solid #000000"/>
    </style:style>
    <style:style style:name="Таблица1.A849" style:family="table-cell">
      <style:table-cell-properties fo:padding="0.097cm" fo:border-left="0.05pt solid #000000" fo:border-right="none" fo:border-top="none" fo:border-bottom="0.05pt solid #000000"/>
    </style:style>
    <style:style style:name="Таблица1.A850" style:family="table-cell">
      <style:table-cell-properties fo:padding="0.097cm" fo:border-left="0.05pt solid #000000" fo:border-right="none" fo:border-top="none" fo:border-bottom="0.05pt solid #000000"/>
    </style:style>
    <style:style style:name="Таблица1.A851" style:family="table-cell">
      <style:table-cell-properties fo:padding="0.097cm" fo:border-left="0.05pt solid #000000" fo:border-right="none" fo:border-top="none" fo:border-bottom="0.05pt solid #000000"/>
    </style:style>
    <style:style style:name="Таблица1.A852" style:family="table-cell">
      <style:table-cell-properties fo:padding="0.097cm" fo:border-left="0.05pt solid #000000" fo:border-right="none" fo:border-top="none" fo:border-bottom="0.05pt solid #000000"/>
    </style:style>
    <style:style style:name="Таблица1.A853" style:family="table-cell">
      <style:table-cell-properties fo:padding="0.097cm" fo:border-left="0.05pt solid #000000" fo:border-right="none" fo:border-top="none" fo:border-bottom="0.05pt solid #000000"/>
    </style:style>
    <style:style style:name="Таблица1.A854" style:family="table-cell">
      <style:table-cell-properties fo:padding="0.097cm" fo:border-left="0.05pt solid #000000" fo:border-right="none" fo:border-top="none" fo:border-bottom="0.05pt solid #000000"/>
    </style:style>
    <style:style style:name="Таблица1.A855" style:family="table-cell">
      <style:table-cell-properties fo:padding="0.097cm" fo:border-left="0.05pt solid #000000" fo:border-right="none" fo:border-top="none" fo:border-bottom="0.05pt solid #000000"/>
    </style:style>
    <style:style style:name="Таблица1.A856" style:family="table-cell">
      <style:table-cell-properties fo:padding="0.097cm" fo:border-left="0.05pt solid #000000" fo:border-right="none" fo:border-top="none" fo:border-bottom="0.05pt solid #000000"/>
    </style:style>
    <style:style style:name="Таблица1.A857" style:family="table-cell">
      <style:table-cell-properties fo:padding="0.097cm" fo:border-left="0.05pt solid #000000" fo:border-right="none" fo:border-top="none" fo:border-bottom="0.05pt solid #000000"/>
    </style:style>
    <style:style style:name="Таблица1.A858" style:family="table-cell">
      <style:table-cell-properties fo:padding="0.097cm" fo:border-left="0.05pt solid #000000" fo:border-right="none" fo:border-top="none" fo:border-bottom="0.05pt solid #000000"/>
    </style:style>
    <style:style style:name="Таблица1.A859" style:family="table-cell">
      <style:table-cell-properties fo:padding="0.097cm" fo:border-left="0.05pt solid #000000" fo:border-right="none" fo:border-top="none" fo:border-bottom="0.05pt solid #000000"/>
    </style:style>
    <style:style style:name="Таблица1.A860" style:family="table-cell">
      <style:table-cell-properties fo:padding="0.097cm" fo:border-left="0.05pt solid #000000" fo:border-right="none" fo:border-top="none" fo:border-bottom="0.05pt solid #000000"/>
    </style:style>
    <style:style style:name="Таблица1.A861" style:family="table-cell">
      <style:table-cell-properties fo:padding="0.097cm" fo:border-left="0.05pt solid #000000" fo:border-right="none" fo:border-top="none" fo:border-bottom="0.05pt solid #000000"/>
    </style:style>
    <style:style style:name="Таблица1.A862" style:family="table-cell">
      <style:table-cell-properties fo:padding="0.097cm" fo:border-left="0.05pt solid #000000" fo:border-right="none" fo:border-top="none" fo:border-bottom="0.05pt solid #000000"/>
    </style:style>
    <style:style style:name="Таблица1.A863" style:family="table-cell">
      <style:table-cell-properties fo:padding="0.097cm" fo:border-left="0.05pt solid #000000" fo:border-right="none" fo:border-top="none" fo:border-bottom="0.05pt solid #000000"/>
    </style:style>
    <style:style style:name="Таблица1.A864" style:family="table-cell">
      <style:table-cell-properties fo:padding="0.097cm" fo:border-left="0.05pt solid #000000" fo:border-right="none" fo:border-top="none" fo:border-bottom="0.05pt solid #000000"/>
    </style:style>
    <style:style style:name="Таблица1.A865" style:family="table-cell">
      <style:table-cell-properties fo:padding="0.097cm" fo:border-left="0.05pt solid #000000" fo:border-right="none" fo:border-top="none" fo:border-bottom="0.05pt solid #000000"/>
    </style:style>
    <style:style style:name="Таблица1.A866" style:family="table-cell">
      <style:table-cell-properties fo:padding="0.097cm" fo:border-left="0.05pt solid #000000" fo:border-right="none" fo:border-top="none" fo:border-bottom="0.05pt solid #000000"/>
    </style:style>
    <style:style style:name="Таблица1.A867" style:family="table-cell">
      <style:table-cell-properties fo:padding="0.097cm" fo:border-left="0.05pt solid #000000" fo:border-right="none" fo:border-top="none" fo:border-bottom="0.05pt solid #000000"/>
    </style:style>
    <style:style style:name="Таблица1.A868" style:family="table-cell">
      <style:table-cell-properties fo:padding="0.097cm" fo:border-left="0.05pt solid #000000" fo:border-right="none" fo:border-top="none" fo:border-bottom="0.05pt solid #000000"/>
    </style:style>
    <style:style style:name="Таблица1.A869" style:family="table-cell">
      <style:table-cell-properties fo:padding="0.097cm" fo:border-left="0.05pt solid #000000" fo:border-right="none" fo:border-top="none" fo:border-bottom="0.05pt solid #000000"/>
    </style:style>
    <style:style style:name="Таблица1.A870" style:family="table-cell">
      <style:table-cell-properties fo:padding="0.097cm" fo:border-left="0.05pt solid #000000" fo:border-right="none" fo:border-top="none" fo:border-bottom="0.05pt solid #000000"/>
    </style:style>
    <style:style style:name="Таблица1.A871" style:family="table-cell">
      <style:table-cell-properties fo:padding="0.097cm" fo:border-left="0.05pt solid #000000" fo:border-right="none" fo:border-top="none" fo:border-bottom="0.05pt solid #000000"/>
    </style:style>
    <style:style style:name="Таблица1.A872" style:family="table-cell">
      <style:table-cell-properties fo:padding="0.097cm" fo:border-left="0.05pt solid #000000" fo:border-right="none" fo:border-top="none" fo:border-bottom="0.05pt solid #000000"/>
    </style:style>
    <style:style style:name="Таблица1.A873" style:family="table-cell">
      <style:table-cell-properties fo:padding="0.097cm" fo:border-left="0.05pt solid #000000" fo:border-right="none" fo:border-top="none" fo:border-bottom="0.05pt solid #000000"/>
    </style:style>
    <style:style style:name="Таблица1.A874" style:family="table-cell">
      <style:table-cell-properties fo:padding="0.097cm" fo:border-left="0.05pt solid #000000" fo:border-right="none" fo:border-top="none" fo:border-bottom="0.05pt solid #000000"/>
    </style:style>
    <style:style style:name="Таблица1.A875" style:family="table-cell">
      <style:table-cell-properties fo:padding="0.097cm" fo:border-left="0.05pt solid #000000" fo:border-right="none" fo:border-top="none" fo:border-bottom="0.05pt solid #000000"/>
    </style:style>
    <style:style style:name="Таблица1.A876" style:family="table-cell">
      <style:table-cell-properties fo:padding="0.097cm" fo:border-left="0.05pt solid #000000" fo:border-right="none" fo:border-top="none" fo:border-bottom="0.05pt solid #000000"/>
    </style:style>
    <style:style style:name="Таблица1.A877" style:family="table-cell">
      <style:table-cell-properties fo:padding="0.097cm" fo:border-left="0.05pt solid #000000" fo:border-right="none" fo:border-top="none" fo:border-bottom="0.05pt solid #000000"/>
    </style:style>
    <style:style style:name="Таблица1.A878" style:family="table-cell">
      <style:table-cell-properties fo:padding="0.097cm" fo:border-left="0.05pt solid #000000" fo:border-right="none" fo:border-top="none" fo:border-bottom="0.05pt solid #000000"/>
    </style:style>
    <style:style style:name="Таблица1.A879" style:family="table-cell">
      <style:table-cell-properties fo:padding="0.097cm" fo:border-left="0.05pt solid #000000" fo:border-right="none" fo:border-top="none" fo:border-bottom="0.05pt solid #000000"/>
    </style:style>
    <style:style style:name="Таблица1.A880" style:family="table-cell">
      <style:table-cell-properties fo:padding="0.097cm" fo:border-left="0.05pt solid #000000" fo:border-right="none" fo:border-top="none" fo:border-bottom="0.05pt solid #000000"/>
    </style:style>
    <style:style style:name="Таблица1.A881" style:family="table-cell">
      <style:table-cell-properties fo:padding="0.097cm" fo:border-left="0.05pt solid #000000" fo:border-right="none" fo:border-top="none" fo:border-bottom="0.05pt solid #000000"/>
    </style:style>
    <style:style style:name="Таблица1.A882" style:family="table-cell">
      <style:table-cell-properties fo:padding="0.097cm" fo:border-left="0.05pt solid #000000" fo:border-right="none" fo:border-top="none" fo:border-bottom="0.05pt solid #000000"/>
    </style:style>
    <style:style style:name="Таблица1.A883" style:family="table-cell">
      <style:table-cell-properties fo:padding="0.097cm" fo:border-left="0.05pt solid #000000" fo:border-right="none" fo:border-top="none" fo:border-bottom="0.05pt solid #000000"/>
    </style:style>
    <style:style style:name="Таблица1.A884" style:family="table-cell">
      <style:table-cell-properties fo:padding="0.097cm" fo:border-left="0.05pt solid #000000" fo:border-right="none" fo:border-top="none" fo:border-bottom="0.05pt solid #000000"/>
    </style:style>
    <style:style style:name="Таблица1.A885" style:family="table-cell">
      <style:table-cell-properties fo:padding="0.097cm" fo:border-left="0.05pt solid #000000" fo:border-right="none" fo:border-top="none" fo:border-bottom="0.05pt solid #000000"/>
    </style:style>
    <style:style style:name="Таблица1.A886" style:family="table-cell">
      <style:table-cell-properties fo:padding="0.097cm" fo:border-left="0.05pt solid #000000" fo:border-right="none" fo:border-top="none" fo:border-bottom="0.05pt solid #000000"/>
    </style:style>
    <style:style style:name="Таблица1.A887" style:family="table-cell">
      <style:table-cell-properties fo:padding="0.097cm" fo:border-left="0.05pt solid #000000" fo:border-right="none" fo:border-top="none" fo:border-bottom="0.05pt solid #000000"/>
    </style:style>
    <style:style style:name="Таблица1.A888" style:family="table-cell">
      <style:table-cell-properties fo:padding="0.097cm" fo:border-left="0.05pt solid #000000" fo:border-right="none" fo:border-top="none" fo:border-bottom="0.05pt solid #000000"/>
    </style:style>
    <style:style style:name="Таблица1.A889" style:family="table-cell">
      <style:table-cell-properties fo:padding="0.097cm" fo:border-left="0.05pt solid #000000" fo:border-right="none" fo:border-top="none" fo:border-bottom="0.05pt solid #000000"/>
    </style:style>
    <style:style style:name="Таблица1.A890" style:family="table-cell">
      <style:table-cell-properties fo:padding="0.097cm" fo:border-left="0.05pt solid #000000" fo:border-right="none" fo:border-top="none" fo:border-bottom="0.05pt solid #000000"/>
    </style:style>
    <style:style style:name="Таблица1.A891" style:family="table-cell">
      <style:table-cell-properties fo:padding="0.097cm" fo:border-left="0.05pt solid #000000" fo:border-right="none" fo:border-top="none" fo:border-bottom="0.05pt solid #000000"/>
    </style:style>
    <style:style style:name="Таблица1.A892" style:family="table-cell">
      <style:table-cell-properties fo:padding="0.097cm" fo:border-left="0.05pt solid #000000" fo:border-right="none" fo:border-top="none" fo:border-bottom="0.05pt solid #000000"/>
    </style:style>
    <style:style style:name="Таблица1.A893" style:family="table-cell">
      <style:table-cell-properties fo:padding="0.097cm" fo:border-left="0.05pt solid #000000" fo:border-right="none" fo:border-top="none" fo:border-bottom="0.05pt solid #000000"/>
    </style:style>
    <style:style style:name="Таблица1.A894" style:family="table-cell">
      <style:table-cell-properties fo:padding="0.097cm" fo:border-left="0.05pt solid #000000" fo:border-right="none" fo:border-top="none" fo:border-bottom="0.05pt solid #000000"/>
    </style:style>
    <style:style style:name="Таблица1.A895" style:family="table-cell">
      <style:table-cell-properties fo:padding="0.097cm" fo:border-left="0.05pt solid #000000" fo:border-right="none" fo:border-top="none" fo:border-bottom="0.05pt solid #000000"/>
    </style:style>
    <style:style style:name="Таблица1.A896" style:family="table-cell">
      <style:table-cell-properties fo:padding="0.097cm" fo:border-left="0.05pt solid #000000" fo:border-right="none" fo:border-top="none" fo:border-bottom="0.05pt solid #000000"/>
    </style:style>
    <style:style style:name="Таблица1.A897" style:family="table-cell">
      <style:table-cell-properties fo:padding="0.097cm" fo:border-left="0.05pt solid #000000" fo:border-right="none" fo:border-top="none" fo:border-bottom="0.05pt solid #000000"/>
    </style:style>
    <style:style style:name="Таблица1.A898" style:family="table-cell">
      <style:table-cell-properties fo:padding="0.097cm" fo:border-left="0.05pt solid #000000" fo:border-right="none" fo:border-top="none" fo:border-bottom="0.05pt solid #000000"/>
    </style:style>
    <style:style style:name="Таблица1.A899" style:family="table-cell">
      <style:table-cell-properties fo:padding="0.097cm" fo:border-left="0.05pt solid #000000" fo:border-right="none" fo:border-top="none" fo:border-bottom="0.05pt solid #000000"/>
    </style:style>
    <style:style style:name="Таблица1.A900" style:family="table-cell">
      <style:table-cell-properties fo:padding="0.097cm" fo:border-left="0.05pt solid #000000" fo:border-right="none" fo:border-top="none" fo:border-bottom="0.05pt solid #000000"/>
    </style:style>
    <style:style style:name="Таблица1.A901" style:family="table-cell">
      <style:table-cell-properties fo:padding="0.097cm" fo:border-left="0.05pt solid #000000" fo:border-right="none" fo:border-top="none" fo:border-bottom="0.05pt solid #000000"/>
    </style:style>
    <style:style style:name="Таблица1.A902" style:family="table-cell">
      <style:table-cell-properties fo:padding="0.097cm" fo:border-left="0.05pt solid #000000" fo:border-right="none" fo:border-top="none" fo:border-bottom="0.05pt solid #000000"/>
    </style:style>
    <style:style style:name="Таблица1.A903" style:family="table-cell">
      <style:table-cell-properties fo:padding="0.097cm" fo:border-left="0.05pt solid #000000" fo:border-right="none" fo:border-top="none" fo:border-bottom="0.05pt solid #000000"/>
    </style:style>
    <style:style style:name="Таблица1.A904" style:family="table-cell">
      <style:table-cell-properties fo:padding="0.097cm" fo:border-left="0.05pt solid #000000" fo:border-right="none" fo:border-top="none" fo:border-bottom="0.05pt solid #000000"/>
    </style:style>
    <style:style style:name="Таблица1.A905" style:family="table-cell">
      <style:table-cell-properties fo:padding="0.097cm" fo:border-left="0.05pt solid #000000" fo:border-right="none" fo:border-top="none" fo:border-bottom="0.05pt solid #000000"/>
    </style:style>
    <style:style style:name="Таблица1.A906" style:family="table-cell">
      <style:table-cell-properties fo:padding="0.097cm" fo:border-left="0.05pt solid #000000" fo:border-right="none" fo:border-top="none" fo:border-bottom="0.05pt solid #000000"/>
    </style:style>
    <style:style style:name="Таблица1.A907" style:family="table-cell">
      <style:table-cell-properties fo:padding="0.097cm" fo:border-left="0.05pt solid #000000" fo:border-right="none" fo:border-top="none" fo:border-bottom="0.05pt solid #000000"/>
    </style:style>
    <style:style style:name="Таблица1.A908" style:family="table-cell">
      <style:table-cell-properties fo:padding="0.097cm" fo:border-left="0.05pt solid #000000" fo:border-right="none" fo:border-top="none" fo:border-bottom="0.05pt solid #000000"/>
    </style:style>
    <style:style style:name="Таблица1.A909" style:family="table-cell">
      <style:table-cell-properties fo:padding="0.097cm" fo:border-left="0.05pt solid #000000" fo:border-right="none" fo:border-top="none" fo:border-bottom="0.05pt solid #000000"/>
    </style:style>
    <style:style style:name="Таблица1.A910" style:family="table-cell">
      <style:table-cell-properties fo:padding="0.097cm" fo:border-left="0.05pt solid #000000" fo:border-right="none" fo:border-top="none" fo:border-bottom="0.05pt solid #000000"/>
    </style:style>
    <style:style style:name="Таблица1.A911" style:family="table-cell">
      <style:table-cell-properties fo:padding="0.097cm" fo:border-left="0.05pt solid #000000" fo:border-right="none" fo:border-top="none" fo:border-bottom="0.05pt solid #000000"/>
    </style:style>
    <style:style style:name="Таблица1.A912" style:family="table-cell">
      <style:table-cell-properties fo:padding="0.097cm" fo:border-left="0.05pt solid #000000" fo:border-right="none" fo:border-top="none" fo:border-bottom="0.05pt solid #000000"/>
    </style:style>
    <style:style style:name="Таблица1.A913" style:family="table-cell">
      <style:table-cell-properties fo:padding="0.097cm" fo:border-left="0.05pt solid #000000" fo:border-right="none" fo:border-top="none" fo:border-bottom="0.05pt solid #000000"/>
    </style:style>
    <style:style style:name="Таблица1.A914" style:family="table-cell">
      <style:table-cell-properties fo:padding="0.097cm" fo:border-left="0.05pt solid #000000" fo:border-right="none" fo:border-top="none" fo:border-bottom="0.05pt solid #000000"/>
    </style:style>
    <style:style style:name="Таблица1.A915" style:family="table-cell">
      <style:table-cell-properties fo:padding="0.097cm" fo:border-left="0.05pt solid #000000" fo:border-right="none" fo:border-top="none" fo:border-bottom="0.05pt solid #000000"/>
    </style:style>
    <style:style style:name="Таблица1.A916" style:family="table-cell">
      <style:table-cell-properties fo:padding="0.097cm" fo:border-left="0.05pt solid #000000" fo:border-right="none" fo:border-top="none" fo:border-bottom="0.05pt solid #000000"/>
    </style:style>
    <style:style style:name="Таблица1.A917" style:family="table-cell">
      <style:table-cell-properties fo:padding="0.097cm" fo:border-left="0.05pt solid #000000" fo:border-right="none" fo:border-top="none" fo:border-bottom="0.05pt solid #000000"/>
    </style:style>
    <style:style style:name="Таблица1.A918" style:family="table-cell">
      <style:table-cell-properties fo:padding="0.097cm" fo:border-left="0.05pt solid #000000" fo:border-right="none" fo:border-top="none" fo:border-bottom="0.05pt solid #000000"/>
    </style:style>
    <style:style style:name="Таблица1.A919" style:family="table-cell">
      <style:table-cell-properties fo:padding="0.097cm" fo:border-left="0.05pt solid #000000" fo:border-right="none" fo:border-top="none" fo:border-bottom="0.05pt solid #000000"/>
    </style:style>
    <style:style style:name="Таблица1.A920" style:family="table-cell">
      <style:table-cell-properties fo:padding="0.097cm" fo:border-left="0.05pt solid #000000" fo:border-right="none" fo:border-top="none" fo:border-bottom="0.05pt solid #000000"/>
    </style:style>
    <style:style style:name="Таблица1.A921" style:family="table-cell">
      <style:table-cell-properties fo:padding="0.097cm" fo:border-left="0.05pt solid #000000" fo:border-right="none" fo:border-top="none" fo:border-bottom="0.05pt solid #000000"/>
    </style:style>
    <style:style style:name="Таблица1.A922" style:family="table-cell">
      <style:table-cell-properties fo:padding="0.097cm" fo:border-left="0.05pt solid #000000" fo:border-right="none" fo:border-top="none" fo:border-bottom="0.05pt solid #000000"/>
    </style:style>
    <style:style style:name="Таблица1.A923" style:family="table-cell">
      <style:table-cell-properties fo:padding="0.097cm" fo:border-left="0.05pt solid #000000" fo:border-right="none" fo:border-top="none" fo:border-bottom="0.05pt solid #000000"/>
    </style:style>
    <style:style style:name="Таблица1.A924" style:family="table-cell">
      <style:table-cell-properties fo:padding="0.097cm" fo:border-left="0.05pt solid #000000" fo:border-right="none" fo:border-top="none" fo:border-bottom="0.05pt solid #000000"/>
    </style:style>
    <style:style style:name="Таблица1.A925" style:family="table-cell">
      <style:table-cell-properties fo:padding="0.097cm" fo:border-left="0.05pt solid #000000" fo:border-right="none" fo:border-top="none" fo:border-bottom="0.05pt solid #000000"/>
    </style:style>
    <style:style style:name="Таблица1.A926" style:family="table-cell">
      <style:table-cell-properties fo:padding="0.097cm" fo:border-left="0.05pt solid #000000" fo:border-right="none" fo:border-top="none" fo:border-bottom="0.05pt solid #000000"/>
    </style:style>
    <style:style style:name="Таблица1.A927" style:family="table-cell">
      <style:table-cell-properties fo:padding="0.097cm" fo:border-left="0.05pt solid #000000" fo:border-right="none" fo:border-top="none" fo:border-bottom="0.05pt solid #000000"/>
    </style:style>
    <style:style style:name="Таблица1.A928" style:family="table-cell">
      <style:table-cell-properties fo:padding="0.097cm" fo:border-left="0.05pt solid #000000" fo:border-right="none" fo:border-top="none" fo:border-bottom="0.05pt solid #000000"/>
    </style:style>
    <style:style style:name="Таблица1.A929" style:family="table-cell">
      <style:table-cell-properties fo:padding="0.097cm" fo:border-left="0.05pt solid #000000" fo:border-right="none" fo:border-top="none" fo:border-bottom="0.05pt solid #000000"/>
    </style:style>
    <style:style style:name="Таблица1.A930" style:family="table-cell">
      <style:table-cell-properties fo:padding="0.097cm" fo:border-left="0.05pt solid #000000" fo:border-right="none" fo:border-top="none" fo:border-bottom="0.05pt solid #000000"/>
    </style:style>
    <style:style style:name="Таблица1.A931" style:family="table-cell">
      <style:table-cell-properties fo:padding="0.097cm" fo:border-left="0.05pt solid #000000" fo:border-right="none" fo:border-top="none" fo:border-bottom="0.05pt solid #000000"/>
    </style:style>
    <style:style style:name="Таблица1.A932" style:family="table-cell">
      <style:table-cell-properties fo:padding="0.097cm" fo:border-left="0.05pt solid #000000" fo:border-right="none" fo:border-top="none" fo:border-bottom="0.05pt solid #000000"/>
    </style:style>
    <style:style style:name="Таблица1.A933" style:family="table-cell">
      <style:table-cell-properties fo:padding="0.097cm" fo:border-left="0.05pt solid #000000" fo:border-right="none" fo:border-top="none" fo:border-bottom="0.05pt solid #000000"/>
    </style:style>
    <style:style style:name="Таблица1.A934" style:family="table-cell">
      <style:table-cell-properties fo:padding="0.097cm" fo:border-left="0.05pt solid #000000" fo:border-right="none" fo:border-top="none" fo:border-bottom="0.05pt solid #000000"/>
    </style:style>
    <style:style style:name="Таблица1.A935" style:family="table-cell">
      <style:table-cell-properties fo:padding="0.097cm" fo:border-left="0.05pt solid #000000" fo:border-right="none" fo:border-top="none" fo:border-bottom="0.05pt solid #000000"/>
    </style:style>
    <style:style style:name="Таблица1.A936" style:family="table-cell">
      <style:table-cell-properties fo:padding="0.097cm" fo:border-left="0.05pt solid #000000" fo:border-right="none" fo:border-top="none" fo:border-bottom="0.05pt solid #000000"/>
    </style:style>
    <style:style style:name="Таблица1.A937" style:family="table-cell">
      <style:table-cell-properties fo:padding="0.097cm" fo:border-left="0.05pt solid #000000" fo:border-right="none" fo:border-top="none" fo:border-bottom="0.05pt solid #000000"/>
    </style:style>
    <style:style style:name="Таблица1.A938" style:family="table-cell">
      <style:table-cell-properties fo:padding="0.097cm" fo:border-left="0.05pt solid #000000" fo:border-right="none" fo:border-top="none" fo:border-bottom="0.05pt solid #000000"/>
    </style:style>
    <style:style style:name="Таблица1.A939" style:family="table-cell">
      <style:table-cell-properties fo:padding="0.097cm" fo:border-left="0.05pt solid #000000" fo:border-right="none" fo:border-top="none" fo:border-bottom="0.05pt solid #000000"/>
    </style:style>
    <style:style style:name="Таблица1.A940" style:family="table-cell">
      <style:table-cell-properties fo:padding="0.097cm" fo:border-left="0.05pt solid #000000" fo:border-right="none" fo:border-top="none" fo:border-bottom="0.05pt solid #000000"/>
    </style:style>
    <style:style style:name="Таблица1.A941" style:family="table-cell">
      <style:table-cell-properties fo:padding="0.097cm" fo:border-left="0.05pt solid #000000" fo:border-right="none" fo:border-top="none" fo:border-bottom="0.05pt solid #000000"/>
    </style:style>
    <style:style style:name="Таблица1.A942" style:family="table-cell">
      <style:table-cell-properties fo:padding="0.097cm" fo:border-left="0.05pt solid #000000" fo:border-right="none" fo:border-top="none" fo:border-bottom="0.05pt solid #000000"/>
    </style:style>
    <style:style style:name="Таблица1.A943" style:family="table-cell">
      <style:table-cell-properties fo:padding="0.097cm" fo:border-left="0.05pt solid #000000" fo:border-right="none" fo:border-top="none" fo:border-bottom="0.05pt solid #000000"/>
    </style:style>
    <style:style style:name="Таблица1.A944" style:family="table-cell">
      <style:table-cell-properties fo:padding="0.097cm" fo:border-left="0.05pt solid #000000" fo:border-right="none" fo:border-top="none" fo:border-bottom="0.05pt solid #000000"/>
    </style:style>
    <style:style style:name="Таблица1.A945" style:family="table-cell">
      <style:table-cell-properties fo:padding="0.097cm" fo:border-left="0.05pt solid #000000" fo:border-right="none" fo:border-top="none" fo:border-bottom="0.05pt solid #000000"/>
    </style:style>
    <style:style style:name="Таблица1.A946" style:family="table-cell">
      <style:table-cell-properties fo:padding="0.097cm" fo:border-left="0.05pt solid #000000" fo:border-right="none" fo:border-top="none" fo:border-bottom="0.05pt solid #000000"/>
    </style:style>
    <style:style style:name="Таблица1.A947" style:family="table-cell">
      <style:table-cell-properties fo:padding="0.097cm" fo:border-left="0.05pt solid #000000" fo:border-right="none" fo:border-top="none" fo:border-bottom="0.05pt solid #000000"/>
    </style:style>
    <style:style style:name="Таблица1.A948" style:family="table-cell">
      <style:table-cell-properties fo:padding="0.097cm" fo:border-left="0.05pt solid #000000" fo:border-right="none" fo:border-top="none" fo:border-bottom="0.05pt solid #000000"/>
    </style:style>
    <style:style style:name="Таблица1.A949" style:family="table-cell">
      <style:table-cell-properties fo:padding="0.097cm" fo:border-left="0.05pt solid #000000" fo:border-right="none" fo:border-top="none" fo:border-bottom="0.05pt solid #000000"/>
    </style:style>
    <style:style style:name="Таблица1.A950" style:family="table-cell">
      <style:table-cell-properties fo:padding="0.097cm" fo:border-left="0.05pt solid #000000" fo:border-right="none" fo:border-top="none" fo:border-bottom="0.05pt solid #000000"/>
    </style:style>
    <style:style style:name="Таблица1.A951" style:family="table-cell">
      <style:table-cell-properties fo:padding="0.097cm" fo:border-left="0.05pt solid #000000" fo:border-right="none" fo:border-top="none" fo:border-bottom="0.05pt solid #000000"/>
    </style:style>
    <style:style style:name="Таблица1.A952" style:family="table-cell">
      <style:table-cell-properties fo:padding="0.097cm" fo:border-left="0.05pt solid #000000" fo:border-right="none" fo:border-top="none" fo:border-bottom="0.05pt solid #000000"/>
    </style:style>
    <style:style style:name="Таблица1.A953" style:family="table-cell">
      <style:table-cell-properties fo:padding="0.097cm" fo:border-left="0.05pt solid #000000" fo:border-right="none" fo:border-top="none" fo:border-bottom="0.05pt solid #000000"/>
    </style:style>
    <style:style style:name="Таблица1.A954" style:family="table-cell">
      <style:table-cell-properties fo:padding="0.097cm" fo:border-left="0.05pt solid #000000" fo:border-right="none" fo:border-top="none" fo:border-bottom="0.05pt solid #000000"/>
    </style:style>
    <style:style style:name="Таблица1.A955" style:family="table-cell">
      <style:table-cell-properties fo:padding="0.097cm" fo:border-left="0.05pt solid #000000" fo:border-right="none" fo:border-top="none" fo:border-bottom="0.05pt solid #000000"/>
    </style:style>
    <style:style style:name="Таблица1.A956" style:family="table-cell">
      <style:table-cell-properties fo:padding="0.097cm" fo:border-left="0.05pt solid #000000" fo:border-right="none" fo:border-top="none" fo:border-bottom="0.05pt solid #000000"/>
    </style:style>
    <style:style style:name="Таблица1.A957" style:family="table-cell">
      <style:table-cell-properties fo:padding="0.097cm" fo:border-left="0.05pt solid #000000" fo:border-right="none" fo:border-top="none" fo:border-bottom="0.05pt solid #000000"/>
    </style:style>
    <style:style style:name="Таблица1.A958" style:family="table-cell">
      <style:table-cell-properties fo:padding="0.097cm" fo:border-left="0.05pt solid #000000" fo:border-right="none" fo:border-top="none" fo:border-bottom="0.05pt solid #000000"/>
    </style:style>
    <style:style style:name="Таблица1.A959" style:family="table-cell">
      <style:table-cell-properties fo:padding="0.097cm" fo:border-left="0.05pt solid #000000" fo:border-right="none" fo:border-top="none" fo:border-bottom="0.05pt solid #000000"/>
    </style:style>
    <style:style style:name="Таблица1.A960" style:family="table-cell">
      <style:table-cell-properties fo:padding="0.097cm" fo:border-left="0.05pt solid #000000" fo:border-right="none" fo:border-top="none" fo:border-bottom="0.05pt solid #000000"/>
    </style:style>
    <style:style style:name="Таблица1.A961" style:family="table-cell">
      <style:table-cell-properties fo:padding="0.097cm" fo:border-left="0.05pt solid #000000" fo:border-right="none" fo:border-top="none" fo:border-bottom="0.05pt solid #000000"/>
    </style:style>
    <style:style style:name="Таблица1.A962" style:family="table-cell">
      <style:table-cell-properties fo:padding="0.097cm" fo:border-left="0.05pt solid #000000" fo:border-right="none" fo:border-top="none" fo:border-bottom="0.05pt solid #000000"/>
    </style:style>
    <style:style style:name="Таблица1.A963" style:family="table-cell">
      <style:table-cell-properties fo:padding="0.097cm" fo:border-left="0.05pt solid #000000" fo:border-right="none" fo:border-top="none" fo:border-bottom="0.05pt solid #000000"/>
    </style:style>
    <style:style style:name="Таблица1.A964" style:family="table-cell">
      <style:table-cell-properties fo:padding="0.097cm" fo:border-left="0.05pt solid #000000" fo:border-right="none" fo:border-top="none" fo:border-bottom="0.05pt solid #000000"/>
    </style:style>
    <style:style style:name="Таблица1.A965" style:family="table-cell">
      <style:table-cell-properties fo:padding="0.097cm" fo:border-left="0.05pt solid #000000" fo:border-right="none" fo:border-top="none" fo:border-bottom="0.05pt solid #000000"/>
    </style:style>
    <style:style style:name="Таблица1.A966" style:family="table-cell">
      <style:table-cell-properties fo:padding="0.097cm" fo:border-left="0.05pt solid #000000" fo:border-right="none" fo:border-top="none" fo:border-bottom="0.05pt solid #000000"/>
    </style:style>
    <style:style style:name="Таблица1.A967" style:family="table-cell">
      <style:table-cell-properties fo:padding="0.097cm" fo:border-left="0.05pt solid #000000" fo:border-right="none" fo:border-top="none" fo:border-bottom="0.05pt solid #000000"/>
    </style:style>
    <style:style style:name="Таблица1.A968" style:family="table-cell">
      <style:table-cell-properties fo:padding="0.097cm" fo:border-left="0.05pt solid #000000" fo:border-right="none" fo:border-top="none" fo:border-bottom="0.05pt solid #000000"/>
    </style:style>
    <style:style style:name="Таблица1.A969" style:family="table-cell">
      <style:table-cell-properties fo:padding="0.097cm" fo:border-left="0.05pt solid #000000" fo:border-right="none" fo:border-top="none" fo:border-bottom="0.05pt solid #000000"/>
    </style:style>
    <style:style style:name="Таблица1.970" style:family="table-row">
      <style:table-row-properties style:min-row-height="0.508cm"/>
    </style:style>
    <style:style style:name="Таблица1.A970" style:family="table-cell">
      <style:table-cell-properties fo:padding="0.097cm" fo:border-left="0.05pt solid #000000" fo:border-right="none" fo:border-top="none" fo:border-bottom="0.05pt solid #000000"/>
    </style:style>
    <style:style style:name="Таблица1.A971" style:family="table-cell">
      <style:table-cell-properties fo:padding="0.097cm" fo:border-left="0.05pt solid #000000" fo:border-right="none" fo:border-top="none" fo:border-bottom="0.05pt solid #000000"/>
    </style:style>
    <style:style style:name="Таблица1.A972" style:family="table-cell">
      <style:table-cell-properties fo:padding="0.097cm" fo:border-left="0.05pt solid #000000" fo:border-right="none" fo:border-top="none" fo:border-bottom="0.05pt solid #000000"/>
    </style:style>
    <style:style style:name="Таблица1.A973" style:family="table-cell">
      <style:table-cell-properties fo:padding="0.097cm" fo:border-left="0.05pt solid #000000" fo:border-right="none" fo:border-top="none" fo:border-bottom="0.05pt solid #000000"/>
    </style:style>
    <style:style style:name="Таблица1.A974" style:family="table-cell">
      <style:table-cell-properties fo:padding="0.097cm" fo:border-left="0.05pt solid #000000" fo:border-right="none" fo:border-top="none" fo:border-bottom="0.05pt solid #000000"/>
    </style:style>
    <style:style style:name="Таблица1.A975" style:family="table-cell">
      <style:table-cell-properties fo:padding="0.097cm" fo:border-left="0.05pt solid #000000" fo:border-right="none" fo:border-top="none" fo:border-bottom="0.05pt solid #000000"/>
    </style:style>
    <style:style style:name="Таблица1.A976" style:family="table-cell">
      <style:table-cell-properties fo:padding="0.097cm" fo:border-left="0.05pt solid #000000" fo:border-right="none" fo:border-top="none" fo:border-bottom="0.05pt solid #000000"/>
    </style:style>
    <style:style style:name="Таблица1.A977" style:family="table-cell">
      <style:table-cell-properties fo:padding="0.097cm" fo:border-left="0.05pt solid #000000" fo:border-right="none" fo:border-top="none" fo:border-bottom="0.05pt solid #000000"/>
    </style:style>
    <style:style style:name="Таблица1.A978" style:family="table-cell">
      <style:table-cell-properties fo:padding="0.097cm" fo:border-left="0.05pt solid #000000" fo:border-right="none" fo:border-top="none" fo:border-bottom="0.05pt solid #000000"/>
    </style:style>
    <style:style style:name="Таблица1.A979" style:family="table-cell">
      <style:table-cell-properties fo:padding="0.097cm" fo:border-left="0.05pt solid #000000" fo:border-right="none" fo:border-top="none" fo:border-bottom="0.05pt solid #000000"/>
    </style:style>
    <style:style style:name="Таблица1.A980" style:family="table-cell">
      <style:table-cell-properties fo:padding="0.097cm" fo:border-left="0.05pt solid #000000" fo:border-right="none" fo:border-top="none" fo:border-bottom="0.05pt solid #000000"/>
    </style:style>
    <style:style style:name="Таблица1.A981" style:family="table-cell">
      <style:table-cell-properties fo:padding="0.097cm" fo:border-left="0.05pt solid #000000" fo:border-right="none" fo:border-top="none" fo:border-bottom="0.05pt solid #000000"/>
    </style:style>
    <style:style style:name="Таблица1.A982" style:family="table-cell">
      <style:table-cell-properties fo:padding="0.097cm" fo:border-left="0.05pt solid #000000" fo:border-right="none" fo:border-top="none" fo:border-bottom="0.05pt solid #000000"/>
    </style:style>
    <style:style style:name="Таблица1.A983" style:family="table-cell">
      <style:table-cell-properties fo:padding="0.097cm" fo:border-left="0.05pt solid #000000" fo:border-right="none" fo:border-top="none" fo:border-bottom="0.05pt solid #000000"/>
    </style:style>
    <style:style style:name="Таблица1.A984" style:family="table-cell">
      <style:table-cell-properties fo:padding="0.097cm" fo:border-left="0.05pt solid #000000" fo:border-right="none" fo:border-top="none" fo:border-bottom="0.05pt solid #000000"/>
    </style:style>
    <style:style style:name="Таблица1.A985" style:family="table-cell">
      <style:table-cell-properties fo:padding="0.097cm" fo:border-left="0.05pt solid #000000" fo:border-right="none" fo:border-top="none" fo:border-bottom="0.05pt solid #000000"/>
    </style:style>
    <style:style style:name="Таблица1.A986" style:family="table-cell">
      <style:table-cell-properties fo:padding="0.097cm" fo:border-left="0.05pt solid #000000" fo:border-right="none" fo:border-top="none" fo:border-bottom="0.05pt solid #000000"/>
    </style:style>
    <style:style style:name="Таблица1.A987" style:family="table-cell">
      <style:table-cell-properties fo:padding="0.097cm" fo:border-left="0.05pt solid #000000" fo:border-right="none" fo:border-top="none" fo:border-bottom="0.05pt solid #000000"/>
    </style:style>
    <style:style style:name="Таблица1.A988" style:family="table-cell">
      <style:table-cell-properties fo:padding="0.097cm" fo:border-left="0.05pt solid #000000" fo:border-right="none" fo:border-top="none" fo:border-bottom="0.05pt solid #000000"/>
    </style:style>
    <style:style style:name="Таблица1.A989" style:family="table-cell">
      <style:table-cell-properties fo:padding="0.097cm" fo:border-left="0.05pt solid #000000" fo:border-right="none" fo:border-top="none" fo:border-bottom="0.05pt solid #000000"/>
    </style:style>
    <style:style style:name="Таблица1.A990" style:family="table-cell">
      <style:table-cell-properties fo:padding="0.097cm" fo:border-left="0.05pt solid #000000" fo:border-right="none" fo:border-top="none" fo:border-bottom="0.05pt solid #000000"/>
    </style:style>
    <style:style style:name="Таблица1.A991" style:family="table-cell">
      <style:table-cell-properties fo:padding="0.097cm" fo:border-left="0.05pt solid #000000" fo:border-right="none" fo:border-top="none" fo:border-bottom="0.05pt solid #000000"/>
    </style:style>
    <style:style style:name="Таблица1.A992" style:family="table-cell">
      <style:table-cell-properties fo:padding="0.097cm" fo:border-left="0.05pt solid #000000" fo:border-right="none" fo:border-top="none" fo:border-bottom="0.05pt solid #000000"/>
    </style:style>
    <style:style style:name="Таблица1.A993" style:family="table-cell">
      <style:table-cell-properties fo:padding="0.097cm" fo:border-left="0.05pt solid #000000" fo:border-right="none" fo:border-top="none" fo:border-bottom="0.05pt solid #000000"/>
    </style:style>
    <style:style style:name="Таблица1.A994" style:family="table-cell">
      <style:table-cell-properties fo:padding="0.097cm" fo:border-left="0.05pt solid #000000" fo:border-right="none" fo:border-top="none" fo:border-bottom="0.05pt solid #000000"/>
    </style:style>
    <style:style style:name="Таблица1.A995" style:family="table-cell">
      <style:table-cell-properties fo:padding="0.097cm" fo:border-left="0.05pt solid #000000" fo:border-right="none" fo:border-top="none" fo:border-bottom="0.05pt solid #000000"/>
    </style:style>
    <style:style style:name="Таблица1.A996" style:family="table-cell">
      <style:table-cell-properties fo:padding="0.097cm" fo:border-left="0.05pt solid #000000" fo:border-right="none" fo:border-top="none" fo:border-bottom="0.05pt solid #000000"/>
    </style:style>
    <style:style style:name="Таблица1.A997" style:family="table-cell">
      <style:table-cell-properties fo:padding="0.097cm" fo:border-left="0.05pt solid #000000" fo:border-right="none" fo:border-top="none" fo:border-bottom="0.05pt solid #000000"/>
    </style:style>
    <style:style style:name="Таблица1.A998" style:family="table-cell">
      <style:table-cell-properties fo:padding="0.097cm" fo:border-left="0.05pt solid #000000" fo:border-right="none" fo:border-top="none" fo:border-bottom="0.05pt solid #000000"/>
    </style:style>
    <style:style style:name="Таблица1.A999" style:family="table-cell">
      <style:table-cell-properties fo:padding="0.097cm" fo:border-left="0.05pt solid #000000" fo:border-right="none" fo:border-top="none" fo:border-bottom="0.05pt solid #000000"/>
    </style:style>
    <style:style style:name="Таблица1.A1000" style:family="table-cell">
      <style:table-cell-properties fo:padding="0.097cm" fo:border-left="0.05pt solid #000000" fo:border-right="none" fo:border-top="none" fo:border-bottom="0.05pt solid #000000"/>
    </style:style>
    <style:style style:name="Таблица1.A1001" style:family="table-cell">
      <style:table-cell-properties fo:padding="0.097cm" fo:border-left="0.05pt solid #000000" fo:border-right="none" fo:border-top="none" fo:border-bottom="0.05pt solid #000000"/>
    </style:style>
    <style:style style:name="Таблица1.A1002" style:family="table-cell">
      <style:table-cell-properties fo:padding="0.097cm" fo:border-left="0.05pt solid #000000" fo:border-right="none" fo:border-top="none" fo:border-bottom="0.05pt solid #000000"/>
    </style:style>
    <style:style style:name="Таблица1.A1003" style:family="table-cell">
      <style:table-cell-properties fo:padding="0.097cm" fo:border-left="0.05pt solid #000000" fo:border-right="none" fo:border-top="none" fo:border-bottom="0.05pt solid #000000"/>
    </style:style>
    <style:style style:name="Таблица1.A1004" style:family="table-cell">
      <style:table-cell-properties fo:padding="0.097cm" fo:border-left="0.05pt solid #000000" fo:border-right="none" fo:border-top="none" fo:border-bottom="0.05pt solid #000000"/>
    </style:style>
    <style:style style:name="Таблица1.A1005" style:family="table-cell">
      <style:table-cell-properties fo:padding="0.097cm" fo:border-left="0.05pt solid #000000" fo:border-right="none" fo:border-top="none" fo:border-bottom="0.05pt solid #000000"/>
    </style:style>
    <style:style style:name="Таблица1.A1006" style:family="table-cell">
      <style:table-cell-properties fo:padding="0.097cm" fo:border-left="0.05pt solid #000000" fo:border-right="none" fo:border-top="none" fo:border-bottom="0.05pt solid #000000"/>
    </style:style>
    <style:style style:name="Таблица1.A1007" style:family="table-cell">
      <style:table-cell-properties fo:padding="0.097cm" fo:border-left="0.05pt solid #000000" fo:border-right="none" fo:border-top="none" fo:border-bottom="0.05pt solid #000000"/>
    </style:style>
    <style:style style:name="Таблица1.A1008" style:family="table-cell">
      <style:table-cell-properties fo:padding="0.097cm" fo:border-left="0.05pt solid #000000" fo:border-right="none" fo:border-top="none" fo:border-bottom="0.05pt solid #000000"/>
    </style:style>
    <style:style style:name="Таблица1.A1009" style:family="table-cell">
      <style:table-cell-properties fo:padding="0.097cm" fo:border-left="0.05pt solid #000000" fo:border-right="none" fo:border-top="none" fo:border-bottom="0.05pt solid #000000"/>
    </style:style>
    <style:style style:name="Таблица1.A1010" style:family="table-cell">
      <style:table-cell-properties fo:padding="0.097cm" fo:border-left="0.05pt solid #000000" fo:border-right="none" fo:border-top="none" fo:border-bottom="0.05pt solid #000000"/>
    </style:style>
    <style:style style:name="Таблица1.A1011" style:family="table-cell">
      <style:table-cell-properties fo:padding="0.097cm" fo:border-left="0.05pt solid #000000" fo:border-right="none" fo:border-top="none" fo:border-bottom="0.05pt solid #000000"/>
    </style:style>
    <style:style style:name="Таблица1.A1012" style:family="table-cell">
      <style:table-cell-properties fo:padding="0.097cm" fo:border-left="0.05pt solid #000000" fo:border-right="none" fo:border-top="none" fo:border-bottom="0.05pt solid #000000"/>
    </style:style>
    <style:style style:name="Таблица1.A1013" style:family="table-cell">
      <style:table-cell-properties fo:padding="0.097cm" fo:border-left="0.05pt solid #000000" fo:border-right="none" fo:border-top="none" fo:border-bottom="0.05pt solid #000000"/>
    </style:style>
    <style:style style:name="Таблица1.A1014" style:family="table-cell">
      <style:table-cell-properties fo:padding="0.097cm" fo:border-left="0.05pt solid #000000" fo:border-right="none" fo:border-top="none" fo:border-bottom="0.05pt solid #000000"/>
    </style:style>
    <style:style style:name="Таблица1.A1015" style:family="table-cell">
      <style:table-cell-properties fo:padding="0.097cm" fo:border-left="0.05pt solid #000000" fo:border-right="none" fo:border-top="none" fo:border-bottom="0.05pt solid #000000"/>
    </style:style>
    <style:style style:name="Таблица1.A1016" style:family="table-cell">
      <style:table-cell-properties fo:padding="0.097cm" fo:border-left="0.05pt solid #000000" fo:border-right="none" fo:border-top="none" fo:border-bottom="0.05pt solid #000000"/>
    </style:style>
    <style:style style:name="Таблица1.A1017" style:family="table-cell">
      <style:table-cell-properties fo:padding="0.097cm" fo:border-left="0.05pt solid #000000" fo:border-right="none" fo:border-top="none" fo:border-bottom="0.05pt solid #000000"/>
    </style:style>
    <style:style style:name="Таблица1.A1018" style:family="table-cell">
      <style:table-cell-properties fo:padding="0.097cm" fo:border-left="0.05pt solid #000000" fo:border-right="none" fo:border-top="none" fo:border-bottom="0.05pt solid #000000"/>
    </style:style>
    <style:style style:name="Таблица1.A1019" style:family="table-cell">
      <style:table-cell-properties fo:padding="0.097cm" fo:border-left="0.05pt solid #000000" fo:border-right="none" fo:border-top="none" fo:border-bottom="0.05pt solid #000000"/>
    </style:style>
    <style:style style:name="Таблица1.A1020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2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Tahoma" fo:font-size="6pt" fo:letter-spacing="normal" fo:font-style="normal" fo:font-weight="normal" officeooo:rsid="0011476d" officeooo:paragraph-rsid="0012a348" style:font-size-asian="6pt" style:font-weight-asian="normal" style:font-size-complex="6pt" style:font-weight-complex="normal"/>
    </style:style>
    <style:style style:name="P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1476d" officeooo:paragraph-rsid="0011476d" style:font-size-asian="6pt" style:font-weight-asian="normal" style:font-size-complex="6pt" style:font-weight-complex="normal"/>
    </style:style>
    <style:style style:name="P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aa739" officeooo:paragraph-rsid="002aa739" style:font-size-asian="6pt" style:font-weight-asian="normal" style:font-size-complex="6pt" style:font-weight-complex="normal"/>
    </style:style>
    <style:style style:name="P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ad3b7" officeooo:paragraph-rsid="006ad3b7" style:font-size-asian="6pt" style:font-weight-asian="normal" style:font-size-complex="6pt" style:font-weight-complex="normal"/>
    </style:style>
    <style:style style:name="P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eec5f" officeooo:paragraph-rsid="006eec5f" style:font-size-asian="6pt" style:font-weight-asian="normal" style:font-size-complex="6pt" style:font-weight-complex="normal"/>
    </style:style>
    <style:style style:name="P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174428" officeooo:paragraph-rsid="00174428" style:font-size-asian="6pt" style:font-weight-asian="normal" style:font-size-complex="6pt" style:font-weight-complex="normal"/>
    </style:style>
    <style:style style:name="P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57e5a" officeooo:paragraph-rsid="00257e5a" style:font-size-asian="6pt" style:font-weight-asian="normal" style:font-size-complex="6pt" style:font-weight-complex="normal"/>
    </style:style>
    <style:style style:name="P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6098f" officeooo:paragraph-rsid="0026098f" style:font-size-asian="6pt" style:font-weight-asian="normal" style:font-size-complex="6pt" style:font-weight-complex="normal"/>
    </style:style>
    <style:style style:name="P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c7ec2" officeooo:paragraph-rsid="002c7ec2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e425f" officeooo:paragraph-rsid="002e425f" style:font-size-asian="6pt" style:font-weight-asian="normal" style:font-size-complex="6pt" style:font-weight-complex="normal"/>
    </style:style>
    <style:style style:name="P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fe77d" officeooo:paragraph-rsid="002fe77d" style:font-size-asian="6pt" style:font-weight-asian="normal" style:font-size-complex="6pt" style:font-weight-complex="normal"/>
    </style:style>
    <style:style style:name="P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00b56" officeooo:paragraph-rsid="00300b56" style:font-size-asian="6pt" style:font-weight-asian="normal" style:font-size-complex="6pt" style:font-weight-complex="normal"/>
    </style:style>
    <style:style style:name="P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274f3" officeooo:paragraph-rsid="003274f3" style:font-size-asian="6pt" style:font-weight-asian="normal" style:font-size-complex="6pt" style:font-weight-complex="normal"/>
    </style:style>
    <style:style style:name="P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36c24" officeooo:paragraph-rsid="00336c24" style:font-size-asian="6pt" style:font-weight-asian="normal" style:font-size-complex="6pt" style:font-weight-complex="normal"/>
    </style:style>
    <style:style style:name="P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1ae0" officeooo:paragraph-rsid="00351ae0" style:font-size-asian="6pt" style:font-weight-asian="normal" style:font-size-complex="6pt" style:font-weight-complex="normal"/>
    </style:style>
    <style:style style:name="P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59246" officeooo:paragraph-rsid="00359246" style:font-size-asian="6pt" style:font-weight-asian="normal" style:font-size-complex="6pt" style:font-weight-complex="normal"/>
    </style:style>
    <style:style style:name="P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7aea3" officeooo:paragraph-rsid="0037aea3" style:font-size-asian="6pt" style:font-weight-asian="normal" style:font-size-complex="6pt" style:font-weight-complex="normal"/>
    </style:style>
    <style:style style:name="P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9581a" officeooo:paragraph-rsid="0039581a" style:font-size-asian="6pt" style:font-weight-asian="normal" style:font-size-complex="6pt" style:font-weight-complex="normal"/>
    </style:style>
    <style:style style:name="P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b55b3" officeooo:paragraph-rsid="003b55b3" style:font-size-asian="6pt" style:font-weight-asian="normal" style:font-size-complex="6pt" style:font-weight-complex="normal"/>
    </style:style>
    <style:style style:name="P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c57ca" officeooo:paragraph-rsid="003c57ca" style:font-size-asian="6pt" style:font-weight-asian="normal" style:font-size-complex="6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d4040" officeooo:paragraph-rsid="003d4040" style:font-size-asian="6pt" style:font-weight-asian="normal" style:font-size-complex="6pt" style:font-weight-complex="normal"/>
    </style:style>
    <style:style style:name="P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1c29" officeooo:paragraph-rsid="003e1c29" style:font-size-asian="6pt" style:font-weight-asian="normal" style:font-size-complex="6pt" style:font-weight-complex="normal"/>
    </style:style>
    <style:style style:name="P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3eb328" officeooo:paragraph-rsid="003eb328" style:font-size-asian="6pt" style:font-weight-asian="normal" style:font-size-complex="6pt" style:font-weight-complex="normal"/>
    </style:style>
    <style:style style:name="P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302c6" officeooo:paragraph-rsid="004302c6" style:font-size-asian="6pt" style:font-weight-asian="normal" style:font-size-complex="6pt" style:font-weight-complex="normal"/>
    </style:style>
    <style:style style:name="P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48b1f" officeooo:paragraph-rsid="00448b1f" style:font-size-asian="6pt" style:font-weight-asian="normal" style:font-size-complex="6pt" style:font-weight-complex="normal"/>
    </style:style>
    <style:style style:name="P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7af7" officeooo:paragraph-rsid="00457af7" style:font-size-asian="6pt" style:font-weight-asian="normal" style:font-size-complex="6pt" style:font-weight-complex="normal"/>
    </style:style>
    <style:style style:name="P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58dd4" officeooo:paragraph-rsid="00458dd4" style:font-size-asian="6pt" style:font-weight-asian="normal" style:font-size-complex="6pt" style:font-weight-complex="normal"/>
    </style:style>
    <style:style style:name="P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60564" officeooo:paragraph-rsid="00460564" style:font-size-asian="6pt" style:font-weight-asian="normal" style:font-size-complex="6pt" style:font-weight-complex="normal"/>
    </style:style>
    <style:style style:name="P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82ce7" officeooo:paragraph-rsid="00482ce7" style:font-size-asian="6pt" style:font-weight-asian="normal" style:font-size-complex="6pt" style:font-weight-complex="normal"/>
    </style:style>
    <style:style style:name="P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a2ebd" officeooo:paragraph-rsid="004a2ebd" style:font-size-asian="6pt" style:font-weight-asian="normal" style:font-size-complex="6pt" style:font-weight-complex="normal"/>
    </style:style>
    <style:style style:name="P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4c2668" officeooo:paragraph-rsid="004c2668" style:font-size-asian="6pt" style:font-weight-asian="normal" style:font-size-complex="6pt" style:font-weight-complex="normal"/>
    </style:style>
    <style:style style:name="P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04e75" officeooo:paragraph-rsid="00504e75" style:font-size-asian="6pt" style:font-weight-asian="normal" style:font-size-complex="6pt" style:font-weight-complex="normal"/>
    </style:style>
    <style:style style:name="P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1e898" officeooo:paragraph-rsid="0051e898" style:font-size-asian="6pt" style:font-weight-asian="normal" style:font-size-complex="6pt" style:font-weight-complex="normal"/>
    </style:style>
    <style:style style:name="P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38d9d" officeooo:paragraph-rsid="00538d9d" style:font-size-asian="6pt" style:font-weight-asian="normal" style:font-size-complex="6pt" style:font-weight-complex="normal"/>
    </style:style>
    <style:style style:name="P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550af" officeooo:paragraph-rsid="005550af" style:font-size-asian="6pt" style:font-weight-asian="normal" style:font-size-complex="6pt" style:font-weight-complex="normal"/>
    </style:style>
    <style:style style:name="P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828" officeooo:paragraph-rsid="00561828" style:font-size-asian="6pt" style:font-weight-asian="normal" style:font-size-complex="6pt" style:font-weight-complex="normal"/>
    </style:style>
    <style:style style:name="P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61eff" officeooo:paragraph-rsid="00561eff" style:font-size-asian="6pt" style:font-weight-asian="normal" style:font-size-complex="6pt" style:font-weight-complex="normal"/>
    </style:style>
    <style:style style:name="P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80f13" officeooo:paragraph-rsid="00580f13" style:font-size-asian="6pt" style:font-weight-asian="normal" style:font-size-complex="6pt" style:font-weight-complex="normal"/>
    </style:style>
    <style:style style:name="P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a7189" officeooo:paragraph-rsid="005a7189" style:font-size-asian="6pt" style:font-weight-asian="normal" style:font-size-complex="6pt" style:font-weight-complex="normal"/>
    </style:style>
    <style:style style:name="P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5d24" officeooo:paragraph-rsid="005c5d24" style:font-size-asian="6pt" style:font-weight-asian="normal" style:font-size-complex="6pt" style:font-weight-complex="normal"/>
    </style:style>
    <style:style style:name="P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5cba42" officeooo:paragraph-rsid="005cba42" style:font-size-asian="6pt" style:font-weight-asian="normal" style:font-size-complex="6pt" style:font-weight-complex="normal"/>
    </style:style>
    <style:style style:name="P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1a7a0" officeooo:paragraph-rsid="0061a7a0" style:font-size-asian="6pt" style:font-weight-asian="normal" style:font-size-complex="6pt" style:font-weight-complex="normal"/>
    </style:style>
    <style:style style:name="P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54ae" officeooo:paragraph-rsid="006354ae" style:font-size-asian="6pt" style:font-weight-asian="normal" style:font-size-complex="6pt" style:font-weight-complex="normal"/>
    </style:style>
    <style:style style:name="P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3e7f5" officeooo:paragraph-rsid="0063e7f5" style:font-size-asian="6pt" style:font-weight-asian="normal" style:font-size-complex="6pt" style:font-weight-complex="normal"/>
    </style:style>
    <style:style style:name="P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a27d" officeooo:paragraph-rsid="0065a27d" style:font-size-asian="6pt" style:font-weight-asian="normal" style:font-size-complex="6pt" style:font-weight-complex="normal"/>
    </style:style>
    <style:style style:name="P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5f4ec" officeooo:paragraph-rsid="0065f4ec" style:font-size-asian="6pt" style:font-weight-asian="normal" style:font-size-complex="6pt" style:font-weight-complex="normal"/>
    </style:style>
    <style:style style:name="P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78280" officeooo:paragraph-rsid="00678280" style:font-size-asian="6pt" style:font-weight-asian="normal" style:font-size-complex="6pt" style:font-weight-complex="normal"/>
    </style:style>
    <style:style style:name="P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8e4d0" officeooo:paragraph-rsid="0068e4d0" style:font-size-asian="6pt" style:font-weight-asian="normal" style:font-size-complex="6pt" style:font-weight-complex="normal"/>
    </style:style>
    <style:style style:name="P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9062b" officeooo:paragraph-rsid="0069062b" style:font-size-asian="6pt" style:font-weight-asian="normal" style:font-size-complex="6pt" style:font-weight-complex="normal"/>
    </style:style>
    <style:style style:name="P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b7443" officeooo:paragraph-rsid="006b7443" style:font-size-asian="6pt" style:font-weight-asian="normal" style:font-size-complex="6pt" style:font-weight-complex="normal"/>
    </style:style>
    <style:style style:name="P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d0df6" officeooo:paragraph-rsid="006d0df6" style:font-size-asian="6pt" style:font-weight-asian="normal" style:font-size-complex="6pt" style:font-weight-complex="normal"/>
    </style:style>
    <style:style style:name="P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6fc44f" officeooo:paragraph-rsid="006fc44f" style:font-size-asian="6pt" style:font-weight-asian="normal" style:font-size-complex="6pt" style:font-weight-complex="normal"/>
    </style:style>
    <style:style style:name="P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327a" officeooo:paragraph-rsid="0071327a" style:font-size-asian="6pt" style:font-weight-asian="normal" style:font-size-complex="6pt" style:font-weight-complex="normal"/>
    </style:style>
    <style:style style:name="P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1fc2c" officeooo:paragraph-rsid="0071fc2c" style:font-size-asian="6pt" style:font-weight-asian="normal" style:font-size-complex="6pt" style:font-weight-complex="normal"/>
    </style:style>
    <style:style style:name="P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6752" officeooo:paragraph-rsid="00736752" style:font-size-asian="6pt" style:font-weight-asian="normal" style:font-size-complex="6pt" style:font-weight-complex="normal"/>
    </style:style>
    <style:style style:name="P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3f860" officeooo:paragraph-rsid="0073f860" style:font-size-asian="6pt" style:font-weight-asian="normal" style:font-size-complex="6pt" style:font-weight-complex="normal"/>
    </style:style>
    <style:style style:name="P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7ccf" officeooo:paragraph-rsid="00757ccf" style:font-size-asian="6pt" style:font-weight-asian="normal" style:font-size-complex="6pt" style:font-weight-complex="normal"/>
    </style:style>
    <style:style style:name="P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5ef47" officeooo:paragraph-rsid="0075ef47" style:font-size-asian="6pt" style:font-weight-asian="normal" style:font-size-complex="6pt" style:font-weight-complex="normal"/>
    </style:style>
    <style:style style:name="P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7d0c4" officeooo:paragraph-rsid="0077d0c4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85cf4" officeooo:paragraph-rsid="00785cf4" style:font-size-asian="6pt" style:font-weight-asian="normal" style:font-size-complex="6pt" style:font-weight-complex="normal"/>
    </style:style>
    <style:style style:name="P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9aecc" officeooo:paragraph-rsid="0079aecc" style:font-size-asian="6pt" style:font-weight-asian="normal" style:font-size-complex="6pt" style:font-weight-complex="normal"/>
    </style:style>
    <style:style style:name="P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a831d" officeooo:paragraph-rsid="007a831d" style:font-size-asian="6pt" style:font-weight-asian="normal" style:font-size-complex="6pt" style:font-weight-complex="normal"/>
    </style:style>
    <style:style style:name="P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c2bc9" officeooo:paragraph-rsid="007c2bc9" style:font-size-asian="6pt" style:font-weight-asian="normal" style:font-size-complex="6pt" style:font-weight-complex="normal"/>
    </style:style>
    <style:style style:name="P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d0bd8" officeooo:paragraph-rsid="007d0bd8" style:font-size-asian="6pt" style:font-weight-asian="normal" style:font-size-complex="6pt" style:font-weight-complex="normal"/>
    </style:style>
    <style:style style:name="P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7ef847" officeooo:paragraph-rsid="007ef847" style:font-size-asian="6pt" style:font-weight-asian="normal" style:font-size-complex="6pt" style:font-weight-complex="normal"/>
    </style:style>
    <style:style style:name="P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15661" officeooo:paragraph-rsid="00815661" style:font-size-asian="6pt" style:font-weight-asian="normal" style:font-size-complex="6pt" style:font-weight-complex="normal"/>
    </style:style>
    <style:style style:name="P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2009c" officeooo:paragraph-rsid="0082009c" style:font-size-asian="6pt" style:font-weight-asian="normal" style:font-size-complex="6pt" style:font-weight-complex="normal"/>
    </style:style>
    <style:style style:name="P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5721f" officeooo:paragraph-rsid="0085721f" style:font-size-asian="6pt" style:font-weight-asian="normal" style:font-size-complex="6pt" style:font-weight-complex="normal"/>
    </style:style>
    <style:style style:name="P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6b39e" officeooo:paragraph-rsid="0086b39e" style:font-size-asian="6pt" style:font-weight-asian="normal" style:font-size-complex="6pt" style:font-weight-complex="normal"/>
    </style:style>
    <style:style style:name="P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90808" officeooo:paragraph-rsid="00890808" style:font-size-asian="6pt" style:font-weight-asian="normal" style:font-size-complex="6pt" style:font-weight-complex="normal"/>
    </style:style>
    <style:style style:name="P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b9ccb" officeooo:paragraph-rsid="008b9ccb" style:font-size-asian="6pt" style:font-weight-asian="normal" style:font-size-complex="6pt" style:font-weight-complex="normal"/>
    </style:style>
    <style:style style:name="P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d43ba" officeooo:paragraph-rsid="008d43ba" style:font-size-asian="6pt" style:font-weight-asian="normal" style:font-size-complex="6pt" style:font-weight-complex="normal"/>
    </style:style>
    <style:style style:name="P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e2300" officeooo:paragraph-rsid="008e2300" style:font-size-asian="6pt" style:font-weight-asian="normal" style:font-size-complex="6pt" style:font-weight-complex="normal"/>
    </style:style>
    <style:style style:name="P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1528" officeooo:paragraph-rsid="008f1528" style:font-size-asian="6pt" style:font-weight-asian="normal" style:font-size-complex="6pt" style:font-weight-complex="normal"/>
    </style:style>
    <style:style style:name="P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8f577c" officeooo:paragraph-rsid="008f577c" style:font-size-asian="6pt" style:font-weight-asian="normal" style:font-size-complex="6pt" style:font-weight-complex="normal"/>
    </style:style>
    <style:style style:name="P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059ec" officeooo:paragraph-rsid="009059ec" style:font-size-asian="6pt" style:font-weight-asian="normal" style:font-size-complex="6pt" style:font-weight-complex="normal"/>
    </style:style>
    <style:style style:name="P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4950" officeooo:paragraph-rsid="00944950" style:font-size-asian="6pt" style:font-weight-asian="normal" style:font-size-complex="6pt" style:font-weight-complex="normal"/>
    </style:style>
    <style:style style:name="P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4ad8d" officeooo:paragraph-rsid="0094ad8d" style:font-size-asian="6pt" style:font-weight-asian="normal" style:font-size-complex="6pt" style:font-weight-complex="normal"/>
    </style:style>
    <style:style style:name="P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6806b" officeooo:paragraph-rsid="0096806b" style:font-size-asian="6pt" style:font-weight-asian="normal" style:font-size-complex="6pt" style:font-weight-complex="normal"/>
    </style:style>
    <style:style style:name="P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baa7f" officeooo:paragraph-rsid="009baa7f" style:font-size-asian="6pt" style:font-weight-asian="normal" style:font-size-complex="6pt" style:font-weight-complex="normal"/>
    </style:style>
    <style:style style:name="P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da75f" officeooo:paragraph-rsid="009da75f" style:font-size-asian="6pt" style:font-weight-asian="normal" style:font-size-complex="6pt" style:font-weight-complex="normal"/>
    </style:style>
    <style:style style:name="P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9fbca1" officeooo:paragraph-rsid="009fbca1" style:font-size-asian="6pt" style:font-weight-asian="normal" style:font-size-complex="6pt" style:font-weight-complex="normal"/>
    </style:style>
    <style:style style:name="P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27b0e" officeooo:paragraph-rsid="00a27b0e" style:font-size-asian="6pt" style:font-weight-asian="normal" style:font-size-complex="6pt" style:font-weight-complex="normal"/>
    </style:style>
    <style:style style:name="P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5cb42" officeooo:paragraph-rsid="00a5cb42" style:font-size-asian="6pt" style:font-weight-asian="normal" style:font-size-complex="6pt" style:font-weight-complex="normal"/>
    </style:style>
    <style:style style:name="P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8bf74" officeooo:paragraph-rsid="00a8bf74" style:font-size-asian="6pt" style:font-weight-asian="normal" style:font-size-complex="6pt" style:font-weight-complex="normal"/>
    </style:style>
    <style:style style:name="P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abaf02" officeooo:paragraph-rsid="00abaf02" style:font-size-asian="6pt" style:font-weight-asian="normal" style:font-size-complex="6pt" style:font-weight-complex="normal"/>
    </style:style>
    <style:style style:name="P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01b77" officeooo:paragraph-rsid="00b01b77" style:font-size-asian="6pt" style:font-weight-asian="normal" style:font-size-complex="6pt" style:font-weight-complex="normal"/>
    </style:style>
    <style:style style:name="P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30261" officeooo:paragraph-rsid="00b30261" style:font-size-asian="6pt" style:font-weight-asian="normal" style:font-size-complex="6pt" style:font-weight-complex="normal"/>
    </style:style>
    <style:style style:name="P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28c587" officeooo:paragraph-rsid="00b64c13" style:font-size-asian="6pt" style:font-weight-asian="normal" style:font-size-complex="6pt" style:font-weight-complex="normal"/>
    </style:style>
    <style:style style:name="P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833e7" officeooo:paragraph-rsid="00b833e7" style:font-size-asian="6pt" style:font-weight-asian="normal" style:font-size-complex="6pt" style:font-weight-complex="normal"/>
    </style:style>
    <style:style style:name="P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9abd6" officeooo:paragraph-rsid="00b9abd6" style:font-size-asian="6pt" style:font-weight-asian="normal" style:font-size-complex="6pt" style:font-weight-complex="normal"/>
    </style:style>
    <style:style style:name="P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afc0f" officeooo:paragraph-rsid="00bafc0f" style:font-size-asian="6pt" style:font-weight-asian="normal" style:font-size-complex="6pt" style:font-weight-complex="normal"/>
    </style:style>
    <style:style style:name="P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cd536" officeooo:paragraph-rsid="00bcd536" style:font-size-asian="6pt" style:font-weight-asian="normal" style:font-size-complex="6pt" style:font-weight-complex="normal"/>
    </style:style>
    <style:style style:name="P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d96e4" officeooo:paragraph-rsid="00bd96e4" style:font-size-asian="6pt" style:font-weight-asian="normal" style:font-size-complex="6pt" style:font-weight-complex="normal"/>
    </style:style>
    <style:style style:name="P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bf6746" officeooo:paragraph-rsid="00bf6746" style:font-size-asian="6pt" style:font-weight-asian="normal" style:font-size-complex="6pt" style:font-weight-complex="normal"/>
    </style:style>
    <style:style style:name="P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491bc" officeooo:paragraph-rsid="00c491bc" style:font-size-asian="6pt" style:font-weight-asian="normal" style:font-size-complex="6pt" style:font-weight-complex="normal"/>
    </style:style>
    <style:style style:name="P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320a2" officeooo:paragraph-rsid="00c320a2" style:font-size-asian="6pt" style:font-weight-asian="normal" style:font-size-complex="6pt" style:font-weight-complex="normal"/>
    </style:style>
    <style:style style:name="P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65b14" officeooo:paragraph-rsid="00c65b14" style:font-size-asian="6pt" style:font-weight-asian="normal" style:font-size-complex="6pt" style:font-weight-complex="normal"/>
    </style:style>
    <style:style style:name="P1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8de99" officeooo:paragraph-rsid="00c8de99" style:font-size-asian="6pt" style:font-weight-asian="normal" style:font-size-complex="6pt" style:font-weight-complex="normal"/>
    </style:style>
    <style:style style:name="P1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a3571" officeooo:paragraph-rsid="00ca3571" style:font-size-asian="6pt" style:font-weight-asian="normal" style:font-size-complex="6pt" style:font-weight-complex="normal"/>
    </style:style>
    <style:style style:name="P1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ba6b5" officeooo:paragraph-rsid="00cba6b5" style:font-size-asian="6pt" style:font-weight-asian="normal" style:font-size-complex="6pt" style:font-weight-complex="normal"/>
    </style:style>
    <style:style style:name="P1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e8a9d" officeooo:paragraph-rsid="00cea373" style:font-size-asian="6pt" style:font-weight-asian="normal" style:font-size-complex="6pt" style:font-weight-complex="normal"/>
    </style:style>
    <style:style style:name="P1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cfbaa8" officeooo:paragraph-rsid="00cfbaa8" style:font-size-asian="6pt" style:font-weight-asian="normal" style:font-size-complex="6pt" style:font-weight-complex="normal"/>
    </style:style>
    <style:style style:name="P1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18b36" officeooo:paragraph-rsid="00d18b36" style:font-size-asian="6pt" style:font-weight-asian="normal" style:font-size-complex="6pt" style:font-weight-complex="normal"/>
    </style:style>
    <style:style style:name="P1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47500" officeooo:paragraph-rsid="00d47500" style:font-size-asian="6pt" style:font-weight-asian="normal" style:font-size-complex="6pt" style:font-weight-complex="normal"/>
    </style:style>
    <style:style style:name="P1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52790" officeooo:paragraph-rsid="00d52790" style:font-size-asian="6pt" style:font-weight-asian="normal" style:font-size-complex="6pt" style:font-weight-complex="normal"/>
    </style:style>
    <style:style style:name="P1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6eb11" officeooo:paragraph-rsid="00d6eb11" style:font-size-asian="6pt" style:font-weight-asian="normal" style:font-size-complex="6pt" style:font-weight-complex="normal"/>
    </style:style>
    <style:style style:name="P1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9c619" officeooo:paragraph-rsid="00d9c619" style:font-size-asian="6pt" style:font-weight-asian="normal" style:font-size-complex="6pt" style:font-weight-complex="normal"/>
    </style:style>
    <style:style style:name="P1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bbb0a" officeooo:paragraph-rsid="00dbbb0a" style:font-size-asian="6pt" style:font-weight-asian="normal" style:font-size-complex="6pt" style:font-weight-complex="normal"/>
    </style:style>
    <style:style style:name="P1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e3183" officeooo:paragraph-rsid="00de3183" style:font-size-asian="6pt" style:font-weight-asian="normal" style:font-size-complex="6pt" style:font-weight-complex="normal"/>
    </style:style>
    <style:style style:name="P1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df37e2" officeooo:paragraph-rsid="00df37e2" style:font-size-asian="6pt" style:font-weight-asian="normal" style:font-size-complex="6pt" style:font-weight-complex="normal"/>
    </style:style>
    <style:style style:name="P1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11a20" officeooo:paragraph-rsid="00e11a20" style:font-size-asian="6pt" style:font-weight-asian="normal" style:font-size-complex="6pt" style:font-weight-complex="normal"/>
    </style:style>
    <style:style style:name="P1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25d74" officeooo:paragraph-rsid="00e25d74" style:font-size-asian="6pt" style:font-weight-asian="normal" style:font-size-complex="6pt" style:font-weight-complex="normal"/>
    </style:style>
    <style:style style:name="P1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865d8" officeooo:paragraph-rsid="00e865d8" style:font-size-asian="6pt" style:font-weight-asian="normal" style:font-size-complex="6pt" style:font-weight-complex="normal"/>
    </style:style>
    <style:style style:name="P1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958a2" officeooo:paragraph-rsid="00e958a2" style:font-size-asian="6pt" style:font-weight-asian="normal" style:font-size-complex="6pt" style:font-weight-complex="normal"/>
    </style:style>
    <style:style style:name="P1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c588c" officeooo:paragraph-rsid="00ec588c" style:font-size-asian="6pt" style:font-weight-asian="normal" style:font-size-complex="6pt" style:font-weight-complex="normal"/>
    </style:style>
    <style:style style:name="P1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da1ff" officeooo:paragraph-rsid="00eda1ff" style:font-size-asian="6pt" style:font-weight-asian="normal" style:font-size-complex="6pt" style:font-weight-complex="normal"/>
    </style:style>
    <style:style style:name="P1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ef46db" officeooo:paragraph-rsid="00ef46db" style:font-size-asian="6pt" style:font-weight-asian="normal" style:font-size-complex="6pt" style:font-weight-complex="normal"/>
    </style:style>
    <style:style style:name="P1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248cd" officeooo:paragraph-rsid="00f248cd" style:font-size-asian="6pt" style:font-weight-asian="normal" style:font-size-complex="6pt" style:font-weight-complex="normal"/>
    </style:style>
    <style:style style:name="P1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1969" officeooo:paragraph-rsid="00f41969" style:font-size-asian="6pt" style:font-weight-asian="normal" style:font-size-complex="6pt" style:font-weight-complex="normal"/>
    </style:style>
    <style:style style:name="P1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4fe91" officeooo:paragraph-rsid="00f4fe91" style:font-size-asian="6pt" style:font-weight-asian="normal" style:font-size-complex="6pt" style:font-weight-complex="normal"/>
    </style:style>
    <style:style style:name="P1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8b2c" officeooo:paragraph-rsid="00f68b2c" style:font-size-asian="6pt" style:font-weight-asian="normal" style:font-size-complex="6pt" style:font-weight-complex="normal"/>
    </style:style>
    <style:style style:name="P1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6fb3c" officeooo:paragraph-rsid="00f6fb3c" style:font-size-asian="6pt" style:font-weight-asian="normal" style:font-size-complex="6pt" style:font-weight-complex="normal"/>
    </style:style>
    <style:style style:name="P1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28be" officeooo:paragraph-rsid="00fa28be" style:font-size-asian="6pt" style:font-weight-asian="normal" style:font-size-complex="6pt" style:font-weight-complex="normal"/>
    </style:style>
    <style:style style:name="P1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a778e" officeooo:paragraph-rsid="00fa778e" style:font-size-asian="6pt" style:font-weight-asian="normal" style:font-size-complex="6pt" style:font-weight-complex="normal"/>
    </style:style>
    <style:style style:name="P1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d1b70" officeooo:paragraph-rsid="00ff0909" style:font-size-asian="6pt" style:font-weight-asian="normal" style:font-size-complex="6pt" style:font-weight-complex="normal"/>
    </style:style>
    <style:style style:name="P1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0fff4a7" officeooo:paragraph-rsid="00fff4a7" style:font-size-asian="6pt" style:font-weight-asian="normal" style:font-size-complex="6pt" style:font-weight-complex="normal"/>
    </style:style>
    <style:style style:name="P1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19099" officeooo:paragraph-rsid="01019099" style:font-size-asian="6pt" style:font-weight-asian="normal" style:font-size-complex="6pt" style:font-weight-complex="normal"/>
    </style:style>
    <style:style style:name="P1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588ca" officeooo:paragraph-rsid="010588ca" style:font-size-asian="6pt" style:font-weight-asian="normal" style:font-size-complex="6pt" style:font-weight-complex="normal"/>
    </style:style>
    <style:style style:name="P1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8b30e" officeooo:paragraph-rsid="0108b30e" style:font-size-asian="6pt" style:font-weight-asian="normal" style:font-size-complex="6pt" style:font-weight-complex="normal"/>
    </style:style>
    <style:style style:name="P1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a4cb9" officeooo:paragraph-rsid="010a4cb9" style:font-size-asian="6pt" style:font-weight-asian="normal" style:font-size-complex="6pt" style:font-weight-complex="normal"/>
    </style:style>
    <style:style style:name="P1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c31f7" officeooo:paragraph-rsid="010c31f7" style:font-size-asian="6pt" style:font-weight-asian="normal" style:font-size-complex="6pt" style:font-weight-complex="normal"/>
    </style:style>
    <style:style style:name="P1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0d7eae" officeooo:paragraph-rsid="010f3d41" style:font-size-asian="6pt" style:font-weight-asian="normal" style:font-size-complex="6pt" style:font-weight-complex="normal"/>
    </style:style>
    <style:style style:name="P1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121d6" officeooo:paragraph-rsid="011121d6" style:font-size-asian="6pt" style:font-weight-asian="normal" style:font-size-complex="6pt" style:font-weight-complex="normal"/>
    </style:style>
    <style:style style:name="P1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24726" officeooo:paragraph-rsid="01124726" style:font-size-asian="6pt" style:font-weight-asian="normal" style:font-size-complex="6pt" style:font-weight-complex="normal"/>
    </style:style>
    <style:style style:name="P1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35369" officeooo:paragraph-rsid="01135369" style:font-size-asian="6pt" style:font-weight-asian="normal" style:font-size-complex="6pt" style:font-weight-complex="normal"/>
    </style:style>
    <style:style style:name="P1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1b28" officeooo:paragraph-rsid="01141b28" style:font-size-asian="6pt" style:font-weight-asian="normal" style:font-size-complex="6pt" style:font-weight-complex="normal"/>
    </style:style>
    <style:style style:name="P1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4315a" officeooo:paragraph-rsid="0114315a" style:font-size-asian="6pt" style:font-weight-asian="normal" style:font-size-complex="6pt" style:font-weight-complex="normal"/>
    </style:style>
    <style:style style:name="P1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75ccc" officeooo:paragraph-rsid="01175ccc" style:font-size-asian="6pt" style:font-weight-asian="normal" style:font-size-complex="6pt" style:font-weight-complex="normal"/>
    </style:style>
    <style:style style:name="P1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8b6fd" officeooo:paragraph-rsid="0118b6fd" style:font-size-asian="6pt" style:font-weight-asian="normal" style:font-size-complex="6pt" style:font-weight-complex="normal"/>
    </style:style>
    <style:style style:name="P1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3aa3" officeooo:paragraph-rsid="01193aa3" style:font-size-asian="6pt" style:font-weight-asian="normal" style:font-size-complex="6pt" style:font-weight-complex="normal"/>
    </style:style>
    <style:style style:name="P1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9808e" officeooo:paragraph-rsid="0119808e" style:font-size-asian="6pt" style:font-weight-asian="normal" style:font-size-complex="6pt" style:font-weight-complex="normal"/>
    </style:style>
    <style:style style:name="P1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b5549" officeooo:paragraph-rsid="011b5549" style:font-size-asian="6pt" style:font-weight-asian="normal" style:font-size-complex="6pt" style:font-weight-complex="normal"/>
    </style:style>
    <style:style style:name="P1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1e57ca" officeooo:paragraph-rsid="011e57ca" style:font-size-asian="6pt" style:font-weight-asian="normal" style:font-size-complex="6pt" style:font-weight-complex="normal"/>
    </style:style>
    <style:style style:name="P1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0732b" officeooo:paragraph-rsid="0120732b" style:font-size-asian="6pt" style:font-weight-asian="normal" style:font-size-complex="6pt" style:font-weight-complex="normal"/>
    </style:style>
    <style:style style:name="P1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5b20" officeooo:paragraph-rsid="01225b20" style:font-size-asian="6pt" style:font-weight-asian="normal" style:font-size-complex="6pt" style:font-weight-complex="normal"/>
    </style:style>
    <style:style style:name="P1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2c46f" officeooo:paragraph-rsid="011cabfb" style:font-size-asian="6pt" style:font-weight-asian="normal" style:font-size-complex="6pt" style:font-weight-complex="normal"/>
    </style:style>
    <style:style style:name="P1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56950" officeooo:paragraph-rsid="01256950" style:font-size-asian="6pt" style:font-weight-asian="normal" style:font-size-complex="6pt" style:font-weight-complex="normal"/>
    </style:style>
    <style:style style:name="P1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68fe7" officeooo:paragraph-rsid="01268fe7" style:font-size-asian="6pt" style:font-weight-asian="normal" style:font-size-complex="6pt" style:font-weight-complex="normal"/>
    </style:style>
    <style:style style:name="P1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88be0" officeooo:paragraph-rsid="01288be0" style:font-size-asian="6pt" style:font-weight-asian="normal" style:font-size-complex="6pt" style:font-weight-complex="normal"/>
    </style:style>
    <style:style style:name="P1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ad183" officeooo:paragraph-rsid="012ad183" style:font-size-asian="6pt" style:font-weight-asian="normal" style:font-size-complex="6pt" style:font-weight-complex="normal"/>
    </style:style>
    <style:style style:name="P1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3d9" officeooo:paragraph-rsid="012c73d9" style:font-size-asian="6pt" style:font-weight-asian="normal" style:font-size-complex="6pt" style:font-weight-complex="normal"/>
    </style:style>
    <style:style style:name="P1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c7e7e" officeooo:paragraph-rsid="012c7e7e" style:font-size-asian="6pt" style:font-weight-asian="normal" style:font-size-complex="6pt" style:font-weight-complex="normal"/>
    </style:style>
    <style:style style:name="P1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1d3c" officeooo:paragraph-rsid="012f1d3c" style:font-size-asian="6pt" style:font-weight-asian="normal" style:font-size-complex="6pt" style:font-weight-complex="normal"/>
    </style:style>
    <style:style style:name="P1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3c48" officeooo:paragraph-rsid="012f3c48" style:font-size-asian="6pt" style:font-weight-asian="normal" style:font-size-complex="6pt" style:font-weight-complex="normal"/>
    </style:style>
    <style:style style:name="P1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2fc4b0" officeooo:paragraph-rsid="012fc4b0" style:font-size-asian="6pt" style:font-weight-asian="normal" style:font-size-complex="6pt" style:font-weight-complex="normal"/>
    </style:style>
    <style:style style:name="P1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040f" officeooo:paragraph-rsid="0134040f" style:font-size-asian="6pt" style:font-weight-asian="normal" style:font-size-complex="6pt" style:font-weight-complex="normal"/>
    </style:style>
    <style:style style:name="P1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46dea" officeooo:paragraph-rsid="01346dea" style:font-size-asian="6pt" style:font-weight-asian="normal" style:font-size-complex="6pt" style:font-weight-complex="normal"/>
    </style:style>
    <style:style style:name="P1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53239" officeooo:paragraph-rsid="01353239" style:font-size-asian="6pt" style:font-weight-asian="normal" style:font-size-complex="6pt" style:font-weight-complex="normal"/>
    </style:style>
    <style:style style:name="P1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76567" officeooo:paragraph-rsid="01382fa0" style:font-size-asian="6pt" style:font-weight-asian="normal" style:font-size-complex="6pt" style:font-weight-complex="normal"/>
    </style:style>
    <style:style style:name="P1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0c97" officeooo:paragraph-rsid="01390c97" style:font-size-asian="6pt" style:font-weight-asian="normal" style:font-size-complex="6pt" style:font-weight-complex="normal"/>
    </style:style>
    <style:style style:name="P1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9d0e2" officeooo:paragraph-rsid="0139d0e2" style:font-size-asian="6pt" style:font-weight-asian="normal" style:font-size-complex="6pt" style:font-weight-complex="normal"/>
    </style:style>
    <style:style style:name="P1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adf7f" officeooo:paragraph-rsid="013adf7f" style:font-size-asian="6pt" style:font-weight-asian="normal" style:font-size-complex="6pt" style:font-weight-complex="normal"/>
    </style:style>
    <style:style style:name="P1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bb376" officeooo:paragraph-rsid="013bb376" style:font-size-asian="6pt" style:font-weight-asian="normal" style:font-size-complex="6pt" style:font-weight-complex="normal"/>
    </style:style>
    <style:style style:name="P1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dad0e" officeooo:paragraph-rsid="013dad0e" style:font-size-asian="6pt" style:font-weight-asian="normal" style:font-size-complex="6pt" style:font-weight-complex="normal"/>
    </style:style>
    <style:style style:name="P1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3f6aa1" officeooo:paragraph-rsid="013f6aa1" style:font-size-asian="6pt" style:font-weight-asian="normal" style:font-size-complex="6pt" style:font-weight-complex="normal"/>
    </style:style>
    <style:style style:name="P1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067" officeooo:paragraph-rsid="01409067" style:font-size-asian="6pt" style:font-weight-asian="normal" style:font-size-complex="6pt" style:font-weight-complex="normal"/>
    </style:style>
    <style:style style:name="P1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09e70" officeooo:paragraph-rsid="01409e70" style:font-size-asian="6pt" style:font-weight-asian="normal" style:font-size-complex="6pt" style:font-weight-complex="normal"/>
    </style:style>
    <style:style style:name="P1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1802a" officeooo:paragraph-rsid="0141802a" style:font-size-asian="6pt" style:font-weight-asian="normal" style:font-size-complex="6pt" style:font-weight-complex="normal"/>
    </style:style>
    <style:style style:name="P1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27f1e" officeooo:paragraph-rsid="01427f1e" style:font-size-asian="6pt" style:font-weight-asian="normal" style:font-size-complex="6pt" style:font-weight-complex="normal"/>
    </style:style>
    <style:style style:name="P1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33e53" officeooo:paragraph-rsid="01433e53" style:font-size-asian="6pt" style:font-weight-asian="normal" style:font-size-complex="6pt" style:font-weight-complex="normal"/>
    </style:style>
    <style:style style:name="P1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4a4ab" officeooo:paragraph-rsid="0144a4ab" style:font-size-asian="6pt" style:font-weight-asian="normal" style:font-size-complex="6pt" style:font-weight-complex="normal"/>
    </style:style>
    <style:style style:name="P1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60158" officeooo:paragraph-rsid="01460158" style:font-size-asian="6pt" style:font-weight-asian="normal" style:font-size-complex="6pt" style:font-weight-complex="normal"/>
    </style:style>
    <style:style style:name="P1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014c" officeooo:paragraph-rsid="0147014c" style:font-size-asian="6pt" style:font-weight-asian="normal" style:font-size-complex="6pt" style:font-weight-complex="normal"/>
    </style:style>
    <style:style style:name="P1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7da70" officeooo:paragraph-rsid="0147da70" style:font-size-asian="6pt" style:font-weight-asian="normal" style:font-size-complex="6pt" style:font-weight-complex="normal"/>
    </style:style>
    <style:style style:name="P1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95865" officeooo:paragraph-rsid="01495865" style:font-size-asian="6pt" style:font-weight-asian="normal" style:font-size-complex="6pt" style:font-weight-complex="normal"/>
    </style:style>
    <style:style style:name="P1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b7f65" officeooo:paragraph-rsid="014b7f65" style:font-size-asian="6pt" style:font-weight-asian="normal" style:font-size-complex="6pt" style:font-weight-complex="normal"/>
    </style:style>
    <style:style style:name="P1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c2aa8" officeooo:paragraph-rsid="014c2aa8" style:font-size-asian="6pt" style:font-weight-asian="normal" style:font-size-complex="6pt" style:font-weight-complex="normal"/>
    </style:style>
    <style:style style:name="P1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d782d" officeooo:paragraph-rsid="014d782d" style:font-size-asian="6pt" style:font-weight-asian="normal" style:font-size-complex="6pt" style:font-weight-complex="normal"/>
    </style:style>
    <style:style style:name="P1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e31ad" officeooo:paragraph-rsid="014e31ad" style:font-size-asian="6pt" style:font-weight-asian="normal" style:font-size-complex="6pt" style:font-weight-complex="normal"/>
    </style:style>
    <style:style style:name="P1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4f1a0c" officeooo:paragraph-rsid="014f1a0c" style:font-size-asian="6pt" style:font-weight-asian="normal" style:font-size-complex="6pt" style:font-weight-complex="normal"/>
    </style:style>
    <style:style style:name="P1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0dc2e" officeooo:paragraph-rsid="0150dc2e" style:font-size-asian="6pt" style:font-weight-asian="normal" style:font-size-complex="6pt" style:font-weight-complex="normal"/>
    </style:style>
    <style:style style:name="P1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17e47" officeooo:paragraph-rsid="01517e47" style:font-size-asian="6pt" style:font-weight-asian="normal" style:font-size-complex="6pt" style:font-weight-complex="normal"/>
    </style:style>
    <style:style style:name="P1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36f1c" officeooo:paragraph-rsid="01536f1c" style:font-size-asian="6pt" style:font-weight-asian="normal" style:font-size-complex="6pt" style:font-weight-complex="normal"/>
    </style:style>
    <style:style style:name="P1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43f7c" officeooo:paragraph-rsid="01543f7c" style:font-size-asian="6pt" style:font-weight-asian="normal" style:font-size-complex="6pt" style:font-weight-complex="normal"/>
    </style:style>
    <style:style style:name="P1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627e7" officeooo:paragraph-rsid="015627e7" style:font-size-asian="6pt" style:font-weight-asian="normal" style:font-size-complex="6pt" style:font-weight-complex="normal"/>
    </style:style>
    <style:style style:name="P1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8e708" officeooo:paragraph-rsid="0158e708" style:font-size-asian="6pt" style:font-weight-asian="normal" style:font-size-complex="6pt" style:font-weight-complex="normal"/>
    </style:style>
    <style:style style:name="P1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928c6" officeooo:paragraph-rsid="015928c6" style:font-size-asian="6pt" style:font-weight-asian="normal" style:font-size-complex="6pt" style:font-weight-complex="normal"/>
    </style:style>
    <style:style style:name="P1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ceacc" officeooo:paragraph-rsid="015ceacc" style:font-size-asian="6pt" style:font-weight-asian="normal" style:font-size-complex="6pt" style:font-weight-complex="normal"/>
    </style:style>
    <style:style style:name="P1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a81b" officeooo:paragraph-rsid="015da81b" style:font-size-asian="6pt" style:font-weight-asian="normal" style:font-size-complex="6pt" style:font-weight-complex="normal"/>
    </style:style>
    <style:style style:name="P1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5db745" officeooo:paragraph-rsid="015db745" style:font-size-asian="6pt" style:font-weight-asian="normal" style:font-size-complex="6pt" style:font-weight-complex="normal"/>
    </style:style>
    <style:style style:name="P1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03210" officeooo:paragraph-rsid="01603210" style:font-size-asian="6pt" style:font-weight-asian="normal" style:font-size-complex="6pt" style:font-weight-complex="normal"/>
    </style:style>
    <style:style style:name="P1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2d91" officeooo:paragraph-rsid="01612d91" style:font-size-asian="6pt" style:font-weight-asian="normal" style:font-size-complex="6pt" style:font-weight-complex="normal"/>
    </style:style>
    <style:style style:name="P1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5760" officeooo:paragraph-rsid="01615760" style:font-size-asian="6pt" style:font-weight-asian="normal" style:font-size-complex="6pt" style:font-weight-complex="normal"/>
    </style:style>
    <style:style style:name="P1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1c0a1" officeooo:paragraph-rsid="0161c0a1" style:font-size-asian="6pt" style:font-weight-asian="normal" style:font-size-complex="6pt" style:font-weight-complex="normal"/>
    </style:style>
    <style:style style:name="P1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5b660" officeooo:paragraph-rsid="0165b660" style:font-size-asian="6pt" style:font-weight-asian="normal" style:font-size-complex="6pt" style:font-weight-complex="normal"/>
    </style:style>
    <style:style style:name="P1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6dc0d" officeooo:paragraph-rsid="0166dc0d" style:font-size-asian="6pt" style:font-weight-asian="normal" style:font-size-complex="6pt" style:font-weight-complex="normal"/>
    </style:style>
    <style:style style:name="P1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82bf6" officeooo:paragraph-rsid="01682bf6" style:font-size-asian="6pt" style:font-weight-asian="normal" style:font-size-complex="6pt" style:font-weight-complex="normal"/>
    </style:style>
    <style:style style:name="P2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91ffe" officeooo:paragraph-rsid="01691ffe" style:font-size-asian="6pt" style:font-weight-asian="normal" style:font-size-complex="6pt" style:font-weight-complex="normal"/>
    </style:style>
    <style:style style:name="P2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b18eb" officeooo:paragraph-rsid="016b18eb" style:font-size-asian="6pt" style:font-weight-asian="normal" style:font-size-complex="6pt" style:font-weight-complex="normal"/>
    </style:style>
    <style:style style:name="P2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e9650" officeooo:paragraph-rsid="016e9650" style:font-size-asian="6pt" style:font-weight-asian="normal" style:font-size-complex="6pt" style:font-weight-complex="normal"/>
    </style:style>
    <style:style style:name="P2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6faa84" officeooo:paragraph-rsid="016faa84" style:font-size-asian="6pt" style:font-weight-asian="normal" style:font-size-complex="6pt" style:font-weight-complex="normal"/>
    </style:style>
    <style:style style:name="P2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05d6c" officeooo:paragraph-rsid="01705d6c" style:font-size-asian="6pt" style:font-weight-asian="normal" style:font-size-complex="6pt" style:font-weight-complex="normal"/>
    </style:style>
    <style:style style:name="P2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0eb7" officeooo:paragraph-rsid="01720eb7" style:font-size-asian="6pt" style:font-weight-asian="normal" style:font-size-complex="6pt" style:font-weight-complex="normal"/>
    </style:style>
    <style:style style:name="P2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2e973" officeooo:paragraph-rsid="0172e973" style:font-size-asian="6pt" style:font-weight-asian="normal" style:font-size-complex="6pt" style:font-weight-complex="normal"/>
    </style:style>
    <style:style style:name="P2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3eace" officeooo:paragraph-rsid="0173eace" style:font-size-asian="6pt" style:font-weight-asian="normal" style:font-size-complex="6pt" style:font-weight-complex="normal"/>
    </style:style>
    <style:style style:name="P2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51945" officeooo:paragraph-rsid="01751945" style:font-size-asian="6pt" style:font-weight-asian="normal" style:font-size-complex="6pt" style:font-weight-complex="normal"/>
    </style:style>
    <style:style style:name="P2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6df3c" officeooo:paragraph-rsid="0176df3c" style:font-size-asian="6pt" style:font-weight-asian="normal" style:font-size-complex="6pt" style:font-weight-complex="normal"/>
    </style:style>
    <style:style style:name="P2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92070" officeooo:paragraph-rsid="01792070" style:font-size-asian="6pt" style:font-weight-asian="normal" style:font-size-complex="6pt" style:font-weight-complex="normal"/>
    </style:style>
    <style:style style:name="P2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a8e75" officeooo:paragraph-rsid="017a8e75" style:font-size-asian="6pt" style:font-weight-asian="normal" style:font-size-complex="6pt" style:font-weight-complex="normal"/>
    </style:style>
    <style:style style:name="P2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c870b" officeooo:paragraph-rsid="017c870b" style:font-size-asian="6pt" style:font-weight-asian="normal" style:font-size-complex="6pt" style:font-weight-complex="normal"/>
    </style:style>
    <style:style style:name="P2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f468" officeooo:paragraph-rsid="017df468" style:font-size-asian="6pt" style:font-weight-asian="normal" style:font-size-complex="6pt" style:font-weight-complex="normal"/>
    </style:style>
    <style:style style:name="P2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e677a" officeooo:paragraph-rsid="017e677a" style:font-size-asian="6pt" style:font-weight-asian="normal" style:font-size-complex="6pt" style:font-weight-complex="normal"/>
    </style:style>
    <style:style style:name="P2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7dc31f" officeooo:paragraph-rsid="017dc31f" style:font-size-asian="6pt" style:font-weight-asian="normal" style:font-size-complex="6pt" style:font-weight-complex="normal"/>
    </style:style>
    <style:style style:name="P2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4decd" officeooo:paragraph-rsid="0184decd" style:font-size-asian="6pt" style:font-weight-asian="normal" style:font-size-complex="6pt" style:font-weight-complex="normal"/>
    </style:style>
    <style:style style:name="P2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61be4" officeooo:paragraph-rsid="01861be4" style:font-size-asian="6pt" style:font-weight-asian="normal" style:font-size-complex="6pt" style:font-weight-complex="normal"/>
    </style:style>
    <style:style style:name="P2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77731" officeooo:paragraph-rsid="01877731" style:font-size-asian="6pt" style:font-weight-asian="normal" style:font-size-complex="6pt" style:font-weight-complex="normal"/>
    </style:style>
    <style:style style:name="P2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94a2d" officeooo:paragraph-rsid="01894a2d" style:font-size-asian="6pt" style:font-weight-asian="normal" style:font-size-complex="6pt" style:font-weight-complex="normal"/>
    </style:style>
    <style:style style:name="P2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b27bc" officeooo:paragraph-rsid="018b27bc" style:font-size-asian="6pt" style:font-weight-asian="normal" style:font-size-complex="6pt" style:font-weight-complex="normal"/>
    </style:style>
    <style:style style:name="P2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a996" officeooo:paragraph-rsid="018da996" style:font-size-asian="6pt" style:font-weight-asian="normal" style:font-size-complex="6pt" style:font-weight-complex="normal"/>
    </style:style>
    <style:style style:name="P2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dd0a5" officeooo:paragraph-rsid="018dd0a5" style:font-size-asian="6pt" style:font-weight-asian="normal" style:font-size-complex="6pt" style:font-weight-complex="normal"/>
    </style:style>
    <style:style style:name="P2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8e62a1" officeooo:paragraph-rsid="018e62a1" style:font-size-asian="6pt" style:font-weight-asian="normal" style:font-size-complex="6pt" style:font-weight-complex="normal"/>
    </style:style>
    <style:style style:name="P2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273e8" officeooo:paragraph-rsid="019273e8" style:font-size-asian="6pt" style:font-weight-asian="normal" style:font-size-complex="6pt" style:font-weight-complex="normal"/>
    </style:style>
    <style:style style:name="P2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5f62" officeooo:paragraph-rsid="01935f62" style:font-size-asian="6pt" style:font-weight-asian="normal" style:font-size-complex="6pt" style:font-weight-complex="normal"/>
    </style:style>
    <style:style style:name="P2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3de0f" officeooo:paragraph-rsid="0193de0f" style:font-size-asian="6pt" style:font-weight-asian="normal" style:font-size-complex="6pt" style:font-weight-complex="normal"/>
    </style:style>
    <style:style style:name="P2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689bc" officeooo:paragraph-rsid="019689bc" style:font-size-asian="6pt" style:font-weight-asian="normal" style:font-size-complex="6pt" style:font-weight-complex="normal"/>
    </style:style>
    <style:style style:name="P2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4983" officeooo:paragraph-rsid="01984983" style:font-size-asian="6pt" style:font-weight-asian="normal" style:font-size-complex="6pt" style:font-weight-complex="normal"/>
    </style:style>
    <style:style style:name="P2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8876a" officeooo:paragraph-rsid="0198876a" style:font-size-asian="6pt" style:font-weight-asian="normal" style:font-size-complex="6pt" style:font-weight-complex="normal"/>
    </style:style>
    <style:style style:name="P2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a56e1" officeooo:paragraph-rsid="019a56e1" style:font-size-asian="6pt" style:font-weight-asian="normal" style:font-size-complex="6pt" style:font-weight-complex="normal"/>
    </style:style>
    <style:style style:name="P2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ba5ac" officeooo:paragraph-rsid="019ba5ac" style:font-size-asian="6pt" style:font-weight-asian="normal" style:font-size-complex="6pt" style:font-weight-complex="normal"/>
    </style:style>
    <style:style style:name="P2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cf6e0" officeooo:paragraph-rsid="019cf6e0" style:font-size-asian="6pt" style:font-weight-asian="normal" style:font-size-complex="6pt" style:font-weight-complex="normal"/>
    </style:style>
    <style:style style:name="P2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9e33a2" officeooo:paragraph-rsid="019e33a2" style:font-size-asian="6pt" style:font-weight-asian="normal" style:font-size-complex="6pt" style:font-weight-complex="normal"/>
    </style:style>
    <style:style style:name="P2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59ddb" officeooo:paragraph-rsid="01a59ddb" style:font-size-asian="6pt" style:font-weight-asian="normal" style:font-size-complex="6pt" style:font-weight-complex="normal"/>
    </style:style>
    <style:style style:name="P2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6bf99" officeooo:paragraph-rsid="01a6bf99" style:font-size-asian="6pt" style:font-weight-asian="normal" style:font-size-complex="6pt" style:font-weight-complex="normal"/>
    </style:style>
    <style:style style:name="P2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72acf" officeooo:paragraph-rsid="01a72acf" style:font-size-asian="6pt" style:font-weight-asian="normal" style:font-size-complex="6pt" style:font-weight-complex="normal"/>
    </style:style>
    <style:style style:name="P2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835ab" officeooo:paragraph-rsid="01a98201" style:font-size-asian="6pt" style:font-weight-asian="normal" style:font-size-complex="6pt" style:font-weight-complex="normal"/>
    </style:style>
    <style:style style:name="P2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b779a" officeooo:paragraph-rsid="01ab779a" style:font-size-asian="6pt" style:font-weight-asian="normal" style:font-size-complex="6pt" style:font-weight-complex="normal"/>
    </style:style>
    <style:style style:name="P2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cbf35" officeooo:paragraph-rsid="01acbf35" style:font-size-asian="6pt" style:font-weight-asian="normal" style:font-size-complex="6pt" style:font-weight-complex="normal"/>
    </style:style>
    <style:style style:name="P2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afc0cf" officeooo:paragraph-rsid="01afc0cf" style:font-size-asian="6pt" style:font-weight-asian="normal" style:font-size-complex="6pt" style:font-weight-complex="normal"/>
    </style:style>
    <style:style style:name="P2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1b831" officeooo:paragraph-rsid="01b1b831" style:font-size-asian="6pt" style:font-weight-asian="normal" style:font-size-complex="6pt" style:font-weight-complex="normal"/>
    </style:style>
    <style:style style:name="P2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41ad" officeooo:paragraph-rsid="01b241ad" style:font-size-asian="6pt" style:font-weight-asian="normal" style:font-size-complex="6pt" style:font-weight-complex="normal"/>
    </style:style>
    <style:style style:name="P2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2ca58" officeooo:paragraph-rsid="01b2ca58" style:font-size-asian="6pt" style:font-weight-asian="normal" style:font-size-complex="6pt" style:font-weight-complex="normal"/>
    </style:style>
    <style:style style:name="P2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3264e" officeooo:paragraph-rsid="01b3264e" style:font-size-asian="6pt" style:font-weight-asian="normal" style:font-size-complex="6pt" style:font-weight-complex="normal"/>
    </style:style>
    <style:style style:name="P2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169e" officeooo:paragraph-rsid="01b5169e" style:font-size-asian="6pt" style:font-weight-asian="normal" style:font-size-complex="6pt" style:font-weight-complex="normal"/>
    </style:style>
    <style:style style:name="P2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5b810" officeooo:paragraph-rsid="01b5b810" style:font-size-asian="6pt" style:font-weight-asian="normal" style:font-size-complex="6pt" style:font-weight-complex="normal"/>
    </style:style>
    <style:style style:name="P2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3222" officeooo:paragraph-rsid="01b63222" style:font-size-asian="6pt" style:font-weight-asian="normal" style:font-size-complex="6pt" style:font-weight-complex="normal"/>
    </style:style>
    <style:style style:name="P2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6eed7" officeooo:paragraph-rsid="01b6eed7" style:font-size-asian="6pt" style:font-weight-asian="normal" style:font-size-complex="6pt" style:font-weight-complex="normal"/>
    </style:style>
    <style:style style:name="P2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a7e0e" officeooo:paragraph-rsid="01ba7e0e" style:font-size-asian="6pt" style:font-weight-asian="normal" style:font-size-complex="6pt" style:font-weight-complex="normal"/>
    </style:style>
    <style:style style:name="P2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bdd307" officeooo:paragraph-rsid="01bdd307" style:font-size-asian="6pt" style:font-weight-asian="normal" style:font-size-complex="6pt" style:font-weight-complex="normal"/>
    </style:style>
    <style:style style:name="P2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0e4b4" officeooo:paragraph-rsid="01c0e4b4" style:font-size-asian="6pt" style:font-weight-asian="normal" style:font-size-complex="6pt" style:font-weight-complex="normal"/>
    </style:style>
    <style:style style:name="P2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2892a" officeooo:paragraph-rsid="01c2892a" style:font-size-asian="6pt" style:font-weight-asian="normal" style:font-size-complex="6pt" style:font-weight-complex="normal"/>
    </style:style>
    <style:style style:name="P2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51270" officeooo:paragraph-rsid="01c51270" style:font-size-asian="6pt" style:font-weight-asian="normal" style:font-size-complex="6pt" style:font-weight-complex="normal"/>
    </style:style>
    <style:style style:name="P2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b4e7d" officeooo:paragraph-rsid="01cb4e7d" style:font-size-asian="6pt" style:font-weight-asian="normal" style:font-size-complex="6pt" style:font-weight-complex="normal"/>
    </style:style>
    <style:style style:name="P2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dc731" officeooo:paragraph-rsid="01cdc731" style:font-size-asian="6pt" style:font-weight-asian="normal" style:font-size-complex="6pt" style:font-weight-complex="normal"/>
    </style:style>
    <style:style style:name="P2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edf68" officeooo:paragraph-rsid="01cedf68" style:font-size-asian="6pt" style:font-weight-asian="normal" style:font-size-complex="6pt" style:font-weight-complex="normal"/>
    </style:style>
    <style:style style:name="P2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cfd92c" officeooo:paragraph-rsid="01cfd92c" style:font-size-asian="6pt" style:font-weight-asian="normal" style:font-size-complex="6pt" style:font-weight-complex="normal"/>
    </style:style>
    <style:style style:name="P2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4a6ee" officeooo:paragraph-rsid="01d4a6ee" style:font-size-asian="6pt" style:font-weight-asian="normal" style:font-size-complex="6pt" style:font-weight-complex="normal"/>
    </style:style>
    <style:style style:name="P2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6b8da" officeooo:paragraph-rsid="01d6b8da" style:font-size-asian="6pt" style:font-weight-asian="normal" style:font-size-complex="6pt" style:font-weight-complex="normal"/>
    </style:style>
    <style:style style:name="P2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7aa31" officeooo:paragraph-rsid="01d7aa31" style:font-size-asian="6pt" style:font-weight-asian="normal" style:font-size-complex="6pt" style:font-weight-complex="normal"/>
    </style:style>
    <style:style style:name="P2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a4f7" officeooo:paragraph-rsid="01d9a4f7" style:font-size-asian="6pt" style:font-weight-asian="normal" style:font-size-complex="6pt" style:font-weight-complex="normal"/>
    </style:style>
    <style:style style:name="P2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9e336" officeooo:paragraph-rsid="01d9e336" style:font-size-asian="6pt" style:font-weight-asian="normal" style:font-size-complex="6pt" style:font-weight-complex="normal"/>
    </style:style>
    <style:style style:name="P2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ba28d" officeooo:paragraph-rsid="01dba28d" style:font-size-asian="6pt" style:font-weight-asian="normal" style:font-size-complex="6pt" style:font-weight-complex="normal"/>
    </style:style>
    <style:style style:name="P2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ddd94b" officeooo:paragraph-rsid="01ddd94b" style:font-size-asian="6pt" style:font-weight-asian="normal" style:font-size-complex="6pt" style:font-weight-complex="normal"/>
    </style:style>
    <style:style style:name="P2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01b4d" officeooo:paragraph-rsid="01e01b4d" style:font-size-asian="6pt" style:font-weight-asian="normal" style:font-size-complex="6pt" style:font-weight-complex="normal"/>
    </style:style>
    <style:style style:name="P2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1c451" officeooo:paragraph-rsid="01e1c451" style:font-size-asian="6pt" style:font-weight-asian="normal" style:font-size-complex="6pt" style:font-weight-complex="normal"/>
    </style:style>
    <style:style style:name="P2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43b11" officeooo:paragraph-rsid="01e43b11" style:font-size-asian="6pt" style:font-weight-asian="normal" style:font-size-complex="6pt" style:font-weight-complex="normal"/>
    </style:style>
    <style:style style:name="P2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5cef5" officeooo:paragraph-rsid="01e5cef5" style:font-size-asian="6pt" style:font-weight-asian="normal" style:font-size-complex="6pt" style:font-weight-complex="normal"/>
    </style:style>
    <style:style style:name="P2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78c83" officeooo:paragraph-rsid="01e78c83" style:font-size-asian="6pt" style:font-weight-asian="normal" style:font-size-complex="6pt" style:font-weight-complex="normal"/>
    </style:style>
    <style:style style:name="P2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86526" officeooo:paragraph-rsid="01e86526" style:font-size-asian="6pt" style:font-weight-asian="normal" style:font-size-complex="6pt" style:font-weight-complex="normal"/>
    </style:style>
    <style:style style:name="P2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b0f98" officeooo:paragraph-rsid="01eb0f98" style:font-size-asian="6pt" style:font-weight-asian="normal" style:font-size-complex="6pt" style:font-weight-complex="normal"/>
    </style:style>
    <style:style style:name="P2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c4629" officeooo:paragraph-rsid="01ec4629" style:font-size-asian="6pt" style:font-weight-asian="normal" style:font-size-complex="6pt" style:font-weight-complex="normal"/>
    </style:style>
    <style:style style:name="P2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dfadc" officeooo:paragraph-rsid="01edfadc" style:font-size-asian="6pt" style:font-weight-asian="normal" style:font-size-complex="6pt" style:font-weight-complex="normal"/>
    </style:style>
    <style:style style:name="P2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efd3c1" officeooo:paragraph-rsid="01efd3c1" style:font-size-asian="6pt" style:font-weight-asian="normal" style:font-size-complex="6pt" style:font-weight-complex="normal"/>
    </style:style>
    <style:style style:name="P2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2d1dc" officeooo:paragraph-rsid="01f2d1dc" style:font-size-asian="6pt" style:font-weight-asian="normal" style:font-size-complex="6pt" style:font-weight-complex="normal"/>
    </style:style>
    <style:style style:name="P2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40f79" officeooo:paragraph-rsid="01f40f79" style:font-size-asian="6pt" style:font-weight-asian="normal" style:font-size-complex="6pt" style:font-weight-complex="normal"/>
    </style:style>
    <style:style style:name="P2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6398d" officeooo:paragraph-rsid="01f6398d" style:font-size-asian="6pt" style:font-weight-asian="normal" style:font-size-complex="6pt" style:font-weight-complex="normal"/>
    </style:style>
    <style:style style:name="P2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80fb5" officeooo:paragraph-rsid="01f80fb5" style:font-size-asian="6pt" style:font-weight-asian="normal" style:font-size-complex="6pt" style:font-weight-complex="normal"/>
    </style:style>
    <style:style style:name="P2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0340" officeooo:paragraph-rsid="01fc0340" style:font-size-asian="6pt" style:font-weight-asian="normal" style:font-size-complex="6pt" style:font-weight-complex="normal"/>
    </style:style>
    <style:style style:name="P2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cc97c" officeooo:paragraph-rsid="01fcc97c" style:font-size-asian="6pt" style:font-weight-asian="normal" style:font-size-complex="6pt" style:font-weight-complex="normal"/>
    </style:style>
    <style:style style:name="P2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1fd1acf" officeooo:paragraph-rsid="01fd1acf" style:font-size-asian="6pt" style:font-weight-asian="normal" style:font-size-complex="6pt" style:font-weight-complex="normal"/>
    </style:style>
    <style:style style:name="P2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0d731" officeooo:paragraph-rsid="0200d731" style:font-size-asian="6pt" style:font-weight-asian="normal" style:font-size-complex="6pt" style:font-weight-complex="normal"/>
    </style:style>
    <style:style style:name="P2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124c3" officeooo:paragraph-rsid="020124c3" style:font-size-asian="6pt" style:font-weight-asian="normal" style:font-size-complex="6pt" style:font-weight-complex="normal"/>
    </style:style>
    <style:style style:name="P2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3be96" officeooo:paragraph-rsid="0203be96" style:font-size-asian="6pt" style:font-weight-asian="normal" style:font-size-complex="6pt" style:font-weight-complex="normal"/>
    </style:style>
    <style:style style:name="P2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61515" officeooo:paragraph-rsid="02061515" style:font-size-asian="6pt" style:font-weight-asian="normal" style:font-size-complex="6pt" style:font-weight-complex="normal"/>
    </style:style>
    <style:style style:name="P2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76c74" officeooo:paragraph-rsid="02076c74" style:font-size-asian="6pt" style:font-weight-asian="normal" style:font-size-complex="6pt" style:font-weight-complex="normal"/>
    </style:style>
    <style:style style:name="P2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ab21d" officeooo:paragraph-rsid="020ab21d" style:font-size-asian="6pt" style:font-weight-asian="normal" style:font-size-complex="6pt" style:font-weight-complex="normal"/>
    </style:style>
    <style:style style:name="P2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d6857" officeooo:paragraph-rsid="020d6857" style:font-size-asian="6pt" style:font-weight-asian="normal" style:font-size-complex="6pt" style:font-weight-complex="normal"/>
    </style:style>
    <style:style style:name="P2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e603c" officeooo:paragraph-rsid="020e603c" style:font-size-asian="6pt" style:font-weight-asian="normal" style:font-size-complex="6pt" style:font-weight-complex="normal"/>
    </style:style>
    <style:style style:name="P2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0ffa1d" officeooo:paragraph-rsid="020ffa1d" style:font-size-asian="6pt" style:font-weight-asian="normal" style:font-size-complex="6pt" style:font-weight-complex="normal"/>
    </style:style>
    <style:style style:name="P2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1370f" officeooo:paragraph-rsid="0211370f" style:font-size-asian="6pt" style:font-weight-asian="normal" style:font-size-complex="6pt" style:font-weight-complex="normal"/>
    </style:style>
    <style:style style:name="P2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94dd" officeooo:paragraph-rsid="021294dd" style:font-size-asian="6pt" style:font-weight-asian="normal" style:font-size-complex="6pt" style:font-weight-complex="normal"/>
    </style:style>
    <style:style style:name="P2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2a4bc" officeooo:paragraph-rsid="0212a4bc" style:font-size-asian="6pt" style:font-weight-asian="normal" style:font-size-complex="6pt" style:font-weight-complex="normal"/>
    </style:style>
    <style:style style:name="P2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37fd8" officeooo:paragraph-rsid="02137fd8" style:font-size-asian="6pt" style:font-weight-asian="normal" style:font-size-complex="6pt" style:font-weight-complex="normal"/>
    </style:style>
    <style:style style:name="P2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5c996" officeooo:paragraph-rsid="0215c996" style:font-size-asian="6pt" style:font-weight-asian="normal" style:font-size-complex="6pt" style:font-weight-complex="normal"/>
    </style:style>
    <style:style style:name="P2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74ab0" officeooo:paragraph-rsid="02174ab0" style:font-size-asian="6pt" style:font-weight-asian="normal" style:font-size-complex="6pt" style:font-weight-complex="normal"/>
    </style:style>
    <style:style style:name="P2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a4b86" officeooo:paragraph-rsid="025a9ca8" style:font-size-asian="6pt" style:font-weight-asian="normal" style:font-size-complex="6pt" style:font-weight-complex="normal"/>
    </style:style>
    <style:style style:name="P2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90804" officeooo:paragraph-rsid="02190804" style:font-size-asian="6pt" style:font-weight-asian="normal" style:font-size-complex="6pt" style:font-weight-complex="normal"/>
    </style:style>
    <style:style style:name="P2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a9aee" officeooo:paragraph-rsid="021a9aee" style:font-size-asian="6pt" style:font-weight-asian="normal" style:font-size-complex="6pt" style:font-weight-complex="normal"/>
    </style:style>
    <style:style style:name="P3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c9529" officeooo:paragraph-rsid="021c9529" style:font-size-asian="6pt" style:font-weight-asian="normal" style:font-size-complex="6pt" style:font-weight-complex="normal"/>
    </style:style>
    <style:style style:name="P3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1e509d" officeooo:paragraph-rsid="021e509d" style:font-size-asian="6pt" style:font-weight-asian="normal" style:font-size-complex="6pt" style:font-weight-complex="normal"/>
    </style:style>
    <style:style style:name="P3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0d7de" officeooo:paragraph-rsid="0220d7de" style:font-size-asian="6pt" style:font-weight-asian="normal" style:font-size-complex="6pt" style:font-weight-complex="normal"/>
    </style:style>
    <style:style style:name="P3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28be4" officeooo:paragraph-rsid="02228be4" style:font-size-asian="6pt" style:font-weight-asian="normal" style:font-size-complex="6pt" style:font-weight-complex="normal"/>
    </style:style>
    <style:style style:name="P3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37717" officeooo:paragraph-rsid="02237717" style:font-size-asian="6pt" style:font-weight-asian="normal" style:font-size-complex="6pt" style:font-weight-complex="normal"/>
    </style:style>
    <style:style style:name="P3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53012" officeooo:paragraph-rsid="02253012" style:font-size-asian="6pt" style:font-weight-asian="normal" style:font-size-complex="6pt" style:font-weight-complex="normal"/>
    </style:style>
    <style:style style:name="P3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80b96" officeooo:paragraph-rsid="02280b96" style:font-size-asian="6pt" style:font-weight-asian="normal" style:font-size-complex="6pt" style:font-weight-complex="normal"/>
    </style:style>
    <style:style style:name="P3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bb32b" officeooo:paragraph-rsid="022bb32b" style:font-size-asian="6pt" style:font-weight-asian="normal" style:font-size-complex="6pt" style:font-weight-complex="normal"/>
    </style:style>
    <style:style style:name="P3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c111a" officeooo:paragraph-rsid="022c111a" style:font-size-asian="6pt" style:font-weight-asian="normal" style:font-size-complex="6pt" style:font-weight-complex="normal"/>
    </style:style>
    <style:style style:name="P3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2e072a" officeooo:paragraph-rsid="022e072a" style:font-size-asian="6pt" style:font-weight-asian="normal" style:font-size-complex="6pt" style:font-weight-complex="normal"/>
    </style:style>
    <style:style style:name="P3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2b92f" officeooo:paragraph-rsid="0232b92f" style:font-size-asian="6pt" style:font-weight-asian="normal" style:font-size-complex="6pt" style:font-weight-complex="normal"/>
    </style:style>
    <style:style style:name="P3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574b2" officeooo:paragraph-rsid="023574b2" style:font-size-asian="6pt" style:font-weight-asian="normal" style:font-size-complex="6pt" style:font-weight-complex="normal"/>
    </style:style>
    <style:style style:name="P3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8bc9c" officeooo:paragraph-rsid="0238bc9c" style:font-size-asian="6pt" style:font-weight-asian="normal" style:font-size-complex="6pt" style:font-weight-complex="normal"/>
    </style:style>
    <style:style style:name="P3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c5201" officeooo:paragraph-rsid="023c5201" style:font-size-asian="6pt" style:font-weight-asian="normal" style:font-size-complex="6pt" style:font-weight-complex="normal"/>
    </style:style>
    <style:style style:name="P3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3e07b3" officeooo:paragraph-rsid="023e07b3" style:font-size-asian="6pt" style:font-weight-asian="normal" style:font-size-complex="6pt" style:font-weight-complex="normal"/>
    </style:style>
    <style:style style:name="P3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1467" officeooo:paragraph-rsid="02401467" style:font-size-asian="6pt" style:font-weight-asian="normal" style:font-size-complex="6pt" style:font-weight-complex="normal"/>
    </style:style>
    <style:style style:name="P3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0d0ff" officeooo:paragraph-rsid="0240d0ff" style:font-size-asian="6pt" style:font-weight-asian="normal" style:font-size-complex="6pt" style:font-weight-complex="normal"/>
    </style:style>
    <style:style style:name="P3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1f72a" officeooo:paragraph-rsid="0241f72a" style:font-size-asian="6pt" style:font-weight-asian="normal" style:font-size-complex="6pt" style:font-weight-complex="normal"/>
    </style:style>
    <style:style style:name="P3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2c901" officeooo:paragraph-rsid="0242c901" style:font-size-asian="6pt" style:font-weight-asian="normal" style:font-size-complex="6pt" style:font-weight-complex="normal"/>
    </style:style>
    <style:style style:name="P3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3e8c9" officeooo:paragraph-rsid="0243e8c9" style:font-size-asian="6pt" style:font-weight-asian="normal" style:font-size-complex="6pt" style:font-weight-complex="normal"/>
    </style:style>
    <style:style style:name="P3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62a61" officeooo:paragraph-rsid="02462a61" style:font-size-asian="6pt" style:font-weight-asian="normal" style:font-size-complex="6pt" style:font-weight-complex="normal"/>
    </style:style>
    <style:style style:name="P3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7159d" officeooo:paragraph-rsid="0247159d" style:font-size-asian="6pt" style:font-weight-asian="normal" style:font-size-complex="6pt" style:font-weight-complex="normal"/>
    </style:style>
    <style:style style:name="P3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8f5d5" officeooo:paragraph-rsid="0248f5d5" style:font-size-asian="6pt" style:font-weight-asian="normal" style:font-size-complex="6pt" style:font-weight-complex="normal"/>
    </style:style>
    <style:style style:name="P3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b2bbc" officeooo:paragraph-rsid="024b2bbc" style:font-size-asian="6pt" style:font-weight-asian="normal" style:font-size-complex="6pt" style:font-weight-complex="normal"/>
    </style:style>
    <style:style style:name="P3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ec85d" officeooo:paragraph-rsid="024ec85d" style:font-size-asian="6pt" style:font-weight-asian="normal" style:font-size-complex="6pt" style:font-weight-complex="normal"/>
    </style:style>
    <style:style style:name="P3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4f5101" officeooo:paragraph-rsid="024f5101" style:font-size-asian="6pt" style:font-weight-asian="normal" style:font-size-complex="6pt" style:font-weight-complex="normal"/>
    </style:style>
    <style:style style:name="P3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5c2e" officeooo:paragraph-rsid="02505c2e" style:font-size-asian="6pt" style:font-weight-asian="normal" style:font-size-complex="6pt" style:font-weight-complex="normal"/>
    </style:style>
    <style:style style:name="P3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09e95" officeooo:paragraph-rsid="02509e95" style:font-size-asian="6pt" style:font-weight-asian="normal" style:font-size-complex="6pt" style:font-weight-complex="normal"/>
    </style:style>
    <style:style style:name="P3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1ada9" officeooo:paragraph-rsid="0251ada9" style:font-size-asian="6pt" style:font-weight-asian="normal" style:font-size-complex="6pt" style:font-weight-complex="normal"/>
    </style:style>
    <style:style style:name="P3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3a1c1" officeooo:paragraph-rsid="0254b494" style:font-size-asian="6pt" style:font-weight-asian="normal" style:font-size-complex="6pt" style:font-weight-complex="normal"/>
    </style:style>
    <style:style style:name="P3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6c6ba" officeooo:paragraph-rsid="0256c6ba" style:font-size-asian="6pt" style:font-weight-asian="normal" style:font-size-complex="6pt" style:font-weight-complex="normal"/>
    </style:style>
    <style:style style:name="P3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73c13" officeooo:paragraph-rsid="02573c13" style:font-size-asian="6pt" style:font-weight-asian="normal" style:font-size-complex="6pt" style:font-weight-complex="normal"/>
    </style:style>
    <style:style style:name="P3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cea16" officeooo:paragraph-rsid="025cea16" style:font-size-asian="6pt" style:font-weight-asian="normal" style:font-size-complex="6pt" style:font-weight-complex="normal"/>
    </style:style>
    <style:style style:name="P3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5e9c86" officeooo:paragraph-rsid="025e9c86" style:font-size-asian="6pt" style:font-weight-asian="normal" style:font-size-complex="6pt" style:font-weight-complex="normal"/>
    </style:style>
    <style:style style:name="P3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0671b" officeooo:paragraph-rsid="0260671b" style:font-size-asian="6pt" style:font-weight-asian="normal" style:font-size-complex="6pt" style:font-weight-complex="normal"/>
    </style:style>
    <style:style style:name="P3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2c660" officeooo:paragraph-rsid="0262c660" style:font-size-asian="6pt" style:font-weight-asian="normal" style:font-size-complex="6pt" style:font-weight-complex="normal"/>
    </style:style>
    <style:style style:name="P3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4d88b" officeooo:paragraph-rsid="0264d88b" style:font-size-asian="6pt" style:font-weight-asian="normal" style:font-size-complex="6pt" style:font-weight-complex="normal"/>
    </style:style>
    <style:style style:name="P3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59009" officeooo:paragraph-rsid="02659009" style:font-size-asian="6pt" style:font-weight-asian="normal" style:font-size-complex="6pt" style:font-weight-complex="normal"/>
    </style:style>
    <style:style style:name="P3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6f536" officeooo:paragraph-rsid="0266f536" style:font-size-asian="6pt" style:font-weight-asian="normal" style:font-size-complex="6pt" style:font-weight-complex="normal"/>
    </style:style>
    <style:style style:name="P3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054a" officeooo:paragraph-rsid="0267054a" style:font-size-asian="6pt" style:font-weight-asian="normal" style:font-size-complex="6pt" style:font-weight-complex="normal"/>
    </style:style>
    <style:style style:name="P3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7cccb" officeooo:paragraph-rsid="0267cccb" style:font-size-asian="6pt" style:font-weight-asian="normal" style:font-size-complex="6pt" style:font-weight-complex="normal"/>
    </style:style>
    <style:style style:name="P3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c1d2c" officeooo:paragraph-rsid="026c1d2c" style:font-size-asian="6pt" style:font-weight-asian="normal" style:font-size-complex="6pt" style:font-weight-complex="normal"/>
    </style:style>
    <style:style style:name="P3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d0afb" officeooo:paragraph-rsid="026d0afb" style:font-size-asian="6pt" style:font-weight-asian="normal" style:font-size-complex="6pt" style:font-weight-complex="normal"/>
    </style:style>
    <style:style style:name="P3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5db4" officeooo:paragraph-rsid="026f5db4" style:font-size-asian="6pt" style:font-weight-asian="normal" style:font-size-complex="6pt" style:font-weight-complex="normal"/>
    </style:style>
    <style:style style:name="P3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6fa87a" officeooo:paragraph-rsid="026fa87a" style:font-size-asian="6pt" style:font-weight-asian="normal" style:font-size-complex="6pt" style:font-weight-complex="normal"/>
    </style:style>
    <style:style style:name="P3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32ae2" officeooo:paragraph-rsid="02732ae2" style:font-size-asian="6pt" style:font-weight-asian="normal" style:font-size-complex="6pt" style:font-weight-complex="normal"/>
    </style:style>
    <style:style style:name="P3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505de" officeooo:paragraph-rsid="027505de" style:font-size-asian="6pt" style:font-weight-asian="normal" style:font-size-complex="6pt" style:font-weight-complex="normal"/>
    </style:style>
    <style:style style:name="P3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7e1a" officeooo:paragraph-rsid="02767e1a" style:font-size-asian="6pt" style:font-weight-asian="normal" style:font-size-complex="6pt" style:font-weight-complex="normal"/>
    </style:style>
    <style:style style:name="P3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6c189" officeooo:paragraph-rsid="0276c189" style:font-size-asian="6pt" style:font-weight-asian="normal" style:font-size-complex="6pt" style:font-weight-complex="normal"/>
    </style:style>
    <style:style style:name="P3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92a72" officeooo:paragraph-rsid="02792a72" style:font-size-asian="6pt" style:font-weight-asian="normal" style:font-size-complex="6pt" style:font-weight-complex="normal"/>
    </style:style>
    <style:style style:name="P3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a1a46" officeooo:paragraph-rsid="027a1a46" style:font-size-asian="6pt" style:font-weight-asian="normal" style:font-size-complex="6pt" style:font-weight-complex="normal"/>
    </style:style>
    <style:style style:name="P3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7d520b" officeooo:paragraph-rsid="027d520b" style:font-size-asian="6pt" style:font-weight-asian="normal" style:font-size-complex="6pt" style:font-weight-complex="normal"/>
    </style:style>
    <style:style style:name="P3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0670" officeooo:paragraph-rsid="02820670" style:font-size-asian="6pt" style:font-weight-asian="normal" style:font-size-complex="6pt" style:font-weight-complex="normal"/>
    </style:style>
    <style:style style:name="P3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2c94f" officeooo:paragraph-rsid="0282c94f" style:font-size-asian="6pt" style:font-weight-asian="normal" style:font-size-complex="6pt" style:font-weight-complex="normal"/>
    </style:style>
    <style:style style:name="P3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4305f" officeooo:paragraph-rsid="0284305f" style:font-size-asian="6pt" style:font-weight-asian="normal" style:font-size-complex="6pt" style:font-weight-complex="normal"/>
    </style:style>
    <style:style style:name="P3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7fbb4" officeooo:paragraph-rsid="0287fbb4" style:font-size-asian="6pt" style:font-weight-asian="normal" style:font-size-complex="6pt" style:font-weight-complex="normal"/>
    </style:style>
    <style:style style:name="P3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87499" officeooo:paragraph-rsid="02887499" style:font-size-asian="6pt" style:font-weight-asian="normal" style:font-size-complex="6pt" style:font-weight-complex="normal"/>
    </style:style>
    <style:style style:name="P3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93d87" officeooo:paragraph-rsid="02893d87" style:font-size-asian="6pt" style:font-weight-asian="normal" style:font-size-complex="6pt" style:font-weight-complex="normal"/>
    </style:style>
    <style:style style:name="P3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d1e7c" officeooo:paragraph-rsid="028d1e7c" style:font-size-asian="6pt" style:font-weight-asian="normal" style:font-size-complex="6pt" style:font-weight-complex="normal"/>
    </style:style>
    <style:style style:name="P3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e5f9a" officeooo:paragraph-rsid="028e5f9a" style:font-size-asian="6pt" style:font-weight-asian="normal" style:font-size-complex="6pt" style:font-weight-complex="normal"/>
    </style:style>
    <style:style style:name="P3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8f7d05" officeooo:paragraph-rsid="028f7d05" style:font-size-asian="6pt" style:font-weight-asian="normal" style:font-size-complex="6pt" style:font-weight-complex="normal"/>
    </style:style>
    <style:style style:name="P3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32fc2" officeooo:paragraph-rsid="02932fc2" style:font-size-asian="6pt" style:font-weight-asian="normal" style:font-size-complex="6pt" style:font-weight-complex="normal"/>
    </style:style>
    <style:style style:name="P3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4ebd0" officeooo:paragraph-rsid="0294ebd0" style:font-size-asian="6pt" style:font-weight-asian="normal" style:font-size-complex="6pt" style:font-weight-complex="normal"/>
    </style:style>
    <style:style style:name="P3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6de3e" officeooo:paragraph-rsid="0296de3e" style:font-size-asian="6pt" style:font-weight-asian="normal" style:font-size-complex="6pt" style:font-weight-complex="normal"/>
    </style:style>
    <style:style style:name="P3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11fc" officeooo:paragraph-rsid="029911fc" style:font-size-asian="6pt" style:font-weight-asian="normal" style:font-size-complex="6pt" style:font-weight-complex="normal"/>
    </style:style>
    <style:style style:name="P3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2afd" officeooo:paragraph-rsid="02992afd" style:font-size-asian="6pt" style:font-weight-asian="normal" style:font-size-complex="6pt" style:font-weight-complex="normal"/>
    </style:style>
    <style:style style:name="P3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9e3aa" officeooo:paragraph-rsid="0299e3aa" style:font-size-asian="6pt" style:font-weight-asian="normal" style:font-size-complex="6pt" style:font-weight-complex="normal"/>
    </style:style>
    <style:style style:name="P3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dba99" officeooo:paragraph-rsid="029dba99" style:font-size-asian="6pt" style:font-weight-asian="normal" style:font-size-complex="6pt" style:font-weight-complex="normal"/>
    </style:style>
    <style:style style:name="P3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9f8166" officeooo:paragraph-rsid="029f8166" style:font-size-asian="6pt" style:font-weight-asian="normal" style:font-size-complex="6pt" style:font-weight-complex="normal"/>
    </style:style>
    <style:style style:name="P3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128a9" officeooo:paragraph-rsid="02a128a9" style:font-size-asian="6pt" style:font-weight-asian="normal" style:font-size-complex="6pt" style:font-weight-complex="normal"/>
    </style:style>
    <style:style style:name="P3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4cd7a" officeooo:paragraph-rsid="02a4cd7a" style:font-size-asian="6pt" style:font-weight-asian="normal" style:font-size-complex="6pt" style:font-weight-complex="normal"/>
    </style:style>
    <style:style style:name="P3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66bee" officeooo:paragraph-rsid="02a66bee" style:font-size-asian="6pt" style:font-weight-asian="normal" style:font-size-complex="6pt" style:font-weight-complex="normal"/>
    </style:style>
    <style:style style:name="P3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7a58" officeooo:paragraph-rsid="02ab7a58" style:font-size-asian="6pt" style:font-weight-asian="normal" style:font-size-complex="6pt" style:font-weight-complex="normal"/>
    </style:style>
    <style:style style:name="P3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bb0e1" officeooo:paragraph-rsid="02abb0e1" style:font-size-asian="6pt" style:font-weight-asian="normal" style:font-size-complex="6pt" style:font-weight-complex="normal"/>
    </style:style>
    <style:style style:name="P3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ad457c" officeooo:paragraph-rsid="02ad457c" style:font-size-asian="6pt" style:font-weight-asian="normal" style:font-size-complex="6pt" style:font-weight-complex="normal"/>
    </style:style>
    <style:style style:name="P3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0f802" officeooo:paragraph-rsid="02b0f802" style:font-size-asian="6pt" style:font-weight-asian="normal" style:font-size-complex="6pt" style:font-weight-complex="normal"/>
    </style:style>
    <style:style style:name="P3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1b9ee" officeooo:paragraph-rsid="02b1b9ee" style:font-size-asian="6pt" style:font-weight-asian="normal" style:font-size-complex="6pt" style:font-weight-complex="normal"/>
    </style:style>
    <style:style style:name="P3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34731" officeooo:paragraph-rsid="02b34731" style:font-size-asian="6pt" style:font-weight-asian="normal" style:font-size-complex="6pt" style:font-weight-complex="normal"/>
    </style:style>
    <style:style style:name="P3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56824" officeooo:paragraph-rsid="02b56824" style:font-size-asian="6pt" style:font-weight-asian="normal" style:font-size-complex="6pt" style:font-weight-complex="normal"/>
    </style:style>
    <style:style style:name="P3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75a59" officeooo:paragraph-rsid="02b75a59" style:font-size-asian="6pt" style:font-weight-asian="normal" style:font-size-complex="6pt" style:font-weight-complex="normal"/>
    </style:style>
    <style:style style:name="P3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8edee" officeooo:paragraph-rsid="02b8edee" style:font-size-asian="6pt" style:font-weight-asian="normal" style:font-size-complex="6pt" style:font-weight-complex="normal"/>
    </style:style>
    <style:style style:name="P3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a7f37" officeooo:paragraph-rsid="02ba7f37" style:font-size-asian="6pt" style:font-weight-asian="normal" style:font-size-complex="6pt" style:font-weight-complex="normal"/>
    </style:style>
    <style:style style:name="P3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cf13e" officeooo:paragraph-rsid="02bcf13e" style:font-size-asian="6pt" style:font-weight-asian="normal" style:font-size-complex="6pt" style:font-weight-complex="normal"/>
    </style:style>
    <style:style style:name="P3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de23a" officeooo:paragraph-rsid="02bde23a" style:font-size-asian="6pt" style:font-weight-asian="normal" style:font-size-complex="6pt" style:font-weight-complex="normal"/>
    </style:style>
    <style:style style:name="P3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bf5f14" officeooo:paragraph-rsid="02bf5f14" style:font-size-asian="6pt" style:font-weight-asian="normal" style:font-size-complex="6pt" style:font-weight-complex="normal"/>
    </style:style>
    <style:style style:name="P3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326fe" officeooo:paragraph-rsid="02c326fe" style:font-size-asian="6pt" style:font-weight-asian="normal" style:font-size-complex="6pt" style:font-weight-complex="normal"/>
    </style:style>
    <style:style style:name="P3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449e4" officeooo:paragraph-rsid="02c449e4" style:font-size-asian="6pt" style:font-weight-asian="normal" style:font-size-complex="6pt" style:font-weight-complex="normal"/>
    </style:style>
    <style:style style:name="P3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62bdd" officeooo:paragraph-rsid="02c62bdd" style:font-size-asian="6pt" style:font-weight-asian="normal" style:font-size-complex="6pt" style:font-weight-complex="normal"/>
    </style:style>
    <style:style style:name="P3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7b953" officeooo:paragraph-rsid="02c7b953" style:font-size-asian="6pt" style:font-weight-asian="normal" style:font-size-complex="6pt" style:font-weight-complex="normal"/>
    </style:style>
    <style:style style:name="P3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2446" officeooo:paragraph-rsid="02c82446" style:font-size-asian="6pt" style:font-weight-asian="normal" style:font-size-complex="6pt" style:font-weight-complex="normal"/>
    </style:style>
    <style:style style:name="P3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8bc52" officeooo:paragraph-rsid="02c8bc52" style:font-size-asian="6pt" style:font-weight-asian="normal" style:font-size-complex="6pt" style:font-weight-complex="normal"/>
    </style:style>
    <style:style style:name="P3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9b4cb" officeooo:paragraph-rsid="02c9b4cb" style:font-size-asian="6pt" style:font-weight-asian="normal" style:font-size-complex="6pt" style:font-weight-complex="normal"/>
    </style:style>
    <style:style style:name="P3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acc10" officeooo:paragraph-rsid="02cacc10" style:font-size-asian="6pt" style:font-weight-asian="normal" style:font-size-complex="6pt" style:font-weight-complex="normal"/>
    </style:style>
    <style:style style:name="P3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3bc8" officeooo:paragraph-rsid="02cc3bc8" style:font-size-asian="6pt" style:font-weight-asian="normal" style:font-size-complex="6pt" style:font-weight-complex="normal"/>
    </style:style>
    <style:style style:name="P3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cfc51" officeooo:paragraph-rsid="02ccfc51" style:font-size-asian="6pt" style:font-weight-asian="normal" style:font-size-complex="6pt" style:font-weight-complex="normal"/>
    </style:style>
    <style:style style:name="P3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9af1" officeooo:paragraph-rsid="02cd9af1" style:font-size-asian="6pt" style:font-weight-asian="normal" style:font-size-complex="6pt" style:font-weight-complex="normal"/>
    </style:style>
    <style:style style:name="P3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db155" officeooo:paragraph-rsid="02cdb155" style:font-size-asian="6pt" style:font-weight-asian="normal" style:font-size-complex="6pt" style:font-weight-complex="normal"/>
    </style:style>
    <style:style style:name="P3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cfd148" officeooo:paragraph-rsid="02cfd148" style:font-size-asian="6pt" style:font-weight-asian="normal" style:font-size-complex="6pt" style:font-weight-complex="normal"/>
    </style:style>
    <style:style style:name="P3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0cd8d" officeooo:paragraph-rsid="02d0cd8d" style:font-size-asian="6pt" style:font-weight-asian="normal" style:font-size-complex="6pt" style:font-weight-complex="normal"/>
    </style:style>
    <style:style style:name="P3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224f5" officeooo:paragraph-rsid="02d224f5" style:font-size-asian="6pt" style:font-weight-asian="normal" style:font-size-complex="6pt" style:font-weight-complex="normal"/>
    </style:style>
    <style:style style:name="P4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5d51" officeooo:paragraph-rsid="02d45d51" style:font-size-asian="6pt" style:font-weight-asian="normal" style:font-size-complex="6pt" style:font-weight-complex="normal"/>
    </style:style>
    <style:style style:name="P4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4ef8b" officeooo:paragraph-rsid="02d4ef8b" style:font-size-asian="6pt" style:font-weight-asian="normal" style:font-size-complex="6pt" style:font-weight-complex="normal"/>
    </style:style>
    <style:style style:name="P4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789f4" officeooo:paragraph-rsid="02d789f4" style:font-size-asian="6pt" style:font-weight-asian="normal" style:font-size-complex="6pt" style:font-weight-complex="normal"/>
    </style:style>
    <style:style style:name="P4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a837b" officeooo:paragraph-rsid="02da837b" style:font-size-asian="6pt" style:font-weight-asian="normal" style:font-size-complex="6pt" style:font-weight-complex="normal"/>
    </style:style>
    <style:style style:name="P4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b8d6c" officeooo:paragraph-rsid="02db8d6c" style:font-size-asian="6pt" style:font-weight-asian="normal" style:font-size-complex="6pt" style:font-weight-complex="normal"/>
    </style:style>
    <style:style style:name="P4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de4400" officeooo:paragraph-rsid="02de4400" style:font-size-asian="6pt" style:font-weight-asian="normal" style:font-size-complex="6pt" style:font-weight-complex="normal"/>
    </style:style>
    <style:style style:name="P4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097d4" officeooo:paragraph-rsid="02e097d4" style:font-size-asian="6pt" style:font-weight-asian="normal" style:font-size-complex="6pt" style:font-weight-complex="normal"/>
    </style:style>
    <style:style style:name="P4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2da83" officeooo:paragraph-rsid="02e2da83" style:font-size-asian="6pt" style:font-weight-asian="normal" style:font-size-complex="6pt" style:font-weight-complex="normal"/>
    </style:style>
    <style:style style:name="P4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9c4f" officeooo:paragraph-rsid="02e49c4f" style:font-size-asian="6pt" style:font-weight-asian="normal" style:font-size-complex="6pt" style:font-weight-complex="normal"/>
    </style:style>
    <style:style style:name="P4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4f04c" officeooo:paragraph-rsid="02e4f04c" style:font-size-asian="6pt" style:font-weight-asian="normal" style:font-size-complex="6pt" style:font-weight-complex="normal"/>
    </style:style>
    <style:style style:name="P4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a503f" officeooo:paragraph-rsid="02ea503f" style:font-size-asian="6pt" style:font-weight-asian="normal" style:font-size-complex="6pt" style:font-weight-complex="normal"/>
    </style:style>
    <style:style style:name="P4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b32c3" officeooo:paragraph-rsid="02eb32c3" style:font-size-asian="6pt" style:font-weight-asian="normal" style:font-size-complex="6pt" style:font-weight-complex="normal"/>
    </style:style>
    <style:style style:name="P4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dfd90" officeooo:paragraph-rsid="02edfd90" style:font-size-asian="6pt" style:font-weight-asian="normal" style:font-size-complex="6pt" style:font-weight-complex="normal"/>
    </style:style>
    <style:style style:name="P4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ebdbe" officeooo:paragraph-rsid="02eebdbe" style:font-size-asian="6pt" style:font-weight-asian="normal" style:font-size-complex="6pt" style:font-weight-complex="normal"/>
    </style:style>
    <style:style style:name="P4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ef9dbd" officeooo:paragraph-rsid="02ef9dbd" style:font-size-asian="6pt" style:font-weight-asian="normal" style:font-size-complex="6pt" style:font-weight-complex="normal"/>
    </style:style>
    <style:style style:name="P4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3c37" officeooo:paragraph-rsid="02f13c37" style:font-size-asian="6pt" style:font-weight-asian="normal" style:font-size-complex="6pt" style:font-weight-complex="normal"/>
    </style:style>
    <style:style style:name="P4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1c63b" officeooo:paragraph-rsid="02f1c63b" style:font-size-asian="6pt" style:font-weight-asian="normal" style:font-size-complex="6pt" style:font-weight-complex="normal"/>
    </style:style>
    <style:style style:name="P4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32859" officeooo:paragraph-rsid="02f32859" style:font-size-asian="6pt" style:font-weight-asian="normal" style:font-size-complex="6pt" style:font-weight-complex="normal"/>
    </style:style>
    <style:style style:name="P4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65036" officeooo:paragraph-rsid="02f65036" style:font-size-asian="6pt" style:font-weight-asian="normal" style:font-size-complex="6pt" style:font-weight-complex="normal"/>
    </style:style>
    <style:style style:name="P4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819fd" officeooo:paragraph-rsid="02f819fd" style:font-size-asian="6pt" style:font-weight-asian="normal" style:font-size-complex="6pt" style:font-weight-complex="normal"/>
    </style:style>
    <style:style style:name="P4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a1afd" officeooo:paragraph-rsid="02fa1afd" style:font-size-asian="6pt" style:font-weight-asian="normal" style:font-size-complex="6pt" style:font-weight-complex="normal"/>
    </style:style>
    <style:style style:name="P4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b7231" officeooo:paragraph-rsid="02fb7231" style:font-size-asian="6pt" style:font-weight-asian="normal" style:font-size-complex="6pt" style:font-weight-complex="normal"/>
    </style:style>
    <style:style style:name="P4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d0d48" officeooo:paragraph-rsid="02fd0d48" style:font-size-asian="6pt" style:font-weight-asian="normal" style:font-size-complex="6pt" style:font-weight-complex="normal"/>
    </style:style>
    <style:style style:name="P4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8fe7" officeooo:paragraph-rsid="02ff8fe7" style:font-size-asian="6pt" style:font-weight-asian="normal" style:font-size-complex="6pt" style:font-weight-complex="normal"/>
    </style:style>
    <style:style style:name="P4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2ff9233" officeooo:paragraph-rsid="02ff9233" style:font-size-asian="6pt" style:font-weight-asian="normal" style:font-size-complex="6pt" style:font-weight-complex="normal"/>
    </style:style>
    <style:style style:name="P4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18f9c" officeooo:paragraph-rsid="03018f9c" style:font-size-asian="6pt" style:font-weight-asian="normal" style:font-size-complex="6pt" style:font-weight-complex="normal"/>
    </style:style>
    <style:style style:name="P4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59fd9" officeooo:paragraph-rsid="03059fd9" style:font-size-asian="6pt" style:font-weight-asian="normal" style:font-size-complex="6pt" style:font-weight-complex="normal"/>
    </style:style>
    <style:style style:name="P4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737f3" officeooo:paragraph-rsid="030737f3" style:font-size-asian="6pt" style:font-weight-asian="normal" style:font-size-complex="6pt" style:font-weight-complex="normal"/>
    </style:style>
    <style:style style:name="P4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b10b8" officeooo:paragraph-rsid="030b10b8" style:font-size-asian="6pt" style:font-weight-asian="normal" style:font-size-complex="6pt" style:font-weight-complex="normal"/>
    </style:style>
    <style:style style:name="P4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3929" officeooo:paragraph-rsid="030f3929" style:font-size-asian="6pt" style:font-weight-asian="normal" style:font-size-complex="6pt" style:font-weight-complex="normal"/>
    </style:style>
    <style:style style:name="P4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54aa" officeooo:paragraph-rsid="030f54aa" style:font-size-asian="6pt" style:font-weight-asian="normal" style:font-size-complex="6pt" style:font-weight-complex="normal"/>
    </style:style>
    <style:style style:name="P4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0fcc28" officeooo:paragraph-rsid="030fcc28" style:font-size-asian="6pt" style:font-weight-asian="normal" style:font-size-complex="6pt" style:font-weight-complex="normal"/>
    </style:style>
    <style:style style:name="P4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07e5f" officeooo:paragraph-rsid="03107e5f" style:font-size-asian="6pt" style:font-weight-asian="normal" style:font-size-complex="6pt" style:font-weight-complex="normal"/>
    </style:style>
    <style:style style:name="P4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57e7" officeooo:paragraph-rsid="031157e7" style:font-size-asian="6pt" style:font-weight-asian="normal" style:font-size-complex="6pt" style:font-weight-complex="normal"/>
    </style:style>
    <style:style style:name="P4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1d497" officeooo:paragraph-rsid="0311d497" style:font-size-asian="6pt" style:font-weight-asian="normal" style:font-size-complex="6pt" style:font-weight-complex="normal"/>
    </style:style>
    <style:style style:name="P4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9232" officeooo:paragraph-rsid="03129232" style:font-size-asian="6pt" style:font-weight-asian="normal" style:font-size-complex="6pt" style:font-weight-complex="normal"/>
    </style:style>
    <style:style style:name="P4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2bc14" officeooo:paragraph-rsid="0312bc14" style:font-size-asian="6pt" style:font-weight-asian="normal" style:font-size-complex="6pt" style:font-weight-complex="normal"/>
    </style:style>
    <style:style style:name="P4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486a2" officeooo:paragraph-rsid="031486a2" style:font-size-asian="6pt" style:font-weight-asian="normal" style:font-size-complex="6pt" style:font-weight-complex="normal"/>
    </style:style>
    <style:style style:name="P4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803cb" officeooo:paragraph-rsid="031803cb" style:font-size-asian="6pt" style:font-weight-asian="normal" style:font-size-complex="6pt" style:font-weight-complex="normal"/>
    </style:style>
    <style:style style:name="P4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a627a" officeooo:paragraph-rsid="031a627a" style:font-size-asian="6pt" style:font-weight-asian="normal" style:font-size-complex="6pt" style:font-weight-complex="normal"/>
    </style:style>
    <style:style style:name="P4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b3b89" officeooo:paragraph-rsid="031b3b89" style:font-size-asian="6pt" style:font-weight-asian="normal" style:font-size-complex="6pt" style:font-weight-complex="normal"/>
    </style:style>
    <style:style style:name="P4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dae3e" officeooo:paragraph-rsid="031e3fb1" style:font-size-asian="6pt" style:font-weight-asian="normal" style:font-size-complex="6pt" style:font-weight-complex="normal"/>
    </style:style>
    <style:style style:name="P4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1f549d" officeooo:paragraph-rsid="031f549d" style:font-size-asian="6pt" style:font-weight-asian="normal" style:font-size-complex="6pt" style:font-weight-complex="normal"/>
    </style:style>
    <style:style style:name="P4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219a6" officeooo:paragraph-rsid="032219a6" style:font-size-asian="6pt" style:font-weight-asian="normal" style:font-size-complex="6pt" style:font-weight-complex="normal"/>
    </style:style>
    <style:style style:name="P4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379f2" officeooo:paragraph-rsid="032379f2" style:font-size-asian="6pt" style:font-weight-asian="normal" style:font-size-complex="6pt" style:font-weight-complex="normal"/>
    </style:style>
    <style:style style:name="P4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53c56" officeooo:paragraph-rsid="03253c56" style:font-size-asian="6pt" style:font-weight-asian="normal" style:font-size-complex="6pt" style:font-weight-complex="normal"/>
    </style:style>
    <style:style style:name="P4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68732" officeooo:paragraph-rsid="03268732" style:font-size-asian="6pt" style:font-weight-asian="normal" style:font-size-complex="6pt" style:font-weight-complex="normal"/>
    </style:style>
    <style:style style:name="P4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77423" officeooo:paragraph-rsid="03277423" style:font-size-asian="6pt" style:font-weight-asian="normal" style:font-size-complex="6pt" style:font-weight-complex="normal"/>
    </style:style>
    <style:style style:name="P4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84b33" officeooo:paragraph-rsid="03284b33" style:font-size-asian="6pt" style:font-weight-asian="normal" style:font-size-complex="6pt" style:font-weight-complex="normal"/>
    </style:style>
    <style:style style:name="P4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cf077" officeooo:paragraph-rsid="032cf077" style:font-size-asian="6pt" style:font-weight-asian="normal" style:font-size-complex="6pt" style:font-weight-complex="normal"/>
    </style:style>
    <style:style style:name="P4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dbdac" officeooo:paragraph-rsid="032dbdac" style:font-size-asian="6pt" style:font-weight-asian="normal" style:font-size-complex="6pt" style:font-weight-complex="normal"/>
    </style:style>
    <style:style style:name="P4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2f771b" officeooo:paragraph-rsid="032f771b" style:font-size-asian="6pt" style:font-weight-asian="normal" style:font-size-complex="6pt" style:font-weight-complex="normal"/>
    </style:style>
    <style:style style:name="P4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7f4df" officeooo:paragraph-rsid="0337f4df" style:font-size-asian="6pt" style:font-weight-asian="normal" style:font-size-complex="6pt" style:font-weight-complex="normal"/>
    </style:style>
    <style:style style:name="P4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a6bf7" officeooo:paragraph-rsid="033a6bf7" style:font-size-asian="6pt" style:font-weight-asian="normal" style:font-size-complex="6pt" style:font-weight-complex="normal"/>
    </style:style>
    <style:style style:name="P4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b8229" officeooo:paragraph-rsid="033b8229" style:font-size-asian="6pt" style:font-weight-asian="normal" style:font-size-complex="6pt" style:font-weight-complex="normal"/>
    </style:style>
    <style:style style:name="P4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3e7ac2" officeooo:paragraph-rsid="033e7ac2" style:font-size-asian="6pt" style:font-weight-asian="normal" style:font-size-complex="6pt" style:font-weight-complex="normal"/>
    </style:style>
    <style:style style:name="P4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14c30" officeooo:paragraph-rsid="03414c30" style:font-size-asian="6pt" style:font-weight-asian="normal" style:font-size-complex="6pt" style:font-weight-complex="normal"/>
    </style:style>
    <style:style style:name="P4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5a575" officeooo:paragraph-rsid="0345a575" style:font-size-asian="6pt" style:font-weight-asian="normal" style:font-size-complex="6pt" style:font-weight-complex="normal"/>
    </style:style>
    <style:style style:name="P4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6d56e" officeooo:paragraph-rsid="0346d56e" style:font-size-asian="6pt" style:font-weight-asian="normal" style:font-size-complex="6pt" style:font-weight-complex="normal"/>
    </style:style>
    <style:style style:name="P4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755fc" officeooo:paragraph-rsid="034755fc" style:font-size-asian="6pt" style:font-weight-asian="normal" style:font-size-complex="6pt" style:font-weight-complex="normal"/>
    </style:style>
    <style:style style:name="P4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93c95" officeooo:paragraph-rsid="03493c95" style:font-size-asian="6pt" style:font-weight-asian="normal" style:font-size-complex="6pt" style:font-weight-complex="normal"/>
    </style:style>
    <style:style style:name="P4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79eb" officeooo:paragraph-rsid="034a79eb" style:font-size-asian="6pt" style:font-weight-asian="normal" style:font-size-complex="6pt" style:font-weight-complex="normal"/>
    </style:style>
    <style:style style:name="P4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a9447" officeooo:paragraph-rsid="034a9447" style:font-size-asian="6pt" style:font-weight-asian="normal" style:font-size-complex="6pt" style:font-weight-complex="normal"/>
    </style:style>
    <style:style style:name="P4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d8b5a" officeooo:paragraph-rsid="034d8b5a" style:font-size-asian="6pt" style:font-weight-asian="normal" style:font-size-complex="6pt" style:font-weight-complex="normal"/>
    </style:style>
    <style:style style:name="P4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e50bf" officeooo:paragraph-rsid="034e50bf" style:font-size-asian="6pt" style:font-weight-asian="normal" style:font-size-complex="6pt" style:font-weight-complex="normal"/>
    </style:style>
    <style:style style:name="P4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4ff5c4" officeooo:paragraph-rsid="034ff5c4" style:font-size-asian="6pt" style:font-weight-asian="normal" style:font-size-complex="6pt" style:font-weight-complex="normal"/>
    </style:style>
    <style:style style:name="P4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31f8e" officeooo:paragraph-rsid="035438ac" style:font-size-asian="6pt" style:font-weight-asian="normal" style:font-size-complex="6pt" style:font-weight-complex="normal"/>
    </style:style>
    <style:style style:name="P4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4c92d" officeooo:paragraph-rsid="0354c92d" style:font-size-asian="6pt" style:font-weight-asian="normal" style:font-size-complex="6pt" style:font-weight-complex="normal"/>
    </style:style>
    <style:style style:name="P4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55db1" officeooo:paragraph-rsid="03555db1" style:font-size-asian="6pt" style:font-weight-asian="normal" style:font-size-complex="6pt" style:font-weight-complex="normal"/>
    </style:style>
    <style:style style:name="P4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7f915" officeooo:paragraph-rsid="0357f915" style:font-size-asian="6pt" style:font-weight-asian="normal" style:font-size-complex="6pt" style:font-weight-complex="normal"/>
    </style:style>
    <style:style style:name="P4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95434" officeooo:paragraph-rsid="03595434" style:font-size-asian="6pt" style:font-weight-asian="normal" style:font-size-complex="6pt" style:font-weight-complex="normal"/>
    </style:style>
    <style:style style:name="P4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aa691" officeooo:paragraph-rsid="035aa691" style:font-size-asian="6pt" style:font-weight-asian="normal" style:font-size-complex="6pt" style:font-weight-complex="normal"/>
    </style:style>
    <style:style style:name="P4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c90a9" officeooo:paragraph-rsid="035c90a9" style:font-size-asian="6pt" style:font-weight-asian="normal" style:font-size-complex="6pt" style:font-weight-complex="normal"/>
    </style:style>
    <style:style style:name="P4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5ecf1a" officeooo:paragraph-rsid="035ecf1a" style:font-size-asian="6pt" style:font-weight-asian="normal" style:font-size-complex="6pt" style:font-weight-complex="normal"/>
    </style:style>
    <style:style style:name="P4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1629e" officeooo:paragraph-rsid="0361629e" style:font-size-asian="6pt" style:font-weight-asian="normal" style:font-size-complex="6pt" style:font-weight-complex="normal"/>
    </style:style>
    <style:style style:name="P4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2f83d" officeooo:paragraph-rsid="0362f83d" style:font-size-asian="6pt" style:font-weight-asian="normal" style:font-size-complex="6pt" style:font-weight-complex="normal"/>
    </style:style>
    <style:style style:name="P4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39aae" officeooo:paragraph-rsid="03639aae" style:font-size-asian="6pt" style:font-weight-asian="normal" style:font-size-complex="6pt" style:font-weight-complex="normal"/>
    </style:style>
    <style:style style:name="P4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942f6" officeooo:paragraph-rsid="036942f6" style:font-size-asian="6pt" style:font-weight-asian="normal" style:font-size-complex="6pt" style:font-weight-complex="normal"/>
    </style:style>
    <style:style style:name="P4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b51f3" officeooo:paragraph-rsid="036b51f3" style:font-size-asian="6pt" style:font-weight-asian="normal" style:font-size-complex="6pt" style:font-weight-complex="normal"/>
    </style:style>
    <style:style style:name="P4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eaae2" officeooo:paragraph-rsid="036eaae2" style:font-size-asian="6pt" style:font-weight-asian="normal" style:font-size-complex="6pt" style:font-weight-complex="normal"/>
    </style:style>
    <style:style style:name="P4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6f764c" officeooo:paragraph-rsid="036f764c" style:font-size-asian="6pt" style:font-weight-asian="normal" style:font-size-complex="6pt" style:font-weight-complex="normal"/>
    </style:style>
    <style:style style:name="P4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0cde9" officeooo:paragraph-rsid="0370cde9" style:font-size-asian="6pt" style:font-weight-asian="normal" style:font-size-complex="6pt" style:font-weight-complex="normal"/>
    </style:style>
    <style:style style:name="P4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5f851" officeooo:paragraph-rsid="0375f851" style:font-size-asian="6pt" style:font-weight-asian="normal" style:font-size-complex="6pt" style:font-weight-complex="normal"/>
    </style:style>
    <style:style style:name="P4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b859" officeooo:paragraph-rsid="0376b859" style:font-size-asian="6pt" style:font-weight-asian="normal" style:font-size-complex="6pt" style:font-weight-complex="normal"/>
    </style:style>
    <style:style style:name="P4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6ea92" officeooo:paragraph-rsid="0376ea92" style:font-size-asian="6pt" style:font-weight-asian="normal" style:font-size-complex="6pt" style:font-weight-complex="normal"/>
    </style:style>
    <style:style style:name="P4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93496" officeooo:paragraph-rsid="03793496" style:font-size-asian="6pt" style:font-weight-asian="normal" style:font-size-complex="6pt" style:font-weight-complex="normal"/>
    </style:style>
    <style:style style:name="P4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b1f9e" officeooo:paragraph-rsid="037b1f9e" style:font-size-asian="6pt" style:font-weight-asian="normal" style:font-size-complex="6pt" style:font-weight-complex="normal"/>
    </style:style>
    <style:style style:name="P4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7dbd16" officeooo:paragraph-rsid="037dbd16" style:font-size-asian="6pt" style:font-weight-asian="normal" style:font-size-complex="6pt" style:font-weight-complex="normal"/>
    </style:style>
    <style:style style:name="P4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021a7" officeooo:paragraph-rsid="038021a7" style:font-size-asian="6pt" style:font-weight-asian="normal" style:font-size-complex="6pt" style:font-weight-complex="normal"/>
    </style:style>
    <style:style style:name="P4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49beb" officeooo:paragraph-rsid="03849beb" style:font-size-asian="6pt" style:font-weight-asian="normal" style:font-size-complex="6pt" style:font-weight-complex="normal"/>
    </style:style>
    <style:style style:name="P4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61349" officeooo:paragraph-rsid="03861349" style:font-size-asian="6pt" style:font-weight-asian="normal" style:font-size-complex="6pt" style:font-weight-complex="normal"/>
    </style:style>
    <style:style style:name="P4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b4554" officeooo:paragraph-rsid="038b4554" style:font-size-asian="6pt" style:font-weight-asian="normal" style:font-size-complex="6pt" style:font-weight-complex="normal"/>
    </style:style>
    <style:style style:name="P4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d0d04" officeooo:paragraph-rsid="038d0d04" style:font-size-asian="6pt" style:font-weight-asian="normal" style:font-size-complex="6pt" style:font-weight-complex="normal"/>
    </style:style>
    <style:style style:name="P4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21d2" officeooo:paragraph-rsid="038e21d2" style:font-size-asian="6pt" style:font-weight-asian="normal" style:font-size-complex="6pt" style:font-weight-complex="normal"/>
    </style:style>
    <style:style style:name="P4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ef4c1" officeooo:paragraph-rsid="038ef4c1" style:font-size-asian="6pt" style:font-weight-asian="normal" style:font-size-complex="6pt" style:font-weight-complex="normal"/>
    </style:style>
    <style:style style:name="P4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8fc631" officeooo:paragraph-rsid="038fc631" style:font-size-asian="6pt" style:font-weight-asian="normal" style:font-size-complex="6pt" style:font-weight-complex="normal"/>
    </style:style>
    <style:style style:name="P4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2642f" officeooo:paragraph-rsid="0392642f" style:font-size-asian="6pt" style:font-weight-asian="normal" style:font-size-complex="6pt" style:font-weight-complex="normal"/>
    </style:style>
    <style:style style:name="P4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73ba" officeooo:paragraph-rsid="039673ba" style:font-size-asian="6pt" style:font-weight-asian="normal" style:font-size-complex="6pt" style:font-weight-complex="normal"/>
    </style:style>
    <style:style style:name="P4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6bc13" officeooo:paragraph-rsid="0396bc13" style:font-size-asian="6pt" style:font-weight-asian="normal" style:font-size-complex="6pt" style:font-weight-complex="normal"/>
    </style:style>
    <style:style style:name="P4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8d39e" officeooo:paragraph-rsid="0398d39e" style:font-size-asian="6pt" style:font-weight-asian="normal" style:font-size-complex="6pt" style:font-weight-complex="normal"/>
    </style:style>
    <style:style style:name="P5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8845" officeooo:paragraph-rsid="039d8845" style:font-size-asian="6pt" style:font-weight-asian="normal" style:font-size-complex="6pt" style:font-weight-complex="normal"/>
    </style:style>
    <style:style style:name="P5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9df69c" officeooo:paragraph-rsid="039df69c" style:font-size-asian="6pt" style:font-weight-asian="normal" style:font-size-complex="6pt" style:font-weight-complex="normal"/>
    </style:style>
    <style:style style:name="P5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20ac8" officeooo:paragraph-rsid="03a20ac8" style:font-size-asian="6pt" style:font-weight-asian="normal" style:font-size-complex="6pt" style:font-weight-complex="normal"/>
    </style:style>
    <style:style style:name="P5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3a4ba" officeooo:paragraph-rsid="03a3a4ba" style:font-size-asian="6pt" style:font-weight-asian="normal" style:font-size-complex="6pt" style:font-weight-complex="normal"/>
    </style:style>
    <style:style style:name="P5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42024" officeooo:paragraph-rsid="03a42024" style:font-size-asian="6pt" style:font-weight-asian="normal" style:font-size-complex="6pt" style:font-weight-complex="normal"/>
    </style:style>
    <style:style style:name="P5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53a31" officeooo:paragraph-rsid="03a53a31" style:font-size-asian="6pt" style:font-weight-asian="normal" style:font-size-complex="6pt" style:font-weight-complex="normal"/>
    </style:style>
    <style:style style:name="P5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6da79" officeooo:paragraph-rsid="03a6da79" style:font-size-asian="6pt" style:font-weight-asian="normal" style:font-size-complex="6pt" style:font-weight-complex="normal"/>
    </style:style>
    <style:style style:name="P5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7e1e3" officeooo:paragraph-rsid="03a7e1e3" style:font-size-asian="6pt" style:font-weight-asian="normal" style:font-size-complex="6pt" style:font-weight-complex="normal"/>
    </style:style>
    <style:style style:name="P5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5113" officeooo:paragraph-rsid="03aa5113" style:font-size-asian="6pt" style:font-weight-asian="normal" style:font-size-complex="6pt" style:font-weight-complex="normal"/>
    </style:style>
    <style:style style:name="P5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d131" officeooo:paragraph-rsid="03aad131" style:font-size-asian="6pt" style:font-weight-asian="normal" style:font-size-complex="6pt" style:font-weight-complex="normal"/>
    </style:style>
    <style:style style:name="P5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aef6a" officeooo:paragraph-rsid="03aaef6a" style:font-size-asian="6pt" style:font-weight-asian="normal" style:font-size-complex="6pt" style:font-weight-complex="normal"/>
    </style:style>
    <style:style style:name="P5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bedf6" officeooo:paragraph-rsid="03abedf6" style:font-size-asian="6pt" style:font-weight-asian="normal" style:font-size-complex="6pt" style:font-weight-complex="normal"/>
    </style:style>
    <style:style style:name="P5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c8fdb" officeooo:paragraph-rsid="03ac8fdb" style:font-size-asian="6pt" style:font-weight-asian="normal" style:font-size-complex="6pt" style:font-weight-complex="normal"/>
    </style:style>
    <style:style style:name="P5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d7140" officeooo:paragraph-rsid="03ad7140" style:font-size-asian="6pt" style:font-weight-asian="normal" style:font-size-complex="6pt" style:font-weight-complex="normal"/>
    </style:style>
    <style:style style:name="P5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e6e81" officeooo:paragraph-rsid="03ae6e81" style:font-size-asian="6pt" style:font-weight-asian="normal" style:font-size-complex="6pt" style:font-weight-complex="normal"/>
    </style:style>
    <style:style style:name="P5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af14d8" officeooo:paragraph-rsid="03af14d8" style:font-size-asian="6pt" style:font-weight-asian="normal" style:font-size-complex="6pt" style:font-weight-complex="normal"/>
    </style:style>
    <style:style style:name="P5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0a558" officeooo:paragraph-rsid="03b0a558" style:font-size-asian="6pt" style:font-weight-asian="normal" style:font-size-complex="6pt" style:font-weight-complex="normal"/>
    </style:style>
    <style:style style:name="P5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1a1aa" officeooo:paragraph-rsid="03b1a1aa" style:font-size-asian="6pt" style:font-weight-asian="normal" style:font-size-complex="6pt" style:font-weight-complex="normal"/>
    </style:style>
    <style:style style:name="P5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34ad6" officeooo:paragraph-rsid="03b34ad6" style:font-size-asian="6pt" style:font-weight-asian="normal" style:font-size-complex="6pt" style:font-weight-complex="normal"/>
    </style:style>
    <style:style style:name="P5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cf2e" officeooo:paragraph-rsid="03b4cf2e" style:font-size-asian="6pt" style:font-weight-asian="normal" style:font-size-complex="6pt" style:font-weight-complex="normal"/>
    </style:style>
    <style:style style:name="P5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4df6a" officeooo:paragraph-rsid="03b4df6a" style:font-size-asian="6pt" style:font-weight-asian="normal" style:font-size-complex="6pt" style:font-weight-complex="normal"/>
    </style:style>
    <style:style style:name="P5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738e1" officeooo:paragraph-rsid="03b738e1" style:font-size-asian="6pt" style:font-weight-asian="normal" style:font-size-complex="6pt" style:font-weight-complex="normal"/>
    </style:style>
    <style:style style:name="P5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ad30c" officeooo:paragraph-rsid="03bad30c" style:font-size-asian="6pt" style:font-weight-asian="normal" style:font-size-complex="6pt" style:font-weight-complex="normal"/>
    </style:style>
    <style:style style:name="P5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c4417" officeooo:paragraph-rsid="03bc4417" style:font-size-asian="6pt" style:font-weight-asian="normal" style:font-size-complex="6pt" style:font-weight-complex="normal"/>
    </style:style>
    <style:style style:name="P5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dcbda" officeooo:paragraph-rsid="03bdcbda" style:font-size-asian="6pt" style:font-weight-asian="normal" style:font-size-complex="6pt" style:font-weight-complex="normal"/>
    </style:style>
    <style:style style:name="P5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bf54e9" officeooo:paragraph-rsid="03bf54e9" style:font-size-asian="6pt" style:font-weight-asian="normal" style:font-size-complex="6pt" style:font-weight-complex="normal"/>
    </style:style>
    <style:style style:name="P5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262d3" officeooo:paragraph-rsid="03c262d3" style:font-size-asian="6pt" style:font-weight-asian="normal" style:font-size-complex="6pt" style:font-weight-complex="normal"/>
    </style:style>
    <style:style style:name="P5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56c17" officeooo:paragraph-rsid="03c56c17" style:font-size-asian="6pt" style:font-weight-asian="normal" style:font-size-complex="6pt" style:font-weight-complex="normal"/>
    </style:style>
    <style:style style:name="P5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68922" officeooo:paragraph-rsid="03c68922" style:font-size-asian="6pt" style:font-weight-asian="normal" style:font-size-complex="6pt" style:font-weight-complex="normal"/>
    </style:style>
    <style:style style:name="P5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98dee" officeooo:paragraph-rsid="03c98dee" style:font-size-asian="6pt" style:font-weight-asian="normal" style:font-size-complex="6pt" style:font-weight-complex="normal"/>
    </style:style>
    <style:style style:name="P5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a9e69" officeooo:paragraph-rsid="03ca9e69" style:font-size-asian="6pt" style:font-weight-asian="normal" style:font-size-complex="6pt" style:font-weight-complex="normal"/>
    </style:style>
    <style:style style:name="P5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494f" officeooo:paragraph-rsid="03cc494f" style:font-size-asian="6pt" style:font-weight-asian="normal" style:font-size-complex="6pt" style:font-weight-complex="normal"/>
    </style:style>
    <style:style style:name="P5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cd8dc" officeooo:paragraph-rsid="03ccd8dc" style:font-size-asian="6pt" style:font-weight-asian="normal" style:font-size-complex="6pt" style:font-weight-complex="normal"/>
    </style:style>
    <style:style style:name="P5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cea342" officeooo:paragraph-rsid="03cea342" style:font-size-asian="6pt" style:font-weight-asian="normal" style:font-size-complex="6pt" style:font-weight-complex="normal"/>
    </style:style>
    <style:style style:name="P5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08f73" officeooo:paragraph-rsid="03d08f73" style:font-size-asian="6pt" style:font-weight-asian="normal" style:font-size-complex="6pt" style:font-weight-complex="normal"/>
    </style:style>
    <style:style style:name="P5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390a" officeooo:paragraph-rsid="03d2390a" style:font-size-asian="6pt" style:font-weight-asian="normal" style:font-size-complex="6pt" style:font-weight-complex="normal"/>
    </style:style>
    <style:style style:name="P5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2a410" officeooo:paragraph-rsid="03d2a410" style:font-size-asian="6pt" style:font-weight-asian="normal" style:font-size-complex="6pt" style:font-weight-complex="normal"/>
    </style:style>
    <style:style style:name="P5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05b0" officeooo:paragraph-rsid="03d305b0" style:font-size-asian="6pt" style:font-weight-asian="normal" style:font-size-complex="6pt" style:font-weight-complex="normal"/>
    </style:style>
    <style:style style:name="P5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3bcdf" officeooo:paragraph-rsid="03d3bcdf" style:font-size-asian="6pt" style:font-weight-asian="normal" style:font-size-complex="6pt" style:font-weight-complex="normal"/>
    </style:style>
    <style:style style:name="P5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08f8" officeooo:paragraph-rsid="03d808f8" style:font-size-asian="6pt" style:font-weight-asian="normal" style:font-size-complex="6pt" style:font-weight-complex="normal"/>
    </style:style>
    <style:style style:name="P5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8eb70" officeooo:paragraph-rsid="03d8eb70" style:font-size-asian="6pt" style:font-weight-asian="normal" style:font-size-complex="6pt" style:font-weight-complex="normal"/>
    </style:style>
    <style:style style:name="P5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9152e" officeooo:paragraph-rsid="03d9152e" style:font-size-asian="6pt" style:font-weight-asian="normal" style:font-size-complex="6pt" style:font-weight-complex="normal"/>
    </style:style>
    <style:style style:name="P5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c5c2c" officeooo:paragraph-rsid="03dc5c2c" style:font-size-asian="6pt" style:font-weight-asian="normal" style:font-size-complex="6pt" style:font-weight-complex="normal"/>
    </style:style>
    <style:style style:name="P5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de107c" officeooo:paragraph-rsid="03de107c" style:font-size-asian="6pt" style:font-weight-asian="normal" style:font-size-complex="6pt" style:font-weight-complex="normal"/>
    </style:style>
    <style:style style:name="P5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16d0f" officeooo:paragraph-rsid="03e16d0f" style:font-size-asian="6pt" style:font-weight-asian="normal" style:font-size-complex="6pt" style:font-weight-complex="normal"/>
    </style:style>
    <style:style style:name="P5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2ee86" officeooo:paragraph-rsid="03e2ee86" style:font-size-asian="6pt" style:font-weight-asian="normal" style:font-size-complex="6pt" style:font-weight-complex="normal"/>
    </style:style>
    <style:style style:name="P5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45f97" officeooo:paragraph-rsid="03e45f97" style:font-size-asian="6pt" style:font-weight-asian="normal" style:font-size-complex="6pt" style:font-weight-complex="normal"/>
    </style:style>
    <style:style style:name="P5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6337b" officeooo:paragraph-rsid="03e6337b" style:font-size-asian="6pt" style:font-weight-asian="normal" style:font-size-complex="6pt" style:font-weight-complex="normal"/>
    </style:style>
    <style:style style:name="P5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9d4b6" officeooo:paragraph-rsid="03e9d4b6" style:font-size-asian="6pt" style:font-weight-asian="normal" style:font-size-complex="6pt" style:font-weight-complex="normal"/>
    </style:style>
    <style:style style:name="P5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a0731" officeooo:paragraph-rsid="03ea0731" style:font-size-asian="6pt" style:font-weight-asian="normal" style:font-size-complex="6pt" style:font-weight-complex="normal"/>
    </style:style>
    <style:style style:name="P5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b4a62" officeooo:paragraph-rsid="03eb4a62" style:font-size-asian="6pt" style:font-weight-asian="normal" style:font-size-complex="6pt" style:font-weight-complex="normal"/>
    </style:style>
    <style:style style:name="P5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e3a72" officeooo:paragraph-rsid="03ee3a72" style:font-size-asian="6pt" style:font-weight-asian="normal" style:font-size-complex="6pt" style:font-weight-complex="normal"/>
    </style:style>
    <style:style style:name="P5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328b" officeooo:paragraph-rsid="03ef328b" style:font-size-asian="6pt" style:font-weight-asian="normal" style:font-size-complex="6pt" style:font-weight-complex="normal"/>
    </style:style>
    <style:style style:name="P5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ef970c" officeooo:paragraph-rsid="03ef970c" style:font-size-asian="6pt" style:font-weight-asian="normal" style:font-size-complex="6pt" style:font-weight-complex="normal"/>
    </style:style>
    <style:style style:name="P5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3b342" officeooo:paragraph-rsid="03f3b342" style:font-size-asian="6pt" style:font-weight-asian="normal" style:font-size-complex="6pt" style:font-weight-complex="normal"/>
    </style:style>
    <style:style style:name="P5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58bbe" officeooo:paragraph-rsid="03f58bbe" style:font-size-asian="6pt" style:font-weight-asian="normal" style:font-size-complex="6pt" style:font-weight-complex="normal"/>
    </style:style>
    <style:style style:name="P5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6bd90" officeooo:paragraph-rsid="03f6bd90" style:font-size-asian="6pt" style:font-weight-asian="normal" style:font-size-complex="6pt" style:font-weight-complex="normal"/>
    </style:style>
    <style:style style:name="P5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833a3" officeooo:paragraph-rsid="03f833a3" style:font-size-asian="6pt" style:font-weight-asian="normal" style:font-size-complex="6pt" style:font-weight-complex="normal"/>
    </style:style>
    <style:style style:name="P5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98bda" officeooo:paragraph-rsid="03f98bda" style:font-size-asian="6pt" style:font-weight-asian="normal" style:font-size-complex="6pt" style:font-weight-complex="normal"/>
    </style:style>
    <style:style style:name="P5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3fce48f" officeooo:paragraph-rsid="03fce48f" style:font-size-asian="6pt" style:font-weight-asian="normal" style:font-size-complex="6pt" style:font-weight-complex="normal"/>
    </style:style>
    <style:style style:name="P5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04cf3" officeooo:paragraph-rsid="04004cf3" style:font-size-asian="6pt" style:font-weight-asian="normal" style:font-size-complex="6pt" style:font-weight-complex="normal"/>
    </style:style>
    <style:style style:name="P5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406d9" officeooo:paragraph-rsid="040406d9" style:font-size-asian="6pt" style:font-weight-asian="normal" style:font-size-complex="6pt" style:font-weight-complex="normal"/>
    </style:style>
    <style:style style:name="P5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5d3b6" officeooo:paragraph-rsid="0405d3b6" style:font-size-asian="6pt" style:font-weight-asian="normal" style:font-size-complex="6pt" style:font-weight-complex="normal"/>
    </style:style>
    <style:style style:name="P5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698b7" officeooo:paragraph-rsid="040698b7" style:font-size-asian="6pt" style:font-weight-asian="normal" style:font-size-complex="6pt" style:font-weight-complex="normal"/>
    </style:style>
    <style:style style:name="P5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7876f" officeooo:paragraph-rsid="0407876f" style:font-size-asian="6pt" style:font-weight-asian="normal" style:font-size-complex="6pt" style:font-weight-complex="normal"/>
    </style:style>
    <style:style style:name="P5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908bc" officeooo:paragraph-rsid="040908bc" style:font-size-asian="6pt" style:font-weight-asian="normal" style:font-size-complex="6pt" style:font-weight-complex="normal"/>
    </style:style>
    <style:style style:name="P5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ac1e9" officeooo:paragraph-rsid="040ac1e9" style:font-size-asian="6pt" style:font-weight-asian="normal" style:font-size-complex="6pt" style:font-weight-complex="normal"/>
    </style:style>
    <style:style style:name="P5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de9d3" officeooo:paragraph-rsid="040de9d3" style:font-size-asian="6pt" style:font-weight-asian="normal" style:font-size-complex="6pt" style:font-weight-complex="normal"/>
    </style:style>
    <style:style style:name="P5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0f9d25" officeooo:paragraph-rsid="040f9d25" style:font-size-asian="6pt" style:font-weight-asian="normal" style:font-size-complex="6pt" style:font-weight-complex="normal"/>
    </style:style>
    <style:style style:name="P5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3257c" officeooo:paragraph-rsid="0413257c" style:font-size-asian="6pt" style:font-weight-asian="normal" style:font-size-complex="6pt" style:font-weight-complex="normal"/>
    </style:style>
    <style:style style:name="P5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54c92" officeooo:paragraph-rsid="04154c92" style:font-size-asian="6pt" style:font-weight-asian="normal" style:font-size-complex="6pt" style:font-weight-complex="normal"/>
    </style:style>
    <style:style style:name="P5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6b9a8" officeooo:paragraph-rsid="0416b9a8" style:font-size-asian="6pt" style:font-weight-asian="normal" style:font-size-complex="6pt" style:font-weight-complex="normal"/>
    </style:style>
    <style:style style:name="P5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5f5" officeooo:paragraph-rsid="0417a5f5" style:font-size-asian="6pt" style:font-weight-asian="normal" style:font-size-complex="6pt" style:font-weight-complex="normal"/>
    </style:style>
    <style:style style:name="P5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7abf6" officeooo:paragraph-rsid="0417abf6" style:font-size-asian="6pt" style:font-weight-asian="normal" style:font-size-complex="6pt" style:font-weight-complex="normal"/>
    </style:style>
    <style:style style:name="P5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a22dd" officeooo:paragraph-rsid="041a22dd" style:font-size-asian="6pt" style:font-weight-asian="normal" style:font-size-complex="6pt" style:font-weight-complex="normal"/>
    </style:style>
    <style:style style:name="P5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531e" officeooo:paragraph-rsid="041b531e" style:font-size-asian="6pt" style:font-weight-asian="normal" style:font-size-complex="6pt" style:font-weight-complex="normal"/>
    </style:style>
    <style:style style:name="P5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bbec6" officeooo:paragraph-rsid="041bbec6" style:font-size-asian="6pt" style:font-weight-asian="normal" style:font-size-complex="6pt" style:font-weight-complex="normal"/>
    </style:style>
    <style:style style:name="P5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1d0ec2" officeooo:paragraph-rsid="041d0ec2" style:font-size-asian="6pt" style:font-weight-asian="normal" style:font-size-complex="6pt" style:font-weight-complex="normal"/>
    </style:style>
    <style:style style:name="P5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1369a" officeooo:paragraph-rsid="0421369a" style:font-size-asian="6pt" style:font-weight-asian="normal" style:font-size-complex="6pt" style:font-weight-complex="normal"/>
    </style:style>
    <style:style style:name="P5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573cc" officeooo:paragraph-rsid="042573cc" style:font-size-asian="6pt" style:font-weight-asian="normal" style:font-size-complex="6pt" style:font-weight-complex="normal"/>
    </style:style>
    <style:style style:name="P5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60486" officeooo:paragraph-rsid="04260486" style:font-size-asian="6pt" style:font-weight-asian="normal" style:font-size-complex="6pt" style:font-weight-complex="normal"/>
    </style:style>
    <style:style style:name="P5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027f" officeooo:paragraph-rsid="0427027f" style:font-size-asian="6pt" style:font-weight-asian="normal" style:font-size-complex="6pt" style:font-weight-complex="normal"/>
    </style:style>
    <style:style style:name="P5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71068" officeooo:paragraph-rsid="04271068" style:font-size-asian="6pt" style:font-weight-asian="normal" style:font-size-complex="6pt" style:font-weight-complex="normal"/>
    </style:style>
    <style:style style:name="P5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8f4fa" officeooo:paragraph-rsid="0428f4fa" style:font-size-asian="6pt" style:font-weight-asian="normal" style:font-size-complex="6pt" style:font-weight-complex="normal"/>
    </style:style>
    <style:style style:name="P5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97133" officeooo:paragraph-rsid="04297133" style:font-size-asian="6pt" style:font-weight-asian="normal" style:font-size-complex="6pt" style:font-weight-complex="normal"/>
    </style:style>
    <style:style style:name="P5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abf6e" officeooo:paragraph-rsid="042abf6e" style:font-size-asian="6pt" style:font-weight-asian="normal" style:font-size-complex="6pt" style:font-weight-complex="normal"/>
    </style:style>
    <style:style style:name="P5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c2db4" officeooo:paragraph-rsid="042c2db4" style:font-size-asian="6pt" style:font-weight-asian="normal" style:font-size-complex="6pt" style:font-weight-complex="normal"/>
    </style:style>
    <style:style style:name="P5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4573" officeooo:paragraph-rsid="042e4573" style:font-size-asian="6pt" style:font-weight-asian="normal" style:font-size-complex="6pt" style:font-weight-complex="normal"/>
    </style:style>
    <style:style style:name="P5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1f3" officeooo:paragraph-rsid="042ed1f3" style:font-size-asian="6pt" style:font-weight-asian="normal" style:font-size-complex="6pt" style:font-weight-complex="normal"/>
    </style:style>
    <style:style style:name="P5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2ed610" officeooo:paragraph-rsid="042ed610" style:font-size-asian="6pt" style:font-weight-asian="normal" style:font-size-complex="6pt" style:font-weight-complex="normal"/>
    </style:style>
    <style:style style:name="P5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634a5" officeooo:paragraph-rsid="043634a5" style:font-size-asian="6pt" style:font-weight-asian="normal" style:font-size-complex="6pt" style:font-weight-complex="normal"/>
    </style:style>
    <style:style style:name="P5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749c5" officeooo:paragraph-rsid="043749c5" style:font-size-asian="6pt" style:font-weight-asian="normal" style:font-size-complex="6pt" style:font-weight-complex="normal"/>
    </style:style>
    <style:style style:name="P5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af7" officeooo:paragraph-rsid="04393af7" style:font-size-asian="6pt" style:font-weight-asian="normal" style:font-size-complex="6pt" style:font-weight-complex="normal"/>
    </style:style>
    <style:style style:name="P5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93d4e" officeooo:paragraph-rsid="04393d4e" style:font-size-asian="6pt" style:font-weight-asian="normal" style:font-size-complex="6pt" style:font-weight-complex="normal"/>
    </style:style>
    <style:style style:name="P5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1bc7" officeooo:paragraph-rsid="043b1bc7" style:font-size-asian="6pt" style:font-weight-asian="normal" style:font-size-complex="6pt" style:font-weight-complex="normal"/>
    </style:style>
    <style:style style:name="P5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bedcd" officeooo:paragraph-rsid="043bedcd" style:font-size-asian="6pt" style:font-weight-asian="normal" style:font-size-complex="6pt" style:font-weight-complex="normal"/>
    </style:style>
    <style:style style:name="P5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ddfb9" officeooo:paragraph-rsid="043ddfb9" style:font-size-asian="6pt" style:font-weight-asian="normal" style:font-size-complex="6pt" style:font-weight-complex="normal"/>
    </style:style>
    <style:style style:name="P5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3ef629" officeooo:paragraph-rsid="043ef629" style:font-size-asian="6pt" style:font-weight-asian="normal" style:font-size-complex="6pt" style:font-weight-complex="normal"/>
    </style:style>
    <style:style style:name="P5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05465" officeooo:paragraph-rsid="04405465" style:font-size-asian="6pt" style:font-weight-asian="normal" style:font-size-complex="6pt" style:font-weight-complex="normal"/>
    </style:style>
    <style:style style:name="P5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1163b" officeooo:paragraph-rsid="0441163b" style:font-size-asian="6pt" style:font-weight-asian="normal" style:font-size-complex="6pt" style:font-weight-complex="normal"/>
    </style:style>
    <style:style style:name="P6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840c8" officeooo:paragraph-rsid="048840c8" style:font-size-asian="6pt" style:font-weight-asian="normal" style:font-size-complex="6pt" style:font-weight-complex="normal"/>
    </style:style>
    <style:style style:name="P6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4cfb8" officeooo:paragraph-rsid="0444cfb8" style:font-size-asian="6pt" style:font-weight-asian="normal" style:font-size-complex="6pt" style:font-weight-complex="normal"/>
    </style:style>
    <style:style style:name="P6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586eb" officeooo:paragraph-rsid="044586eb" style:font-size-asian="6pt" style:font-weight-asian="normal" style:font-size-complex="6pt" style:font-weight-complex="normal"/>
    </style:style>
    <style:style style:name="P6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74212" officeooo:paragraph-rsid="04474212" style:font-size-asian="6pt" style:font-weight-asian="normal" style:font-size-complex="6pt" style:font-weight-complex="normal"/>
    </style:style>
    <style:style style:name="P6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8f347" officeooo:paragraph-rsid="0448f347" style:font-size-asian="6pt" style:font-weight-asian="normal" style:font-size-complex="6pt" style:font-weight-complex="normal"/>
    </style:style>
    <style:style style:name="P6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930fd" officeooo:paragraph-rsid="044930fd" style:font-size-asian="6pt" style:font-weight-asian="normal" style:font-size-complex="6pt" style:font-weight-complex="normal"/>
    </style:style>
    <style:style style:name="P6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ab42e" officeooo:paragraph-rsid="044ab42e" style:font-size-asian="6pt" style:font-weight-asian="normal" style:font-size-complex="6pt" style:font-weight-complex="normal"/>
    </style:style>
    <style:style style:name="P60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4c6363" officeooo:paragraph-rsid="044c6363" style:font-size-asian="6pt" style:font-weight-asian="normal" style:font-size-complex="6pt" style:font-weight-complex="normal"/>
    </style:style>
    <style:style style:name="P60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01672" officeooo:paragraph-rsid="04501672" style:font-size-asian="6pt" style:font-weight-asian="normal" style:font-size-complex="6pt" style:font-weight-complex="normal"/>
    </style:style>
    <style:style style:name="P60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1363a" officeooo:paragraph-rsid="0451363a" style:font-size-asian="6pt" style:font-weight-asian="normal" style:font-size-complex="6pt" style:font-weight-complex="normal"/>
    </style:style>
    <style:style style:name="P61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40f4b" officeooo:paragraph-rsid="04540f4b" style:font-size-asian="6pt" style:font-weight-asian="normal" style:font-size-complex="6pt" style:font-weight-complex="normal"/>
    </style:style>
    <style:style style:name="P61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5ea42" officeooo:paragraph-rsid="0455ea42" style:font-size-asian="6pt" style:font-weight-asian="normal" style:font-size-complex="6pt" style:font-weight-complex="normal"/>
    </style:style>
    <style:style style:name="P6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68780" officeooo:paragraph-rsid="04568780" style:font-size-asian="6pt" style:font-weight-asian="normal" style:font-size-complex="6pt" style:font-weight-complex="normal"/>
    </style:style>
    <style:style style:name="P6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91bda" officeooo:paragraph-rsid="04591bda" style:font-size-asian="6pt" style:font-weight-asian="normal" style:font-size-complex="6pt" style:font-weight-complex="normal"/>
    </style:style>
    <style:style style:name="P6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aca52" officeooo:paragraph-rsid="045aca52" style:font-size-asian="6pt" style:font-weight-asian="normal" style:font-size-complex="6pt" style:font-weight-complex="normal"/>
    </style:style>
    <style:style style:name="P6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d9cf5" officeooo:paragraph-rsid="045d9cf5" style:font-size-asian="6pt" style:font-weight-asian="normal" style:font-size-complex="6pt" style:font-weight-complex="normal"/>
    </style:style>
    <style:style style:name="P6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5f8faa" officeooo:paragraph-rsid="045f8faa" style:font-size-asian="6pt" style:font-weight-asian="normal" style:font-size-complex="6pt" style:font-weight-complex="normal"/>
    </style:style>
    <style:style style:name="P6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0a1cc" officeooo:paragraph-rsid="0460a1cc" style:font-size-asian="6pt" style:font-weight-asian="normal" style:font-size-complex="6pt" style:font-weight-complex="normal"/>
    </style:style>
    <style:style style:name="P6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4a20a" officeooo:paragraph-rsid="0464a20a" style:font-size-asian="6pt" style:font-weight-asian="normal" style:font-size-complex="6pt" style:font-weight-complex="normal"/>
    </style:style>
    <style:style style:name="P6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60e79" officeooo:paragraph-rsid="04660e79" style:font-size-asian="6pt" style:font-weight-asian="normal" style:font-size-complex="6pt" style:font-weight-complex="normal"/>
    </style:style>
    <style:style style:name="P6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8df69" officeooo:paragraph-rsid="0468df69" style:font-size-asian="6pt" style:font-weight-asian="normal" style:font-size-complex="6pt" style:font-weight-complex="normal"/>
    </style:style>
    <style:style style:name="P6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c25fc" officeooo:paragraph-rsid="046c25fc" style:font-size-asian="6pt" style:font-weight-asian="normal" style:font-size-complex="6pt" style:font-weight-complex="normal"/>
    </style:style>
    <style:style style:name="P6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6d22de" officeooo:paragraph-rsid="046d22de" style:font-size-asian="6pt" style:font-weight-asian="normal" style:font-size-complex="6pt" style:font-weight-complex="normal"/>
    </style:style>
    <style:style style:name="P6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0bdd0" officeooo:paragraph-rsid="0470bdd0" style:font-size-asian="6pt" style:font-weight-asian="normal" style:font-size-complex="6pt" style:font-weight-complex="normal"/>
    </style:style>
    <style:style style:name="P6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37814" officeooo:paragraph-rsid="04737814" style:font-size-asian="6pt" style:font-weight-asian="normal" style:font-size-complex="6pt" style:font-weight-complex="normal"/>
    </style:style>
    <style:style style:name="P6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5c550" officeooo:paragraph-rsid="0475c550" style:font-size-asian="6pt" style:font-weight-asian="normal" style:font-size-complex="6pt" style:font-weight-complex="normal"/>
    </style:style>
    <style:style style:name="P6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7492f" officeooo:paragraph-rsid="0477492f" style:font-size-asian="6pt" style:font-weight-asian="normal" style:font-size-complex="6pt" style:font-weight-complex="normal"/>
    </style:style>
    <style:style style:name="P6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afcfd" officeooo:paragraph-rsid="047afcfd" style:font-size-asian="6pt" style:font-weight-asian="normal" style:font-size-complex="6pt" style:font-weight-complex="normal"/>
    </style:style>
    <style:style style:name="P6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c1104" officeooo:paragraph-rsid="047c1104" style:font-size-asian="6pt" style:font-weight-asian="normal" style:font-size-complex="6pt" style:font-weight-complex="normal"/>
    </style:style>
    <style:style style:name="P6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7db9e8" officeooo:paragraph-rsid="047db9e8" style:font-size-asian="6pt" style:font-weight-asian="normal" style:font-size-complex="6pt" style:font-weight-complex="normal"/>
    </style:style>
    <style:style style:name="P6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0cc71" officeooo:paragraph-rsid="0480cc71" style:font-size-asian="6pt" style:font-weight-asian="normal" style:font-size-complex="6pt" style:font-weight-complex="normal"/>
    </style:style>
    <style:style style:name="P6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1b9c3" officeooo:paragraph-rsid="0481b9c3" style:font-size-asian="6pt" style:font-weight-asian="normal" style:font-size-complex="6pt" style:font-weight-complex="normal"/>
    </style:style>
    <style:style style:name="P6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30e34" officeooo:paragraph-rsid="04830e34" style:font-size-asian="6pt" style:font-weight-asian="normal" style:font-size-complex="6pt" style:font-weight-complex="normal"/>
    </style:style>
    <style:style style:name="P6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7a7f1" officeooo:paragraph-rsid="0487a7f1" style:font-size-asian="6pt" style:font-weight-asian="normal" style:font-size-complex="6pt" style:font-weight-complex="normal"/>
    </style:style>
    <style:style style:name="P6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a1f98" officeooo:paragraph-rsid="048a1f98" style:font-size-asian="6pt" style:font-weight-asian="normal" style:font-size-complex="6pt" style:font-weight-complex="normal"/>
    </style:style>
    <style:style style:name="P6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8c0866" officeooo:paragraph-rsid="048c0866" style:font-size-asian="6pt" style:font-weight-asian="normal" style:font-size-complex="6pt" style:font-weight-complex="normal"/>
    </style:style>
    <style:style style:name="P6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27334" officeooo:paragraph-rsid="04927334" style:font-size-asian="6pt" style:font-weight-asian="normal" style:font-size-complex="6pt" style:font-weight-complex="normal"/>
    </style:style>
    <style:style style:name="P6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4621a" officeooo:paragraph-rsid="0494621a" style:font-size-asian="6pt" style:font-weight-asian="normal" style:font-size-complex="6pt" style:font-weight-complex="normal"/>
    </style:style>
    <style:style style:name="P6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57c9b" officeooo:paragraph-rsid="04957c9b" style:font-size-asian="6pt" style:font-weight-asian="normal" style:font-size-complex="6pt" style:font-weight-complex="normal"/>
    </style:style>
    <style:style style:name="P63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92afb" officeooo:paragraph-rsid="04992afb" style:font-size-asian="6pt" style:font-weight-asian="normal" style:font-size-complex="6pt" style:font-weight-complex="normal"/>
    </style:style>
    <style:style style:name="P64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b0970" officeooo:paragraph-rsid="049b0970" style:font-size-asian="6pt" style:font-weight-asian="normal" style:font-size-complex="6pt" style:font-weight-complex="normal"/>
    </style:style>
    <style:style style:name="P64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9ec86d" officeooo:paragraph-rsid="049ec86d" style:font-size-asian="6pt" style:font-weight-asian="normal" style:font-size-complex="6pt" style:font-weight-complex="normal"/>
    </style:style>
    <style:style style:name="P64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04b25" officeooo:paragraph-rsid="04a04b25" style:font-size-asian="6pt" style:font-weight-asian="normal" style:font-size-complex="6pt" style:font-weight-complex="normal"/>
    </style:style>
    <style:style style:name="P64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1d0d2" officeooo:paragraph-rsid="04a1d0d2" style:font-size-asian="6pt" style:font-weight-asian="normal" style:font-size-complex="6pt" style:font-weight-complex="normal"/>
    </style:style>
    <style:style style:name="P64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2339d" officeooo:paragraph-rsid="04a2339d" style:font-size-asian="6pt" style:font-weight-asian="normal" style:font-size-complex="6pt" style:font-weight-complex="normal"/>
    </style:style>
    <style:style style:name="P64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5fa03" officeooo:paragraph-rsid="04a5fa03" style:font-size-asian="6pt" style:font-weight-asian="normal" style:font-size-complex="6pt" style:font-weight-complex="normal"/>
    </style:style>
    <style:style style:name="P64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66a63" officeooo:paragraph-rsid="04a66a63" style:font-size-asian="6pt" style:font-weight-asian="normal" style:font-size-complex="6pt" style:font-weight-complex="normal"/>
    </style:style>
    <style:style style:name="P64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8614c" officeooo:paragraph-rsid="04a8614c" style:font-size-asian="6pt" style:font-weight-asian="normal" style:font-size-complex="6pt" style:font-weight-complex="normal"/>
    </style:style>
    <style:style style:name="P64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a93bc" officeooo:paragraph-rsid="04aa93bc" style:font-size-asian="6pt" style:font-weight-asian="normal" style:font-size-complex="6pt" style:font-weight-complex="normal"/>
    </style:style>
    <style:style style:name="P64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c68b3" officeooo:paragraph-rsid="04ac68b3" style:font-size-asian="6pt" style:font-weight-asian="normal" style:font-size-complex="6pt" style:font-weight-complex="normal"/>
    </style:style>
    <style:style style:name="P65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2228" officeooo:paragraph-rsid="04ae2228" style:font-size-asian="6pt" style:font-weight-asian="normal" style:font-size-complex="6pt" style:font-weight-complex="normal"/>
    </style:style>
    <style:style style:name="P65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ee17a" officeooo:paragraph-rsid="04aee17a" style:font-size-asian="6pt" style:font-weight-asian="normal" style:font-size-complex="6pt" style:font-weight-complex="normal"/>
    </style:style>
    <style:style style:name="P65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afb63b" officeooo:paragraph-rsid="04afb63b" style:font-size-asian="6pt" style:font-weight-asian="normal" style:font-size-complex="6pt" style:font-weight-complex="normal"/>
    </style:style>
    <style:style style:name="P65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0cf10" officeooo:paragraph-rsid="04b0cf10" style:font-size-asian="6pt" style:font-weight-asian="normal" style:font-size-complex="6pt" style:font-weight-complex="normal"/>
    </style:style>
    <style:style style:name="P65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17db" officeooo:paragraph-rsid="04b217db" style:font-size-asian="6pt" style:font-weight-asian="normal" style:font-size-complex="6pt" style:font-weight-complex="normal"/>
    </style:style>
    <style:style style:name="P65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246fc" officeooo:paragraph-rsid="04b246fc" style:font-size-asian="6pt" style:font-weight-asian="normal" style:font-size-complex="6pt" style:font-weight-complex="normal"/>
    </style:style>
    <style:style style:name="P65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3ae48" officeooo:paragraph-rsid="04b3ae48" style:font-size-asian="6pt" style:font-weight-asian="normal" style:font-size-complex="6pt" style:font-weight-complex="normal"/>
    </style:style>
    <style:style style:name="P65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650f8" officeooo:paragraph-rsid="04b650f8" style:font-size-asian="6pt" style:font-weight-asian="normal" style:font-size-complex="6pt" style:font-weight-complex="normal"/>
    </style:style>
    <style:style style:name="P65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06e3" officeooo:paragraph-rsid="04ba06e3" style:font-size-asian="6pt" style:font-weight-asian="normal" style:font-size-complex="6pt" style:font-weight-complex="normal"/>
    </style:style>
    <style:style style:name="P65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a7607" officeooo:paragraph-rsid="04ba7607" style:font-size-asian="6pt" style:font-weight-asian="normal" style:font-size-complex="6pt" style:font-weight-complex="normal"/>
    </style:style>
    <style:style style:name="P66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bc959" officeooo:paragraph-rsid="04bbc959" style:font-size-asian="6pt" style:font-weight-asian="normal" style:font-size-complex="6pt" style:font-weight-complex="normal"/>
    </style:style>
    <style:style style:name="P66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b1a7" officeooo:paragraph-rsid="04bcb1a7" style:font-size-asian="6pt" style:font-weight-asian="normal" style:font-size-complex="6pt" style:font-weight-complex="normal"/>
    </style:style>
    <style:style style:name="P66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bcd7ff" officeooo:paragraph-rsid="04bcd7ff" style:font-size-asian="6pt" style:font-weight-asian="normal" style:font-size-complex="6pt" style:font-weight-complex="normal"/>
    </style:style>
    <style:style style:name="P66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ede5c" officeooo:paragraph-rsid="04cede5c" style:font-size-asian="6pt" style:font-weight-asian="normal" style:font-size-complex="6pt" style:font-weight-complex="normal"/>
    </style:style>
    <style:style style:name="P66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5200" officeooo:paragraph-rsid="04c05200" style:font-size-asian="6pt" style:font-weight-asian="normal" style:font-size-complex="6pt" style:font-weight-complex="normal"/>
    </style:style>
    <style:style style:name="P66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0f3ba" officeooo:paragraph-rsid="04c0f3ba" style:font-size-asian="6pt" style:font-weight-asian="normal" style:font-size-complex="6pt" style:font-weight-complex="normal"/>
    </style:style>
    <style:style style:name="P66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1bec7" officeooo:paragraph-rsid="04c1bec7" style:font-size-asian="6pt" style:font-weight-asian="normal" style:font-size-complex="6pt" style:font-weight-complex="normal"/>
    </style:style>
    <style:style style:name="P66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200c6" officeooo:paragraph-rsid="04c200c6" style:font-size-asian="6pt" style:font-weight-asian="normal" style:font-size-complex="6pt" style:font-weight-complex="normal"/>
    </style:style>
    <style:style style:name="P66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3dccc" style:font-size-asian="6pt" style:font-weight-asian="normal" style:font-size-complex="6pt" style:font-weight-complex="normal"/>
    </style:style>
    <style:style style:name="P66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59032" style:font-size-asian="6pt" style:font-weight-asian="normal" style:font-size-complex="6pt" style:font-weight-complex="normal"/>
    </style:style>
    <style:style style:name="P67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6a0c5" style:font-size-asian="6pt" style:font-weight-asian="normal" style:font-size-complex="6pt" style:font-weight-complex="normal"/>
    </style:style>
    <style:style style:name="P67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88f5d" style:font-size-asian="6pt" style:font-weight-asian="normal" style:font-size-complex="6pt" style:font-weight-complex="normal"/>
    </style:style>
    <style:style style:name="P67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9f142" officeooo:paragraph-rsid="04c9f142" style:font-size-asian="6pt" style:font-weight-asian="normal" style:font-size-complex="6pt" style:font-weight-complex="normal"/>
    </style:style>
    <style:style style:name="P67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cb8b59" officeooo:paragraph-rsid="04cb8b59" style:font-size-asian="6pt" style:font-weight-asian="normal" style:font-size-complex="6pt" style:font-weight-complex="normal"/>
    </style:style>
    <style:style style:name="P67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bde71" style:font-size-asian="6pt" style:font-weight-asian="normal" style:font-size-complex="6pt" style:font-weight-complex="normal"/>
    </style:style>
    <style:style style:name="P67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ccdf7f" style:font-size-asian="6pt" style:font-weight-asian="normal" style:font-size-complex="6pt" style:font-weight-complex="normal"/>
    </style:style>
    <style:style style:name="P67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08116" officeooo:paragraph-rsid="04d08116" style:font-size-asian="6pt" style:font-weight-asian="normal" style:font-size-complex="6pt" style:font-weight-complex="normal"/>
    </style:style>
    <style:style style:name="P67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paragraph-rsid="04d25532" style:font-size-asian="6pt" style:font-weight-asian="normal" style:font-size-complex="6pt" style:font-weight-complex="normal"/>
    </style:style>
    <style:style style:name="P67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4976a" officeooo:paragraph-rsid="04d4976a" style:font-size-asian="6pt" style:font-weight-asian="normal" style:font-size-complex="6pt" style:font-weight-complex="normal"/>
    </style:style>
    <style:style style:name="P67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d6c7d" officeooo:paragraph-rsid="04fd6c7d" style:font-size-asian="6pt" style:font-weight-asian="normal" style:font-size-complex="6pt" style:font-weight-complex="normal"/>
    </style:style>
    <style:style style:name="P68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6ad28" officeooo:paragraph-rsid="04d6ad28" style:font-size-asian="6pt" style:font-weight-asian="normal" style:font-size-complex="6pt" style:font-weight-complex="normal"/>
    </style:style>
    <style:style style:name="P68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7c102" officeooo:paragraph-rsid="04d7c102" style:font-size-asian="6pt" style:font-weight-asian="normal" style:font-size-complex="6pt" style:font-weight-complex="normal"/>
    </style:style>
    <style:style style:name="P68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a806" officeooo:paragraph-rsid="04d9a806" style:font-size-asian="6pt" style:font-weight-asian="normal" style:font-size-complex="6pt" style:font-weight-complex="normal"/>
    </style:style>
    <style:style style:name="P68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9df73" officeooo:paragraph-rsid="04d9df73" style:font-size-asian="6pt" style:font-weight-asian="normal" style:font-size-complex="6pt" style:font-weight-complex="normal"/>
    </style:style>
    <style:style style:name="P68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c958f" officeooo:paragraph-rsid="04dc958f" style:font-size-asian="6pt" style:font-weight-asian="normal" style:font-size-complex="6pt" style:font-weight-complex="normal"/>
    </style:style>
    <style:style style:name="P68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9df73" style:font-size-asian="6pt" style:font-weight-asian="normal" style:font-size-complex="6pt" style:font-weight-complex="normal"/>
    </style:style>
    <style:style style:name="P68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de935b" officeooo:paragraph-rsid="04de935b" style:font-size-asian="6pt" style:font-weight-asian="normal" style:font-size-complex="6pt" style:font-weight-complex="normal"/>
    </style:style>
    <style:style style:name="P68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176f4" officeooo:paragraph-rsid="04e176f4" style:font-size-asian="6pt" style:font-weight-asian="normal" style:font-size-complex="6pt" style:font-weight-complex="normal"/>
    </style:style>
    <style:style style:name="P68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3a8e3" officeooo:paragraph-rsid="04e3a8e3" style:font-size-asian="6pt" style:font-weight-asian="normal" style:font-size-complex="6pt" style:font-weight-complex="normal"/>
    </style:style>
    <style:style style:name="P68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487c" officeooo:paragraph-rsid="04e7487c" style:font-size-asian="6pt" style:font-weight-asian="normal" style:font-size-complex="6pt" style:font-weight-complex="normal"/>
    </style:style>
    <style:style style:name="P69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7af7d" officeooo:paragraph-rsid="04e7af7d" style:font-size-asian="6pt" style:font-weight-asian="normal" style:font-size-complex="6pt" style:font-weight-complex="normal"/>
    </style:style>
    <style:style style:name="P69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951fd" officeooo:paragraph-rsid="04e951fd" style:font-size-asian="6pt" style:font-weight-asian="normal" style:font-size-complex="6pt" style:font-weight-complex="normal"/>
    </style:style>
    <style:style style:name="P69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b00d7" officeooo:paragraph-rsid="04eb00d7" style:font-size-asian="6pt" style:font-weight-asian="normal" style:font-size-complex="6pt" style:font-weight-complex="normal"/>
    </style:style>
    <style:style style:name="P69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c21bf" officeooo:paragraph-rsid="04ec21bf" style:font-size-asian="6pt" style:font-weight-asian="normal" style:font-size-complex="6pt" style:font-weight-complex="normal"/>
    </style:style>
    <style:style style:name="P69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d1b04" officeooo:paragraph-rsid="04ed1b04" style:font-size-asian="6pt" style:font-weight-asian="normal" style:font-size-complex="6pt" style:font-weight-complex="normal"/>
    </style:style>
    <style:style style:name="P69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eedabf" officeooo:paragraph-rsid="04eedabf" style:font-size-asian="6pt" style:font-weight-asian="normal" style:font-size-complex="6pt" style:font-weight-complex="normal"/>
    </style:style>
    <style:style style:name="P69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3f250" officeooo:paragraph-rsid="04f3f250" style:font-size-asian="6pt" style:font-weight-asian="normal" style:font-size-complex="6pt" style:font-weight-complex="normal"/>
    </style:style>
    <style:style style:name="P69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5b642" officeooo:paragraph-rsid="04f5b642" style:font-size-asian="6pt" style:font-weight-asian="normal" style:font-size-complex="6pt" style:font-weight-complex="normal"/>
    </style:style>
    <style:style style:name="P69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8cc6f" officeooo:paragraph-rsid="04f8cc6f" style:font-size-asian="6pt" style:font-weight-asian="normal" style:font-size-complex="6pt" style:font-weight-complex="normal"/>
    </style:style>
    <style:style style:name="P69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a8cfd" officeooo:paragraph-rsid="04fa8cfd" style:font-size-asian="6pt" style:font-weight-asian="normal" style:font-size-complex="6pt" style:font-weight-complex="normal"/>
    </style:style>
    <style:style style:name="P70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b970e" officeooo:paragraph-rsid="04fb970e" style:font-size-asian="6pt" style:font-weight-asian="normal" style:font-size-complex="6pt" style:font-weight-complex="normal"/>
    </style:style>
    <style:style style:name="P70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4fffe60" officeooo:paragraph-rsid="04fffe60" style:font-size-asian="6pt" style:font-weight-asian="normal" style:font-size-complex="6pt" style:font-weight-complex="normal"/>
    </style:style>
    <style:style style:name="P70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01494" officeooo:paragraph-rsid="05001494" style:font-size-asian="6pt" style:font-weight-asian="normal" style:font-size-complex="6pt" style:font-weight-complex="normal"/>
    </style:style>
    <style:style style:name="P70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1665d" officeooo:paragraph-rsid="0501665d" style:font-size-asian="6pt" style:font-weight-asian="normal" style:font-size-complex="6pt" style:font-weight-complex="normal"/>
    </style:style>
    <style:style style:name="P70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5c80a" officeooo:paragraph-rsid="0505c80a" style:font-size-asian="6pt" style:font-weight-asian="normal" style:font-size-complex="6pt" style:font-weight-complex="normal"/>
    </style:style>
    <style:style style:name="P70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029b" officeooo:paragraph-rsid="0506029b" style:font-size-asian="6pt" style:font-weight-asian="normal" style:font-size-complex="6pt" style:font-weight-complex="normal"/>
    </style:style>
    <style:style style:name="P70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66bd7" officeooo:paragraph-rsid="05066bd7" style:font-size-asian="6pt" style:font-weight-asian="normal" style:font-size-complex="6pt" style:font-weight-complex="normal"/>
    </style:style>
    <style:style style:name="P707" style:family="paragraph" style:parent-style-name="Table_20_Contents">
      <style:text-properties officeooo:paragraph-rsid="000f042a"/>
    </style:style>
    <style:style style:name="P708" style:family="paragraph" style:parent-style-name="Table_20_Contents">
      <style:paragraph-properties fo:line-height="200%"/>
      <style:text-properties officeooo:rsid="0012afe2" officeooo:paragraph-rsid="0012afe2"/>
    </style:style>
    <style:style style:name="P709" style:family="paragraph" style:parent-style-name="Table_20_Contents">
      <style:text-properties officeooo:rsid="001484de" officeooo:paragraph-rsid="001484de"/>
    </style:style>
    <style:style style:name="P710" style:family="paragraph" style:parent-style-name="Table_20_Contents">
      <style:text-properties officeooo:rsid="0011476d" officeooo:paragraph-rsid="0012a348"/>
    </style:style>
    <style:style style:name="P711" style:family="paragraph" style:parent-style-name="Table_20_Contents">
      <style:text-properties officeooo:rsid="0011476d" officeooo:paragraph-rsid="0011476d"/>
    </style:style>
    <style:style style:name="P712" style:family="paragraph" style:parent-style-name="Table_20_Contents">
      <style:text-properties officeooo:rsid="0011476d" officeooo:paragraph-rsid="0186f55b"/>
    </style:style>
    <style:style style:name="P713" style:family="paragraph" style:parent-style-name="Table_20_Contents">
      <style:text-properties officeooo:rsid="001d02b6" officeooo:paragraph-rsid="001d02b6"/>
    </style:style>
    <style:style style:name="P714" style:family="paragraph" style:parent-style-name="Table_20_Contents">
      <style:text-properties officeooo:rsid="00174428" officeooo:paragraph-rsid="00174428"/>
    </style:style>
    <style:style style:name="P715" style:family="paragraph" style:parent-style-name="Table_20_Contents">
      <style:text-properties officeooo:rsid="001e1150" officeooo:paragraph-rsid="001e1150"/>
    </style:style>
    <style:style style:name="P716" style:family="paragraph" style:parent-style-name="Table_20_Contents">
      <style:text-properties officeooo:rsid="001f843c" officeooo:paragraph-rsid="001f843c"/>
    </style:style>
    <style:style style:name="P717" style:family="paragraph" style:parent-style-name="Table_20_Contents">
      <style:text-properties officeooo:rsid="00204a5c" officeooo:paragraph-rsid="00204a5c"/>
    </style:style>
    <style:style style:name="P718" style:family="paragraph" style:parent-style-name="Table_20_Contents">
      <style:text-properties officeooo:rsid="00210d34" officeooo:paragraph-rsid="00210d34"/>
    </style:style>
    <style:style style:name="P719" style:family="paragraph" style:parent-style-name="Table_20_Contents">
      <style:text-properties officeooo:rsid="00230bff" officeooo:paragraph-rsid="00230bff"/>
    </style:style>
    <style:style style:name="P720" style:family="paragraph" style:parent-style-name="Table_20_Contents">
      <style:text-properties officeooo:rsid="0023a74d" officeooo:paragraph-rsid="0023a74d"/>
    </style:style>
    <style:style style:name="P721" style:family="paragraph" style:parent-style-name="Table_20_Contents">
      <style:text-properties officeooo:rsid="00257e5a" officeooo:paragraph-rsid="00257e5a"/>
    </style:style>
    <style:style style:name="P722" style:family="paragraph" style:parent-style-name="Table_20_Contents">
      <style:text-properties officeooo:rsid="0025f6cc" officeooo:paragraph-rsid="0025f6cc"/>
    </style:style>
    <style:style style:name="P723" style:family="paragraph" style:parent-style-name="Table_20_Contents">
      <style:text-properties officeooo:rsid="0026098f" officeooo:paragraph-rsid="0026098f"/>
    </style:style>
    <style:style style:name="P724" style:family="paragraph" style:parent-style-name="Table_20_Contents">
      <style:text-properties officeooo:rsid="00274efe" officeooo:paragraph-rsid="00274efe"/>
    </style:style>
    <style:style style:name="P725" style:family="paragraph" style:parent-style-name="Table_20_Contents">
      <style:text-properties officeooo:rsid="0028c587" officeooo:paragraph-rsid="0028c587"/>
    </style:style>
    <style:style style:name="P726" style:family="paragraph" style:parent-style-name="Table_20_Contents">
      <style:text-properties officeooo:rsid="0028c587" officeooo:paragraph-rsid="00b64c13"/>
    </style:style>
    <style:style style:name="P727" style:family="paragraph" style:parent-style-name="Table_20_Contents">
      <style:text-properties officeooo:paragraph-rsid="002fe77d"/>
    </style:style>
    <style:style style:name="P728" style:family="paragraph" style:parent-style-name="Table_20_Contents">
      <style:text-properties officeooo:rsid="002aa739" officeooo:paragraph-rsid="002aa739"/>
    </style:style>
    <style:style style:name="P729" style:family="paragraph" style:parent-style-name="Table_20_Contents">
      <style:text-properties officeooo:rsid="002c7ec2" officeooo:paragraph-rsid="002c7ec2"/>
    </style:style>
    <style:style style:name="P730" style:family="paragraph" style:parent-style-name="Table_20_Contents">
      <style:text-properties officeooo:rsid="002e425f" officeooo:paragraph-rsid="002e425f"/>
    </style:style>
    <style:style style:name="P731" style:family="paragraph" style:parent-style-name="Table_20_Contents">
      <style:text-properties officeooo:rsid="002fe77d" officeooo:paragraph-rsid="002fe77d"/>
    </style:style>
    <style:style style:name="P732" style:family="paragraph" style:parent-style-name="Table_20_Contents">
      <style:text-properties officeooo:rsid="00300b56" officeooo:paragraph-rsid="00300b56"/>
    </style:style>
    <style:style style:name="P733" style:family="paragraph" style:parent-style-name="Table_20_Contents">
      <style:text-properties officeooo:rsid="00319b59" officeooo:paragraph-rsid="00319b59"/>
    </style:style>
    <style:style style:name="P734" style:family="paragraph" style:parent-style-name="Table_20_Contents">
      <style:text-properties officeooo:rsid="003274f3" officeooo:paragraph-rsid="003274f3"/>
    </style:style>
    <style:style style:name="P735" style:family="paragraph" style:parent-style-name="Table_20_Contents">
      <style:text-properties officeooo:rsid="003274f3" officeooo:paragraph-rsid="006d0df6"/>
    </style:style>
    <style:style style:name="P736" style:family="paragraph" style:parent-style-name="Table_20_Contents">
      <style:text-properties officeooo:paragraph-rsid="0041fc43"/>
    </style:style>
    <style:style style:name="P737" style:family="paragraph" style:parent-style-name="Table_20_Contents">
      <style:text-properties officeooo:rsid="00336c24" officeooo:paragraph-rsid="00336c24"/>
    </style:style>
    <style:style style:name="P738" style:family="paragraph" style:parent-style-name="Table_20_Contents">
      <style:text-properties officeooo:rsid="00351ae0" officeooo:paragraph-rsid="00351ae0"/>
    </style:style>
    <style:style style:name="P739" style:family="paragraph" style:parent-style-name="Table_20_Contents">
      <style:text-properties officeooo:rsid="00359246" officeooo:paragraph-rsid="00359246"/>
    </style:style>
    <style:style style:name="P740" style:family="paragraph" style:parent-style-name="Table_20_Contents">
      <style:text-properties officeooo:rsid="0037aea3" officeooo:paragraph-rsid="0037aea3"/>
    </style:style>
    <style:style style:name="P741" style:family="paragraph" style:parent-style-name="Table_20_Contents">
      <style:text-properties officeooo:rsid="0039581a" officeooo:paragraph-rsid="0039581a"/>
    </style:style>
    <style:style style:name="P742" style:family="paragraph" style:parent-style-name="Table_20_Contents">
      <style:text-properties officeooo:rsid="003b55b3" officeooo:paragraph-rsid="003b55b3"/>
    </style:style>
    <style:style style:name="P743" style:family="paragraph" style:parent-style-name="Table_20_Contents">
      <style:text-properties officeooo:rsid="003b55b3" officeooo:paragraph-rsid="003c57ca"/>
    </style:style>
    <style:style style:name="P744" style:family="paragraph" style:parent-style-name="Table_20_Contents">
      <style:text-properties officeooo:rsid="003c57ca" officeooo:paragraph-rsid="003c57ca"/>
    </style:style>
    <style:style style:name="P745" style:family="paragraph" style:parent-style-name="Table_20_Contents">
      <style:text-properties officeooo:rsid="003d4040" officeooo:paragraph-rsid="003d4040"/>
    </style:style>
    <style:style style:name="P746" style:family="paragraph" style:parent-style-name="Table_20_Contents">
      <style:text-properties officeooo:rsid="003e1c29" officeooo:paragraph-rsid="003e1c29"/>
    </style:style>
    <style:style style:name="P747" style:family="paragraph" style:parent-style-name="Table_20_Contents">
      <style:text-properties officeooo:rsid="003eb328" officeooo:paragraph-rsid="003eb328"/>
    </style:style>
    <style:style style:name="P748" style:family="paragraph" style:parent-style-name="Table_20_Contents">
      <style:text-properties officeooo:rsid="00409fb2" officeooo:paragraph-rsid="00409fb2"/>
    </style:style>
    <style:style style:name="P749" style:family="paragraph" style:parent-style-name="Table_20_Contents">
      <style:text-properties officeooo:rsid="0041fc43" officeooo:paragraph-rsid="0041fc43"/>
    </style:style>
    <style:style style:name="P750" style:family="paragraph" style:parent-style-name="Table_20_Contents">
      <style:text-properties officeooo:rsid="004302c6" officeooo:paragraph-rsid="004302c6"/>
    </style:style>
    <style:style style:name="P751" style:family="paragraph" style:parent-style-name="Table_20_Contents">
      <style:text-properties officeooo:rsid="00448b1f" officeooo:paragraph-rsid="00448b1f"/>
    </style:style>
    <style:style style:name="P752" style:family="paragraph" style:parent-style-name="Table_20_Contents">
      <style:text-properties officeooo:rsid="00457af7" officeooo:paragraph-rsid="00457af7"/>
    </style:style>
    <style:style style:name="P753" style:family="paragraph" style:parent-style-name="Table_20_Contents">
      <style:text-properties officeooo:rsid="00458dd4" officeooo:paragraph-rsid="00458dd4"/>
    </style:style>
    <style:style style:name="P754" style:family="paragraph" style:parent-style-name="Table_20_Contents">
      <style:text-properties officeooo:rsid="00460564" officeooo:paragraph-rsid="00460564"/>
    </style:style>
    <style:style style:name="P755" style:family="paragraph" style:parent-style-name="Table_20_Contents">
      <style:text-properties officeooo:rsid="00470063" officeooo:paragraph-rsid="00470063"/>
    </style:style>
    <style:style style:name="P756" style:family="paragraph" style:parent-style-name="Table_20_Contents">
      <style:text-properties officeooo:paragraph-rsid="004a2ebd"/>
    </style:style>
    <style:style style:name="P757" style:family="paragraph" style:parent-style-name="Table_20_Contents">
      <style:text-properties officeooo:rsid="00482ce7" officeooo:paragraph-rsid="00482ce7"/>
    </style:style>
    <style:style style:name="P758" style:family="paragraph" style:parent-style-name="Table_20_Contents">
      <style:text-properties officeooo:rsid="00486e09" officeooo:paragraph-rsid="00486e09"/>
    </style:style>
    <style:style style:name="P759" style:family="paragraph" style:parent-style-name="Table_20_Contents">
      <style:text-properties officeooo:rsid="004a2ebd" officeooo:paragraph-rsid="004a2ebd"/>
    </style:style>
    <style:style style:name="P760" style:family="paragraph" style:parent-style-name="Table_20_Contents">
      <style:text-properties officeooo:rsid="004c2668" officeooo:paragraph-rsid="004c2668"/>
    </style:style>
    <style:style style:name="P761" style:family="paragraph" style:parent-style-name="Table_20_Contents">
      <style:text-properties officeooo:rsid="004e5749" officeooo:paragraph-rsid="004e5749"/>
    </style:style>
    <style:style style:name="P762" style:family="paragraph" style:parent-style-name="Table_20_Contents">
      <style:text-properties officeooo:rsid="004f6ee4" officeooo:paragraph-rsid="004f6ee4"/>
    </style:style>
    <style:style style:name="P763" style:family="paragraph" style:parent-style-name="Table_20_Contents">
      <style:text-properties officeooo:rsid="00504e75" officeooo:paragraph-rsid="00504e75"/>
    </style:style>
    <style:style style:name="P764" style:family="paragraph" style:parent-style-name="Table_20_Contents">
      <style:text-properties officeooo:rsid="0051e898" officeooo:paragraph-rsid="0051e898"/>
    </style:style>
    <style:style style:name="P765" style:family="paragraph" style:parent-style-name="Table_20_Contents">
      <style:text-properties officeooo:rsid="00538d9d" officeooo:paragraph-rsid="00538d9d"/>
    </style:style>
    <style:style style:name="P766" style:family="paragraph" style:parent-style-name="Table_20_Contents">
      <style:text-properties officeooo:paragraph-rsid="005c5d24"/>
    </style:style>
    <style:style style:name="P767" style:family="paragraph" style:parent-style-name="Table_20_Contents">
      <style:text-properties officeooo:rsid="005550af" officeooo:paragraph-rsid="005550af"/>
    </style:style>
    <style:style style:name="P768" style:family="paragraph" style:parent-style-name="Table_20_Contents">
      <style:text-properties officeooo:rsid="00561828" officeooo:paragraph-rsid="00561828"/>
    </style:style>
    <style:style style:name="P769" style:family="paragraph" style:parent-style-name="Table_20_Contents">
      <style:text-properties officeooo:rsid="00561eff" officeooo:paragraph-rsid="00561eff"/>
    </style:style>
    <style:style style:name="P770" style:family="paragraph" style:parent-style-name="Table_20_Contents">
      <style:text-properties officeooo:rsid="00580f13" officeooo:paragraph-rsid="00580f13"/>
    </style:style>
    <style:style style:name="P771" style:family="paragraph" style:parent-style-name="Table_20_Contents">
      <style:text-properties officeooo:rsid="005817af" officeooo:paragraph-rsid="005817af"/>
    </style:style>
    <style:style style:name="P772" style:family="paragraph" style:parent-style-name="Table_20_Contents">
      <style:text-properties officeooo:rsid="00587a32" officeooo:paragraph-rsid="00587a32"/>
    </style:style>
    <style:style style:name="P773" style:family="paragraph" style:parent-style-name="Table_20_Contents">
      <style:text-properties officeooo:rsid="005a7189" officeooo:paragraph-rsid="005a7189"/>
    </style:style>
    <style:style style:name="P774" style:family="paragraph" style:parent-style-name="Table_20_Contents">
      <style:text-properties officeooo:rsid="005c5d24" officeooo:paragraph-rsid="005c5d24"/>
    </style:style>
    <style:style style:name="P775" style:family="paragraph" style:parent-style-name="Table_20_Contents">
      <style:text-properties officeooo:rsid="005cba42" officeooo:paragraph-rsid="005cba42"/>
    </style:style>
    <style:style style:name="P776" style:family="paragraph" style:parent-style-name="Table_20_Contents">
      <style:text-properties officeooo:rsid="005e71da" officeooo:paragraph-rsid="005e71da"/>
    </style:style>
    <style:style style:name="P777" style:family="paragraph" style:parent-style-name="Table_20_Contents">
      <style:text-properties officeooo:rsid="0061a7a0" officeooo:paragraph-rsid="0061a7a0"/>
    </style:style>
    <style:style style:name="P778" style:family="paragraph" style:parent-style-name="Table_20_Contents">
      <style:text-properties officeooo:rsid="006354ae" officeooo:paragraph-rsid="006354ae"/>
    </style:style>
    <style:style style:name="P779" style:family="paragraph" style:parent-style-name="Table_20_Contents">
      <style:text-properties officeooo:rsid="0063df1c" officeooo:paragraph-rsid="0063df1c"/>
    </style:style>
    <style:style style:name="P780" style:family="paragraph" style:parent-style-name="Table_20_Contents">
      <style:text-properties officeooo:rsid="0063e7f5" officeooo:paragraph-rsid="0063e7f5"/>
    </style:style>
    <style:style style:name="P781" style:family="paragraph" style:parent-style-name="Table_20_Contents">
      <style:text-properties officeooo:rsid="0065a27d" officeooo:paragraph-rsid="0065a27d"/>
    </style:style>
    <style:style style:name="P782" style:family="paragraph" style:parent-style-name="Table_20_Contents">
      <style:text-properties officeooo:rsid="0065f4ec" officeooo:paragraph-rsid="0065f4ec"/>
    </style:style>
    <style:style style:name="P783" style:family="paragraph" style:parent-style-name="Table_20_Contents">
      <style:text-properties officeooo:rsid="00669c13" officeooo:paragraph-rsid="00669c13"/>
    </style:style>
    <style:style style:name="P784" style:family="paragraph" style:parent-style-name="Table_20_Contents">
      <style:text-properties officeooo:paragraph-rsid="0068e4d0"/>
    </style:style>
    <style:style style:name="P785" style:family="paragraph" style:parent-style-name="Table_20_Contents">
      <style:text-properties officeooo:rsid="00678280" officeooo:paragraph-rsid="00678280"/>
    </style:style>
    <style:style style:name="P786" style:family="paragraph" style:parent-style-name="Table_20_Contents">
      <style:text-properties officeooo:rsid="0068e4d0" officeooo:paragraph-rsid="0068e4d0"/>
    </style:style>
    <style:style style:name="P787" style:family="paragraph" style:parent-style-name="Table_20_Contents">
      <style:text-properties officeooo:rsid="0069062b" officeooo:paragraph-rsid="0069062b"/>
    </style:style>
    <style:style style:name="P788" style:family="paragraph" style:parent-style-name="Table_20_Contents">
      <style:text-properties officeooo:rsid="006a3409" officeooo:paragraph-rsid="006a3409"/>
    </style:style>
    <style:style style:name="P789" style:family="paragraph" style:parent-style-name="Table_20_Contents">
      <style:text-properties officeooo:rsid="006ad3b7" officeooo:paragraph-rsid="006ad3b7"/>
    </style:style>
    <style:style style:name="P790" style:family="paragraph" style:parent-style-name="Table_20_Contents">
      <style:text-properties officeooo:rsid="006b7443" officeooo:paragraph-rsid="006b7443"/>
    </style:style>
    <style:style style:name="P791" style:family="paragraph" style:parent-style-name="Table_20_Contents">
      <style:text-properties officeooo:rsid="006d0df6" officeooo:paragraph-rsid="006d0df6"/>
    </style:style>
    <style:style style:name="P792" style:family="paragraph" style:parent-style-name="Table_20_Contents">
      <style:text-properties officeooo:rsid="006d651c" officeooo:paragraph-rsid="006d651c"/>
    </style:style>
    <style:style style:name="P793" style:family="paragraph" style:parent-style-name="Table_20_Contents">
      <style:text-properties officeooo:rsid="006eec5f" officeooo:paragraph-rsid="006eec5f"/>
    </style:style>
    <style:style style:name="P794" style:family="paragraph" style:parent-style-name="Table_20_Contents">
      <style:text-properties officeooo:rsid="006fc44f" officeooo:paragraph-rsid="006fc44f"/>
    </style:style>
    <style:style style:name="P795" style:family="paragraph" style:parent-style-name="Table_20_Contents">
      <style:text-properties officeooo:rsid="0071327a" officeooo:paragraph-rsid="0071327a"/>
    </style:style>
    <style:style style:name="P796" style:family="paragraph" style:parent-style-name="Table_20_Contents">
      <style:text-properties officeooo:rsid="00716ae9" officeooo:paragraph-rsid="00716ae9"/>
    </style:style>
    <style:style style:name="P797" style:family="paragraph" style:parent-style-name="Table_20_Contents">
      <style:text-properties officeooo:rsid="0071fc2c" officeooo:paragraph-rsid="0071fc2c"/>
    </style:style>
    <style:style style:name="P798" style:family="paragraph" style:parent-style-name="Table_20_Contents">
      <style:text-properties officeooo:rsid="00736752" officeooo:paragraph-rsid="00736752"/>
    </style:style>
    <style:style style:name="P799" style:family="paragraph" style:parent-style-name="Table_20_Contents">
      <style:text-properties officeooo:rsid="0073f860" officeooo:paragraph-rsid="0073f860"/>
    </style:style>
    <style:style style:name="P800" style:family="paragraph" style:parent-style-name="Table_20_Contents">
      <style:text-properties officeooo:rsid="00757ccf" officeooo:paragraph-rsid="00757ccf"/>
    </style:style>
    <style:style style:name="P801" style:family="paragraph" style:parent-style-name="Table_20_Contents">
      <style:text-properties officeooo:rsid="0075ef47" officeooo:paragraph-rsid="0075ef47"/>
    </style:style>
    <style:style style:name="P802" style:family="paragraph" style:parent-style-name="Table_20_Contents">
      <style:text-properties officeooo:rsid="0076bcec" officeooo:paragraph-rsid="0076bcec"/>
    </style:style>
    <style:style style:name="P803" style:family="paragraph" style:parent-style-name="Table_20_Contents">
      <style:text-properties officeooo:rsid="0077d0c4" officeooo:paragraph-rsid="0077d0c4"/>
    </style:style>
    <style:style style:name="P804" style:family="paragraph" style:parent-style-name="Table_20_Contents">
      <style:text-properties officeooo:rsid="00785cf4" officeooo:paragraph-rsid="00785cf4"/>
    </style:style>
    <style:style style:name="P805" style:family="paragraph" style:parent-style-name="Table_20_Contents">
      <style:text-properties officeooo:rsid="0079aecc" officeooo:paragraph-rsid="0079aecc"/>
    </style:style>
    <style:style style:name="P806" style:family="paragraph" style:parent-style-name="Table_20_Contents">
      <style:text-properties officeooo:rsid="007a4b2f" officeooo:paragraph-rsid="007a4b2f"/>
    </style:style>
    <style:style style:name="P807" style:family="paragraph" style:parent-style-name="Table_20_Contents">
      <style:text-properties officeooo:rsid="007a831d" officeooo:paragraph-rsid="007a831d"/>
    </style:style>
    <style:style style:name="P808" style:family="paragraph" style:parent-style-name="Table_20_Contents">
      <style:text-properties officeooo:rsid="007c2bc9" officeooo:paragraph-rsid="007c2bc9"/>
    </style:style>
    <style:style style:name="P809" style:family="paragraph" style:parent-style-name="Table_20_Contents">
      <style:text-properties officeooo:rsid="007d0bd8" officeooo:paragraph-rsid="007d0bd8"/>
    </style:style>
    <style:style style:name="P810" style:family="paragraph" style:parent-style-name="Table_20_Contents">
      <style:text-properties officeooo:rsid="007edc22" officeooo:paragraph-rsid="007edc22"/>
    </style:style>
    <style:style style:name="P811" style:family="paragraph" style:parent-style-name="Table_20_Contents">
      <style:text-properties officeooo:rsid="007ef847" officeooo:paragraph-rsid="007ef847"/>
    </style:style>
    <style:style style:name="P812" style:family="paragraph" style:parent-style-name="Table_20_Contents">
      <style:text-properties officeooo:rsid="00815661" officeooo:paragraph-rsid="00815661"/>
    </style:style>
    <style:style style:name="P813" style:family="paragraph" style:parent-style-name="Table_20_Contents">
      <style:text-properties officeooo:rsid="0082009c" officeooo:paragraph-rsid="0082009c"/>
    </style:style>
    <style:style style:name="P814" style:family="paragraph" style:parent-style-name="Table_20_Contents">
      <style:text-properties officeooo:rsid="0083d91f" officeooo:paragraph-rsid="0083d91f"/>
    </style:style>
    <style:style style:name="P815" style:family="paragraph" style:parent-style-name="Table_20_Contents">
      <style:text-properties officeooo:rsid="0085721f" officeooo:paragraph-rsid="0085721f"/>
    </style:style>
    <style:style style:name="P816" style:family="paragraph" style:parent-style-name="Table_20_Contents">
      <style:text-properties officeooo:rsid="0086348e" officeooo:paragraph-rsid="0086348e"/>
    </style:style>
    <style:style style:name="P817" style:family="paragraph" style:parent-style-name="Table_20_Contents">
      <style:text-properties officeooo:rsid="0086b39e" officeooo:paragraph-rsid="0086b39e"/>
    </style:style>
    <style:style style:name="P818" style:family="paragraph" style:parent-style-name="Table_20_Contents">
      <style:text-properties officeooo:rsid="00890808" officeooo:paragraph-rsid="00890808"/>
    </style:style>
    <style:style style:name="P819" style:family="paragraph" style:parent-style-name="Table_20_Contents">
      <style:text-properties officeooo:rsid="008b9ccb" officeooo:paragraph-rsid="008b9ccb"/>
    </style:style>
    <style:style style:name="P820" style:family="paragraph" style:parent-style-name="Table_20_Contents">
      <style:text-properties officeooo:rsid="008ce6a2" officeooo:paragraph-rsid="008ce6a2"/>
    </style:style>
    <style:style style:name="P821" style:family="paragraph" style:parent-style-name="Table_20_Contents">
      <style:text-properties officeooo:rsid="008d43ba" officeooo:paragraph-rsid="008d43ba"/>
    </style:style>
    <style:style style:name="P822" style:family="paragraph" style:parent-style-name="Table_20_Contents">
      <style:text-properties officeooo:rsid="008e2300" officeooo:paragraph-rsid="008e2300"/>
    </style:style>
    <style:style style:name="P823" style:family="paragraph" style:parent-style-name="Table_20_Contents">
      <style:text-properties officeooo:rsid="008f1528" officeooo:paragraph-rsid="008f1528"/>
    </style:style>
    <style:style style:name="P824" style:family="paragraph" style:parent-style-name="Table_20_Contents">
      <style:text-properties officeooo:rsid="008f577c" officeooo:paragraph-rsid="008f577c"/>
    </style:style>
    <style:style style:name="P825" style:family="paragraph" style:parent-style-name="Table_20_Contents">
      <style:text-properties officeooo:rsid="009059ec" officeooo:paragraph-rsid="009059ec"/>
    </style:style>
    <style:style style:name="P826" style:family="paragraph" style:parent-style-name="Table_20_Contents">
      <style:text-properties officeooo:rsid="00908d6f" officeooo:paragraph-rsid="00908d6f"/>
    </style:style>
    <style:style style:name="P827" style:family="paragraph" style:parent-style-name="Table_20_Contents">
      <style:text-properties officeooo:rsid="0091a2f0" officeooo:paragraph-rsid="0091a2f0"/>
    </style:style>
    <style:style style:name="P828" style:family="paragraph" style:parent-style-name="Table_20_Contents">
      <style:text-properties officeooo:rsid="00944950" officeooo:paragraph-rsid="00944950"/>
    </style:style>
    <style:style style:name="P829" style:family="paragraph" style:parent-style-name="Table_20_Contents">
      <style:text-properties officeooo:rsid="0094ad8d" officeooo:paragraph-rsid="0094ad8d"/>
    </style:style>
    <style:style style:name="P830" style:family="paragraph" style:parent-style-name="Table_20_Contents">
      <style:text-properties officeooo:rsid="0096806b" officeooo:paragraph-rsid="0096806b"/>
    </style:style>
    <style:style style:name="P831" style:family="paragraph" style:parent-style-name="Table_20_Contents">
      <style:text-properties officeooo:rsid="0098224a" officeooo:paragraph-rsid="0098224a"/>
    </style:style>
    <style:style style:name="P832" style:family="paragraph" style:parent-style-name="Table_20_Contents">
      <style:text-properties officeooo:rsid="001872f1" officeooo:paragraph-rsid="00174428"/>
    </style:style>
    <style:style style:name="P833" style:family="paragraph" style:parent-style-name="Table_20_Contents">
      <style:text-properties officeooo:rsid="003a511f" officeooo:paragraph-rsid="003b55b3"/>
    </style:style>
    <style:style style:name="P834" style:family="paragraph" style:parent-style-name="Table_20_Contents">
      <style:text-properties officeooo:rsid="009baa7f" officeooo:paragraph-rsid="009baa7f"/>
    </style:style>
    <style:style style:name="P835" style:family="paragraph" style:parent-style-name="Table_20_Contents">
      <style:text-properties officeooo:rsid="009da75f" officeooo:paragraph-rsid="009da75f"/>
    </style:style>
    <style:style style:name="P836" style:family="paragraph" style:parent-style-name="Table_20_Contents">
      <style:text-properties officeooo:rsid="009e7a15" officeooo:paragraph-rsid="009e7a15"/>
    </style:style>
    <style:style style:name="P837" style:family="paragraph" style:parent-style-name="Table_20_Contents">
      <style:text-properties officeooo:rsid="009fbca1" officeooo:paragraph-rsid="009fbca1"/>
    </style:style>
    <style:style style:name="P838" style:family="paragraph" style:parent-style-name="Table_20_Contents">
      <style:text-properties officeooo:rsid="00a0afcf" officeooo:paragraph-rsid="00a0afcf"/>
    </style:style>
    <style:style style:name="P839" style:family="paragraph" style:parent-style-name="Table_20_Contents">
      <style:text-properties officeooo:rsid="00a27b0e" officeooo:paragraph-rsid="00a27b0e"/>
    </style:style>
    <style:style style:name="P840" style:family="paragraph" style:parent-style-name="Table_20_Contents">
      <style:text-properties officeooo:rsid="00a3e98f" officeooo:paragraph-rsid="00a3e98f"/>
    </style:style>
    <style:style style:name="P841" style:family="paragraph" style:parent-style-name="Table_20_Contents">
      <style:text-properties officeooo:rsid="00a5cb42" officeooo:paragraph-rsid="00a5cb42"/>
    </style:style>
    <style:style style:name="P842" style:family="paragraph" style:parent-style-name="Table_20_Contents">
      <style:text-properties officeooo:rsid="00a78bc6" officeooo:paragraph-rsid="00a78bc6"/>
    </style:style>
    <style:style style:name="P843" style:family="paragraph" style:parent-style-name="Table_20_Contents">
      <style:text-properties officeooo:rsid="00a8bf74" officeooo:paragraph-rsid="00a8bf74"/>
    </style:style>
    <style:style style:name="P844" style:family="paragraph" style:parent-style-name="Table_20_Contents">
      <style:text-properties officeooo:rsid="00abaf02" officeooo:paragraph-rsid="00abaf02"/>
    </style:style>
    <style:style style:name="P845" style:family="paragraph" style:parent-style-name="Table_20_Contents">
      <style:text-properties officeooo:rsid="00ad47c9" officeooo:paragraph-rsid="00ad47c9"/>
    </style:style>
    <style:style style:name="P846" style:family="paragraph" style:parent-style-name="Table_20_Contents">
      <style:text-properties officeooo:rsid="00af03b1" officeooo:paragraph-rsid="00af03b1"/>
    </style:style>
    <style:style style:name="P847" style:family="paragraph" style:parent-style-name="Table_20_Contents">
      <style:text-properties officeooo:rsid="00b01b77" officeooo:paragraph-rsid="00b01b77"/>
    </style:style>
    <style:style style:name="P848" style:family="paragraph" style:parent-style-name="Table_20_Contents">
      <style:text-properties officeooo:rsid="00b15789" officeooo:paragraph-rsid="00b15789"/>
    </style:style>
    <style:style style:name="P849" style:family="paragraph" style:parent-style-name="Table_20_Contents">
      <style:text-properties officeooo:rsid="00b30261" officeooo:paragraph-rsid="00b30261"/>
    </style:style>
    <style:style style:name="P850" style:family="paragraph" style:parent-style-name="Table_20_Contents">
      <style:text-properties officeooo:rsid="00b833e7" officeooo:paragraph-rsid="00b833e7"/>
    </style:style>
    <style:style style:name="P851" style:family="paragraph" style:parent-style-name="Table_20_Contents">
      <style:text-properties officeooo:rsid="00b9abd6" officeooo:paragraph-rsid="00b9abd6"/>
    </style:style>
    <style:style style:name="P852" style:family="paragraph" style:parent-style-name="Table_20_Contents">
      <style:text-properties officeooo:rsid="00bafc0f" officeooo:paragraph-rsid="00bafc0f"/>
    </style:style>
    <style:style style:name="P853" style:family="paragraph" style:parent-style-name="Table_20_Contents">
      <style:text-properties officeooo:rsid="00bbdacf" officeooo:paragraph-rsid="00bbdacf"/>
    </style:style>
    <style:style style:name="P854" style:family="paragraph" style:parent-style-name="Table_20_Contents">
      <style:text-properties officeooo:rsid="00bcd536" officeooo:paragraph-rsid="00bcd536"/>
    </style:style>
    <style:style style:name="P855" style:family="paragraph" style:parent-style-name="Table_20_Contents">
      <style:text-properties officeooo:rsid="00bd648d" officeooo:paragraph-rsid="00bd648d"/>
    </style:style>
    <style:style style:name="P856" style:family="paragraph" style:parent-style-name="Table_20_Contents">
      <style:text-properties officeooo:rsid="00bd96e4" officeooo:paragraph-rsid="00bd96e4"/>
    </style:style>
    <style:style style:name="P857" style:family="paragraph" style:parent-style-name="Table_20_Contents">
      <style:text-properties officeooo:rsid="00bf6746" officeooo:paragraph-rsid="00bf6746"/>
    </style:style>
    <style:style style:name="P858" style:family="paragraph" style:parent-style-name="Table_20_Contents">
      <style:text-properties officeooo:rsid="00c0c3b0" officeooo:paragraph-rsid="00c0c3b0"/>
    </style:style>
    <style:style style:name="P859" style:family="paragraph" style:parent-style-name="Table_20_Contents">
      <style:text-properties officeooo:rsid="00c12a74" officeooo:paragraph-rsid="00c12a74"/>
    </style:style>
    <style:style style:name="P860" style:family="paragraph" style:parent-style-name="Table_20_Contents">
      <style:text-properties officeooo:rsid="00c320a2" officeooo:paragraph-rsid="00c320a2"/>
    </style:style>
    <style:style style:name="P861" style:family="paragraph" style:parent-style-name="Table_20_Contents">
      <style:text-properties officeooo:rsid="00c491bc" officeooo:paragraph-rsid="00c491bc"/>
    </style:style>
    <style:style style:name="P862" style:family="paragraph" style:parent-style-name="Table_20_Contents">
      <style:text-properties officeooo:rsid="00c65b14" officeooo:paragraph-rsid="00c65b14"/>
    </style:style>
    <style:style style:name="P863" style:family="paragraph" style:parent-style-name="Table_20_Contents">
      <style:text-properties officeooo:rsid="00c8de99" officeooo:paragraph-rsid="00c8de99"/>
    </style:style>
    <style:style style:name="P864" style:family="paragraph" style:parent-style-name="Table_20_Contents">
      <style:text-properties officeooo:rsid="00ca3571" officeooo:paragraph-rsid="00ca3571"/>
    </style:style>
    <style:style style:name="P865" style:family="paragraph" style:parent-style-name="Table_20_Contents">
      <style:text-properties officeooo:rsid="00cba6b5" officeooo:paragraph-rsid="00cba6b5"/>
    </style:style>
    <style:style style:name="P866" style:family="paragraph" style:parent-style-name="Table_20_Contents">
      <style:text-properties officeooo:rsid="00cc11a7" officeooo:paragraph-rsid="00cc11a7"/>
    </style:style>
    <style:style style:name="P867" style:family="paragraph" style:parent-style-name="Table_20_Contents">
      <style:text-properties officeooo:rsid="00cd0406" officeooo:paragraph-rsid="00cd0406"/>
    </style:style>
    <style:style style:name="P868" style:family="paragraph" style:parent-style-name="Table_20_Contents">
      <style:text-properties officeooo:rsid="00cdc07a" officeooo:paragraph-rsid="00cdc07a"/>
    </style:style>
    <style:style style:name="P869" style:family="paragraph" style:parent-style-name="Table_20_Contents">
      <style:text-properties officeooo:rsid="00ce8a9d" officeooo:paragraph-rsid="00cea373"/>
    </style:style>
    <style:style style:name="P870" style:family="paragraph" style:parent-style-name="Table_20_Contents">
      <style:text-properties officeooo:rsid="00cea373" officeooo:paragraph-rsid="00cea373"/>
    </style:style>
    <style:style style:name="P871" style:family="paragraph" style:parent-style-name="Table_20_Contents">
      <style:text-properties officeooo:rsid="00cfbaa8" officeooo:paragraph-rsid="00cfbaa8"/>
    </style:style>
    <style:style style:name="P872" style:family="paragraph" style:parent-style-name="Table_20_Contents">
      <style:text-properties officeooo:rsid="00d107eb" officeooo:paragraph-rsid="00d107eb"/>
    </style:style>
    <style:style style:name="P873" style:family="paragraph" style:parent-style-name="Table_20_Contents">
      <style:text-properties officeooo:rsid="00d18b36" officeooo:paragraph-rsid="00d18b36"/>
    </style:style>
    <style:style style:name="P874" style:family="paragraph" style:parent-style-name="Table_20_Contents">
      <style:text-properties officeooo:rsid="00d28458" officeooo:paragraph-rsid="00d28458"/>
    </style:style>
    <style:style style:name="P875" style:family="paragraph" style:parent-style-name="Table_20_Contents">
      <style:text-properties officeooo:rsid="00d47500" officeooo:paragraph-rsid="00d47500"/>
    </style:style>
    <style:style style:name="P876" style:family="paragraph" style:parent-style-name="Table_20_Contents">
      <style:text-properties officeooo:rsid="00d52790" officeooo:paragraph-rsid="00d52790"/>
    </style:style>
    <style:style style:name="P877" style:family="paragraph" style:parent-style-name="Table_20_Contents">
      <style:text-properties officeooo:rsid="00d6eb11" officeooo:paragraph-rsid="00d6eb11"/>
    </style:style>
    <style:style style:name="P878" style:family="paragraph" style:parent-style-name="Table_20_Contents">
      <style:text-properties officeooo:rsid="00d7ab91" officeooo:paragraph-rsid="00d7ab91"/>
    </style:style>
    <style:style style:name="P879" style:family="paragraph" style:parent-style-name="Table_20_Contents">
      <style:text-properties officeooo:rsid="00d8ddee" officeooo:paragraph-rsid="00d8ddee"/>
    </style:style>
    <style:style style:name="P880" style:family="paragraph" style:parent-style-name="Table_20_Contents">
      <style:text-properties officeooo:rsid="00d9c619" officeooo:paragraph-rsid="00d9c619"/>
    </style:style>
    <style:style style:name="P881" style:family="paragraph" style:parent-style-name="Table_20_Contents">
      <style:text-properties officeooo:rsid="00da2a6a" officeooo:paragraph-rsid="00da2a6a"/>
    </style:style>
    <style:style style:name="P882" style:family="paragraph" style:parent-style-name="Table_20_Contents">
      <style:text-properties officeooo:rsid="00dbbb0a" officeooo:paragraph-rsid="00dbbb0a"/>
    </style:style>
    <style:style style:name="P883" style:family="paragraph" style:parent-style-name="Table_20_Contents">
      <style:text-properties officeooo:rsid="00dccd9e" officeooo:paragraph-rsid="00dccd9e"/>
    </style:style>
    <style:style style:name="P884" style:family="paragraph" style:parent-style-name="Table_20_Contents">
      <style:text-properties officeooo:rsid="00de3183" officeooo:paragraph-rsid="00de3183"/>
    </style:style>
    <style:style style:name="P885" style:family="paragraph" style:parent-style-name="Table_20_Contents">
      <style:text-properties officeooo:rsid="00df37e2" officeooo:paragraph-rsid="00df37e2"/>
    </style:style>
    <style:style style:name="P886" style:family="paragraph" style:parent-style-name="Table_20_Contents">
      <style:text-properties officeooo:rsid="00e0dbdf" officeooo:paragraph-rsid="00e0dbdf"/>
    </style:style>
    <style:style style:name="P887" style:family="paragraph" style:parent-style-name="Table_20_Contents">
      <style:text-properties officeooo:rsid="00e11a20" officeooo:paragraph-rsid="00e11a20"/>
    </style:style>
    <style:style style:name="P888" style:family="paragraph" style:parent-style-name="Table_20_Contents">
      <style:text-properties officeooo:rsid="00e25d74" officeooo:paragraph-rsid="00e25d74"/>
    </style:style>
    <style:style style:name="P889" style:family="paragraph" style:parent-style-name="Table_20_Contents">
      <style:text-properties officeooo:rsid="00e3a846" officeooo:paragraph-rsid="00e3a846"/>
    </style:style>
    <style:style style:name="P890" style:family="paragraph" style:parent-style-name="Table_20_Contents">
      <style:text-properties officeooo:rsid="00e69136" officeooo:paragraph-rsid="00e69136"/>
    </style:style>
    <style:style style:name="P891" style:family="paragraph" style:parent-style-name="Table_20_Contents">
      <style:text-properties officeooo:rsid="00e865d8" officeooo:paragraph-rsid="00e865d8"/>
    </style:style>
    <style:style style:name="P892" style:family="paragraph" style:parent-style-name="Table_20_Contents">
      <style:text-properties officeooo:rsid="00e958a2" officeooo:paragraph-rsid="00e958a2"/>
    </style:style>
    <style:style style:name="P893" style:family="paragraph" style:parent-style-name="Table_20_Contents">
      <style:text-properties officeooo:rsid="00ea675c" officeooo:paragraph-rsid="00ea675c"/>
    </style:style>
    <style:style style:name="P894" style:family="paragraph" style:parent-style-name="Table_20_Contents">
      <style:text-properties officeooo:rsid="00ec588c" officeooo:paragraph-rsid="00ec588c"/>
    </style:style>
    <style:style style:name="P895" style:family="paragraph" style:parent-style-name="Table_20_Contents">
      <style:text-properties officeooo:rsid="00eda1ff" officeooo:paragraph-rsid="00eda1ff"/>
    </style:style>
    <style:style style:name="P896" style:family="paragraph" style:parent-style-name="Table_20_Contents">
      <style:text-properties officeooo:rsid="00ef46db" officeooo:paragraph-rsid="00ef46db"/>
    </style:style>
    <style:style style:name="P897" style:family="paragraph" style:parent-style-name="Table_20_Contents">
      <style:text-properties officeooo:rsid="00efd9c5" officeooo:paragraph-rsid="00efd9c5"/>
    </style:style>
    <style:style style:name="P898" style:family="paragraph" style:parent-style-name="Table_20_Contents">
      <style:text-properties officeooo:rsid="00f248cd" officeooo:paragraph-rsid="00f248cd"/>
    </style:style>
    <style:style style:name="P899" style:family="paragraph" style:parent-style-name="Table_20_Contents">
      <style:text-properties officeooo:rsid="00f41969" officeooo:paragraph-rsid="00f41969"/>
    </style:style>
    <style:style style:name="P900" style:family="paragraph" style:parent-style-name="Table_20_Contents">
      <style:text-properties officeooo:rsid="00f4fe91" officeooo:paragraph-rsid="00f4fe91"/>
    </style:style>
    <style:style style:name="P901" style:family="paragraph" style:parent-style-name="Table_20_Contents">
      <style:text-properties officeooo:rsid="00f68b2c" officeooo:paragraph-rsid="00f68b2c"/>
    </style:style>
    <style:style style:name="P902" style:family="paragraph" style:parent-style-name="Table_20_Contents">
      <style:text-properties officeooo:rsid="00f6fb3c" officeooo:paragraph-rsid="00f6fb3c"/>
    </style:style>
    <style:style style:name="P903" style:family="paragraph" style:parent-style-name="Table_20_Contents">
      <style:text-properties officeooo:rsid="00f82b18" officeooo:paragraph-rsid="00f82b18"/>
    </style:style>
    <style:style style:name="P904" style:family="paragraph" style:parent-style-name="Table_20_Contents">
      <style:text-properties officeooo:rsid="00f9c930" officeooo:paragraph-rsid="00f9c930"/>
    </style:style>
    <style:style style:name="P905" style:family="paragraph" style:parent-style-name="Table_20_Contents">
      <style:text-properties officeooo:rsid="00fa28be" officeooo:paragraph-rsid="00fa28be"/>
    </style:style>
    <style:style style:name="P906" style:family="paragraph" style:parent-style-name="Table_20_Contents">
      <style:text-properties officeooo:rsid="00fa778e" officeooo:paragraph-rsid="00fa778e"/>
    </style:style>
    <style:style style:name="P907" style:family="paragraph" style:parent-style-name="Table_20_Contents">
      <style:text-properties officeooo:rsid="00fbccdb" officeooo:paragraph-rsid="00fbccdb"/>
    </style:style>
    <style:style style:name="P908" style:family="paragraph" style:parent-style-name="Table_20_Contents">
      <style:text-properties officeooo:rsid="00fd1b70" officeooo:paragraph-rsid="00ff0909"/>
    </style:style>
    <style:style style:name="P909" style:family="paragraph" style:parent-style-name="Table_20_Contents">
      <style:text-properties officeooo:rsid="00ff0909" officeooo:paragraph-rsid="00ff0909"/>
    </style:style>
    <style:style style:name="P910" style:family="paragraph" style:parent-style-name="Table_20_Contents">
      <style:text-properties officeooo:rsid="00ffb0e5" officeooo:paragraph-rsid="00ffb0e5"/>
    </style:style>
    <style:style style:name="P911" style:family="paragraph" style:parent-style-name="Table_20_Contents">
      <style:text-properties officeooo:rsid="00fff4a7" officeooo:paragraph-rsid="00fff4a7"/>
    </style:style>
    <style:style style:name="P912" style:family="paragraph" style:parent-style-name="Table_20_Contents">
      <style:text-properties officeooo:rsid="01019099" officeooo:paragraph-rsid="01019099"/>
    </style:style>
    <style:style style:name="P913" style:family="paragraph" style:parent-style-name="Table_20_Contents">
      <style:text-properties officeooo:rsid="0101e94a" officeooo:paragraph-rsid="0101e94a"/>
    </style:style>
    <style:style style:name="P914" style:family="paragraph" style:parent-style-name="Table_20_Contents">
      <style:text-properties officeooo:rsid="010588ca" officeooo:paragraph-rsid="010588ca"/>
    </style:style>
    <style:style style:name="P915" style:family="paragraph" style:parent-style-name="Table_20_Contents">
      <style:text-properties officeooo:rsid="01072146" officeooo:paragraph-rsid="01072146"/>
    </style:style>
    <style:style style:name="P916" style:family="paragraph" style:parent-style-name="Table_20_Contents">
      <style:text-properties officeooo:rsid="0108b30e" officeooo:paragraph-rsid="0108b30e"/>
    </style:style>
    <style:style style:name="P917" style:family="paragraph" style:parent-style-name="Table_20_Contents">
      <style:text-properties officeooo:rsid="010a4cb9" officeooo:paragraph-rsid="010a4cb9"/>
    </style:style>
    <style:style style:name="P918" style:family="paragraph" style:parent-style-name="Table_20_Contents">
      <style:text-properties officeooo:rsid="010b8a68" officeooo:paragraph-rsid="010b8a68"/>
    </style:style>
    <style:style style:name="P919" style:family="paragraph" style:parent-style-name="Table_20_Contents">
      <style:text-properties officeooo:rsid="010c31f7" officeooo:paragraph-rsid="010c31f7"/>
    </style:style>
    <style:style style:name="P920" style:family="paragraph" style:parent-style-name="Table_20_Contents">
      <style:text-properties officeooo:rsid="010d164c" officeooo:paragraph-rsid="010d164c"/>
    </style:style>
    <style:style style:name="P921" style:family="paragraph" style:parent-style-name="Table_20_Contents">
      <style:text-properties officeooo:rsid="010d7eae" officeooo:paragraph-rsid="010f3d41"/>
    </style:style>
    <style:style style:name="P922" style:family="paragraph" style:parent-style-name="Table_20_Contents">
      <style:text-properties officeooo:rsid="010f3d41" officeooo:paragraph-rsid="010f3d41"/>
    </style:style>
    <style:style style:name="P923" style:family="paragraph" style:parent-style-name="Table_20_Contents">
      <style:text-properties officeooo:rsid="011121d6" officeooo:paragraph-rsid="011121d6"/>
    </style:style>
    <style:style style:name="P924" style:family="paragraph" style:parent-style-name="Table_20_Contents">
      <style:text-properties officeooo:rsid="01124726" officeooo:paragraph-rsid="01124726"/>
    </style:style>
    <style:style style:name="P925" style:family="paragraph" style:parent-style-name="Table_20_Contents">
      <style:text-properties officeooo:rsid="01128273" officeooo:paragraph-rsid="01128273"/>
    </style:style>
    <style:style style:name="P926" style:family="paragraph" style:parent-style-name="Table_20_Contents">
      <style:text-properties officeooo:rsid="0112989a" officeooo:paragraph-rsid="0112989a"/>
    </style:style>
    <style:style style:name="P927" style:family="paragraph" style:parent-style-name="Table_20_Contents">
      <style:text-properties officeooo:rsid="01135369" officeooo:paragraph-rsid="01135369"/>
    </style:style>
    <style:style style:name="P928" style:family="paragraph" style:parent-style-name="Table_20_Contents">
      <style:text-properties officeooo:rsid="01141b28" officeooo:paragraph-rsid="01141b28"/>
    </style:style>
    <style:style style:name="P929" style:family="paragraph" style:parent-style-name="Table_20_Contents">
      <style:text-properties officeooo:rsid="0114315a" officeooo:paragraph-rsid="0114315a"/>
    </style:style>
    <style:style style:name="P930" style:family="paragraph" style:parent-style-name="Table_20_Contents">
      <style:text-properties officeooo:rsid="01163109" officeooo:paragraph-rsid="01163109"/>
    </style:style>
    <style:style style:name="P931" style:family="paragraph" style:parent-style-name="Table_20_Contents">
      <style:text-properties officeooo:rsid="01175ccc" officeooo:paragraph-rsid="01175ccc"/>
    </style:style>
    <style:style style:name="P932" style:family="paragraph" style:parent-style-name="Table_20_Contents">
      <style:text-properties officeooo:rsid="0118b6fd" officeooo:paragraph-rsid="0118b6fd"/>
    </style:style>
    <style:style style:name="P933" style:family="paragraph" style:parent-style-name="Table_20_Contents">
      <style:text-properties officeooo:rsid="0118fcc6" officeooo:paragraph-rsid="0118fcc6"/>
    </style:style>
    <style:style style:name="P934" style:family="paragraph" style:parent-style-name="Table_20_Contents">
      <style:text-properties officeooo:rsid="01193aa3" officeooo:paragraph-rsid="01193aa3"/>
    </style:style>
    <style:style style:name="P935" style:family="paragraph" style:parent-style-name="Table_20_Contents">
      <style:text-properties officeooo:rsid="0119808e" officeooo:paragraph-rsid="0119808e"/>
    </style:style>
    <style:style style:name="P936" style:family="paragraph" style:parent-style-name="Table_20_Contents">
      <style:text-properties officeooo:rsid="011b5549" officeooo:paragraph-rsid="011b5549"/>
    </style:style>
    <style:style style:name="P937" style:family="paragraph" style:parent-style-name="Table_20_Contents">
      <style:text-properties officeooo:rsid="011cabfb" officeooo:paragraph-rsid="011cabfb"/>
    </style:style>
    <style:style style:name="P938" style:family="paragraph" style:parent-style-name="Table_20_Contents">
      <style:text-properties officeooo:rsid="011e57ca" officeooo:paragraph-rsid="011e57ca"/>
    </style:style>
    <style:style style:name="P939" style:family="paragraph" style:parent-style-name="Table_20_Contents">
      <style:text-properties officeooo:rsid="011fe129" officeooo:paragraph-rsid="011fe129"/>
    </style:style>
    <style:style style:name="P940" style:family="paragraph" style:parent-style-name="Table_20_Contents">
      <style:text-properties officeooo:rsid="01206d23" officeooo:paragraph-rsid="01206d23"/>
    </style:style>
    <style:style style:name="P941" style:family="paragraph" style:parent-style-name="Table_20_Contents">
      <style:text-properties officeooo:rsid="0120732b" officeooo:paragraph-rsid="0120732b"/>
    </style:style>
    <style:style style:name="P942" style:family="paragraph" style:parent-style-name="Table_20_Contents">
      <style:text-properties officeooo:rsid="01210703" officeooo:paragraph-rsid="01210703"/>
    </style:style>
    <style:style style:name="P943" style:family="paragraph" style:parent-style-name="Table_20_Contents">
      <style:text-properties officeooo:rsid="01225b20" officeooo:paragraph-rsid="01225b20"/>
    </style:style>
    <style:style style:name="P944" style:family="paragraph" style:parent-style-name="Table_20_Contents">
      <style:text-properties officeooo:rsid="0122c46f" officeooo:paragraph-rsid="011cabfb"/>
    </style:style>
    <style:style style:name="P945" style:family="paragraph" style:parent-style-name="Table_20_Contents">
      <style:text-properties officeooo:rsid="01245f26" officeooo:paragraph-rsid="01245f26"/>
    </style:style>
    <style:style style:name="P946" style:family="paragraph" style:parent-style-name="Table_20_Contents">
      <style:text-properties officeooo:rsid="012482c1" officeooo:paragraph-rsid="012482c1"/>
    </style:style>
    <style:style style:name="P947" style:family="paragraph" style:parent-style-name="Table_20_Contents">
      <style:text-properties officeooo:rsid="01256950" officeooo:paragraph-rsid="01256950"/>
    </style:style>
    <style:style style:name="P948" style:family="paragraph" style:parent-style-name="Table_20_Contents">
      <style:text-properties officeooo:rsid="01268fe7" officeooo:paragraph-rsid="01268fe7"/>
    </style:style>
    <style:style style:name="P949" style:family="paragraph" style:parent-style-name="Table_20_Contents">
      <style:text-properties officeooo:rsid="01288be0" officeooo:paragraph-rsid="01288be0"/>
    </style:style>
    <style:style style:name="P950" style:family="paragraph" style:parent-style-name="Table_20_Contents">
      <style:text-properties officeooo:rsid="012904fa" officeooo:paragraph-rsid="012904fa"/>
    </style:style>
    <style:style style:name="P951" style:family="paragraph" style:parent-style-name="Table_20_Contents">
      <style:text-properties officeooo:rsid="012ad183" officeooo:paragraph-rsid="012ad183"/>
    </style:style>
    <style:style style:name="P952" style:family="paragraph" style:parent-style-name="Table_20_Contents">
      <style:text-properties officeooo:rsid="012c73d9" officeooo:paragraph-rsid="012c73d9"/>
    </style:style>
    <style:style style:name="P953" style:family="paragraph" style:parent-style-name="Table_20_Contents">
      <style:text-properties officeooo:rsid="012c7e7e" officeooo:paragraph-rsid="012c7e7e"/>
    </style:style>
    <style:style style:name="P954" style:family="paragraph" style:parent-style-name="Table_20_Contents">
      <style:text-properties officeooo:rsid="012e553b" officeooo:paragraph-rsid="012e553b"/>
    </style:style>
    <style:style style:name="P955" style:family="paragraph" style:parent-style-name="Table_20_Contents">
      <style:text-properties officeooo:rsid="012f1d3c" officeooo:paragraph-rsid="012f1d3c"/>
    </style:style>
    <style:style style:name="P956" style:family="paragraph" style:parent-style-name="Table_20_Contents">
      <style:text-properties officeooo:rsid="012f3c48" officeooo:paragraph-rsid="012f3c48"/>
    </style:style>
    <style:style style:name="P957" style:family="paragraph" style:parent-style-name="Table_20_Contents">
      <style:text-properties officeooo:rsid="012fc4b0" officeooo:paragraph-rsid="012fc4b0"/>
    </style:style>
    <style:style style:name="P958" style:family="paragraph" style:parent-style-name="Table_20_Contents">
      <style:text-properties officeooo:rsid="012ffd6d" officeooo:paragraph-rsid="012ffd6d"/>
    </style:style>
    <style:style style:name="P959" style:family="paragraph" style:parent-style-name="Table_20_Contents">
      <style:text-properties officeooo:rsid="0131f313" officeooo:paragraph-rsid="0131f313"/>
    </style:style>
    <style:style style:name="P960" style:family="paragraph" style:parent-style-name="Table_20_Contents">
      <style:text-properties officeooo:rsid="0134040f" officeooo:paragraph-rsid="0134040f"/>
    </style:style>
    <style:style style:name="P961" style:family="paragraph" style:parent-style-name="Table_20_Contents">
      <style:text-properties officeooo:rsid="01346dea" officeooo:paragraph-rsid="01346dea"/>
    </style:style>
    <style:style style:name="P962" style:family="paragraph" style:parent-style-name="Table_20_Contents">
      <style:text-properties officeooo:rsid="0134e1e2" officeooo:paragraph-rsid="0134e1e2"/>
    </style:style>
    <style:style style:name="P963" style:family="paragraph" style:parent-style-name="Table_20_Contents">
      <style:text-properties officeooo:rsid="01353239" officeooo:paragraph-rsid="01353239"/>
    </style:style>
    <style:style style:name="P964" style:family="paragraph" style:parent-style-name="Table_20_Contents">
      <style:text-properties officeooo:rsid="01370bab" officeooo:paragraph-rsid="01370bab"/>
    </style:style>
    <style:style style:name="P965" style:family="paragraph" style:parent-style-name="Table_20_Contents">
      <style:text-properties officeooo:rsid="01376567" officeooo:paragraph-rsid="01382fa0"/>
    </style:style>
    <style:style style:name="P966" style:family="paragraph" style:parent-style-name="Table_20_Contents">
      <style:text-properties officeooo:rsid="01382fa0" officeooo:paragraph-rsid="01382fa0"/>
    </style:style>
    <style:style style:name="P967" style:family="paragraph" style:parent-style-name="Table_20_Contents">
      <style:text-properties officeooo:rsid="01390c97" officeooo:paragraph-rsid="01390c97"/>
    </style:style>
    <style:style style:name="P968" style:family="paragraph" style:parent-style-name="Table_20_Contents">
      <style:text-properties officeooo:rsid="0139d0e2" officeooo:paragraph-rsid="0139d0e2"/>
    </style:style>
    <style:style style:name="P969" style:family="paragraph" style:parent-style-name="Table_20_Contents">
      <style:text-properties officeooo:rsid="013a8431" officeooo:paragraph-rsid="013a8431"/>
    </style:style>
    <style:style style:name="P970" style:family="paragraph" style:parent-style-name="Table_20_Contents">
      <style:text-properties officeooo:rsid="013adf7f" officeooo:paragraph-rsid="013adf7f"/>
    </style:style>
    <style:style style:name="P971" style:family="paragraph" style:parent-style-name="Table_20_Contents">
      <style:text-properties officeooo:rsid="013bb376" officeooo:paragraph-rsid="013bb376"/>
    </style:style>
    <style:style style:name="P972" style:family="paragraph" style:parent-style-name="Table_20_Contents">
      <style:text-properties officeooo:rsid="013dad0e" officeooo:paragraph-rsid="013dad0e"/>
    </style:style>
    <style:style style:name="P973" style:family="paragraph" style:parent-style-name="Table_20_Contents">
      <style:text-properties officeooo:rsid="013f6aa1" officeooo:paragraph-rsid="013f6aa1"/>
    </style:style>
    <style:style style:name="P974" style:family="paragraph" style:parent-style-name="Table_20_Contents">
      <style:text-properties officeooo:rsid="01409067" officeooo:paragraph-rsid="01409067"/>
    </style:style>
    <style:style style:name="P975" style:family="paragraph" style:parent-style-name="Table_20_Contents">
      <style:text-properties officeooo:rsid="01409e70" officeooo:paragraph-rsid="01409e70"/>
    </style:style>
    <style:style style:name="P976" style:family="paragraph" style:parent-style-name="Table_20_Contents">
      <style:text-properties officeooo:rsid="0141802a" officeooo:paragraph-rsid="0141802a"/>
    </style:style>
    <style:style style:name="P977" style:family="paragraph" style:parent-style-name="Table_20_Contents">
      <style:text-properties officeooo:rsid="01427f1e" officeooo:paragraph-rsid="01427f1e"/>
    </style:style>
    <style:style style:name="P978" style:family="paragraph" style:parent-style-name="Table_20_Contents">
      <style:text-properties officeooo:rsid="01433e53" officeooo:paragraph-rsid="01433e53"/>
    </style:style>
    <style:style style:name="P979" style:family="paragraph" style:parent-style-name="Table_20_Contents">
      <style:text-properties officeooo:rsid="0144a4ab" officeooo:paragraph-rsid="0144a4ab"/>
    </style:style>
    <style:style style:name="P980" style:family="paragraph" style:parent-style-name="Table_20_Contents">
      <style:text-properties officeooo:rsid="0144b7cc" officeooo:paragraph-rsid="0144b7cc"/>
    </style:style>
    <style:style style:name="P981" style:family="paragraph" style:parent-style-name="Table_20_Contents">
      <style:text-properties officeooo:rsid="01460158" officeooo:paragraph-rsid="01460158"/>
    </style:style>
    <style:style style:name="P982" style:family="paragraph" style:parent-style-name="Table_20_Contents">
      <style:text-properties officeooo:rsid="0147014c" officeooo:paragraph-rsid="0147014c"/>
    </style:style>
    <style:style style:name="P983" style:family="paragraph" style:parent-style-name="Table_20_Contents">
      <style:text-properties officeooo:rsid="0147da70" officeooo:paragraph-rsid="0147da70"/>
    </style:style>
    <style:style style:name="P984" style:family="paragraph" style:parent-style-name="Table_20_Contents">
      <style:text-properties officeooo:rsid="01495865" officeooo:paragraph-rsid="01495865"/>
    </style:style>
    <style:style style:name="P985" style:family="paragraph" style:parent-style-name="Table_20_Contents">
      <style:text-properties officeooo:rsid="014b7f65" officeooo:paragraph-rsid="014b7f65"/>
    </style:style>
    <style:style style:name="P986" style:family="paragraph" style:parent-style-name="Table_20_Contents">
      <style:text-properties officeooo:rsid="014c2aa8" officeooo:paragraph-rsid="014c2aa8"/>
    </style:style>
    <style:style style:name="P987" style:family="paragraph" style:parent-style-name="Table_20_Contents">
      <style:text-properties officeooo:rsid="014d782d" officeooo:paragraph-rsid="014d782d"/>
    </style:style>
    <style:style style:name="P988" style:family="paragraph" style:parent-style-name="Table_20_Contents">
      <style:text-properties officeooo:rsid="014de685" officeooo:paragraph-rsid="014de685"/>
    </style:style>
    <style:style style:name="P989" style:family="paragraph" style:parent-style-name="Table_20_Contents">
      <style:text-properties officeooo:rsid="014e31ad" officeooo:paragraph-rsid="014e31ad"/>
    </style:style>
    <style:style style:name="P990" style:family="paragraph" style:parent-style-name="Table_20_Contents">
      <style:text-properties officeooo:rsid="014f1a0c" officeooo:paragraph-rsid="014f1a0c"/>
    </style:style>
    <style:style style:name="P991" style:family="paragraph" style:parent-style-name="Table_20_Contents">
      <style:text-properties officeooo:rsid="0150dc2e" officeooo:paragraph-rsid="0150dc2e"/>
    </style:style>
    <style:style style:name="P992" style:family="paragraph" style:parent-style-name="Table_20_Contents">
      <style:text-properties officeooo:rsid="0150e307" officeooo:paragraph-rsid="0150e307"/>
    </style:style>
    <style:style style:name="P993" style:family="paragraph" style:parent-style-name="Table_20_Contents">
      <style:text-properties officeooo:rsid="01517e47" officeooo:paragraph-rsid="01517e47"/>
    </style:style>
    <style:style style:name="P994" style:family="paragraph" style:parent-style-name="Table_20_Contents">
      <style:text-properties officeooo:rsid="01536f1c" officeooo:paragraph-rsid="01536f1c"/>
    </style:style>
    <style:style style:name="P995" style:family="paragraph" style:parent-style-name="Table_20_Contents">
      <style:text-properties officeooo:rsid="01543f7c" officeooo:paragraph-rsid="01543f7c"/>
    </style:style>
    <style:style style:name="P996" style:family="paragraph" style:parent-style-name="Table_20_Contents">
      <style:text-properties officeooo:rsid="015627e7" officeooo:paragraph-rsid="015627e7"/>
    </style:style>
    <style:style style:name="P997" style:family="paragraph" style:parent-style-name="Table_20_Contents">
      <style:text-properties officeooo:rsid="0157747d" officeooo:paragraph-rsid="0157747d"/>
    </style:style>
    <style:style style:name="P998" style:family="paragraph" style:parent-style-name="Table_20_Contents">
      <style:text-properties officeooo:rsid="01586a16" officeooo:paragraph-rsid="01586a16"/>
    </style:style>
    <style:style style:name="P999" style:family="paragraph" style:parent-style-name="Table_20_Contents">
      <style:text-properties officeooo:rsid="0158e708" officeooo:paragraph-rsid="0158e708"/>
    </style:style>
    <style:style style:name="P1000" style:family="paragraph" style:parent-style-name="Table_20_Contents">
      <style:text-properties officeooo:rsid="015928c6" officeooo:paragraph-rsid="015928c6"/>
    </style:style>
    <style:style style:name="P1001" style:family="paragraph" style:parent-style-name="Table_20_Contents">
      <style:text-properties officeooo:rsid="015a0cc6" officeooo:paragraph-rsid="015a0cc6"/>
    </style:style>
    <style:style style:name="P1002" style:family="paragraph" style:parent-style-name="Table_20_Contents">
      <style:text-properties officeooo:rsid="015bf73a" officeooo:paragraph-rsid="015bf73a"/>
    </style:style>
    <style:style style:name="P1003" style:family="paragraph" style:parent-style-name="Table_20_Contents">
      <style:text-properties officeooo:rsid="015ceacc" officeooo:paragraph-rsid="015ceacc"/>
    </style:style>
    <style:style style:name="P1004" style:family="paragraph" style:parent-style-name="Table_20_Contents">
      <style:text-properties officeooo:rsid="015da81b" officeooo:paragraph-rsid="015da81b"/>
    </style:style>
    <style:style style:name="P1005" style:family="paragraph" style:parent-style-name="Table_20_Contents">
      <style:text-properties officeooo:rsid="015db745" officeooo:paragraph-rsid="015db745"/>
    </style:style>
    <style:style style:name="P1006" style:family="paragraph" style:parent-style-name="Table_20_Contents">
      <style:text-properties officeooo:rsid="015f18e8" officeooo:paragraph-rsid="015f18e8"/>
    </style:style>
    <style:style style:name="P1007" style:family="paragraph" style:parent-style-name="Table_20_Contents">
      <style:text-properties officeooo:rsid="01603210" officeooo:paragraph-rsid="01603210"/>
    </style:style>
    <style:style style:name="P1008" style:family="paragraph" style:parent-style-name="Table_20_Contents">
      <style:text-properties officeooo:rsid="01612d91" officeooo:paragraph-rsid="01612d91"/>
    </style:style>
    <style:style style:name="P1009" style:family="paragraph" style:parent-style-name="Table_20_Contents">
      <style:text-properties officeooo:rsid="01615760" officeooo:paragraph-rsid="01615760"/>
    </style:style>
    <style:style style:name="P1010" style:family="paragraph" style:parent-style-name="Table_20_Contents">
      <style:text-properties officeooo:rsid="0161ab96" officeooo:paragraph-rsid="0161ab96"/>
    </style:style>
    <style:style style:name="P1011" style:family="paragraph" style:parent-style-name="Table_20_Contents">
      <style:text-properties officeooo:rsid="0161c0a1" officeooo:paragraph-rsid="0161c0a1"/>
    </style:style>
    <style:style style:name="P1012" style:family="paragraph" style:parent-style-name="Table_20_Contents">
      <style:text-properties officeooo:rsid="0165b660" officeooo:paragraph-rsid="0165b660"/>
    </style:style>
    <style:style style:name="P1013" style:family="paragraph" style:parent-style-name="Table_20_Contents">
      <style:text-properties officeooo:rsid="0166dc0d" officeooo:paragraph-rsid="0166dc0d"/>
    </style:style>
    <style:style style:name="P1014" style:family="paragraph" style:parent-style-name="Table_20_Contents">
      <style:text-properties officeooo:rsid="01682bf6" officeooo:paragraph-rsid="01682bf6"/>
    </style:style>
    <style:style style:name="P1015" style:family="paragraph" style:parent-style-name="Table_20_Contents">
      <style:text-properties officeooo:rsid="01691ffe" officeooo:paragraph-rsid="01691ffe"/>
    </style:style>
    <style:style style:name="P1016" style:family="paragraph" style:parent-style-name="Table_20_Contents">
      <style:text-properties officeooo:rsid="016b18eb" officeooo:paragraph-rsid="016b18eb"/>
    </style:style>
    <style:style style:name="P1017" style:family="paragraph" style:parent-style-name="Table_20_Contents">
      <style:text-properties officeooo:rsid="016d1365" officeooo:paragraph-rsid="016d1365"/>
    </style:style>
    <style:style style:name="P1018" style:family="paragraph" style:parent-style-name="Table_20_Contents">
      <style:text-properties officeooo:rsid="016e9650" officeooo:paragraph-rsid="016e9650"/>
    </style:style>
    <style:style style:name="P1019" style:family="paragraph" style:parent-style-name="Table_20_Contents">
      <style:text-properties officeooo:rsid="016faa84" officeooo:paragraph-rsid="016faa84"/>
    </style:style>
    <style:style style:name="P1020" style:family="paragraph" style:parent-style-name="Table_20_Contents">
      <style:text-properties officeooo:rsid="01705d6c" officeooo:paragraph-rsid="01705d6c"/>
    </style:style>
    <style:style style:name="P1021" style:family="paragraph" style:parent-style-name="Table_20_Contents">
      <style:text-properties officeooo:rsid="0171af94" officeooo:paragraph-rsid="0171af94"/>
    </style:style>
    <style:style style:name="P1022" style:family="paragraph" style:parent-style-name="Table_20_Contents">
      <style:text-properties officeooo:rsid="01720eb7" officeooo:paragraph-rsid="01720eb7"/>
    </style:style>
    <style:style style:name="P1023" style:family="paragraph" style:parent-style-name="Table_20_Contents">
      <style:text-properties officeooo:rsid="0172e973" officeooo:paragraph-rsid="0172e973"/>
    </style:style>
    <style:style style:name="P1024" style:family="paragraph" style:parent-style-name="Table_20_Contents">
      <style:text-properties officeooo:rsid="0173eace" officeooo:paragraph-rsid="0173eace"/>
    </style:style>
    <style:style style:name="P1025" style:family="paragraph" style:parent-style-name="Table_20_Contents">
      <style:text-properties officeooo:rsid="01751945" officeooo:paragraph-rsid="01751945"/>
    </style:style>
    <style:style style:name="P1026" style:family="paragraph" style:parent-style-name="Table_20_Contents">
      <style:text-properties fo:font-size="6pt" fo:font-weight="normal" officeooo:paragraph-rsid="0175f94f" style:font-size-asian="6pt" style:font-weight-asian="normal" style:font-size-complex="6pt" style:font-weight-complex="normal"/>
    </style:style>
    <style:style style:name="P1027" style:family="paragraph" style:parent-style-name="Table_20_Contents">
      <style:text-properties fo:font-size="6pt" fo:font-weight="normal" officeooo:paragraph-rsid="01ba0ee2" style:font-size-asian="6pt" style:font-weight-asian="normal" style:font-size-complex="6pt" style:font-weight-complex="normal"/>
    </style:style>
    <style:style style:name="P1028" style:family="paragraph" style:parent-style-name="Table_20_Contents">
      <style:text-properties fo:font-size="6pt" fo:font-weight="normal" officeooo:paragraph-rsid="02e74d7a" style:font-size-asian="6pt" style:font-weight-asian="normal" style:font-size-complex="6pt" style:font-weight-complex="normal"/>
    </style:style>
    <style:style style:name="P1029" style:family="paragraph" style:parent-style-name="Table_20_Contents">
      <style:text-properties officeooo:rsid="0175f94f" officeooo:paragraph-rsid="0175f94f"/>
    </style:style>
    <style:style style:name="P1030" style:family="paragraph" style:parent-style-name="Table_20_Contents">
      <style:text-properties officeooo:rsid="0176df3c" officeooo:paragraph-rsid="0176df3c"/>
    </style:style>
    <style:style style:name="P1031" style:family="paragraph" style:parent-style-name="Table_20_Contents">
      <style:text-properties officeooo:rsid="01792070" officeooo:paragraph-rsid="01792070"/>
    </style:style>
    <style:style style:name="P1032" style:family="paragraph" style:parent-style-name="Table_20_Contents">
      <style:text-properties officeooo:rsid="017a8e75" officeooo:paragraph-rsid="017a8e75"/>
    </style:style>
    <style:style style:name="P1033" style:family="paragraph" style:parent-style-name="Table_20_Contents">
      <style:text-properties officeooo:rsid="017c870b" officeooo:paragraph-rsid="017c870b"/>
    </style:style>
    <style:style style:name="P1034" style:family="paragraph" style:parent-style-name="Table_20_Contents">
      <style:text-properties officeooo:rsid="017dc31f" officeooo:paragraph-rsid="017dc31f"/>
    </style:style>
    <style:style style:name="P1035" style:family="paragraph" style:parent-style-name="Table_20_Contents">
      <style:text-properties officeooo:rsid="017df468" officeooo:paragraph-rsid="017df468"/>
    </style:style>
    <style:style style:name="P1036" style:family="paragraph" style:parent-style-name="Table_20_Contents">
      <style:text-properties officeooo:rsid="017e677a" officeooo:paragraph-rsid="017e677a"/>
    </style:style>
    <style:style style:name="P1037" style:family="paragraph" style:parent-style-name="Table_20_Contents">
      <style:text-properties officeooo:rsid="0180aa5b" officeooo:paragraph-rsid="0180aa5b"/>
    </style:style>
    <style:style style:name="P1038" style:family="paragraph" style:parent-style-name="Table_20_Contents">
      <style:text-properties officeooo:rsid="0184decd" officeooo:paragraph-rsid="0184decd"/>
    </style:style>
    <style:style style:name="P1039" style:family="paragraph" style:parent-style-name="Table_20_Contents">
      <style:text-properties officeooo:rsid="01861be4" officeooo:paragraph-rsid="01861be4"/>
    </style:style>
    <style:style style:name="P1040" style:family="paragraph" style:parent-style-name="Table_20_Contents">
      <style:text-properties officeooo:rsid="0186860a" officeooo:paragraph-rsid="0186860a"/>
    </style:style>
    <style:style style:name="P1041" style:family="paragraph" style:parent-style-name="Table_20_Contents">
      <style:text-properties officeooo:rsid="0186a8e2" officeooo:paragraph-rsid="0186a8e2"/>
    </style:style>
    <style:style style:name="P1042" style:family="paragraph" style:parent-style-name="Table_20_Contents">
      <style:text-properties officeooo:rsid="0186b35b" officeooo:paragraph-rsid="0186b35b"/>
    </style:style>
    <style:style style:name="P1043" style:family="paragraph" style:parent-style-name="Table_20_Contents">
      <style:text-properties officeooo:rsid="01877731" officeooo:paragraph-rsid="01877731"/>
    </style:style>
    <style:style style:name="P1044" style:family="paragraph" style:parent-style-name="Table_20_Contents">
      <style:text-properties officeooo:rsid="01894a2d" officeooo:paragraph-rsid="01894a2d"/>
    </style:style>
    <style:style style:name="P1045" style:family="paragraph" style:parent-style-name="Table_20_Contents">
      <style:text-properties officeooo:rsid="018b27bc" officeooo:paragraph-rsid="018b27bc"/>
    </style:style>
    <style:style style:name="P1046" style:family="paragraph" style:parent-style-name="Table_20_Contents">
      <style:text-properties officeooo:rsid="018bef3f" officeooo:paragraph-rsid="018bef3f"/>
    </style:style>
    <style:style style:name="P1047" style:family="paragraph" style:parent-style-name="Table_20_Contents">
      <style:text-properties officeooo:rsid="018da996" officeooo:paragraph-rsid="018da996"/>
    </style:style>
    <style:style style:name="P1048" style:family="paragraph" style:parent-style-name="Table_20_Contents">
      <style:text-properties officeooo:rsid="018dd0a5" officeooo:paragraph-rsid="018dd0a5"/>
    </style:style>
    <style:style style:name="P1049" style:family="paragraph" style:parent-style-name="Table_20_Contents">
      <style:text-properties officeooo:rsid="018e62a1" officeooo:paragraph-rsid="018e62a1"/>
    </style:style>
    <style:style style:name="P1050" style:family="paragraph" style:parent-style-name="Table_20_Contents">
      <style:text-properties officeooo:rsid="018fc3fd" officeooo:paragraph-rsid="018fc3fd"/>
    </style:style>
    <style:style style:name="P1051" style:family="paragraph" style:parent-style-name="Table_20_Contents">
      <style:text-properties officeooo:rsid="019273e8" officeooo:paragraph-rsid="019273e8"/>
    </style:style>
    <style:style style:name="P1052" style:family="paragraph" style:parent-style-name="Table_20_Contents">
      <style:text-properties officeooo:rsid="01935f62" officeooo:paragraph-rsid="01935f62"/>
    </style:style>
    <style:style style:name="P1053" style:family="paragraph" style:parent-style-name="Table_20_Contents">
      <style:text-properties officeooo:rsid="0193de0f" officeooo:paragraph-rsid="0193de0f"/>
    </style:style>
    <style:style style:name="P1054" style:family="paragraph" style:parent-style-name="Table_20_Contents">
      <style:text-properties officeooo:rsid="019689bc" officeooo:paragraph-rsid="019689bc"/>
    </style:style>
    <style:style style:name="P1055" style:family="paragraph" style:parent-style-name="Table_20_Contents">
      <style:text-properties officeooo:rsid="01976582" officeooo:paragraph-rsid="01976582"/>
    </style:style>
    <style:style style:name="P1056" style:family="paragraph" style:parent-style-name="Table_20_Contents">
      <style:text-properties officeooo:rsid="01984983" officeooo:paragraph-rsid="01984983"/>
    </style:style>
    <style:style style:name="P1057" style:family="paragraph" style:parent-style-name="Table_20_Contents">
      <style:text-properties officeooo:rsid="0198876a" officeooo:paragraph-rsid="0198876a"/>
    </style:style>
    <style:style style:name="P1058" style:family="paragraph" style:parent-style-name="Table_20_Contents">
      <style:text-properties officeooo:rsid="019a56e1" officeooo:paragraph-rsid="019a56e1"/>
    </style:style>
    <style:style style:name="P1059" style:family="paragraph" style:parent-style-name="Table_20_Contents">
      <style:text-properties officeooo:rsid="019ba5ac" officeooo:paragraph-rsid="019ba5ac"/>
    </style:style>
    <style:style style:name="P1060" style:family="paragraph" style:parent-style-name="Table_20_Contents">
      <style:text-properties officeooo:rsid="019cf6e0" officeooo:paragraph-rsid="019cf6e0"/>
    </style:style>
    <style:style style:name="P1061" style:family="paragraph" style:parent-style-name="Table_20_Contents">
      <style:text-properties officeooo:rsid="019e33a2" officeooo:paragraph-rsid="019e33a2"/>
    </style:style>
    <style:style style:name="P1062" style:family="paragraph" style:parent-style-name="Table_20_Contents">
      <style:text-properties officeooo:rsid="01a21a49" officeooo:paragraph-rsid="01a21a49"/>
    </style:style>
    <style:style style:name="P1063" style:family="paragraph" style:parent-style-name="Table_20_Contents">
      <style:text-properties officeooo:rsid="01a2212f" officeooo:paragraph-rsid="01a2212f"/>
    </style:style>
    <style:style style:name="P1064" style:family="paragraph" style:parent-style-name="Table_20_Contents">
      <style:text-properties officeooo:rsid="01a59ddb" officeooo:paragraph-rsid="01a59ddb"/>
    </style:style>
    <style:style style:name="P1065" style:family="paragraph" style:parent-style-name="Table_20_Contents">
      <style:text-properties officeooo:rsid="01a6bf99" officeooo:paragraph-rsid="01a6bf99"/>
    </style:style>
    <style:style style:name="P1066" style:family="paragraph" style:parent-style-name="Table_20_Contents">
      <style:text-properties officeooo:rsid="01a72acf" officeooo:paragraph-rsid="01a72acf"/>
    </style:style>
    <style:style style:name="P1067" style:family="paragraph" style:parent-style-name="Table_20_Contents">
      <style:text-properties officeooo:rsid="01a835ab" officeooo:paragraph-rsid="01a98201"/>
    </style:style>
    <style:style style:name="P1068" style:family="paragraph" style:parent-style-name="Table_20_Contents">
      <style:text-properties officeooo:rsid="01a98201" officeooo:paragraph-rsid="01a98201"/>
    </style:style>
    <style:style style:name="P1069" style:family="paragraph" style:parent-style-name="Table_20_Contents">
      <style:text-properties officeooo:rsid="01ab779a" officeooo:paragraph-rsid="01ab779a"/>
    </style:style>
    <style:style style:name="P1070" style:family="paragraph" style:parent-style-name="Table_20_Contents">
      <style:text-properties officeooo:rsid="01acbf35" officeooo:paragraph-rsid="01acbf35"/>
    </style:style>
    <style:style style:name="P1071" style:family="paragraph" style:parent-style-name="Table_20_Contents">
      <style:text-properties officeooo:rsid="01aefd7c" officeooo:paragraph-rsid="01aefd7c"/>
    </style:style>
    <style:style style:name="P1072" style:family="paragraph" style:parent-style-name="Table_20_Contents">
      <style:text-properties officeooo:rsid="01afc0cf" officeooo:paragraph-rsid="01afc0cf"/>
    </style:style>
    <style:style style:name="P1073" style:family="paragraph" style:parent-style-name="Table_20_Contents">
      <style:text-properties officeooo:rsid="01b1b831" officeooo:paragraph-rsid="01b1b831"/>
    </style:style>
    <style:style style:name="P1074" style:family="paragraph" style:parent-style-name="Table_20_Contents">
      <style:text-properties officeooo:rsid="01b241ad" officeooo:paragraph-rsid="01b241ad"/>
    </style:style>
    <style:style style:name="P1075" style:family="paragraph" style:parent-style-name="Table_20_Contents">
      <style:text-properties officeooo:rsid="01b2ca58" officeooo:paragraph-rsid="01b2ca58"/>
    </style:style>
    <style:style style:name="P1076" style:family="paragraph" style:parent-style-name="Table_20_Contents">
      <style:text-properties officeooo:rsid="01b3264e" officeooo:paragraph-rsid="01b3264e"/>
    </style:style>
    <style:style style:name="P1077" style:family="paragraph" style:parent-style-name="Table_20_Contents">
      <style:text-properties officeooo:rsid="01b4cea4" officeooo:paragraph-rsid="01b4cea4"/>
    </style:style>
    <style:style style:name="P1078" style:family="paragraph" style:parent-style-name="Table_20_Contents">
      <style:text-properties officeooo:rsid="01b5169e" officeooo:paragraph-rsid="01b5169e"/>
    </style:style>
    <style:style style:name="P1079" style:family="paragraph" style:parent-style-name="Table_20_Contents">
      <style:text-properties officeooo:rsid="01b5b810" officeooo:paragraph-rsid="01b5b810"/>
    </style:style>
    <style:style style:name="P1080" style:family="paragraph" style:parent-style-name="Table_20_Contents">
      <style:text-properties officeooo:rsid="01b63222" officeooo:paragraph-rsid="01b63222"/>
    </style:style>
    <style:style style:name="P1081" style:family="paragraph" style:parent-style-name="Table_20_Contents">
      <style:text-properties officeooo:rsid="01b6eed7" officeooo:paragraph-rsid="01b6eed7"/>
    </style:style>
    <style:style style:name="P1082" style:family="paragraph" style:parent-style-name="Table_20_Contents">
      <style:text-properties officeooo:rsid="01ba0ee2" officeooo:paragraph-rsid="01ba0ee2"/>
    </style:style>
    <style:style style:name="P1083" style:family="paragraph" style:parent-style-name="Table_20_Contents">
      <style:text-properties officeooo:rsid="01ba7e0e" officeooo:paragraph-rsid="01ba7e0e"/>
    </style:style>
    <style:style style:name="P1084" style:family="paragraph" style:parent-style-name="Table_20_Contents">
      <style:text-properties officeooo:rsid="01bdd307" officeooo:paragraph-rsid="01bdd307"/>
    </style:style>
    <style:style style:name="P1085" style:family="paragraph" style:parent-style-name="Table_20_Contents">
      <style:text-properties officeooo:rsid="01bf0945" officeooo:paragraph-rsid="01bf0945"/>
    </style:style>
    <style:style style:name="P1086" style:family="paragraph" style:parent-style-name="Table_20_Contents">
      <style:text-properties officeooo:rsid="01c0e4b4" officeooo:paragraph-rsid="01c0e4b4"/>
    </style:style>
    <style:style style:name="P1087" style:family="paragraph" style:parent-style-name="Table_20_Contents">
      <style:text-properties officeooo:rsid="01c2892a" officeooo:paragraph-rsid="01c2892a"/>
    </style:style>
    <style:style style:name="P1088" style:family="paragraph" style:parent-style-name="Table_20_Contents">
      <style:text-properties officeooo:rsid="01c3ccc8" officeooo:paragraph-rsid="01c3ccc8"/>
    </style:style>
    <style:style style:name="P1089" style:family="paragraph" style:parent-style-name="Table_20_Contents">
      <style:text-properties officeooo:rsid="01c51270" officeooo:paragraph-rsid="01c51270"/>
    </style:style>
    <style:style style:name="P1090" style:family="paragraph" style:parent-style-name="Table_20_Contents">
      <style:text-properties officeooo:rsid="01c6cdc7" officeooo:paragraph-rsid="01c6cdc7"/>
    </style:style>
    <style:style style:name="P1091" style:family="paragraph" style:parent-style-name="Table_20_Contents">
      <style:text-properties officeooo:rsid="01c82e32" officeooo:paragraph-rsid="01c82e32"/>
    </style:style>
    <style:style style:name="P1092" style:family="paragraph" style:parent-style-name="Table_20_Contents">
      <style:text-properties officeooo:rsid="01c9cdbe" officeooo:paragraph-rsid="01c9cdbe"/>
    </style:style>
    <style:style style:name="P1093" style:family="paragraph" style:parent-style-name="Table_20_Contents">
      <style:text-properties officeooo:rsid="01cb4e7d" officeooo:paragraph-rsid="01cb4e7d"/>
    </style:style>
    <style:style style:name="P1094" style:family="paragraph" style:parent-style-name="Table_20_Contents">
      <style:text-properties officeooo:rsid="01ccfc44" officeooo:paragraph-rsid="01ccfc44"/>
    </style:style>
    <style:style style:name="P1095" style:family="paragraph" style:parent-style-name="Table_20_Contents">
      <style:text-properties officeooo:rsid="01cdc731" officeooo:paragraph-rsid="01cdc731"/>
    </style:style>
    <style:style style:name="P1096" style:family="paragraph" style:parent-style-name="Table_20_Contents">
      <style:text-properties officeooo:rsid="01cedf68" officeooo:paragraph-rsid="01cedf68"/>
    </style:style>
    <style:style style:name="P1097" style:family="paragraph" style:parent-style-name="Table_20_Contents">
      <style:text-properties officeooo:rsid="01cfd92c" officeooo:paragraph-rsid="01cfd92c"/>
    </style:style>
    <style:style style:name="P1098" style:family="paragraph" style:parent-style-name="Table_20_Contents">
      <style:text-properties officeooo:rsid="01d1bfac" officeooo:paragraph-rsid="01d1bfac"/>
    </style:style>
    <style:style style:name="P1099" style:family="paragraph" style:parent-style-name="Table_20_Contents">
      <style:text-properties officeooo:rsid="01d36767" officeooo:paragraph-rsid="01d36767"/>
    </style:style>
    <style:style style:name="P1100" style:family="paragraph" style:parent-style-name="Table_20_Contents">
      <style:text-properties officeooo:rsid="01d4a6ee" officeooo:paragraph-rsid="01d4a6ee"/>
    </style:style>
    <style:style style:name="P1101" style:family="paragraph" style:parent-style-name="Table_20_Contents">
      <style:text-properties officeooo:rsid="01d6b8da" officeooo:paragraph-rsid="01d6b8da"/>
    </style:style>
    <style:style style:name="P1102" style:family="paragraph" style:parent-style-name="Table_20_Contents">
      <style:text-properties officeooo:rsid="01d7aa31" officeooo:paragraph-rsid="01d7aa31"/>
    </style:style>
    <style:style style:name="P1103" style:family="paragraph" style:parent-style-name="Table_20_Contents">
      <style:text-properties officeooo:rsid="01d7c77a" officeooo:paragraph-rsid="01d7c77a"/>
    </style:style>
    <style:style style:name="P1104" style:family="paragraph" style:parent-style-name="Table_20_Contents">
      <style:text-properties officeooo:rsid="01d9a4f7" officeooo:paragraph-rsid="01d9a4f7"/>
    </style:style>
    <style:style style:name="P1105" style:family="paragraph" style:parent-style-name="Table_20_Contents">
      <style:text-properties officeooo:rsid="01d9e336" officeooo:paragraph-rsid="01d9e336"/>
    </style:style>
    <style:style style:name="P1106" style:family="paragraph" style:parent-style-name="Table_20_Contents">
      <style:text-properties officeooo:rsid="01dba28d" officeooo:paragraph-rsid="01dba28d"/>
    </style:style>
    <style:style style:name="P1107" style:family="paragraph" style:parent-style-name="Table_20_Contents">
      <style:text-properties officeooo:rsid="01dd1317" officeooo:paragraph-rsid="01dd1317"/>
    </style:style>
    <style:style style:name="P1108" style:family="paragraph" style:parent-style-name="Table_20_Contents">
      <style:text-properties officeooo:rsid="01ddd94b" officeooo:paragraph-rsid="01ddd94b"/>
    </style:style>
    <style:style style:name="P1109" style:family="paragraph" style:parent-style-name="Table_20_Contents">
      <style:text-properties officeooo:rsid="01e01b4d" officeooo:paragraph-rsid="01e01b4d"/>
    </style:style>
    <style:style style:name="P1110" style:family="paragraph" style:parent-style-name="Table_20_Contents">
      <style:text-properties officeooo:rsid="01e1c451" officeooo:paragraph-rsid="01e1c451"/>
    </style:style>
    <style:style style:name="P1111" style:family="paragraph" style:parent-style-name="Table_20_Contents">
      <style:text-properties officeooo:rsid="01e43b11" officeooo:paragraph-rsid="01e43b11"/>
    </style:style>
    <style:style style:name="P1112" style:family="paragraph" style:parent-style-name="Table_20_Contents">
      <style:text-properties officeooo:rsid="01e5cef5" officeooo:paragraph-rsid="01e5cef5"/>
    </style:style>
    <style:style style:name="P1113" style:family="paragraph" style:parent-style-name="Table_20_Contents">
      <style:text-properties officeooo:rsid="01e78c83" officeooo:paragraph-rsid="01e78c83"/>
    </style:style>
    <style:style style:name="P1114" style:family="paragraph" style:parent-style-name="Table_20_Contents">
      <style:text-properties officeooo:rsid="01e86526" officeooo:paragraph-rsid="01e86526"/>
    </style:style>
    <style:style style:name="P1115" style:family="paragraph" style:parent-style-name="Table_20_Contents">
      <style:text-properties officeooo:rsid="01e95ffa" officeooo:paragraph-rsid="01e95ffa"/>
    </style:style>
    <style:style style:name="P1116" style:family="paragraph" style:parent-style-name="Table_20_Contents">
      <style:text-properties officeooo:rsid="01eb0f98" officeooo:paragraph-rsid="01eb0f98"/>
    </style:style>
    <style:style style:name="P1117" style:family="paragraph" style:parent-style-name="Table_20_Contents">
      <style:text-properties officeooo:rsid="01ec4629" officeooo:paragraph-rsid="01ec4629"/>
    </style:style>
    <style:style style:name="P1118" style:family="paragraph" style:parent-style-name="Table_20_Contents">
      <style:text-properties officeooo:rsid="01edfadc" officeooo:paragraph-rsid="01edfadc"/>
    </style:style>
    <style:style style:name="P1119" style:family="paragraph" style:parent-style-name="Table_20_Contents">
      <style:text-properties officeooo:rsid="01ef3e8f" officeooo:paragraph-rsid="01ef3e8f"/>
    </style:style>
    <style:style style:name="P1120" style:family="paragraph" style:parent-style-name="Table_20_Contents">
      <style:text-properties officeooo:rsid="01efd3c1" officeooo:paragraph-rsid="01efd3c1"/>
    </style:style>
    <style:style style:name="P1121" style:family="paragraph" style:parent-style-name="Table_20_Contents">
      <style:text-properties officeooo:rsid="01f1cd59" officeooo:paragraph-rsid="01f1cd59"/>
    </style:style>
    <style:style style:name="P1122" style:family="paragraph" style:parent-style-name="Table_20_Contents">
      <style:text-properties officeooo:rsid="01f2d1dc" officeooo:paragraph-rsid="01f2d1dc"/>
    </style:style>
    <style:style style:name="P1123" style:family="paragraph" style:parent-style-name="Table_20_Contents">
      <style:text-properties officeooo:rsid="01f40f79" officeooo:paragraph-rsid="01f40f79"/>
    </style:style>
    <style:style style:name="P1124" style:family="paragraph" style:parent-style-name="Table_20_Contents">
      <style:text-properties officeooo:rsid="01f6398d" officeooo:paragraph-rsid="01f6398d"/>
    </style:style>
    <style:style style:name="P1125" style:family="paragraph" style:parent-style-name="Table_20_Contents">
      <style:text-properties officeooo:rsid="01f678a3" officeooo:paragraph-rsid="01f678a3"/>
    </style:style>
    <style:style style:name="P1126" style:family="paragraph" style:parent-style-name="Table_20_Contents">
      <style:text-properties officeooo:rsid="01f80fb5" officeooo:paragraph-rsid="01f80fb5"/>
    </style:style>
    <style:style style:name="P1127" style:family="paragraph" style:parent-style-name="Table_20_Contents">
      <style:text-properties officeooo:rsid="01fa0a20" officeooo:paragraph-rsid="01fa0a20"/>
    </style:style>
    <style:style style:name="P1128" style:family="paragraph" style:parent-style-name="Table_20_Contents">
      <style:text-properties officeooo:rsid="01fc0340" officeooo:paragraph-rsid="01fc0340"/>
    </style:style>
    <style:style style:name="P1129" style:family="paragraph" style:parent-style-name="Table_20_Contents">
      <style:text-properties officeooo:rsid="01fcc97c" officeooo:paragraph-rsid="01fcc97c"/>
    </style:style>
    <style:style style:name="P1130" style:family="paragraph" style:parent-style-name="Table_20_Contents">
      <style:text-properties officeooo:rsid="01fd1acf" officeooo:paragraph-rsid="01fd1acf"/>
    </style:style>
    <style:style style:name="P1131" style:family="paragraph" style:parent-style-name="Table_20_Contents">
      <style:text-properties officeooo:rsid="01ff0f7c" officeooo:paragraph-rsid="01ff0f7c"/>
    </style:style>
    <style:style style:name="P1132" style:family="paragraph" style:parent-style-name="Table_20_Contents">
      <style:text-properties officeooo:rsid="0200d731" officeooo:paragraph-rsid="0200d731"/>
    </style:style>
    <style:style style:name="P1133" style:family="paragraph" style:parent-style-name="Table_20_Contents">
      <style:text-properties officeooo:rsid="020124c3" officeooo:paragraph-rsid="020124c3"/>
    </style:style>
    <style:style style:name="P1134" style:family="paragraph" style:parent-style-name="Table_20_Contents">
      <style:text-properties officeooo:rsid="0203be96" officeooo:paragraph-rsid="0203be96"/>
    </style:style>
    <style:style style:name="P1135" style:family="paragraph" style:parent-style-name="Table_20_Contents">
      <style:text-properties officeooo:rsid="02061515" officeooo:paragraph-rsid="02061515"/>
    </style:style>
    <style:style style:name="P1136" style:family="paragraph" style:parent-style-name="Table_20_Contents">
      <style:text-properties officeooo:rsid="02076c74" officeooo:paragraph-rsid="02076c74"/>
    </style:style>
    <style:style style:name="P1137" style:family="paragraph" style:parent-style-name="Table_20_Contents">
      <style:text-properties officeooo:rsid="020ab21d" officeooo:paragraph-rsid="020ab21d"/>
    </style:style>
    <style:style style:name="P1138" style:family="paragraph" style:parent-style-name="Table_20_Contents">
      <style:text-properties officeooo:rsid="020c123b" officeooo:paragraph-rsid="020c123b"/>
    </style:style>
    <style:style style:name="P1139" style:family="paragraph" style:parent-style-name="Table_20_Contents">
      <style:text-properties officeooo:rsid="020d6857" officeooo:paragraph-rsid="020d6857"/>
    </style:style>
    <style:style style:name="P1140" style:family="paragraph" style:parent-style-name="Table_20_Contents">
      <style:text-properties officeooo:rsid="020e603c" officeooo:paragraph-rsid="020e603c"/>
    </style:style>
    <style:style style:name="P1141" style:family="paragraph" style:parent-style-name="Table_20_Contents">
      <style:text-properties officeooo:rsid="020ffa1d" officeooo:paragraph-rsid="020ffa1d"/>
    </style:style>
    <style:style style:name="P1142" style:family="paragraph" style:parent-style-name="Table_20_Contents">
      <style:text-properties officeooo:rsid="0211370f" officeooo:paragraph-rsid="0211370f"/>
    </style:style>
    <style:style style:name="P1143" style:family="paragraph" style:parent-style-name="Table_20_Contents">
      <style:text-properties officeooo:rsid="021294dd" officeooo:paragraph-rsid="021294dd"/>
    </style:style>
    <style:style style:name="P1144" style:family="paragraph" style:parent-style-name="Table_20_Contents">
      <style:text-properties officeooo:rsid="0212a4bc" officeooo:paragraph-rsid="0212a4bc"/>
    </style:style>
    <style:style style:name="P1145" style:family="paragraph" style:parent-style-name="Table_20_Contents">
      <style:text-properties officeooo:rsid="02137fd8" officeooo:paragraph-rsid="02137fd8"/>
    </style:style>
    <style:style style:name="P1146" style:family="paragraph" style:parent-style-name="Table_20_Contents">
      <style:text-properties officeooo:rsid="0214ac46" officeooo:paragraph-rsid="0214ac46"/>
    </style:style>
    <style:style style:name="P1147" style:family="paragraph" style:parent-style-name="Table_20_Contents">
      <style:text-properties officeooo:rsid="0215c996" officeooo:paragraph-rsid="0215c996"/>
    </style:style>
    <style:style style:name="P1148" style:family="paragraph" style:parent-style-name="Table_20_Contents">
      <style:text-properties officeooo:rsid="02174ab0" officeooo:paragraph-rsid="02174ab0"/>
    </style:style>
    <style:style style:name="P1149" style:family="paragraph" style:parent-style-name="Table_20_Contents">
      <style:text-properties officeooo:rsid="02190804" officeooo:paragraph-rsid="02190804"/>
    </style:style>
    <style:style style:name="P1150" style:family="paragraph" style:parent-style-name="Table_20_Contents">
      <style:text-properties officeooo:rsid="021a8bcd" officeooo:paragraph-rsid="021a8bcd"/>
    </style:style>
    <style:style style:name="P1151" style:family="paragraph" style:parent-style-name="Table_20_Contents">
      <style:text-properties officeooo:rsid="021a9aee" officeooo:paragraph-rsid="021a9aee"/>
    </style:style>
    <style:style style:name="P1152" style:family="paragraph" style:parent-style-name="Table_20_Contents">
      <style:text-properties officeooo:rsid="021c9529" officeooo:paragraph-rsid="021c9529"/>
    </style:style>
    <style:style style:name="P1153" style:family="paragraph" style:parent-style-name="Table_20_Contents">
      <style:text-properties officeooo:rsid="021e509d" officeooo:paragraph-rsid="021e509d"/>
    </style:style>
    <style:style style:name="P1154" style:family="paragraph" style:parent-style-name="Table_20_Contents">
      <style:text-properties officeooo:rsid="02204ba2" officeooo:paragraph-rsid="02204ba2"/>
    </style:style>
    <style:style style:name="P1155" style:family="paragraph" style:parent-style-name="Table_20_Contents">
      <style:text-properties officeooo:rsid="02209d11" officeooo:paragraph-rsid="02209d11"/>
    </style:style>
    <style:style style:name="P1156" style:family="paragraph" style:parent-style-name="Table_20_Contents">
      <style:text-properties officeooo:rsid="0220d7de" officeooo:paragraph-rsid="0220d7de"/>
    </style:style>
    <style:style style:name="P1157" style:family="paragraph" style:parent-style-name="Table_20_Contents">
      <style:text-properties officeooo:rsid="02228be4" officeooo:paragraph-rsid="02228be4"/>
    </style:style>
    <style:style style:name="P1158" style:family="paragraph" style:parent-style-name="Table_20_Contents">
      <style:text-properties officeooo:rsid="02237717" officeooo:paragraph-rsid="02237717"/>
    </style:style>
    <style:style style:name="P1159" style:family="paragraph" style:parent-style-name="Table_20_Contents">
      <style:text-properties officeooo:rsid="02253012" officeooo:paragraph-rsid="02253012"/>
    </style:style>
    <style:style style:name="P1160" style:family="paragraph" style:parent-style-name="Table_20_Contents">
      <style:text-properties officeooo:rsid="02280b96" officeooo:paragraph-rsid="02280b96"/>
    </style:style>
    <style:style style:name="P1161" style:family="paragraph" style:parent-style-name="Table_20_Contents">
      <style:text-properties officeooo:rsid="02280b96" officeooo:paragraph-rsid="02291409"/>
    </style:style>
    <style:style style:name="P1162" style:family="paragraph" style:parent-style-name="Table_20_Contents">
      <style:text-properties officeooo:rsid="02291409" officeooo:paragraph-rsid="02291409"/>
    </style:style>
    <style:style style:name="P1163" style:family="paragraph" style:parent-style-name="Table_20_Contents">
      <style:text-properties officeooo:rsid="022bb32b" officeooo:paragraph-rsid="022bb32b"/>
    </style:style>
    <style:style style:name="P1164" style:family="paragraph" style:parent-style-name="Table_20_Contents">
      <style:text-properties officeooo:rsid="022c111a" officeooo:paragraph-rsid="022c111a"/>
    </style:style>
    <style:style style:name="P1165" style:family="paragraph" style:parent-style-name="Table_20_Contents">
      <style:text-properties officeooo:rsid="022e072a" officeooo:paragraph-rsid="022e072a"/>
    </style:style>
    <style:style style:name="P1166" style:family="paragraph" style:parent-style-name="Table_20_Contents">
      <style:text-properties officeooo:rsid="022fc1ee" officeooo:paragraph-rsid="022fc1ee"/>
    </style:style>
    <style:style style:name="P1167" style:family="paragraph" style:parent-style-name="Table_20_Contents">
      <style:text-properties officeooo:rsid="0230f68e" officeooo:paragraph-rsid="0230f68e"/>
    </style:style>
    <style:style style:name="P1168" style:family="paragraph" style:parent-style-name="Table_20_Contents">
      <style:text-properties officeooo:rsid="023282cd" officeooo:paragraph-rsid="023282cd"/>
    </style:style>
    <style:style style:name="P1169" style:family="paragraph" style:parent-style-name="Table_20_Contents">
      <style:text-properties officeooo:rsid="0232b92f" officeooo:paragraph-rsid="0232b92f"/>
    </style:style>
    <style:style style:name="P1170" style:family="paragraph" style:parent-style-name="Table_20_Contents">
      <style:text-properties officeooo:rsid="023490de" officeooo:paragraph-rsid="023490de"/>
    </style:style>
    <style:style style:name="P1171" style:family="paragraph" style:parent-style-name="Table_20_Contents">
      <style:text-properties officeooo:rsid="023574b2" officeooo:paragraph-rsid="023574b2"/>
    </style:style>
    <style:style style:name="P1172" style:family="paragraph" style:parent-style-name="Table_20_Contents">
      <style:text-properties officeooo:rsid="0238bc9c" officeooo:paragraph-rsid="0238bc9c"/>
    </style:style>
    <style:style style:name="P1173" style:family="paragraph" style:parent-style-name="Table_20_Contents">
      <style:text-properties officeooo:rsid="023c5201" officeooo:paragraph-rsid="023c5201"/>
    </style:style>
    <style:style style:name="P1174" style:family="paragraph" style:parent-style-name="Table_20_Contents">
      <style:text-properties officeooo:rsid="023da658" officeooo:paragraph-rsid="023da658"/>
    </style:style>
    <style:style style:name="P1175" style:family="paragraph" style:parent-style-name="Table_20_Contents">
      <style:text-properties officeooo:rsid="023e07b3" officeooo:paragraph-rsid="023e07b3"/>
    </style:style>
    <style:style style:name="P1176" style:family="paragraph" style:parent-style-name="Table_20_Contents">
      <style:text-properties officeooo:rsid="02401467" officeooo:paragraph-rsid="02401467"/>
    </style:style>
    <style:style style:name="P1177" style:family="paragraph" style:parent-style-name="Table_20_Contents">
      <style:text-properties officeooo:rsid="0240d0ff" officeooo:paragraph-rsid="0240d0ff"/>
    </style:style>
    <style:style style:name="P1178" style:family="paragraph" style:parent-style-name="Table_20_Contents">
      <style:text-properties officeooo:rsid="0241f72a" officeooo:paragraph-rsid="0241f72a"/>
    </style:style>
    <style:style style:name="P1179" style:family="paragraph" style:parent-style-name="Table_20_Contents">
      <style:text-properties officeooo:rsid="0242c901" officeooo:paragraph-rsid="0242c901"/>
    </style:style>
    <style:style style:name="P1180" style:family="paragraph" style:parent-style-name="Table_20_Contents">
      <style:text-properties officeooo:rsid="0243e8c9" officeooo:paragraph-rsid="0243e8c9"/>
    </style:style>
    <style:style style:name="P1181" style:family="paragraph" style:parent-style-name="Table_20_Contents">
      <style:text-properties officeooo:rsid="02452221" officeooo:paragraph-rsid="02452221"/>
    </style:style>
    <style:style style:name="P1182" style:family="paragraph" style:parent-style-name="Table_20_Contents">
      <style:text-properties officeooo:rsid="02462a61" officeooo:paragraph-rsid="02462a61"/>
    </style:style>
    <style:style style:name="P1183" style:family="paragraph" style:parent-style-name="Table_20_Contents">
      <style:text-properties officeooo:rsid="0247159d" officeooo:paragraph-rsid="0247159d"/>
    </style:style>
    <style:style style:name="P1184" style:family="paragraph" style:parent-style-name="Table_20_Contents">
      <style:text-properties officeooo:rsid="0248f5d5" officeooo:paragraph-rsid="0248f5d5"/>
    </style:style>
    <style:style style:name="P1185" style:family="paragraph" style:parent-style-name="Table_20_Contents">
      <style:text-properties officeooo:rsid="02493ad8" officeooo:paragraph-rsid="02493ad8"/>
    </style:style>
    <style:style style:name="P1186" style:family="paragraph" style:parent-style-name="Table_20_Contents">
      <style:text-properties officeooo:rsid="024b2bbc" officeooo:paragraph-rsid="024b2bbc"/>
    </style:style>
    <style:style style:name="P1187" style:family="paragraph" style:parent-style-name="Table_20_Contents">
      <style:text-properties officeooo:rsid="024ec85d" officeooo:paragraph-rsid="024ec85d"/>
    </style:style>
    <style:style style:name="P1188" style:family="paragraph" style:parent-style-name="Table_20_Contents">
      <style:text-properties officeooo:rsid="024f5101" officeooo:paragraph-rsid="024f5101"/>
    </style:style>
    <style:style style:name="P1189" style:family="paragraph" style:parent-style-name="Table_20_Contents">
      <style:text-properties officeooo:rsid="02505c2e" officeooo:paragraph-rsid="02505c2e"/>
    </style:style>
    <style:style style:name="P1190" style:family="paragraph" style:parent-style-name="Table_20_Contents">
      <style:text-properties officeooo:rsid="02509e95" officeooo:paragraph-rsid="02509e95"/>
    </style:style>
    <style:style style:name="P1191" style:family="paragraph" style:parent-style-name="Table_20_Contents">
      <style:text-properties officeooo:rsid="0251ada9" officeooo:paragraph-rsid="0251ada9"/>
    </style:style>
    <style:style style:name="P1192" style:family="paragraph" style:parent-style-name="Table_20_Contents">
      <style:text-properties officeooo:rsid="0252e433" officeooo:paragraph-rsid="0252e433"/>
    </style:style>
    <style:style style:name="P1193" style:family="paragraph" style:parent-style-name="Table_20_Contents">
      <style:text-properties officeooo:rsid="0253a1c1" officeooo:paragraph-rsid="0254b494"/>
    </style:style>
    <style:style style:name="P1194" style:family="paragraph" style:parent-style-name="Table_20_Contents">
      <style:text-properties officeooo:rsid="0254b494" officeooo:paragraph-rsid="0254b494"/>
    </style:style>
    <style:style style:name="P1195" style:family="paragraph" style:parent-style-name="Table_20_Contents">
      <style:text-properties officeooo:rsid="0256c6ba" officeooo:paragraph-rsid="0256c6ba"/>
    </style:style>
    <style:style style:name="P1196" style:family="paragraph" style:parent-style-name="Table_20_Contents">
      <style:text-properties officeooo:rsid="02573c13" officeooo:paragraph-rsid="02573c13"/>
    </style:style>
    <style:style style:name="P1197" style:family="paragraph" style:parent-style-name="Table_20_Contents">
      <style:text-properties officeooo:rsid="0258e43e" officeooo:paragraph-rsid="0258e43e"/>
    </style:style>
    <style:style style:name="P1198" style:family="paragraph" style:parent-style-name="Table_20_Contents">
      <style:text-properties officeooo:rsid="025a4b86" officeooo:paragraph-rsid="025a9ca8"/>
    </style:style>
    <style:style style:name="P1199" style:family="paragraph" style:parent-style-name="Table_20_Contents">
      <style:text-properties officeooo:rsid="025b8454" officeooo:paragraph-rsid="025b8454"/>
    </style:style>
    <style:style style:name="P1200" style:family="paragraph" style:parent-style-name="Table_20_Contents">
      <style:text-properties officeooo:rsid="025cea16" officeooo:paragraph-rsid="025cea16"/>
    </style:style>
    <style:style style:name="P1201" style:family="paragraph" style:parent-style-name="Table_20_Contents">
      <style:text-properties officeooo:rsid="025e9c86" officeooo:paragraph-rsid="025e9c86"/>
    </style:style>
    <style:style style:name="P1202" style:family="paragraph" style:parent-style-name="Table_20_Contents">
      <style:text-properties officeooo:rsid="0260671b" officeooo:paragraph-rsid="0260671b"/>
    </style:style>
    <style:style style:name="P1203" style:family="paragraph" style:parent-style-name="Table_20_Contents">
      <style:text-properties officeooo:rsid="0260d28d" officeooo:paragraph-rsid="0260d28d"/>
    </style:style>
    <style:style style:name="P1204" style:family="paragraph" style:parent-style-name="Table_20_Contents">
      <style:text-properties officeooo:rsid="0262a4c1" officeooo:paragraph-rsid="0262a4c1"/>
    </style:style>
    <style:style style:name="P1205" style:family="paragraph" style:parent-style-name="Table_20_Contents">
      <style:text-properties officeooo:rsid="0262c660" officeooo:paragraph-rsid="0262c660"/>
    </style:style>
    <style:style style:name="P1206" style:family="paragraph" style:parent-style-name="Table_20_Contents">
      <style:text-properties officeooo:rsid="02639c6a" officeooo:paragraph-rsid="02639c6a"/>
    </style:style>
    <style:style style:name="P1207" style:family="paragraph" style:parent-style-name="Table_20_Contents">
      <style:text-properties officeooo:rsid="0264d88b" officeooo:paragraph-rsid="0264d88b"/>
    </style:style>
    <style:style style:name="P1208" style:family="paragraph" style:parent-style-name="Table_20_Contents">
      <style:text-properties officeooo:rsid="0265803e" officeooo:paragraph-rsid="0265803e"/>
    </style:style>
    <style:style style:name="P1209" style:family="paragraph" style:parent-style-name="Table_20_Contents">
      <style:text-properties officeooo:rsid="02659009" officeooo:paragraph-rsid="02659009"/>
    </style:style>
    <style:style style:name="P1210" style:family="paragraph" style:parent-style-name="Table_20_Contents">
      <style:text-properties officeooo:rsid="0265cfd3" officeooo:paragraph-rsid="0265cfd3"/>
    </style:style>
    <style:style style:name="P1211" style:family="paragraph" style:parent-style-name="Table_20_Contents">
      <style:text-properties officeooo:rsid="0266f536" officeooo:paragraph-rsid="0266f536"/>
    </style:style>
    <style:style style:name="P1212" style:family="paragraph" style:parent-style-name="Table_20_Contents">
      <style:text-properties officeooo:rsid="0267054a" officeooo:paragraph-rsid="0267054a"/>
    </style:style>
    <style:style style:name="P1213" style:family="paragraph" style:parent-style-name="Table_20_Contents">
      <style:text-properties officeooo:rsid="0267cccb" officeooo:paragraph-rsid="0267cccb"/>
    </style:style>
    <style:style style:name="P1214" style:family="paragraph" style:parent-style-name="Table_20_Contents">
      <style:text-properties officeooo:rsid="0268ee8a" officeooo:paragraph-rsid="0268ee8a"/>
    </style:style>
    <style:style style:name="P1215" style:family="paragraph" style:parent-style-name="Table_20_Contents">
      <style:text-properties officeooo:rsid="026aaa81" officeooo:paragraph-rsid="026aaa81"/>
    </style:style>
    <style:style style:name="P1216" style:family="paragraph" style:parent-style-name="Table_20_Contents">
      <style:text-properties officeooo:rsid="026c1d2c" officeooo:paragraph-rsid="026c1d2c"/>
    </style:style>
    <style:style style:name="P1217" style:family="paragraph" style:parent-style-name="Table_20_Contents">
      <style:text-properties officeooo:rsid="026d0afb" officeooo:paragraph-rsid="026d0afb"/>
    </style:style>
    <style:style style:name="P1218" style:family="paragraph" style:parent-style-name="Table_20_Contents">
      <style:text-properties officeooo:rsid="026d7b10" officeooo:paragraph-rsid="026d7b10"/>
    </style:style>
    <style:style style:name="P1219" style:family="paragraph" style:parent-style-name="Table_20_Contents">
      <style:text-properties officeooo:rsid="026da99e" officeooo:paragraph-rsid="026da99e"/>
    </style:style>
    <style:style style:name="P1220" style:family="paragraph" style:parent-style-name="Table_20_Contents">
      <style:text-properties officeooo:rsid="026ea1f8" officeooo:paragraph-rsid="026ea1f8"/>
    </style:style>
    <style:style style:name="P1221" style:family="paragraph" style:parent-style-name="Table_20_Contents">
      <style:text-properties officeooo:rsid="026f5db4" officeooo:paragraph-rsid="026f5db4"/>
    </style:style>
    <style:style style:name="P1222" style:family="paragraph" style:parent-style-name="Table_20_Contents">
      <style:text-properties officeooo:rsid="026fa87a" officeooo:paragraph-rsid="026fa87a"/>
    </style:style>
    <style:style style:name="P1223" style:family="paragraph" style:parent-style-name="Table_20_Contents">
      <style:text-properties officeooo:rsid="026fd7cc" officeooo:paragraph-rsid="026fd7cc"/>
    </style:style>
    <style:style style:name="P1224" style:family="paragraph" style:parent-style-name="Table_20_Contents">
      <style:text-properties officeooo:rsid="027027ae" officeooo:paragraph-rsid="027027ae"/>
    </style:style>
    <style:style style:name="P1225" style:family="paragraph" style:parent-style-name="Table_20_Contents">
      <style:text-properties officeooo:rsid="0272552e" officeooo:paragraph-rsid="0272552e"/>
    </style:style>
    <style:style style:name="P1226" style:family="paragraph" style:parent-style-name="Table_20_Contents">
      <style:text-properties officeooo:rsid="02732ae2" officeooo:paragraph-rsid="02732ae2"/>
    </style:style>
    <style:style style:name="P1227" style:family="paragraph" style:parent-style-name="Table_20_Contents">
      <style:text-properties officeooo:rsid="027505de" officeooo:paragraph-rsid="027505de"/>
    </style:style>
    <style:style style:name="P1228" style:family="paragraph" style:parent-style-name="Table_20_Contents">
      <style:text-properties officeooo:rsid="0275ce56" officeooo:paragraph-rsid="0275ce56"/>
    </style:style>
    <style:style style:name="P1229" style:family="paragraph" style:parent-style-name="Table_20_Contents">
      <style:text-properties officeooo:rsid="02767e1a" officeooo:paragraph-rsid="02767e1a"/>
    </style:style>
    <style:style style:name="P1230" style:family="paragraph" style:parent-style-name="Table_20_Contents">
      <style:text-properties officeooo:rsid="0276c189" officeooo:paragraph-rsid="0276c189"/>
    </style:style>
    <style:style style:name="P1231" style:family="paragraph" style:parent-style-name="Table_20_Contents">
      <style:text-properties officeooo:rsid="02792a72" officeooo:paragraph-rsid="02792a72"/>
    </style:style>
    <style:style style:name="P1232" style:family="paragraph" style:parent-style-name="Table_20_Contents">
      <style:text-properties officeooo:rsid="027a1a46" officeooo:paragraph-rsid="027a1a46"/>
    </style:style>
    <style:style style:name="P1233" style:family="paragraph" style:parent-style-name="Table_20_Contents">
      <style:text-properties officeooo:rsid="027b5331" officeooo:paragraph-rsid="027b5331"/>
    </style:style>
    <style:style style:name="P1234" style:family="paragraph" style:parent-style-name="Table_20_Contents">
      <style:text-properties officeooo:rsid="027d520b" officeooo:paragraph-rsid="027d520b"/>
    </style:style>
    <style:style style:name="P1235" style:family="paragraph" style:parent-style-name="Table_20_Contents">
      <style:text-properties officeooo:rsid="027e3a59" officeooo:paragraph-rsid="027e3a59"/>
    </style:style>
    <style:style style:name="P1236" style:family="paragraph" style:parent-style-name="Table_20_Contents">
      <style:text-properties officeooo:rsid="02820670" officeooo:paragraph-rsid="02820670"/>
    </style:style>
    <style:style style:name="P1237" style:family="paragraph" style:parent-style-name="Table_20_Contents">
      <style:text-properties officeooo:rsid="0282c94f" officeooo:paragraph-rsid="0282c94f"/>
    </style:style>
    <style:style style:name="P1238" style:family="paragraph" style:parent-style-name="Table_20_Contents">
      <style:text-properties officeooo:rsid="0284305f" officeooo:paragraph-rsid="0284305f"/>
    </style:style>
    <style:style style:name="P1239" style:family="paragraph" style:parent-style-name="Table_20_Contents">
      <style:text-properties officeooo:rsid="02862a72" officeooo:paragraph-rsid="02862a72"/>
    </style:style>
    <style:style style:name="P1240" style:family="paragraph" style:parent-style-name="Table_20_Contents">
      <style:text-properties officeooo:rsid="0287fbb4" officeooo:paragraph-rsid="0287fbb4"/>
    </style:style>
    <style:style style:name="P1241" style:family="paragraph" style:parent-style-name="Table_20_Contents">
      <style:text-properties officeooo:rsid="02887499" officeooo:paragraph-rsid="02887499"/>
    </style:style>
    <style:style style:name="P1242" style:family="paragraph" style:parent-style-name="Table_20_Contents">
      <style:text-properties officeooo:rsid="02893d87" officeooo:paragraph-rsid="02893d87"/>
    </style:style>
    <style:style style:name="P1243" style:family="paragraph" style:parent-style-name="Table_20_Contents">
      <style:text-properties officeooo:rsid="028b3795" officeooo:paragraph-rsid="028b3795"/>
    </style:style>
    <style:style style:name="P1244" style:family="paragraph" style:parent-style-name="Table_20_Contents">
      <style:text-properties officeooo:rsid="028d1e7c" officeooo:paragraph-rsid="028d1e7c"/>
    </style:style>
    <style:style style:name="P1245" style:family="paragraph" style:parent-style-name="Table_20_Contents">
      <style:text-properties officeooo:rsid="028e5f9a" officeooo:paragraph-rsid="028e5f9a"/>
    </style:style>
    <style:style style:name="P1246" style:family="paragraph" style:parent-style-name="Table_20_Contents">
      <style:text-properties officeooo:rsid="028f7d05" officeooo:paragraph-rsid="028f7d05"/>
    </style:style>
    <style:style style:name="P1247" style:family="paragraph" style:parent-style-name="Table_20_Contents">
      <style:text-properties officeooo:rsid="02909725" officeooo:paragraph-rsid="02909725"/>
    </style:style>
    <style:style style:name="P1248" style:family="paragraph" style:parent-style-name="Table_20_Contents">
      <style:text-properties officeooo:rsid="02911877" officeooo:paragraph-rsid="02911877"/>
    </style:style>
    <style:style style:name="P1249" style:family="paragraph" style:parent-style-name="Table_20_Contents">
      <style:text-properties officeooo:rsid="02932fc2" officeooo:paragraph-rsid="02932fc2"/>
    </style:style>
    <style:style style:name="P1250" style:family="paragraph" style:parent-style-name="Table_20_Contents">
      <style:text-properties officeooo:rsid="0294ebd0" officeooo:paragraph-rsid="0294ebd0"/>
    </style:style>
    <style:style style:name="P1251" style:family="paragraph" style:parent-style-name="Table_20_Contents">
      <style:text-properties officeooo:rsid="0296de3e" officeooo:paragraph-rsid="0296de3e"/>
    </style:style>
    <style:style style:name="P1252" style:family="paragraph" style:parent-style-name="Table_20_Contents">
      <style:text-properties officeooo:rsid="0297bad2" officeooo:paragraph-rsid="0297bad2"/>
    </style:style>
    <style:style style:name="P1253" style:family="paragraph" style:parent-style-name="Table_20_Contents">
      <style:text-properties officeooo:rsid="029911fc" officeooo:paragraph-rsid="029911fc"/>
    </style:style>
    <style:style style:name="P1254" style:family="paragraph" style:parent-style-name="Table_20_Contents">
      <style:text-properties officeooo:rsid="02992afd" officeooo:paragraph-rsid="02992afd"/>
    </style:style>
    <style:style style:name="P1255" style:family="paragraph" style:parent-style-name="Table_20_Contents">
      <style:text-properties officeooo:rsid="0299e3aa" officeooo:paragraph-rsid="0299e3aa"/>
    </style:style>
    <style:style style:name="P1256" style:family="paragraph" style:parent-style-name="Table_20_Contents">
      <style:text-properties officeooo:rsid="029a7015" officeooo:paragraph-rsid="029a7015"/>
    </style:style>
    <style:style style:name="P1257" style:family="paragraph" style:parent-style-name="Table_20_Contents">
      <style:text-properties officeooo:rsid="029b5911" officeooo:paragraph-rsid="029b5911"/>
    </style:style>
    <style:style style:name="P1258" style:family="paragraph" style:parent-style-name="Table_20_Contents">
      <style:text-properties officeooo:rsid="029dba99" officeooo:paragraph-rsid="029dba99"/>
    </style:style>
    <style:style style:name="P1259" style:family="paragraph" style:parent-style-name="Table_20_Contents">
      <style:text-properties officeooo:rsid="029f8166" officeooo:paragraph-rsid="029f8166"/>
    </style:style>
    <style:style style:name="P1260" style:family="paragraph" style:parent-style-name="Table_20_Contents">
      <style:text-properties officeooo:rsid="02a128a9" officeooo:paragraph-rsid="02a128a9"/>
    </style:style>
    <style:style style:name="P1261" style:family="paragraph" style:parent-style-name="Table_20_Contents">
      <style:text-properties officeooo:rsid="02a2b82a" officeooo:paragraph-rsid="02a2b82a"/>
    </style:style>
    <style:style style:name="P1262" style:family="paragraph" style:parent-style-name="Table_20_Contents">
      <style:text-properties officeooo:rsid="02a4cd7a" officeooo:paragraph-rsid="02a4cd7a"/>
    </style:style>
    <style:style style:name="P1263" style:family="paragraph" style:parent-style-name="Table_20_Contents">
      <style:text-properties officeooo:rsid="02a53ad3" officeooo:paragraph-rsid="02a53ad3"/>
    </style:style>
    <style:style style:name="P1264" style:family="paragraph" style:parent-style-name="Table_20_Contents">
      <style:text-properties officeooo:rsid="02a66bee" officeooo:paragraph-rsid="02a66bee"/>
    </style:style>
    <style:style style:name="P1265" style:family="paragraph" style:parent-style-name="Table_20_Contents">
      <style:text-properties officeooo:rsid="02a860ec" officeooo:paragraph-rsid="02a860ec"/>
    </style:style>
    <style:style style:name="P1266" style:family="paragraph" style:parent-style-name="Table_20_Contents">
      <style:text-properties officeooo:rsid="02ab7a58" officeooo:paragraph-rsid="02ab7a58"/>
    </style:style>
    <style:style style:name="P1267" style:family="paragraph" style:parent-style-name="Table_20_Contents">
      <style:text-properties officeooo:rsid="02abb0e1" officeooo:paragraph-rsid="02abb0e1"/>
    </style:style>
    <style:style style:name="P1268" style:family="paragraph" style:parent-style-name="Table_20_Contents">
      <style:text-properties officeooo:rsid="02ad457c" officeooo:paragraph-rsid="02ad457c"/>
    </style:style>
    <style:style style:name="P1269" style:family="paragraph" style:parent-style-name="Table_20_Contents">
      <style:text-properties officeooo:rsid="02ae56c8" officeooo:paragraph-rsid="02ae56c8"/>
    </style:style>
    <style:style style:name="P1270" style:family="paragraph" style:parent-style-name="Table_20_Contents">
      <style:text-properties officeooo:rsid="02b0f802" officeooo:paragraph-rsid="02b0f802"/>
    </style:style>
    <style:style style:name="P1271" style:family="paragraph" style:parent-style-name="Table_20_Contents">
      <style:text-properties officeooo:rsid="02b1b9ee" officeooo:paragraph-rsid="02b1b9ee"/>
    </style:style>
    <style:style style:name="P1272" style:family="paragraph" style:parent-style-name="Table_20_Contents">
      <style:text-properties officeooo:rsid="02b24e31" officeooo:paragraph-rsid="02b24e31"/>
    </style:style>
    <style:style style:name="P1273" style:family="paragraph" style:parent-style-name="Table_20_Contents">
      <style:text-properties officeooo:rsid="02b34731" officeooo:paragraph-rsid="02b34731"/>
    </style:style>
    <style:style style:name="P1274" style:family="paragraph" style:parent-style-name="Table_20_Contents">
      <style:text-properties officeooo:rsid="02b37674" officeooo:paragraph-rsid="02b37674"/>
    </style:style>
    <style:style style:name="P1275" style:family="paragraph" style:parent-style-name="Table_20_Contents">
      <style:text-properties officeooo:rsid="02b56824" officeooo:paragraph-rsid="02b56824"/>
    </style:style>
    <style:style style:name="P1276" style:family="paragraph" style:parent-style-name="Table_20_Contents">
      <style:text-properties officeooo:rsid="02b5e65c" officeooo:paragraph-rsid="02b5e65c"/>
    </style:style>
    <style:style style:name="P1277" style:family="paragraph" style:parent-style-name="Table_20_Contents">
      <style:text-properties officeooo:rsid="02b75a59" officeooo:paragraph-rsid="02b75a59"/>
    </style:style>
    <style:style style:name="P1278" style:family="paragraph" style:parent-style-name="Table_20_Contents">
      <style:text-properties officeooo:rsid="02b8edee" officeooo:paragraph-rsid="02b8edee"/>
    </style:style>
    <style:style style:name="P1279" style:family="paragraph" style:parent-style-name="Table_20_Contents">
      <style:text-properties officeooo:rsid="02ba7f37" officeooo:paragraph-rsid="02ba7f37"/>
    </style:style>
    <style:style style:name="P1280" style:family="paragraph" style:parent-style-name="Table_20_Contents">
      <style:text-properties officeooo:rsid="02bbef8c" officeooo:paragraph-rsid="02bbef8c"/>
    </style:style>
    <style:style style:name="P1281" style:family="paragraph" style:parent-style-name="Table_20_Contents">
      <style:text-properties officeooo:rsid="02bcf13e" officeooo:paragraph-rsid="02bcf13e"/>
    </style:style>
    <style:style style:name="P1282" style:family="paragraph" style:parent-style-name="Table_20_Contents">
      <style:text-properties officeooo:rsid="02bde23a" officeooo:paragraph-rsid="02bde23a"/>
    </style:style>
    <style:style style:name="P1283" style:family="paragraph" style:parent-style-name="Table_20_Contents">
      <style:text-properties officeooo:rsid="02bf5f14" officeooo:paragraph-rsid="02bf5f14"/>
    </style:style>
    <style:style style:name="P1284" style:family="paragraph" style:parent-style-name="Table_20_Contents">
      <style:text-properties officeooo:rsid="02c13f19" officeooo:paragraph-rsid="02c13f19"/>
    </style:style>
    <style:style style:name="P1285" style:family="paragraph" style:parent-style-name="Table_20_Contents">
      <style:text-properties officeooo:rsid="02c326fe" officeooo:paragraph-rsid="02c326fe"/>
    </style:style>
    <style:style style:name="P1286" style:family="paragraph" style:parent-style-name="Table_20_Contents">
      <style:text-properties officeooo:rsid="02c449e4" officeooo:paragraph-rsid="02c449e4"/>
    </style:style>
    <style:style style:name="P1287" style:family="paragraph" style:parent-style-name="Table_20_Contents">
      <style:text-properties officeooo:rsid="02c62bdd" officeooo:paragraph-rsid="02c62bdd"/>
    </style:style>
    <style:style style:name="P1288" style:family="paragraph" style:parent-style-name="Table_20_Contents">
      <style:text-properties officeooo:rsid="02c6bc79" officeooo:paragraph-rsid="02c6bc79"/>
    </style:style>
    <style:style style:name="P1289" style:family="paragraph" style:parent-style-name="Table_20_Contents">
      <style:text-properties officeooo:rsid="02c7b953" officeooo:paragraph-rsid="02c7b953"/>
    </style:style>
    <style:style style:name="P1290" style:family="paragraph" style:parent-style-name="Table_20_Contents">
      <style:text-properties officeooo:rsid="02c82446" officeooo:paragraph-rsid="02c82446"/>
    </style:style>
    <style:style style:name="P1291" style:family="paragraph" style:parent-style-name="Table_20_Contents">
      <style:text-properties officeooo:rsid="02c8bc52" officeooo:paragraph-rsid="02c8bc52"/>
    </style:style>
    <style:style style:name="P1292" style:family="paragraph" style:parent-style-name="Table_20_Contents">
      <style:text-properties officeooo:rsid="02c9167a" officeooo:paragraph-rsid="02c9167a"/>
    </style:style>
    <style:style style:name="P1293" style:family="paragraph" style:parent-style-name="Table_20_Contents">
      <style:text-properties officeooo:rsid="02c9b4cb" officeooo:paragraph-rsid="02c9b4cb"/>
    </style:style>
    <style:style style:name="P1294" style:family="paragraph" style:parent-style-name="Table_20_Contents">
      <style:text-properties officeooo:rsid="02cacc10" officeooo:paragraph-rsid="02cacc10"/>
    </style:style>
    <style:style style:name="P1295" style:family="paragraph" style:parent-style-name="Table_20_Contents">
      <style:text-properties officeooo:rsid="02cc3bc8" officeooo:paragraph-rsid="02cc3bc8"/>
    </style:style>
    <style:style style:name="P1296" style:family="paragraph" style:parent-style-name="Table_20_Contents">
      <style:text-properties officeooo:rsid="02ccaa96" officeooo:paragraph-rsid="02ccaa96"/>
    </style:style>
    <style:style style:name="P1297" style:family="paragraph" style:parent-style-name="Table_20_Contents">
      <style:text-properties officeooo:rsid="02ccfc51" officeooo:paragraph-rsid="02ccfc51"/>
    </style:style>
    <style:style style:name="P1298" style:family="paragraph" style:parent-style-name="Table_20_Contents">
      <style:text-properties officeooo:rsid="02cd9af1" officeooo:paragraph-rsid="02cd9af1"/>
    </style:style>
    <style:style style:name="P1299" style:family="paragraph" style:parent-style-name="Table_20_Contents">
      <style:text-properties officeooo:rsid="02cdb155" officeooo:paragraph-rsid="02cdb155"/>
    </style:style>
    <style:style style:name="P1300" style:family="paragraph" style:parent-style-name="Table_20_Contents">
      <style:text-properties officeooo:rsid="02ce2e88" officeooo:paragraph-rsid="02ce2e88"/>
    </style:style>
    <style:style style:name="P1301" style:family="paragraph" style:parent-style-name="Table_20_Contents">
      <style:text-properties officeooo:rsid="02cfd148" officeooo:paragraph-rsid="02cfd148"/>
    </style:style>
    <style:style style:name="P1302" style:family="paragraph" style:parent-style-name="Table_20_Contents">
      <style:text-properties officeooo:rsid="02d0cd8d" officeooo:paragraph-rsid="02d0cd8d"/>
    </style:style>
    <style:style style:name="P1303" style:family="paragraph" style:parent-style-name="Table_20_Contents">
      <style:text-properties officeooo:rsid="02d224f5" officeooo:paragraph-rsid="02d224f5"/>
    </style:style>
    <style:style style:name="P1304" style:family="paragraph" style:parent-style-name="Table_20_Contents">
      <style:text-properties officeooo:rsid="02d36145" officeooo:paragraph-rsid="02d36145"/>
    </style:style>
    <style:style style:name="P1305" style:family="paragraph" style:parent-style-name="Table_20_Contents">
      <style:text-properties officeooo:rsid="02d3c854" officeooo:paragraph-rsid="02d3c854"/>
    </style:style>
    <style:style style:name="P1306" style:family="paragraph" style:parent-style-name="Table_20_Contents">
      <style:text-properties officeooo:rsid="02d45d51" officeooo:paragraph-rsid="02d45d51"/>
    </style:style>
    <style:style style:name="P1307" style:family="paragraph" style:parent-style-name="Table_20_Contents">
      <style:text-properties officeooo:rsid="02d4ef8b" officeooo:paragraph-rsid="02d4ef8b"/>
    </style:style>
    <style:style style:name="P1308" style:family="paragraph" style:parent-style-name="Table_20_Contents">
      <style:text-properties officeooo:rsid="02d598a1" officeooo:paragraph-rsid="02d598a1"/>
    </style:style>
    <style:style style:name="P1309" style:family="paragraph" style:parent-style-name="Table_20_Contents">
      <style:text-properties officeooo:rsid="02d789f4" officeooo:paragraph-rsid="02d789f4"/>
    </style:style>
    <style:style style:name="P1310" style:family="paragraph" style:parent-style-name="Table_20_Contents">
      <style:text-properties officeooo:rsid="02d98742" officeooo:paragraph-rsid="02d98742"/>
    </style:style>
    <style:style style:name="P1311" style:family="paragraph" style:parent-style-name="Table_20_Contents">
      <style:text-properties officeooo:rsid="02da837b" officeooo:paragraph-rsid="02da837b"/>
    </style:style>
    <style:style style:name="P1312" style:family="paragraph" style:parent-style-name="Table_20_Contents">
      <style:text-properties officeooo:rsid="02db8d6c" officeooo:paragraph-rsid="02db8d6c"/>
    </style:style>
    <style:style style:name="P1313" style:family="paragraph" style:parent-style-name="Table_20_Contents">
      <style:text-properties officeooo:rsid="02dd65b2" officeooo:paragraph-rsid="02dd65b2"/>
    </style:style>
    <style:style style:name="P1314" style:family="paragraph" style:parent-style-name="Table_20_Contents">
      <style:text-properties officeooo:rsid="02de4400" officeooo:paragraph-rsid="02de4400"/>
    </style:style>
    <style:style style:name="P1315" style:family="paragraph" style:parent-style-name="Table_20_Contents">
      <style:text-properties officeooo:rsid="02df09a4" officeooo:paragraph-rsid="02df09a4"/>
    </style:style>
    <style:style style:name="P1316" style:family="paragraph" style:parent-style-name="Table_20_Contents">
      <style:text-properties officeooo:rsid="02e097d4" officeooo:paragraph-rsid="02e097d4"/>
    </style:style>
    <style:style style:name="P1317" style:family="paragraph" style:parent-style-name="Table_20_Contents">
      <style:text-properties officeooo:rsid="02e24e5d" officeooo:paragraph-rsid="02e24e5d"/>
    </style:style>
    <style:style style:name="P1318" style:family="paragraph" style:parent-style-name="Table_20_Contents">
      <style:text-properties officeooo:rsid="02e2da83" officeooo:paragraph-rsid="02e2da83"/>
    </style:style>
    <style:style style:name="P1319" style:family="paragraph" style:parent-style-name="Table_20_Contents">
      <style:text-properties officeooo:rsid="02e49c4f" officeooo:paragraph-rsid="02e49c4f"/>
    </style:style>
    <style:style style:name="P1320" style:family="paragraph" style:parent-style-name="Table_20_Contents">
      <style:text-properties officeooo:rsid="02e4f04c" officeooo:paragraph-rsid="02e4f04c"/>
    </style:style>
    <style:style style:name="P1321" style:family="paragraph" style:parent-style-name="Table_20_Contents">
      <style:text-properties officeooo:rsid="02e50aa9" officeooo:paragraph-rsid="02e50aa9"/>
    </style:style>
    <style:style style:name="P1322" style:family="paragraph" style:parent-style-name="Table_20_Contents">
      <style:text-properties officeooo:rsid="02e74d7a" officeooo:paragraph-rsid="02e74d7a"/>
    </style:style>
    <style:style style:name="P1323" style:family="paragraph" style:parent-style-name="Table_20_Contents">
      <style:text-properties officeooo:rsid="02e88930" officeooo:paragraph-rsid="02e88930"/>
    </style:style>
    <style:style style:name="P1324" style:family="paragraph" style:parent-style-name="Table_20_Contents">
      <style:text-properties officeooo:rsid="02ea503f" officeooo:paragraph-rsid="02ea503f"/>
    </style:style>
    <style:style style:name="P1325" style:family="paragraph" style:parent-style-name="Table_20_Contents">
      <style:text-properties officeooo:rsid="02eb32c3" officeooo:paragraph-rsid="02eb32c3"/>
    </style:style>
    <style:style style:name="P1326" style:family="paragraph" style:parent-style-name="Table_20_Contents">
      <style:text-properties officeooo:rsid="02ebb978" officeooo:paragraph-rsid="02ebb978"/>
    </style:style>
    <style:style style:name="P1327" style:family="paragraph" style:parent-style-name="Table_20_Contents">
      <style:text-properties officeooo:rsid="02edfd90" officeooo:paragraph-rsid="02edfd90"/>
    </style:style>
    <style:style style:name="P1328" style:family="paragraph" style:parent-style-name="Table_20_Contents">
      <style:text-properties officeooo:rsid="02eebdbe" officeooo:paragraph-rsid="02eebdbe"/>
    </style:style>
    <style:style style:name="P1329" style:family="paragraph" style:parent-style-name="Table_20_Contents">
      <style:text-properties officeooo:rsid="02ef9dbd" officeooo:paragraph-rsid="02ef9dbd"/>
    </style:style>
    <style:style style:name="P1330" style:family="paragraph" style:parent-style-name="Table_20_Contents">
      <style:text-properties officeooo:rsid="02f13c37" officeooo:paragraph-rsid="02f13c37"/>
    </style:style>
    <style:style style:name="P1331" style:family="paragraph" style:parent-style-name="Table_20_Contents">
      <style:text-properties officeooo:rsid="02f1c63b" officeooo:paragraph-rsid="02f1c63b"/>
    </style:style>
    <style:style style:name="P1332" style:family="paragraph" style:parent-style-name="Table_20_Contents">
      <style:text-properties officeooo:rsid="02f32859" officeooo:paragraph-rsid="02f32859"/>
    </style:style>
    <style:style style:name="P1333" style:family="paragraph" style:parent-style-name="Table_20_Contents">
      <style:text-properties officeooo:rsid="02f65036" officeooo:paragraph-rsid="02f65036"/>
    </style:style>
    <style:style style:name="P1334" style:family="paragraph" style:parent-style-name="Table_20_Contents">
      <style:text-properties officeooo:rsid="02f819fd" officeooo:paragraph-rsid="02f819fd"/>
    </style:style>
    <style:style style:name="P1335" style:family="paragraph" style:parent-style-name="Table_20_Contents">
      <style:text-properties officeooo:rsid="02fa1afd" officeooo:paragraph-rsid="02fa1afd"/>
    </style:style>
    <style:style style:name="P1336" style:family="paragraph" style:parent-style-name="Table_20_Contents">
      <style:text-properties officeooo:rsid="02fb06d9" officeooo:paragraph-rsid="02fb06d9"/>
    </style:style>
    <style:style style:name="P1337" style:family="paragraph" style:parent-style-name="Table_20_Contents">
      <style:text-properties officeooo:rsid="02fb7231" officeooo:paragraph-rsid="02fb7231"/>
    </style:style>
    <style:style style:name="P1338" style:family="paragraph" style:parent-style-name="Table_20_Contents">
      <style:text-properties officeooo:rsid="02fd0d48" officeooo:paragraph-rsid="02fd0d48"/>
    </style:style>
    <style:style style:name="P1339" style:family="paragraph" style:parent-style-name="Table_20_Contents">
      <style:text-properties officeooo:rsid="02fe5a61" officeooo:paragraph-rsid="02fe5a61"/>
    </style:style>
    <style:style style:name="P1340" style:family="paragraph" style:parent-style-name="Table_20_Contents">
      <style:text-properties officeooo:rsid="02ff4f99" officeooo:paragraph-rsid="02ff4f99"/>
    </style:style>
    <style:style style:name="P1341" style:family="paragraph" style:parent-style-name="Table_20_Contents">
      <style:text-properties officeooo:rsid="02ff8fe7" officeooo:paragraph-rsid="02ff8fe7"/>
    </style:style>
    <style:style style:name="P1342" style:family="paragraph" style:parent-style-name="Table_20_Contents">
      <style:text-properties officeooo:rsid="02ff9233" officeooo:paragraph-rsid="02ff9233"/>
    </style:style>
    <style:style style:name="P1343" style:family="paragraph" style:parent-style-name="Table_20_Contents">
      <style:text-properties officeooo:rsid="03018f9c" officeooo:paragraph-rsid="03018f9c"/>
    </style:style>
    <style:style style:name="P1344" style:family="paragraph" style:parent-style-name="Table_20_Contents">
      <style:text-properties officeooo:rsid="0303017c" officeooo:paragraph-rsid="0303017c"/>
    </style:style>
    <style:style style:name="P1345" style:family="paragraph" style:parent-style-name="Table_20_Contents">
      <style:text-properties officeooo:rsid="03059fd9" officeooo:paragraph-rsid="03059fd9"/>
    </style:style>
    <style:style style:name="P1346" style:family="paragraph" style:parent-style-name="Table_20_Contents">
      <style:text-properties officeooo:rsid="0306f2a5" officeooo:paragraph-rsid="0306f2a5"/>
    </style:style>
    <style:style style:name="P1347" style:family="paragraph" style:parent-style-name="Table_20_Contents">
      <style:text-properties officeooo:rsid="030737f3" officeooo:paragraph-rsid="030737f3"/>
    </style:style>
    <style:style style:name="P1348" style:family="paragraph" style:parent-style-name="Table_20_Contents">
      <style:text-properties officeooo:rsid="0307d7cd" officeooo:paragraph-rsid="0307d7cd"/>
    </style:style>
    <style:style style:name="P1349" style:family="paragraph" style:parent-style-name="Table_20_Contents">
      <style:text-properties officeooo:rsid="030b10b8" officeooo:paragraph-rsid="030b10b8"/>
    </style:style>
    <style:style style:name="P1350" style:family="paragraph" style:parent-style-name="Table_20_Contents">
      <style:text-properties officeooo:rsid="030dae4d" officeooo:paragraph-rsid="030dae4d"/>
    </style:style>
    <style:style style:name="P1351" style:family="paragraph" style:parent-style-name="Table_20_Contents">
      <style:text-properties officeooo:rsid="030f3929" officeooo:paragraph-rsid="030f3929"/>
    </style:style>
    <style:style style:name="P1352" style:family="paragraph" style:parent-style-name="Table_20_Contents">
      <style:text-properties officeooo:rsid="030f54aa" officeooo:paragraph-rsid="030f54aa"/>
    </style:style>
    <style:style style:name="P1353" style:family="paragraph" style:parent-style-name="Table_20_Contents">
      <style:text-properties officeooo:rsid="030fcc28" officeooo:paragraph-rsid="030fcc28"/>
    </style:style>
    <style:style style:name="P1354" style:family="paragraph" style:parent-style-name="Table_20_Contents">
      <style:text-properties officeooo:rsid="03107e5f" officeooo:paragraph-rsid="03107e5f"/>
    </style:style>
    <style:style style:name="P1355" style:family="paragraph" style:parent-style-name="Table_20_Contents">
      <style:text-properties officeooo:rsid="031157e7" officeooo:paragraph-rsid="031157e7"/>
    </style:style>
    <style:style style:name="P1356" style:family="paragraph" style:parent-style-name="Table_20_Contents">
      <style:text-properties officeooo:rsid="0311d497" officeooo:paragraph-rsid="0311d497"/>
    </style:style>
    <style:style style:name="P1357" style:family="paragraph" style:parent-style-name="Table_20_Contents">
      <style:text-properties officeooo:rsid="03129232" officeooo:paragraph-rsid="03129232"/>
    </style:style>
    <style:style style:name="P1358" style:family="paragraph" style:parent-style-name="Table_20_Contents">
      <style:text-properties officeooo:rsid="0312bc14" officeooo:paragraph-rsid="0312bc14"/>
    </style:style>
    <style:style style:name="P1359" style:family="paragraph" style:parent-style-name="Table_20_Contents">
      <style:text-properties officeooo:rsid="031486a2" officeooo:paragraph-rsid="031486a2"/>
    </style:style>
    <style:style style:name="P1360" style:family="paragraph" style:parent-style-name="Table_20_Contents">
      <style:text-properties officeooo:rsid="03149eca" officeooo:paragraph-rsid="03149eca"/>
    </style:style>
    <style:style style:name="P1361" style:family="paragraph" style:parent-style-name="Table_20_Contents">
      <style:text-properties officeooo:rsid="031803cb" officeooo:paragraph-rsid="031803cb"/>
    </style:style>
    <style:style style:name="P1362" style:family="paragraph" style:parent-style-name="Table_20_Contents">
      <style:text-properties officeooo:rsid="03188848" officeooo:paragraph-rsid="03188848"/>
    </style:style>
    <style:style style:name="P1363" style:family="paragraph" style:parent-style-name="Table_20_Contents">
      <style:text-properties officeooo:rsid="031a627a" officeooo:paragraph-rsid="031a627a"/>
    </style:style>
    <style:style style:name="P1364" style:family="paragraph" style:parent-style-name="Table_20_Contents">
      <style:text-properties officeooo:rsid="031b3b89" officeooo:paragraph-rsid="031b3b89"/>
    </style:style>
    <style:style style:name="P1365" style:family="paragraph" style:parent-style-name="Table_20_Contents">
      <style:text-properties officeooo:rsid="031d28dc" officeooo:paragraph-rsid="031d28dc"/>
    </style:style>
    <style:style style:name="P1366" style:family="paragraph" style:parent-style-name="Table_20_Contents">
      <style:text-properties officeooo:rsid="031dae3e" officeooo:paragraph-rsid="031e3fb1"/>
    </style:style>
    <style:style style:name="P1367" style:family="paragraph" style:parent-style-name="Table_20_Contents">
      <style:text-properties officeooo:rsid="031e3fb1" officeooo:paragraph-rsid="031e3fb1"/>
    </style:style>
    <style:style style:name="P1368" style:family="paragraph" style:parent-style-name="Table_20_Contents">
      <style:text-properties officeooo:rsid="031f549d" officeooo:paragraph-rsid="031f549d"/>
    </style:style>
    <style:style style:name="P1369" style:family="paragraph" style:parent-style-name="Table_20_Contents">
      <style:text-properties officeooo:rsid="032219a6" officeooo:paragraph-rsid="032219a6"/>
    </style:style>
    <style:style style:name="P1370" style:family="paragraph" style:parent-style-name="Table_20_Contents">
      <style:text-properties officeooo:rsid="032379f2" officeooo:paragraph-rsid="032379f2"/>
    </style:style>
    <style:style style:name="P1371" style:family="paragraph" style:parent-style-name="Table_20_Contents">
      <style:text-properties officeooo:rsid="03253c56" officeooo:paragraph-rsid="03253c56"/>
    </style:style>
    <style:style style:name="P1372" style:family="paragraph" style:parent-style-name="Table_20_Contents">
      <style:text-properties officeooo:rsid="03265686" officeooo:paragraph-rsid="03265686"/>
    </style:style>
    <style:style style:name="P1373" style:family="paragraph" style:parent-style-name="Table_20_Contents">
      <style:text-properties officeooo:rsid="03268732" officeooo:paragraph-rsid="03268732"/>
    </style:style>
    <style:style style:name="P1374" style:family="paragraph" style:parent-style-name="Table_20_Contents">
      <style:text-properties officeooo:rsid="03277423" officeooo:paragraph-rsid="03277423"/>
    </style:style>
    <style:style style:name="P1375" style:family="paragraph" style:parent-style-name="Table_20_Contents">
      <style:text-properties officeooo:rsid="03284b33" officeooo:paragraph-rsid="03284b33"/>
    </style:style>
    <style:style style:name="P1376" style:family="paragraph" style:parent-style-name="Table_20_Contents">
      <style:text-properties officeooo:rsid="0329eff4" officeooo:paragraph-rsid="0329eff4"/>
    </style:style>
    <style:style style:name="P1377" style:family="paragraph" style:parent-style-name="Table_20_Contents">
      <style:text-properties officeooo:rsid="032cf077" officeooo:paragraph-rsid="032cf077"/>
    </style:style>
    <style:style style:name="P1378" style:family="paragraph" style:parent-style-name="Table_20_Contents">
      <style:text-properties officeooo:rsid="032dbdac" officeooo:paragraph-rsid="032dbdac"/>
    </style:style>
    <style:style style:name="P1379" style:family="paragraph" style:parent-style-name="Table_20_Contents">
      <style:text-properties officeooo:rsid="032f771b" officeooo:paragraph-rsid="032f771b"/>
    </style:style>
    <style:style style:name="P1380" style:family="paragraph" style:parent-style-name="Table_20_Contents">
      <style:text-properties officeooo:rsid="03317627" officeooo:paragraph-rsid="03317627"/>
    </style:style>
    <style:style style:name="P1381" style:family="paragraph" style:parent-style-name="Table_20_Contents">
      <style:text-properties officeooo:rsid="03345e04" officeooo:paragraph-rsid="03345e04"/>
    </style:style>
    <style:style style:name="P1382" style:family="paragraph" style:parent-style-name="Table_20_Contents">
      <style:text-properties officeooo:rsid="0334a5b6" officeooo:paragraph-rsid="0334a5b6"/>
    </style:style>
    <style:style style:name="P1383" style:family="paragraph" style:parent-style-name="Table_20_Contents">
      <style:text-properties officeooo:rsid="0337f4df" officeooo:paragraph-rsid="0337f4df"/>
    </style:style>
    <style:style style:name="P1384" style:family="paragraph" style:parent-style-name="Table_20_Contents">
      <style:text-properties officeooo:rsid="033a6bf7" officeooo:paragraph-rsid="033a6bf7"/>
    </style:style>
    <style:style style:name="P1385" style:family="paragraph" style:parent-style-name="Table_20_Contents">
      <style:text-properties officeooo:rsid="033b8229" officeooo:paragraph-rsid="033b8229"/>
    </style:style>
    <style:style style:name="P1386" style:family="paragraph" style:parent-style-name="Table_20_Contents">
      <style:text-properties officeooo:rsid="033d18ab" officeooo:paragraph-rsid="033d18ab"/>
    </style:style>
    <style:style style:name="P1387" style:family="paragraph" style:parent-style-name="Table_20_Contents">
      <style:text-properties officeooo:rsid="033e7ac2" officeooo:paragraph-rsid="033e7ac2"/>
    </style:style>
    <style:style style:name="P1388" style:family="paragraph" style:parent-style-name="Table_20_Contents">
      <style:text-properties officeooo:rsid="03401c7f" officeooo:paragraph-rsid="03401c7f"/>
    </style:style>
    <style:style style:name="P1389" style:family="paragraph" style:parent-style-name="Table_20_Contents">
      <style:text-properties officeooo:rsid="03414c30" officeooo:paragraph-rsid="03414c30"/>
    </style:style>
    <style:style style:name="P1390" style:family="paragraph" style:parent-style-name="Table_20_Contents">
      <style:text-properties officeooo:rsid="034410f4" officeooo:paragraph-rsid="034410f4"/>
    </style:style>
    <style:style style:name="P1391" style:family="paragraph" style:parent-style-name="Table_20_Contents">
      <style:text-properties officeooo:rsid="0345a575" officeooo:paragraph-rsid="0345a575"/>
    </style:style>
    <style:style style:name="P1392" style:family="paragraph" style:parent-style-name="Table_20_Contents">
      <style:text-properties officeooo:rsid="0346d56e" officeooo:paragraph-rsid="0346d56e"/>
    </style:style>
    <style:style style:name="P1393" style:family="paragraph" style:parent-style-name="Table_20_Contents">
      <style:text-properties officeooo:rsid="034755fc" officeooo:paragraph-rsid="034755fc"/>
    </style:style>
    <style:style style:name="P1394" style:family="paragraph" style:parent-style-name="Table_20_Contents">
      <style:text-properties officeooo:rsid="0347d7c4" officeooo:paragraph-rsid="0347d7c4"/>
    </style:style>
    <style:style style:name="P1395" style:family="paragraph" style:parent-style-name="Table_20_Contents">
      <style:text-properties officeooo:rsid="03493c95" officeooo:paragraph-rsid="03493c95"/>
    </style:style>
    <style:style style:name="P1396" style:family="paragraph" style:parent-style-name="Table_20_Contents">
      <style:text-properties officeooo:rsid="034a79eb" officeooo:paragraph-rsid="034a79eb"/>
    </style:style>
    <style:style style:name="P1397" style:family="paragraph" style:parent-style-name="Table_20_Contents">
      <style:text-properties officeooo:rsid="034a9447" officeooo:paragraph-rsid="034a9447"/>
    </style:style>
    <style:style style:name="P1398" style:family="paragraph" style:parent-style-name="Table_20_Contents">
      <style:text-properties officeooo:rsid="034aa5f1" officeooo:paragraph-rsid="034aa5f1"/>
    </style:style>
    <style:style style:name="P1399" style:family="paragraph" style:parent-style-name="Table_20_Contents">
      <style:text-properties officeooo:rsid="034d8b5a" officeooo:paragraph-rsid="034d8b5a"/>
    </style:style>
    <style:style style:name="P1400" style:family="paragraph" style:parent-style-name="Table_20_Contents">
      <style:text-properties officeooo:rsid="034e50bf" officeooo:paragraph-rsid="034e50bf"/>
    </style:style>
    <style:style style:name="P1401" style:family="paragraph" style:parent-style-name="Table_20_Contents">
      <style:text-properties officeooo:rsid="034ff5c4" officeooo:paragraph-rsid="034ff5c4"/>
    </style:style>
    <style:style style:name="P1402" style:family="paragraph" style:parent-style-name="Table_20_Contents">
      <style:text-properties officeooo:rsid="0351b8d3" officeooo:paragraph-rsid="0351b8d3"/>
    </style:style>
    <style:style style:name="P1403" style:family="paragraph" style:parent-style-name="Table_20_Contents">
      <style:text-properties officeooo:rsid="03531f8e" officeooo:paragraph-rsid="035438ac"/>
    </style:style>
    <style:style style:name="P1404" style:family="paragraph" style:parent-style-name="Table_20_Contents">
      <style:text-properties officeooo:rsid="035438ac" officeooo:paragraph-rsid="035438ac"/>
    </style:style>
    <style:style style:name="P1405" style:family="paragraph" style:parent-style-name="Table_20_Contents">
      <style:text-properties officeooo:rsid="0354c92d" officeooo:paragraph-rsid="0354c92d"/>
    </style:style>
    <style:style style:name="P1406" style:family="paragraph" style:parent-style-name="Table_20_Contents">
      <style:text-properties officeooo:rsid="03555db1" officeooo:paragraph-rsid="03555db1"/>
    </style:style>
    <style:style style:name="P1407" style:family="paragraph" style:parent-style-name="Table_20_Contents">
      <style:text-properties officeooo:rsid="0355798a" officeooo:paragraph-rsid="0355798a"/>
    </style:style>
    <style:style style:name="P1408" style:family="paragraph" style:parent-style-name="Table_20_Contents">
      <style:text-properties officeooo:rsid="035665f4" officeooo:paragraph-rsid="035665f4"/>
    </style:style>
    <style:style style:name="P1409" style:family="paragraph" style:parent-style-name="Table_20_Contents">
      <style:text-properties officeooo:rsid="0357f915" officeooo:paragraph-rsid="0357f915"/>
    </style:style>
    <style:style style:name="P1410" style:family="paragraph" style:parent-style-name="Table_20_Contents">
      <style:text-properties officeooo:rsid="03589426" officeooo:paragraph-rsid="03589426"/>
    </style:style>
    <style:style style:name="P1411" style:family="paragraph" style:parent-style-name="Table_20_Contents">
      <style:text-properties officeooo:rsid="03595434" officeooo:paragraph-rsid="03595434"/>
    </style:style>
    <style:style style:name="P1412" style:family="paragraph" style:parent-style-name="Table_20_Contents">
      <style:text-properties officeooo:rsid="035a7e4d" officeooo:paragraph-rsid="035a7e4d"/>
    </style:style>
    <style:style style:name="P1413" style:family="paragraph" style:parent-style-name="Table_20_Contents">
      <style:text-properties officeooo:rsid="035aa691" officeooo:paragraph-rsid="035aa691"/>
    </style:style>
    <style:style style:name="P1414" style:family="paragraph" style:parent-style-name="Table_20_Contents">
      <style:text-properties officeooo:rsid="035c90a9" officeooo:paragraph-rsid="035c90a9"/>
    </style:style>
    <style:style style:name="P1415" style:family="paragraph" style:parent-style-name="Table_20_Contents">
      <style:text-properties officeooo:rsid="035d602a" officeooo:paragraph-rsid="035d602a"/>
    </style:style>
    <style:style style:name="P1416" style:family="paragraph" style:parent-style-name="Table_20_Contents">
      <style:text-properties officeooo:rsid="035ecf1a" officeooo:paragraph-rsid="035ecf1a"/>
    </style:style>
    <style:style style:name="P1417" style:family="paragraph" style:parent-style-name="Table_20_Contents">
      <style:text-properties officeooo:rsid="035ef0c8" officeooo:paragraph-rsid="035ef0c8"/>
    </style:style>
    <style:style style:name="P1418" style:family="paragraph" style:parent-style-name="Table_20_Contents">
      <style:text-properties officeooo:rsid="0361629e" officeooo:paragraph-rsid="0361629e"/>
    </style:style>
    <style:style style:name="P1419" style:family="paragraph" style:parent-style-name="Table_20_Contents">
      <style:text-properties officeooo:rsid="0362f83d" officeooo:paragraph-rsid="0362f83d"/>
    </style:style>
    <style:style style:name="P1420" style:family="paragraph" style:parent-style-name="Table_20_Contents">
      <style:text-properties officeooo:rsid="03639aae" officeooo:paragraph-rsid="03639aae"/>
    </style:style>
    <style:style style:name="P1421" style:family="paragraph" style:parent-style-name="Table_20_Contents">
      <style:text-properties officeooo:rsid="03640668" officeooo:paragraph-rsid="03640668"/>
    </style:style>
    <style:style style:name="P1422" style:family="paragraph" style:parent-style-name="Table_20_Contents">
      <style:text-properties officeooo:rsid="0365def4" officeooo:paragraph-rsid="0365def4"/>
    </style:style>
    <style:style style:name="P1423" style:family="paragraph" style:parent-style-name="Table_20_Contents">
      <style:text-properties officeooo:rsid="036942f6" officeooo:paragraph-rsid="036942f6"/>
    </style:style>
    <style:style style:name="P1424" style:family="paragraph" style:parent-style-name="Table_20_Contents">
      <style:text-properties officeooo:rsid="0369ad62" officeooo:paragraph-rsid="0369ad62"/>
    </style:style>
    <style:style style:name="P1425" style:family="paragraph" style:parent-style-name="Table_20_Contents">
      <style:text-properties officeooo:rsid="036ae825" officeooo:paragraph-rsid="036ae825"/>
    </style:style>
    <style:style style:name="P1426" style:family="paragraph" style:parent-style-name="Table_20_Contents">
      <style:text-properties officeooo:rsid="036b51f3" officeooo:paragraph-rsid="036b51f3"/>
    </style:style>
    <style:style style:name="P1427" style:family="paragraph" style:parent-style-name="Table_20_Contents">
      <style:text-properties officeooo:rsid="036d47f5" officeooo:paragraph-rsid="036d47f5"/>
    </style:style>
    <style:style style:name="P1428" style:family="paragraph" style:parent-style-name="Table_20_Contents">
      <style:text-properties officeooo:rsid="036eaae2" officeooo:paragraph-rsid="036eaae2"/>
    </style:style>
    <style:style style:name="P1429" style:family="paragraph" style:parent-style-name="Table_20_Contents">
      <style:text-properties officeooo:rsid="036f764c" officeooo:paragraph-rsid="036f764c"/>
    </style:style>
    <style:style style:name="P1430" style:family="paragraph" style:parent-style-name="Table_20_Contents">
      <style:text-properties officeooo:rsid="0370cde9" officeooo:paragraph-rsid="0370cde9"/>
    </style:style>
    <style:style style:name="P1431" style:family="paragraph" style:parent-style-name="Table_20_Contents">
      <style:text-properties officeooo:rsid="0372cdcf" officeooo:paragraph-rsid="0372cdcf"/>
    </style:style>
    <style:style style:name="P1432" style:family="paragraph" style:parent-style-name="Table_20_Contents">
      <style:text-properties officeooo:rsid="0375f851" officeooo:paragraph-rsid="0375f851"/>
    </style:style>
    <style:style style:name="P1433" style:family="paragraph" style:parent-style-name="Table_20_Contents">
      <style:text-properties officeooo:rsid="0376b859" officeooo:paragraph-rsid="0376b859"/>
    </style:style>
    <style:style style:name="P1434" style:family="paragraph" style:parent-style-name="Table_20_Contents">
      <style:text-properties officeooo:rsid="0376ea92" officeooo:paragraph-rsid="0376ea92"/>
    </style:style>
    <style:style style:name="P1435" style:family="paragraph" style:parent-style-name="Table_20_Contents">
      <style:text-properties officeooo:rsid="0378591b" officeooo:paragraph-rsid="0378591b"/>
    </style:style>
    <style:style style:name="P1436" style:family="paragraph" style:parent-style-name="Table_20_Contents">
      <style:text-properties officeooo:rsid="03793496" officeooo:paragraph-rsid="03793496"/>
    </style:style>
    <style:style style:name="P1437" style:family="paragraph" style:parent-style-name="Table_20_Contents">
      <style:text-properties officeooo:rsid="037b1f9e" officeooo:paragraph-rsid="037b1f9e"/>
    </style:style>
    <style:style style:name="P1438" style:family="paragraph" style:parent-style-name="Table_20_Contents">
      <style:text-properties officeooo:rsid="037d93ec" officeooo:paragraph-rsid="037d93ec"/>
    </style:style>
    <style:style style:name="P1439" style:family="paragraph" style:parent-style-name="Table_20_Contents">
      <style:text-properties officeooo:rsid="037dbd16" officeooo:paragraph-rsid="037dbd16"/>
    </style:style>
    <style:style style:name="P1440" style:family="paragraph" style:parent-style-name="Table_20_Contents">
      <style:text-properties officeooo:rsid="038021a7" officeooo:paragraph-rsid="038021a7"/>
    </style:style>
    <style:style style:name="P1441" style:family="paragraph" style:parent-style-name="Table_20_Contents">
      <style:text-properties officeooo:rsid="0381342d" officeooo:paragraph-rsid="0381342d"/>
    </style:style>
    <style:style style:name="P1442" style:family="paragraph" style:parent-style-name="Table_20_Contents">
      <style:text-properties officeooo:rsid="03835d17" officeooo:paragraph-rsid="03835d17"/>
    </style:style>
    <style:style style:name="P1443" style:family="paragraph" style:parent-style-name="Table_20_Contents">
      <style:text-properties officeooo:rsid="03849beb" officeooo:paragraph-rsid="03849beb"/>
    </style:style>
    <style:style style:name="P1444" style:family="paragraph" style:parent-style-name="Table_20_Contents">
      <style:text-properties officeooo:rsid="03861349" officeooo:paragraph-rsid="03861349"/>
    </style:style>
    <style:style style:name="P1445" style:family="paragraph" style:parent-style-name="Table_20_Contents">
      <style:text-properties officeooo:rsid="0387c781" officeooo:paragraph-rsid="0387c781"/>
    </style:style>
    <style:style style:name="P1446" style:family="paragraph" style:parent-style-name="Table_20_Contents">
      <style:text-properties officeooo:rsid="038b4554" officeooo:paragraph-rsid="038b4554"/>
    </style:style>
    <style:style style:name="P1447" style:family="paragraph" style:parent-style-name="Table_20_Contents">
      <style:text-properties officeooo:rsid="038c6a29" officeooo:paragraph-rsid="00448b1f"/>
    </style:style>
    <style:style style:name="P1448" style:family="paragraph" style:parent-style-name="Table_20_Contents">
      <style:text-properties officeooo:rsid="038d0d04" officeooo:paragraph-rsid="038d0d04"/>
    </style:style>
    <style:style style:name="P1449" style:family="paragraph" style:parent-style-name="Table_20_Contents">
      <style:text-properties officeooo:rsid="038e21d2" officeooo:paragraph-rsid="038e21d2"/>
    </style:style>
    <style:style style:name="P1450" style:family="paragraph" style:parent-style-name="Table_20_Contents">
      <style:text-properties officeooo:rsid="038ef4c1" officeooo:paragraph-rsid="038ef4c1"/>
    </style:style>
    <style:style style:name="P1451" style:family="paragraph" style:parent-style-name="Table_20_Contents">
      <style:text-properties officeooo:rsid="038fc631" officeooo:paragraph-rsid="038fc631"/>
    </style:style>
    <style:style style:name="P1452" style:family="paragraph" style:parent-style-name="Table_20_Contents">
      <style:text-properties officeooo:rsid="0390a33a" officeooo:paragraph-rsid="0390a33a"/>
    </style:style>
    <style:style style:name="P1453" style:family="paragraph" style:parent-style-name="Table_20_Contents">
      <style:text-properties officeooo:rsid="0392642f" officeooo:paragraph-rsid="0392642f"/>
    </style:style>
    <style:style style:name="P1454" style:family="paragraph" style:parent-style-name="Table_20_Contents">
      <style:text-properties officeooo:rsid="0392e169" officeooo:paragraph-rsid="0392e169"/>
    </style:style>
    <style:style style:name="P1455" style:family="paragraph" style:parent-style-name="Table_20_Contents">
      <style:text-properties officeooo:rsid="039673ba" officeooo:paragraph-rsid="039673ba"/>
    </style:style>
    <style:style style:name="P1456" style:family="paragraph" style:parent-style-name="Table_20_Contents">
      <style:text-properties officeooo:rsid="0396bc13" officeooo:paragraph-rsid="0396bc13"/>
    </style:style>
    <style:style style:name="P1457" style:family="paragraph" style:parent-style-name="Table_20_Contents">
      <style:text-properties officeooo:rsid="0398d39e" officeooo:paragraph-rsid="0398d39e"/>
    </style:style>
    <style:style style:name="P1458" style:family="paragraph" style:parent-style-name="Table_20_Contents">
      <style:text-properties officeooo:rsid="03996926" officeooo:paragraph-rsid="03996926"/>
    </style:style>
    <style:style style:name="P1459" style:family="paragraph" style:parent-style-name="Table_20_Contents">
      <style:text-properties officeooo:rsid="03996926" officeooo:paragraph-rsid="039a7810"/>
    </style:style>
    <style:style style:name="P1460" style:family="paragraph" style:parent-style-name="Table_20_Contents">
      <style:text-properties officeooo:rsid="039d8845" officeooo:paragraph-rsid="039d8845"/>
    </style:style>
    <style:style style:name="P1461" style:family="paragraph" style:parent-style-name="Table_20_Contents">
      <style:text-properties officeooo:rsid="039df69c" officeooo:paragraph-rsid="039df69c"/>
    </style:style>
    <style:style style:name="P1462" style:family="paragraph" style:parent-style-name="Table_20_Contents">
      <style:text-properties officeooo:rsid="039fd7ab" officeooo:paragraph-rsid="039fd7ab"/>
    </style:style>
    <style:style style:name="P1463" style:family="paragraph" style:parent-style-name="Table_20_Contents">
      <style:text-properties officeooo:rsid="03a20ac8" officeooo:paragraph-rsid="03a20ac8"/>
    </style:style>
    <style:style style:name="P1464" style:family="paragraph" style:parent-style-name="Table_20_Contents">
      <style:text-properties officeooo:rsid="03a3a4ba" officeooo:paragraph-rsid="03a3a4ba"/>
    </style:style>
    <style:style style:name="P1465" style:family="paragraph" style:parent-style-name="Table_20_Contents">
      <style:text-properties officeooo:rsid="03a42024" officeooo:paragraph-rsid="03a42024"/>
    </style:style>
    <style:style style:name="P1466" style:family="paragraph" style:parent-style-name="Table_20_Contents">
      <style:text-properties officeooo:rsid="03a53a31" officeooo:paragraph-rsid="03a53a31"/>
    </style:style>
    <style:style style:name="P1467" style:family="paragraph" style:parent-style-name="Table_20_Contents">
      <style:text-properties officeooo:rsid="03a6338e" officeooo:paragraph-rsid="03a6338e"/>
    </style:style>
    <style:style style:name="P1468" style:family="paragraph" style:parent-style-name="Table_20_Contents">
      <style:text-properties officeooo:rsid="03a6da79" officeooo:paragraph-rsid="03a6da79"/>
    </style:style>
    <style:style style:name="P1469" style:family="paragraph" style:parent-style-name="Table_20_Contents">
      <style:text-properties officeooo:rsid="03a7e1e3" officeooo:paragraph-rsid="03a7e1e3"/>
    </style:style>
    <style:style style:name="P1470" style:family="paragraph" style:parent-style-name="Table_20_Contents">
      <style:text-properties officeooo:rsid="03a929c2" officeooo:paragraph-rsid="03a929c2"/>
    </style:style>
    <style:style style:name="P1471" style:family="paragraph" style:parent-style-name="Table_20_Contents">
      <style:text-properties officeooo:rsid="03aa5113" officeooo:paragraph-rsid="03aa5113"/>
    </style:style>
    <style:style style:name="P1472" style:family="paragraph" style:parent-style-name="Table_20_Contents">
      <style:text-properties officeooo:rsid="03aad131" officeooo:paragraph-rsid="03aad131"/>
    </style:style>
    <style:style style:name="P1473" style:family="paragraph" style:parent-style-name="Table_20_Contents">
      <style:text-properties officeooo:rsid="03aaef6a" officeooo:paragraph-rsid="03aaef6a"/>
    </style:style>
    <style:style style:name="P1474" style:family="paragraph" style:parent-style-name="Table_20_Contents">
      <style:text-properties officeooo:rsid="03abedf6" officeooo:paragraph-rsid="03abedf6"/>
    </style:style>
    <style:style style:name="P1475" style:family="paragraph" style:parent-style-name="Table_20_Contents">
      <style:text-properties officeooo:rsid="03ac8fdb" officeooo:paragraph-rsid="03ac8fdb"/>
    </style:style>
    <style:style style:name="P1476" style:family="paragraph" style:parent-style-name="Table_20_Contents">
      <style:text-properties officeooo:rsid="03ad7140" officeooo:paragraph-rsid="03ad7140"/>
    </style:style>
    <style:style style:name="P1477" style:family="paragraph" style:parent-style-name="Table_20_Contents">
      <style:text-properties officeooo:rsid="03ae6e81" officeooo:paragraph-rsid="03ae6e81"/>
    </style:style>
    <style:style style:name="P1478" style:family="paragraph" style:parent-style-name="Table_20_Contents">
      <style:text-properties officeooo:rsid="03af14d8" officeooo:paragraph-rsid="03af14d8"/>
    </style:style>
    <style:style style:name="P1479" style:family="paragraph" style:parent-style-name="Table_20_Contents">
      <style:text-properties officeooo:rsid="03b0a558" officeooo:paragraph-rsid="03b0a558"/>
    </style:style>
    <style:style style:name="P1480" style:family="paragraph" style:parent-style-name="Table_20_Contents">
      <style:text-properties officeooo:rsid="03b1a1aa" officeooo:paragraph-rsid="03b1a1aa"/>
    </style:style>
    <style:style style:name="P1481" style:family="paragraph" style:parent-style-name="Table_20_Contents">
      <style:text-properties officeooo:rsid="03b34ad6" officeooo:paragraph-rsid="03b34ad6"/>
    </style:style>
    <style:style style:name="P1482" style:family="paragraph" style:parent-style-name="Table_20_Contents">
      <style:text-properties officeooo:rsid="03b4cf2e" officeooo:paragraph-rsid="03b4cf2e"/>
    </style:style>
    <style:style style:name="P1483" style:family="paragraph" style:parent-style-name="Table_20_Contents">
      <style:text-properties officeooo:rsid="03b4d27a" officeooo:paragraph-rsid="03b4d27a"/>
    </style:style>
    <style:style style:name="P1484" style:family="paragraph" style:parent-style-name="Table_20_Contents">
      <style:text-properties officeooo:rsid="03b4df6a" officeooo:paragraph-rsid="03b4df6a"/>
    </style:style>
    <style:style style:name="P1485" style:family="paragraph" style:parent-style-name="Table_20_Contents">
      <style:text-properties officeooo:rsid="03b5dff1" officeooo:paragraph-rsid="03b5dff1"/>
    </style:style>
    <style:style style:name="P1486" style:family="paragraph" style:parent-style-name="Table_20_Contents">
      <style:text-properties officeooo:rsid="03b738e1" officeooo:paragraph-rsid="03b738e1"/>
    </style:style>
    <style:style style:name="P1487" style:family="paragraph" style:parent-style-name="Table_20_Contents">
      <style:text-properties officeooo:rsid="03b899db" officeooo:paragraph-rsid="03b899db"/>
    </style:style>
    <style:style style:name="P1488" style:family="paragraph" style:parent-style-name="Table_20_Contents">
      <style:text-properties officeooo:rsid="03ba5b86" officeooo:paragraph-rsid="03ba5b86"/>
    </style:style>
    <style:style style:name="P1489" style:family="paragraph" style:parent-style-name="Table_20_Contents">
      <style:text-properties officeooo:rsid="03bad30c" officeooo:paragraph-rsid="03bad30c"/>
    </style:style>
    <style:style style:name="P1490" style:family="paragraph" style:parent-style-name="Table_20_Contents">
      <style:text-properties officeooo:rsid="03bbc50b" officeooo:paragraph-rsid="03bbc50b"/>
    </style:style>
    <style:style style:name="P1491" style:family="paragraph" style:parent-style-name="Table_20_Contents">
      <style:text-properties officeooo:rsid="03bc4417" officeooo:paragraph-rsid="03bc4417"/>
    </style:style>
    <style:style style:name="P1492" style:family="paragraph" style:parent-style-name="Table_20_Contents">
      <style:text-properties officeooo:rsid="03bdcbda" officeooo:paragraph-rsid="03bdcbda"/>
    </style:style>
    <style:style style:name="P1493" style:family="paragraph" style:parent-style-name="Table_20_Contents">
      <style:text-properties officeooo:rsid="03bf54e9" officeooo:paragraph-rsid="03bf54e9"/>
    </style:style>
    <style:style style:name="P1494" style:family="paragraph" style:parent-style-name="Table_20_Contents">
      <style:text-properties officeooo:rsid="03c06317" officeooo:paragraph-rsid="03c06317"/>
    </style:style>
    <style:style style:name="P1495" style:family="paragraph" style:parent-style-name="Table_20_Contents">
      <style:text-properties officeooo:rsid="03c0f551" officeooo:paragraph-rsid="03c0f551"/>
    </style:style>
    <style:style style:name="P1496" style:family="paragraph" style:parent-style-name="Table_20_Contents">
      <style:text-properties officeooo:rsid="03c262d3" officeooo:paragraph-rsid="03c262d3"/>
    </style:style>
    <style:style style:name="P1497" style:family="paragraph" style:parent-style-name="Table_20_Contents">
      <style:text-properties officeooo:rsid="03c56c17" officeooo:paragraph-rsid="03c56c17"/>
    </style:style>
    <style:style style:name="P1498" style:family="paragraph" style:parent-style-name="Table_20_Contents">
      <style:text-properties officeooo:rsid="03c57868" officeooo:paragraph-rsid="03c57868"/>
    </style:style>
    <style:style style:name="P1499" style:family="paragraph" style:parent-style-name="Table_20_Contents">
      <style:text-properties officeooo:rsid="03c68922" officeooo:paragraph-rsid="03c68922"/>
    </style:style>
    <style:style style:name="P1500" style:family="paragraph" style:parent-style-name="Table_20_Contents">
      <style:text-properties officeooo:rsid="03c85f85" officeooo:paragraph-rsid="03c85f85"/>
    </style:style>
    <style:style style:name="P1501" style:family="paragraph" style:parent-style-name="Table_20_Contents">
      <style:text-properties officeooo:rsid="03c98dee" officeooo:paragraph-rsid="03c98dee"/>
    </style:style>
    <style:style style:name="P1502" style:family="paragraph" style:parent-style-name="Table_20_Contents">
      <style:text-properties officeooo:rsid="03ca9e69" officeooo:paragraph-rsid="03ca9e69"/>
    </style:style>
    <style:style style:name="P1503" style:family="paragraph" style:parent-style-name="Table_20_Contents">
      <style:text-properties officeooo:rsid="03cb89ba" officeooo:paragraph-rsid="03cb89ba"/>
    </style:style>
    <style:style style:name="P1504" style:family="paragraph" style:parent-style-name="Table_20_Contents">
      <style:text-properties officeooo:rsid="03cbbe35" officeooo:paragraph-rsid="03cbbe35"/>
    </style:style>
    <style:style style:name="P1505" style:family="paragraph" style:parent-style-name="Table_20_Contents">
      <style:text-properties officeooo:rsid="03cc494f" officeooo:paragraph-rsid="03cc494f"/>
    </style:style>
    <style:style style:name="P1506" style:family="paragraph" style:parent-style-name="Table_20_Contents">
      <style:text-properties officeooo:rsid="03ccd8dc" officeooo:paragraph-rsid="03ccd8dc"/>
    </style:style>
    <style:style style:name="P1507" style:family="paragraph" style:parent-style-name="Table_20_Contents">
      <style:text-properties officeooo:rsid="03cd8a57" officeooo:paragraph-rsid="03cd8a57"/>
    </style:style>
    <style:style style:name="P1508" style:family="paragraph" style:parent-style-name="Table_20_Contents">
      <style:text-properties officeooo:rsid="03cea342" officeooo:paragraph-rsid="03cea342"/>
    </style:style>
    <style:style style:name="P1509" style:family="paragraph" style:parent-style-name="Table_20_Contents">
      <style:text-properties officeooo:rsid="03d08f73" officeooo:paragraph-rsid="03d08f73"/>
    </style:style>
    <style:style style:name="P1510" style:family="paragraph" style:parent-style-name="Table_20_Contents">
      <style:text-properties officeooo:rsid="03d2390a" officeooo:paragraph-rsid="03d2390a"/>
    </style:style>
    <style:style style:name="P1511" style:family="paragraph" style:parent-style-name="Table_20_Contents">
      <style:text-properties officeooo:rsid="03d2a410" officeooo:paragraph-rsid="03d2a410"/>
    </style:style>
    <style:style style:name="P1512" style:family="paragraph" style:parent-style-name="Table_20_Contents">
      <style:text-properties officeooo:rsid="03d305b0" officeooo:paragraph-rsid="03d305b0"/>
    </style:style>
    <style:style style:name="P1513" style:family="paragraph" style:parent-style-name="Table_20_Contents">
      <style:text-properties officeooo:rsid="03d3bcdf" officeooo:paragraph-rsid="03d3bcdf"/>
    </style:style>
    <style:style style:name="P1514" style:family="paragraph" style:parent-style-name="Table_20_Contents">
      <style:text-properties officeooo:rsid="03d4d999" officeooo:paragraph-rsid="03d4d999"/>
    </style:style>
    <style:style style:name="P1515" style:family="paragraph" style:parent-style-name="Table_20_Contents">
      <style:text-properties officeooo:rsid="03d6660c" officeooo:paragraph-rsid="03d6660c"/>
    </style:style>
    <style:style style:name="P1516" style:family="paragraph" style:parent-style-name="Table_20_Contents">
      <style:text-properties officeooo:rsid="03d808f8" officeooo:paragraph-rsid="03d808f8"/>
    </style:style>
    <style:style style:name="P1517" style:family="paragraph" style:parent-style-name="Table_20_Contents">
      <style:text-properties officeooo:rsid="03d8eb70" officeooo:paragraph-rsid="03d8eb70"/>
    </style:style>
    <style:style style:name="P1518" style:family="paragraph" style:parent-style-name="Table_20_Contents">
      <style:text-properties officeooo:rsid="03d9152e" officeooo:paragraph-rsid="03d9152e"/>
    </style:style>
    <style:style style:name="P1519" style:family="paragraph" style:parent-style-name="Table_20_Contents">
      <style:text-properties officeooo:rsid="03dac617" officeooo:paragraph-rsid="03dac617"/>
    </style:style>
    <style:style style:name="P1520" style:family="paragraph" style:parent-style-name="Table_20_Contents">
      <style:text-properties officeooo:rsid="03dc5c2c" officeooo:paragraph-rsid="03dc5c2c"/>
    </style:style>
    <style:style style:name="P1521" style:family="paragraph" style:parent-style-name="Table_20_Contents">
      <style:text-properties officeooo:rsid="03de107c" officeooo:paragraph-rsid="03de107c"/>
    </style:style>
    <style:style style:name="P1522" style:family="paragraph" style:parent-style-name="Table_20_Contents">
      <style:text-properties officeooo:rsid="03df8ba8" officeooo:paragraph-rsid="03df8ba8"/>
    </style:style>
    <style:style style:name="P1523" style:family="paragraph" style:parent-style-name="Table_20_Contents">
      <style:text-properties officeooo:rsid="03e03b13" officeooo:paragraph-rsid="03e03b13"/>
    </style:style>
    <style:style style:name="P1524" style:family="paragraph" style:parent-style-name="Table_20_Contents">
      <style:text-properties officeooo:rsid="03e16d0f" officeooo:paragraph-rsid="03e16d0f"/>
    </style:style>
    <style:style style:name="P1525" style:family="paragraph" style:parent-style-name="Table_20_Contents">
      <style:text-properties officeooo:rsid="03e2ee86" officeooo:paragraph-rsid="03e2ee86"/>
    </style:style>
    <style:style style:name="P1526" style:family="paragraph" style:parent-style-name="Table_20_Contents">
      <style:text-properties officeooo:rsid="03e45f97" officeooo:paragraph-rsid="03e45f97"/>
    </style:style>
    <style:style style:name="P1527" style:family="paragraph" style:parent-style-name="Table_20_Contents">
      <style:text-properties officeooo:rsid="03e6337b" officeooo:paragraph-rsid="03e6337b"/>
    </style:style>
    <style:style style:name="P1528" style:family="paragraph" style:parent-style-name="Table_20_Contents">
      <style:text-properties officeooo:rsid="03e7d65c" officeooo:paragraph-rsid="03e7d65c"/>
    </style:style>
    <style:style style:name="P1529" style:family="paragraph" style:parent-style-name="Table_20_Contents">
      <style:text-properties officeooo:rsid="03e9d4b6" officeooo:paragraph-rsid="03e9d4b6"/>
    </style:style>
    <style:style style:name="P1530" style:family="paragraph" style:parent-style-name="Table_20_Contents">
      <style:text-properties officeooo:rsid="03ea0731" officeooo:paragraph-rsid="03ea0731"/>
    </style:style>
    <style:style style:name="P1531" style:family="paragraph" style:parent-style-name="Table_20_Contents">
      <style:text-properties officeooo:rsid="03eb4a62" officeooo:paragraph-rsid="03eb4a62"/>
    </style:style>
    <style:style style:name="P1532" style:family="paragraph" style:parent-style-name="Table_20_Contents">
      <style:text-properties officeooo:rsid="03eba7a3" officeooo:paragraph-rsid="03eba7a3"/>
    </style:style>
    <style:style style:name="P1533" style:family="paragraph" style:parent-style-name="Table_20_Contents">
      <style:text-properties officeooo:rsid="03ed704c" officeooo:paragraph-rsid="03ed704c"/>
    </style:style>
    <style:style style:name="P1534" style:family="paragraph" style:parent-style-name="Table_20_Contents">
      <style:text-properties officeooo:rsid="03ee3a72" officeooo:paragraph-rsid="03ee3a72"/>
    </style:style>
    <style:style style:name="P1535" style:family="paragraph" style:parent-style-name="Table_20_Contents">
      <style:text-properties officeooo:rsid="03ee812a" officeooo:paragraph-rsid="03ee812a"/>
    </style:style>
    <style:style style:name="P1536" style:family="paragraph" style:parent-style-name="Table_20_Contents">
      <style:text-properties officeooo:rsid="03ef328b" officeooo:paragraph-rsid="03ef328b"/>
    </style:style>
    <style:style style:name="P1537" style:family="paragraph" style:parent-style-name="Table_20_Contents">
      <style:text-properties officeooo:rsid="03ef970c" officeooo:paragraph-rsid="03ef970c"/>
    </style:style>
    <style:style style:name="P1538" style:family="paragraph" style:parent-style-name="Table_20_Contents">
      <style:text-properties officeooo:rsid="03f15db6" officeooo:paragraph-rsid="03f15db6"/>
    </style:style>
    <style:style style:name="P1539" style:family="paragraph" style:parent-style-name="Table_20_Contents">
      <style:text-properties officeooo:rsid="03f3b342" officeooo:paragraph-rsid="03f3b342"/>
    </style:style>
    <style:style style:name="P1540" style:family="paragraph" style:parent-style-name="Table_20_Contents">
      <style:text-properties officeooo:rsid="03f58bbe" officeooo:paragraph-rsid="03f58bbe"/>
    </style:style>
    <style:style style:name="P1541" style:family="paragraph" style:parent-style-name="Table_20_Contents">
      <style:text-properties officeooo:rsid="03f6bd90" officeooo:paragraph-rsid="03f6bd90"/>
    </style:style>
    <style:style style:name="P1542" style:family="paragraph" style:parent-style-name="Table_20_Contents">
      <style:text-properties officeooo:rsid="03f833a3" officeooo:paragraph-rsid="03f833a3"/>
    </style:style>
    <style:style style:name="P1543" style:family="paragraph" style:parent-style-name="Table_20_Contents">
      <style:text-properties officeooo:rsid="03f98bda" officeooo:paragraph-rsid="03f98bda"/>
    </style:style>
    <style:style style:name="P1544" style:family="paragraph" style:parent-style-name="Table_20_Contents">
      <style:text-properties officeooo:rsid="03fce48f" officeooo:paragraph-rsid="03fce48f"/>
    </style:style>
    <style:style style:name="P1545" style:family="paragraph" style:parent-style-name="Table_20_Contents">
      <style:text-properties officeooo:rsid="03fea34d" officeooo:paragraph-rsid="03fea34d"/>
    </style:style>
    <style:style style:name="P1546" style:family="paragraph" style:parent-style-name="Table_20_Contents">
      <style:text-properties officeooo:rsid="040035e1" officeooo:paragraph-rsid="040035e1"/>
    </style:style>
    <style:style style:name="P1547" style:family="paragraph" style:parent-style-name="Table_20_Contents">
      <style:text-properties officeooo:rsid="04004cf3" officeooo:paragraph-rsid="04004cf3"/>
    </style:style>
    <style:style style:name="P1548" style:family="paragraph" style:parent-style-name="Table_20_Contents">
      <style:text-properties officeooo:rsid="04017a64" officeooo:paragraph-rsid="04017a64"/>
    </style:style>
    <style:style style:name="P1549" style:family="paragraph" style:parent-style-name="Table_20_Contents">
      <style:text-properties officeooo:rsid="0403f7b5" officeooo:paragraph-rsid="0403f7b5"/>
    </style:style>
    <style:style style:name="P1550" style:family="paragraph" style:parent-style-name="Table_20_Contents">
      <style:text-properties officeooo:rsid="040406d9" officeooo:paragraph-rsid="040406d9"/>
    </style:style>
    <style:style style:name="P1551" style:family="paragraph" style:parent-style-name="Table_20_Contents">
      <style:text-properties officeooo:rsid="0405d3b6" officeooo:paragraph-rsid="0405d3b6"/>
    </style:style>
    <style:style style:name="P1552" style:family="paragraph" style:parent-style-name="Table_20_Contents">
      <style:text-properties officeooo:rsid="040698b7" officeooo:paragraph-rsid="040698b7"/>
    </style:style>
    <style:style style:name="P1553" style:family="paragraph" style:parent-style-name="Table_20_Contents">
      <style:text-properties officeooo:rsid="0407876f" officeooo:paragraph-rsid="0407876f"/>
    </style:style>
    <style:style style:name="P1554" style:family="paragraph" style:parent-style-name="Table_20_Contents">
      <style:text-properties officeooo:rsid="040908bc" officeooo:paragraph-rsid="040908bc"/>
    </style:style>
    <style:style style:name="P1555" style:family="paragraph" style:parent-style-name="Table_20_Contents">
      <style:text-properties officeooo:rsid="040ac1e9" officeooo:paragraph-rsid="040ac1e9"/>
    </style:style>
    <style:style style:name="P1556" style:family="paragraph" style:parent-style-name="Table_20_Contents">
      <style:text-properties officeooo:rsid="040de9d3" officeooo:paragraph-rsid="040de9d3"/>
    </style:style>
    <style:style style:name="P1557" style:family="paragraph" style:parent-style-name="Table_20_Contents">
      <style:text-properties officeooo:rsid="040f9d25" officeooo:paragraph-rsid="040f9d25"/>
    </style:style>
    <style:style style:name="P1558" style:family="paragraph" style:parent-style-name="Table_20_Contents">
      <style:text-properties officeooo:rsid="041125d6" officeooo:paragraph-rsid="041125d6"/>
    </style:style>
    <style:style style:name="P1559" style:family="paragraph" style:parent-style-name="Table_20_Contents">
      <style:text-properties officeooo:rsid="0413257c" officeooo:paragraph-rsid="0413257c"/>
    </style:style>
    <style:style style:name="P1560" style:family="paragraph" style:parent-style-name="Table_20_Contents">
      <style:text-properties officeooo:rsid="0414a042" officeooo:paragraph-rsid="0414a042"/>
    </style:style>
    <style:style style:name="P1561" style:family="paragraph" style:parent-style-name="Table_20_Contents">
      <style:text-properties officeooo:rsid="0414b8a6" officeooo:paragraph-rsid="0414b8a6"/>
    </style:style>
    <style:style style:name="P1562" style:family="paragraph" style:parent-style-name="Table_20_Contents">
      <style:text-properties officeooo:rsid="04154c92" officeooo:paragraph-rsid="04154c92"/>
    </style:style>
    <style:style style:name="P1563" style:family="paragraph" style:parent-style-name="Table_20_Contents">
      <style:text-properties officeooo:rsid="0416b9a8" officeooo:paragraph-rsid="0416b9a8"/>
    </style:style>
    <style:style style:name="P1564" style:family="paragraph" style:parent-style-name="Table_20_Contents">
      <style:text-properties officeooo:rsid="0417a5f5" officeooo:paragraph-rsid="0417a5f5"/>
    </style:style>
    <style:style style:name="P1565" style:family="paragraph" style:parent-style-name="Table_20_Contents">
      <style:text-properties officeooo:rsid="0417abf6" officeooo:paragraph-rsid="0417abf6"/>
    </style:style>
    <style:style style:name="P1566" style:family="paragraph" style:parent-style-name="Table_20_Contents">
      <style:text-properties officeooo:rsid="0417deab" officeooo:paragraph-rsid="0417deab"/>
    </style:style>
    <style:style style:name="P1567" style:family="paragraph" style:parent-style-name="Table_20_Contents">
      <style:text-properties officeooo:rsid="041a22dd" officeooo:paragraph-rsid="041a22dd"/>
    </style:style>
    <style:style style:name="P1568" style:family="paragraph" style:parent-style-name="Table_20_Contents">
      <style:text-properties officeooo:rsid="041b531e" officeooo:paragraph-rsid="041b531e"/>
    </style:style>
    <style:style style:name="P1569" style:family="paragraph" style:parent-style-name="Table_20_Contents">
      <style:text-properties officeooo:rsid="041b9507" officeooo:paragraph-rsid="041b9507"/>
    </style:style>
    <style:style style:name="P1570" style:family="paragraph" style:parent-style-name="Table_20_Contents">
      <style:text-properties officeooo:rsid="041bbec6" officeooo:paragraph-rsid="041bbec6"/>
    </style:style>
    <style:style style:name="P1571" style:family="paragraph" style:parent-style-name="Table_20_Contents">
      <style:text-properties officeooo:rsid="041bc21f" officeooo:paragraph-rsid="041bc21f"/>
    </style:style>
    <style:style style:name="P1572" style:family="paragraph" style:parent-style-name="Table_20_Contents">
      <style:text-properties officeooo:rsid="041bf67f" officeooo:paragraph-rsid="041bf67f"/>
    </style:style>
    <style:style style:name="P1573" style:family="paragraph" style:parent-style-name="Table_20_Contents">
      <style:text-properties officeooo:rsid="041d0ec2" officeooo:paragraph-rsid="041d0ec2"/>
    </style:style>
    <style:style style:name="P1574" style:family="paragraph" style:parent-style-name="Table_20_Contents">
      <style:text-properties officeooo:rsid="041eb772" officeooo:paragraph-rsid="041eb772"/>
    </style:style>
    <style:style style:name="P1575" style:family="paragraph" style:parent-style-name="Table_20_Contents">
      <style:text-properties officeooo:rsid="0421369a" officeooo:paragraph-rsid="0421369a"/>
    </style:style>
    <style:style style:name="P1576" style:family="paragraph" style:parent-style-name="Table_20_Contents">
      <style:text-properties officeooo:rsid="042370c7" officeooo:paragraph-rsid="042549c7"/>
    </style:style>
    <style:style style:name="P1577" style:family="paragraph" style:parent-style-name="Table_20_Contents">
      <style:text-properties officeooo:rsid="042549c7" officeooo:paragraph-rsid="042549c7"/>
    </style:style>
    <style:style style:name="P1578" style:family="paragraph" style:parent-style-name="Table_20_Contents">
      <style:text-properties officeooo:rsid="042573cc" officeooo:paragraph-rsid="042573cc"/>
    </style:style>
    <style:style style:name="P1579" style:family="paragraph" style:parent-style-name="Table_20_Contents">
      <style:text-properties officeooo:rsid="04260486" officeooo:paragraph-rsid="04260486"/>
    </style:style>
    <style:style style:name="P1580" style:family="paragraph" style:parent-style-name="Table_20_Contents">
      <style:text-properties officeooo:rsid="0427027f" officeooo:paragraph-rsid="0427027f"/>
    </style:style>
    <style:style style:name="P1581" style:family="paragraph" style:parent-style-name="Table_20_Contents">
      <style:text-properties officeooo:rsid="04271068" officeooo:paragraph-rsid="04271068"/>
    </style:style>
    <style:style style:name="P1582" style:family="paragraph" style:parent-style-name="Table_20_Contents">
      <style:text-properties officeooo:rsid="0427efa0" officeooo:paragraph-rsid="0427efa0"/>
    </style:style>
    <style:style style:name="P1583" style:family="paragraph" style:parent-style-name="Table_20_Contents">
      <style:text-properties officeooo:rsid="0428f4fa" officeooo:paragraph-rsid="0428f4fa"/>
    </style:style>
    <style:style style:name="P1584" style:family="paragraph" style:parent-style-name="Table_20_Contents">
      <style:text-properties officeooo:rsid="04297133" officeooo:paragraph-rsid="04297133"/>
    </style:style>
    <style:style style:name="P1585" style:family="paragraph" style:parent-style-name="Table_20_Contents">
      <style:text-properties officeooo:rsid="042abf6e" officeooo:paragraph-rsid="042abf6e"/>
    </style:style>
    <style:style style:name="P1586" style:family="paragraph" style:parent-style-name="Table_20_Contents">
      <style:text-properties officeooo:rsid="042c2db4" officeooo:paragraph-rsid="042c2db4"/>
    </style:style>
    <style:style style:name="P1587" style:family="paragraph" style:parent-style-name="Table_20_Contents">
      <style:text-properties officeooo:rsid="042d2a6f" officeooo:paragraph-rsid="042d2a6f"/>
    </style:style>
    <style:style style:name="P1588" style:family="paragraph" style:parent-style-name="Table_20_Contents">
      <style:text-properties officeooo:rsid="042e4573" officeooo:paragraph-rsid="042e4573"/>
    </style:style>
    <style:style style:name="P1589" style:family="paragraph" style:parent-style-name="Table_20_Contents">
      <style:text-properties officeooo:rsid="042e7276" officeooo:paragraph-rsid="042e7276"/>
    </style:style>
    <style:style style:name="P1590" style:family="paragraph" style:parent-style-name="Table_20_Contents">
      <style:text-properties officeooo:rsid="042ed1f3" officeooo:paragraph-rsid="042ed1f3"/>
    </style:style>
    <style:style style:name="P1591" style:family="paragraph" style:parent-style-name="Table_20_Contents">
      <style:text-properties officeooo:rsid="042ed610" officeooo:paragraph-rsid="042ed610"/>
    </style:style>
    <style:style style:name="P1592" style:family="paragraph" style:parent-style-name="Table_20_Contents">
      <style:text-properties officeooo:rsid="04302fe1" officeooo:paragraph-rsid="04302fe1"/>
    </style:style>
    <style:style style:name="P1593" style:family="paragraph" style:parent-style-name="Table_20_Contents">
      <style:text-properties officeooo:rsid="04317d86" officeooo:paragraph-rsid="04317d86"/>
    </style:style>
    <style:style style:name="P1594" style:family="paragraph" style:parent-style-name="Table_20_Contents">
      <style:text-properties officeooo:rsid="04347be1" officeooo:paragraph-rsid="04347be1"/>
    </style:style>
    <style:style style:name="P1595" style:family="paragraph" style:parent-style-name="Table_20_Contents">
      <style:text-properties officeooo:rsid="0434b54f" officeooo:paragraph-rsid="0434b54f"/>
    </style:style>
    <style:style style:name="P1596" style:family="paragraph" style:parent-style-name="Table_20_Contents">
      <style:text-properties officeooo:rsid="04355a8a" officeooo:paragraph-rsid="04355a8a"/>
    </style:style>
    <style:style style:name="P1597" style:family="paragraph" style:parent-style-name="Table_20_Contents">
      <style:text-properties officeooo:rsid="043634a5" officeooo:paragraph-rsid="043634a5"/>
    </style:style>
    <style:style style:name="P1598" style:family="paragraph" style:parent-style-name="Table_20_Contents">
      <style:text-properties officeooo:rsid="043749c5" officeooo:paragraph-rsid="043749c5"/>
    </style:style>
    <style:style style:name="P1599" style:family="paragraph" style:parent-style-name="Table_20_Contents">
      <style:text-properties officeooo:rsid="04393af7" officeooo:paragraph-rsid="04393af7"/>
    </style:style>
    <style:style style:name="P1600" style:family="paragraph" style:parent-style-name="Table_20_Contents">
      <style:text-properties officeooo:rsid="04393d4e" officeooo:paragraph-rsid="04393d4e"/>
    </style:style>
    <style:style style:name="P1601" style:family="paragraph" style:parent-style-name="Table_20_Contents">
      <style:text-properties officeooo:rsid="043b1bc7" officeooo:paragraph-rsid="043b1bc7"/>
    </style:style>
    <style:style style:name="P1602" style:family="paragraph" style:parent-style-name="Table_20_Contents">
      <style:text-properties officeooo:rsid="043bedcd" officeooo:paragraph-rsid="043bedcd"/>
    </style:style>
    <style:style style:name="P1603" style:family="paragraph" style:parent-style-name="Table_20_Contents">
      <style:text-properties officeooo:rsid="043ddfb9" officeooo:paragraph-rsid="043ddfb9"/>
    </style:style>
    <style:style style:name="P1604" style:family="paragraph" style:parent-style-name="Table_20_Contents">
      <style:text-properties officeooo:rsid="043e765f" officeooo:paragraph-rsid="043e765f"/>
    </style:style>
    <style:style style:name="P1605" style:family="paragraph" style:parent-style-name="Table_20_Contents">
      <style:text-properties officeooo:rsid="043ef629" officeooo:paragraph-rsid="043ef629"/>
    </style:style>
    <style:style style:name="P1606" style:family="paragraph" style:parent-style-name="Table_20_Contents">
      <style:text-properties officeooo:rsid="04405465" officeooo:paragraph-rsid="04405465"/>
    </style:style>
    <style:style style:name="P1607" style:family="paragraph" style:parent-style-name="Table_20_Contents">
      <style:text-properties officeooo:rsid="0441163b" officeooo:paragraph-rsid="0441163b"/>
    </style:style>
    <style:style style:name="P1608" style:family="paragraph" style:parent-style-name="Table_20_Contents">
      <style:text-properties officeooo:rsid="04423889" officeooo:paragraph-rsid="04423889"/>
    </style:style>
    <style:style style:name="P1609" style:family="paragraph" style:parent-style-name="Table_20_Contents">
      <style:text-properties officeooo:rsid="04433985" officeooo:paragraph-rsid="04433985"/>
    </style:style>
    <style:style style:name="P1610" style:family="paragraph" style:parent-style-name="Table_20_Contents">
      <style:text-properties officeooo:rsid="04442047" officeooo:paragraph-rsid="04442047"/>
    </style:style>
    <style:style style:name="P1611" style:family="paragraph" style:parent-style-name="Table_20_Contents">
      <style:text-properties officeooo:rsid="0444cfb8" officeooo:paragraph-rsid="0444cfb8"/>
    </style:style>
    <style:style style:name="P1612" style:family="paragraph" style:parent-style-name="Table_20_Contents">
      <style:text-properties officeooo:rsid="044586eb" officeooo:paragraph-rsid="044586eb"/>
    </style:style>
    <style:style style:name="P1613" style:family="paragraph" style:parent-style-name="Table_20_Contents">
      <style:text-properties officeooo:rsid="04462b31" officeooo:paragraph-rsid="04462b31"/>
    </style:style>
    <style:style style:name="P1614" style:family="paragraph" style:parent-style-name="Table_20_Contents">
      <style:text-properties officeooo:rsid="04474212" officeooo:paragraph-rsid="04474212"/>
    </style:style>
    <style:style style:name="P1615" style:family="paragraph" style:parent-style-name="Table_20_Contents">
      <style:text-properties officeooo:rsid="0447966a" officeooo:paragraph-rsid="0447966a"/>
    </style:style>
    <style:style style:name="P1616" style:family="paragraph" style:parent-style-name="Table_20_Contents">
      <style:text-properties officeooo:rsid="0448f347" officeooo:paragraph-rsid="0448f347"/>
    </style:style>
    <style:style style:name="P1617" style:family="paragraph" style:parent-style-name="Table_20_Contents">
      <style:text-properties officeooo:rsid="044930fd" officeooo:paragraph-rsid="044930fd"/>
    </style:style>
    <style:style style:name="P1618" style:family="paragraph" style:parent-style-name="Table_20_Contents">
      <style:text-properties officeooo:rsid="044ab42e" officeooo:paragraph-rsid="044ab42e"/>
    </style:style>
    <style:style style:name="P1619" style:family="paragraph" style:parent-style-name="Table_20_Contents">
      <style:text-properties officeooo:rsid="044c6363" officeooo:paragraph-rsid="044c6363"/>
    </style:style>
    <style:style style:name="P1620" style:family="paragraph" style:parent-style-name="Table_20_Contents">
      <style:text-properties officeooo:rsid="044d92b5" officeooo:paragraph-rsid="044d92b5"/>
    </style:style>
    <style:style style:name="P1621" style:family="paragraph" style:parent-style-name="Table_20_Contents">
      <style:text-properties officeooo:rsid="04501672" officeooo:paragraph-rsid="04501672"/>
    </style:style>
    <style:style style:name="P1622" style:family="paragraph" style:parent-style-name="Table_20_Contents">
      <style:text-properties officeooo:rsid="045017cb" officeooo:paragraph-rsid="045017cb"/>
    </style:style>
    <style:style style:name="P1623" style:family="paragraph" style:parent-style-name="Table_20_Contents">
      <style:text-properties officeooo:rsid="0451363a" officeooo:paragraph-rsid="0451363a"/>
    </style:style>
    <style:style style:name="P1624" style:family="paragraph" style:parent-style-name="Table_20_Contents">
      <style:text-properties officeooo:rsid="04540f4b" officeooo:paragraph-rsid="04540f4b"/>
    </style:style>
    <style:style style:name="P1625" style:family="paragraph" style:parent-style-name="Table_20_Contents">
      <style:text-properties officeooo:rsid="045480be" officeooo:paragraph-rsid="045480be"/>
    </style:style>
    <style:style style:name="P1626" style:family="paragraph" style:parent-style-name="Table_20_Contents">
      <style:text-properties officeooo:rsid="0454ed95" officeooo:paragraph-rsid="0454ed95"/>
    </style:style>
    <style:style style:name="P1627" style:family="paragraph" style:parent-style-name="Table_20_Contents">
      <style:text-properties officeooo:rsid="0455ea42" officeooo:paragraph-rsid="0455ea42"/>
    </style:style>
    <style:style style:name="P1628" style:family="paragraph" style:parent-style-name="Table_20_Contents">
      <style:text-properties officeooo:rsid="04568780" officeooo:paragraph-rsid="04568780"/>
    </style:style>
    <style:style style:name="P1629" style:family="paragraph" style:parent-style-name="Table_20_Contents">
      <style:text-properties officeooo:rsid="0457a01e" officeooo:paragraph-rsid="0457a01e"/>
    </style:style>
    <style:style style:name="P1630" style:family="paragraph" style:parent-style-name="Table_20_Contents">
      <style:text-properties officeooo:rsid="04591bda" officeooo:paragraph-rsid="04591bda"/>
    </style:style>
    <style:style style:name="P1631" style:family="paragraph" style:parent-style-name="Table_20_Contents">
      <style:text-properties officeooo:rsid="045aca52" officeooo:paragraph-rsid="045aca52"/>
    </style:style>
    <style:style style:name="P1632" style:family="paragraph" style:parent-style-name="Table_20_Contents">
      <style:text-properties officeooo:rsid="045bec4e" officeooo:paragraph-rsid="045bec4e"/>
    </style:style>
    <style:style style:name="P1633" style:family="paragraph" style:parent-style-name="Table_20_Contents">
      <style:text-properties officeooo:rsid="045d9cf5" officeooo:paragraph-rsid="045d9cf5"/>
    </style:style>
    <style:style style:name="P1634" style:family="paragraph" style:parent-style-name="Table_20_Contents">
      <style:text-properties officeooo:rsid="045f8faa" officeooo:paragraph-rsid="045f8faa"/>
    </style:style>
    <style:style style:name="P1635" style:family="paragraph" style:parent-style-name="Table_20_Contents">
      <style:text-properties officeooo:rsid="0460a1cc" officeooo:paragraph-rsid="0460a1cc"/>
    </style:style>
    <style:style style:name="P1636" style:family="paragraph" style:parent-style-name="Table_20_Contents">
      <style:text-properties officeooo:rsid="0460e244" officeooo:paragraph-rsid="0460e244"/>
    </style:style>
    <style:style style:name="P1637" style:family="paragraph" style:parent-style-name="Table_20_Contents">
      <style:text-properties officeooo:rsid="046133a9" officeooo:paragraph-rsid="046133a9"/>
    </style:style>
    <style:style style:name="P1638" style:family="paragraph" style:parent-style-name="Table_20_Contents">
      <style:text-properties officeooo:rsid="0464a20a" officeooo:paragraph-rsid="0464a20a"/>
    </style:style>
    <style:style style:name="P1639" style:family="paragraph" style:parent-style-name="Table_20_Contents">
      <style:text-properties officeooo:rsid="0465deb4" officeooo:paragraph-rsid="0465deb4"/>
    </style:style>
    <style:style style:name="P1640" style:family="paragraph" style:parent-style-name="Table_20_Contents">
      <style:text-properties officeooo:rsid="04660e79" officeooo:paragraph-rsid="04660e79"/>
    </style:style>
    <style:style style:name="P1641" style:family="paragraph" style:parent-style-name="Table_20_Contents">
      <style:text-properties officeooo:rsid="0467aeba" officeooo:paragraph-rsid="0467aeba"/>
    </style:style>
    <style:style style:name="P1642" style:family="paragraph" style:parent-style-name="Table_20_Contents">
      <style:text-properties officeooo:rsid="0468df69" officeooo:paragraph-rsid="0468df69"/>
    </style:style>
    <style:style style:name="P1643" style:family="paragraph" style:parent-style-name="Table_20_Contents">
      <style:text-properties officeooo:rsid="046949ff" officeooo:paragraph-rsid="046949ff"/>
    </style:style>
    <style:style style:name="P1644" style:family="paragraph" style:parent-style-name="Table_20_Contents">
      <style:text-properties officeooo:rsid="046c25fc" officeooo:paragraph-rsid="046c25fc"/>
    </style:style>
    <style:style style:name="P1645" style:family="paragraph" style:parent-style-name="Table_20_Contents">
      <style:text-properties officeooo:rsid="046d22de" officeooo:paragraph-rsid="046d22de"/>
    </style:style>
    <style:style style:name="P1646" style:family="paragraph" style:parent-style-name="Table_20_Contents">
      <style:text-properties officeooo:rsid="046fdcde" officeooo:paragraph-rsid="046fdcde"/>
    </style:style>
    <style:style style:name="P1647" style:family="paragraph" style:parent-style-name="Table_20_Contents">
      <style:text-properties officeooo:rsid="0470bdd0" officeooo:paragraph-rsid="0470bdd0"/>
    </style:style>
    <style:style style:name="P1648" style:family="paragraph" style:parent-style-name="Table_20_Contents">
      <style:text-properties officeooo:rsid="047158bf" officeooo:paragraph-rsid="047158bf"/>
    </style:style>
    <style:style style:name="P1649" style:family="paragraph" style:parent-style-name="Table_20_Contents">
      <style:text-properties officeooo:rsid="04737814" officeooo:paragraph-rsid="04737814"/>
    </style:style>
    <style:style style:name="P1650" style:family="paragraph" style:parent-style-name="Table_20_Contents">
      <style:text-properties officeooo:rsid="0473dbb7" officeooo:paragraph-rsid="0473dbb7"/>
    </style:style>
    <style:style style:name="P1651" style:family="paragraph" style:parent-style-name="Table_20_Contents">
      <style:text-properties officeooo:rsid="0475c550" officeooo:paragraph-rsid="0475c550"/>
    </style:style>
    <style:style style:name="P1652" style:family="paragraph" style:parent-style-name="Table_20_Contents">
      <style:text-properties officeooo:rsid="0477492f" officeooo:paragraph-rsid="0477492f"/>
    </style:style>
    <style:style style:name="P1653" style:family="paragraph" style:parent-style-name="Table_20_Contents">
      <style:text-properties officeooo:rsid="0479161b" officeooo:paragraph-rsid="0479161b"/>
    </style:style>
    <style:style style:name="P1654" style:family="paragraph" style:parent-style-name="Table_20_Contents">
      <style:text-properties officeooo:rsid="047ad6e8" officeooo:paragraph-rsid="047ad6e8"/>
    </style:style>
    <style:style style:name="P1655" style:family="paragraph" style:parent-style-name="Table_20_Contents">
      <style:text-properties officeooo:rsid="047afcfd" officeooo:paragraph-rsid="047afcfd"/>
    </style:style>
    <style:style style:name="P1656" style:family="paragraph" style:parent-style-name="Table_20_Contents">
      <style:text-properties officeooo:rsid="047c1104" officeooo:paragraph-rsid="047c1104"/>
    </style:style>
    <style:style style:name="P1657" style:family="paragraph" style:parent-style-name="Table_20_Contents">
      <style:text-properties officeooo:rsid="047db9e8" officeooo:paragraph-rsid="047db9e8"/>
    </style:style>
    <style:style style:name="P1658" style:family="paragraph" style:parent-style-name="Table_20_Contents">
      <style:text-properties officeooo:rsid="047f9704" officeooo:paragraph-rsid="047f9704"/>
    </style:style>
    <style:style style:name="P1659" style:family="paragraph" style:parent-style-name="Table_20_Contents">
      <style:text-properties officeooo:rsid="0480cc71" officeooo:paragraph-rsid="0480cc71"/>
    </style:style>
    <style:style style:name="P1660" style:family="paragraph" style:parent-style-name="Table_20_Contents">
      <style:text-properties officeooo:rsid="0481b9c3" officeooo:paragraph-rsid="0481b9c3"/>
    </style:style>
    <style:style style:name="P1661" style:family="paragraph" style:parent-style-name="Table_20_Contents">
      <style:text-properties officeooo:rsid="0481d150" officeooo:paragraph-rsid="0481d150"/>
    </style:style>
    <style:style style:name="P1662" style:family="paragraph" style:parent-style-name="Table_20_Contents">
      <style:text-properties officeooo:rsid="04830e34" officeooo:paragraph-rsid="04830e34"/>
    </style:style>
    <style:style style:name="P1663" style:family="paragraph" style:parent-style-name="Table_20_Contents">
      <style:text-properties officeooo:rsid="04850c4c" officeooo:paragraph-rsid="04850c4c"/>
    </style:style>
    <style:style style:name="P1664" style:family="paragraph" style:parent-style-name="Table_20_Contents">
      <style:text-properties officeooo:rsid="0487a7f1" officeooo:paragraph-rsid="0487a7f1"/>
    </style:style>
    <style:style style:name="P1665" style:family="paragraph" style:parent-style-name="Table_20_Contents">
      <style:text-properties officeooo:rsid="048840c8" officeooo:paragraph-rsid="048840c8"/>
    </style:style>
    <style:style style:name="P1666" style:family="paragraph" style:parent-style-name="Table_20_Contents">
      <style:text-properties officeooo:rsid="048a1f98" officeooo:paragraph-rsid="048a1f98"/>
    </style:style>
    <style:style style:name="P1667" style:family="paragraph" style:parent-style-name="Table_20_Contents">
      <style:text-properties officeooo:rsid="048c0866" officeooo:paragraph-rsid="048c0866"/>
    </style:style>
    <style:style style:name="P1668" style:family="paragraph" style:parent-style-name="Table_20_Contents">
      <style:text-properties officeooo:rsid="048fd774" officeooo:paragraph-rsid="048fd774"/>
    </style:style>
    <style:style style:name="P1669" style:family="paragraph" style:parent-style-name="Table_20_Contents">
      <style:text-properties officeooo:rsid="0491416a" officeooo:paragraph-rsid="0491416a"/>
    </style:style>
    <style:style style:name="P1670" style:family="paragraph" style:parent-style-name="Table_20_Contents">
      <style:text-properties officeooo:rsid="04927334" officeooo:paragraph-rsid="04927334"/>
    </style:style>
    <style:style style:name="P1671" style:family="paragraph" style:parent-style-name="Table_20_Contents">
      <style:text-properties officeooo:rsid="0494621a" officeooo:paragraph-rsid="0494621a"/>
    </style:style>
    <style:style style:name="P1672" style:family="paragraph" style:parent-style-name="Table_20_Contents">
      <style:text-properties officeooo:rsid="04948d52" officeooo:paragraph-rsid="04948d52"/>
    </style:style>
    <style:style style:name="P1673" style:family="paragraph" style:parent-style-name="Table_20_Contents">
      <style:text-properties officeooo:rsid="04957c9b" officeooo:paragraph-rsid="04957c9b"/>
    </style:style>
    <style:style style:name="P1674" style:family="paragraph" style:parent-style-name="Table_20_Contents">
      <style:text-properties officeooo:rsid="04992afb" officeooo:paragraph-rsid="04992afb"/>
    </style:style>
    <style:style style:name="P1675" style:family="paragraph" style:parent-style-name="Table_20_Contents">
      <style:text-properties officeooo:rsid="049b0970" officeooo:paragraph-rsid="049b0970"/>
    </style:style>
    <style:style style:name="P1676" style:family="paragraph" style:parent-style-name="Table_20_Contents">
      <style:text-properties officeooo:rsid="049ec86d" officeooo:paragraph-rsid="049ec86d"/>
    </style:style>
    <style:style style:name="P1677" style:family="paragraph" style:parent-style-name="Table_20_Contents">
      <style:text-properties officeooo:rsid="04a04b25" officeooo:paragraph-rsid="04a04b25"/>
    </style:style>
    <style:style style:name="P1678" style:family="paragraph" style:parent-style-name="Table_20_Contents">
      <style:text-properties officeooo:rsid="04a1d0d2" officeooo:paragraph-rsid="04a1d0d2"/>
    </style:style>
    <style:style style:name="P1679" style:family="paragraph" style:parent-style-name="Table_20_Contents">
      <style:text-properties officeooo:rsid="04a2339d" officeooo:paragraph-rsid="04a2339d"/>
    </style:style>
    <style:style style:name="P1680" style:family="paragraph" style:parent-style-name="Table_20_Contents">
      <style:text-properties officeooo:rsid="04a38021" officeooo:paragraph-rsid="04a38021"/>
    </style:style>
    <style:style style:name="P1681" style:family="paragraph" style:parent-style-name="Table_20_Contents">
      <style:text-properties officeooo:rsid="04a5fa03" officeooo:paragraph-rsid="04a5fa03"/>
    </style:style>
    <style:style style:name="P1682" style:family="paragraph" style:parent-style-name="Table_20_Contents">
      <style:text-properties officeooo:rsid="04a66a63" officeooo:paragraph-rsid="04a66a63"/>
    </style:style>
    <style:style style:name="P1683" style:family="paragraph" style:parent-style-name="Table_20_Contents">
      <style:text-properties officeooo:rsid="04a67a62" officeooo:paragraph-rsid="04a67a62"/>
    </style:style>
    <style:style style:name="P1684" style:family="paragraph" style:parent-style-name="Table_20_Contents">
      <style:text-properties officeooo:rsid="04a8614c" officeooo:paragraph-rsid="04a8614c"/>
    </style:style>
    <style:style style:name="P1685" style:family="paragraph" style:parent-style-name="Table_20_Contents">
      <style:text-properties officeooo:rsid="04aa4748" officeooo:paragraph-rsid="04aa4748"/>
    </style:style>
    <style:style style:name="P1686" style:family="paragraph" style:parent-style-name="Table_20_Contents">
      <style:text-properties officeooo:rsid="04aa93bc" officeooo:paragraph-rsid="04aa93bc"/>
    </style:style>
    <style:style style:name="P1687" style:family="paragraph" style:parent-style-name="Table_20_Contents">
      <style:text-properties officeooo:rsid="04ac68b3" officeooo:paragraph-rsid="04ac68b3"/>
    </style:style>
    <style:style style:name="P1688" style:family="paragraph" style:parent-style-name="Table_20_Contents">
      <style:text-properties officeooo:rsid="04ad0669" officeooo:paragraph-rsid="04ad0669"/>
    </style:style>
    <style:style style:name="P1689" style:family="paragraph" style:parent-style-name="Table_20_Contents">
      <style:text-properties officeooo:rsid="04ae2228" officeooo:paragraph-rsid="04ae2228"/>
    </style:style>
    <style:style style:name="P1690" style:family="paragraph" style:parent-style-name="Table_20_Contents">
      <style:text-properties officeooo:rsid="04aee17a" officeooo:paragraph-rsid="04aee17a"/>
    </style:style>
    <style:style style:name="P1691" style:family="paragraph" style:parent-style-name="Table_20_Contents">
      <style:text-properties officeooo:rsid="04afb63b" officeooo:paragraph-rsid="04afb63b"/>
    </style:style>
    <style:style style:name="P1692" style:family="paragraph" style:parent-style-name="Table_20_Contents">
      <style:text-properties officeooo:rsid="04b0cf10" officeooo:paragraph-rsid="04b0cf10"/>
    </style:style>
    <style:style style:name="P1693" style:family="paragraph" style:parent-style-name="Table_20_Contents">
      <style:text-properties officeooo:rsid="04b217db" officeooo:paragraph-rsid="04b217db"/>
    </style:style>
    <style:style style:name="P1694" style:family="paragraph" style:parent-style-name="Table_20_Contents">
      <style:text-properties officeooo:rsid="04b246fc" officeooo:paragraph-rsid="04b246fc"/>
    </style:style>
    <style:style style:name="P1695" style:family="paragraph" style:parent-style-name="Table_20_Contents">
      <style:text-properties officeooo:rsid="04b3ae48" officeooo:paragraph-rsid="04b3ae48"/>
    </style:style>
    <style:style style:name="P1696" style:family="paragraph" style:parent-style-name="Table_20_Contents">
      <style:text-properties officeooo:rsid="04b50367" officeooo:paragraph-rsid="04b50367"/>
    </style:style>
    <style:style style:name="P1697" style:family="paragraph" style:parent-style-name="Table_20_Contents">
      <style:text-properties officeooo:rsid="04b650f8" officeooo:paragraph-rsid="04b650f8"/>
    </style:style>
    <style:style style:name="P1698" style:family="paragraph" style:parent-style-name="Table_20_Contents">
      <style:text-properties officeooo:rsid="04b8138d" officeooo:paragraph-rsid="04b8138d"/>
    </style:style>
    <style:style style:name="P1699" style:family="paragraph" style:parent-style-name="Table_20_Contents">
      <style:text-properties officeooo:rsid="04ba06e3" officeooo:paragraph-rsid="04ba06e3"/>
    </style:style>
    <style:style style:name="P1700" style:family="paragraph" style:parent-style-name="Table_20_Contents">
      <style:text-properties officeooo:rsid="04ba7607" officeooo:paragraph-rsid="04ba7607"/>
    </style:style>
    <style:style style:name="P1701" style:family="paragraph" style:parent-style-name="Table_20_Contents">
      <style:text-properties officeooo:rsid="04bbc959" officeooo:paragraph-rsid="04bbc959"/>
    </style:style>
    <style:style style:name="P1702" style:family="paragraph" style:parent-style-name="Table_20_Contents">
      <style:text-properties officeooo:rsid="04bcb1a7" officeooo:paragraph-rsid="04bcb1a7"/>
    </style:style>
    <style:style style:name="P1703" style:family="paragraph" style:parent-style-name="Table_20_Contents">
      <style:text-properties officeooo:rsid="04bcd7ff" officeooo:paragraph-rsid="04bcd7ff"/>
    </style:style>
    <style:style style:name="P1704" style:family="paragraph" style:parent-style-name="Table_20_Contents">
      <style:text-properties officeooo:rsid="04be3751" officeooo:paragraph-rsid="04be3751"/>
    </style:style>
    <style:style style:name="P1705" style:family="paragraph" style:parent-style-name="Table_20_Contents">
      <style:text-properties officeooo:rsid="04bd94f3" officeooo:paragraph-rsid="04be3751"/>
    </style:style>
    <style:style style:name="P1706" style:family="paragraph" style:parent-style-name="Table_20_Contents">
      <style:text-properties officeooo:rsid="04bfd1f4" officeooo:paragraph-rsid="04bfd1f4"/>
    </style:style>
    <style:style style:name="P1707" style:family="paragraph" style:parent-style-name="Table_20_Contents">
      <style:text-properties officeooo:rsid="04c05200" officeooo:paragraph-rsid="04c05200"/>
    </style:style>
    <style:style style:name="P1708" style:family="paragraph" style:parent-style-name="Table_20_Contents">
      <style:text-properties officeooo:rsid="04c0f3ba" officeooo:paragraph-rsid="04c0f3ba"/>
    </style:style>
    <style:style style:name="P1709" style:family="paragraph" style:parent-style-name="Table_20_Contents">
      <style:text-properties officeooo:rsid="04c1bec7" officeooo:paragraph-rsid="04c1bec7"/>
    </style:style>
    <style:style style:name="P1710" style:family="paragraph" style:parent-style-name="Table_20_Contents">
      <style:text-properties officeooo:rsid="04c200c6" officeooo:paragraph-rsid="04c200c6"/>
    </style:style>
    <style:style style:name="P1711" style:family="paragraph" style:parent-style-name="Table_20_Contents">
      <style:text-properties officeooo:rsid="04c3dccc" officeooo:paragraph-rsid="04c3dccc"/>
    </style:style>
    <style:style style:name="P1712" style:family="paragraph" style:parent-style-name="Table_20_Contents">
      <style:text-properties officeooo:paragraph-rsid="04c3dccc"/>
    </style:style>
    <style:style style:name="P1713" style:family="paragraph" style:parent-style-name="Table_20_Contents">
      <style:text-properties officeooo:rsid="04c59032" officeooo:paragraph-rsid="04c59032"/>
    </style:style>
    <style:style style:name="P1714" style:family="paragraph" style:parent-style-name="Table_20_Contents">
      <style:text-properties officeooo:paragraph-rsid="04c59032"/>
    </style:style>
    <style:style style:name="P1715" style:family="paragraph" style:parent-style-name="Table_20_Contents">
      <style:text-properties officeooo:rsid="04c6a0c5" officeooo:paragraph-rsid="04c6a0c5"/>
    </style:style>
    <style:style style:name="P1716" style:family="paragraph" style:parent-style-name="Table_20_Contents">
      <style:text-properties officeooo:paragraph-rsid="04c6a0c5"/>
    </style:style>
    <style:style style:name="P1717" style:family="paragraph" style:parent-style-name="Table_20_Contents">
      <style:text-properties officeooo:rsid="04c74282" officeooo:paragraph-rsid="04c74282"/>
    </style:style>
    <style:style style:name="P1718" style:family="paragraph" style:parent-style-name="Table_20_Contents">
      <style:text-properties officeooo:rsid="04c80912" officeooo:paragraph-rsid="04c80912"/>
    </style:style>
    <style:style style:name="P1719" style:family="paragraph" style:parent-style-name="Table_20_Contents">
      <style:text-properties officeooo:rsid="04c88f5d" officeooo:paragraph-rsid="04c88f5d"/>
    </style:style>
    <style:style style:name="P1720" style:family="paragraph" style:parent-style-name="Table_20_Contents">
      <style:text-properties officeooo:paragraph-rsid="04c88f5d"/>
    </style:style>
    <style:style style:name="P1721" style:family="paragraph" style:parent-style-name="Table_20_Contents">
      <style:text-properties officeooo:rsid="04c9f142" officeooo:paragraph-rsid="04c9f142"/>
    </style:style>
    <style:style style:name="P1722" style:family="paragraph" style:parent-style-name="Table_20_Contents">
      <style:text-properties officeooo:rsid="04cb8b59" officeooo:paragraph-rsid="04cb8b59"/>
    </style:style>
    <style:style style:name="P1723" style:family="paragraph" style:parent-style-name="Table_20_Contents">
      <style:text-properties officeooo:rsid="04cbde71" officeooo:paragraph-rsid="04cbde71"/>
    </style:style>
    <style:style style:name="P1724" style:family="paragraph" style:parent-style-name="Table_20_Contents">
      <style:text-properties officeooo:paragraph-rsid="04cbde71"/>
    </style:style>
    <style:style style:name="P1725" style:family="paragraph" style:parent-style-name="Table_20_Contents">
      <style:text-properties officeooo:rsid="04ccdf7f" officeooo:paragraph-rsid="04ccdf7f"/>
    </style:style>
    <style:style style:name="P1726" style:family="paragraph" style:parent-style-name="Table_20_Contents">
      <style:text-properties officeooo:paragraph-rsid="04ccdf7f"/>
    </style:style>
    <style:style style:name="P1727" style:family="paragraph" style:parent-style-name="Table_20_Contents">
      <style:text-properties officeooo:rsid="04cede5c" officeooo:paragraph-rsid="04cede5c"/>
    </style:style>
    <style:style style:name="P1728" style:family="paragraph" style:parent-style-name="Table_20_Contents">
      <style:text-properties officeooo:rsid="04d08116" officeooo:paragraph-rsid="04d08116"/>
    </style:style>
    <style:style style:name="P1729" style:family="paragraph" style:parent-style-name="Table_20_Contents">
      <style:text-properties officeooo:rsid="04d25532" officeooo:paragraph-rsid="04d25532"/>
    </style:style>
    <style:style style:name="P1730" style:family="paragraph" style:parent-style-name="Table_20_Contents">
      <style:text-properties officeooo:paragraph-rsid="04d25532"/>
    </style:style>
    <style:style style:name="P1731" style:family="paragraph" style:parent-style-name="Table_20_Contents">
      <style:text-properties officeooo:rsid="04d3deea" officeooo:paragraph-rsid="04d3deea"/>
    </style:style>
    <style:style style:name="P1732" style:family="paragraph" style:parent-style-name="Table_20_Contents">
      <style:text-properties officeooo:paragraph-rsid="04d3deea"/>
    </style:style>
    <style:style style:name="P1733" style:family="paragraph" style:parent-style-name="Table_20_Contents">
      <style:text-properties officeooo:rsid="04d40b82" officeooo:paragraph-rsid="04d40b82"/>
    </style:style>
    <style:style style:name="P1734" style:family="paragraph" style:parent-style-name="Table_20_Contents">
      <style:text-properties officeooo:rsid="04d4976a" officeooo:paragraph-rsid="04d4976a"/>
    </style:style>
    <style:style style:name="P1735" style:family="paragraph" style:parent-style-name="Table_20_Contents">
      <style:text-properties officeooo:rsid="04d6ad28" officeooo:paragraph-rsid="04d6ad28"/>
    </style:style>
    <style:style style:name="P1736" style:family="paragraph" style:parent-style-name="Table_20_Contents">
      <style:text-properties officeooo:rsid="04d7c102" officeooo:paragraph-rsid="04d7c102"/>
    </style:style>
    <style:style style:name="P1737" style:family="paragraph" style:parent-style-name="Table_20_Contents">
      <style:text-properties officeooo:rsid="04d9a806" officeooo:paragraph-rsid="04d9a806"/>
    </style:style>
    <style:style style:name="P1738" style:family="paragraph" style:parent-style-name="Table_20_Contents">
      <style:text-properties officeooo:rsid="04d9df73" officeooo:paragraph-rsid="04d9df73"/>
    </style:style>
    <style:style style:name="P1739" style:family="paragraph" style:parent-style-name="Table_20_Contents">
      <style:text-properties officeooo:rsid="04dc958f" officeooo:paragraph-rsid="04dc958f"/>
    </style:style>
    <style:style style:name="P1740" style:family="paragraph" style:parent-style-name="Table_20_Contents">
      <style:text-properties officeooo:rsid="04de5af9" officeooo:paragraph-rsid="04de5af9"/>
    </style:style>
    <style:style style:name="P1741" style:family="paragraph" style:parent-style-name="Table_20_Contents">
      <style:text-properties officeooo:rsid="04de935b" officeooo:paragraph-rsid="04d9df73"/>
    </style:style>
    <style:style style:name="P1742" style:family="paragraph" style:parent-style-name="Table_20_Contents">
      <style:text-properties officeooo:rsid="04de935b" officeooo:paragraph-rsid="04de935b"/>
    </style:style>
    <style:style style:name="P1743" style:family="paragraph" style:parent-style-name="Table_20_Contents">
      <style:text-properties officeooo:rsid="04de96c5" officeooo:paragraph-rsid="04de96c5"/>
    </style:style>
    <style:style style:name="P1744" style:family="paragraph" style:parent-style-name="Table_20_Contents">
      <style:text-properties officeooo:rsid="04df9e44" officeooo:paragraph-rsid="04df9e44"/>
    </style:style>
    <style:style style:name="P1745" style:family="paragraph" style:parent-style-name="Table_20_Contents">
      <style:text-properties officeooo:rsid="04e04f0d" officeooo:paragraph-rsid="04e04f0d"/>
    </style:style>
    <style:style style:name="P1746" style:family="paragraph" style:parent-style-name="Table_20_Contents">
      <style:text-properties officeooo:rsid="04e176f4" officeooo:paragraph-rsid="04e176f4"/>
    </style:style>
    <style:style style:name="P1747" style:family="paragraph" style:parent-style-name="Table_20_Contents">
      <style:text-properties officeooo:rsid="04e3a8e3" officeooo:paragraph-rsid="04e3a8e3"/>
    </style:style>
    <style:style style:name="P1748" style:family="paragraph" style:parent-style-name="Table_20_Contents">
      <style:text-properties officeooo:rsid="04e538a2" officeooo:paragraph-rsid="04e538a2"/>
    </style:style>
    <style:style style:name="P1749" style:family="paragraph" style:parent-style-name="Table_20_Contents">
      <style:text-properties officeooo:rsid="04e7487c" officeooo:paragraph-rsid="04e7487c"/>
    </style:style>
    <style:style style:name="P1750" style:family="paragraph" style:parent-style-name="Table_20_Contents">
      <style:text-properties officeooo:rsid="04e7af7d" officeooo:paragraph-rsid="04e7af7d"/>
    </style:style>
    <style:style style:name="P1751" style:family="paragraph" style:parent-style-name="Table_20_Contents">
      <style:text-properties officeooo:rsid="04e951fd" officeooo:paragraph-rsid="04e951fd"/>
    </style:style>
    <style:style style:name="P1752" style:family="paragraph" style:parent-style-name="Table_20_Contents">
      <style:text-properties officeooo:rsid="04ea7a47" officeooo:paragraph-rsid="04ea7a47"/>
    </style:style>
    <style:style style:name="P1753" style:family="paragraph" style:parent-style-name="Table_20_Contents">
      <style:text-properties officeooo:rsid="04eb00d7" officeooo:paragraph-rsid="04eb00d7"/>
    </style:style>
    <style:style style:name="P1754" style:family="paragraph" style:parent-style-name="Table_20_Contents">
      <style:text-properties officeooo:rsid="04ec21bf" officeooo:paragraph-rsid="04ec21bf"/>
    </style:style>
    <style:style style:name="P1755" style:family="paragraph" style:parent-style-name="Table_20_Contents">
      <style:text-properties officeooo:rsid="04ed1b04" officeooo:paragraph-rsid="04ed1b04"/>
    </style:style>
    <style:style style:name="P1756" style:family="paragraph" style:parent-style-name="Table_20_Contents">
      <style:text-properties officeooo:rsid="04eedabf" officeooo:paragraph-rsid="04eedabf"/>
    </style:style>
    <style:style style:name="P1757" style:family="paragraph" style:parent-style-name="Table_20_Contents">
      <style:text-properties officeooo:rsid="04f034f4" officeooo:paragraph-rsid="04f034f4"/>
    </style:style>
    <style:style style:name="P1758" style:family="paragraph" style:parent-style-name="Table_20_Contents">
      <style:text-properties officeooo:rsid="04f22fa7" officeooo:paragraph-rsid="04f22fa7"/>
    </style:style>
    <style:style style:name="P1759" style:family="paragraph" style:parent-style-name="Table_20_Contents">
      <style:text-properties officeooo:rsid="04f3f250" officeooo:paragraph-rsid="04f3f250"/>
    </style:style>
    <style:style style:name="P1760" style:family="paragraph" style:parent-style-name="Table_20_Contents">
      <style:text-properties officeooo:rsid="04f5b642" officeooo:paragraph-rsid="04f5b642"/>
    </style:style>
    <style:style style:name="P1761" style:family="paragraph" style:parent-style-name="Table_20_Contents">
      <style:text-properties officeooo:rsid="04f78175" officeooo:paragraph-rsid="04f78175"/>
    </style:style>
    <style:style style:name="P1762" style:family="paragraph" style:parent-style-name="Table_20_Contents">
      <style:text-properties officeooo:rsid="04f8cc6f" officeooo:paragraph-rsid="04f8cc6f"/>
    </style:style>
    <style:style style:name="P1763" style:family="paragraph" style:parent-style-name="Table_20_Contents">
      <style:text-properties officeooo:rsid="04fa8cfd" officeooo:paragraph-rsid="04fa8cfd"/>
    </style:style>
    <style:style style:name="P1764" style:family="paragraph" style:parent-style-name="Table_20_Contents">
      <style:text-properties officeooo:rsid="04fb970e" officeooo:paragraph-rsid="04fb970e"/>
    </style:style>
    <style:style style:name="P1765" style:family="paragraph" style:parent-style-name="Table_20_Contents">
      <style:text-properties officeooo:rsid="04fd6c7d" officeooo:paragraph-rsid="04fd6c7d"/>
    </style:style>
    <style:style style:name="P1766" style:family="paragraph" style:parent-style-name="Table_20_Contents">
      <style:text-properties officeooo:rsid="04fffe60" officeooo:paragraph-rsid="04fffe60"/>
    </style:style>
    <style:style style:name="P1767" style:family="paragraph" style:parent-style-name="Table_20_Contents">
      <style:text-properties officeooo:rsid="05001494" officeooo:paragraph-rsid="05001494"/>
    </style:style>
    <style:style style:name="P1768" style:family="paragraph" style:parent-style-name="Table_20_Contents">
      <style:text-properties officeooo:rsid="0501665d" officeooo:paragraph-rsid="0501665d"/>
    </style:style>
    <style:style style:name="P1769" style:family="paragraph" style:parent-style-name="Table_20_Contents">
      <style:text-properties officeooo:rsid="05033ad8" officeooo:paragraph-rsid="05033ad8"/>
    </style:style>
    <style:style style:name="P1770" style:family="paragraph" style:parent-style-name="Table_20_Contents">
      <style:text-properties officeooo:rsid="0505c80a" officeooo:paragraph-rsid="0505c80a"/>
    </style:style>
    <style:style style:name="P1771" style:family="paragraph" style:parent-style-name="Table_20_Contents">
      <style:text-properties officeooo:rsid="0506029b" officeooo:paragraph-rsid="0506029b"/>
    </style:style>
    <style:style style:name="P1772" style:family="paragraph" style:parent-style-name="Table_20_Contents">
      <style:text-properties officeooo:rsid="05066bd7" officeooo:paragraph-rsid="05066bd7"/>
    </style:style>
    <style:style style:name="P1773" style:family="paragraph" style:parent-style-name="Table_20_Contents">
      <style:text-properties officeooo:rsid="05076485" officeooo:paragraph-rsid="05076485"/>
    </style:style>
    <style:style style:name="P1774" style:family="paragraph" style:parent-style-name="Table_20_Contents">
      <style:text-properties officeooo:rsid="0508aebe" officeooo:paragraph-rsid="0508aebe"/>
    </style:style>
    <style:style style:name="P1775" style:family="paragraph" style:parent-style-name="Table_20_Contents">
      <style:text-properties officeooo:rsid="050969bb" officeooo:paragraph-rsid="050969bb"/>
    </style:style>
    <style:style style:name="P1776" style:family="paragraph" style:parent-style-name="Table_20_Contents">
      <style:text-properties officeooo:rsid="0509b926" officeooo:paragraph-rsid="0509b926"/>
    </style:style>
    <style:style style:name="P1777" style:family="paragraph" style:parent-style-name="Table_20_Contents">
      <style:text-properties officeooo:rsid="050b8e5d" officeooo:paragraph-rsid="050b8e5d"/>
    </style:style>
    <style:style style:name="P1778" style:family="paragraph" style:parent-style-name="Table_20_Contents">
      <style:text-properties officeooo:rsid="050bd2ba" officeooo:paragraph-rsid="050bd2ba"/>
    </style:style>
    <style:style style:name="P1779" style:family="paragraph" style:parent-style-name="Table_20_Contents">
      <style:text-properties officeooo:rsid="050d9d14" officeooo:paragraph-rsid="050d9d14"/>
    </style:style>
    <style:style style:name="P1780" style:family="paragraph" style:parent-style-name="Table_20_Contents">
      <style:text-properties officeooo:rsid="050e8593" officeooo:paragraph-rsid="050e8593"/>
    </style:style>
    <style:style style:name="P1781" style:family="paragraph" style:parent-style-name="Table_20_Contents">
      <style:text-properties officeooo:rsid="050f453b" officeooo:paragraph-rsid="050f453b"/>
    </style:style>
    <style:style style:name="P1782" style:family="paragraph" style:parent-style-name="Table_20_Contents">
      <style:text-properties officeooo:rsid="050f55f2" officeooo:paragraph-rsid="050f55f2"/>
    </style:style>
    <style:style style:name="P1783" style:family="paragraph" style:parent-style-name="Table_20_Contents">
      <style:text-properties officeooo:rsid="0511294b" officeooo:paragraph-rsid="0511294b"/>
    </style:style>
    <style:style style:name="P1784" style:family="paragraph" style:parent-style-name="Table_20_Contents">
      <style:text-properties officeooo:rsid="05123669" officeooo:paragraph-rsid="05123669"/>
    </style:style>
    <style:style style:name="P1785" style:family="paragraph" style:parent-style-name="Table_20_Contents">
      <style:text-properties officeooo:rsid="05152d5f" officeooo:paragraph-rsid="05152d5f"/>
    </style:style>
    <style:style style:name="P1786" style:family="paragraph" style:parent-style-name="Table_20_Contents">
      <style:text-properties officeooo:rsid="05166462" officeooo:paragraph-rsid="05166462"/>
    </style:style>
    <style:style style:name="P1787" style:family="paragraph" style:parent-style-name="Table_20_Contents">
      <style:text-properties officeooo:rsid="05185e77" officeooo:paragraph-rsid="05185e77"/>
    </style:style>
    <style:style style:name="P1788" style:family="paragraph" style:parent-style-name="Table_20_Contents">
      <style:text-properties officeooo:rsid="0518b0bc" officeooo:paragraph-rsid="0518b0bc"/>
    </style:style>
    <style:style style:name="P1789" style:family="paragraph" style:parent-style-name="Table_20_Contents">
      <style:text-properties officeooo:rsid="051a977b" officeooo:paragraph-rsid="051a977b"/>
    </style:style>
    <style:style style:name="P1790" style:family="paragraph" style:parent-style-name="Table_20_Contents">
      <style:text-properties officeooo:rsid="051c4cbd" officeooo:paragraph-rsid="051c4cbd"/>
    </style:style>
    <style:style style:name="P1791" style:family="paragraph" style:parent-style-name="Table_20_Contents">
      <style:text-properties officeooo:rsid="051c95c5" officeooo:paragraph-rsid="051c95c5"/>
    </style:style>
    <style:style style:name="P1792" style:family="paragraph" style:parent-style-name="Table_20_Contents">
      <style:text-properties officeooo:rsid="051e2896" officeooo:paragraph-rsid="051e2896"/>
    </style:style>
    <style:style style:name="P1793" style:family="paragraph" style:parent-style-name="Table_20_Contents">
      <style:text-properties officeooo:rsid="051f9c82" officeooo:paragraph-rsid="051f9c82"/>
    </style:style>
    <style:style style:name="P1794" style:family="paragraph" style:parent-style-name="Table_20_Contents">
      <style:text-properties officeooo:rsid="052183ce" officeooo:paragraph-rsid="052183ce"/>
    </style:style>
    <style:style style:name="P1795" style:family="paragraph" style:parent-style-name="Table_20_Contents">
      <style:text-properties officeooo:rsid="05223c88" officeooo:paragraph-rsid="05223c88"/>
    </style:style>
    <style:style style:name="P1796" style:family="paragraph" style:parent-style-name="Table_20_Contents">
      <style:text-properties officeooo:rsid="05236e13" officeooo:paragraph-rsid="05236e13"/>
    </style:style>
    <style:style style:name="P1797" style:family="paragraph" style:parent-style-name="Table_20_Contents">
      <style:text-properties officeooo:rsid="0524c56a" officeooo:paragraph-rsid="0524c56a"/>
    </style:style>
    <style:style style:name="P1798" style:family="paragraph" style:parent-style-name="Table_20_Contents">
      <style:text-properties officeooo:rsid="05250d81" officeooo:paragraph-rsid="05250d81"/>
    </style:style>
    <style:style style:name="P1799" style:family="paragraph" style:parent-style-name="Table_20_Contents">
      <style:text-properties officeooo:rsid="0526bbf0" officeooo:paragraph-rsid="0526bbf0"/>
    </style:style>
    <style:style style:name="P1800" style:family="paragraph" style:parent-style-name="Table_20_Contents">
      <style:text-properties officeooo:rsid="05277073" officeooo:paragraph-rsid="05277073"/>
    </style:style>
    <style:style style:name="P1801" style:family="paragraph" style:parent-style-name="Table_20_Contents">
      <style:text-properties officeooo:rsid="0527b5f7" officeooo:paragraph-rsid="0527b5f7"/>
    </style:style>
    <style:style style:name="P1802" style:family="paragraph" style:parent-style-name="Table_20_Contents">
      <style:text-properties officeooo:rsid="05297ba2" officeooo:paragraph-rsid="05297ba2"/>
    </style:style>
    <style:style style:name="P1803" style:family="paragraph" style:parent-style-name="Table_20_Contents">
      <style:text-properties officeooo:rsid="0529d9fa" officeooo:paragraph-rsid="0529d9fa"/>
    </style:style>
    <style:style style:name="P1804" style:family="paragraph" style:parent-style-name="Table_20_Contents">
      <style:text-properties officeooo:rsid="052b53ae" officeooo:paragraph-rsid="052b53ae"/>
    </style:style>
    <style:style style:name="P1805" style:family="paragraph" style:parent-style-name="Table_20_Contents">
      <style:text-properties officeooo:rsid="052c7b89" officeooo:paragraph-rsid="052c7b89"/>
    </style:style>
    <style:style style:name="P1806" style:family="paragraph" style:parent-style-name="Table_20_Contents">
      <style:text-properties officeooo:rsid="052dd834" officeooo:paragraph-rsid="052dd834"/>
    </style:style>
    <style:style style:name="P1807" style:family="paragraph" style:parent-style-name="Table_20_Contents">
      <style:text-properties officeooo:rsid="052eeae8" officeooo:paragraph-rsid="052eeae8"/>
    </style:style>
    <style:style style:name="P1808" style:family="paragraph" style:parent-style-name="Table_20_Contents">
      <style:text-properties officeooo:rsid="053078a1" officeooo:paragraph-rsid="053078a1"/>
    </style:style>
    <style:style style:name="P1809" style:family="paragraph" style:parent-style-name="Table_20_Contents">
      <style:text-properties officeooo:rsid="053159db" officeooo:paragraph-rsid="053159db"/>
    </style:style>
    <style:style style:name="P1810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000000" style:font-name="Tahoma" fo:font-size="6pt" fo:letter-spacing="normal" fo:font-style="normal" fo:font-weight="normal" style:font-size-asian="6pt" style:font-weight-asian="normal" style:font-size-complex="6pt" style:font-weight-complex="normal"/>
    </style:style>
    <style:style style:name="P1811" style:family="paragraph" style:parent-style-name="Table_20_Contents">
      <style:paragraph-properties fo:margin-left="-0.004cm" fo:margin-right="-0.335cm" fo:text-indent="0cm" style:auto-text-indent="false"/>
      <style:text-properties officeooo:rsid="001484de" officeooo:paragraph-rsid="001484de"/>
    </style:style>
    <style:style style:name="P181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76485" officeooo:paragraph-rsid="05076485" style:font-size-asian="6pt" style:font-weight-asian="normal" style:font-size-complex="6pt" style:font-weight-complex="normal"/>
    </style:style>
    <style:style style:name="P181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8aebe" officeooo:paragraph-rsid="0508aebe" style:font-size-asian="6pt" style:font-weight-asian="normal" style:font-size-complex="6pt" style:font-weight-complex="normal"/>
    </style:style>
    <style:style style:name="P181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69bb" officeooo:paragraph-rsid="050969bb" style:font-size-asian="6pt" style:font-weight-asian="normal" style:font-size-complex="6pt" style:font-weight-complex="normal"/>
    </style:style>
    <style:style style:name="P181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9b926" officeooo:paragraph-rsid="0509b926" style:font-size-asian="6pt" style:font-weight-asian="normal" style:font-size-complex="6pt" style:font-weight-complex="normal"/>
    </style:style>
    <style:style style:name="P181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bd2ba" officeooo:paragraph-rsid="050bd2ba" style:font-size-asian="6pt" style:font-weight-asian="normal" style:font-size-complex="6pt" style:font-weight-complex="normal"/>
    </style:style>
    <style:style style:name="P181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d9d14" officeooo:paragraph-rsid="050d9d14" style:font-size-asian="6pt" style:font-weight-asian="normal" style:font-size-complex="6pt" style:font-weight-complex="normal"/>
    </style:style>
    <style:style style:name="P181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e8593" officeooo:paragraph-rsid="050e8593" style:font-size-asian="6pt" style:font-weight-asian="normal" style:font-size-complex="6pt" style:font-weight-complex="normal"/>
    </style:style>
    <style:style style:name="P181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0f453b" officeooo:paragraph-rsid="050f453b" style:font-size-asian="6pt" style:font-weight-asian="normal" style:font-size-complex="6pt" style:font-weight-complex="normal"/>
    </style:style>
    <style:style style:name="P182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1294b" officeooo:paragraph-rsid="0511294b" style:font-size-asian="6pt" style:font-weight-asian="normal" style:font-size-complex="6pt" style:font-weight-complex="normal"/>
    </style:style>
    <style:style style:name="P182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23669" officeooo:paragraph-rsid="05123669" style:font-size-asian="6pt" style:font-weight-asian="normal" style:font-size-complex="6pt" style:font-weight-complex="normal"/>
    </style:style>
    <style:style style:name="P182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5e77" officeooo:paragraph-rsid="05185e77" style:font-size-asian="6pt" style:font-weight-asian="normal" style:font-size-complex="6pt" style:font-weight-complex="normal"/>
    </style:style>
    <style:style style:name="P182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8b0bc" officeooo:paragraph-rsid="0518b0bc" style:font-size-asian="6pt" style:font-weight-asian="normal" style:font-size-complex="6pt" style:font-weight-complex="normal"/>
    </style:style>
    <style:style style:name="P182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a977b" officeooo:paragraph-rsid="051a977b" style:font-size-asian="6pt" style:font-weight-asian="normal" style:font-size-complex="6pt" style:font-weight-complex="normal"/>
    </style:style>
    <style:style style:name="P182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c4cbd" officeooo:paragraph-rsid="051c4cbd" style:font-size-asian="6pt" style:font-weight-asian="normal" style:font-size-complex="6pt" style:font-weight-complex="normal"/>
    </style:style>
    <style:style style:name="P182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1e2896" officeooo:paragraph-rsid="051e2896" style:font-size-asian="6pt" style:font-weight-asian="normal" style:font-size-complex="6pt" style:font-weight-complex="normal"/>
    </style:style>
    <style:style style:name="P182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183ce" officeooo:paragraph-rsid="052183ce" style:font-size-asian="6pt" style:font-weight-asian="normal" style:font-size-complex="6pt" style:font-weight-complex="normal"/>
    </style:style>
    <style:style style:name="P182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23c88" officeooo:paragraph-rsid="05223c88" style:font-size-asian="6pt" style:font-weight-asian="normal" style:font-size-complex="6pt" style:font-weight-complex="normal"/>
    </style:style>
    <style:style style:name="P1829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36e13" officeooo:paragraph-rsid="05236e13" style:font-size-asian="6pt" style:font-weight-asian="normal" style:font-size-complex="6pt" style:font-weight-complex="normal"/>
    </style:style>
    <style:style style:name="P1830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4c56a" officeooo:paragraph-rsid="0524c56a" style:font-size-asian="6pt" style:font-weight-asian="normal" style:font-size-complex="6pt" style:font-weight-complex="normal"/>
    </style:style>
    <style:style style:name="P1831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6bbf0" officeooo:paragraph-rsid="0526bbf0" style:font-size-asian="6pt" style:font-weight-asian="normal" style:font-size-complex="6pt" style:font-weight-complex="normal"/>
    </style:style>
    <style:style style:name="P1832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77073" officeooo:paragraph-rsid="05277073" style:font-size-asian="6pt" style:font-weight-asian="normal" style:font-size-complex="6pt" style:font-weight-complex="normal"/>
    </style:style>
    <style:style style:name="P1833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7ba2" officeooo:paragraph-rsid="05297ba2" style:font-size-asian="6pt" style:font-weight-asian="normal" style:font-size-complex="6pt" style:font-weight-complex="normal"/>
    </style:style>
    <style:style style:name="P1834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9d9fa" officeooo:paragraph-rsid="0529d9fa" style:font-size-asian="6pt" style:font-weight-asian="normal" style:font-size-complex="6pt" style:font-weight-complex="normal"/>
    </style:style>
    <style:style style:name="P1835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b53ae" officeooo:paragraph-rsid="052b53ae" style:font-size-asian="6pt" style:font-weight-asian="normal" style:font-size-complex="6pt" style:font-weight-complex="normal"/>
    </style:style>
    <style:style style:name="P1836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dd834" officeooo:paragraph-rsid="052dd834" style:font-size-asian="6pt" style:font-weight-asian="normal" style:font-size-complex="6pt" style:font-weight-complex="normal"/>
    </style:style>
    <style:style style:name="P1837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2eeae8" officeooo:paragraph-rsid="052eeae8" style:font-size-asian="6pt" style:font-weight-asian="normal" style:font-size-complex="6pt" style:font-weight-complex="normal"/>
    </style:style>
    <style:style style:name="P1838" style:family="paragraph" style:parent-style-name="Table_20_Contents">
      <style:text-properties fo:font-variant="normal" fo:text-transform="none" fo:color="#000000" style:font-name="Tahoma" fo:font-size="6pt" fo:letter-spacing="normal" fo:font-style="normal" fo:font-weight="normal" officeooo:rsid="053078a1" officeooo:paragraph-rsid="053078a1" style:font-size-asian="6pt" style:font-weight-asian="normal" style:font-size-complex="6pt" style:font-weight-complex="normal"/>
    </style:style>
    <style:style style:name="P1839" style:family="paragraph" style:parent-style-name="Table_20_Contents">
      <style:text-properties officeooo:rsid="0531fb69" officeooo:paragraph-rsid="0531fb69"/>
    </style:style>
    <style:style style:name="P1840" style:family="paragraph" style:parent-style-name="Table_20_Contents">
      <style:text-properties fo:font-size="6pt" fo:font-weight="normal" officeooo:rsid="0531fb69" officeooo:paragraph-rsid="0531fb69" style:font-size-asian="6pt" style:font-weight-asian="normal" style:font-size-complex="6pt" style:font-weight-complex="normal"/>
    </style:style>
    <style:style style:name="P1841" style:family="paragraph" style:parent-style-name="Table_20_Contents">
      <style:text-properties fo:font-size="6pt" fo:font-weight="normal" officeooo:rsid="05326e54" officeooo:paragraph-rsid="05326e54" style:font-size-asian="6pt" style:font-weight-asian="normal" style:font-size-complex="6pt" style:font-weight-complex="normal"/>
    </style:style>
    <style:style style:name="P1842" style:family="paragraph" style:parent-style-name="Table_20_Contents">
      <style:text-properties fo:font-size="6pt" fo:font-weight="normal" officeooo:rsid="0535745b" officeooo:paragraph-rsid="0535745b" style:font-size-asian="6pt" style:font-weight-asian="normal" style:font-size-complex="6pt" style:font-weight-complex="normal"/>
    </style:style>
    <style:style style:name="P1843" style:family="paragraph" style:parent-style-name="Table_20_Contents">
      <style:text-properties fo:font-size="6pt" fo:font-weight="normal" officeooo:rsid="05359b38" officeooo:paragraph-rsid="05359b38" style:font-size-asian="6pt" style:font-weight-asian="normal" style:font-size-complex="6pt" style:font-weight-complex="normal"/>
    </style:style>
    <style:style style:name="P1844" style:family="paragraph" style:parent-style-name="Table_20_Contents">
      <style:text-properties fo:font-size="6pt" fo:font-weight="normal" officeooo:rsid="05375335" officeooo:paragraph-rsid="05375335" style:font-size-asian="6pt" style:font-weight-asian="normal" style:font-size-complex="6pt" style:font-weight-complex="normal"/>
    </style:style>
    <style:style style:name="P1845" style:family="paragraph" style:parent-style-name="Table_20_Contents">
      <style:text-properties fo:font-size="6pt" fo:font-weight="normal" officeooo:rsid="05393349" officeooo:paragraph-rsid="05393349" style:font-size-asian="6pt" style:font-weight-asian="normal" style:font-size-complex="6pt" style:font-weight-complex="normal"/>
    </style:style>
    <style:style style:name="P1846" style:family="paragraph" style:parent-style-name="Table_20_Contents">
      <style:text-properties fo:font-size="6pt" fo:font-weight="normal" officeooo:rsid="053ad7f7" officeooo:paragraph-rsid="053ad7f7" style:font-size-asian="6pt" style:font-weight-asian="normal" style:font-size-complex="6pt" style:font-weight-complex="normal"/>
    </style:style>
    <style:style style:name="P1847" style:family="paragraph" style:parent-style-name="Table_20_Contents">
      <style:text-properties fo:font-size="6pt" fo:font-weight="normal" officeooo:rsid="053c90f3" officeooo:paragraph-rsid="053c90f3" style:font-size-asian="6pt" style:font-weight-asian="normal" style:font-size-complex="6pt" style:font-weight-complex="normal"/>
    </style:style>
    <style:style style:name="P1848" style:family="paragraph" style:parent-style-name="Table_20_Contents">
      <style:text-properties fo:font-size="6pt" fo:font-weight="normal" officeooo:rsid="053e47d2" officeooo:paragraph-rsid="053e47d2" style:font-size-asian="6pt" style:font-weight-asian="normal" style:font-size-complex="6pt" style:font-weight-complex="normal"/>
    </style:style>
    <style:style style:name="P1849" style:family="paragraph" style:parent-style-name="Table_20_Contents">
      <style:text-properties fo:font-size="6pt" fo:font-weight="normal" officeooo:rsid="053f523e" officeooo:paragraph-rsid="053f523e" style:font-size-asian="6pt" style:font-weight-asian="normal" style:font-size-complex="6pt" style:font-weight-complex="normal"/>
    </style:style>
    <style:style style:name="P1850" style:family="paragraph" style:parent-style-name="Table_20_Contents">
      <style:text-properties fo:font-size="6pt" fo:font-weight="normal" officeooo:rsid="053fc828" officeooo:paragraph-rsid="053fc828" style:font-size-asian="6pt" style:font-weight-asian="normal" style:font-size-complex="6pt" style:font-weight-complex="normal"/>
    </style:style>
    <style:style style:name="P1851" style:family="paragraph" style:parent-style-name="Table_20_Contents">
      <style:text-properties fo:font-size="6pt" fo:font-weight="normal" officeooo:rsid="0540f791" officeooo:paragraph-rsid="0540f791" style:font-size-asian="6pt" style:font-weight-asian="normal" style:font-size-complex="6pt" style:font-weight-complex="normal"/>
    </style:style>
    <style:style style:name="P1852" style:family="paragraph" style:parent-style-name="Table_20_Contents">
      <style:text-properties fo:font-size="6pt" fo:font-weight="normal" officeooo:rsid="0541e5b7" officeooo:paragraph-rsid="0541e5b7" style:font-size-asian="6pt" style:font-weight-asian="normal" style:font-size-complex="6pt" style:font-weight-complex="normal"/>
    </style:style>
    <style:style style:name="P1853" style:family="paragraph" style:parent-style-name="Table_20_Contents">
      <style:text-properties fo:font-size="6pt" fo:font-weight="normal" officeooo:rsid="05438d94" officeooo:paragraph-rsid="05438d94" style:font-size-asian="6pt" style:font-weight-asian="normal" style:font-size-complex="6pt" style:font-weight-complex="normal"/>
    </style:style>
    <style:style style:name="P1854" style:family="paragraph" style:parent-style-name="Table_20_Contents">
      <style:text-properties fo:font-size="6pt" fo:font-weight="normal" officeooo:rsid="0546edd4" officeooo:paragraph-rsid="0546edd4" style:font-size-asian="6pt" style:font-weight-asian="normal" style:font-size-complex="6pt" style:font-weight-complex="normal"/>
    </style:style>
    <style:style style:name="P1855" style:family="paragraph" style:parent-style-name="Table_20_Contents">
      <style:text-properties fo:font-size="6pt" fo:font-weight="normal" officeooo:rsid="0548c5d9" officeooo:paragraph-rsid="0548c5d9" style:font-size-asian="6pt" style:font-weight-asian="normal" style:font-size-complex="6pt" style:font-weight-complex="normal"/>
    </style:style>
    <style:style style:name="P1856" style:family="paragraph" style:parent-style-name="Table_20_Contents">
      <style:text-properties officeooo:rsid="05326e54" officeooo:paragraph-rsid="05326e54"/>
    </style:style>
    <style:style style:name="P1857" style:family="paragraph" style:parent-style-name="Table_20_Contents">
      <style:text-properties officeooo:rsid="0535745b" officeooo:paragraph-rsid="0535745b"/>
    </style:style>
    <style:style style:name="P1858" style:family="paragraph" style:parent-style-name="Table_20_Contents">
      <style:text-properties officeooo:rsid="05359b38" officeooo:paragraph-rsid="05359b38"/>
    </style:style>
    <style:style style:name="P1859" style:family="paragraph" style:parent-style-name="Table_20_Contents">
      <style:text-properties officeooo:rsid="05375335" officeooo:paragraph-rsid="05375335"/>
    </style:style>
    <style:style style:name="P1860" style:family="paragraph" style:parent-style-name="Table_20_Contents">
      <style:text-properties officeooo:rsid="05393349" officeooo:paragraph-rsid="05393349"/>
    </style:style>
    <style:style style:name="P1861" style:family="paragraph" style:parent-style-name="Table_20_Contents">
      <style:text-properties officeooo:rsid="053ad7f7" officeooo:paragraph-rsid="053ad7f7"/>
    </style:style>
    <style:style style:name="P1862" style:family="paragraph" style:parent-style-name="Table_20_Contents">
      <style:text-properties officeooo:rsid="053c90f3" officeooo:paragraph-rsid="053c90f3"/>
    </style:style>
    <style:style style:name="P1863" style:family="paragraph" style:parent-style-name="Table_20_Contents">
      <style:text-properties officeooo:rsid="053e47d2" officeooo:paragraph-rsid="053e47d2"/>
    </style:style>
    <style:style style:name="P1864" style:family="paragraph" style:parent-style-name="Table_20_Contents">
      <style:text-properties officeooo:rsid="053f523e" officeooo:paragraph-rsid="053f523e"/>
    </style:style>
    <style:style style:name="P1865" style:family="paragraph" style:parent-style-name="Table_20_Contents">
      <style:text-properties officeooo:rsid="053fc828" officeooo:paragraph-rsid="053fc828"/>
    </style:style>
    <style:style style:name="P1866" style:family="paragraph" style:parent-style-name="Table_20_Contents">
      <style:text-properties officeooo:rsid="0540f791" officeooo:paragraph-rsid="0540f791"/>
    </style:style>
    <style:style style:name="P1867" style:family="paragraph" style:parent-style-name="Table_20_Contents">
      <style:text-properties officeooo:rsid="0541e5b7" officeooo:paragraph-rsid="0541e5b7"/>
    </style:style>
    <style:style style:name="P1868" style:family="paragraph" style:parent-style-name="Table_20_Contents">
      <style:text-properties officeooo:rsid="05438d94" officeooo:paragraph-rsid="05438d94"/>
    </style:style>
    <style:style style:name="P1869" style:family="paragraph" style:parent-style-name="Table_20_Contents">
      <style:text-properties officeooo:rsid="054550ff" officeooo:paragraph-rsid="054550ff"/>
    </style:style>
    <style:style style:name="P1870" style:family="paragraph" style:parent-style-name="Table_20_Contents">
      <style:text-properties officeooo:rsid="0546edd4" officeooo:paragraph-rsid="0546edd4"/>
    </style:style>
    <style:style style:name="P1871" style:family="paragraph" style:parent-style-name="Table_20_Contents">
      <style:text-properties officeooo:rsid="0548c5d9" officeooo:paragraph-rsid="0548c5d9"/>
    </style:style>
    <style:style style:name="T1" style:family="text">
      <style:text-properties style:font-name="Calybry" fo:font-size="6pt" style:font-size-asian="10.5pt"/>
    </style:style>
    <style:style style:name="T2" style:family="text">
      <style:text-properties officeooo:rsid="00371b71"/>
    </style:style>
    <style:style style:name="T3" style:family="text">
      <style:text-properties fo:font-variant="normal" fo:text-transform="none" fo:color="#000000" style:font-name="Tahoma" fo:letter-spacing="normal" fo:font-style="normal"/>
    </style:style>
    <style:style style:name="T4" style:family="text">
      <style:text-properties fo:font-variant="normal" fo:text-transform="none" fo:color="#000000" style:font-name="Tahoma" fo:letter-spacing="normal" fo:font-style="normal" officeooo:rsid="0175f94f"/>
    </style:style>
    <style:style style:name="T5" style:family="text">
      <style:text-properties fo:font-variant="normal" fo:text-transform="none" fo:color="#000000" style:font-name="Tahoma" fo:letter-spacing="normal" fo:font-style="normal" officeooo:rsid="01ba0ee2"/>
    </style:style>
    <style:style style:name="T6" style:family="text">
      <style:text-properties fo:font-variant="normal" fo:text-transform="none" fo:color="#000000" style:font-name="Tahoma" fo:letter-spacing="normal" fo:font-style="normal" fo:font-weight="normal"/>
    </style:style>
    <style:style style:name="T7" style:family="text">
      <style:text-properties fo:font-variant="normal" fo:text-transform="none" fo:color="#000000" style:font-name="Tahoma" fo:letter-spacing="normal" fo:font-style="normal" fo:font-weight="bold"/>
    </style:style>
    <style:style style:name="T8" style:family="text">
      <style:text-properties fo:font-variant="normal" fo:text-transform="none" fo:color="#000000" style:font-name="Tahoma" fo:letter-spacing="normal" fo:font-style="normal" officeooo:rsid="02e74d7a"/>
    </style:style>
    <style:style style:name="T9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0" style:family="text">
      <style:text-properties fo:font-variant="normal" fo:text-transform="none" fo:color="#000000" style:font-name="Tahoma" fo:font-size="9.75pt" fo:letter-spacing="normal" fo:font-style="normal" fo:font-weight="bold"/>
    </style:style>
    <style:style style:name="T11" style:family="text">
      <style:text-properties officeooo:rsid="0099df44"/>
    </style:style>
    <style:style style:name="T12" style:family="text">
      <style:text-properties officeooo:rsid="00cea373"/>
    </style:style>
    <style:style style:name="T13" style:family="text">
      <style:text-properties officeooo:rsid="00ff0909"/>
    </style:style>
    <style:style style:name="T14" style:family="text">
      <style:text-properties officeooo:rsid="0102aea8"/>
    </style:style>
    <style:style style:name="T15" style:family="text">
      <style:text-properties officeooo:rsid="010f3d41"/>
    </style:style>
    <style:style style:name="T16" style:family="text">
      <style:text-properties officeooo:rsid="01128273"/>
    </style:style>
    <style:style style:name="T17" style:family="text">
      <style:text-properties officeooo:rsid="0126effd"/>
    </style:style>
    <style:style style:name="T18" style:family="text">
      <style:text-properties officeooo:rsid="0128e0e7"/>
    </style:style>
    <style:style style:name="T19" style:family="text">
      <style:text-properties officeooo:rsid="012be59f"/>
    </style:style>
    <style:style style:name="T20" style:family="text">
      <style:text-properties officeooo:rsid="0133ae4d"/>
    </style:style>
    <style:style style:name="T21" style:family="text">
      <style:text-properties officeooo:rsid="01382fa0"/>
    </style:style>
    <style:style style:name="T22" style:family="text">
      <style:text-properties officeooo:rsid="01409a44"/>
    </style:style>
    <style:style style:name="T23" style:family="text">
      <style:text-properties officeooo:rsid="015bd7dd"/>
    </style:style>
    <style:style style:name="T24" style:family="text">
      <style:text-properties officeooo:rsid="01824a83"/>
    </style:style>
    <style:style style:name="T25" style:family="text">
      <style:text-properties officeooo:rsid="01833f31"/>
    </style:style>
    <style:style style:name="T26" style:family="text">
      <style:text-properties officeooo:rsid="0186f55b"/>
    </style:style>
    <style:style style:name="T27" style:family="text">
      <style:text-properties officeooo:rsid="01a98201"/>
    </style:style>
    <style:style style:name="T28" style:family="text">
      <style:text-properties officeooo:rsid="01b8b81c"/>
    </style:style>
    <style:style style:name="T29" style:family="text">
      <style:text-properties officeooo:rsid="01e33e30"/>
    </style:style>
    <style:style style:name="T30" style:family="text">
      <style:text-properties officeooo:rsid="01e86a3c"/>
    </style:style>
    <style:style style:name="T31" style:family="text">
      <style:text-properties officeooo:rsid="0202bf01"/>
    </style:style>
    <style:style style:name="T32" style:family="text">
      <style:text-properties officeooo:rsid="02095e98"/>
    </style:style>
    <style:style style:name="T33" style:family="text">
      <style:text-properties officeooo:rsid="022618b7"/>
    </style:style>
    <style:style style:name="T34" style:family="text">
      <style:text-properties officeooo:rsid="02291409"/>
    </style:style>
    <style:style style:name="T35" style:family="text">
      <style:text-properties officeooo:rsid="023a5d85"/>
    </style:style>
    <style:style style:name="T36" style:family="text">
      <style:text-properties officeooo:rsid="024d2fa2"/>
    </style:style>
    <style:style style:name="T37" style:family="text">
      <style:text-properties officeooo:rsid="0254b494"/>
    </style:style>
    <style:style style:name="T38" style:family="text">
      <style:text-properties officeooo:rsid="0254e1af"/>
    </style:style>
    <style:style style:name="T39" style:family="text">
      <style:text-properties officeooo:rsid="025a9ca8"/>
    </style:style>
    <style:style style:name="T40" style:family="text">
      <style:text-properties officeooo:rsid="026206b0"/>
    </style:style>
    <style:style style:name="T41" style:family="text">
      <style:text-properties officeooo:rsid="02792c31"/>
    </style:style>
    <style:style style:name="T42" style:family="text">
      <style:text-properties officeooo:rsid="0285b3ae"/>
    </style:style>
    <style:style style:name="T43" style:family="text">
      <style:text-properties officeooo:rsid="02950dc1"/>
    </style:style>
    <style:style style:name="T44" style:family="text">
      <style:text-properties officeooo:rsid="02b8abe6"/>
    </style:style>
    <style:style style:name="T45" style:family="text">
      <style:text-properties officeooo:rsid="030be9fe"/>
    </style:style>
    <style:style style:name="T46" style:family="text">
      <style:text-properties officeooo:rsid="0312b11c"/>
    </style:style>
    <style:style style:name="T47" style:family="text">
      <style:text-properties officeooo:rsid="031e3fb1"/>
    </style:style>
    <style:style style:name="T48" style:family="text">
      <style:text-properties officeooo:rsid="03327b00"/>
    </style:style>
    <style:style style:name="T49" style:family="text">
      <style:text-properties officeooo:rsid="034340a8"/>
    </style:style>
    <style:style style:name="T50" style:family="text">
      <style:text-properties officeooo:rsid="03471d0a"/>
    </style:style>
    <style:style style:name="T51" style:family="text">
      <style:text-properties officeooo:rsid="035438ac"/>
    </style:style>
    <style:style style:name="T52" style:family="text">
      <style:text-properties officeooo:rsid="037ee5b7"/>
    </style:style>
    <style:style style:name="T53" style:family="text">
      <style:text-properties officeooo:rsid="03965744"/>
    </style:style>
    <style:style style:name="T54" style:family="text">
      <style:text-properties officeooo:rsid="03a44df1"/>
    </style:style>
    <style:style style:name="T55" style:family="text">
      <style:text-properties officeooo:rsid="03bb24a6"/>
    </style:style>
    <style:style style:name="T56" style:family="text">
      <style:text-properties officeooo:rsid="040698b7"/>
    </style:style>
    <style:style style:name="T57" style:family="text">
      <style:text-properties officeooo:rsid="040dac9d"/>
    </style:style>
    <style:style style:name="T58" style:family="text">
      <style:text-properties officeooo:rsid="041f85d1"/>
    </style:style>
    <style:style style:name="T59" style:family="text">
      <style:text-properties officeooo:rsid="042199c5"/>
    </style:style>
    <style:style style:name="T60" style:family="text">
      <style:text-properties officeooo:rsid="042549c7"/>
    </style:style>
    <style:style style:name="T61" style:family="text">
      <style:text-properties officeooo:rsid="0437f1db"/>
    </style:style>
    <style:style style:name="T62" style:family="text">
      <style:text-properties officeooo:rsid="04419286"/>
    </style:style>
    <style:style style:name="T63" style:family="text">
      <style:text-properties officeooo:rsid="0441a0b7"/>
    </style:style>
    <style:style style:name="T64" style:family="text">
      <style:text-properties officeooo:rsid="04524fe7"/>
    </style:style>
    <style:style style:name="T65" style:family="text">
      <style:text-properties officeooo:rsid="045908e1"/>
    </style:style>
    <style:style style:name="T66" style:family="text">
      <style:text-properties officeooo:rsid="04975960"/>
    </style:style>
    <style:style style:name="T67" style:family="text">
      <style:text-properties officeooo:rsid="049f49cb"/>
    </style:style>
    <style:style style:name="T68" style:family="text">
      <style:text-properties officeooo:rsid="04bd94f3"/>
    </style:style>
    <style:style style:name="T69" style:family="text">
      <style:text-properties officeooo:rsid="04be004e"/>
    </style:style>
    <style:style style:name="T70" style:family="text">
      <style:text-properties officeooo:rsid="04be3751"/>
    </style:style>
    <style:style style:name="T71" style:family="text">
      <style:text-properties officeooo:rsid="04c3dccc"/>
    </style:style>
    <style:style style:name="T72" style:family="text">
      <style:text-properties officeooo:rsid="04c59032"/>
    </style:style>
    <style:style style:name="T73" style:family="text">
      <style:text-properties officeooo:rsid="04c6a0c5"/>
    </style:style>
    <style:style style:name="T74" style:family="text">
      <style:text-properties officeooo:rsid="04c88f5d"/>
    </style:style>
    <style:style style:name="T75" style:family="text">
      <style:text-properties officeooo:rsid="04cbde71"/>
    </style:style>
    <style:style style:name="T76" style:family="text">
      <style:text-properties officeooo:rsid="04ccdf7f"/>
    </style:style>
    <style:style style:name="T77" style:family="text">
      <style:text-properties officeooo:rsid="04d25532"/>
    </style:style>
    <style:style style:name="T78" style:family="text">
      <style:text-properties officeooo:rsid="04d3deea"/>
    </style:style>
    <style:style style:name="T79" style:family="text">
      <style:text-properties officeooo:rsid="04e538a2"/>
    </style:style>
    <style:style style:name="T80" style:family="text">
      <style:text-properties officeooo:rsid="04e61003"/>
    </style:style>
    <style:style style:name="T81" style:family="text">
      <style:text-properties officeooo:rsid="04ff1b33"/>
    </style:style>
    <style:style style:name="T82" style:family="text">
      <style:text-properties officeooo:rsid="0504bdbf"/>
    </style:style>
    <style:style style:name="T83" style:family="text">
      <style:text-properties officeooo:rsid="050a7fe6"/>
    </style:style>
    <style:style style:name="T84" style:family="text">
      <style:text-properties officeooo:rsid="052f8abb"/>
    </style:style>
    <style:style style:name="T85" style:family="text">
      <style:text-properties officeooo:rsid="05302e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07"><text:span text:style-name="T1">2656</text:span>)equipment</text:p>
            <text:p text:style-name="P707"/>
            <text:p text:style-name="P707"/>
            <text:p text:style-name="P707">[ɪˈkwɪpmənt]</text:p>
          </table:table-cell>
          <table:table-cell table:style-name="Таблица1.B1" office:value-type="string">
            <text:p text:style-name="P708">Оснащение, аппаратура</text:p>
          </table:table-cell>
        </table:table-row>
        <table:table-row>
          <table:table-cell table:style-name="Таблица1.A41" office:value-type="string">
            <text:p text:style-name="Table_20_Contents">2657)powerful</text:p>
            <text:p text:style-name="Table_20_Contents"/>
            <text:p text:style-name="Table_20_Contents"/>
            <text:p text:style-name="P1810">[ˈpauəf(ə)l]</text:p>
          </table:table-cell>
          <table:table-cell table:style-name="Таблица1.B2" office:value-type="string">
            <text:p text:style-name="P709">Сильный, мощный</text:p>
          </table:table-cell>
        </table:table-row>
        <table:table-row>
          <table:table-cell table:style-name="Таблица1.A41" office:value-type="string">
            <text:p text:style-name="P712">2658)<text:span text:style-name="T26">progressive</text:span></text:p>
            <text:p text:style-name="P710"/>
            <text:p text:style-name="P1"/>
            <text:p text:style-name="P2">[prəˈgresɪv]</text:p>
          </table:table-cell>
          <table:table-cell table:style-name="Таблица1.B2" office:value-type="string">
            <text:p text:style-name="P709">Постепенный, прогрессивный</text:p>
          </table:table-cell>
        </table:table-row>
        <table:table-row>
          <table:table-cell table:style-name="Таблица1.A41" office:value-type="string">
            <text:p text:style-name="P711">2659)God bless you</text:p>
            <text:p text:style-name="P711"/>
            <text:p text:style-name="P711"/>
            <text:p text:style-name="P711"/>
          </table:table-cell>
          <table:table-cell table:style-name="Таблица1.B2" office:value-type="string">
            <text:p text:style-name="P709">Будьте здоровы</text:p>
          </table:table-cell>
        </table:table-row>
        <table:table-row>
          <table:table-cell table:style-name="Таблица1.A41" office:value-type="string">
            <text:p text:style-name="P711">2660)custom</text:p>
            <text:p text:style-name="P711"/>
            <text:p text:style-name="P711"/>
            <text:p text:style-name="P3">[ˈkʌstəm]</text:p>
          </table:table-cell>
          <table:table-cell table:style-name="Таблица1.B2" office:value-type="string">
            <text:p text:style-name="P709">Обычай, заказы, изготовленный на заказ</text:p>
          </table:table-cell>
        </table:table-row>
        <table:table-row>
          <table:table-cell table:style-name="Таблица1.A41" office:value-type="string">
            <text:p text:style-name="P711">2661)favorite</text:p>
            <text:p text:style-name="P711"/>
            <text:p text:style-name="P711"/>
            <text:p text:style-name="P3">[ˈfeɪv(ə)rɪt]</text:p>
          </table:table-cell>
          <table:table-cell table:style-name="Таблица1.B2" office:value-type="string">
            <text:p text:style-name="P709">Любимый, фаворит</text:p>
          </table:table-cell>
        </table:table-row>
        <table:table-row>
          <table:table-cell table:style-name="Таблица1.A41" office:value-type="string">
            <text:p text:style-name="P711">2662)project</text:p>
            <text:p text:style-name="P711"/>
            <text:p text:style-name="P711"/>
            <text:p text:style-name="P3">[ˈprɔʤekt]</text:p>
          </table:table-cell>
          <table:table-cell table:style-name="Таблица1.B2" office:value-type="string">
            <text:p text:style-name="P709">Проект</text:p>
          </table:table-cell>
        </table:table-row>
        <table:table-row>
          <table:table-cell table:style-name="Таблица1.A41" office:value-type="string">
            <text:p text:style-name="P711">2663)In all senses</text:p>
            <text:p text:style-name="P711"/>
            <text:p text:style-name="P711"/>
            <text:p text:style-name="P711"/>
          </table:table-cell>
          <table:table-cell table:style-name="Таблица1.B2" office:value-type="string">
            <text:p text:style-name="P709">Во всех смыслах</text:p>
          </table:table-cell>
        </table:table-row>
        <table:table-row>
          <table:table-cell table:style-name="Таблица1.A41" office:value-type="string">
            <text:p text:style-name="P711">2664)proportion</text:p>
            <text:p text:style-name="P711"/>
            <text:p text:style-name="P711"/>
            <text:p text:style-name="P3">[prəˈpɔːʃ(ə)n]</text:p>
          </table:table-cell>
          <table:table-cell table:style-name="Таблица1.B2" office:value-type="string">
            <text:p text:style-name="P709">Пропорция, пропорциональный, доля</text:p>
          </table:table-cell>
        </table:table-row>
        <table:table-row>
          <table:table-cell table:style-name="Таблица1.A41" office:value-type="string">
            <text:p text:style-name="P711">2665)week-end</text:p>
            <text:p text:style-name="P711"/>
            <text:p text:style-name="P711"/>
            <text:p text:style-name="P3">[ˌwiːkˈend]</text:p>
          </table:table-cell>
          <table:table-cell table:style-name="Таблица1.B2" office:value-type="string">
            <text:p text:style-name="P709">Выходные</text:p>
          </table:table-cell>
        </table:table-row>
        <table:table-row>
          <table:table-cell table:style-name="Таблица1.A41" office:value-type="string">
            <text:p text:style-name="P711">2666)reduce</text:p>
            <text:p text:style-name="P711"/>
            <text:p text:style-name="P711"/>
            <text:p text:style-name="P3">[rɪˈdjuːs]</text:p>
          </table:table-cell>
          <table:table-cell table:style-name="Таблица1.B2" office:value-type="string">
            <text:p text:style-name="P709">Уменьшать, снижать</text:p>
          </table:table-cell>
        </table:table-row>
        <table:table-row>
          <table:table-cell table:style-name="Таблица1.A41" office:value-type="string">
            <text:p text:style-name="P711">2667)prose</text:p>
            <text:p text:style-name="P711"/>
            <text:p text:style-name="P711"/>
            <text:p text:style-name="P3">[prəuz]</text:p>
          </table:table-cell>
          <table:table-cell table:style-name="Таблица1.B2" office:value-type="string">
            <text:p text:style-name="P709"/>
            <text:p text:style-name="P709"/>
            <text:p text:style-name="P713">Проза</text:p>
          </table:table-cell>
        </table:table-row>
        <table:table-row>
          <table:table-cell table:style-name="Таблица1.A41" office:value-type="string">
            <text:p text:style-name="P711">2668)incorporate</text:p>
            <text:p text:style-name="P711"/>
            <text:p text:style-name="P711"/>
            <text:p text:style-name="P3">[ɪnˈkɔːp(ə)rət]</text:p>
          </table:table-cell>
          <table:table-cell table:style-name="Таблица1.B2" office:value-type="string">
            <text:p text:style-name="P709">Включать, объединять, объединяться</text:p>
          </table:table-cell>
        </table:table-row>
        <table:table-row>
          <table:table-cell table:style-name="Таблица1.A41" office:value-type="string">
            <text:p text:style-name="P711">2669)environment</text:p>
            <text:p text:style-name="P711"><text:soft-page-break/></text:p>
            <text:p text:style-name="P711"/>
            <text:p text:style-name="P3">[ɪnˈvaɪər(ə)nmənt]</text:p>
          </table:table-cell>
          <table:table-cell table:style-name="Таблица1.B2" office:value-type="string">
            <text:p text:style-name="P709"/>
            <text:p text:style-name="P709"><text:soft-page-break/>Окружение, среда</text:p>
          </table:table-cell>
        </table:table-row>
        <table:table-row>
          <table:table-cell table:style-name="Таблица1.A41" office:value-type="string">
            <text:p text:style-name="P711">2670)entity</text:p>
            <text:p text:style-name="P711"/>
            <text:p text:style-name="P711"/>
            <text:p text:style-name="P3">[ˈentɪtɪ]</text:p>
          </table:table-cell>
          <table:table-cell table:style-name="Таблица1.B2" office:value-type="string">
            <text:p text:style-name="P1811">Организация, сущность, существо, объект</text:p>
          </table:table-cell>
        </table:table-row>
        <table:table-row>
          <table:table-cell table:style-name="Таблица1.A41" office:value-type="string">
            <text:p text:style-name="P714">2671)prospect</text:p>
            <text:p text:style-name="P714"/>
            <text:p text:style-name="P714"/>
            <text:p text:style-name="P7">[ˈprɔspekt]</text:p>
          </table:table-cell>
          <table:table-cell table:style-name="Таблица1.B2" office:value-type="string">
            <text:p text:style-name="P715">Перспектива</text:p>
          </table:table-cell>
        </table:table-row>
        <table:table-row>
          <table:table-cell table:style-name="Таблица1.A41" office:value-type="string">
            <text:p text:style-name="P832">2672)It rains cats and dogs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16">Дождь льёт как из <text:span text:style-name="T2">рога</text:span> изобилия</text:p>
          </table:table-cell>
        </table:table-row>
        <table:table-row>
          <table:table-cell table:style-name="Таблица1.A41" office:value-type="string">
            <text:p text:style-name="P832">2673)protest</text:p>
            <text:p text:style-name="P714"/>
            <text:p text:style-name="P714"/>
            <text:p text:style-name="P7">[ˈprəutest]</text:p>
          </table:table-cell>
          <table:table-cell table:style-name="Таблица1.B2" office:value-type="string">
            <text:p text:style-name="P716">Протест, протестовать</text:p>
          </table:table-cell>
        </table:table-row>
        <table:table-row>
          <table:table-cell table:style-name="Таблица1.A41" office:value-type="string">
            <text:p text:style-name="P832">2674)All along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16">Всё время</text:p>
          </table:table-cell>
        </table:table-row>
        <table:table-row>
          <table:table-cell table:style-name="Таблица1.A41" office:value-type="string">
            <text:p text:style-name="P832">2675)that is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16">То есть, это</text:p>
          </table:table-cell>
        </table:table-row>
        <table:table-row>
          <table:table-cell table:style-name="Таблица1.A41" office:value-type="string">
            <text:p text:style-name="P832">2676)provider</text:p>
            <text:p text:style-name="P714"/>
            <text:p text:style-name="P714"/>
            <text:p text:style-name="P7">[prəˈvaɪdə]</text:p>
          </table:table-cell>
          <table:table-cell table:style-name="Таблица1.B2" office:value-type="string">
            <text:p text:style-name="P716">Поставщик</text:p>
          </table:table-cell>
        </table:table-row>
        <table:table-row>
          <table:table-cell table:style-name="Таблица1.A41" office:value-type="string">
            <text:p text:style-name="P832">2677)public</text:p>
            <text:p text:style-name="P714"/>
            <text:p text:style-name="P714"/>
            <text:p text:style-name="P7">[ˈpʌblɪk]</text:p>
          </table:table-cell>
          <table:table-cell table:style-name="Таблица1.B2" office:value-type="string">
            <text:p text:style-name="P716">Общественность, публичный, государственный</text:p>
          </table:table-cell>
        </table:table-row>
        <table:table-row>
          <table:table-cell table:style-name="Таблица1.A41" office:value-type="string">
            <text:p text:style-name="P832">2678)What's the matter?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16">В чём дело?</text:p>
          </table:table-cell>
        </table:table-row>
        <table:table-row>
          <table:table-cell table:style-name="Таблица1.A41" office:value-type="string">
            <text:p text:style-name="P832">2679)alignment</text:p>
            <text:p text:style-name="P714"/>
            <text:p text:style-name="P714"/>
            <text:p text:style-name="P7">[əˈlaɪnmənt]</text:p>
          </table:table-cell>
          <table:table-cell table:style-name="Таблица1.B2" office:value-type="string">
            <text:p text:style-name="P717">Центровка, выравнивание</text:p>
          </table:table-cell>
        </table:table-row>
        <table:table-row>
          <table:table-cell table:style-name="Таблица1.A41" office:value-type="string">
            <text:p text:style-name="P832">2680)publication</text:p>
            <text:p text:style-name="P714"/>
            <text:p text:style-name="P714"/>
            <text:p text:style-name="P7">[ˌpʌblɪˈkeɪʃ(ə)n]</text:p>
          </table:table-cell>
          <table:table-cell table:style-name="Таблица1.B2" office:value-type="string">
            <text:p text:style-name="P718">Публикация, издание</text:p>
          </table:table-cell>
        </table:table-row>
        <table:table-row>
          <table:table-cell table:style-name="Таблица1.A41" office:value-type="string">
            <text:p text:style-name="P832">2681)pullover</text:p>
            <text:p text:style-name="P714"/>
            <text:p text:style-name="P714"/>
            <text:p text:style-name="P7">[ˈpuləuvə]</text:p>
          </table:table-cell>
          <table:table-cell table:style-name="Таблица1.B2" office:value-type="string">
            <text:p text:style-name="P719">Свитер</text:p>
          </table:table-cell>
        </table:table-row>
        <table:table-row>
          <table:table-cell table:style-name="Таблица1.A41" office:value-type="string">
            <text:p text:style-name="P832">2682)In the matter of</text:p>
            <text:p text:style-name="P714"/>
            <text:p text:style-name="P714"><text:soft-page-break/></text:p>
            <text:p text:style-name="P714"/>
          </table:table-cell>
          <table:table-cell table:style-name="Таблица1.B2" office:value-type="string">
            <text:p text:style-name="P719"/>
            <text:p text:style-name="P719"/>
            <text:p text:style-name="P719"><text:soft-page-break/>Что касается</text:p>
          </table:table-cell>
        </table:table-row>
        <table:table-row>
          <table:table-cell table:style-name="Таблица1.A41" office:value-type="string">
            <text:p text:style-name="P832">2683)verbose</text:p>
            <text:p text:style-name="P714"/>
            <text:p text:style-name="P714"/>
            <text:p text:style-name="P7">[vɜːˈbəus]</text:p>
          </table:table-cell>
          <table:table-cell table:style-name="Таблица1.B2" office:value-type="string">
            <text:p text:style-name="P720">Многословный, подробный</text:p>
          </table:table-cell>
        </table:table-row>
        <table:table-row>
          <table:table-cell table:style-name="Таблица1.A41" office:value-type="string">
            <text:p text:style-name="P832">2684)pulse</text:p>
            <text:p text:style-name="P714"/>
            <text:p text:style-name="P714"/>
            <text:p text:style-name="P7">[pʌls]</text:p>
          </table:table-cell>
          <table:table-cell table:style-name="Таблица1.B2" office:value-type="string">
            <text:p text:style-name="P720">Пульс, импульс</text:p>
          </table:table-cell>
        </table:table-row>
        <table:table-row>
          <table:table-cell table:style-name="Таблица1.A41" office:value-type="string">
            <text:p text:style-name="P832">2685)punctual</text:p>
            <text:p text:style-name="P714"/>
            <text:p text:style-name="P714"/>
            <text:p text:style-name="P7">[ˈpʌŋkʧuəl]</text:p>
          </table:table-cell>
          <table:table-cell table:style-name="Таблица1.B2" office:value-type="string">
            <text:p text:style-name="P720">Пунктуальный</text:p>
          </table:table-cell>
        </table:table-row>
        <table:table-row>
          <table:table-cell table:style-name="Таблица1.A41" office:value-type="string">
            <text:p text:style-name="P832">2686)Keep in mind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P720">Помнить, иметь в виду</text:p>
          </table:table-cell>
        </table:table-row>
        <table:table-row>
          <table:table-cell table:style-name="Таблица1.A41" office:value-type="string">
            <text:p text:style-name="P832">2687)solar</text:p>
            <text:p text:style-name="P714"/>
            <text:p text:style-name="P714"/>
            <text:p text:style-name="P7">[ˈsəulə]</text:p>
          </table:table-cell>
          <table:table-cell table:style-name="Таблица1.B2" office:value-type="string">
            <text:p text:style-name="P720">Солнечный</text:p>
          </table:table-cell>
        </table:table-row>
        <table:table-row>
          <table:table-cell table:style-name="Таблица1.A41" office:value-type="string">
            <text:p text:style-name="P832">2688)pyjamas</text:p>
            <text:p text:style-name="P714"/>
            <text:p text:style-name="P714"/>
            <text:p text:style-name="P7">[pɪˈʤɑːməz]</text:p>
          </table:table-cell>
          <table:table-cell table:style-name="Таблица1.B2" office:value-type="string">
            <text:p text:style-name="P720">Пижама</text:p>
          </table:table-cell>
        </table:table-row>
        <table:table-row>
          <table:table-cell table:style-name="Таблица1.A41" office:value-type="string">
            <text:p text:style-name="P832">2689)pyramid</text:p>
            <text:p text:style-name="P714"/>
            <text:p text:style-name="P714"/>
            <text:p text:style-name="P7">[ˈpɪrəmɪd]</text:p>
          </table:table-cell>
          <table:table-cell table:style-name="Таблица1.B2" office:value-type="string">
            <text:p text:style-name="P720">Пирамида</text:p>
          </table:table-cell>
        </table:table-row>
        <table:table-row>
          <table:table-cell table:style-name="Таблица1.A41" office:value-type="string">
            <text:p text:style-name="P832">2690)Mind the door!</text:p>
            <text:p text:style-name="P714"/>
            <text:p text:style-name="P714"/>
            <text:p text:style-name="P714"/>
          </table:table-cell>
          <table:table-cell table:style-name="Таблица1.B2" office:value-type="string">
            <text:p text:style-name="Table_20_Contents"/>
            <text:p text:style-name="Table_20_Contents"/>
            <text:p text:style-name="P720">Осторожно, дверь !</text:p>
          </table:table-cell>
        </table:table-row>
        <table:table-row>
          <table:table-cell table:style-name="Таблица1.A41" office:value-type="string">
            <text:p text:style-name="P721">2691)pace</text:p>
            <text:p text:style-name="P721"/>
            <text:p text:style-name="P721"/>
            <text:p text:style-name="P8">[peɪs]</text:p>
          </table:table-cell>
          <table:table-cell table:style-name="Таблица1.B2" office:value-type="string">
            <text:p text:style-name="P722">Шаг, шагать, темп</text:p>
          </table:table-cell>
        </table:table-row>
        <table:table-row>
          <table:table-cell table:style-name="Таблица1.A41" office:value-type="string">
            <text:p text:style-name="P721">2692)On the minute</text:p>
            <text:p text:style-name="P721"/>
            <text:p text:style-name="P721"/>
            <text:p text:style-name="P721"/>
          </table:table-cell>
          <table:table-cell table:style-name="Таблица1.B2" office:value-type="string">
            <text:p text:style-name="P722">Минута в минуту</text:p>
          </table:table-cell>
        </table:table-row>
        <table:table-row>
          <table:table-cell table:style-name="Таблица1.A41" office:value-type="string">
            <text:p text:style-name="P721">2693)pail</text:p>
            <text:p text:style-name="P721"/>
            <text:p text:style-name="P721"/>
            <text:p text:style-name="P8">[peɪl]</text:p>
          </table:table-cell>
          <table:table-cell table:style-name="Таблица1.B2" office:value-type="string">
            <text:p text:style-name="P722">Ведро</text:p>
          </table:table-cell>
        </table:table-row>
        <table:table-row>
          <table:table-cell table:style-name="Таблица1.A41" office:value-type="string">
            <text:p text:style-name="P723">2694)extension</text:p>
            <text:p text:style-name="P723"/>
            <text:p text:style-name="P723"/>
            <text:p text:style-name="P9">[ɪkˈsten(t)ʃ(ə)n]</text:p>
          </table:table-cell>
          <table:table-cell table:style-name="Таблица1.B2" office:value-type="string">
            <text:p text:style-name="P724">Расширение, удлинение, продление, продолжение</text:p>
          </table:table-cell>
        </table:table-row>
        <table:table-row>
          <table:table-cell table:style-name="Таблица1.A41" office:value-type="string">
            <text:p text:style-name="P726">2695)compatibility</text:p>
            <text:p text:style-name="P726"/>
            <text:p text:style-name="P726"/>
            <text:p text:style-name="P90"><text:soft-page-break/>[kəmˌpætəˈbɪlətɪ]</text:p>
          </table:table-cell>
          <table:table-cell table:style-name="Таблица1.B2" office:value-type="string">
            <text:p text:style-name="P725"/>
            <text:p text:style-name="P725"/>
            <text:p text:style-name="P725"/>
            <text:p text:style-name="P725"><text:soft-page-break/>Совместимость</text:p>
          </table:table-cell>
        </table:table-row>
        <table:table-row>
          <table:table-cell table:style-name="Таблица1.A41" office:value-type="string">
            <text:p text:style-name="P728">2696)solver</text:p>
            <text:p text:style-name="P728"/>
            <text:p text:style-name="P728"/>
            <text:p text:style-name="P4">[`sɒlvə]</text:p>
          </table:table-cell>
          <table:table-cell table:style-name="Таблица1.B2" office:value-type="string">
            <text:p text:style-name="P728">Решатель</text:p>
          </table:table-cell>
        </table:table-row>
        <table:table-row>
          <table:table-cell table:style-name="Таблица1.A43" office:value-type="string">
            <text:p text:style-name="P729">2697)remote</text:p>
            <text:p text:style-name="P729"/>
            <text:p text:style-name="P729"/>
            <text:p text:style-name="P10">[rɪˈməut]</text:p>
          </table:table-cell>
          <table:table-cell table:style-name="Таблица1.B2" office:value-type="string">
            <text:p text:style-name="P729">Удалённый, дистанционный</text:p>
          </table:table-cell>
        </table:table-row>
        <table:table-row>
          <table:table-cell table:style-name="Таблица1.A43" office:value-type="string">
            <text:p text:style-name="P730">2698)sheet</text:p>
            <text:p text:style-name="P730"/>
            <text:p text:style-name="P730"/>
            <text:p text:style-name="P11">[ʃiːt]</text:p>
          </table:table-cell>
          <table:table-cell table:style-name="Таблица1.B2" office:value-type="string">
            <text:p text:style-name="P730">Лист, листок, листовой</text:p>
          </table:table-cell>
        </table:table-row>
        <table:table-row>
          <table:table-cell table:style-name="Таблица1.A45" office:value-type="string">
            <text:p text:style-name="P731">2699)obsolete</text:p>
            <text:p text:style-name="P731"/>
            <text:p text:style-name="P727"/>
            <text:p text:style-name="P12">[ˈɔbs(ə)liːt]</text:p>
          </table:table-cell>
          <table:table-cell table:style-name="Таблица1.B2" office:value-type="string">
            <text:p text:style-name="P731">Устарелый, отживший</text:p>
          </table:table-cell>
        </table:table-row>
        <table:table-row>
          <table:table-cell table:style-name="Таблица1.A45" office:value-type="string">
            <text:p text:style-name="P732">2700)undo</text:p>
            <text:p text:style-name="P732"/>
            <text:p text:style-name="P732"/>
            <text:p text:style-name="P13">[ʌnˈduː]</text:p>
          </table:table-cell>
          <table:table-cell table:style-name="Таблица1.B2" office:value-type="string">
            <text:p text:style-name="P733">Аннулировать</text:p>
          </table:table-cell>
        </table:table-row>
        <table:table-row>
          <table:table-cell table:style-name="Таблица1.A49" office:value-type="string">
            <text:p text:style-name="P734">2701)retrieve</text:p>
            <text:p text:style-name="P734"/>
            <text:p text:style-name="P734"/>
            <text:p text:style-name="P14">[rɪˈtriːv]</text:p>
          </table:table-cell>
          <table:table-cell table:style-name="Таблица1.B2" office:value-type="string">
            <text:p text:style-name="P727"/>
            <text:p text:style-name="P734">Извлекать</text:p>
          </table:table-cell>
        </table:table-row>
        <table:table-row>
          <table:table-cell table:style-name="Таблица1.A49" office:value-type="string">
            <text:p text:style-name="P737">2702)extend</text:p>
            <text:p text:style-name="P737"/>
            <text:p text:style-name="P737"/>
            <text:p text:style-name="P15">[ɪkˈstend]</text:p>
          </table:table-cell>
          <table:table-cell table:style-name="Таблица1.B2" office:value-type="string">
            <text:p text:style-name="P737">Распространить, расширить, продлить</text:p>
          </table:table-cell>
        </table:table-row>
        <table:table-row>
          <table:table-cell table:style-name="Таблица1.A49" office:value-type="string">
            <text:p text:style-name="P738">2703)reasonably</text:p>
            <text:p text:style-name="P738"/>
            <text:p text:style-name="P738"/>
            <text:p text:style-name="P16">[ˈriːz(ə)nəblɪ]</text:p>
          </table:table-cell>
          <table:table-cell table:style-name="Таблица1.B2" office:value-type="string">
            <text:p text:style-name="P738">Разумно, умеренно, достаточно </text:p>
          </table:table-cell>
        </table:table-row>
        <table:table-row>
          <table:table-cell table:style-name="Таблица1.A49" office:value-type="string">
            <text:p text:style-name="P739">2704)invocation</text:p>
            <text:p text:style-name="P739"/>
            <text:p text:style-name="P739"/>
            <text:p text:style-name="P17">[ˌɪnvəuˈkeɪʃ(ə)n]</text:p>
          </table:table-cell>
          <table:table-cell table:style-name="Таблица1.B2" office:value-type="string">
            <text:p text:style-name="P739">Вызов</text:p>
          </table:table-cell>
        </table:table-row>
        <table:table-row>
          <table:table-cell table:style-name="Таблица1.A52" office:value-type="string">
            <text:p text:style-name="P740">2705)whichever</text:p>
            <text:p text:style-name="P740"/>
            <text:p text:style-name="P740"/>
            <text:p text:style-name="P18">[(h)wɪʧˈevə]</text:p>
          </table:table-cell>
          <table:table-cell table:style-name="Таблица1.B2" office:value-type="string">
            <text:p text:style-name="P740">Какой бы ни, какой</text:p>
          </table:table-cell>
        </table:table-row>
        <table:table-row>
          <table:table-cell table:style-name="Таблица1.A52" office:value-type="string">
            <text:p text:style-name="P741">2706)bypass</text:p>
            <text:p text:style-name="P741"/>
            <text:p text:style-name="P741"/>
            <text:p text:style-name="P19">[ˈbaɪpɑːs]</text:p>
          </table:table-cell>
          <table:table-cell table:style-name="Таблица1.B2" office:value-type="string">
            <text:p text:style-name="P741">Обход, обходить</text:p>
          </table:table-cell>
        </table:table-row>
        <table:table-row>
          <table:table-cell table:style-name="Таблица1.A52" office:value-type="string">
            <text:p text:style-name="P833">2707)affordable</text:p>
            <text:p text:style-name="P742"/>
            <text:p text:style-name="P742"/>
            <text:p text:style-name="P20">[əˈfɔːdəbl]</text:p>
          </table:table-cell>
          <table:table-cell table:style-name="Таблица1.B2" office:value-type="string">
            <text:p text:style-name="P742">Доступный, допустимый</text:p>
          </table:table-cell>
        </table:table-row>
        <table:table-row>
          <table:table-cell table:style-name="Таблица1.A56" office:value-type="string">
            <text:p text:style-name="P743">2708)mercenary</text:p>
            <text:p text:style-name="P744"/>
            <text:p text:style-name="P744"/>
            <text:p text:style-name="P21">[ˈmɜːs(ə)n(ə)rɪ]</text:p>
          </table:table-cell>
          <table:table-cell table:style-name="Таблица1.B2" office:value-type="string">
            <text:p text:style-name="P744">Наёмник, корыстный</text:p>
          </table:table-cell>
        </table:table-row>
        <text:soft-page-break/>
        <table:table-row>
          <table:table-cell table:style-name="Таблица1.A56" office:value-type="string">
            <text:p text:style-name="P745">2709)subcontractor</text:p>
            <text:p text:style-name="P745"/>
            <text:p text:style-name="P745"/>
            <text:p text:style-name="P22">[ˌsʌbkənˈtræktə]</text:p>
          </table:table-cell>
          <table:table-cell table:style-name="Таблица1.B2" office:value-type="string">
            <text:p text:style-name="P745">Субподрядчик</text:p>
          </table:table-cell>
        </table:table-row>
        <table:table-row>
          <table:table-cell table:style-name="Таблица1.A56" office:value-type="string">
            <text:p text:style-name="P746">2710)team</text:p>
            <text:p text:style-name="P746"/>
            <text:p text:style-name="P746"/>
            <text:p text:style-name="P23">[tiːm]</text:p>
          </table:table-cell>
          <table:table-cell table:style-name="Таблица1.B2" office:value-type="string">
            <text:p text:style-name="P746">Команда, командный</text:p>
          </table:table-cell>
        </table:table-row>
        <table:table-row>
          <table:table-cell table:style-name="Таблица1.A56" office:value-type="string">
            <text:p text:style-name="P747">2711)pair</text:p>
            <text:p text:style-name="P747"/>
            <text:p text:style-name="P747"/>
            <text:p text:style-name="P24">[pɛə]</text:p>
          </table:table-cell>
          <table:table-cell table:style-name="Таблица1.B2" office:value-type="string">
            <text:p text:style-name="P747">Пара</text:p>
          </table:table-cell>
        </table:table-row>
        <table:table-row>
          <table:table-cell table:style-name="Таблица1.A60" office:value-type="string">
            <text:p text:style-name="P748">2712)On the rocks</text:p>
            <text:p text:style-name="P748"/>
            <text:p text:style-name="P748"/>
            <text:p text:style-name="P748"/>
          </table:table-cell>
          <table:table-cell table:style-name="Таблица1.B2" office:value-type="string">
            <text:p text:style-name="P749">В стеснённых обстоятельствах</text:p>
          </table:table-cell>
        </table:table-row>
        <table:table-row>
          <table:table-cell table:style-name="Таблица1.A60" office:value-type="string">
            <text:p text:style-name="P750">2713)palm</text:p>
            <text:p text:style-name="P750"/>
            <text:p text:style-name="P750"/>
            <text:p text:style-name="P25">[pɑːm]</text:p>
          </table:table-cell>
          <table:table-cell table:style-name="Таблица1.B2" office:value-type="string">
            <text:p text:style-name="P736"/>
            <text:p text:style-name="P736"/>
            <text:p text:style-name="P750">Ладонь, пальма</text:p>
          </table:table-cell>
        </table:table-row>
        <table:table-row>
          <table:table-cell table:style-name="Таблица1.A60" office:value-type="string">
            <text:p text:style-name="P751">2714)Clear one's throat</text:p>
            <text:p text:style-name="P751"/>
            <text:p text:style-name="P751"/>
            <text:p text:style-name="P26">[θrəut]</text:p>
          </table:table-cell>
          <table:table-cell table:style-name="Таблица1.B2" office:value-type="string">
            <text:p text:style-name="P1447">Откашляться</text:p>
          </table:table-cell>
        </table:table-row>
        <table:table-row>
          <table:table-cell table:style-name="Таблица1.A60" office:value-type="string">
            <text:p text:style-name="P752">2715)carrier</text:p>
            <text:p text:style-name="P752"/>
            <text:p text:style-name="P752"/>
            <text:p text:style-name="P27">[ˈkærɪə]</text:p>
          </table:table-cell>
          <table:table-cell table:style-name="Таблица1.B2" office:value-type="string">
            <text:p text:style-name="P752">Перевозчик, несущий, носитель</text:p>
          </table:table-cell>
        </table:table-row>
        <table:table-row>
          <table:table-cell table:style-name="Таблица1.A64" office:value-type="string">
            <text:p text:style-name="P753">2716)pancake</text:p>
            <text:p text:style-name="P753"/>
            <text:p text:style-name="P753"/>
            <text:p text:style-name="P28">[ˈpænkeɪk]</text:p>
          </table:table-cell>
          <table:table-cell table:style-name="Таблица1.B2" office:value-type="string">
            <text:p text:style-name="P753">Блин</text:p>
          </table:table-cell>
        </table:table-row>
        <table:table-row>
          <table:table-cell table:style-name="Таблица1.A64" office:value-type="string">
            <text:p text:style-name="P754">2717)passion</text:p>
            <text:p text:style-name="P754"/>
            <text:p text:style-name="P754"/>
            <text:p text:style-name="P29">[ˈpæʃ(ə)n]</text:p>
          </table:table-cell>
          <table:table-cell table:style-name="Таблица1.B2" office:value-type="string">
            <text:p text:style-name="P754">Страсть, увлечение</text:p>
          </table:table-cell>
        </table:table-row>
        <table:table-row>
          <table:table-cell table:style-name="Таблица1.A64" office:value-type="string">
            <text:p text:style-name="P755">2718)Free of charge</text:p>
            <text:p text:style-name="P755"/>
            <text:p text:style-name="P755"/>
            <text:p text:style-name="P755"/>
          </table:table-cell>
          <table:table-cell table:style-name="Таблица1.B2" office:value-type="string">
            <text:p text:style-name="P755">Бесплатно</text:p>
          </table:table-cell>
        </table:table-row>
        <table:table-row>
          <table:table-cell table:style-name="Таблица1.A64" office:value-type="string">
            <text:p text:style-name="P757">2719)vehicle</text:p>
            <text:p text:style-name="P757"/>
            <text:p text:style-name="P757"/>
            <text:p text:style-name="P30">[ˈviːɪkl]</text:p>
          </table:table-cell>
          <table:table-cell table:style-name="Таблица1.B2" office:value-type="string">
            <text:p text:style-name="P758">Автомобиль, транспортное средство</text:p>
          </table:table-cell>
        </table:table-row>
        <table:table-row>
          <table:table-cell table:style-name="Таблица1.A68" office:value-type="string">
            <text:p text:style-name="P759">2720)passive</text:p>
            <text:p text:style-name="P759"/>
            <text:p text:style-name="P759"/>
            <text:p text:style-name="P31">[ˈpæsɪv]</text:p>
          </table:table-cell>
          <table:table-cell table:style-name="Таблица1.B2" office:value-type="string">
            <text:p text:style-name="P759">Пассивный</text:p>
          </table:table-cell>
        </table:table-row>
        <table:table-row>
          <table:table-cell table:style-name="Таблица1.A68" office:value-type="string">
            <text:p text:style-name="P760">2721)pastry</text:p>
            <text:p text:style-name="P760"/>
            <text:p text:style-name="P760"/>
            <text:p text:style-name="P32">[ˈpeɪstrɪ]</text:p>
          </table:table-cell>
          <table:table-cell table:style-name="Таблица1.B2" office:value-type="string">
            <text:p text:style-name="P760">Тесто, выпечка, печенье</text:p>
          </table:table-cell>
        </table:table-row>
        <table:table-row>
          <table:table-cell table:style-name="Таблица1.A68" office:value-type="string">
            <text:p text:style-name="P761">2722)Good morning</text:p>
            <text:p text:style-name="P761"><text:soft-page-break/></text:p>
            <text:p text:style-name="P761"/>
            <text:p text:style-name="P761"/>
          </table:table-cell>
          <table:table-cell table:style-name="Таблица1.B2" office:value-type="string">
            <text:p text:style-name="P762"/>
            <text:p text:style-name="P762"><text:soft-page-break/>Доброе утро</text:p>
          </table:table-cell>
        </table:table-row>
        <table:table-row>
          <table:table-cell table:style-name="Таблица1.A68" office:value-type="string">
            <text:p text:style-name="P763">2723)unlock</text:p>
            <text:p text:style-name="P763"/>
            <text:p text:style-name="P763"/>
            <text:p text:style-name="P33">[ʌnˈlɔk]</text:p>
          </table:table-cell>
          <table:table-cell table:style-name="Таблица1.B2" office:value-type="string">
            <text:p text:style-name="P763">Открыть, разблокировать</text:p>
          </table:table-cell>
        </table:table-row>
        <table:table-row>
          <table:table-cell table:style-name="Таблица1.A72" office:value-type="string">
            <text:p text:style-name="P764">2724)patience</text:p>
            <text:p text:style-name="P764"/>
            <text:p text:style-name="P764"/>
            <text:p text:style-name="P34">[ˈpeɪʃ(ə)n(t)s]</text:p>
          </table:table-cell>
          <table:table-cell table:style-name="Таблица1.B2" office:value-type="string">
            <text:p text:style-name="P756"/>
            <text:p text:style-name="P764">Терпение</text:p>
          </table:table-cell>
        </table:table-row>
        <table:table-row>
          <table:table-cell table:style-name="Таблица1.A72" office:value-type="string">
            <text:p text:style-name="P765">2725)patter</text:p>
            <text:p text:style-name="P765"/>
            <text:p text:style-name="P765"/>
            <text:p text:style-name="P35">[ˈpætə]</text:p>
          </table:table-cell>
          <table:table-cell table:style-name="Таблица1.B2" office:value-type="string">
            <text:p text:style-name="P765">Скороговорка</text:p>
          </table:table-cell>
        </table:table-row>
        <table:table-row>
          <table:table-cell table:style-name="Таблица1.A72" office:value-type="string">
            <text:p text:style-name="P767">2726)cleaner</text:p>
            <text:p text:style-name="P767"/>
            <text:p text:style-name="P767"/>
            <text:p text:style-name="P36">[ˈkliːnə]</text:p>
          </table:table-cell>
          <table:table-cell table:style-name="Таблица1.B2" office:value-type="string">
            <text:p text:style-name="P767">Уборщик</text:p>
          </table:table-cell>
        </table:table-row>
        <table:table-row>
          <table:table-cell table:style-name="Таблица1.A72" office:value-type="string">
            <text:p text:style-name="P768">2727)offload</text:p>
            <text:p text:style-name="P768"/>
            <text:p text:style-name="P768"/>
            <text:p text:style-name="P37">[ˌɔfˈləud]</text:p>
          </table:table-cell>
          <table:table-cell table:style-name="Таблица1.B2" office:value-type="string">
            <text:p text:style-name="P768">Разгрузить, избавиться</text:p>
          </table:table-cell>
        </table:table-row>
        <table:table-row>
          <table:table-cell table:style-name="Таблица1.A76" office:value-type="string">
            <text:p text:style-name="P769">2728)pet</text:p>
            <text:p text:style-name="P769"/>
            <text:p text:style-name="P769"/>
            <text:p text:style-name="P38">[pet]</text:p>
          </table:table-cell>
          <table:table-cell table:style-name="Таблица1.B2" office:value-type="string">
            <text:p text:style-name="P769">Домашний, домашнее животное, любимец</text:p>
          </table:table-cell>
        </table:table-row>
        <table:table-row>
          <table:table-cell table:style-name="Таблица1.A76" office:value-type="string">
            <text:p text:style-name="P770">2729)pick</text:p>
            <text:p text:style-name="P770"/>
            <text:p text:style-name="P770"/>
            <text:p text:style-name="P39">[pɪk]</text:p>
          </table:table-cell>
          <table:table-cell table:style-name="Таблица1.B2" office:value-type="string">
            <text:p text:style-name="P771">Собирать, выбор, выбирать</text:p>
          </table:table-cell>
        </table:table-row>
        <table:table-row>
          <table:table-cell table:style-name="Таблица1.A76" office:value-type="string">
            <text:p text:style-name="P772">2730)Take office</text:p>
            <text:p text:style-name="P772"/>
            <text:p text:style-name="P772"/>
            <text:p text:style-name="P772"/>
          </table:table-cell>
          <table:table-cell table:style-name="Таблица1.B2" office:value-type="string">
            <text:p text:style-name="P772">Вступать в должность</text:p>
          </table:table-cell>
        </table:table-row>
        <table:table-row>
          <table:table-cell table:style-name="Таблица1.A76" office:value-type="string">
            <text:p text:style-name="P773">2731)robust</text:p>
            <text:p text:style-name="P773"/>
            <text:p text:style-name="P773"/>
            <text:p text:style-name="P40">[rəˈbʌst]</text:p>
          </table:table-cell>
          <table:table-cell table:style-name="Таблица1.B2" office:value-type="string">
            <text:p text:style-name="P773">Надёжный, крепкий</text:p>
          </table:table-cell>
        </table:table-row>
        <table:table-row>
          <table:table-cell table:style-name="Таблица1.A80" office:value-type="string">
            <text:p text:style-name="P774">2732)pillow</text:p>
            <text:p text:style-name="P774"/>
            <text:p text:style-name="P774"/>
            <text:p text:style-name="P41">[ˈpɪləu]</text:p>
          </table:table-cell>
          <table:table-cell table:style-name="Таблица1.B2" office:value-type="string">
            <text:p text:style-name="P774">Подушка</text:p>
          </table:table-cell>
        </table:table-row>
        <table:table-row>
          <table:table-cell table:style-name="Таблица1.A80" office:value-type="string">
            <text:p text:style-name="P775">2733)pipe</text:p>
            <text:p text:style-name="P775"/>
            <text:p text:style-name="P775"/>
            <text:p text:style-name="P42">[paɪp]</text:p>
          </table:table-cell>
          <table:table-cell table:style-name="Таблица1.B2" office:value-type="string">
            <text:p text:style-name="P775">Труба, трубопровод, программный канал</text:p>
          </table:table-cell>
        </table:table-row>
        <table:table-row>
          <table:table-cell table:style-name="Таблица1.A80" office:value-type="string">
            <text:p text:style-name="P776">2734)Get into office</text:p>
            <text:p text:style-name="P776"/>
            <text:p text:style-name="P776"/>
            <text:p text:style-name="P776"/>
          </table:table-cell>
          <table:table-cell table:style-name="Таблица1.B2" office:value-type="string">
            <text:p text:style-name="P776">Приступать к исполнению обязанностей</text:p>
          </table:table-cell>
        </table:table-row>
        <table:table-row>
          <table:table-cell table:style-name="Таблица1.A80" office:value-type="string">
            <text:p text:style-name="P777">2735)gateway</text:p>
            <text:p text:style-name="P777"/>
            <text:p text:style-name="P777"><text:soft-page-break/></text:p>
            <text:p text:style-name="P43">[ˈgeɪtweɪ]</text:p>
          </table:table-cell>
          <table:table-cell table:style-name="Таблица1.B2" office:value-type="string">
            <text:p text:style-name="P777"/>
            <text:p text:style-name="P777"/>
            <text:p text:style-name="P777"><text:soft-page-break/>Шлюз, ворота</text:p>
          </table:table-cell>
        </table:table-row>
        <table:table-row>
          <table:table-cell table:style-name="Таблица1.A83" office:value-type="string">
            <text:p text:style-name="P778">2736)plait</text:p>
            <text:p text:style-name="P778"/>
            <text:p text:style-name="P778"/>
            <text:p text:style-name="P44">[plæt]</text:p>
          </table:table-cell>
          <table:table-cell table:style-name="Таблица1.B2" office:value-type="string">
            <text:p text:style-name="P766"/>
            <text:p text:style-name="P766"/>
            <text:p text:style-name="P778">Заплетать, коса</text:p>
          </table:table-cell>
        </table:table-row>
        <table:table-row>
          <table:table-cell table:style-name="Таблица1.A83" office:value-type="string">
            <text:p text:style-name="P779">2737)Give reasons for</text:p>
            <text:p text:style-name="P779"/>
            <text:p text:style-name="P779"/>
            <text:p text:style-name="P779"/>
          </table:table-cell>
          <table:table-cell table:style-name="Таблица1.B2" office:value-type="string">
            <text:p text:style-name="P779">Объяснять причины чего-либо</text:p>
          </table:table-cell>
        </table:table-row>
        <table:table-row>
          <table:table-cell table:style-name="Таблица1.A83" office:value-type="string">
            <text:p text:style-name="P780">2738)expansion</text:p>
            <text:p text:style-name="P780"/>
            <text:p text:style-name="P780"/>
            <text:p text:style-name="P45">[ɪkˈspæn(t)ʃ(ə)n]</text:p>
          </table:table-cell>
          <table:table-cell table:style-name="Таблица1.B2" office:value-type="string">
            <text:p text:style-name="P780">Экспансия, расширение, распространение</text:p>
          </table:table-cell>
        </table:table-row>
        <table:table-row>
          <table:table-cell table:style-name="Таблица1.A87" office:value-type="string">
            <text:p text:style-name="P781">2739)plank</text:p>
            <text:p text:style-name="P781"/>
            <text:p text:style-name="P781"/>
            <text:p text:style-name="P46">[plæŋk]</text:p>
          </table:table-cell>
          <table:table-cell table:style-name="Таблица1.B2" office:value-type="string">
            <text:p text:style-name="P781">Планка, доска</text:p>
          </table:table-cell>
        </table:table-row>
        <table:table-row>
          <table:table-cell table:style-name="Таблица1.A87" office:value-type="string">
            <text:p text:style-name="P782">2740)plinth</text:p>
            <text:p text:style-name="P782"/>
            <text:p text:style-name="P782"/>
            <text:p text:style-name="P47">[plɪnθ]</text:p>
          </table:table-cell>
          <table:table-cell table:style-name="Таблица1.B2" office:value-type="string">
            <text:p text:style-name="P782">Плинтус, цоколь</text:p>
          </table:table-cell>
        </table:table-row>
        <table:table-row>
          <table:table-cell table:style-name="Таблица1.A87" office:value-type="string">
            <text:p text:style-name="P783">2741)Table of contents</text:p>
            <text:p text:style-name="P783"/>
            <text:p text:style-name="P783"/>
            <text:p text:style-name="P783"/>
          </table:table-cell>
          <table:table-cell table:style-name="Таблица1.B2" office:value-type="string">
            <text:p text:style-name="P783">Содержание</text:p>
          </table:table-cell>
        </table:table-row>
        <table:table-row>
          <table:table-cell table:style-name="Таблица1.A87" office:value-type="string">
            <text:p text:style-name="P785">2742)simplified</text:p>
            <text:p text:style-name="P785"/>
            <text:p text:style-name="P785"/>
            <text:p text:style-name="P48">[ˈsɪmplɪfaɪd]</text:p>
          </table:table-cell>
          <table:table-cell table:style-name="Таблица1.B2" office:value-type="string">
            <text:p text:style-name="P785">Упрощённый</text:p>
          </table:table-cell>
        </table:table-row>
        <table:table-row>
          <table:table-cell table:style-name="Таблица1.A91" office:value-type="string">
            <text:p text:style-name="P786">2743)plough</text:p>
            <text:p text:style-name="P786"/>
            <text:p text:style-name="P786"/>
            <text:p text:style-name="P49">[plau]</text:p>
          </table:table-cell>
          <table:table-cell table:style-name="Таблица1.B2" office:value-type="string">
            <text:p text:style-name="P786">Плуг, пахать</text:p>
          </table:table-cell>
        </table:table-row>
        <table:table-row>
          <table:table-cell table:style-name="Таблица1.A91" office:value-type="string">
            <text:p text:style-name="P787">2744)plug</text:p>
            <text:p text:style-name="P787"/>
            <text:p text:style-name="P787"/>
            <text:p text:style-name="P50">[plʌg]</text:p>
          </table:table-cell>
          <table:table-cell table:style-name="Таблица1.B2" office:value-type="string">
            <text:p text:style-name="P787">Плагин, пробка, штепсель</text:p>
          </table:table-cell>
        </table:table-row>
        <table:table-row>
          <table:table-cell table:style-name="Таблица1.A91" office:value-type="string">
            <text:p text:style-name="P788">2745)Be able to do smth</text:p>
            <text:p text:style-name="P788"/>
            <text:p text:style-name="P788"/>
            <text:p text:style-name="P788"/>
          </table:table-cell>
          <table:table-cell table:style-name="Таблица1.B2" office:value-type="string">
            <text:p text:style-name="P788">Уметь/мочь сделать что-либо</text:p>
          </table:table-cell>
        </table:table-row>
        <table:table-row>
          <table:table-cell table:style-name="Таблица1.A91" office:value-type="string">
            <text:p text:style-name="P789">2746<text:span text:style-name="T11">)</text:span>tracking</text:p>
            <text:p text:style-name="P789"/>
            <text:p text:style-name="P789"/>
            <text:p text:style-name="P5">[`trækıŋ]</text:p>
          </table:table-cell>
          <table:table-cell table:style-name="Таблица1.B2" office:value-type="string">
            <text:p text:style-name="P789">Слежение</text:p>
          </table:table-cell>
        </table:table-row>
        <table:table-row>
          <table:table-cell table:style-name="Таблица1.A95" office:value-type="string">
            <text:p text:style-name="P790">2747)plumber</text:p>
            <text:p text:style-name="P790"/>
            <text:p text:style-name="P790"/>
            <text:p text:style-name="P51">[ˈplʌmə]</text:p>
          </table:table-cell>
          <table:table-cell table:style-name="Таблица1.B2" office:value-type="string">
            <text:p text:style-name="P784"/>
            <text:p text:style-name="P790">Водопроводчик, паяльщик</text:p>
          </table:table-cell>
        </table:table-row>
        <table:table-row>
          <table:table-cell table:style-name="Таблица1.A95" office:value-type="string">
            <text:p text:style-name="P791">2748)predominate</text:p>
            <text:p text:style-name="P791"/>
            <text:p text:style-name="P735"/>
            <text:p text:style-name="P52"><text:soft-page-break/>[prɪˈdɔmɪneɪt]</text:p>
          </table:table-cell>
          <table:table-cell table:style-name="Таблица1.B2" office:value-type="string">
            <text:p text:style-name="P791"/>
            <text:p text:style-name="P791"/>
            <text:p text:style-name="P791"/>
            <text:p text:style-name="P791"><text:soft-page-break/>Преобладать, преобладающий</text:p>
          </table:table-cell>
        </table:table-row>
        <table:table-row>
          <table:table-cell table:style-name="Таблица1.A95" office:value-type="string">
            <text:p text:style-name="P792">2749)As usual</text:p>
            <text:p text:style-name="P792"/>
            <text:p text:style-name="P792"/>
            <text:p text:style-name="P792"/>
          </table:table-cell>
          <table:table-cell table:style-name="Таблица1.B2" office:value-type="string">
            <text:p text:style-name="P792">Как обычно</text:p>
          </table:table-cell>
        </table:table-row>
        <table:table-row>
          <table:table-cell table:style-name="Таблица1.A95" office:value-type="string">
            <text:p text:style-name="P793">2750)plug in</text:p>
            <text:p text:style-name="P793"/>
            <text:p text:style-name="P793"/>
            <text:p text:style-name="P6">[`plʌg`ın]</text:p>
          </table:table-cell>
          <table:table-cell table:style-name="Таблица1.B2" office:value-type="string">
            <text:p text:style-name="P793">Встраивать, подключать, включать</text:p>
          </table:table-cell>
        </table:table-row>
        <table:table-row>
          <table:table-cell table:style-name="Таблица1.A99" office:value-type="string">
            <text:p text:style-name="P794">2751)preface</text:p>
            <text:p text:style-name="P794"/>
            <text:p text:style-name="P794"/>
            <text:p text:style-name="P53">[ˈprefɪs]</text:p>
          </table:table-cell>
          <table:table-cell table:style-name="Таблица1.B2" office:value-type="string">
            <text:p text:style-name="P794">Предисловие</text:p>
          </table:table-cell>
        </table:table-row>
        <table:table-row>
          <table:table-cell table:style-name="Таблица1.A99" office:value-type="string">
            <text:p text:style-name="P795">2752)prehistoric</text:p>
            <text:p text:style-name="P795"/>
            <text:p text:style-name="P795"/>
            <text:p text:style-name="P54">[ˌpriːhɪˈstɔrɪk]</text:p>
          </table:table-cell>
          <table:table-cell table:style-name="Таблица1.B2" office:value-type="string">
            <text:p text:style-name="P795">Доисторический</text:p>
          </table:table-cell>
        </table:table-row>
        <table:table-row>
          <table:table-cell table:style-name="Таблица1.A99" office:value-type="string">
            <text:p text:style-name="P796">2753)Be of age</text:p>
            <text:p text:style-name="P796"/>
            <text:p text:style-name="P796"/>
            <text:p text:style-name="P796"/>
          </table:table-cell>
          <table:table-cell table:style-name="Таблица1.B2" office:value-type="string">
            <text:p text:style-name="P796">Быть совершеннолетним</text:p>
          </table:table-cell>
        </table:table-row>
        <table:table-row>
          <table:table-cell table:style-name="Таблица1.A99" office:value-type="string">
            <text:p text:style-name="P797">2754)improve</text:p>
            <text:p text:style-name="P797"/>
            <text:p text:style-name="P797"/>
            <text:p text:style-name="P55">[ɪmˈpruːv]</text:p>
          </table:table-cell>
          <table:table-cell table:style-name="Таблица1.B2" office:value-type="string">
            <text:p text:style-name="P797">Улучшать</text:p>
          </table:table-cell>
        </table:table-row>
        <table:table-row>
          <table:table-cell table:style-name="Таблица1.A103" office:value-type="string">
            <text:p text:style-name="P798">2755)pressure</text:p>
            <text:p text:style-name="P798"/>
            <text:p text:style-name="P798"/>
            <text:p text:style-name="P56">[ˈpreʃə]</text:p>
          </table:table-cell>
          <table:table-cell table:style-name="Таблица1.B2" office:value-type="string">
            <text:p text:style-name="P798">Давление</text:p>
          </table:table-cell>
        </table:table-row>
        <table:table-row>
          <table:table-cell table:style-name="Таблица1.A103" office:value-type="string">
            <text:p text:style-name="P799">2756)maybe</text:p>
            <text:p text:style-name="P799"/>
            <text:p text:style-name="P799"/>
            <text:p text:style-name="P57">[ˈmeɪbɪ]</text:p>
          </table:table-cell>
          <table:table-cell table:style-name="Таблица1.B2" office:value-type="string">
            <text:p text:style-name="P799">Может быть</text:p>
          </table:table-cell>
        </table:table-row>
        <table:table-row>
          <table:table-cell table:style-name="Таблица1.A103" office:value-type="string">
            <text:p text:style-name="P800">2757)stub</text:p>
            <text:p text:style-name="P800"/>
            <text:p text:style-name="P800"/>
            <text:p text:style-name="P58">[stʌb]</text:p>
          </table:table-cell>
          <table:table-cell table:style-name="Таблица1.B2" office:value-type="string">
            <text:p text:style-name="P800">Заглушка, пень, огрызок</text:p>
          </table:table-cell>
        </table:table-row>
        <table:table-row>
          <table:table-cell table:style-name="Таблица1.A103" office:value-type="string">
            <text:p text:style-name="P801">2758)prevail</text:p>
            <text:p text:style-name="P801"/>
            <text:p text:style-name="P801"/>
            <text:p text:style-name="P59">[prɪˈveɪl]</text:p>
          </table:table-cell>
          <table:table-cell table:style-name="Таблица1.B2" office:value-type="string">
            <text:p text:style-name="P801">Преобладать</text:p>
          </table:table-cell>
        </table:table-row>
        <table:table-row>
          <table:table-cell table:style-name="Таблица1.A107" office:value-type="string">
            <text:p text:style-name="P802">2759)Be under age</text:p>
            <text:p text:style-name="P802"/>
            <text:p text:style-name="P802"/>
            <text:p text:style-name="P802"/>
          </table:table-cell>
          <table:table-cell table:style-name="Таблица1.B2" office:value-type="string">
            <text:p text:style-name="P798"/>
            <text:p text:style-name="P798"/>
            <text:p text:style-name="P802">Быть несовершеннолетним</text:p>
          </table:table-cell>
        </table:table-row>
        <table:table-row>
          <table:table-cell table:style-name="Таблица1.A107" office:value-type="string">
            <text:p text:style-name="P803">2760)eliminate</text:p>
            <text:p text:style-name="P803"/>
            <text:p text:style-name="P803"/>
            <text:p text:style-name="P60">[ɪˈlɪmɪneɪt]</text:p>
          </table:table-cell>
          <table:table-cell table:style-name="Таблица1.B2" office:value-type="string">
            <text:p text:style-name="P803">Устранять, исключать</text:p>
          </table:table-cell>
        </table:table-row>
        <table:table-row>
          <table:table-cell table:style-name="Таблица1.A107" office:value-type="string">
            <text:p text:style-name="P804">2761)unfortunately</text:p>
            <text:p text:style-name="P804"/>
            <text:p text:style-name="P804"/>
            <text:p text:style-name="P61">[ʌnˈfɔːʧ(ə)nətlɪ]</text:p>
          </table:table-cell>
          <table:table-cell table:style-name="Таблица1.B2" office:value-type="string">
            <text:p text:style-name="P804">К сожалению</text:p>
          </table:table-cell>
        </table:table-row>
        <text:soft-page-break/>
        <table:table-row>
          <table:table-cell table:style-name="Таблица1.A107" office:value-type="string">
            <text:p text:style-name="P805">2762)pride</text:p>
            <text:p text:style-name="P805"/>
            <text:p text:style-name="P805"/>
            <text:p text:style-name="P62">[praɪd]</text:p>
          </table:table-cell>
          <table:table-cell table:style-name="Таблица1.B2" office:value-type="string">
            <text:p text:style-name="P805">Гордость, гордиться</text:p>
          </table:table-cell>
        </table:table-row>
        <table:table-row>
          <table:table-cell table:style-name="Таблица1.A111" office:value-type="string">
            <text:p text:style-name="P806">2763)Go to bed</text:p>
            <text:p text:style-name="P806"/>
            <text:p text:style-name="P806"/>
            <text:p text:style-name="P806"/>
          </table:table-cell>
          <table:table-cell table:style-name="Таблица1.B2" office:value-type="string">
            <text:p text:style-name="P806">Ложиться спать</text:p>
          </table:table-cell>
        </table:table-row>
        <table:table-row>
          <table:table-cell table:style-name="Таблица1.A111" office:value-type="string">
            <text:p text:style-name="P807">2764)familiar</text:p>
            <text:p text:style-name="P807"/>
            <text:p text:style-name="P807"/>
            <text:p text:style-name="P63">[fəˈmɪlɪə]</text:p>
          </table:table-cell>
          <table:table-cell table:style-name="Таблица1.B2" office:value-type="string">
            <text:p text:style-name="P807">Привычный</text:p>
          </table:table-cell>
        </table:table-row>
        <table:table-row>
          <table:table-cell table:style-name="Таблица1.A111" office:value-type="string">
            <text:p text:style-name="P808">2765)reply</text:p>
            <text:p text:style-name="P808"/>
            <text:p text:style-name="P808"/>
            <text:p text:style-name="P64">[rɪˈplaɪ]</text:p>
          </table:table-cell>
          <table:table-cell table:style-name="Таблица1.B2" office:value-type="string">
            <text:p text:style-name="P808">Ответ, отвечать</text:p>
          </table:table-cell>
        </table:table-row>
        <table:table-row>
          <table:table-cell table:style-name="Таблица1.A111" office:value-type="string">
            <text:p text:style-name="P809">2766)primer</text:p>
            <text:p text:style-name="P809"/>
            <text:p text:style-name="P809"/>
            <text:p text:style-name="P65">[ˈpraɪmə]</text:p>
          </table:table-cell>
          <table:table-cell table:style-name="Таблица1.B2" office:value-type="string">
            <text:p text:style-name="P809">Букварь, грунтовка</text:p>
          </table:table-cell>
        </table:table-row>
        <table:table-row>
          <table:table-cell table:style-name="Таблица1.A115" office:value-type="string">
            <text:p text:style-name="P810">2767)Half as much</text:p>
            <text:p text:style-name="P810"/>
            <text:p text:style-name="P810"/>
            <text:p text:style-name="P810"/>
          </table:table-cell>
          <table:table-cell table:style-name="Таблица1.B2" office:value-type="string">
            <text:p text:style-name="P810">В два раза меньше</text:p>
          </table:table-cell>
        </table:table-row>
        <table:table-row>
          <table:table-cell table:style-name="Таблица1.A115" office:value-type="string">
            <text:p text:style-name="P811">2768)highlight</text:p>
            <text:p text:style-name="P811"/>
            <text:p text:style-name="P811"/>
            <text:p text:style-name="P66">[ˈhaɪlaɪt]</text:p>
          </table:table-cell>
          <table:table-cell table:style-name="Таблица1.B2" office:value-type="string">
            <text:p text:style-name="P811">Основной момент, выделение</text:p>
          </table:table-cell>
        </table:table-row>
        <table:table-row>
          <table:table-cell table:style-name="Таблица1.A115" office:value-type="string">
            <text:p text:style-name="P812">2769)useful</text:p>
            <text:p text:style-name="P812"/>
            <text:p text:style-name="P812"/>
            <text:p text:style-name="P67">[ˈjuːsf(ə)l]</text:p>
          </table:table-cell>
          <table:table-cell table:style-name="Таблица1.B2" office:value-type="string">
            <text:p text:style-name="P812">Полезно, полезный</text:p>
          </table:table-cell>
        </table:table-row>
        <table:table-row>
          <table:table-cell table:style-name="Таблица1.A115" office:value-type="string">
            <text:p text:style-name="P813">2770)probability</text:p>
            <text:p text:style-name="P813"/>
            <text:p text:style-name="P813"/>
            <text:p text:style-name="P68">[ˌprɔbəˈbɪlətɪ]</text:p>
          </table:table-cell>
          <table:table-cell table:style-name="Таблица1.B2" office:value-type="string">
            <text:p text:style-name="P810"/>
            <text:p text:style-name="P813">Вероятность</text:p>
          </table:table-cell>
        </table:table-row>
        <table:table-row>
          <table:table-cell table:style-name="Таблица1.A119" office:value-type="string">
            <text:p text:style-name="P814">2771)Be in love</text:p>
            <text:p text:style-name="P814"/>
            <text:p text:style-name="P814"/>
            <text:p text:style-name="P814"/>
          </table:table-cell>
          <table:table-cell table:style-name="Таблица1.B2" office:value-type="string">
            <text:p text:style-name="P814">Быть влюблённым</text:p>
          </table:table-cell>
        </table:table-row>
        <table:table-row>
          <table:table-cell table:style-name="Таблица1.A119" office:value-type="string">
            <text:p text:style-name="P815">2772)prodigy</text:p>
            <text:p text:style-name="P815"/>
            <text:p text:style-name="P815"/>
            <text:p text:style-name="P69">[ˈprɔdɪʤɪ]</text:p>
          </table:table-cell>
          <table:table-cell table:style-name="Таблица1.B2" office:value-type="string">
            <text:p text:style-name="P815">Чудо, вундеркинд</text:p>
          </table:table-cell>
        </table:table-row>
        <table:table-row>
          <table:table-cell table:style-name="Таблица1.A119" office:value-type="string">
            <text:p text:style-name="P816">2773)Fall in love</text:p>
            <text:p text:style-name="P816"/>
            <text:p text:style-name="P816"/>
            <text:p text:style-name="P816"/>
          </table:table-cell>
          <table:table-cell table:style-name="Таблица1.B2" office:value-type="string">
            <text:p text:style-name="P816">Влюбиться</text:p>
          </table:table-cell>
        </table:table-row>
        <table:table-row>
          <table:table-cell table:style-name="Таблица1.A119" office:value-type="string">
            <text:p text:style-name="P817">2774)overhead</text:p>
            <text:p text:style-name="P817"/>
            <text:p text:style-name="P817"/>
            <text:p text:style-name="P70">[ˈəuvehed]</text:p>
          </table:table-cell>
          <table:table-cell table:style-name="Таблица1.B2" office:value-type="string">
            <text:p text:style-name="P817">Накладной, накладные расходы, верхний, над головой</text:p>
          </table:table-cell>
        </table:table-row>
        <table:table-row>
          <table:table-cell table:style-name="Таблица1.A123" office:value-type="string">
            <text:p text:style-name="P818">2775)profit</text:p>
            <text:p text:style-name="P818"><text:soft-page-break/></text:p>
            <text:p text:style-name="P818"/>
            <text:p text:style-name="P71">[ˈprɔfɪt]</text:p>
          </table:table-cell>
          <table:table-cell table:style-name="Таблица1.B2" office:value-type="string">
            <text:p text:style-name="P818"/>
            <text:p text:style-name="P827"><text:soft-page-break/>Выгода, прибыль</text:p>
          </table:table-cell>
        </table:table-row>
        <table:table-row>
          <table:table-cell table:style-name="Таблица1.A123" office:value-type="string">
            <text:p text:style-name="P819">2776)prohibit</text:p>
            <text:p text:style-name="P819"/>
            <text:p text:style-name="P819"/>
            <text:p text:style-name="P72">[prəˈhɪbɪt]</text:p>
          </table:table-cell>
          <table:table-cell table:style-name="Таблица1.B2" office:value-type="string">
            <text:p text:style-name="P819">Запрещать</text:p>
          </table:table-cell>
        </table:table-row>
        <table:table-row>
          <table:table-cell table:style-name="Таблица1.A123" office:value-type="string">
            <text:p text:style-name="P820">2777)Fall out of love</text:p>
            <text:p text:style-name="P820"/>
            <text:p text:style-name="P820"/>
            <text:p text:style-name="P820"/>
          </table:table-cell>
          <table:table-cell table:style-name="Таблица1.B2" office:value-type="string">
            <text:p text:style-name="P820">Разлюбить</text:p>
          </table:table-cell>
        </table:table-row>
        <table:table-row>
          <table:table-cell table:style-name="Таблица1.A123" office:value-type="string">
            <text:p text:style-name="P821">2778)trap</text:p>
            <text:p text:style-name="P821"/>
            <text:p text:style-name="P821"/>
            <text:p text:style-name="P73">[træp]</text:p>
          </table:table-cell>
          <table:table-cell table:style-name="Таблица1.B2" office:value-type="string">
            <text:p text:style-name="P821">Ловушка, трап</text:p>
          </table:table-cell>
        </table:table-row>
        <table:table-row>
          <table:table-cell table:style-name="Таблица1.A127" office:value-type="string">
            <text:p text:style-name="P822">2779)puppet</text:p>
            <text:p text:style-name="P822"/>
            <text:p text:style-name="P822"/>
            <text:p text:style-name="P74">[ˈpʌpɪt]</text:p>
          </table:table-cell>
          <table:table-cell table:style-name="Таблица1.B2" office:value-type="string">
            <text:p text:style-name="P822">Марионетка, кукольный</text:p>
          </table:table-cell>
        </table:table-row>
        <table:table-row>
          <table:table-cell table:style-name="Таблица1.A127" office:value-type="string">
            <text:p text:style-name="P823">2780)proceed</text:p>
            <text:p text:style-name="P823"/>
            <text:p text:style-name="P823"/>
            <text:p text:style-name="P75">[prəˈsiːd]</text:p>
          </table:table-cell>
          <table:table-cell table:style-name="Таблица1.B2" office:value-type="string">
            <text:p text:style-name="P823">Переходить, продолжать, действовать</text:p>
          </table:table-cell>
        </table:table-row>
        <table:table-row>
          <table:table-cell table:style-name="Таблица1.A127" office:value-type="string">
            <text:p text:style-name="P824">2781)recall</text:p>
            <text:p text:style-name="P824"/>
            <text:p text:style-name="P824"/>
            <text:p text:style-name="P76">[rɪˈkɔːl]</text:p>
          </table:table-cell>
          <table:table-cell table:style-name="Таблица1.B2" office:value-type="string">
            <text:p text:style-name="P824">Отзыв, вспоминать, напоминать, </text:p>
          </table:table-cell>
        </table:table-row>
        <table:table-row>
          <table:table-cell table:style-name="Таблица1.A127" office:value-type="string">
            <text:p text:style-name="P825">2782)puppy</text:p>
            <text:p text:style-name="P825"/>
            <text:p text:style-name="P825"/>
            <text:p text:style-name="P77">[ˈpʌpɪ]</text:p>
          </table:table-cell>
          <table:table-cell table:style-name="Таблица1.B2" office:value-type="string">
            <text:p text:style-name="P822"/>
            <text:p text:style-name="P822"/>
            <text:p text:style-name="P825">Щенок</text:p>
          </table:table-cell>
        </table:table-row>
        <table:table-row>
          <table:table-cell table:style-name="Таблица1.A131" office:value-type="string">
            <text:p text:style-name="P826">2783)Be on the road</text:p>
            <text:p text:style-name="P826"/>
            <text:p text:style-name="P826"/>
            <text:p text:style-name="P826"/>
          </table:table-cell>
          <table:table-cell table:style-name="Таблица1.B2" office:value-type="string">
            <text:p text:style-name="P826">Быть в пути</text:p>
          </table:table-cell>
        </table:table-row>
        <table:table-row>
          <table:table-cell table:style-name="Таблица1.A131" office:value-type="string">
            <text:p text:style-name="P828">2784)capability</text:p>
            <text:p text:style-name="P828"/>
            <text:p text:style-name="P828"/>
            <text:p text:style-name="P78">[ˌkeɪpəˈbɪlətɪ]</text:p>
          </table:table-cell>
          <table:table-cell table:style-name="Таблица1.B2" office:value-type="string">
            <text:p text:style-name="P828">Способность, производительность</text:p>
          </table:table-cell>
        </table:table-row>
        <table:table-row>
          <table:table-cell table:style-name="Таблица1.A131" office:value-type="string">
            <text:p text:style-name="P829">2785)underlying</text:p>
            <text:p text:style-name="P829"/>
            <text:p text:style-name="P829"/>
            <text:p text:style-name="P79">[ˌʌndəˈlaɪɪŋ]</text:p>
          </table:table-cell>
          <table:table-cell table:style-name="Таблица1.B2" office:value-type="string">
            <text:p text:style-name="P829">Основной</text:p>
          </table:table-cell>
        </table:table-row>
        <table:table-row>
          <table:table-cell table:style-name="Таблица1.A131" office:value-type="string">
            <text:p text:style-name="P830">2786)<text:bookmark-start text:name="__DdeLink__40367_5990488"/>pure<text:bookmark-end text:name="__DdeLink__40367_5990488"/></text:p>
            <text:p text:style-name="P830"/>
            <text:p text:style-name="P830"/>
            <text:p text:style-name="P80">[pjuə]</text:p>
          </table:table-cell>
          <table:table-cell table:style-name="Таблица1.B2" office:value-type="string">
            <text:p text:style-name="P830">Чистый</text:p>
          </table:table-cell>
        </table:table-row>
        <table:table-row>
          <table:table-cell table:style-name="Таблица1.A135" office:value-type="string">
            <text:p text:style-name="P831">2787)Take the road</text:p>
            <text:p text:style-name="P831"/>
            <text:p text:style-name="P831"/>
            <text:p text:style-name="P831"/>
          </table:table-cell>
          <table:table-cell table:style-name="Таблица1.B2" office:value-type="string">
            <text:p text:style-name="P831">Отправляться в путь</text:p>
          </table:table-cell>
        </table:table-row>
        <table:table-row>
          <table:table-cell table:style-name="Таблица1.A135" office:value-type="string">
            <text:p text:style-name="P834">2788)furthermore</text:p>
            <text:p text:style-name="P834"/>
            <text:p text:style-name="P834"><text:soft-page-break/></text:p>
            <text:p text:style-name="P81">[ˌfɜːðəˈmɔː]</text:p>
          </table:table-cell>
          <table:table-cell table:style-name="Таблица1.B2" office:value-type="string">
            <text:p text:style-name="P831"/>
            <text:p text:style-name="P831"/>
            <text:p text:style-name="P834"><text:soft-page-break/>Кроме того, более того</text:p>
          </table:table-cell>
        </table:table-row>
        <table:table-row>
          <table:table-cell table:style-name="Таблица1.A135" office:value-type="string">
            <text:p text:style-name="P835">2789)weekly</text:p>
            <text:p text:style-name="P835"/>
            <text:p text:style-name="P835"/>
            <text:p text:style-name="P82">[ˈwiːklɪ]</text:p>
          </table:table-cell>
          <table:table-cell table:style-name="Таблица1.B2" office:value-type="string">
            <text:p text:style-name="P836">Еженедельно, еженедельный</text:p>
          </table:table-cell>
        </table:table-row>
        <table:table-row>
          <table:table-cell table:style-name="Таблица1.A135" office:value-type="string">
            <text:p text:style-name="P837">2790)purple</text:p>
            <text:p text:style-name="P837"/>
            <text:p text:style-name="P837"/>
            <text:p text:style-name="P83">[ˈpɜːpl]</text:p>
          </table:table-cell>
          <table:table-cell table:style-name="Таблица1.B2" office:value-type="string">
            <text:p text:style-name="P837">Фиолетовый, пурпур</text:p>
          </table:table-cell>
        </table:table-row>
        <table:table-row>
          <table:table-cell table:style-name="Таблица1.A136" office:value-type="string">
            <text:p text:style-name="P838">2791)Cross the road</text:p>
            <text:p text:style-name="P838"/>
            <text:p text:style-name="P838"/>
            <text:p text:style-name="P838"/>
          </table:table-cell>
          <table:table-cell table:style-name="Таблица1.B2" office:value-type="string">
            <text:p text:style-name="P838">Перейти улицу</text:p>
          </table:table-cell>
        </table:table-row>
        <table:table-row>
          <table:table-cell table:style-name="Таблица1.A139" office:value-type="string">
            <text:p text:style-name="P839">2792)pursue</text:p>
            <text:p text:style-name="P839"/>
            <text:p text:style-name="P839"/>
            <text:p text:style-name="P84">[pəˈsjuː]</text:p>
          </table:table-cell>
          <table:table-cell table:style-name="Таблица1.B2" office:value-type="string">
            <text:p text:style-name="P839">Продолжать, преследовать</text:p>
          </table:table-cell>
        </table:table-row>
        <table:table-row>
          <table:table-cell table:style-name="Таблица1.A139" office:value-type="string">
            <text:p text:style-name="P840">2793)Be cold</text:p>
            <text:p text:style-name="P840"/>
            <text:p text:style-name="P840"/>
            <text:p text:style-name="P840"/>
          </table:table-cell>
          <table:table-cell table:style-name="Таблица1.B2" office:value-type="string">
            <text:p text:style-name="P840">Мёрзнуть</text:p>
          </table:table-cell>
        </table:table-row>
        <table:table-row>
          <table:table-cell table:style-name="Таблица1.A139" office:value-type="string">
            <text:p text:style-name="P841">2794)submission</text:p>
            <text:p text:style-name="P841"/>
            <text:p text:style-name="P841"/>
            <text:p text:style-name="P85">[səbˈmɪʃ(ə)n]</text:p>
          </table:table-cell>
          <table:table-cell table:style-name="Таблица1.B2" office:value-type="string">
            <text:p text:style-name="P842">Представление, подача</text:p>
          </table:table-cell>
        </table:table-row>
        <table:table-row>
          <table:table-cell table:style-name="Таблица1.A143" office:value-type="string">
            <text:p text:style-name="P843">2795)puzzle</text:p>
            <text:p text:style-name="P843"/>
            <text:p text:style-name="P843"/>
            <text:p text:style-name="P86">[ˈpʌzl]</text:p>
          </table:table-cell>
          <table:table-cell table:style-name="Таблица1.B2" office:value-type="string">
            <text:p text:style-name="P843">Загадка</text:p>
          </table:table-cell>
        </table:table-row>
        <table:table-row>
          <table:table-cell table:style-name="Таблица1.A143" office:value-type="string">
            <text:p text:style-name="P844">2796)qualification</text:p>
            <text:p text:style-name="P844"/>
            <text:p text:style-name="P844"/>
            <text:p text:style-name="P87">[ˌkwɔlɪfɪˈkeɪʃ(ə)n]</text:p>
          </table:table-cell>
          <table:table-cell table:style-name="Таблица1.B2" office:value-type="string">
            <text:p text:style-name="P844">Квалификация</text:p>
          </table:table-cell>
        </table:table-row>
        <table:table-row>
          <table:table-cell table:style-name="Таблица1.A143" office:value-type="string">
            <text:p text:style-name="P845">2797)Feel cold</text:p>
            <text:p text:style-name="P845"/>
            <text:p text:style-name="P845"/>
            <text:p text:style-name="P845"/>
          </table:table-cell>
          <table:table-cell table:style-name="Таблица1.B2" office:value-type="string">
            <text:p text:style-name="P846">Мёрзнуть</text:p>
          </table:table-cell>
        </table:table-row>
        <table:table-row>
          <table:table-cell table:style-name="Таблица1.A143" office:value-type="string">
            <text:p text:style-name="P847">2798)complication</text:p>
            <text:p text:style-name="P847"/>
            <text:p text:style-name="P847"/>
            <text:p text:style-name="P88">[ˌkɔmplɪˈkeɪʃ(ə)n]</text:p>
          </table:table-cell>
          <table:table-cell table:style-name="Таблица1.B2" office:value-type="string">
            <text:p text:style-name="P848">Сложность, осложнение</text:p>
          </table:table-cell>
        </table:table-row>
        <table:table-row>
          <table:table-cell table:style-name="Таблица1.A147" office:value-type="string">
            <text:p text:style-name="P849">2799)quarter</text:p>
            <text:p text:style-name="P849"/>
            <text:p text:style-name="P849"/>
            <text:p text:style-name="P89">[ˈkwɔːtə]</text:p>
          </table:table-cell>
          <table:table-cell table:style-name="Таблица1.B2" office:value-type="string">
            <text:p text:style-name="P849">Квартал, четверть</text:p>
          </table:table-cell>
        </table:table-row>
        <table:table-row>
          <table:table-cell table:style-name="Таблица1.A147" office:value-type="string">
            <text:p text:style-name="P850">2800)somewhere</text:p>
            <text:p text:style-name="P850"/>
            <text:p text:style-name="P850"/>
            <text:p text:style-name="P91">[ˈsʌmwɛə]</text:p>
          </table:table-cell>
          <table:table-cell table:style-name="Таблица1.B2" office:value-type="string">
            <text:p text:style-name="P850">Где-нибудь</text:p>
          </table:table-cell>
        </table:table-row>
        <table:table-row>
          <table:table-cell table:style-name="Таблица1.A147" office:value-type="string">
            <text:p text:style-name="P851">2801)whatever</text:p>
            <text:p text:style-name="P851"/>
            <text:p text:style-name="P851"/>
            <text:p text:style-name="P92"><text:soft-page-break/>[(h)wɔtˈevə]</text:p>
          </table:table-cell>
          <table:table-cell table:style-name="Таблица1.B2" office:value-type="string">
            <text:p text:style-name="P849"/>
            <text:p text:style-name="P849"/>
            <text:p text:style-name="P849"/>
            <text:p text:style-name="P851"><text:soft-page-break/>Какой бы ни, любой, что бы ни</text:p>
          </table:table-cell>
        </table:table-row>
        <table:table-row>
          <table:table-cell table:style-name="Таблица1.A147" office:value-type="string">
            <text:p text:style-name="P852">2802)quartz</text:p>
            <text:p text:style-name="P852"/>
            <text:p text:style-name="P852"/>
            <text:p text:style-name="P93">[kwɔːts]</text:p>
          </table:table-cell>
          <table:table-cell table:style-name="Таблица1.B2" office:value-type="string">
            <text:p text:style-name="P852">Кварцевый, кварц</text:p>
          </table:table-cell>
        </table:table-row>
        <table:table-row>
          <table:table-cell table:style-name="Таблица1.A151" office:value-type="string">
            <text:p text:style-name="P853">2803)Cold arms</text:p>
            <text:p text:style-name="P853"/>
            <text:p text:style-name="P853"/>
            <text:p text:style-name="P853"/>
          </table:table-cell>
          <table:table-cell table:style-name="Таблица1.B2" office:value-type="string">
            <text:p text:style-name="P853">Холодное оружие</text:p>
          </table:table-cell>
        </table:table-row>
        <table:table-row>
          <table:table-cell table:style-name="Таблица1.A151" office:value-type="string">
            <text:p text:style-name="P854">2804)generic</text:p>
            <text:p text:style-name="P854"/>
            <text:p text:style-name="P854"/>
            <text:p text:style-name="P94">[ʤɪˈnerɪk]</text:p>
          </table:table-cell>
          <table:table-cell table:style-name="Таблица1.B2" office:value-type="string">
            <text:p text:style-name="P855">Родовой, общий</text:p>
          </table:table-cell>
        </table:table-row>
        <table:table-row>
          <table:table-cell table:style-name="Таблица1.A151" office:value-type="string">
            <text:p text:style-name="P856">2805)override</text:p>
            <text:p text:style-name="P856"/>
            <text:p text:style-name="P856"/>
            <text:p text:style-name="P95">[ˌəuvəˈraɪd]</text:p>
          </table:table-cell>
          <table:table-cell table:style-name="Таблица1.B2" office:value-type="string">
            <text:p text:style-name="P856">Замена, заменять, отмена, отменять</text:p>
          </table:table-cell>
        </table:table-row>
        <table:table-row>
          <table:table-cell table:style-name="Таблица1.A151" office:value-type="string">
            <text:p text:style-name="P857">2806)quota</text:p>
            <text:p text:style-name="P857"/>
            <text:p text:style-name="P857"/>
            <text:p text:style-name="P96">[ˈkwəutə]</text:p>
          </table:table-cell>
          <table:table-cell table:style-name="Таблица1.B2" office:value-type="string">
            <text:p text:style-name="P857">Квота, доля</text:p>
          </table:table-cell>
        </table:table-row>
        <table:table-row>
          <table:table-cell table:style-name="Таблица1.A155" office:value-type="string">
            <text:p text:style-name="P858">2807)Catch cold</text:p>
            <text:p text:style-name="P858"/>
            <text:p text:style-name="P858"/>
            <text:p text:style-name="P858"/>
          </table:table-cell>
          <table:table-cell table:style-name="Таблица1.B2" office:value-type="string">
            <text:p text:style-name="P859">Простудиться</text:p>
          </table:table-cell>
        </table:table-row>
        <table:table-row>
          <table:table-cell table:style-name="Таблица1.A155" office:value-type="string">
            <text:p text:style-name="P860">2808)substitute</text:p>
            <text:p text:style-name="P860"/>
            <text:p text:style-name="P860"/>
            <text:p text:style-name="P98">[ˈsʌbstɪtjuːt]</text:p>
          </table:table-cell>
          <table:table-cell table:style-name="Таблица1.B2" office:value-type="string">
            <text:p text:style-name="P860">Подставлять, заменять, замена</text:p>
          </table:table-cell>
        </table:table-row>
        <table:table-row>
          <table:table-cell table:style-name="Таблица1.A155" office:value-type="string">
            <text:p text:style-name="P861">2809)stand-alone</text:p>
            <text:p text:style-name="P861"/>
            <text:p text:style-name="P861"/>
            <text:p text:style-name="P97">[ˊstændələυn]</text:p>
          </table:table-cell>
          <table:table-cell table:style-name="Таблица1.B2" office:value-type="string">
            <text:p text:style-name="P861">Автономный</text:p>
          </table:table-cell>
        </table:table-row>
        <table:table-row>
          <table:table-cell table:style-name="Таблица1.A155" office:value-type="string">
            <text:p text:style-name="P862">2810)quack</text:p>
            <text:p text:style-name="P862"/>
            <text:p text:style-name="P862"/>
            <text:p text:style-name="P99">[kwæk]</text:p>
          </table:table-cell>
          <table:table-cell table:style-name="Таблица1.B2" office:value-type="string">
            <text:p text:style-name="P862">Шарлатан, квакать</text:p>
          </table:table-cell>
        </table:table-row>
        <table:table-row>
          <table:table-cell table:style-name="Таблица1.A158" office:value-type="string">
            <text:p text:style-name="P863">2811)replace</text:p>
            <text:p text:style-name="P863"/>
            <text:p text:style-name="P863"/>
            <text:p text:style-name="P100">[rɪˈpleɪs]</text:p>
          </table:table-cell>
          <table:table-cell table:style-name="Таблица1.B2" office:value-type="string">
            <text:p text:style-name="P863">Заменять</text:p>
          </table:table-cell>
        </table:table-row>
        <table:table-row>
          <table:table-cell table:style-name="Таблица1.A158" office:value-type="string">
            <text:p text:style-name="P864">2812)introspection</text:p>
            <text:p text:style-name="P864"/>
            <text:p text:style-name="P864"/>
            <text:p text:style-name="P101">[ˌɪntrə(u)ˈspekʃ(ə)n]</text:p>
          </table:table-cell>
          <table:table-cell table:style-name="Таблица1.B2" office:value-type="string">
            <text:p text:style-name="P864">Самоанализ</text:p>
          </table:table-cell>
        </table:table-row>
        <table:table-row>
          <table:table-cell table:style-name="Таблица1.A158" office:value-type="string">
            <text:p text:style-name="P865">2813)quag</text:p>
            <text:p text:style-name="P865"/>
            <text:p text:style-name="P865"/>
            <text:p text:style-name="P102">[kwæg]</text:p>
          </table:table-cell>
          <table:table-cell table:style-name="Таблица1.B2" office:value-type="string">
            <text:p text:style-name="P866">Болото, трясина</text:p>
          </table:table-cell>
        </table:table-row>
        <table:table-row>
          <table:table-cell table:style-name="Таблица1.A162" office:value-type="string">
            <text:p text:style-name="P867">2814)Take cold</text:p>
            <text:p text:style-name="P867"/>
            <text:p text:style-name="P867"/>
            <text:p text:style-name="P867"/>
          </table:table-cell>
          <table:table-cell table:style-name="Таблица1.B2" office:value-type="string">
            <text:p text:style-name="P868">Простудиться</text:p>
          </table:table-cell>
        </table:table-row>
        <text:soft-page-break/>
        <table:table-row>
          <table:table-cell table:style-name="Таблица1.A162" office:value-type="string">
            <text:p text:style-name="P869">2815)<text:span text:style-name="T12">isn't</text:span></text:p>
            <text:p text:style-name="P869"/>
            <text:p text:style-name="P869"/>
            <text:p text:style-name="P103">[ˈɪz(ə)nt]</text:p>
          </table:table-cell>
          <table:table-cell table:style-name="Таблица1.B2" office:value-type="string">
            <text:p text:style-name="P870">Не, не является</text:p>
          </table:table-cell>
        </table:table-row>
        <table:table-row>
          <table:table-cell table:style-name="Таблица1.A162" office:value-type="string">
            <text:p text:style-name="P871">2816)merge</text:p>
            <text:p text:style-name="P871"/>
            <text:p text:style-name="P871"/>
            <text:p text:style-name="P104">[mɜːʤ]</text:p>
          </table:table-cell>
          <table:table-cell table:style-name="Таблица1.B2" office:value-type="string">
            <text:p text:style-name="P872">Объединение, объединять</text:p>
          </table:table-cell>
        </table:table-row>
        <table:table-row>
          <table:table-cell table:style-name="Таблица1.A162" office:value-type="string">
            <text:p text:style-name="P873">2817)quake</text:p>
            <text:p text:style-name="P873"/>
            <text:p text:style-name="P873"/>
            <text:p text:style-name="P105">[kweɪk]</text:p>
          </table:table-cell>
          <table:table-cell table:style-name="Таблица1.B2" office:value-type="string">
            <text:p text:style-name="P873">Землетрясение, дрожь, дрожать</text:p>
          </table:table-cell>
        </table:table-row>
        <table:table-row>
          <table:table-cell table:style-name="Таблица1.A166" office:value-type="string">
            <text:p text:style-name="P874">2818)Known as</text:p>
            <text:p text:style-name="P874"/>
            <text:p text:style-name="P874"/>
            <text:p text:style-name="P874"/>
          </table:table-cell>
          <table:table-cell table:style-name="Таблица1.B2" office:value-type="string">
            <text:p text:style-name="P874">Известный как</text:p>
          </table:table-cell>
        </table:table-row>
        <table:table-row>
          <table:table-cell table:style-name="Таблица1.A166" office:value-type="string">
            <text:p text:style-name="P875">2819)omit</text:p>
            <text:p text:style-name="P875"/>
            <text:p text:style-name="P875"/>
            <text:p text:style-name="P106">[əˈmɪt]</text:p>
          </table:table-cell>
          <table:table-cell table:style-name="Таблица1.B2" office:value-type="string">
            <text:p text:style-name="P875">Не включать, опускать</text:p>
          </table:table-cell>
        </table:table-row>
        <table:table-row>
          <table:table-cell table:style-name="Таблица1.A166" office:value-type="string">
            <text:p text:style-name="P876">2820)inhibit</text:p>
            <text:p text:style-name="P876"/>
            <text:p text:style-name="P876"/>
            <text:p text:style-name="P107">[ɪnˈhɪbɪt]</text:p>
          </table:table-cell>
          <table:table-cell table:style-name="Таблица1.B2" office:value-type="string">
            <text:p text:style-name="P876">Запрет, запрещать, подавлять</text:p>
          </table:table-cell>
        </table:table-row>
        <table:table-row>
          <table:table-cell table:style-name="Таблица1.A166" office:value-type="string">
            <text:p text:style-name="P877">2821)quandary</text:p>
            <text:p text:style-name="P877"/>
            <text:p text:style-name="P877"/>
            <text:p text:style-name="P108">[ˈkwɔnd(ə)rɪ]</text:p>
          </table:table-cell>
          <table:table-cell table:style-name="Таблица1.B2" office:value-type="string">
            <text:p text:style-name="P878">Затруднение</text:p>
          </table:table-cell>
        </table:table-row>
        <table:table-row>
          <table:table-cell table:style-name="Таблица1.A170" office:value-type="string">
            <text:p text:style-name="P879">2822)Do smth like a bird</text:p>
            <text:p text:style-name="P879"/>
            <text:p text:style-name="P879"/>
            <text:p text:style-name="P879"/>
          </table:table-cell>
          <table:table-cell table:style-name="Таблица1.B2" office:value-type="string">
            <text:p text:style-name="P879">Делать что-нибудь с охотой</text:p>
          </table:table-cell>
        </table:table-row>
        <table:table-row>
          <table:table-cell table:style-name="Таблица1.A170" office:value-type="string">
            <text:p text:style-name="P880">2823)quantity</text:p>
            <text:p text:style-name="P880"/>
            <text:p text:style-name="P880"/>
            <text:p text:style-name="P109">[ˈkwɔntətɪ]</text:p>
          </table:table-cell>
          <table:table-cell table:style-name="Таблица1.B2" office:value-type="string">
            <text:p text:style-name="P880">Количество, величина</text:p>
          </table:table-cell>
        </table:table-row>
        <table:table-row>
          <table:table-cell table:style-name="Таблица1.A170" office:value-type="string">
            <text:p text:style-name="P881">2824)Get together</text:p>
            <text:p text:style-name="P881"/>
            <text:p text:style-name="P881"/>
            <text:p text:style-name="P881"/>
          </table:table-cell>
          <table:table-cell table:style-name="Таблица1.B2" office:value-type="string">
            <text:p text:style-name="P881">Собираться</text:p>
          </table:table-cell>
        </table:table-row>
        <table:table-row>
          <table:table-cell table:style-name="Таблица1.A170" office:value-type="string">
            <text:p text:style-name="P882">2825)actor</text:p>
            <text:p text:style-name="P882"/>
            <text:p text:style-name="P882"/>
            <text:p text:style-name="P110">[ˈæktə]</text:p>
          </table:table-cell>
          <table:table-cell table:style-name="Таблица1.B2" office:value-type="string">
            <text:p text:style-name="P883">Актёр, исполнитель</text:p>
          </table:table-cell>
        </table:table-row>
        <table:table-row>
          <table:table-cell table:style-name="Таблица1.A174" office:value-type="string">
            <text:p text:style-name="P884">2826)quarantine</text:p>
            <text:p text:style-name="P884"/>
            <text:p text:style-name="P884"/>
            <text:p text:style-name="P111">[ˈkwɔr(ə)ntiːn]</text:p>
          </table:table-cell>
          <table:table-cell table:style-name="Таблица1.B2" office:value-type="string">
            <text:p text:style-name="P884">Карантин</text:p>
          </table:table-cell>
        </table:table-row>
        <table:table-row>
          <table:table-cell table:style-name="Таблица1.A174" office:value-type="string">
            <text:p text:style-name="P885">2827)alive</text:p>
            <text:p text:style-name="P885"/>
            <text:p text:style-name="P885"/>
            <text:p text:style-name="P112">[əˈlaɪv]</text:p>
          </table:table-cell>
          <table:table-cell table:style-name="Таблица1.B2" office:value-type="string">
            <text:p text:style-name="P886">Живой, в живых</text:p>
          </table:table-cell>
        </table:table-row>
        <table:table-row>
          <table:table-cell table:style-name="Таблица1.A174" office:value-type="string">
            <text:p text:style-name="P887">2828)improvement</text:p>
            <text:p text:style-name="P887"><text:soft-page-break/></text:p>
            <text:p text:style-name="P887"/>
            <text:p text:style-name="P113">[ɪmˈpruːvmənt]</text:p>
          </table:table-cell>
          <table:table-cell table:style-name="Таблица1.B2" office:value-type="string">
            <text:p text:style-name="P884"/>
            <text:p text:style-name="P887"><text:soft-page-break/>Улучшение</text:p>
          </table:table-cell>
        </table:table-row>
        <table:table-row>
          <table:table-cell table:style-name="Таблица1.A174" office:value-type="string">
            <text:p text:style-name="P888">2829)quarrel</text:p>
            <text:p text:style-name="P888"/>
            <text:p text:style-name="P888"/>
            <text:p text:style-name="P114">[ˈkwɔr(ə)l]</text:p>
          </table:table-cell>
          <table:table-cell table:style-name="Таблица1.B2" office:value-type="string">
            <text:p text:style-name="P888">Ссора, ссориться, спорить</text:p>
          </table:table-cell>
        </table:table-row>
        <table:table-row>
          <table:table-cell table:style-name="Таблица1.A178" office:value-type="string">
            <text:p text:style-name="P889">2830)Together with</text:p>
            <text:p text:style-name="P889"/>
            <text:p text:style-name="P889"/>
            <text:p text:style-name="P889"/>
          </table:table-cell>
          <table:table-cell table:style-name="Таблица1.B2" office:value-type="string">
            <text:p text:style-name="P889">Вместе с</text:p>
          </table:table-cell>
        </table:table-row>
        <table:table-row>
          <table:table-cell table:style-name="Таблица1.A178" office:value-type="string">
            <text:p text:style-name="P890">2831)by far</text:p>
            <text:p text:style-name="P890"/>
            <text:p text:style-name="P890"/>
            <text:p text:style-name="P890"/>
          </table:table-cell>
          <table:table-cell table:style-name="Таблица1.B2" office:value-type="string">
            <text:p text:style-name="P890">Безусловно, намного</text:p>
          </table:table-cell>
        </table:table-row>
        <table:table-row>
          <table:table-cell table:style-name="Таблица1.A178" office:value-type="string">
            <text:p text:style-name="P891">2832)reuse</text:p>
            <text:p text:style-name="P891"/>
            <text:p text:style-name="P891"/>
            <text:p text:style-name="P115">[ˌriːˈjuːz]</text:p>
          </table:table-cell>
          <table:table-cell table:style-name="Таблица1.B2" office:value-type="string">
            <text:p text:style-name="P891">Повторное использование, повторно использовать</text:p>
          </table:table-cell>
        </table:table-row>
        <table:table-row>
          <table:table-cell table:style-name="Таблица1.A178" office:value-type="string">
            <text:p text:style-name="P892">2833)queen</text:p>
            <text:p text:style-name="P892"/>
            <text:p text:style-name="P892"/>
            <text:p text:style-name="P116">[kwiːn]</text:p>
          </table:table-cell>
          <table:table-cell table:style-name="Таблица1.B2" office:value-type="string">
            <text:p text:style-name="P892">Королева</text:p>
          </table:table-cell>
        </table:table-row>
        <table:table-row>
          <table:table-cell table:style-name="Таблица1.A182" office:value-type="string">
            <text:p text:style-name="P893">2834)Take notes of</text:p>
            <text:p text:style-name="P893"/>
            <text:p text:style-name="P893"/>
            <text:p text:style-name="P893"/>
          </table:table-cell>
          <table:table-cell table:style-name="Таблица1.B2" office:value-type="string">
            <text:p text:style-name="P893">Записывать что-либо</text:p>
          </table:table-cell>
        </table:table-row>
        <table:table-row>
          <table:table-cell table:style-name="Таблица1.A182" office:value-type="string">
            <text:p text:style-name="P894">2835)exploit</text:p>
            <text:p text:style-name="P894"/>
            <text:p text:style-name="P894"/>
            <text:p text:style-name="P117">[ˈeksplɔɪt]</text:p>
          </table:table-cell>
          <table:table-cell table:style-name="Таблица1.B2" office:value-type="string">
            <text:p text:style-name="P894">Использовать, подвиг</text:p>
          </table:table-cell>
        </table:table-row>
        <table:table-row>
          <table:table-cell table:style-name="Таблица1.A182" office:value-type="string">
            <text:p text:style-name="P895">2836)comprehensive</text:p>
            <text:p text:style-name="P895"/>
            <text:p text:style-name="P895"/>
            <text:p text:style-name="P118">[ˌkɔmprɪˈhen(t)sɪv]</text:p>
          </table:table-cell>
          <table:table-cell table:style-name="Таблица1.B2" office:value-type="string">
            <text:p text:style-name="P895">Всесторонний, полный</text:p>
          </table:table-cell>
        </table:table-row>
        <table:table-row>
          <table:table-cell table:style-name="Таблица1.A182" office:value-type="string">
            <text:p text:style-name="P896">2837)queer</text:p>
            <text:p text:style-name="P896"/>
            <text:p text:style-name="P896"/>
            <text:p text:style-name="P119">[kwɪə]</text:p>
          </table:table-cell>
          <table:table-cell table:style-name="Таблица1.B2" office:value-type="string">
            <text:p text:style-name="P896">Странно, странный</text:p>
          </table:table-cell>
        </table:table-row>
        <table:table-row>
          <table:table-cell table:style-name="Таблица1.A186" office:value-type="string">
            <text:p text:style-name="P897">2838)By train</text:p>
            <text:p text:style-name="P897"/>
            <text:p text:style-name="P897"/>
            <text:p text:style-name="P897"/>
          </table:table-cell>
          <table:table-cell table:style-name="Таблица1.B2" office:value-type="string">
            <text:p text:style-name="P897">Поездом</text:p>
          </table:table-cell>
        </table:table-row>
        <table:table-row>
          <table:table-cell table:style-name="Таблица1.A186" office:value-type="string">
            <text:p text:style-name="P898">2839)rugged</text:p>
            <text:p text:style-name="P898"/>
            <text:p text:style-name="P898"/>
            <text:p text:style-name="P120">[ˈrʌgɪd]</text:p>
          </table:table-cell>
          <table:table-cell table:style-name="Таблица1.B2" office:value-type="string">
            <text:p text:style-name="P898">Прочный</text:p>
          </table:table-cell>
        </table:table-row>
        <table:table-row>
          <table:table-cell table:style-name="Таблица1.A186" office:value-type="string">
            <text:p text:style-name="P899">2840)portable</text:p>
            <text:p text:style-name="P899"/>
            <text:p text:style-name="P899"/>
            <text:p text:style-name="P121">[ˈpɔːtəbl]</text:p>
          </table:table-cell>
          <table:table-cell table:style-name="Таблица1.B2" office:value-type="string">
            <text:p text:style-name="P899">Портативный, переносной</text:p>
          </table:table-cell>
        </table:table-row>
        <table:table-row>
          <table:table-cell table:style-name="Таблица1.A186" office:value-type="string">
            <text:p text:style-name="P900">2841)something</text:p>
            <text:p text:style-name="P900"/>
            <text:p text:style-name="P900"><text:soft-page-break/></text:p>
            <text:p text:style-name="P122">[ˈsʌmθɪŋ]</text:p>
          </table:table-cell>
          <table:table-cell table:style-name="Таблица1.B2" office:value-type="string">
            <text:p text:style-name="P897"/>
            <text:p text:style-name="P897"/>
            <text:p text:style-name="P900"><text:soft-page-break/>Нечто, что-нибудь</text:p>
          </table:table-cell>
        </table:table-row>
        <table:table-row>
          <table:table-cell table:style-name="Таблица1.A188" office:value-type="string">
            <text:p text:style-name="P901">2842)apart</text:p>
            <text:p text:style-name="P901"/>
            <text:p text:style-name="P901"/>
            <text:p text:style-name="P123">[əˈpɑːt]</text:p>
          </table:table-cell>
          <table:table-cell table:style-name="Таблица1.B2" office:value-type="string">
            <text:p text:style-name="P901">Отдельно, на части, врозь</text:p>
          </table:table-cell>
        </table:table-row>
        <table:table-row>
          <table:table-cell table:style-name="Таблица1.A188" office:value-type="string">
            <text:p text:style-name="P902">2843)questionary</text:p>
            <text:p text:style-name="P902"/>
            <text:p text:style-name="P902"/>
            <text:p text:style-name="P124">[`kwesʧ(ə)nərı]</text:p>
          </table:table-cell>
          <table:table-cell table:style-name="Таблица1.B2" office:value-type="string">
            <text:p text:style-name="P903">Анкета, опросник</text:p>
          </table:table-cell>
        </table:table-row>
        <table:table-row>
          <table:table-cell table:style-name="Таблица1.A192" office:value-type="string">
            <text:p text:style-name="P904">2844)lose the train</text:p>
            <text:p text:style-name="P904"/>
            <text:p text:style-name="P904"/>
            <text:p text:style-name="P904"/>
          </table:table-cell>
          <table:table-cell table:style-name="Таблица1.B2" office:value-type="string">
            <text:p text:style-name="P904">Опоздать на поезд</text:p>
          </table:table-cell>
        </table:table-row>
        <table:table-row>
          <table:table-cell table:style-name="Таблица1.A192" office:value-type="string">
            <text:p text:style-name="P905">2845)permit</text:p>
            <text:p text:style-name="P905"/>
            <text:p text:style-name="P905"/>
            <text:p text:style-name="P125">[ˈpɜːmɪt]</text:p>
          </table:table-cell>
          <table:table-cell table:style-name="Таблица1.B2" office:value-type="string">
            <text:p text:style-name="P905">Разрешение, разрешать</text:p>
          </table:table-cell>
        </table:table-row>
        <table:table-row>
          <table:table-cell table:style-name="Таблица1.A192" office:value-type="string">
            <text:p text:style-name="P906">2846)deploy</text:p>
            <text:p text:style-name="P906"/>
            <text:p text:style-name="P906"/>
            <text:p text:style-name="P126">[dɪˈplɔɪ]</text:p>
          </table:table-cell>
          <table:table-cell table:style-name="Таблица1.B2" office:value-type="string">
            <text:p text:style-name="P907">Развёртывание, развернуть</text:p>
          </table:table-cell>
        </table:table-row>
        <table:table-row>
          <table:table-cell table:style-name="Таблица1.A192" office:value-type="string">
            <text:p text:style-name="P908">2847)<text:span text:style-name="T13">queue</text:span></text:p>
            <text:p text:style-name="P908"/>
            <text:p text:style-name="P908"/>
            <text:p text:style-name="P127">[kjuː]</text:p>
          </table:table-cell>
          <table:table-cell table:style-name="Таблица1.B2" office:value-type="string">
            <text:p text:style-name="P909">Очередь, стоять в очереди</text:p>
          </table:table-cell>
        </table:table-row>
        <table:table-row>
          <table:table-cell table:style-name="Таблица1.A196" office:value-type="string">
            <text:p text:style-name="P910">2848)Make the train</text:p>
            <text:p text:style-name="P910"/>
            <text:p text:style-name="P910"/>
            <text:p text:style-name="P910"/>
          </table:table-cell>
          <table:table-cell table:style-name="Таблица1.B2" office:value-type="string">
            <text:p text:style-name="P910">Успеть на поезд</text:p>
          </table:table-cell>
        </table:table-row>
        <table:table-row>
          <table:table-cell table:style-name="Таблица1.A196" office:value-type="string">
            <text:p text:style-name="P911">2849)reminder</text:p>
            <text:p text:style-name="P911"/>
            <text:p text:style-name="P911"/>
            <text:p text:style-name="P128">[rɪˈmaɪndə]</text:p>
          </table:table-cell>
          <table:table-cell table:style-name="Таблица1.B2" office:value-type="string">
            <text:p text:style-name="P911">Напоминание</text:p>
          </table:table-cell>
        </table:table-row>
        <table:table-row>
          <table:table-cell table:style-name="Таблица1.A196" office:value-type="string">
            <text:p text:style-name="P912">2850)facility</text:p>
            <text:p text:style-name="P912"/>
            <text:p text:style-name="P912"/>
            <text:p text:style-name="P129">[fəˈsɪlətɪ]</text:p>
          </table:table-cell>
          <table:table-cell table:style-name="Таблица1.B2" office:value-type="string">
            <text:p text:style-name="P913">Объект, <text:span text:style-name="T14">устройство, средство, <text:s/>возможности</text:span></text:p>
          </table:table-cell>
        </table:table-row>
        <table:table-row>
          <table:table-cell table:style-name="Таблица1.A196" office:value-type="string">
            <text:p text:style-name="P914">2851)quibble</text:p>
            <text:p text:style-name="P914"/>
            <text:p text:style-name="P914"/>
            <text:p text:style-name="P130">[ˈkwɪbl]</text:p>
          </table:table-cell>
          <table:table-cell table:style-name="Таблица1.B2" office:value-type="string">
            <text:p text:style-name="P914">Каламбур</text:p>
          </table:table-cell>
        </table:table-row>
        <table:table-row>
          <table:table-cell table:style-name="Таблица1.A200" office:value-type="string">
            <text:p text:style-name="P915">2852)Common sense</text:p>
            <text:p text:style-name="P915"/>
            <text:p text:style-name="P915"/>
            <text:p text:style-name="P915"/>
          </table:table-cell>
          <table:table-cell table:style-name="Таблица1.B2" office:value-type="string">
            <text:p text:style-name="P915">Здравый смысл</text:p>
          </table:table-cell>
        </table:table-row>
        <table:table-row>
          <table:table-cell table:style-name="Таблица1.A200" office:value-type="string">
            <text:p text:style-name="P916">2853)dirty</text:p>
            <text:p text:style-name="P916"/>
            <text:p text:style-name="P916"/>
            <text:p text:style-name="P131">[ˈdɜːtɪ]</text:p>
          </table:table-cell>
          <table:table-cell table:style-name="Таблица1.B2" office:value-type="string">
            <text:p text:style-name="P916">Грязный, запорченный</text:p>
          </table:table-cell>
        </table:table-row>
        <table:table-row>
          <table:table-cell table:style-name="Таблица1.A200" office:value-type="string">
            <text:p text:style-name="P917">2854)instrumentation</text:p>
            <text:p text:style-name="P917"/>
            <text:p text:style-name="P917"/>
            <text:p text:style-name="P132"><text:soft-page-break/>[ˌɪn(t)strəmenˈteɪʃ(ə)n]</text:p>
          </table:table-cell>
          <table:table-cell table:style-name="Таблица1.B2" office:value-type="string">
            <text:p text:style-name="P915"/>
            <text:p text:style-name="P915"/>
            <text:p text:style-name="P915"/>
            <text:p text:style-name="P918"><text:soft-page-break/>Приборы, приборостроение, оснащение приборами</text:p>
          </table:table-cell>
        </table:table-row>
        <table:table-row>
          <table:table-cell table:style-name="Таблица1.A200" office:value-type="string">
            <text:p text:style-name="P919">2855)quickly</text:p>
            <text:p text:style-name="P919"/>
            <text:p text:style-name="P919"/>
            <text:p text:style-name="P133">[ˈkwɪklɪ]</text:p>
          </table:table-cell>
          <table:table-cell table:style-name="Таблица1.B2" office:value-type="string">
            <text:p text:style-name="P919">Быстро</text:p>
          </table:table-cell>
        </table:table-row>
        <table:table-row>
          <table:table-cell table:style-name="Таблица1.A204" office:value-type="string">
            <text:p text:style-name="P920">2856)Be ready to do</text:p>
            <text:p text:style-name="P920"/>
            <text:p text:style-name="P920"/>
            <text:p text:style-name="P920"/>
          </table:table-cell>
          <table:table-cell table:style-name="Таблица1.B2" office:value-type="string">
            <text:p text:style-name="P920">Быть готовым сделать что-либо</text:p>
          </table:table-cell>
        </table:table-row>
        <table:table-row>
          <table:table-cell table:style-name="Таблица1.A204" office:value-type="string">
            <text:p text:style-name="P921">2857)<text:span text:style-name="T15">production</text:span></text:p>
            <text:p text:style-name="P921"/>
            <text:p text:style-name="P921"/>
            <text:p text:style-name="P134">[prəˈdʌkʃ(ə)n]</text:p>
          </table:table-cell>
          <table:table-cell table:style-name="Таблица1.B2" office:value-type="string">
            <text:p text:style-name="P922">Производство, продукция</text:p>
          </table:table-cell>
        </table:table-row>
        <table:table-row>
          <table:table-cell table:style-name="Таблица1.A204" office:value-type="string">
            <text:p text:style-name="P923">2858)render</text:p>
            <text:p text:style-name="P923"/>
            <text:p text:style-name="P923"/>
            <text:p text:style-name="P135">[ˈrendə]</text:p>
          </table:table-cell>
          <table:table-cell table:style-name="Таблица1.B2" office:value-type="string">
            <text:p text:style-name="P923">Оказывать, визуализировать</text:p>
          </table:table-cell>
        </table:table-row>
        <table:table-row>
          <table:table-cell table:style-name="Таблица1.A204" office:value-type="string">
            <text:p text:style-name="P924">2859)<text:span text:style-name="T16">quinsy</text:span></text:p>
            <text:p text:style-name="P924"/>
            <text:p text:style-name="P924"/>
            <text:p text:style-name="P136">[ˈkwɪnzɪ]</text:p>
          </table:table-cell>
          <table:table-cell table:style-name="Таблица1.B2" office:value-type="string">
            <text:p text:style-name="P925">Ангина</text:p>
          </table:table-cell>
        </table:table-row>
        <table:table-row>
          <table:table-cell table:style-name="Таблица1.A208" office:value-type="string">
            <text:p text:style-name="P926">2860)Ready at hand</text:p>
            <text:p text:style-name="P926"/>
            <text:p text:style-name="P926"/>
            <text:p text:style-name="P926"/>
          </table:table-cell>
          <table:table-cell table:style-name="Таблица1.B2" office:value-type="string">
            <text:p text:style-name="P926">Под рукой</text:p>
          </table:table-cell>
        </table:table-row>
        <table:table-row>
          <table:table-cell table:style-name="Таблица1.A208" office:value-type="string">
            <text:p text:style-name="P927">2861)eventually</text:p>
            <text:p text:style-name="P927"/>
            <text:p text:style-name="P927"/>
            <text:p text:style-name="P137">[ɪˈvenʧuəlɪ]</text:p>
          </table:table-cell>
          <table:table-cell table:style-name="Таблица1.B2" office:value-type="string">
            <text:p text:style-name="P927">В конце концов</text:p>
          </table:table-cell>
        </table:table-row>
        <table:table-row>
          <table:table-cell table:style-name="Таблица1.A208" office:value-type="string">
            <text:p text:style-name="P928">2862)workaround</text:p>
            <text:p text:style-name="P928"/>
            <text:p text:style-name="P928"/>
            <text:p text:style-name="P138">[ˈwɜːkəˌraʊnd]</text:p>
          </table:table-cell>
          <table:table-cell table:style-name="Таблица1.B2" office:value-type="string">
            <text:p text:style-name="P928">Приём, обход, обойти</text:p>
          </table:table-cell>
        </table:table-row>
        <table:table-row>
          <table:table-cell table:style-name="Таблица1.A208" office:value-type="string">
            <text:p text:style-name="P929">2863)quip</text:p>
            <text:p text:style-name="P929"/>
            <text:p text:style-name="P929"/>
            <text:p text:style-name="P139">[kwɪp]</text:p>
          </table:table-cell>
          <table:table-cell table:style-name="Таблица1.B2" office:value-type="string">
            <text:p text:style-name="P929">Острота, колкость</text:p>
          </table:table-cell>
        </table:table-row>
        <table:table-row>
          <table:table-cell table:style-name="Таблица1.A212" office:value-type="string">
            <text:p text:style-name="P930">2864)Decide against of</text:p>
            <text:p text:style-name="P930"/>
            <text:p text:style-name="P930"/>
            <text:p text:style-name="P930"/>
          </table:table-cell>
          <table:table-cell table:style-name="Таблица1.B2" office:value-type="string">
            <text:p text:style-name="P930">Выносить решение против</text:p>
          </table:table-cell>
        </table:table-row>
        <table:table-row>
          <table:table-cell table:style-name="Таблица1.A212" office:value-type="string">
            <text:p text:style-name="P931">2865)handheld</text:p>
            <text:p text:style-name="P931"/>
            <text:p text:style-name="P931"/>
            <text:p text:style-name="P140">[ˈhændheld]</text:p>
          </table:table-cell>
          <table:table-cell table:style-name="Таблица1.B2" office:value-type="string">
            <text:p text:style-name="P931">Ручной, портативный</text:p>
          </table:table-cell>
        </table:table-row>
        <table:table-row>
          <table:table-cell table:style-name="Таблица1.A212" office:value-type="string">
            <text:p text:style-name="P932">2866)securely</text:p>
            <text:p text:style-name="P932"/>
            <text:p text:style-name="P932"/>
            <text:p text:style-name="P141">[sɪˈkjuəlɪ]</text:p>
          </table:table-cell>
          <table:table-cell table:style-name="Таблица1.B2" office:value-type="string">
            <text:p text:style-name="P933">Надёжно</text:p>
          </table:table-cell>
        </table:table-row>
        <table:table-row>
          <table:table-cell table:style-name="Таблица1.A212" office:value-type="string">
            <text:p text:style-name="P934">2867)experimentation</text:p>
            <text:p text:style-name="P934"/>
            <text:p text:style-name="P934"/>
            <text:p text:style-name="P142">[ɪkˌsperɪmenˈteɪʃ(ə)n]</text:p>
          </table:table-cell>
          <table:table-cell table:style-name="Таблица1.B2" office:value-type="string">
            <text:p text:style-name="P934">Экспериментирование</text:p>
          </table:table-cell>
        </table:table-row>
        <text:soft-page-break/>
        <table:table-row>
          <table:table-cell table:style-name="Таблица1.A214" office:value-type="string">
            <text:p text:style-name="P935">2868)version</text:p>
            <text:p text:style-name="P935"/>
            <text:p text:style-name="P935"/>
            <text:p text:style-name="P143">[ˈvɜːʃ(ə)n]</text:p>
          </table:table-cell>
          <table:table-cell table:style-name="Таблица1.B2" office:value-type="string">
            <text:p text:style-name="P935">Версия, вариант</text:p>
          </table:table-cell>
        </table:table-row>
        <table:table-row>
          <table:table-cell table:style-name="Таблица1.A214" office:value-type="string">
            <text:p text:style-name="P936">2869)quit</text:p>
            <text:p text:style-name="P936"/>
            <text:p text:style-name="P936"/>
            <text:p text:style-name="P144">[kwɪt]</text:p>
          </table:table-cell>
          <table:table-cell table:style-name="Таблица1.B2" office:value-type="string">
            <text:p text:style-name="P936">Выходить из системы, оставлять, бросать</text:p>
          </table:table-cell>
        </table:table-row>
        <table:table-row>
          <table:table-cell table:style-name="Таблица1.A218" office:value-type="string">
            <text:p text:style-name="P937">2870)Decide in favour of</text:p>
            <text:p text:style-name="P937"/>
            <text:p text:style-name="P937"/>
            <text:p text:style-name="P937"/>
          </table:table-cell>
          <table:table-cell table:style-name="Таблица1.B2" office:value-type="string">
            <text:p text:style-name="P937">Решить в пользу</text:p>
          </table:table-cell>
        </table:table-row>
        <table:table-row>
          <table:table-cell table:style-name="Таблица1.A218" office:value-type="string">
            <text:p text:style-name="P938">2871)quits</text:p>
            <text:p text:style-name="P938"/>
            <text:p text:style-name="P938"/>
            <text:p text:style-name="P145">[kwɪts]</text:p>
          </table:table-cell>
          <table:table-cell table:style-name="Таблица1.B2" office:value-type="string">
            <text:p text:style-name="P938">Расплатившийся, в расчёте</text:p>
          </table:table-cell>
        </table:table-row>
        <table:table-row>
          <table:table-cell table:style-name="Таблица1.A218" office:value-type="string">
            <text:p text:style-name="P939">2872)Play the game</text:p>
            <text:p text:style-name="P939"/>
            <text:p text:style-name="P939"/>
            <text:p text:style-name="P939"/>
          </table:table-cell>
          <table:table-cell table:style-name="Таблица1.B2" office:value-type="string">
            <text:p text:style-name="P940">Играть по правилам</text:p>
          </table:table-cell>
        </table:table-row>
        <table:table-row>
          <table:table-cell table:style-name="Таблица1.A218" office:value-type="string">
            <text:p text:style-name="P941">2873)step up</text:p>
            <text:p text:style-name="P941"/>
            <text:p text:style-name="P941"/>
            <text:p text:style-name="P146">[ˌstepˈʌp]</text:p>
          </table:table-cell>
          <table:table-cell table:style-name="Таблица1.B2" office:value-type="string">
            <text:p text:style-name="P942">Подходить, активизировать, повышать скачком</text:p>
          </table:table-cell>
        </table:table-row>
        <table:table-row>
          <table:table-cell table:style-name="Таблица1.A220" office:value-type="string">
            <text:p text:style-name="P943">2874)volume</text:p>
            <text:p text:style-name="P943"/>
            <text:p text:style-name="P943"/>
            <text:p text:style-name="P147">[ˈvɔljuːm]</text:p>
          </table:table-cell>
          <table:table-cell table:style-name="Таблица1.B2" office:value-type="string">
            <text:p text:style-name="P943">Громкость, объём, том</text:p>
          </table:table-cell>
        </table:table-row>
        <table:table-row>
          <table:table-cell table:style-name="Таблица1.A220" office:value-type="string">
            <text:p text:style-name="P944">2875)quiz</text:p>
            <text:p text:style-name="P944"/>
            <text:p text:style-name="P944"/>
            <text:p text:style-name="P148">[kwɪz]</text:p>
          </table:table-cell>
          <table:table-cell table:style-name="Таблица1.B2" office:value-type="string">
            <text:p text:style-name="P945">Викторина, опросник</text:p>
          </table:table-cell>
        </table:table-row>
        <table:table-row>
          <table:table-cell table:style-name="Таблица1.A224" office:value-type="string">
            <text:p text:style-name="P946">2876)As a rule</text:p>
            <text:p text:style-name="P946"/>
            <text:p text:style-name="P946"/>
            <text:p text:style-name="P946"/>
          </table:table-cell>
          <table:table-cell table:style-name="Таблица1.B2" office:value-type="string">
            <text:p text:style-name="P946">Как правило</text:p>
          </table:table-cell>
        </table:table-row>
        <table:table-row>
          <table:table-cell table:style-name="Таблица1.A224" office:value-type="string">
            <text:p text:style-name="P947">2877)tag</text:p>
            <text:p text:style-name="P947"/>
            <text:p text:style-name="P947"/>
            <text:p text:style-name="P149">[tæg]</text:p>
          </table:table-cell>
          <table:table-cell table:style-name="Таблица1.B2" office:value-type="string">
            <text:p text:style-name="P947">Метка, бирка</text:p>
          </table:table-cell>
        </table:table-row>
        <table:table-row>
          <table:table-cell table:style-name="Таблица1.A224" office:value-type="string">
            <text:p text:style-name="P948">2878)hood</text:p>
            <text:p text:style-name="P948"/>
            <text:p text:style-name="P948"/>
            <text:p text:style-name="P150">[hud]</text:p>
          </table:table-cell>
          <table:table-cell table:style-name="Таблица1.B2" office:value-type="string">
            <text:p text:style-name="P948">Капюшон, <text:span text:style-name="T17">капот</text:span>, крышка</text:p>
          </table:table-cell>
        </table:table-row>
        <table:table-row>
          <table:table-cell table:style-name="Таблица1.A224" office:value-type="string">
            <text:p text:style-name="P949">2879)quotation</text:p>
            <text:p text:style-name="P949"/>
            <text:p text:style-name="P949"/>
            <text:p text:style-name="P151">[kwəˈteɪʃ(ə)n]</text:p>
          </table:table-cell>
          <table:table-cell table:style-name="Таблица1.B2" office:value-type="string">
            <text:p text:style-name="P949">Цитата, кавычки, <text:span text:style-name="T18">котировка</text:span></text:p>
          </table:table-cell>
        </table:table-row>
        <table:table-row>
          <table:table-cell table:style-name="Таблица1.A228" office:value-type="string">
            <text:p text:style-name="P950">2880)Make rules</text:p>
            <text:p text:style-name="P950"/>
            <text:p text:style-name="P950"/>
            <text:p text:style-name="P950"/>
          </table:table-cell>
          <table:table-cell table:style-name="Таблица1.B2" office:value-type="string">
            <text:p text:style-name="P950">Устанавливать правила</text:p>
          </table:table-cell>
        </table:table-row>
        <table:table-row>
          <table:table-cell table:style-name="Таблица1.A228" office:value-type="string">
            <text:p text:style-name="P951">2881)stalwart</text:p>
            <text:p text:style-name="P951"><text:soft-page-break/></text:p>
            <text:p text:style-name="P951"/>
            <text:p text:style-name="P152">[ˈstɔːlwət]</text:p>
          </table:table-cell>
          <table:table-cell table:style-name="Таблица1.B2" office:value-type="string">
            <text:p text:style-name="P950"/>
            <text:p text:style-name="P951"><text:soft-page-break/>Рослый, стойкий, <text:span text:style-name="T19">стойкий приверженец</text:span></text:p>
          </table:table-cell>
        </table:table-row>
        <table:table-row>
          <table:table-cell table:style-name="Таблица1.A228" office:value-type="string">
            <text:p text:style-name="P952">2882)getting</text:p>
            <text:p text:style-name="P952"/>
            <text:p text:style-name="P952"/>
            <text:p text:style-name="P153">[ˈgetɪŋ]</text:p>
          </table:table-cell>
          <table:table-cell table:style-name="Таблица1.B2" office:value-type="string">
            <text:p text:style-name="P952">Получение, получающий, получать</text:p>
          </table:table-cell>
        </table:table-row>
        <table:table-row>
          <table:table-cell table:style-name="Таблица1.A228" office:value-type="string">
            <text:p text:style-name="P953">2883)racial</text:p>
            <text:p text:style-name="P953"/>
            <text:p text:style-name="P953"/>
            <text:p text:style-name="P154">[ˈreɪʃ(ə)l]</text:p>
          </table:table-cell>
          <table:table-cell table:style-name="Таблица1.B2" office:value-type="string">
            <text:p text:style-name="P953">Расовый</text:p>
          </table:table-cell>
        </table:table-row>
        <table:table-row>
          <table:table-cell table:style-name="Таблица1.A232" office:value-type="string">
            <text:p text:style-name="P954">2884)In my view</text:p>
            <text:p text:style-name="P954"/>
            <text:p text:style-name="P954"/>
            <text:p text:style-name="P954"/>
          </table:table-cell>
          <table:table-cell table:style-name="Таблица1.B2" office:value-type="string">
            <text:p text:style-name="P954">По моему мнению</text:p>
          </table:table-cell>
        </table:table-row>
        <table:table-row>
          <table:table-cell table:style-name="Таблица1.A232" office:value-type="string">
            <text:p text:style-name="P955">2885)helpful</text:p>
            <text:p text:style-name="P955"/>
            <text:p text:style-name="P955"/>
            <text:p text:style-name="P155">[ˈhelpf(ə)l]</text:p>
          </table:table-cell>
          <table:table-cell table:style-name="Таблица1.B2" office:value-type="string">
            <text:p text:style-name="P955">Полезный</text:p>
          </table:table-cell>
        </table:table-row>
        <table:table-row>
          <table:table-cell table:style-name="Таблица1.A232" office:value-type="string">
            <text:p text:style-name="P956">2886)response</text:p>
            <text:p text:style-name="P956"/>
            <text:p text:style-name="P956"/>
            <text:p text:style-name="P156">[rɪˈspɔn(t)s]</text:p>
          </table:table-cell>
          <table:table-cell table:style-name="Таблица1.B2" office:value-type="string">
            <text:p text:style-name="P956">Ответ, реакция</text:p>
          </table:table-cell>
        </table:table-row>
        <table:table-row>
          <table:table-cell table:style-name="Таблица1.A232" office:value-type="string">
            <text:p text:style-name="P957">28<text:span text:style-name="T20">8</text:span>7)racketeer</text:p>
            <text:p text:style-name="P957"/>
            <text:p text:style-name="P957"/>
            <text:p text:style-name="P157">[ˌrækɪˈtɪə]</text:p>
          </table:table-cell>
          <table:table-cell table:style-name="Таблица1.B2" office:value-type="string">
            <text:p text:style-name="P958">Вымогатель</text:p>
          </table:table-cell>
        </table:table-row>
        <table:table-row>
          <table:table-cell table:style-name="Таблица1.A236" office:value-type="string">
            <text:p text:style-name="P959">28<text:span text:style-name="T20">8</text:span>8)With the view of</text:p>
            <text:p text:style-name="P959"/>
            <text:p text:style-name="P959"/>
            <text:p text:style-name="P959"/>
          </table:table-cell>
          <table:table-cell table:style-name="Таблица1.B2" office:value-type="string">
            <text:p text:style-name="P959">С целью</text:p>
          </table:table-cell>
        </table:table-row>
        <table:table-row>
          <table:table-cell table:style-name="Таблица1.A236" office:value-type="string">
            <text:p text:style-name="P960">2889)superior</text:p>
            <text:p text:style-name="P960"/>
            <text:p text:style-name="P960"/>
            <text:p text:style-name="P158">[s(j)uːˈpɪərɪə]</text:p>
          </table:table-cell>
          <table:table-cell table:style-name="Таблица1.B2" office:value-type="string">
            <text:p text:style-name="P960">Превосходный, превосходящий</text:p>
          </table:table-cell>
        </table:table-row>
        <table:table-row>
          <table:table-cell table:style-name="Таблица1.A236" office:value-type="string">
            <text:p text:style-name="P961">2890)infer</text:p>
            <text:p text:style-name="P961"/>
            <text:p text:style-name="P961"/>
            <text:p text:style-name="P159">[ɪnˈfɜː]</text:p>
          </table:table-cell>
          <table:table-cell table:style-name="Таблица1.B2" office:value-type="string">
            <text:p text:style-name="P962">Делать вывод</text:p>
          </table:table-cell>
        </table:table-row>
        <table:table-row>
          <table:table-cell table:style-name="Таблица1.A236" office:value-type="string">
            <text:p text:style-name="P963">2891)radar</text:p>
            <text:p text:style-name="P963"/>
            <text:p text:style-name="P963"/>
            <text:p text:style-name="P160">[ˈreɪdɑː]</text:p>
          </table:table-cell>
          <table:table-cell table:style-name="Таблица1.B2" office:value-type="string">
            <text:p text:style-name="P963">Радар, радиолокационный </text:p>
          </table:table-cell>
        </table:table-row>
        <table:table-row>
          <table:table-cell table:style-name="Таблица1.A240" office:value-type="string">
            <text:p text:style-name="P964">2892)Lead smb to do smth</text:p>
            <text:p text:style-name="P964"/>
            <text:p text:style-name="P964"/>
            <text:p text:style-name="P964"/>
          </table:table-cell>
          <table:table-cell table:style-name="Таблица1.B2" office:value-type="string">
            <text:p text:style-name="P964">Заставить кого-либо сделать что-либо</text:p>
          </table:table-cell>
        </table:table-row>
        <table:table-row>
          <table:table-cell table:style-name="Таблица1.A240" office:value-type="string">
            <text:p text:style-name="P965">2893)<text:span text:style-name="T21">equation</text:span></text:p>
            <text:p text:style-name="P965"/>
            <text:p text:style-name="P965"/>
            <text:p text:style-name="P161">[ɪˈkweɪʒ(ə)n]</text:p>
          </table:table-cell>
          <table:table-cell table:style-name="Таблица1.B2" office:value-type="string">
            <text:p text:style-name="P966">Уравнение</text:p>
          </table:table-cell>
        </table:table-row>
        <table:table-row>
          <table:table-cell table:style-name="Таблица1.A240" office:value-type="string">
            <text:p text:style-name="P967">2894)performance</text:p>
            <text:p text:style-name="P967"/>
            <text:p text:style-name="P967"><text:soft-page-break/></text:p>
            <text:p text:style-name="P162">[pəˈfɔːmən(t)s]</text:p>
          </table:table-cell>
          <table:table-cell table:style-name="Таблица1.B2" office:value-type="string">
            <text:p text:style-name="P964"/>
            <text:p text:style-name="P964"/>
            <text:p text:style-name="P967"><text:soft-page-break/>Производительность, эффективность</text:p>
          </table:table-cell>
        </table:table-row>
        <table:table-row>
          <table:table-cell table:style-name="Таблица1.A240" office:value-type="string">
            <text:p text:style-name="P968">2895)radiation</text:p>
            <text:p text:style-name="P968"/>
            <text:p text:style-name="P968"/>
            <text:p text:style-name="P163">[ˌreɪdɪˈeɪʃ(ə)n]</text:p>
          </table:table-cell>
          <table:table-cell table:style-name="Таблица1.B2" office:value-type="string">
            <text:p text:style-name="P968">Излучение, радиация</text:p>
          </table:table-cell>
        </table:table-row>
        <table:table-row>
          <table:table-cell table:style-name="Таблица1.A244" office:value-type="string">
            <text:p text:style-name="P969">2896)Be in the wrong box</text:p>
            <text:p text:style-name="P969"/>
            <text:p text:style-name="P969"/>
            <text:p text:style-name="P969"/>
          </table:table-cell>
          <table:table-cell table:style-name="Таблица1.B2" office:value-type="string">
            <text:p text:style-name="P969">Быть в неловком положении</text:p>
          </table:table-cell>
        </table:table-row>
        <table:table-row>
          <table:table-cell table:style-name="Таблица1.A244" office:value-type="string">
            <text:p text:style-name="P970">2897)grade</text:p>
            <text:p text:style-name="P970"/>
            <text:p text:style-name="P970"/>
            <text:p text:style-name="P164">[greɪd]</text:p>
          </table:table-cell>
          <table:table-cell table:style-name="Таблица1.B2" office:value-type="string">
            <text:p text:style-name="P970">Ранг, градус, степень, оценка</text:p>
          </table:table-cell>
        </table:table-row>
        <table:table-row>
          <table:table-cell table:style-name="Таблица1.A244" office:value-type="string">
            <text:p text:style-name="P971">2898)reference</text:p>
            <text:p text:style-name="P971"/>
            <text:p text:style-name="P971"/>
            <text:p text:style-name="P165">[ˈref(ə)r(ə)n(t)s]</text:p>
          </table:table-cell>
          <table:table-cell table:style-name="Таблица1.B2" office:value-type="string">
            <text:p text:style-name="P971">Ссылка, справка</text:p>
          </table:table-cell>
        </table:table-row>
        <table:table-row>
          <table:table-cell table:style-name="Таблица1.A244" office:value-type="string">
            <text:p text:style-name="P972">2899)radio</text:p>
            <text:p text:style-name="P972"/>
            <text:p text:style-name="P972"/>
            <text:p text:style-name="P166">[ˈreɪdɪəu]</text:p>
          </table:table-cell>
          <table:table-cell table:style-name="Таблица1.B2" office:value-type="string">
            <text:p text:style-name="P972">Радио</text:p>
          </table:table-cell>
        </table:table-row>
        <table:table-row>
          <table:table-cell table:style-name="Таблица1.A248" office:value-type="string">
            <text:p text:style-name="P973">2900)Hope for</text:p>
            <text:p text:style-name="P973"/>
            <text:p text:style-name="P973"/>
            <text:p text:style-name="P167">[həup]</text:p>
          </table:table-cell>
          <table:table-cell table:style-name="Таблица1.B2" office:value-type="string">
            <text:p text:style-name="P973">Надеяться на</text:p>
          </table:table-cell>
        </table:table-row>
        <table:table-row>
          <table:table-cell table:style-name="Таблица1.A248" office:value-type="string">
            <text:p text:style-name="P974">2901)recognition</text:p>
            <text:p text:style-name="P974"/>
            <text:p text:style-name="P974"/>
            <text:p text:style-name="P168">[ˌrekəgˈnɪʃ(ə)n]</text:p>
          </table:table-cell>
          <table:table-cell table:style-name="Таблица1.B2" office:value-type="string">
            <text:p text:style-name="P974"><text:span text:style-name="T22">Распознавание</text:span>, признание</text:p>
          </table:table-cell>
        </table:table-row>
        <table:table-row>
          <table:table-cell table:style-name="Таблица1.A248" office:value-type="string">
            <text:p text:style-name="P975">2902)newest</text:p>
            <text:p text:style-name="P975"/>
            <text:p text:style-name="P975"/>
            <text:p text:style-name="P169">[ˈnjuːɪst]</text:p>
          </table:table-cell>
          <table:table-cell table:style-name="Таблица1.B2" office:value-type="string">
            <text:p text:style-name="P975">Новейший</text:p>
          </table:table-cell>
        </table:table-row>
        <table:table-row>
          <table:table-cell table:style-name="Таблица1.A248" office:value-type="string">
            <text:p text:style-name="P976">2903)extensible</text:p>
            <text:p text:style-name="P976"/>
            <text:p text:style-name="P976"/>
            <text:p text:style-name="P170">[ɪkˈsten(t)səbl]</text:p>
          </table:table-cell>
          <table:table-cell table:style-name="Таблица1.B2" office:value-type="string">
            <text:p text:style-name="P976">Расширяемый</text:p>
          </table:table-cell>
        </table:table-row>
        <table:table-row>
          <table:table-cell table:style-name="Таблица1.A251" office:value-type="string">
            <text:p text:style-name="P977">2904)anywhere</text:p>
            <text:p text:style-name="P977"/>
            <text:p text:style-name="P977"/>
            <text:p text:style-name="P171">[ˈenɪwɛə]</text:p>
          </table:table-cell>
          <table:table-cell table:style-name="Таблица1.B2" office:value-type="string">
            <text:p text:style-name="P977">Везде, куда-угодно, никуда</text:p>
          </table:table-cell>
        </table:table-row>
        <table:table-row>
          <table:table-cell table:style-name="Таблица1.A251" office:value-type="string">
            <text:p text:style-name="P978">2905)asset</text:p>
            <text:p text:style-name="P978"/>
            <text:p text:style-name="P978"/>
            <text:p text:style-name="P172">[ˈæset]</text:p>
          </table:table-cell>
          <table:table-cell table:style-name="Таблица1.B2" office:value-type="string">
            <text:p text:style-name="P978">Имущество, ресурс</text:p>
          </table:table-cell>
        </table:table-row>
        <table:table-row>
          <table:table-cell table:style-name="Таблица1.A251" office:value-type="string">
            <text:p text:style-name="P979">2906)radio-location</text:p>
            <text:p text:style-name="P979"/>
            <text:p text:style-name="P979"/>
            <text:p text:style-name="P173">[ˌreɪdɪəuləuˈkeɪʃ(ə)n]</text:p>
          </table:table-cell>
          <table:table-cell table:style-name="Таблица1.B2" office:value-type="string">
            <text:p text:style-name="P979">Радиолокация</text:p>
          </table:table-cell>
        </table:table-row>
        <table:table-row>
          <table:table-cell table:style-name="Таблица1.A255" office:value-type="string">
            <text:p text:style-name="P980">2907)At the moment</text:p>
            <text:p text:style-name="P980"/>
            <text:p text:style-name="P980"/>
            <text:p text:style-name="P980"><text:soft-page-break/></text:p>
          </table:table-cell>
          <table:table-cell table:style-name="Таблица1.B2" office:value-type="string">
            <text:p text:style-name="P973"/>
            <text:p text:style-name="P973"/>
            <text:p text:style-name="P973"/>
            <text:p text:style-name="P980"><text:soft-page-break/>В данный момент</text:p>
          </table:table-cell>
        </table:table-row>
        <table:table-row>
          <table:table-cell table:style-name="Таблица1.A255" office:value-type="string">
            <text:p text:style-name="P981">2908)throughput</text:p>
            <text:p text:style-name="P981"/>
            <text:p text:style-name="P981"/>
            <text:p text:style-name="P174">[ˈθruːput]</text:p>
          </table:table-cell>
          <table:table-cell table:style-name="Таблица1.B2" office:value-type="string">
            <text:p text:style-name="P981">Производительность, пропускная <text:span text:style-name="T38">способность</text:span></text:p>
          </table:table-cell>
        </table:table-row>
        <table:table-row>
          <table:table-cell table:style-name="Таблица1.A255" office:value-type="string">
            <text:p text:style-name="P982">2909)density</text:p>
            <text:p text:style-name="P982"/>
            <text:p text:style-name="P982"/>
            <text:p text:style-name="P175">[ˈden(t)sɪtɪ]</text:p>
          </table:table-cell>
          <table:table-cell table:style-name="Таблица1.B2" office:value-type="string">
            <text:p text:style-name="P982">Плотность</text:p>
          </table:table-cell>
        </table:table-row>
        <table:table-row>
          <table:table-cell table:style-name="Таблица1.A255" office:value-type="string">
            <text:p text:style-name="P983">2910)radical</text:p>
            <text:p text:style-name="P983"/>
            <text:p text:style-name="P983"/>
            <text:p text:style-name="P176">[ˈrædɪk(ə)l]</text:p>
          </table:table-cell>
          <table:table-cell table:style-name="Таблица1.B2" office:value-type="string">
            <text:p text:style-name="P983">Радикал, радикальный</text:p>
          </table:table-cell>
        </table:table-row>
        <table:table-row>
          <table:table-cell table:style-name="Таблица1.A259" office:value-type="string">
            <text:p text:style-name="P984">2911)It will be all plain sailing</text:p>
            <text:p text:style-name="P984"/>
            <text:p text:style-name="P984"/>
            <text:p text:style-name="P177">[ˈseɪlɪŋ]</text:p>
          </table:table-cell>
          <table:table-cell table:style-name="Таблица1.B2" office:value-type="string">
            <text:p text:style-name="P984">Всё пойдёт как по маслу</text:p>
          </table:table-cell>
        </table:table-row>
        <table:table-row>
          <table:table-cell table:style-name="Таблица1.A259" office:value-type="string">
            <text:p text:style-name="P985">2912)resurge</text:p>
            <text:p text:style-name="P985"/>
            <text:p text:style-name="P985"/>
            <text:p text:style-name="P178">[rɪˈsɜːdʒ]</text:p>
          </table:table-cell>
          <table:table-cell table:style-name="Таблица1.B2" office:value-type="string">
            <text:p text:style-name="P985">Возродиться</text:p>
          </table:table-cell>
        </table:table-row>
        <table:table-row>
          <table:table-cell table:style-name="Таблица1.A259" office:value-type="string">
            <text:p text:style-name="P986">2913)incoming</text:p>
            <text:p text:style-name="P986"/>
            <text:p text:style-name="P986"/>
            <text:p text:style-name="P179">[ˈɪnˌkʌmɪŋ]</text:p>
          </table:table-cell>
          <table:table-cell table:style-name="Таблица1.B2" office:value-type="string">
            <text:p text:style-name="P986">Входящий</text:p>
          </table:table-cell>
        </table:table-row>
        <table:table-row>
          <table:table-cell table:style-name="Таблица1.A259" office:value-type="string">
            <text:p text:style-name="P987">2914)raid</text:p>
            <text:p text:style-name="P987"/>
            <text:p text:style-name="P987"/>
            <text:p text:style-name="P180">[reɪd]</text:p>
          </table:table-cell>
          <table:table-cell table:style-name="Таблица1.B2" office:value-type="string">
            <text:p text:style-name="P987">Набег, грабить</text:p>
          </table:table-cell>
        </table:table-row>
        <table:table-row>
          <table:table-cell table:style-name="Таблица1.A263" office:value-type="string">
            <text:p text:style-name="P988">2915)Subject to</text:p>
            <text:p text:style-name="P988"/>
            <text:p text:style-name="P988"/>
            <text:p text:style-name="P988"/>
          </table:table-cell>
          <table:table-cell table:style-name="Таблица1.B2" office:value-type="string">
            <text:p text:style-name="P988">При условии, с учётом</text:p>
          </table:table-cell>
        </table:table-row>
        <table:table-row>
          <table:table-cell table:style-name="Таблица1.A263" office:value-type="string">
            <text:p text:style-name="P989">2916)separate</text:p>
            <text:p text:style-name="P989"/>
            <text:p text:style-name="P989"/>
            <text:p text:style-name="P181">[ˈsep(ə)rət]</text:p>
          </table:table-cell>
          <table:table-cell table:style-name="Таблица1.B2" office:value-type="string">
            <text:p text:style-name="P989">Разделять, отдельный</text:p>
          </table:table-cell>
        </table:table-row>
        <table:table-row>
          <table:table-cell table:style-name="Таблица1.A263" office:value-type="string">
            <text:p text:style-name="P990">2917)normally</text:p>
            <text:p text:style-name="P990"/>
            <text:p text:style-name="P990"/>
            <text:p text:style-name="P182">[ˈnɔːməlɪ]</text:p>
          </table:table-cell>
          <table:table-cell table:style-name="Таблица1.B2" office:value-type="string">
            <text:p text:style-name="P990">Обычно, нормально</text:p>
          </table:table-cell>
        </table:table-row>
        <table:table-row>
          <table:table-cell table:style-name="Таблица1.A263" office:value-type="string">
            <text:p text:style-name="P991">2918)rally</text:p>
            <text:p text:style-name="P991"/>
            <text:p text:style-name="P991"/>
            <text:p text:style-name="P183">[ˈrælɪ]</text:p>
          </table:table-cell>
          <table:table-cell table:style-name="Таблица1.B2" office:value-type="string">
            <text:p text:style-name="P992">Объединение, объединиться </text:p>
          </table:table-cell>
        </table:table-row>
        <table:table-row>
          <table:table-cell table:style-name="Таблица1.A267" office:value-type="string">
            <text:p text:style-name="P993">2919)Compulsory education</text:p>
            <text:p text:style-name="P993"/>
            <text:p text:style-name="P993"/>
            <text:p text:style-name="P184">[kəmˈpʌls(ə)rɪ]</text:p>
          </table:table-cell>
          <table:table-cell table:style-name="Таблица1.B2" office:value-type="string">
            <text:p text:style-name="P993">Обязательное образование</text:p>
          </table:table-cell>
        </table:table-row>
        <table:table-row>
          <table:table-cell table:style-name="Таблица1.A267" office:value-type="string">
            <text:p text:style-name="P994">2920)scratch</text:p>
            <text:p text:style-name="P994"/>
            <text:p text:style-name="P994"/>
            <text:p text:style-name="P185">[skræʧ]</text:p>
          </table:table-cell>
          <table:table-cell table:style-name="Таблица1.B2" office:value-type="string">
            <text:p text:style-name="P994">Рабочая область, царапать, царапина, временный</text:p>
          </table:table-cell>
        </table:table-row>
        <text:soft-page-break/>
        <table:table-row>
          <table:table-cell table:style-name="Таблица1.A267" office:value-type="string">
            <text:p text:style-name="P995">2921)anyway</text:p>
            <text:p text:style-name="P995"/>
            <text:p text:style-name="P995"/>
            <text:p text:style-name="P186">[ˈenɪweɪ]</text:p>
          </table:table-cell>
          <table:table-cell table:style-name="Таблица1.B2" office:value-type="string">
            <text:p text:style-name="P995">В любом случае</text:p>
          </table:table-cell>
        </table:table-row>
        <table:table-row>
          <table:table-cell table:style-name="Таблица1.A267" office:value-type="string">
            <text:p text:style-name="P996">2922)rating</text:p>
            <text:p text:style-name="P996"/>
            <text:p text:style-name="P996"/>
            <text:p text:style-name="P187">[ˈreɪtɪŋ]</text:p>
          </table:table-cell>
          <table:table-cell table:style-name="Таблица1.B2" office:value-type="string">
            <text:p text:style-name="P996">Рейтинг, оценка</text:p>
          </table:table-cell>
        </table:table-row>
        <table:table-row>
          <table:table-cell table:style-name="Таблица1.A271" office:value-type="string">
            <text:p text:style-name="P997">2923)Free education</text:p>
            <text:p text:style-name="P997"/>
            <text:p text:style-name="P997"/>
            <text:p text:style-name="P997"/>
          </table:table-cell>
          <table:table-cell table:style-name="Таблица1.B2" office:value-type="string">
            <text:p text:style-name="P997">Бесплатное образование</text:p>
          </table:table-cell>
        </table:table-row>
        <table:table-row>
          <table:table-cell table:style-name="Таблица1.A271" office:value-type="string">
            <text:p text:style-name="P998">2924)There is</text:p>
            <text:p text:style-name="P998"/>
            <text:p text:style-name="P998"/>
            <text:p text:style-name="P998"/>
          </table:table-cell>
          <table:table-cell table:style-name="Таблица1.B2" office:value-type="string">
            <text:p text:style-name="P998">Есть, имеется</text:p>
          </table:table-cell>
        </table:table-row>
        <table:table-row>
          <table:table-cell table:style-name="Таблица1.A271" office:value-type="string">
            <text:p text:style-name="P999">2925)executable</text:p>
            <text:p text:style-name="P999"/>
            <text:p text:style-name="P999"/>
            <text:p text:style-name="P188">[ˈeksɪkjuːtəbl]</text:p>
          </table:table-cell>
          <table:table-cell table:style-name="Таблица1.B2" office:value-type="string">
            <text:p text:style-name="P999">Выполнимый, исполняемый</text:p>
          </table:table-cell>
        </table:table-row>
        <table:table-row>
          <table:table-cell table:style-name="Таблица1.A271" office:value-type="string">
            <text:p text:style-name="P1000">2926)ration</text:p>
            <text:p text:style-name="P1000"/>
            <text:p text:style-name="P1000"/>
            <text:p text:style-name="P189">[ˈræʃ(ə)n]</text:p>
          </table:table-cell>
          <table:table-cell table:style-name="Таблица1.B2" office:value-type="string">
            <text:p text:style-name="P1001">Рацион, <text:span text:style-name="T23">порция, </text:span>нормировать</text:p>
          </table:table-cell>
        </table:table-row>
        <table:table-row>
          <table:table-cell table:style-name="Таблица1.A275" office:value-type="string">
            <text:p text:style-name="P1002">2927)trade education</text:p>
            <text:p text:style-name="P1002"/>
            <text:p text:style-name="P1002"/>
            <text:p text:style-name="P1002"/>
          </table:table-cell>
          <table:table-cell table:style-name="Таблица1.B2" office:value-type="string">
            <text:p text:style-name="P1002">Специальное образование</text:p>
          </table:table-cell>
        </table:table-row>
        <table:table-row>
          <table:table-cell table:style-name="Таблица1.A275" office:value-type="string">
            <text:p text:style-name="P1003">2928)defer</text:p>
            <text:p text:style-name="P1003"/>
            <text:p text:style-name="P1003"/>
            <text:p text:style-name="P190">[dɪˈfɜː]</text:p>
          </table:table-cell>
          <table:table-cell table:style-name="Таблица1.B2" office:value-type="string">
            <text:p text:style-name="P1003">Откладывать, задерживать</text:p>
          </table:table-cell>
        </table:table-row>
        <table:table-row>
          <table:table-cell table:style-name="Таблица1.A275" office:value-type="string">
            <text:p text:style-name="P1004">2929)enclose</text:p>
            <text:p text:style-name="P1004"/>
            <text:p text:style-name="P1004"/>
            <text:p text:style-name="P191">[ɪnˈkləuz]</text:p>
          </table:table-cell>
          <table:table-cell table:style-name="Таблица1.B2" office:value-type="string">
            <text:p text:style-name="P1004">Заключать, окружать</text:p>
          </table:table-cell>
        </table:table-row>
        <table:table-row>
          <table:table-cell table:style-name="Таблица1.A275" office:value-type="string">
            <text:p text:style-name="P1005">2930)rational</text:p>
            <text:p text:style-name="P1005"/>
            <text:p text:style-name="P1005"/>
            <text:p text:style-name="P192">[ˈræʃ(ə)n(ə)l]</text:p>
          </table:table-cell>
          <table:table-cell table:style-name="Таблица1.B2" office:value-type="string">
            <text:p text:style-name="P1005">Рациональный</text:p>
          </table:table-cell>
        </table:table-row>
        <table:table-row>
          <table:table-cell table:style-name="Таблица1.A279" office:value-type="string">
            <text:p text:style-name="P1006">2931)To a hair</text:p>
            <text:p text:style-name="P1006"/>
            <text:p text:style-name="P1006"/>
            <text:p text:style-name="P1006"/>
          </table:table-cell>
          <table:table-cell table:style-name="Таблица1.B2" office:value-type="string">
            <text:p text:style-name="P1006">Точь в точь, точно</text:p>
          </table:table-cell>
        </table:table-row>
        <table:table-row>
          <table:table-cell table:style-name="Таблица1.A279" office:value-type="string">
            <text:p text:style-name="P1007">2932)extra</text:p>
            <text:p text:style-name="P1007"/>
            <text:p text:style-name="P1007"/>
            <text:p text:style-name="P193">[ˈekstrə]</text:p>
          </table:table-cell>
          <table:table-cell table:style-name="Таблица1.B2" office:value-type="string">
            <text:p text:style-name="P1007">Дополнительно, дополнительный</text:p>
          </table:table-cell>
        </table:table-row>
        <table:table-row>
          <table:table-cell table:style-name="Таблица1.A279" office:value-type="string">
            <text:p text:style-name="P1008">2933)unwind</text:p>
            <text:p text:style-name="P1008"/>
            <text:p text:style-name="P1008"/>
            <text:p text:style-name="P194">[ʌnˈwaɪnd]</text:p>
          </table:table-cell>
          <table:table-cell table:style-name="Таблица1.B2" office:value-type="string">
            <text:p text:style-name="P1008">Разворачивать,отдыхать</text:p>
          </table:table-cell>
        </table:table-row>
        <table:table-row>
          <table:table-cell table:style-name="Таблица1.A279" office:value-type="string">
            <text:p text:style-name="P1009">2934)rationalization</text:p>
            <text:p text:style-name="P1009"><text:soft-page-break/></text:p>
            <text:p text:style-name="P1009"/>
            <text:p text:style-name="P195">[ˌræʃ(ə)n(ə)laɪˈzeɪʃ(ə)n]</text:p>
          </table:table-cell>
          <table:table-cell table:style-name="Таблица1.B2" office:value-type="string">
            <text:p text:style-name="P1006"/>
            <text:p text:style-name="P1010"><text:soft-page-break/>Рационализация</text:p>
          </table:table-cell>
        </table:table-row>
        <table:table-row>
          <table:table-cell table:style-name="Таблица1.A283" office:value-type="string">
            <text:p text:style-name="P1011">2935)Keep your hair on!</text:p>
            <text:p text:style-name="P1011"/>
            <text:p text:style-name="P1011"/>
            <text:p text:style-name="P196">[jɔː]</text:p>
          </table:table-cell>
          <table:table-cell table:style-name="Таблица1.B2" office:value-type="string">
            <text:p text:style-name="P1011">Не горячитесь!</text:p>
          </table:table-cell>
        </table:table-row>
        <table:table-row>
          <table:table-cell table:style-name="Таблица1.A283" office:value-type="string">
            <text:p text:style-name="P1012">2936)abundance</text:p>
            <text:p text:style-name="P1012"/>
            <text:p text:style-name="P1012"/>
            <text:p text:style-name="P197">[əˈbʌndən(t)s]</text:p>
          </table:table-cell>
          <table:table-cell table:style-name="Таблица1.B2" office:value-type="string">
            <text:p text:style-name="P1012">Изобилие, распространённость </text:p>
          </table:table-cell>
        </table:table-row>
        <table:table-row>
          <table:table-cell table:style-name="Таблица1.A283" office:value-type="string">
            <text:p text:style-name="P1013">2937)expose</text:p>
            <text:p text:style-name="P1013"/>
            <text:p text:style-name="P1013"/>
            <text:p text:style-name="P198">[ɪkˈspəuz]</text:p>
          </table:table-cell>
          <table:table-cell table:style-name="Таблица1.B2" office:value-type="string">
            <text:p text:style-name="P1013">Подвергать, представлять в открытом виде</text:p>
          </table:table-cell>
        </table:table-row>
        <table:table-row>
          <table:table-cell table:style-name="Таблица1.A283" office:value-type="string">
            <text:p text:style-name="P1014">2938)instance</text:p>
            <text:p text:style-name="P1014"/>
            <text:p text:style-name="P1014"/>
            <text:p text:style-name="P199">[ˈɪn(t)stən(t)s]</text:p>
          </table:table-cell>
          <table:table-cell table:style-name="Таблица1.B2" office:value-type="string">
            <text:p text:style-name="P1014">Экземпляр, пример</text:p>
          </table:table-cell>
        </table:table-row>
        <table:table-row>
          <table:table-cell table:style-name="Таблица1.A285" office:value-type="string">
            <text:p text:style-name="P1015">2939)notation</text:p>
            <text:p text:style-name="P1015"/>
            <text:p text:style-name="P1015"/>
            <text:p text:style-name="P200">[nəuˈteɪʃ(ə)n]</text:p>
          </table:table-cell>
          <table:table-cell table:style-name="Таблица1.B2" office:value-type="string">
            <text:p text:style-name="P1015">Запись, обозначение</text:p>
          </table:table-cell>
        </table:table-row>
        <table:table-row>
          <table:table-cell table:style-name="Таблица1.A285" office:value-type="string">
            <text:p text:style-name="P1016">2940)reaction</text:p>
            <text:p text:style-name="P1016"/>
            <text:p text:style-name="P1016"/>
            <text:p text:style-name="P201">[rɪˈækʃ(ə)n]</text:p>
          </table:table-cell>
          <table:table-cell table:style-name="Таблица1.B2" office:value-type="string">
            <text:p text:style-name="P1016">Реакция</text:p>
          </table:table-cell>
        </table:table-row>
        <table:table-row>
          <table:table-cell table:style-name="Таблица1.A289" office:value-type="string">
            <text:p text:style-name="P1017">2941)Lose heart</text:p>
            <text:p text:style-name="P1017"/>
            <text:p text:style-name="P1017"/>
            <text:p text:style-name="P1017"/>
          </table:table-cell>
          <table:table-cell table:style-name="Таблица1.B2" office:value-type="string">
            <text:p text:style-name="P1017">Падать духом</text:p>
          </table:table-cell>
        </table:table-row>
        <table:table-row>
          <table:table-cell table:style-name="Таблица1.A289" office:value-type="string">
            <text:p text:style-name="P1018">2942)extract</text:p>
            <text:p text:style-name="P1018"/>
            <text:p text:style-name="P1018"/>
            <text:p text:style-name="P202">[ɪkˈstrækt]</text:p>
          </table:table-cell>
          <table:table-cell table:style-name="Таблица1.B2" office:value-type="string">
            <text:p text:style-name="P1018">Извлекать, извлечение, экстракт</text:p>
          </table:table-cell>
        </table:table-row>
        <table:table-row>
          <table:table-cell table:style-name="Таблица1.A289" office:value-type="string">
            <text:p text:style-name="P1019">2943)resume</text:p>
            <text:p text:style-name="P1019"/>
            <text:p text:style-name="P1019"/>
            <text:p text:style-name="P203">[rɪˈzjuːm]</text:p>
          </table:table-cell>
          <table:table-cell table:style-name="Таблица1.B2" office:value-type="string">
            <text:p text:style-name="P1019">Продолжать, резюме</text:p>
          </table:table-cell>
        </table:table-row>
        <table:table-row>
          <table:table-cell table:style-name="Таблица1.A289" office:value-type="string">
            <text:p text:style-name="P1020">2944)reactive</text:p>
            <text:p text:style-name="P1020"/>
            <text:p text:style-name="P1020"/>
            <text:p text:style-name="P204">[rɪˈæktɪv]</text:p>
          </table:table-cell>
          <table:table-cell table:style-name="Таблица1.B2" office:value-type="string">
            <text:p text:style-name="P1020">Реактивный</text:p>
          </table:table-cell>
        </table:table-row>
        <table:table-row>
          <table:table-cell table:style-name="Таблица1.A293" office:value-type="string">
            <text:p text:style-name="P1021">2945)Take heart</text:p>
            <text:p text:style-name="P1021"/>
            <text:p text:style-name="P1021"/>
            <text:p text:style-name="P1021"/>
          </table:table-cell>
          <table:table-cell table:style-name="Таблица1.B2" office:value-type="string">
            <text:p text:style-name="P1021">Мужаться</text:p>
          </table:table-cell>
        </table:table-row>
        <table:table-row>
          <table:table-cell table:style-name="Таблица1.A293" office:value-type="string">
            <text:p text:style-name="P1022">2946)underway</text:p>
            <text:p text:style-name="P1022"/>
            <text:p text:style-name="P1022"/>
            <text:p text:style-name="P205">[ˌʌndəˈweɪ]</text:p>
          </table:table-cell>
          <table:table-cell table:style-name="Таблица1.B2" office:value-type="string">
            <text:p text:style-name="P1022">В процессе разработки, в движении</text:p>
          </table:table-cell>
        </table:table-row>
        <table:table-row>
          <table:table-cell table:style-name="Таблица1.A293" office:value-type="string">
            <text:p text:style-name="P1023">2947)explanation</text:p>
            <text:p text:style-name="P1023"/>
            <text:p text:style-name="P1023"><text:soft-page-break/></text:p>
            <text:p text:style-name="P206">[ˌekspləˈneɪʃ(ə)n]</text:p>
          </table:table-cell>
          <table:table-cell table:style-name="Таблица1.B2" office:value-type="string">
            <text:p text:style-name="P1021"/>
            <text:p text:style-name="P1021"/>
            <text:p text:style-name="P1023"><text:soft-page-break/>Объяснение</text:p>
          </table:table-cell>
        </table:table-row>
        <table:table-row>
          <table:table-cell table:style-name="Таблица1.A293" office:value-type="string">
            <text:p text:style-name="P1024">2948)realistic</text:p>
            <text:p text:style-name="P1024"/>
            <text:p text:style-name="P1024"/>
            <text:p text:style-name="P207">[ˌrɪəˈlɪstɪk]</text:p>
          </table:table-cell>
          <table:table-cell table:style-name="Таблица1.B2" office:value-type="string">
            <text:p text:style-name="P1024">Реалистично, <text:s/>реалистичный</text:p>
          </table:table-cell>
        </table:table-row>
        <table:table-row>
          <table:table-cell table:style-name="Таблица1.A296" office:value-type="string">
            <text:p text:style-name="P1025">2949)trace</text:p>
            <text:p text:style-name="P1025"/>
            <text:p text:style-name="P1025"/>
            <text:p text:style-name="P208">[treɪs]</text:p>
          </table:table-cell>
          <table:table-cell table:style-name="Таблица1.B2" office:value-type="string">
            <text:p text:style-name="P1025">Прослеживать, след, трассировка</text:p>
          </table:table-cell>
        </table:table-row>
        <table:table-row>
          <table:table-cell table:style-name="Таблица1.A296" office:value-type="string">
            <text:p text:style-name="P1029">2950)wildcard</text:p>
            <text:p text:style-name="P1029"/>
            <text:p text:style-name="P1029"/>
            <text:p text:style-name="P1026"><text:span text:style-name="T4">[waɪld</text:span><text:span text:style-name="T3">kɑːd</text:span><text:span text:style-name="T4">]</text:span></text:p>
          </table:table-cell>
          <table:table-cell table:style-name="Таблица1.B2" office:value-type="string">
            <text:p text:style-name="P1029">Групповой символ</text:p>
          </table:table-cell>
        </table:table-row>
        <table:table-row>
          <table:table-cell table:style-name="Таблица1.A296" office:value-type="string">
            <text:p text:style-name="P1030">2951)reality</text:p>
            <text:p text:style-name="P1030"/>
            <text:p text:style-name="P1030"/>
            <text:p text:style-name="P209">[rɪˈælətɪ]</text:p>
          </table:table-cell>
          <table:table-cell table:style-name="Таблица1.B2" office:value-type="string">
            <text:p text:style-name="P1030">Реальность</text:p>
          </table:table-cell>
        </table:table-row>
        <table:table-row>
          <table:table-cell table:style-name="Таблица1.A299" office:value-type="string">
            <text:p text:style-name="P1031">2952)conjunction</text:p>
            <text:p text:style-name="P1031"/>
            <text:p text:style-name="P1031"/>
            <text:p text:style-name="P210">[kənˈʤʌŋkʃ(ə)n]</text:p>
          </table:table-cell>
          <table:table-cell table:style-name="Таблица1.B2" office:value-type="string">
            <text:p text:style-name="P1031">Логическое умножение, соединение, союз</text:p>
          </table:table-cell>
        </table:table-row>
        <table:table-row>
          <table:table-cell table:style-name="Таблица1.A299" office:value-type="string">
            <text:p text:style-name="P1032">2953)snippet</text:p>
            <text:p text:style-name="P1032"/>
            <text:p text:style-name="P1032"/>
            <text:p text:style-name="P211">[ˈsnɪpɪt]</text:p>
          </table:table-cell>
          <table:table-cell table:style-name="Таблица1.B2" office:value-type="string">
            <text:p text:style-name="P1032">Отрывок, фрагмент</text:p>
          </table:table-cell>
        </table:table-row>
        <table:table-row>
          <table:table-cell table:style-name="Таблица1.A299" office:value-type="string">
            <text:p text:style-name="P1033">2954)realization</text:p>
            <text:p text:style-name="P1033"/>
            <text:p text:style-name="P1033"/>
            <text:p text:style-name="P212">[ˌrɪəlaɪˈzeɪʃ(ə)n]</text:p>
          </table:table-cell>
          <table:table-cell table:style-name="Таблица1.B2" office:value-type="string">
            <text:p text:style-name="P1033">Понимание, реализация</text:p>
          </table:table-cell>
        </table:table-row>
        <table:table-row>
          <table:table-cell table:style-name="Таблица1.A303" office:value-type="string">
            <text:p text:style-name="P1034">2955)Let alone</text:p>
            <text:p text:style-name="P1034"/>
            <text:p text:style-name="P1034"/>
            <text:p text:style-name="P1034"/>
          </table:table-cell>
          <table:table-cell table:style-name="Таблица1.B2" office:value-type="string">
            <text:p text:style-name="P1034">Не говоря уже о, оставлять в покое</text:p>
          </table:table-cell>
        </table:table-row>
        <table:table-row>
          <table:table-cell table:style-name="Таблица1.A303" office:value-type="string">
            <text:p text:style-name="P1035">2956)indentation</text:p>
            <text:p text:style-name="P1035"/>
            <text:p text:style-name="P1035"/>
            <text:p text:style-name="P213">[ˌɪndenˈteɪʃ(ə)n]</text:p>
          </table:table-cell>
          <table:table-cell table:style-name="Таблица1.B2" office:value-type="string">
            <text:p text:style-name="P1035">Отступ</text:p>
          </table:table-cell>
        </table:table-row>
        <table:table-row>
          <table:table-cell table:style-name="Таблица1.A303" office:value-type="string">
            <text:p text:style-name="P1036">2957)jiffy</text:p>
            <text:p text:style-name="P1036"/>
            <text:p text:style-name="P1036"/>
            <text:p text:style-name="P214">[ˈʤɪf(ɪ)]</text:p>
          </table:table-cell>
          <table:table-cell table:style-name="Таблица1.B2" office:value-type="string">
            <text:p text:style-name="P1036">Тик, миг</text:p>
          </table:table-cell>
        </table:table-row>
        <table:table-row>
          <table:table-cell table:style-name="Таблица1.A303" office:value-type="string">
            <text:p text:style-name="P1037"><text:span text:style-name="T25">2958)</text:span>yield</text:p>
            <text:p text:style-name="P1034"/>
            <text:p text:style-name="P1034"/>
            <text:p text:style-name="P215">[jiːld]</text:p>
          </table:table-cell>
          <table:table-cell table:style-name="Таблица1.B2" office:value-type="string">
            <text:p text:style-name="P1037">Выдавать, дохо<text:span text:style-name="T24">д, урожай</text:span></text:p>
          </table:table-cell>
        </table:table-row>
        <table:table-row>
          <table:table-cell table:style-name="Таблица1.A305" office:value-type="string">
            <text:p text:style-name="P1038">2959)refine</text:p>
            <text:p text:style-name="P1038"/>
            <text:p text:style-name="P1038"/>
            <text:p text:style-name="P216">[rɪˈfaɪn]</text:p>
          </table:table-cell>
          <table:table-cell table:style-name="Таблица1.B2" office:value-type="string">
            <text:p text:style-name="P1038">Совершенствовать, детализировать</text:p>
          </table:table-cell>
        </table:table-row>
        <table:table-row>
          <table:table-cell table:style-name="Таблица1.A305" office:value-type="string">
            <text:p text:style-name="P1039">2960)recommendation</text:p>
            <text:p text:style-name="P1039"/>
            <text:p text:style-name="P1039"/>
            <text:p text:style-name="P217"><text:soft-page-break/>[ˌrekəmenˈdeɪʃ(ə)n]</text:p>
          </table:table-cell>
          <table:table-cell table:style-name="Таблица1.B2" office:value-type="string">
            <text:p text:style-name="P1034"/>
            <text:p text:style-name="P1034"/>
            <text:p text:style-name="P1034"/>
            <text:p text:style-name="P1040"><text:soft-page-break/>Рекомендация</text:p>
          </table:table-cell>
        </table:table-row>
        <table:table-row>
          <table:table-cell table:style-name="Таблица1.A309" office:value-type="string">
            <text:p text:style-name="P1041">2961)Leave alone</text:p>
            <text:p text:style-name="P1041"/>
            <text:p text:style-name="P1041"/>
            <text:p text:style-name="P1041"/>
          </table:table-cell>
          <table:table-cell table:style-name="Таблица1.B2" office:value-type="string">
            <text:p text:style-name="P1042">Оставлять в покое</text:p>
          </table:table-cell>
        </table:table-row>
        <table:table-row>
          <table:table-cell table:style-name="Таблица1.A309" office:value-type="string">
            <text:p text:style-name="P1043">2962)clause</text:p>
            <text:p text:style-name="P1043"/>
            <text:p text:style-name="P1043"/>
            <text:p text:style-name="P218">[klɔːz]</text:p>
          </table:table-cell>
          <table:table-cell table:style-name="Таблица1.B2" office:value-type="string">
            <text:p text:style-name="P1043">Пункт, оговорка, оператор, формула</text:p>
          </table:table-cell>
        </table:table-row>
        <table:table-row>
          <table:table-cell table:style-name="Таблица1.A309" office:value-type="string">
            <text:p text:style-name="P1044">2963)nine</text:p>
            <text:p text:style-name="P1044"/>
            <text:p text:style-name="P1044"/>
            <text:p text:style-name="P219">[naɪn]</text:p>
          </table:table-cell>
          <table:table-cell table:style-name="Таблица1.B2" office:value-type="string">
            <text:p text:style-name="P1044">Девять</text:p>
          </table:table-cell>
        </table:table-row>
        <table:table-row>
          <table:table-cell table:style-name="Таблица1.A309" office:value-type="string">
            <text:p text:style-name="P1045">2964)reconstruction</text:p>
            <text:p text:style-name="P1045"/>
            <text:p text:style-name="P1045"/>
            <text:p text:style-name="P220">[ˌriːk(ə)nˈstrʌkʃ(ə)n]</text:p>
          </table:table-cell>
          <table:table-cell table:style-name="Таблица1.B2" office:value-type="string">
            <text:p text:style-name="P1045">Восстановление</text:p>
          </table:table-cell>
        </table:table-row>
        <table:table-row>
          <table:table-cell table:style-name="Таблица1.A313" office:value-type="string">
            <text:p text:style-name="P1046">2965)Many happy returns!</text:p>
            <text:p text:style-name="P1046"/>
            <text:p text:style-name="P1046"/>
            <text:p text:style-name="P1046"/>
          </table:table-cell>
          <table:table-cell table:style-name="Таблица1.B2" office:value-type="string">
            <text:p text:style-name="P1046">С днём рождения!</text:p>
          </table:table-cell>
        </table:table-row>
        <table:table-row>
          <table:table-cell table:style-name="Таблица1.A313" office:value-type="string">
            <text:p text:style-name="P1047">2966)regardless</text:p>
            <text:p text:style-name="P1047"/>
            <text:p text:style-name="P1047"/>
            <text:p text:style-name="P221">[rɪˈgɑːdləs]</text:p>
          </table:table-cell>
          <table:table-cell table:style-name="Таблица1.B2" office:value-type="string">
            <text:p text:style-name="P1047">Несмотря на</text:p>
          </table:table-cell>
        </table:table-row>
        <table:table-row table:style-name="Таблица1.312">
          <table:table-cell table:style-name="Таблица1.A313" office:value-type="string">
            <text:p text:style-name="P1048">2967)discard</text:p>
            <text:p text:style-name="P1048"/>
            <text:p text:style-name="P1048"/>
            <text:p text:style-name="P222">[ˈdɪskɑːd]</text:p>
          </table:table-cell>
          <table:table-cell table:style-name="Таблица1.B2" office:value-type="string">
            <text:p text:style-name="P1048">Отбрасывать, игнорировать</text:p>
          </table:table-cell>
        </table:table-row>
        <table:table-row>
          <table:table-cell table:style-name="Таблица1.A313" office:value-type="string">
            <text:p text:style-name="P1049">2968)recreation</text:p>
            <text:p text:style-name="P1049"/>
            <text:p text:style-name="P1049"/>
            <text:p text:style-name="P223">[ˌrɪekrɪˈeɪʃ(ə)n]</text:p>
          </table:table-cell>
          <table:table-cell table:style-name="Таблица1.B2" office:value-type="string">
            <text:p text:style-name="P1049">Отдых</text:p>
          </table:table-cell>
        </table:table-row>
        <table:table-row>
          <table:table-cell table:style-name="Таблица1.A317" office:value-type="string">
            <text:p text:style-name="P1050">2969)In the afternoon</text:p>
            <text:p text:style-name="P1050"/>
            <text:p text:style-name="P1050"/>
            <text:p text:style-name="P1050"/>
          </table:table-cell>
          <table:table-cell table:style-name="Таблица1.B2" office:value-type="string">
            <text:p text:style-name="P1050">Днём, после полудня</text:p>
          </table:table-cell>
        </table:table-row>
        <table:table-row>
          <table:table-cell table:style-name="Таблица1.A317" office:value-type="string">
            <text:p text:style-name="P1051">2970)tally</text:p>
            <text:p text:style-name="P1051"/>
            <text:p text:style-name="P1051"/>
            <text:p text:style-name="P224">[ˈtælɪ]</text:p>
          </table:table-cell>
          <table:table-cell table:style-name="Таблица1.B2" office:value-type="string">
            <text:p text:style-name="P1051">Бирка, единица счёта, считать</text:p>
          </table:table-cell>
        </table:table-row>
        <table:table-row>
          <table:table-cell table:style-name="Таблица1.A317" office:value-type="string">
            <text:p text:style-name="P1052">2971)ascend</text:p>
            <text:p text:style-name="P1052"/>
            <text:p text:style-name="P1052"/>
            <text:p text:style-name="P225">[əˈsend]</text:p>
          </table:table-cell>
          <table:table-cell table:style-name="Таблица1.B2" office:value-type="string">
            <text:p text:style-name="P1052">Подниматься, взойти</text:p>
          </table:table-cell>
        </table:table-row>
        <table:table-row>
          <table:table-cell table:style-name="Таблица1.A317" office:value-type="string">
            <text:p text:style-name="P1053">2972)rector</text:p>
            <text:p text:style-name="P1053"/>
            <text:p text:style-name="P1053"/>
            <text:p text:style-name="P226">[ˈrektə]</text:p>
          </table:table-cell>
          <table:table-cell table:style-name="Таблица1.B2" office:value-type="string">
            <text:p text:style-name="P1053">Ректор</text:p>
          </table:table-cell>
        </table:table-row>
        <table:table-row>
          <table:table-cell table:style-name="Таблица1.A321" office:value-type="string">
            <text:p text:style-name="P1054">2973)descend</text:p>
            <text:p text:style-name="P1054"/>
            <text:p text:style-name="P1054"/>
            <text:p text:style-name="P227">[dɪˈsend]</text:p>
          </table:table-cell>
          <table:table-cell table:style-name="Таблица1.B2" office:value-type="string">
            <text:p text:style-name="P1055">Сходить, снижаться</text:p>
          </table:table-cell>
        </table:table-row>
        <text:soft-page-break/>
        <table:table-row>
          <table:table-cell table:style-name="Таблица1.A321" office:value-type="string">
            <text:p text:style-name="P1056">2974)membership</text:p>
            <text:p text:style-name="P1056"/>
            <text:p text:style-name="P1056"/>
            <text:p text:style-name="P228">[ˈmembəʃɪp]</text:p>
          </table:table-cell>
          <table:table-cell table:style-name="Таблица1.B2" office:value-type="string">
            <text:p text:style-name="P1056">Членство, членский</text:p>
          </table:table-cell>
        </table:table-row>
        <table:table-row>
          <table:table-cell table:style-name="Таблица1.A321" office:value-type="string">
            <text:p text:style-name="P1057">2975)numerical</text:p>
            <text:p text:style-name="P1057"/>
            <text:p text:style-name="P1057"/>
            <text:p text:style-name="P229">[njuːˈmerɪkl]</text:p>
          </table:table-cell>
          <table:table-cell table:style-name="Таблица1.B2" office:value-type="string">
            <text:p text:style-name="P1057">Численный, цифровой</text:p>
          </table:table-cell>
        </table:table-row>
        <table:table-row>
          <table:table-cell table:style-name="Таблица1.A321" office:value-type="string">
            <text:p text:style-name="P1058">2976)dash</text:p>
            <text:p text:style-name="P1058"/>
            <text:p text:style-name="P1058"/>
            <text:p text:style-name="P230">[dæʃ]</text:p>
          </table:table-cell>
          <table:table-cell table:style-name="Таблица1.B2" office:value-type="string">
            <text:p text:style-name="P1058">Рывок, тире</text:p>
          </table:table-cell>
        </table:table-row>
        <table:table-row>
          <table:table-cell table:style-name="Таблица1.A323" office:value-type="string">
            <text:p text:style-name="P1059">2977)preceding</text:p>
            <text:p text:style-name="P1059"/>
            <text:p text:style-name="P1059"/>
            <text:p text:style-name="P231">[priːˈsiːdɪŋ]</text:p>
          </table:table-cell>
          <table:table-cell table:style-name="Таблица1.B2" office:value-type="string">
            <text:p text:style-name="P1059">Предыдущий</text:p>
          </table:table-cell>
        </table:table-row>
        <table:table-row>
          <table:table-cell table:style-name="Таблица1.A323" office:value-type="string">
            <text:p text:style-name="P1060">2978)relevance</text:p>
            <text:p text:style-name="P1060"/>
            <text:p text:style-name="P1060"/>
            <text:p text:style-name="P232">[ˈreləvən(t)s]</text:p>
          </table:table-cell>
          <table:table-cell table:style-name="Таблица1.B2" office:value-type="string">
            <text:p text:style-name="P1060">Релевантность, уместность</text:p>
          </table:table-cell>
        </table:table-row>
        <table:table-row>
          <table:table-cell table:style-name="Таблица1.A325" office:value-type="string">
            <text:p text:style-name="P1061">2979)invitation</text:p>
            <text:p text:style-name="P1061"/>
            <text:p text:style-name="P1061"/>
            <text:p text:style-name="P233">[ˌɪnvɪˈteɪʃ(ə)n]</text:p>
          </table:table-cell>
          <table:table-cell table:style-name="Таблица1.B2" office:value-type="string">
            <text:p text:style-name="P1061">Приглашение</text:p>
          </table:table-cell>
        </table:table-row>
        <table:table-row>
          <table:table-cell table:style-name="Таблица1.A325" office:value-type="string">
            <text:p text:style-name="P1062">2980)brisk pace</text:p>
            <text:p text:style-name="P1062"/>
            <text:p text:style-name="P1062"/>
            <text:p text:style-name="P1062"/>
          </table:table-cell>
          <table:table-cell table:style-name="Таблица1.B2" office:value-type="string">
            <text:p text:style-name="P1062">Быстрый шаг</text:p>
          </table:table-cell>
        </table:table-row>
        <table:table-row>
          <table:table-cell table:style-name="Таблица1.A327" office:value-type="string">
            <text:p text:style-name="P1063">2981)In many ways</text:p>
            <text:p text:style-name="P1063"/>
            <text:p text:style-name="P1063"/>
            <text:p text:style-name="P1063"/>
          </table:table-cell>
          <table:table-cell table:style-name="Таблица1.B2" office:value-type="string">
            <text:p text:style-name="P1063">Во многих отношениях</text:p>
          </table:table-cell>
        </table:table-row>
        <table:table-row>
          <table:table-cell table:style-name="Таблица1.A327" office:value-type="string">
            <text:p text:style-name="P1064">2982)dissimilar</text:p>
            <text:p text:style-name="P1064"/>
            <text:p text:style-name="P1064"/>
            <text:p text:style-name="P234">[ˌdɪˈsɪmɪlə]</text:p>
          </table:table-cell>
          <table:table-cell table:style-name="Таблица1.B2" office:value-type="string">
            <text:p text:style-name="P1064">Разнородный, несхожий</text:p>
          </table:table-cell>
        </table:table-row>
        <table:table-row>
          <table:table-cell table:style-name="Таблица1.A329" office:value-type="string">
            <text:p text:style-name="P1065">2983)By comparison</text:p>
            <text:p text:style-name="P1065"/>
            <text:p text:style-name="P1065"/>
            <text:p text:style-name="P235">[kəmˈpærɪs(ə)n]</text:p>
          </table:table-cell>
          <table:table-cell table:style-name="Таблица1.B2" office:value-type="string">
            <text:p text:style-name="P1065">Для сравнения, при сравнении</text:p>
          </table:table-cell>
        </table:table-row>
        <table:table-row>
          <table:table-cell table:style-name="Таблица1.A329" office:value-type="string">
            <text:p text:style-name="P1066">2984)commonly</text:p>
            <text:p text:style-name="P1066"/>
            <text:p text:style-name="P1066"/>
            <text:p text:style-name="P236">[ˈkɔmənlɪ]</text:p>
          </table:table-cell>
          <table:table-cell table:style-name="Таблица1.B2" office:value-type="string">
            <text:p text:style-name="P1066">Обычно</text:p>
          </table:table-cell>
        </table:table-row>
        <table:table-row>
          <table:table-cell table:style-name="Таблица1.A332" office:value-type="string">
            <text:p text:style-name="P1067">2985)<text:span text:style-name="T27">numerous</text:span></text:p>
            <text:p text:style-name="P1067"/>
            <text:p text:style-name="P1067"/>
            <text:p text:style-name="P237">[ˈnjuːm(ə)rəs]</text:p>
          </table:table-cell>
          <table:table-cell table:style-name="Таблица1.B2" office:value-type="string">
            <text:p text:style-name="P1068">Многие, многочисленный</text:p>
          </table:table-cell>
        </table:table-row>
        <table:table-row>
          <table:table-cell table:style-name="Таблица1.A332" office:value-type="string">
            <text:p text:style-name="P1069">2986)glue</text:p>
            <text:p text:style-name="P1069"/>
            <text:p text:style-name="P1069"/>
            <text:p text:style-name="P238">[gluː]</text:p>
          </table:table-cell>
          <table:table-cell table:style-name="Таблица1.B2" office:value-type="string">
            <text:p text:style-name="P1069">Связующий элемент, клей, клеевой, клеить </text:p>
          </table:table-cell>
        </table:table-row>
        <table:table-row>
          <table:table-cell table:style-name="Таблица1.A332" office:value-type="string">
            <text:p text:style-name="P1070">2987)mandatory</text:p>
            <text:p text:style-name="P1070"><text:soft-page-break/></text:p>
            <text:p text:style-name="P1070"/>
            <text:p text:style-name="P239">[ˈmændət(ə)rɪ]</text:p>
          </table:table-cell>
          <table:table-cell table:style-name="Таблица1.B2" office:value-type="string">
            <text:p text:style-name="P1050"/>
            <text:p text:style-name="P1070"><text:soft-page-break/>Обязательный</text:p>
          </table:table-cell>
        </table:table-row>
        <table:table-row>
          <table:table-cell table:style-name="Таблица1.A335" office:value-type="string">
            <text:p text:style-name="P1071">2988)linefeed</text:p>
            <text:p text:style-name="P1071"/>
            <text:p text:style-name="P1071"/>
            <text:p text:style-name="P1071"/>
          </table:table-cell>
          <table:table-cell table:style-name="Таблица1.B2" office:value-type="string">
            <text:p text:style-name="P1071">Перевод строки</text:p>
          </table:table-cell>
        </table:table-row>
        <table:table-row>
          <table:table-cell table:style-name="Таблица1.A335" office:value-type="string">
            <text:p text:style-name="P1072">2989)judgment</text:p>
            <text:p text:style-name="P1072"/>
            <text:p text:style-name="P1072"/>
            <text:p text:style-name="P240">[ˈʤʌʤmənt]</text:p>
          </table:table-cell>
          <table:table-cell table:style-name="Таблица1.B2" office:value-type="string">
            <text:p text:style-name="P1072">Мнение, приговор</text:p>
          </table:table-cell>
        </table:table-row>
        <table:table-row>
          <table:table-cell table:style-name="Таблица1.A335" office:value-type="string">
            <text:p text:style-name="P1073">2990)relatively</text:p>
            <text:p text:style-name="P1073"/>
            <text:p text:style-name="P1073"/>
            <text:p text:style-name="P241">[ˈrelətɪvlɪ]</text:p>
          </table:table-cell>
          <table:table-cell table:style-name="Таблица1.B2" office:value-type="string">
            <text:p text:style-name="P1073">Относительно</text:p>
          </table:table-cell>
        </table:table-row>
        <table:table-row>
          <table:table-cell table:style-name="Таблица1.A337" office:value-type="string">
            <text:p text:style-name="P1074">2991)whereas</text:p>
            <text:p text:style-name="P1074"/>
            <text:p text:style-name="P1074"/>
            <text:p text:style-name="P242">[(h)wɛəˈræz]</text:p>
          </table:table-cell>
          <table:table-cell table:style-name="Таблица1.B2" office:value-type="string">
            <text:p text:style-name="P1074">В то время как</text:p>
          </table:table-cell>
        </table:table-row>
        <table:table-row>
          <table:table-cell table:style-name="Таблица1.A337" office:value-type="string">
            <text:p text:style-name="P1075">2992)discourage</text:p>
            <text:p text:style-name="P1075"/>
            <text:p text:style-name="P1075"/>
            <text:p text:style-name="P243">[dɪsˈkʌrɪʤ]</text:p>
          </table:table-cell>
          <table:table-cell table:style-name="Таблица1.B2" office:value-type="string">
            <text:p text:style-name="P1075">Отговаривать, удручать</text:p>
          </table:table-cell>
        </table:table-row>
        <table:table-row>
          <table:table-cell table:style-name="Таблица1.A340" office:value-type="string">
            <text:p text:style-name="P1076">2993)transient</text:p>
            <text:p text:style-name="P1076"/>
            <text:p text:style-name="P1076"/>
            <text:p text:style-name="P244">[ˈtrænzɪənt]</text:p>
          </table:table-cell>
          <table:table-cell table:style-name="Таблица1.B2" office:value-type="string">
            <text:p text:style-name="P1077">Временный, переходный, импульсная помеха</text:p>
          </table:table-cell>
        </table:table-row>
        <table:table-row>
          <table:table-cell table:style-name="Таблица1.A340" office:value-type="string">
            <text:p text:style-name="P1078">2994)split</text:p>
            <text:p text:style-name="P1078"/>
            <text:p text:style-name="P1078"/>
            <text:p text:style-name="P245">[splɪt]</text:p>
          </table:table-cell>
          <table:table-cell table:style-name="Таблица1.B2" office:value-type="string">
            <text:p text:style-name="P1078">Разделять, раскол</text:p>
          </table:table-cell>
        </table:table-row>
        <table:table-row>
          <table:table-cell table:style-name="Таблица1.A340" office:value-type="string">
            <text:p text:style-name="P1079">2995)recipe</text:p>
            <text:p text:style-name="P1079"/>
            <text:p text:style-name="P1079"/>
            <text:p text:style-name="P246">[ˈresɪpɪ]</text:p>
          </table:table-cell>
          <table:table-cell table:style-name="Таблица1.B2" office:value-type="string">
            <text:p text:style-name="P1079">Рецепт</text:p>
          </table:table-cell>
        </table:table-row>
        <table:table-row>
          <table:table-cell table:style-name="Таблица1.A341" office:value-type="string">
            <text:p text:style-name="P1080">2996)snapshot</text:p>
            <text:p text:style-name="P1080"/>
            <text:p text:style-name="P1080"/>
            <text:p text:style-name="P247">[ˈsnæpʃɔt]</text:p>
          </table:table-cell>
          <table:table-cell table:style-name="Таблица1.B2" office:value-type="string">
            <text:p text:style-name="P1080">Снимок, копия экрана</text:p>
          </table:table-cell>
        </table:table-row>
        <table:table-row>
          <table:table-cell table:style-name="Таблица1.A345" office:value-type="string">
            <text:p text:style-name="P1081">2997)feasible</text:p>
            <text:p text:style-name="P1081"/>
            <text:p text:style-name="P1081"/>
            <text:p text:style-name="P248">[ˈfiːzəbl]</text:p>
          </table:table-cell>
          <table:table-cell table:style-name="Таблица1.B2" office:value-type="string">
            <text:p text:style-name="P1081">Осуществимый, <text:span text:style-name="T28">возможный</text:span></text:p>
          </table:table-cell>
        </table:table-row>
        <table:table-row>
          <table:table-cell table:style-name="Таблица1.A345" office:value-type="string">
            <text:p text:style-name="P1082">2998)for the sake of simplicity</text:p>
            <text:p text:style-name="P1082"/>
            <text:p text:style-name="P1082"/>
            <text:p text:style-name="P1027"><text:span text:style-name="T5">[seɪk]</text:span><text:span text:style-name="T3">[sɪmˈplɪsətɪ]</text:span></text:p>
          </table:table-cell>
          <table:table-cell table:style-name="Таблица1.B2" office:value-type="string">
            <text:p text:style-name="P1082">Для простоты</text:p>
          </table:table-cell>
        </table:table-row>
        <table:table-row>
          <table:table-cell table:style-name="Таблица1.A345" office:value-type="string">
            <text:p text:style-name="P1083">2999)grant</text:p>
            <text:p text:style-name="P1083"/>
            <text:p text:style-name="P1083"/>
            <text:p text:style-name="P249">[grɑːnt]</text:p>
          </table:table-cell>
          <table:table-cell table:style-name="Таблица1.B2" office:value-type="string">
            <text:p text:style-name="P1083">Предоставление, предоставлять, грант, дар</text:p>
          </table:table-cell>
        </table:table-row>
        <table:table-row>
          <table:table-cell table:style-name="Таблица1.A345" office:value-type="string">
            <text:p text:style-name="P1084">3000)encounter</text:p>
            <text:p text:style-name="P1084"/>
            <text:p text:style-name="P1084"><text:soft-page-break/></text:p>
            <text:p text:style-name="P250">[ɪnˈkauntə]</text:p>
          </table:table-cell>
          <table:table-cell table:style-name="Таблица1.B2" office:value-type="string">
            <text:p text:style-name="P1081"/>
            <text:p text:style-name="P1081"/>
            <text:p text:style-name="P1085"><text:soft-page-break/>Сталкиваться, столкновение</text:p>
          </table:table-cell>
        </table:table-row>
        <table:table-row>
          <table:table-cell table:style-name="Таблица1.A347" office:value-type="string">
            <text:p text:style-name="P1086">3001)gather</text:p>
            <text:p text:style-name="P1086"/>
            <text:p text:style-name="P1086"/>
            <text:p text:style-name="P251">[ˈgæðə]</text:p>
          </table:table-cell>
          <table:table-cell table:style-name="Таблица1.B2" office:value-type="string">
            <text:p text:style-name="P1086">Сбор, собирать, собираться</text:p>
          </table:table-cell>
        </table:table-row>
        <table:table-row>
          <table:table-cell table:style-name="Таблица1.A347" office:value-type="string">
            <text:p text:style-name="P1087">3002)referee</text:p>
            <text:p text:style-name="P1087"/>
            <text:p text:style-name="P1087"/>
            <text:p text:style-name="P252">[ˌref(ə)ˈriː]</text:p>
          </table:table-cell>
          <table:table-cell table:style-name="Таблица1.B2" office:value-type="string">
            <text:p text:style-name="P1088">Арбитр, судить</text:p>
          </table:table-cell>
        </table:table-row>
        <table:table-row>
          <table:table-cell table:style-name="Таблица1.A351" office:value-type="string">
            <text:p text:style-name="P1089">3003)Attract attention</text:p>
            <text:p text:style-name="P1089"/>
            <text:p text:style-name="P1089"/>
            <text:p text:style-name="P253">[əˈtrækt]</text:p>
          </table:table-cell>
          <table:table-cell table:style-name="Таблица1.B2" office:value-type="string">
            <text:p text:style-name="P1089">Привлекать внимание</text:p>
          </table:table-cell>
        </table:table-row>
        <table:table-row>
          <table:table-cell table:style-name="Таблица1.A351" office:value-type="string">
            <text:p text:style-name="P1090">3004)make up</text:p>
            <text:p text:style-name="P1090"/>
            <text:p text:style-name="P1090"/>
            <text:p text:style-name="P1090"/>
          </table:table-cell>
          <table:table-cell table:style-name="Таблица1.B2" office:value-type="string">
            <text:p text:style-name="P1091">Составлять, компенсировать, пополнять</text:p>
          </table:table-cell>
        </table:table-row>
        <table:table-row>
          <table:table-cell table:style-name="Таблица1.A351" office:value-type="string">
            <text:p text:style-name="P1092">3005)factor out</text:p>
            <text:p text:style-name="P1092"/>
            <text:p text:style-name="P1092"/>
            <text:p text:style-name="P1092"/>
          </table:table-cell>
          <table:table-cell table:style-name="Таблица1.B2" office:value-type="string">
            <text:p text:style-name="P1092">Выносить за скобки</text:p>
          </table:table-cell>
        </table:table-row>
        <table:table-row>
          <table:table-cell table:style-name="Таблица1.A351" office:value-type="string">
            <text:p text:style-name="P1093">3006)reflective</text:p>
            <text:p text:style-name="P1093"/>
            <text:p text:style-name="P1093"/>
            <text:p text:style-name="P254">[rɪˈflektɪv]</text:p>
          </table:table-cell>
          <table:table-cell table:style-name="Таблица1.B2" office:value-type="string">
            <text:p text:style-name="P1093">Отражающий</text:p>
          </table:table-cell>
        </table:table-row>
        <table:table-row>
          <table:table-cell table:style-name="Таблица1.A355" office:value-type="string">
            <text:p text:style-name="P1094">3007)Pay attention</text:p>
            <text:p text:style-name="P1094"/>
            <text:p text:style-name="P1094"/>
            <text:p text:style-name="P1094"/>
          </table:table-cell>
          <table:table-cell table:style-name="Таблица1.B2" office:value-type="string">
            <text:p text:style-name="P1094">Обращать внимание</text:p>
          </table:table-cell>
        </table:table-row>
        <table:table-row>
          <table:table-cell table:style-name="Таблица1.A355" office:value-type="string">
            <text:p text:style-name="P1095">3008)outgoing</text:p>
            <text:p text:style-name="P1095"/>
            <text:p text:style-name="P1095"/>
            <text:p text:style-name="P255">[ˌautˈgəuɪŋ]</text:p>
          </table:table-cell>
          <table:table-cell table:style-name="Таблица1.B2" office:value-type="string">
            <text:p text:style-name="P1095">Исходящий, уходящий</text:p>
          </table:table-cell>
        </table:table-row>
        <table:table-row>
          <table:table-cell table:style-name="Таблица1.A355" office:value-type="string">
            <text:p text:style-name="P1096">3009)spew</text:p>
            <text:p text:style-name="P1096"/>
            <text:p text:style-name="P1096"/>
            <text:p text:style-name="P256">[spjuː]</text:p>
          </table:table-cell>
          <table:table-cell table:style-name="Таблица1.B2" office:value-type="string">
            <text:p text:style-name="P1096">Изрыгать, блевать</text:p>
          </table:table-cell>
        </table:table-row>
        <table:table-row>
          <table:table-cell table:style-name="Таблица1.A355" office:value-type="string">
            <text:p text:style-name="P1097">3010)reform</text:p>
            <text:p text:style-name="P1097"/>
            <text:p text:style-name="P1097"/>
            <text:p text:style-name="P257">[rɪˈfɔːm]</text:p>
          </table:table-cell>
          <table:table-cell table:style-name="Таблица1.B2" office:value-type="string">
            <text:p text:style-name="P1097">Реформа, рефо<text:span text:style-name="T35">р</text:span>мировать</text:p>
          </table:table-cell>
        </table:table-row>
        <table:table-row>
          <table:table-cell table:style-name="Таблица1.A359" office:value-type="string">
            <text:p text:style-name="P1098">3011)Put one's foot down</text:p>
            <text:p text:style-name="P1098"/>
            <text:p text:style-name="P1098"/>
            <text:p text:style-name="P1098"/>
          </table:table-cell>
          <table:table-cell table:style-name="Таблица1.B2" office:value-type="string">
            <text:p text:style-name="P1098">Принимать твёрдое решение</text:p>
          </table:table-cell>
        </table:table-row>
        <table:table-row>
          <table:table-cell table:style-name="Таблица1.A359" office:value-type="string">
            <text:p text:style-name="P1099">3012)make sure</text:p>
            <text:p text:style-name="P1099"/>
            <text:p text:style-name="P1099"/>
            <text:p text:style-name="P1099"/>
          </table:table-cell>
          <table:table-cell table:style-name="Таблица1.B2" office:value-type="string">
            <text:p text:style-name="P1099">Гарантировать, убедиться</text:p>
          </table:table-cell>
        </table:table-row>
        <table:table-row>
          <table:table-cell table:style-name="Таблица1.A359" office:value-type="string">
            <text:p text:style-name="P1100">3013)mainly</text:p>
            <text:p text:style-name="P1100"/>
            <text:p text:style-name="P1100"/>
            <text:p text:style-name="P258"><text:soft-page-break/>[ˈmeɪnlɪ]</text:p>
          </table:table-cell>
          <table:table-cell table:style-name="Таблица1.B2" office:value-type="string">
            <text:p text:style-name="P1098"/>
            <text:p text:style-name="P1098"/>
            <text:p text:style-name="P1098"/>
            <text:p text:style-name="P1100"><text:soft-page-break/>Главным образом</text:p>
          </table:table-cell>
        </table:table-row>
        <table:table-row>
          <table:table-cell table:style-name="Таблица1.A359" office:value-type="string">
            <text:p text:style-name="P1101">3014)adult</text:p>
            <text:p text:style-name="P1101"/>
            <text:p text:style-name="P1101"/>
            <text:p text:style-name="P259">[ˈædʌlt]</text:p>
          </table:table-cell>
          <table:table-cell table:style-name="Таблица1.B2" office:value-type="string">
            <text:p text:style-name="P1101">Взрослый, для взрослых</text:p>
          </table:table-cell>
        </table:table-row>
        <table:table-row>
          <table:table-cell table:style-name="Таблица1.A361" office:value-type="string">
            <text:p text:style-name="P1102">3015)defense</text:p>
            <text:p text:style-name="P1102"/>
            <text:p text:style-name="P1102"/>
            <text:p text:style-name="P260">[dɪˈfen(t)s]</text:p>
          </table:table-cell>
          <table:table-cell table:style-name="Таблица1.B2" office:value-type="string">
            <text:p text:style-name="P1103">Защита</text:p>
          </table:table-cell>
        </table:table-row>
        <table:table-row>
          <table:table-cell table:style-name="Таблица1.A361" office:value-type="string">
            <text:p text:style-name="P1104">3016)safety</text:p>
            <text:p text:style-name="P1104"/>
            <text:p text:style-name="P1104"/>
            <text:p text:style-name="P261">[ˈseɪftɪ]</text:p>
          </table:table-cell>
          <table:table-cell table:style-name="Таблица1.B2" office:value-type="string">
            <text:p text:style-name="P1104">Безопасность, надёжность</text:p>
          </table:table-cell>
        </table:table-row>
        <table:table-row>
          <table:table-cell table:style-name="Таблица1.A363" office:value-type="string">
            <text:p text:style-name="P1105">3017)dispose</text:p>
            <text:p text:style-name="P1105"/>
            <text:p text:style-name="P1105"/>
            <text:p text:style-name="P262">[dɪsˈpəuz]</text:p>
          </table:table-cell>
          <table:table-cell table:style-name="Таблица1.B2" office:value-type="string">
            <text:p text:style-name="P1105">Распорядиться, расположить</text:p>
          </table:table-cell>
        </table:table-row>
        <table:table-row>
          <table:table-cell table:style-name="Таблица1.A363" office:value-type="string">
            <text:p text:style-name="P1106">3018)careful</text:p>
            <text:p text:style-name="P1106"/>
            <text:p text:style-name="P1106"/>
            <text:p text:style-name="P263">[ˈkɛəf(ə)l]</text:p>
          </table:table-cell>
          <table:table-cell table:style-name="Таблица1.B2" office:value-type="string">
            <text:p text:style-name="P1107">Заботливый, аккуратный, осторожный</text:p>
          </table:table-cell>
        </table:table-row>
        <table:table-row>
          <table:table-cell table:style-name="Таблица1.A365" office:value-type="string">
            <text:p text:style-name="P1108">3019)dereference</text:p>
            <text:p text:style-name="P1108"/>
            <text:p text:style-name="P1108"/>
            <text:p text:style-name="P264">[diːˈrɛfərəns]</text:p>
          </table:table-cell>
          <table:table-cell table:style-name="Таблица1.B2" office:value-type="string">
            <text:p text:style-name="P1108">Разыменовывать</text:p>
          </table:table-cell>
        </table:table-row>
        <table:table-row>
          <table:table-cell table:style-name="Таблица1.A365" office:value-type="string">
            <text:p text:style-name="P1109">3020)dangerous</text:p>
            <text:p text:style-name="P1109"/>
            <text:p text:style-name="P1109"/>
            <text:p text:style-name="P265">[ˈdeɪnʤ(ə)rəs]</text:p>
          </table:table-cell>
          <table:table-cell table:style-name="Таблица1.B2" office:value-type="string">
            <text:p text:style-name="P1109">Опасно, опасный</text:p>
          </table:table-cell>
        </table:table-row>
        <table:table-row>
          <table:table-cell table:style-name="Таблица1.A367" office:value-type="string">
            <text:p text:style-name="P1110"><text:span text:style-name="T29">3</text:span>021)caution</text:p>
            <text:p text:style-name="P1110"/>
            <text:p text:style-name="P1110"/>
            <text:p text:style-name="P266">[ˈkɔːʃ(ə)n]</text:p>
          </table:table-cell>
          <table:table-cell table:style-name="Таблица1.B2" office:value-type="string">
            <text:p text:style-name="P1110">Предупреждать, предупреждение, осторожность</text:p>
          </table:table-cell>
        </table:table-row>
        <table:table-row>
          <table:table-cell table:style-name="Таблица1.A367" office:value-type="string">
            <text:p text:style-name="P1111">3022)reformation</text:p>
            <text:p text:style-name="P1111"/>
            <text:p text:style-name="P1111"/>
            <text:p text:style-name="P267">[ˌrefəˈmeɪʃ(ə)n]</text:p>
          </table:table-cell>
          <table:table-cell table:style-name="Таблица1.B2" office:value-type="string">
            <text:p text:style-name="P1111">Реформация</text:p>
          </table:table-cell>
        </table:table-row>
        <table:table-row>
          <table:table-cell table:style-name="Таблица1.A370" office:value-type="string">
            <text:p text:style-name="P1112">3023)examine</text:p>
            <text:p text:style-name="P1112"/>
            <text:p text:style-name="P1112"/>
            <text:p text:style-name="P268">[ɪgˈzæmɪn]</text:p>
          </table:table-cell>
          <table:table-cell table:style-name="Таблица1.B2" office:value-type="string">
            <text:p text:style-name="P1112">Рассматривать, исследовать</text:p>
          </table:table-cell>
        </table:table-row>
        <table:table-row>
          <table:table-cell table:style-name="Таблица1.A370" office:value-type="string">
            <text:p text:style-name="P1113">3024)currently</text:p>
            <text:p text:style-name="P1113"/>
            <text:p text:style-name="P1113"/>
            <text:p text:style-name="P269">[ˈkʌr(ə)ntlɪ]</text:p>
          </table:table-cell>
          <table:table-cell table:style-name="Таблица1.B2" office:value-type="string">
            <text:p text:style-name="P1113">В настоящее время</text:p>
          </table:table-cell>
        </table:table-row>
        <table:table-row>
          <table:table-cell table:style-name="Таблица1.A370" office:value-type="string">
            <text:p text:style-name="P1114">3025)refrain</text:p>
            <text:p text:style-name="P1114"/>
            <text:p text:style-name="P1114"/>
            <text:p text:style-name="P270">[rɪˈfreɪn]</text:p>
          </table:table-cell>
          <table:table-cell table:style-name="Таблица1.B2" office:value-type="string">
            <text:p text:style-name="P1114">Воздерживаться <text:span text:style-name="T30">от</text:span>, припев</text:p>
          </table:table-cell>
        </table:table-row>
        <table:table-row>
          <table:table-cell table:style-name="Таблица1.A374" office:value-type="string">
            <text:p text:style-name="P1115">3026)Make one's mind easy</text:p>
            <text:p text:style-name="P1115"/>
            <text:p text:style-name="P1115"/>
            <text:p text:style-name="P1115"/>
          </table:table-cell>
          <table:table-cell table:style-name="Таблица1.B2" office:value-type="string">
            <text:p text:style-name="P1115">Успокоиться</text:p>
          </table:table-cell>
        </table:table-row>
        <text:soft-page-break/>
        <table:table-row>
          <table:table-cell table:style-name="Таблица1.A374" office:value-type="string">
            <text:p text:style-name="P1116">3027)directly after this</text:p>
            <text:p text:style-name="P1116"/>
            <text:p text:style-name="P1116"/>
            <text:p text:style-name="P271">[dɪˈrektlɪ]</text:p>
          </table:table-cell>
          <table:table-cell table:style-name="Таблица1.B2" office:value-type="string">
            <text:p text:style-name="P1116">Сразу после этого</text:p>
          </table:table-cell>
        </table:table-row>
        <table:table-row>
          <table:table-cell table:style-name="Таблица1.A374" office:value-type="string">
            <text:p text:style-name="P1117">3028)alert</text:p>
            <text:p text:style-name="P1117"/>
            <text:p text:style-name="P1117"/>
            <text:p text:style-name="P272">[əˈlɜːt]</text:p>
          </table:table-cell>
          <table:table-cell table:style-name="Таблица1.B2" office:value-type="string">
            <text:p text:style-name="P1117">Предупреждать, предупреждение, тревога</text:p>
          </table:table-cell>
        </table:table-row>
        <table:table-row>
          <table:table-cell table:style-name="Таблица1.A374" office:value-type="string">
            <text:p text:style-name="P1118">3029)refrigerator</text:p>
            <text:p text:style-name="P1118"/>
            <text:p text:style-name="P1118"/>
            <text:p text:style-name="P273">[rɪˈfrɪʤ(ə)reɪtə]</text:p>
          </table:table-cell>
          <table:table-cell table:style-name="Таблица1.B2" office:value-type="string">
            <text:p text:style-name="P1118">Холодильник, рефрижератор </text:p>
          </table:table-cell>
        </table:table-row>
        <table:table-row>
          <table:table-cell table:style-name="Таблица1.A375" office:value-type="string">
            <text:p text:style-name="P1119">3030)Make an effort</text:p>
            <text:p text:style-name="P1119"/>
            <text:p text:style-name="P1119"/>
            <text:p text:style-name="P1119"/>
          </table:table-cell>
          <table:table-cell table:style-name="Таблица1.B2" office:value-type="string">
            <text:p text:style-name="P1119">Сделать усилие, попытаться</text:p>
          </table:table-cell>
        </table:table-row>
        <table:table-row>
          <table:table-cell table:style-name="Таблица1.A379" office:value-type="string">
            <text:p text:style-name="P1120">3031)throw</text:p>
            <text:p text:style-name="P1120"/>
            <text:p text:style-name="P1120"/>
            <text:p text:style-name="P274">[θrəu]</text:p>
          </table:table-cell>
          <table:table-cell table:style-name="Таблица1.B2" office:value-type="string">
            <text:p text:style-name="P1120">Бросать, бросок, перемещение</text:p>
          </table:table-cell>
        </table:table-row>
        <table:table-row>
          <table:table-cell table:style-name="Таблица1.A379" office:value-type="string">
            <text:p text:style-name="P1121">3032)take a look</text:p>
            <text:p text:style-name="P1121"/>
            <text:p text:style-name="P1121"/>
            <text:p text:style-name="P1121"/>
          </table:table-cell>
          <table:table-cell table:style-name="Таблица1.B2" office:value-type="string">
            <text:p text:style-name="P1121">Взглянуть</text:p>
          </table:table-cell>
        </table:table-row>
        <table:table-row>
          <table:table-cell table:style-name="Таблица1.A379" office:value-type="string">
            <text:p text:style-name="P1122">3033)<text:bookmark-start text:name="__DdeLink__44279_128590214"/>overflow<text:bookmark-end text:name="__DdeLink__44279_128590214"/></text:p>
            <text:p text:style-name="P1122"/>
            <text:p text:style-name="P1122"/>
            <text:p text:style-name="P275">[ˌəuvəˈfləu]</text:p>
          </table:table-cell>
          <table:table-cell table:style-name="Таблица1.B2" office:value-type="string">
            <text:p text:style-name="P1122">Переполняться, переполнение</text:p>
          </table:table-cell>
        </table:table-row>
        <table:table-row>
          <table:table-cell table:style-name="Таблица1.A379" office:value-type="string">
            <text:p text:style-name="P1123">3034)regent</text:p>
            <text:p text:style-name="P1123"/>
            <text:p text:style-name="P1123"/>
            <text:p text:style-name="P276">[ˈriːʤ(ə)nt]</text:p>
          </table:table-cell>
          <table:table-cell table:style-name="Таблица1.B2" office:value-type="string">
            <text:p text:style-name="P1123">Регент</text:p>
          </table:table-cell>
        </table:table-row>
        <table:table-row>
          <table:table-cell table:style-name="Таблица1.A382" office:value-type="string">
            <text:p text:style-name="P1124">3035)employee</text:p>
            <text:p text:style-name="P1124"/>
            <text:p text:style-name="P1124"/>
            <text:p text:style-name="P277">[ˌɪmplɔɪˈiː]</text:p>
          </table:table-cell>
          <table:table-cell table:style-name="Таблица1.B2" office:value-type="string">
            <text:p text:style-name="P1124">Работник, сотрудник</text:p>
          </table:table-cell>
        </table:table-row>
        <table:table-row>
          <table:table-cell table:style-name="Таблица1.A382" office:value-type="string">
            <text:p text:style-name="P1125">3036)To address this</text:p>
            <text:p text:style-name="P1125"/>
            <text:p text:style-name="P1125"/>
            <text:p text:style-name="P1125"/>
          </table:table-cell>
          <table:table-cell table:style-name="Таблица1.B2" office:value-type="string">
            <text:p text:style-name="P1125">Для решения этого</text:p>
          </table:table-cell>
        </table:table-row>
        <table:table-row>
          <table:table-cell table:style-name="Таблица1.A382" office:value-type="string">
            <text:p text:style-name="P1126">3037)regime</text:p>
            <text:p text:style-name="P1126"/>
            <text:p text:style-name="P1126"/>
            <text:p text:style-name="P278">[reɪˈʒiːm]</text:p>
          </table:table-cell>
          <table:table-cell table:style-name="Таблица1.B2" office:value-type="string">
            <text:p text:style-name="P1126">Режим</text:p>
          </table:table-cell>
        </table:table-row>
        <table:table-row>
          <table:table-cell table:style-name="Таблица1.A386" office:value-type="string">
            <text:p text:style-name="P1127">3038)Fall into a habit</text:p>
            <text:p text:style-name="P1127"/>
            <text:p text:style-name="P1127"/>
            <text:p text:style-name="P1127"/>
          </table:table-cell>
          <table:table-cell table:style-name="Таблица1.B2" office:value-type="string">
            <text:p text:style-name="P1127">Усвоить привычку</text:p>
          </table:table-cell>
        </table:table-row>
        <table:table-row>
          <table:table-cell table:style-name="Таблица1.A386" office:value-type="string">
            <text:p text:style-name="P1128">3039)I've</text:p>
            <text:p text:style-name="P1128"/>
            <text:p text:style-name="P1128"/>
            <text:p text:style-name="P279">[aɪv]</text:p>
          </table:table-cell>
          <table:table-cell table:style-name="Таблица1.B2" office:value-type="string">
            <text:p text:style-name="P1128">Я имею</text:p>
          </table:table-cell>
        </table:table-row>
        <table:table-row>
          <table:table-cell table:style-name="Таблица1.A386" office:value-type="string">
            <text:p text:style-name="P1129">3040)arrow</text:p>
            <text:p text:style-name="P1129"><text:soft-page-break/></text:p>
            <text:p text:style-name="P1129"/>
            <text:p text:style-name="P280">[ˈærəu]</text:p>
          </table:table-cell>
          <table:table-cell table:style-name="Таблица1.B2" office:value-type="string">
            <text:p text:style-name="P1127"/>
            <text:p text:style-name="P1129"><text:soft-page-break/>Стрела, стрелка</text:p>
          </table:table-cell>
        </table:table-row>
        <table:table-row>
          <table:table-cell table:style-name="Таблица1.A386" office:value-type="string">
            <text:p text:style-name="P1130">3041)region</text:p>
            <text:p text:style-name="P1130"/>
            <text:p text:style-name="P1130"/>
            <text:p text:style-name="P281">[ˈriːʤ(ə)n]</text:p>
          </table:table-cell>
          <table:table-cell table:style-name="Таблица1.B2" office:value-type="string">
            <text:p text:style-name="P1130">Область, регион</text:p>
          </table:table-cell>
        </table:table-row>
        <table:table-row>
          <table:table-cell table:style-name="Таблица1.A390" office:value-type="string">
            <text:p text:style-name="P1131">3042)Break off a habit</text:p>
            <text:p text:style-name="P1131"/>
            <text:p text:style-name="P1131"/>
            <text:p text:style-name="P1131"/>
          </table:table-cell>
          <table:table-cell table:style-name="Таблица1.B2" office:value-type="string">
            <text:p text:style-name="P1131">Бросить привычку</text:p>
          </table:table-cell>
        </table:table-row>
        <table:table-row>
          <table:table-cell table:style-name="Таблица1.A390" office:value-type="string">
            <text:p text:style-name="P1132">3043)legacy</text:p>
            <text:p text:style-name="P1132"/>
            <text:p text:style-name="P1132"/>
            <text:p text:style-name="P282">[ˈlegəsɪ]</text:p>
          </table:table-cell>
          <table:table-cell table:style-name="Таблица1.B2" office:value-type="string">
            <text:p text:style-name="P1132">Наследство, унаследованный, традиционный, действующий</text:p>
          </table:table-cell>
        </table:table-row>
        <table:table-row>
          <table:table-cell table:style-name="Таблица1.A390" office:value-type="string">
            <text:p text:style-name="P1133">3044)deduce</text:p>
            <text:p text:style-name="P1133"/>
            <text:p text:style-name="P1133"/>
            <text:p text:style-name="P283">[dɪˈdjuːs]</text:p>
          </table:table-cell>
          <table:table-cell table:style-name="Таблица1.B2" office:value-type="string">
            <text:p text:style-name="P1133">Прослеживать, <text:span text:style-name="T31">делать вывод</text:span></text:p>
          </table:table-cell>
        </table:table-row>
        <table:table-row>
          <table:table-cell table:style-name="Таблица1.A390" office:value-type="string">
            <text:p text:style-name="P1134">3045)registration</text:p>
            <text:p text:style-name="P1134"/>
            <text:p text:style-name="P1134"/>
            <text:p text:style-name="P284">[ˌreʤɪˈstreɪʃ(ə)n]</text:p>
          </table:table-cell>
          <table:table-cell table:style-name="Таблица1.B2" office:value-type="string">
            <text:p text:style-name="P1134">Запись, регистрация</text:p>
          </table:table-cell>
        </table:table-row>
        <table:table-row>
          <table:table-cell table:style-name="Таблица1.A393" office:value-type="string">
            <text:p text:style-name="P1135">3046)uniform</text:p>
            <text:p text:style-name="P1135"/>
            <text:p text:style-name="P1135"/>
            <text:p text:style-name="P285">[ˈjuːnɪfɔːm]</text:p>
          </table:table-cell>
          <table:table-cell table:style-name="Таблица1.B2" office:value-type="string">
            <text:p text:style-name="P1135">Форма, однородный, унифицировать</text:p>
          </table:table-cell>
        </table:table-row>
        <table:table-row>
          <table:table-cell table:style-name="Таблица1.A393" office:value-type="string">
            <text:p text:style-name="P1136">3047)craft</text:p>
            <text:p text:style-name="P1136"/>
            <text:p text:style-name="P1136"/>
            <text:p text:style-name="P286">[krɑːft]</text:p>
          </table:table-cell>
          <table:table-cell table:style-name="Таблица1.B2" office:value-type="string">
            <text:p text:style-name="P1136">Судно, мастерство, <text:span text:style-name="T32">ремесло</text:span></text:p>
          </table:table-cell>
        </table:table-row>
        <table:table-row>
          <table:table-cell table:style-name="Таблица1.A393" office:value-type="string">
            <text:p text:style-name="P1137">3048)regulation</text:p>
            <text:p text:style-name="P1137"/>
            <text:p text:style-name="P1137"/>
            <text:p text:style-name="P287">[ˌregjəˈleɪʃ(ə)n]</text:p>
          </table:table-cell>
          <table:table-cell table:style-name="Таблица1.B2" office:value-type="string">
            <text:p text:style-name="P1137">Правило, регулирование</text:p>
          </table:table-cell>
        </table:table-row>
        <table:table-row>
          <table:table-cell table:style-name="Таблица1.A397" office:value-type="string">
            <text:p text:style-name="P1138">3049)Miss an opportunity</text:p>
            <text:p text:style-name="P1138"/>
            <text:p text:style-name="P1138"/>
            <text:p text:style-name="P1138"/>
          </table:table-cell>
          <table:table-cell table:style-name="Таблица1.B2" office:value-type="string">
            <text:p text:style-name="P1138">Упустить возможность</text:p>
          </table:table-cell>
        </table:table-row>
        <table:table-row>
          <table:table-cell table:style-name="Таблица1.A397" office:value-type="string">
            <text:p text:style-name="P1139">3050)inherit</text:p>
            <text:p text:style-name="P1139"/>
            <text:p text:style-name="P1139"/>
            <text:p text:style-name="P288">[ɪnˈherɪt]</text:p>
          </table:table-cell>
          <table:table-cell table:style-name="Таблица1.B2" office:value-type="string">
            <text:p text:style-name="P1139">Наследовать</text:p>
          </table:table-cell>
        </table:table-row>
        <table:table-row>
          <table:table-cell table:style-name="Таблица1.A397" office:value-type="string">
            <text:p text:style-name="P1140">3051)restrict</text:p>
            <text:p text:style-name="P1140"/>
            <text:p text:style-name="P1140"/>
            <text:p text:style-name="P289">[rɪˈstrɪkt]</text:p>
          </table:table-cell>
          <table:table-cell table:style-name="Таблица1.B2" office:value-type="string">
            <text:p text:style-name="P1140">Ограничивать</text:p>
          </table:table-cell>
        </table:table-row>
        <table:table-row>
          <table:table-cell table:style-name="Таблица1.A397" office:value-type="string">
            <text:p text:style-name="P1141">3052)rehabilitation</text:p>
            <text:p text:style-name="P1141"/>
            <text:p text:style-name="P1141"/>
            <text:p text:style-name="P290">[ˌriːhəˌbɪlɪˈteɪʃ(ə)n]</text:p>
          </table:table-cell>
          <table:table-cell table:style-name="Таблица1.B2" office:value-type="string">
            <text:p text:style-name="P1141">Восстановление</text:p>
          </table:table-cell>
        </table:table-row>
        <table:table-row>
          <table:table-cell table:style-name="Таблица1.A401" office:value-type="string">
            <text:p text:style-name="P1142">3053)Hurt feelings</text:p>
            <text:p text:style-name="P1142"/>
            <text:p text:style-name="P1142"><text:soft-page-break/></text:p>
            <text:p text:style-name="P291">[hɜːt]</text:p>
          </table:table-cell>
          <table:table-cell table:style-name="Таблица1.B2" office:value-type="string">
            <text:p text:style-name="P1138"/>
            <text:p text:style-name="P1138"/>
            <text:p text:style-name="P1142"><text:soft-page-break/>Обидеть</text:p>
          </table:table-cell>
        </table:table-row>
        <table:table-row>
          <table:table-cell table:style-name="Таблица1.A401" office:value-type="string">
            <text:p text:style-name="P1143">3054)parse</text:p>
            <text:p text:style-name="P1143"/>
            <text:p text:style-name="P1143"/>
            <text:p text:style-name="P292">[ˈpɑːz]</text:p>
          </table:table-cell>
          <table:table-cell table:style-name="Таблица1.B2" office:value-type="string">
            <text:p text:style-name="P1143">Анализ, анализировать</text:p>
          </table:table-cell>
        </table:table-row>
        <table:table-row>
          <table:table-cell table:style-name="Таблица1.A401" office:value-type="string">
            <text:p text:style-name="P1144">3055)roundup</text:p>
            <text:p text:style-name="P1144"/>
            <text:p text:style-name="P1144"/>
            <text:p text:style-name="P293">[ˈroundˌəp]</text:p>
          </table:table-cell>
          <table:table-cell table:style-name="Таблица1.B2" office:value-type="string">
            <text:p text:style-name="P1144">Округлять, обобщать</text:p>
          </table:table-cell>
        </table:table-row>
        <table:table-row>
          <table:table-cell table:style-name="Таблица1.A401" office:value-type="string">
            <text:p text:style-name="P1145">3056)relaxation</text:p>
            <text:p text:style-name="P1145"/>
            <text:p text:style-name="P1145"/>
            <text:p text:style-name="P294">[ˌriːlækˈseɪʃ(ə)n]</text:p>
          </table:table-cell>
          <table:table-cell table:style-name="Таблица1.B2" office:value-type="string">
            <text:p text:style-name="P1145">Отдых, расслабление</text:p>
          </table:table-cell>
        </table:table-row>
        <table:table-row>
          <table:table-cell table:style-name="Таблица1.A405" office:value-type="string">
            <text:p text:style-name="P1146">3057)All of a sudden</text:p>
            <text:p text:style-name="P1146"/>
            <text:p text:style-name="P1146"/>
            <text:p text:style-name="P1146"/>
          </table:table-cell>
          <table:table-cell table:style-name="Таблица1.B2" office:value-type="string">
            <text:p text:style-name="P1146">Внезапно</text:p>
          </table:table-cell>
        </table:table-row>
        <table:table-row>
          <table:table-cell table:style-name="Таблица1.A405" office:value-type="string">
            <text:p text:style-name="P1147">3058)equality</text:p>
            <text:p text:style-name="P1147"/>
            <text:p text:style-name="P1147"/>
            <text:p text:style-name="P295">[ɪˈkwɔlətɪ]</text:p>
          </table:table-cell>
          <table:table-cell table:style-name="Таблица1.B2" office:value-type="string">
            <text:p text:style-name="P1147">Равенство</text:p>
          </table:table-cell>
        </table:table-row>
        <table:table-row>
          <table:table-cell table:style-name="Таблица1.A405" office:value-type="string">
            <text:p text:style-name="P1148">3059)radix</text:p>
            <text:p text:style-name="P1148"/>
            <text:p text:style-name="P1148"/>
            <text:p text:style-name="P296">[ˈreɪdɪks]</text:p>
          </table:table-cell>
          <table:table-cell table:style-name="Таблица1.B2" office:value-type="string">
            <text:p text:style-name="P1148">Основание системы исчисления, корень</text:p>
          </table:table-cell>
        </table:table-row>
        <table:table-row>
          <table:table-cell table:style-name="Таблица1.A405" office:value-type="string">
            <text:p text:style-name="P1149">3060)remake</text:p>
            <text:p text:style-name="P1149"/>
            <text:p text:style-name="P1149"/>
            <text:p text:style-name="P298">[ˌriːˈmeɪk]</text:p>
          </table:table-cell>
          <table:table-cell table:style-name="Таблица1.B2" office:value-type="string">
            <text:p text:style-name="P1149">Переделка, переделывать</text:p>
          </table:table-cell>
        </table:table-row>
        <table:table-row>
          <table:table-cell table:style-name="Таблица1.A409" office:value-type="string">
            <text:p text:style-name="P1150">3061)On a sudden</text:p>
            <text:p text:style-name="P1150"/>
            <text:p text:style-name="P1150"/>
            <text:p text:style-name="P1150"/>
          </table:table-cell>
          <table:table-cell table:style-name="Таблица1.B2" office:value-type="string">
            <text:p text:style-name="P1150">Внезапно</text:p>
          </table:table-cell>
        </table:table-row>
        <table:table-row>
          <table:table-cell table:style-name="Таблица1.A409" office:value-type="string">
            <text:p text:style-name="P1151">3062)bloat</text:p>
            <text:p text:style-name="P1151"/>
            <text:p text:style-name="P1151"/>
            <text:p text:style-name="P299">[bləut]</text:p>
          </table:table-cell>
          <table:table-cell table:style-name="Таблица1.B2" office:value-type="string">
            <text:p text:style-name="P1151">Раздувание, раздуваться</text:p>
          </table:table-cell>
        </table:table-row>
        <table:table-row>
          <table:table-cell table:style-name="Таблица1.A409" office:value-type="string">
            <text:p text:style-name="P1152">3063)we'll</text:p>
            <text:p text:style-name="P1152"/>
            <text:p text:style-name="P1152"/>
            <text:p text:style-name="P300">[wiːl]</text:p>
          </table:table-cell>
          <table:table-cell table:style-name="Таблица1.B2" office:value-type="string">
            <text:p text:style-name="P1152">Мы будем</text:p>
          </table:table-cell>
        </table:table-row>
        <table:table-row>
          <table:table-cell table:style-name="Таблица1.A409" office:value-type="string">
            <text:p text:style-name="P1153">3064)remark</text:p>
            <text:p text:style-name="P1153"/>
            <text:p text:style-name="P1153"/>
            <text:p text:style-name="P301">[rɪˈmɑːk]</text:p>
          </table:table-cell>
          <table:table-cell table:style-name="Таблица1.B2" office:value-type="string">
            <text:p text:style-name="P1154">Замечание, комментарий</text:p>
          </table:table-cell>
        </table:table-row>
        <table:table-row>
          <table:table-cell table:style-name="Таблица1.A413" office:value-type="string">
            <text:p text:style-name="P1155">3065)To pieces</text:p>
            <text:p text:style-name="P1155"/>
            <text:p text:style-name="P1155"/>
            <text:p text:style-name="P1155"/>
          </table:table-cell>
          <table:table-cell table:style-name="Таблица1.B2" office:value-type="string">
            <text:p text:style-name="P1155">Вдребезги</text:p>
          </table:table-cell>
        </table:table-row>
        <table:table-row>
          <table:table-cell table:style-name="Таблица1.A413" office:value-type="string">
            <text:p text:style-name="P1156">3066)curve</text:p>
            <text:p text:style-name="P1156"/>
            <text:p text:style-name="P1156"/>
            <text:p text:style-name="P302"><text:soft-page-break/>[kɜːv]</text:p>
          </table:table-cell>
          <table:table-cell table:style-name="Таблица1.B2" office:value-type="string">
            <text:p text:style-name="P1155"/>
            <text:p text:style-name="P1155"/>
            <text:p text:style-name="P1155"/>
            <text:p text:style-name="P1156"><text:soft-page-break/>Кривая</text:p>
          </table:table-cell>
        </table:table-row>
        <table:table-row>
          <table:table-cell table:style-name="Таблица1.A413" office:value-type="string">
            <text:p text:style-name="P1157">3067)axis</text:p>
            <text:p text:style-name="P1157"/>
            <text:p text:style-name="P1157"/>
            <text:p text:style-name="P303">[ˈæksɪs]</text:p>
          </table:table-cell>
          <table:table-cell table:style-name="Таблица1.B2" office:value-type="string">
            <text:p text:style-name="P1157">Ось</text:p>
          </table:table-cell>
        </table:table-row>
        <table:table-row>
          <table:table-cell table:style-name="Таблица1.A413" office:value-type="string">
            <text:p text:style-name="P1158">3068)rent</text:p>
            <text:p text:style-name="P1158"/>
            <text:p text:style-name="P1158"/>
            <text:p text:style-name="P304">[rent]</text:p>
          </table:table-cell>
          <table:table-cell table:style-name="Таблица1.B2" office:value-type="string">
            <text:p text:style-name="P1158">Аренда, арендная плата, рента</text:p>
          </table:table-cell>
        </table:table-row>
        <table:table-row>
          <table:table-cell table:style-name="Таблица1.A416" office:value-type="string">
            <text:p text:style-name="P1159">3069)scroll</text:p>
            <text:p text:style-name="P1159"/>
            <text:p text:style-name="P1159"/>
            <text:p text:style-name="P305">[skrəul]</text:p>
          </table:table-cell>
          <table:table-cell table:style-name="Таблица1.B2" office:value-type="string">
            <text:p text:style-name="P1159">Свиток, прокручивать, перемещать, просм<text:span text:style-name="T33">а</text:span>тривать</text:p>
          </table:table-cell>
        </table:table-row>
        <table:table-row>
          <table:table-cell table:style-name="Таблица1.A416" office:value-type="string">
            <text:p text:style-name="P1160">3070)indication</text:p>
            <text:p text:style-name="P1160"/>
            <text:p text:style-name="P1160"/>
            <text:p text:style-name="P306">[ˌɪndɪˈkeɪʃ(ə)n]</text:p>
          </table:table-cell>
          <table:table-cell table:style-name="Таблица1.B2" office:value-type="string">
            <text:p text:style-name="P1160">Индикация, указание</text:p>
          </table:table-cell>
        </table:table-row>
        <table:table-row>
          <table:table-cell table:style-name="Таблица1.A416" office:value-type="string">
            <text:p text:style-name="P1161">3071)<text:span text:style-name="T34">in a way</text:span></text:p>
            <text:p text:style-name="P1160"/>
            <text:p text:style-name="P1160"/>
            <text:p text:style-name="P306"/>
          </table:table-cell>
          <table:table-cell table:style-name="Таблица1.B2" office:value-type="string">
            <text:p text:style-name="P1162">В известном смысле</text:p>
          </table:table-cell>
        </table:table-row>
        <table:table-row>
          <table:table-cell table:style-name="Таблица1.A417" office:value-type="string">
            <text:p text:style-name="P1163">3072)similar</text:p>
            <text:p text:style-name="P1163"/>
            <text:p text:style-name="P1163"/>
            <text:p text:style-name="P307">[ˈsɪmɪlə]</text:p>
          </table:table-cell>
          <table:table-cell table:style-name="Таблица1.B2" office:value-type="string">
            <text:p text:style-name="P1163">Похожий, аналогичный</text:p>
          </table:table-cell>
        </table:table-row>
        <table:table-row>
          <table:table-cell table:style-name="Таблица1.A419" office:value-type="string">
            <text:p text:style-name="P1164">3073)slider</text:p>
            <text:p text:style-name="P1164"/>
            <text:p text:style-name="P1164"/>
            <text:p text:style-name="P308">[ˈslaɪdə]</text:p>
          </table:table-cell>
          <table:table-cell table:style-name="Таблица1.B2" office:value-type="string">
            <text:p text:style-name="P1164">Ползунок</text:p>
          </table:table-cell>
        </table:table-row>
        <table:table-row>
          <table:table-cell table:style-name="Таблица1.A419" office:value-type="string">
            <text:p text:style-name="P1165">3074)repetition</text:p>
            <text:p text:style-name="P1165"/>
            <text:p text:style-name="P1165"/>
            <text:p text:style-name="P309">[ˌrepɪˈtɪʃ(ə)n]</text:p>
          </table:table-cell>
          <table:table-cell table:style-name="Таблица1.B2" office:value-type="string">
            <text:p text:style-name="P1165">Повторение, повторяемость</text:p>
          </table:table-cell>
        </table:table-row>
        <table:table-row>
          <table:table-cell table:style-name="Таблица1.A423" office:value-type="string">
            <text:p text:style-name="P1166">3075)Hold in respect</text:p>
            <text:p text:style-name="P1166"/>
            <text:p text:style-name="P1166"/>
            <text:p text:style-name="P1166"/>
          </table:table-cell>
          <table:table-cell table:style-name="Таблица1.B2" office:value-type="string">
            <text:p text:style-name="P1167">Уважать</text:p>
          </table:table-cell>
        </table:table-row>
        <table:table-row>
          <table:table-cell table:style-name="Таблица1.A423" office:value-type="string">
            <text:p text:style-name="P1168">3076)this is</text:p>
            <text:p text:style-name="P1168"/>
            <text:p text:style-name="P1168"/>
            <text:p text:style-name="P1168"/>
          </table:table-cell>
          <table:table-cell table:style-name="Таблица1.B2" office:value-type="string">
            <text:p text:style-name="P1168">Это</text:p>
          </table:table-cell>
        </table:table-row>
        <table:table-row>
          <table:table-cell table:style-name="Таблица1.A423" office:value-type="string">
            <text:p text:style-name="P1169">3077)inclusive</text:p>
            <text:p text:style-name="P1169"/>
            <text:p text:style-name="P1169"/>
            <text:p text:style-name="P310">[ɪnˈkluːsɪv]</text:p>
          </table:table-cell>
          <table:table-cell table:style-name="Таблица1.B2" office:value-type="string">
            <text:p text:style-name="P1169">Включающий, включительно</text:p>
          </table:table-cell>
        </table:table-row>
        <table:table-row>
          <table:table-cell table:style-name="Таблица1.A423" office:value-type="string">
            <text:p text:style-name="P1170">3078)For the sake</text:p>
            <text:p text:style-name="P1170"/>
            <text:p text:style-name="P1170"/>
            <text:p text:style-name="P1170"/>
          </table:table-cell>
          <table:table-cell table:style-name="Таблица1.B2" office:value-type="string">
            <text:p text:style-name="P1170">Ради</text:p>
          </table:table-cell>
        </table:table-row>
        <table:table-row>
          <table:table-cell table:style-name="Таблица1.A425" office:value-type="string">
            <text:p text:style-name="P1171">3079)replacement</text:p>
            <text:p text:style-name="P1171"/>
            <text:p text:style-name="P1171"/>
            <text:p text:style-name="P311">[rɪˈpleɪsmənt]</text:p>
          </table:table-cell>
          <table:table-cell table:style-name="Таблица1.B2" office:value-type="string">
            <text:p text:style-name="P1171">Замена, подстановка</text:p>
          </table:table-cell>
        </table:table-row>
        <text:soft-page-break/>
        <table:table-row>
          <table:table-cell table:style-name="Таблица1.A425" office:value-type="string">
            <text:p text:style-name="P1172">3080)slice</text:p>
            <text:p text:style-name="P1172"/>
            <text:p text:style-name="P1172"/>
            <text:p text:style-name="P312">[slaɪs]</text:p>
          </table:table-cell>
          <table:table-cell table:style-name="Таблица1.B2" office:value-type="string">
            <text:p text:style-name="P1172">Нарезать, ломтик, пластина</text:p>
          </table:table-cell>
        </table:table-row>
        <table:table-row>
          <table:table-cell table:style-name="Таблица1.A427" office:value-type="string">
            <text:p text:style-name="P1173">3081)font</text:p>
            <text:p text:style-name="P1173"/>
            <text:p text:style-name="P1173"/>
            <text:p text:style-name="P313">[fɔnt]</text:p>
          </table:table-cell>
          <table:table-cell table:style-name="Таблица1.B2" office:value-type="string">
            <text:p text:style-name="P1173">Шрифт</text:p>
          </table:table-cell>
        </table:table-row>
        <table:table-row>
          <table:table-cell table:style-name="Таблица1.A427" office:value-type="string">
            <text:p text:style-name="P1174">3082)find out</text:p>
            <text:p text:style-name="P1174"/>
            <text:p text:style-name="P1174"/>
            <text:p text:style-name="P1174"/>
          </table:table-cell>
          <table:table-cell table:style-name="Таблица1.B2" office:value-type="string">
            <text:p text:style-name="P1174">Узнать, понять</text:p>
          </table:table-cell>
        </table:table-row>
        <table:table-row>
          <table:table-cell table:style-name="Таблица1.A428" office:value-type="string">
            <text:p text:style-name="P1175">3083)wise</text:p>
            <text:p text:style-name="P1175"/>
            <text:p text:style-name="P1175"/>
            <text:p text:style-name="P314">[waɪz]</text:p>
          </table:table-cell>
          <table:table-cell table:style-name="Таблица1.B2" office:value-type="string">
            <text:p text:style-name="P1175">Мудрый</text:p>
          </table:table-cell>
        </table:table-row>
        <table:table-row>
          <table:table-cell table:style-name="Таблица1.A429" office:value-type="string">
            <text:p text:style-name="P1176">3084)replicate</text:p>
            <text:p text:style-name="P1176"/>
            <text:p text:style-name="P1176"/>
            <text:p text:style-name="P315">[ˈreplɪkeɪt]</text:p>
          </table:table-cell>
          <table:table-cell table:style-name="Таблица1.B2" office:value-type="string">
            <text:p text:style-name="P1176">Копировать</text:p>
          </table:table-cell>
        </table:table-row>
        <table:table-row>
          <table:table-cell table:style-name="Таблица1.A430" office:value-type="string">
            <text:p text:style-name="P1177">3085)violation</text:p>
            <text:p text:style-name="P1177"/>
            <text:p text:style-name="P1177"/>
            <text:p text:style-name="P316">[ˌvaɪəˈleɪʃ(ə)n]</text:p>
          </table:table-cell>
          <table:table-cell table:style-name="Таблица1.B2" office:value-type="string">
            <text:p text:style-name="P1177">Нарушение</text:p>
          </table:table-cell>
        </table:table-row>
        <table:table-row>
          <table:table-cell table:style-name="Таблица1.A431" office:value-type="string">
            <text:p text:style-name="P1178">3086)row</text:p>
            <text:p text:style-name="P1178"/>
            <text:p text:style-name="P1178"/>
            <text:p text:style-name="P317">[rəu]</text:p>
          </table:table-cell>
          <table:table-cell table:style-name="Таблица1.B2" office:value-type="string">
            <text:p text:style-name="P1178">Строка, ряд</text:p>
          </table:table-cell>
        </table:table-row>
        <table:table-row>
          <table:table-cell table:style-name="Таблица1.A433" office:value-type="string">
            <text:p text:style-name="P1179">3087)scope</text:p>
            <text:p text:style-name="P1179"/>
            <text:p text:style-name="P1179"/>
            <text:p text:style-name="P318">[skəup]</text:p>
          </table:table-cell>
          <table:table-cell table:style-name="Таблица1.B2" office:value-type="string">
            <text:p text:style-name="P1179">Рамки, область видимости, область действия</text:p>
          </table:table-cell>
        </table:table-row>
        <table:table-row>
          <table:table-cell table:style-name="Таблица1.A433" office:value-type="string">
            <text:p text:style-name="P1180">3088)repressive</text:p>
            <text:p text:style-name="P1180"/>
            <text:p text:style-name="P1180"/>
            <text:p text:style-name="P319">[rɪˈpresɪv]</text:p>
          </table:table-cell>
          <table:table-cell table:style-name="Таблица1.B2" office:value-type="string">
            <text:p text:style-name="P1180">Репрессивный</text:p>
          </table:table-cell>
        </table:table-row>
        <table:table-row>
          <table:table-cell table:style-name="Таблица1.A437" office:value-type="string">
            <text:p text:style-name="P1181">3089)In respect of</text:p>
            <text:p text:style-name="P1181"/>
            <text:p text:style-name="P1181"/>
            <text:p text:style-name="P1181"/>
          </table:table-cell>
          <table:table-cell table:style-name="Таблица1.B2" office:value-type="string">
            <text:p text:style-name="P1181">Что касается, <text:span text:style-name="T65">в отношении</text:span></text:p>
          </table:table-cell>
        </table:table-row>
        <table:table-row>
          <table:table-cell table:style-name="Таблица1.A437" office:value-type="string">
            <text:p text:style-name="P1182">3090)ugly</text:p>
            <text:p text:style-name="P1182"/>
            <text:p text:style-name="P1182"/>
            <text:p text:style-name="P320">[ˈʌglɪ]</text:p>
          </table:table-cell>
          <table:table-cell table:style-name="Таблица1.B2" office:value-type="string">
            <text:p text:style-name="P1182">Уродливый</text:p>
          </table:table-cell>
        </table:table-row>
        <table:table-row>
          <table:table-cell table:style-name="Таблица1.A437" office:value-type="string">
            <text:p text:style-name="P1183">3091)repair</text:p>
            <text:p text:style-name="P1183"/>
            <text:p text:style-name="P1183"/>
            <text:p text:style-name="P321">[rɪˈpɛə]</text:p>
          </table:table-cell>
          <table:table-cell table:style-name="Таблица1.B2" office:value-type="string">
            <text:p text:style-name="P1183">Ремонт, ремонтировать, восстановление, восстанавливать</text:p>
          </table:table-cell>
        </table:table-row>
        <table:table-row>
          <table:table-cell table:style-name="Таблица1.A437" office:value-type="string">
            <text:p text:style-name="P1184">3092)repression</text:p>
            <text:p text:style-name="P1184"/>
            <text:p text:style-name="P1184"/>
            <text:p text:style-name="P322">[rɪˈpreʃ(ə)n]</text:p>
          </table:table-cell>
          <table:table-cell table:style-name="Таблица1.B2" office:value-type="string">
            <text:p text:style-name="P1184">Подавление</text:p>
          </table:table-cell>
        </table:table-row>
        <table:table-row>
          <table:table-cell table:style-name="Таблица1.A441" office:value-type="string">
            <text:p text:style-name="P1185">3093)Pleased to meet you</text:p>
            <text:p text:style-name="P1185"><text:soft-page-break/></text:p>
            <text:p text:style-name="P1185"/>
            <text:p text:style-name="P1185"/>
          </table:table-cell>
          <table:table-cell table:style-name="Таблица1.B2" office:value-type="string">
            <text:p text:style-name="P1181"/>
            <text:p text:style-name="P1185"><text:soft-page-break/>Рад познакомиться</text:p>
          </table:table-cell>
        </table:table-row>
        <table:table-row>
          <table:table-cell table:style-name="Таблица1.A441" office:value-type="string">
            <text:p text:style-name="P1186">3094)traverse</text:p>
            <text:p text:style-name="P1186"/>
            <text:p text:style-name="P1186"/>
            <text:p text:style-name="P323">[trəˈvɜːs]</text:p>
          </table:table-cell>
          <table:table-cell table:style-name="Таблица1.B2" office:value-type="string">
            <text:p text:style-name="P1186">Прослеживать, ход, обходить, <text:span text:style-name="T36">пересекать</text:span></text:p>
          </table:table-cell>
        </table:table-row>
        <table:table-row>
          <table:table-cell table:style-name="Таблица1.A441" office:value-type="string">
            <text:p text:style-name="P1187">3095)rubber</text:p>
            <text:p text:style-name="P1187"/>
            <text:p text:style-name="P1187"/>
            <text:p text:style-name="P324">[ˈrʌbə]</text:p>
          </table:table-cell>
          <table:table-cell table:style-name="Таблица1.B2" office:value-type="string">
            <text:p text:style-name="P1187">Резиновый, резина</text:p>
          </table:table-cell>
        </table:table-row>
        <table:table-row>
          <table:table-cell table:style-name="Таблица1.A441" office:value-type="string">
            <text:p text:style-name="P1188">3096)reproduction</text:p>
            <text:p text:style-name="P1188"/>
            <text:p text:style-name="P1188"/>
            <text:p text:style-name="P325">[ˌriːprəˈdʌkʃ(ə)n]</text:p>
          </table:table-cell>
          <table:table-cell table:style-name="Таблица1.B2" office:value-type="string">
            <text:p text:style-name="P1188">Размножение, воспроизведение</text:p>
          </table:table-cell>
        </table:table-row>
        <table:table-row>
          <table:table-cell table:style-name="Таблица1.A444" office:value-type="string">
            <text:p text:style-name="P1189">3097)widen</text:p>
            <text:p text:style-name="P1189"/>
            <text:p text:style-name="P1189"/>
            <text:p text:style-name="P326">[ˈwaɪd(ə)n]</text:p>
          </table:table-cell>
          <table:table-cell table:style-name="Таблица1.B2" office:value-type="string">
            <text:p text:style-name="P1189">Расширять, расширяться</text:p>
          </table:table-cell>
        </table:table-row>
        <table:table-row>
          <table:table-cell table:style-name="Таблица1.A444" office:value-type="string">
            <text:p text:style-name="P1190">3098)seamless</text:p>
            <text:p text:style-name="P1190"/>
            <text:p text:style-name="P1190"/>
            <text:p text:style-name="P327">[ˈsiːmləs]</text:p>
          </table:table-cell>
          <table:table-cell table:style-name="Таблица1.B2" office:value-type="string">
            <text:p text:style-name="P1190">Бесшовный, без шва</text:p>
          </table:table-cell>
        </table:table-row>
        <table:table-row>
          <table:table-cell table:style-name="Таблица1.A444" office:value-type="string">
            <text:p text:style-name="P1191">3099)republic</text:p>
            <text:p text:style-name="P1191"/>
            <text:p text:style-name="P1191"/>
            <text:p text:style-name="P328">[rɪˈpʌblɪk]</text:p>
          </table:table-cell>
          <table:table-cell table:style-name="Таблица1.B2" office:value-type="string">
            <text:p text:style-name="P1191">Республика, республиканский</text:p>
          </table:table-cell>
        </table:table-row>
        <table:table-row>
          <table:table-cell table:style-name="Таблица1.A448" office:value-type="string">
            <text:p text:style-name="P1192">3100)Long ago</text:p>
            <text:p text:style-name="P1192"/>
            <text:p text:style-name="P1192"/>
            <text:p text:style-name="P1192"/>
          </table:table-cell>
          <table:table-cell table:style-name="Таблица1.B2" office:value-type="string">
            <text:p text:style-name="P1192">Давно</text:p>
          </table:table-cell>
        </table:table-row>
        <table:table-row>
          <table:table-cell table:style-name="Таблица1.A448" office:value-type="string">
            <text:p text:style-name="P1193">3101)<text:span text:style-name="T37">unity</text:span></text:p>
            <text:p text:style-name="P1193"/>
            <text:p text:style-name="P1193"/>
            <text:p text:style-name="P329">[ˈjuːnətɪ]</text:p>
          </table:table-cell>
          <table:table-cell table:style-name="Таблица1.B2" office:value-type="string">
            <text:p text:style-name="P1194">Единство, единица</text:p>
          </table:table-cell>
        </table:table-row>
        <table:table-row>
          <table:table-cell table:style-name="Таблица1.A448" office:value-type="string">
            <text:p text:style-name="P1195">3102)jumpy</text:p>
            <text:p text:style-name="P1195"/>
            <text:p text:style-name="P1195"/>
            <text:p text:style-name="P330">[ˈʤʌmpɪ]</text:p>
          </table:table-cell>
          <table:table-cell table:style-name="Таблица1.B2" office:value-type="string">
            <text:p text:style-name="P1195">Нервный</text:p>
          </table:table-cell>
        </table:table-row>
        <table:table-row>
          <table:table-cell table:style-name="Таблица1.A448" office:value-type="string">
            <text:p text:style-name="P1196">3103)reputation</text:p>
            <text:p text:style-name="P1196"/>
            <text:p text:style-name="P1196"/>
            <text:p text:style-name="P331">[ˌrepjuˈteɪʃ(ə)n]</text:p>
          </table:table-cell>
          <table:table-cell table:style-name="Таблица1.B2" office:value-type="string">
            <text:p text:style-name="P1196">Репутация</text:p>
          </table:table-cell>
        </table:table-row>
        <table:table-row>
          <table:table-cell table:style-name="Таблица1.A452" office:value-type="string">
            <text:p text:style-name="P1197">3104)straight from the shoulder</text:p>
            <text:p text:style-name="P1197"/>
            <text:p text:style-name="P1197"/>
            <text:p text:style-name="P1197"/>
          </table:table-cell>
          <table:table-cell table:style-name="Таблица1.B2" office:value-type="string">
            <text:p text:style-name="P1197">Прямо, сплеча</text:p>
          </table:table-cell>
        </table:table-row>
        <table:table-row>
          <table:table-cell table:style-name="Таблица1.A452" office:value-type="string">
            <text:p text:style-name="P1198">3105)<text:span text:style-name="T39">spotting</text:span></text:p>
            <text:p text:style-name="P1198"/>
            <text:p text:style-name="P1198"/>
            <text:p text:style-name="P297">[`spɒtıŋ]</text:p>
          </table:table-cell>
          <table:table-cell table:style-name="Таблица1.B2" office:value-type="string">
            <text:p text:style-name="P1199">Обнаружение</text:p>
          </table:table-cell>
        </table:table-row>
        <table:table-row>
          <table:table-cell table:style-name="Таблица1.A452" office:value-type="string">
            <text:p text:style-name="P1200">3106)deem</text:p>
            <text:p text:style-name="P1200"/>
            <text:p text:style-name="P1200"><text:soft-page-break/></text:p>
            <text:p text:style-name="P332">[diːm]</text:p>
          </table:table-cell>
          <table:table-cell table:style-name="Таблица1.B2" office:value-type="string">
            <text:p text:style-name="P1197"/>
            <text:p text:style-name="P1197"/>
            <text:p text:style-name="P1200"><text:soft-page-break/>Полагать</text:p>
          </table:table-cell>
        </table:table-row>
        <table:table-row>
          <table:table-cell table:style-name="Таблица1.A452" office:value-type="string">
            <text:p text:style-name="P1201">3107)reservation</text:p>
            <text:p text:style-name="P1201"/>
            <text:p text:style-name="P1201"/>
            <text:p text:style-name="P333">[ˌrezəˈveɪʃ(ə)n]</text:p>
          </table:table-cell>
          <table:table-cell table:style-name="Таблица1.B2" office:value-type="string">
            <text:p text:style-name="P1201">Резервирование, бронирование</text:p>
          </table:table-cell>
        </table:table-row>
        <table:table-row>
          <table:table-cell table:style-name="Таблица1.A456" office:value-type="string">
            <text:p text:style-name="P1202">3108)As far as smth is concerned</text:p>
            <text:p text:style-name="P1202"/>
            <text:p text:style-name="P1202"/>
            <text:p text:style-name="P334">[kənˈsɜːnd]</text:p>
          </table:table-cell>
          <table:table-cell table:style-name="Таблица1.B2" office:value-type="string">
            <text:p text:style-name="P1202">Что касается</text:p>
          </table:table-cell>
        </table:table-row>
        <table:table-row>
          <table:table-cell table:style-name="Таблица1.A456" office:value-type="string">
            <text:p text:style-name="P1203">3109)at large</text:p>
            <text:p text:style-name="P1203"/>
            <text:p text:style-name="P1203"/>
            <text:p text:style-name="P1203"/>
          </table:table-cell>
          <table:table-cell table:style-name="Таблица1.B2" office:value-type="string">
            <text:p text:style-name="P1203">На свободе, <text:span text:style-name="T40">подробно</text:span></text:p>
          </table:table-cell>
        </table:table-row>
        <table:table-row>
          <table:table-cell table:style-name="Таблица1.A456" office:value-type="string">
            <text:p text:style-name="P1204">3110)To this end</text:p>
            <text:p text:style-name="P1204"/>
            <text:p text:style-name="P1204"/>
            <text:p text:style-name="P1204"/>
          </table:table-cell>
          <table:table-cell table:style-name="Таблица1.B2" office:value-type="string">
            <text:p text:style-name="P1204">С этой целью</text:p>
          </table:table-cell>
        </table:table-row>
        <table:table-row>
          <table:table-cell table:style-name="Таблица1.A456" office:value-type="string">
            <text:p text:style-name="P1205">3111)reserve</text:p>
            <text:p text:style-name="P1205"/>
            <text:p text:style-name="P1205"/>
            <text:p text:style-name="P335">[rɪˈzɜːv]</text:p>
          </table:table-cell>
          <table:table-cell table:style-name="Таблица1.B2" office:value-type="string">
            <text:p text:style-name="P1205">Резервировать, резерв, заповедник</text:p>
          </table:table-cell>
        </table:table-row>
        <table:table-row>
          <table:table-cell table:style-name="Таблица1.A460" office:value-type="string">
            <text:p text:style-name="P1206">3112)Take no notice of</text:p>
            <text:p text:style-name="P1206"/>
            <text:p text:style-name="P1206"/>
            <text:p text:style-name="P1206"/>
          </table:table-cell>
          <table:table-cell table:style-name="Таблица1.B2" office:value-type="string">
            <text:p text:style-name="P1206">Не замечать, не обращать внимание на</text:p>
          </table:table-cell>
        </table:table-row>
        <table:table-row>
          <table:table-cell table:style-name="Таблица1.A460" office:value-type="string">
            <text:p text:style-name="P1207">3113)unfamiliar</text:p>
            <text:p text:style-name="P1207"/>
            <text:p text:style-name="P1207"/>
            <text:p text:style-name="P336">[ˌʌnfəˈmɪlɪə]</text:p>
          </table:table-cell>
          <table:table-cell table:style-name="Таблица1.B2" office:value-type="string">
            <text:p text:style-name="P1207">Незнакомый, непривычный</text:p>
          </table:table-cell>
        </table:table-row>
        <table:table-row>
          <table:table-cell table:style-name="Таблица1.A460" office:value-type="string">
            <text:p text:style-name="P1208">3114)of course</text:p>
            <text:p text:style-name="P1208"/>
            <text:p text:style-name="P1208"/>
            <text:p text:style-name="P1208"/>
          </table:table-cell>
          <table:table-cell table:style-name="Таблица1.B2" office:value-type="string">
            <text:p text:style-name="P1208">Конечно</text:p>
          </table:table-cell>
        </table:table-row>
        <table:table-row>
          <table:table-cell table:style-name="Таблица1.A460" office:value-type="string">
            <text:p text:style-name="P1209">3115)resolution</text:p>
            <text:p text:style-name="P1209"/>
            <text:p text:style-name="P1209"/>
            <text:p text:style-name="P337">[ˌrez(ə)ˈluːʃ(ə)n]</text:p>
          </table:table-cell>
          <table:table-cell table:style-name="Таблица1.B2" office:value-type="string">
            <text:p text:style-name="P1209">Разрешение, разрешающая способность</text:p>
          </table:table-cell>
        </table:table-row>
        <table:table-row>
          <table:table-cell table:style-name="Таблица1.A464" office:value-type="string">
            <text:p text:style-name="P1210">3116)Take the trouble</text:p>
            <text:p text:style-name="P1210"/>
            <text:p text:style-name="P1210"/>
            <text:p text:style-name="P1210"/>
          </table:table-cell>
          <table:table-cell table:style-name="Таблица1.B2" office:value-type="string">
            <text:p text:style-name="P1210">Потрудиться, взять заботу</text:p>
          </table:table-cell>
        </table:table-row>
        <table:table-row>
          <table:table-cell table:style-name="Таблица1.A464" office:value-type="string">
            <text:p text:style-name="P1211">3117)mesh</text:p>
            <text:p text:style-name="P1211"/>
            <text:p text:style-name="P1211"/>
            <text:p text:style-name="P338">[meʃ]</text:p>
          </table:table-cell>
          <table:table-cell table:style-name="Таблица1.B2" office:value-type="string">
            <text:p text:style-name="P1211">Сетка, ячейка сетки, объединение</text:p>
          </table:table-cell>
        </table:table-row>
        <table:table-row>
          <table:table-cell table:style-name="Таблица1.A464" office:value-type="string">
            <text:p text:style-name="P1212">3118)shadow</text:p>
            <text:p text:style-name="P1212"/>
            <text:p text:style-name="P1212"/>
            <text:p text:style-name="P339">[ˈʃædəu]</text:p>
          </table:table-cell>
          <table:table-cell table:style-name="Таблица1.B2" office:value-type="string">
            <text:p text:style-name="P1212">Тень</text:p>
          </table:table-cell>
        </table:table-row>
        <table:table-row>
          <table:table-cell table:style-name="Таблица1.A464" office:value-type="string">
            <text:p text:style-name="P1213">3119)resonant</text:p>
            <text:p text:style-name="P1213"/>
            <text:p text:style-name="P1213"><text:soft-page-break/></text:p>
            <text:p text:style-name="P340">[ˈrez(ə)nənt]</text:p>
          </table:table-cell>
          <table:table-cell table:style-name="Таблица1.B2" office:value-type="string">
            <text:p text:style-name="P1210"/>
            <text:p text:style-name="P1210"/>
            <text:p text:style-name="P1213"><text:soft-page-break/>Звучный</text:p>
          </table:table-cell>
        </table:table-row>
        <table:table-row>
          <table:table-cell table:style-name="Таблица1.A468" office:value-type="string">
            <text:p text:style-name="P1214">3120)On purpose</text:p>
            <text:p text:style-name="P1214"/>
            <text:p text:style-name="P1214"/>
            <text:p text:style-name="P1214"/>
          </table:table-cell>
          <table:table-cell table:style-name="Таблица1.B2" office:value-type="string">
            <text:p text:style-name="P1214">Нарочно, с целью</text:p>
          </table:table-cell>
        </table:table-row>
        <table:table-row>
          <table:table-cell table:style-name="Таблица1.A468" office:value-type="string">
            <text:p text:style-name="P1215">3121)move on</text:p>
            <text:p text:style-name="P1215"/>
            <text:p text:style-name="P1215"/>
            <text:p text:style-name="P1215"/>
          </table:table-cell>
          <table:table-cell table:style-name="Таблица1.B2" office:value-type="string">
            <text:p text:style-name="P1215">Перейти, идти дальше</text:p>
          </table:table-cell>
        </table:table-row>
        <table:table-row>
          <table:table-cell table:style-name="Таблица1.A468" office:value-type="string">
            <text:p text:style-name="P1216">3122)fairly</text:p>
            <text:p text:style-name="P1216"/>
            <text:p text:style-name="P1216"/>
            <text:p text:style-name="P341">[ˈfɛəlɪ]</text:p>
          </table:table-cell>
          <table:table-cell table:style-name="Таблица1.B2" office:value-type="string">
            <text:p text:style-name="P1216">Достаточно, честно</text:p>
          </table:table-cell>
        </table:table-row>
        <table:table-row>
          <table:table-cell table:style-name="Таблица1.A468" office:value-type="string">
            <text:p text:style-name="P1217">3123)resource</text:p>
            <text:p text:style-name="P1217"/>
            <text:p text:style-name="P1217"/>
            <text:p text:style-name="P342">[rɪˈzɔːs]</text:p>
          </table:table-cell>
          <table:table-cell table:style-name="Таблица1.B2" office:value-type="string">
            <text:p text:style-name="P1217">Ресурс</text:p>
          </table:table-cell>
        </table:table-row>
        <table:table-row>
          <table:table-cell table:style-name="Таблица1.A472" office:value-type="string">
            <text:p text:style-name="P1218">3124)to the purpose</text:p>
            <text:p text:style-name="P1218"/>
            <text:p text:style-name="P1218"/>
            <text:p text:style-name="P1218"/>
          </table:table-cell>
          <table:table-cell table:style-name="Таблица1.B2" office:value-type="string">
            <text:p text:style-name="P1219">Кстати</text:p>
          </table:table-cell>
        </table:table-row>
        <table:table-row>
          <table:table-cell table:style-name="Таблица1.A472" office:value-type="string">
            <text:p text:style-name="P1220">3125)tall order</text:p>
            <text:p text:style-name="P1220"/>
            <text:p text:style-name="P1220"/>
            <text:p text:style-name="P1220"/>
          </table:table-cell>
          <table:table-cell table:style-name="Таблица1.B2" office:value-type="string">
            <text:p text:style-name="P1220">Трудная задача</text:p>
          </table:table-cell>
        </table:table-row>
        <table:table-row>
          <table:table-cell table:style-name="Таблица1.A472" office:value-type="string">
            <text:p text:style-name="P1221">3126)fortunately</text:p>
            <text:p text:style-name="P1221"/>
            <text:p text:style-name="P1221"/>
            <text:p text:style-name="P343">[ˈfɔːʧ(ə)nətlɪ]</text:p>
          </table:table-cell>
          <table:table-cell table:style-name="Таблица1.B2" office:value-type="string">
            <text:p text:style-name="P1221">К счастью</text:p>
          </table:table-cell>
        </table:table-row>
        <table:table-row>
          <table:table-cell table:style-name="Таблица1.A472" office:value-type="string">
            <text:p text:style-name="P1222">3127)respectable</text:p>
            <text:p text:style-name="P1222"/>
            <text:p text:style-name="P1222"/>
            <text:p text:style-name="P344">[rɪˈspektəbl]</text:p>
          </table:table-cell>
          <table:table-cell table:style-name="Таблица1.B2" office:value-type="string">
            <text:p text:style-name="P1222">Респектабельный</text:p>
          </table:table-cell>
        </table:table-row>
        <table:table-row>
          <table:table-cell table:style-name="Таблица1.A476" office:value-type="string">
            <text:p text:style-name="P1223">3128)to no purpose</text:p>
            <text:p text:style-name="P1223"/>
            <text:p text:style-name="P1223"/>
            <text:p text:style-name="P1223"/>
          </table:table-cell>
          <table:table-cell table:style-name="Таблица1.B2" office:value-type="string">
            <text:p text:style-name="P1224">Напрасно</text:p>
          </table:table-cell>
        </table:table-row>
        <table:table-row>
          <table:table-cell table:style-name="Таблица1.A476" office:value-type="string">
            <text:p text:style-name="P1225">3129)end up</text:p>
            <text:p text:style-name="P1225"/>
            <text:p text:style-name="P1225"/>
            <text:p text:style-name="P1225"/>
          </table:table-cell>
          <table:table-cell table:style-name="Таблица1.B2" office:value-type="string">
            <text:p text:style-name="P1225">Завершить, завершаться</text:p>
          </table:table-cell>
        </table:table-row>
        <table:table-row>
          <table:table-cell table:style-name="Таблица1.A476" office:value-type="string">
            <text:p text:style-name="P1226">3130)amazing</text:p>
            <text:p text:style-name="P1226"/>
            <text:p text:style-name="P1226"/>
            <text:p text:style-name="P345">[əˈmeɪzɪŋ]</text:p>
          </table:table-cell>
          <table:table-cell table:style-name="Таблица1.B2" office:value-type="string">
            <text:p text:style-name="P1226">Удивительный</text:p>
          </table:table-cell>
        </table:table-row>
        <table:table-row>
          <table:table-cell table:style-name="Таблица1.A476" office:value-type="string">
            <text:p text:style-name="P1227">3131)respirator</text:p>
            <text:p text:style-name="P1227"/>
            <text:p text:style-name="P1227"/>
            <text:p text:style-name="P346">[ˈresp(ə)reɪtə]</text:p>
          </table:table-cell>
          <table:table-cell table:style-name="Таблица1.B2" office:value-type="string">
            <text:p text:style-name="P1227">Респиратор, противогаз</text:p>
          </table:table-cell>
        </table:table-row>
        <table:table-row>
          <table:table-cell table:style-name="Таблица1.A480" office:value-type="string">
            <text:p text:style-name="P1228">3132)Be on good terms</text:p>
            <text:p text:style-name="P1228"/>
            <text:p text:style-name="P1228"/>
            <text:p text:style-name="P1228"><text:soft-page-break/></text:p>
          </table:table-cell>
          <table:table-cell table:style-name="Таблица1.B2" office:value-type="string">
            <text:p text:style-name="P1224"/>
            <text:p text:style-name="P1224"/>
            <text:p text:style-name="P1224"/>
            <text:p text:style-name="P1228"><text:soft-page-break/>Быть в хороших отношениях</text:p>
          </table:table-cell>
        </table:table-row>
        <table:table-row>
          <table:table-cell table:style-name="Таблица1.A480" office:value-type="string">
            <text:p text:style-name="P1229">3133)ultimate</text:p>
            <text:p text:style-name="P1229"/>
            <text:p text:style-name="P1229"/>
            <text:p text:style-name="P347">[ˈʌltɪmət]</text:p>
          </table:table-cell>
          <table:table-cell table:style-name="Таблица1.B2" office:value-type="string">
            <text:p text:style-name="P1229">Окончательный, максимальный</text:p>
          </table:table-cell>
        </table:table-row>
        <table:table-row>
          <table:table-cell table:style-name="Таблица1.A480" office:value-type="string">
            <text:p text:style-name="P1230">3134)awesome</text:p>
            <text:p text:style-name="P1230"/>
            <text:p text:style-name="P1230"/>
            <text:p text:style-name="P348">[ˈɔːsəm]</text:p>
          </table:table-cell>
          <table:table-cell table:style-name="Таблица1.B2" office:value-type="string">
            <text:p text:style-name="P1230">Классно, потрясающий, ужасающий</text:p>
          </table:table-cell>
        </table:table-row>
        <table:table-row>
          <table:table-cell table:style-name="Таблица1.A480" office:value-type="string">
            <text:p text:style-name="P1231">3135)type</text:p>
            <text:p text:style-name="P1231"/>
            <text:p text:style-name="P1231"/>
            <text:p text:style-name="P349">[taɪp]</text:p>
          </table:table-cell>
          <table:table-cell table:style-name="Таблица1.B2" office:value-type="string">
            <text:p text:style-name="P1231">Тип, <text:span text:style-name="T41">на</text:span>печатать, вводить</text:p>
          </table:table-cell>
        </table:table-row>
        <table:table-row>
          <table:table-cell table:style-name="Таблица1.A482" office:value-type="string">
            <text:p text:style-name="P1232">3136)retry</text:p>
            <text:p text:style-name="P1232"/>
            <text:p text:style-name="P1232"/>
            <text:p text:style-name="P350">[ˌriːˈtraɪ]</text:p>
          </table:table-cell>
          <table:table-cell table:style-name="Таблица1.B2" office:value-type="string">
            <text:p text:style-name="P1233">Попробуйте, повторение, повторять</text:p>
          </table:table-cell>
        </table:table-row>
        <table:table-row>
          <table:table-cell table:style-name="Таблица1.A482" office:value-type="string">
            <text:p text:style-name="P1234">3137)review</text:p>
            <text:p text:style-name="P1234"/>
            <text:p text:style-name="P1234"/>
            <text:p text:style-name="P351">[rɪˈvjuː]</text:p>
          </table:table-cell>
          <table:table-cell table:style-name="Таблица1.B2" office:value-type="string">
            <text:p text:style-name="P1234">Пересмотреть, обзор, описание, оценка</text:p>
          </table:table-cell>
        </table:table-row>
        <table:table-row>
          <table:table-cell table:style-name="Таблица1.A486" office:value-type="string">
            <text:p text:style-name="P1235">3138)Be on bad terms</text:p>
            <text:p text:style-name="P1235"/>
            <text:p text:style-name="P1235"/>
            <text:p text:style-name="P1235"/>
          </table:table-cell>
          <table:table-cell table:style-name="Таблица1.B2" office:value-type="string">
            <text:p text:style-name="P1235">Быть в плохих отношениях</text:p>
          </table:table-cell>
        </table:table-row>
        <table:table-row>
          <table:table-cell table:style-name="Таблица1.A486" office:value-type="string">
            <text:p text:style-name="P1236">3139)handy</text:p>
            <text:p text:style-name="P1236"/>
            <text:p text:style-name="P1236"/>
            <text:p text:style-name="P352">[ˈhændɪ]</text:p>
          </table:table-cell>
          <table:table-cell table:style-name="Таблица1.B2" office:value-type="string">
            <text:p text:style-name="P1236">Удобный, портативный</text:p>
          </table:table-cell>
        </table:table-row>
        <table:table-row>
          <table:table-cell table:style-name="Таблица1.A486" office:value-type="string">
            <text:p text:style-name="P1237">3140)customize</text:p>
            <text:p text:style-name="P1237"/>
            <text:p text:style-name="P1237"/>
            <text:p text:style-name="P353">[ˈkʌstəmaɪz]</text:p>
          </table:table-cell>
          <table:table-cell table:style-name="Таблица1.B2" office:value-type="string">
            <text:p text:style-name="P1237">Настроить</text:p>
          </table:table-cell>
        </table:table-row>
        <table:table-row>
          <table:table-cell table:style-name="Таблица1.A486" office:value-type="string">
            <text:p text:style-name="P1238">3141)revision</text:p>
            <text:p text:style-name="P1238"/>
            <text:p text:style-name="P1238"/>
            <text:p text:style-name="P354">[rɪˈvɪʒ(ə)n]</text:p>
          </table:table-cell>
          <table:table-cell table:style-name="Таблица1.B2" office:value-type="string">
            <text:p text:style-name="P1238">Пересмотр, испра<text:span text:style-name="T42">в</text:span>ление</text:p>
          </table:table-cell>
        </table:table-row>
        <table:table-row>
          <table:table-cell table:style-name="Таблица1.A490" office:value-type="string">
            <text:p text:style-name="P1239">3142)In particular</text:p>
            <text:p text:style-name="P1239"/>
            <text:p text:style-name="P1239"/>
            <text:p text:style-name="P1239"/>
          </table:table-cell>
          <table:table-cell table:style-name="Таблица1.B2" office:value-type="string">
            <text:p text:style-name="P1239">В частности, в особенности</text:p>
          </table:table-cell>
        </table:table-row>
        <table:table-row>
          <table:table-cell table:style-name="Таблица1.A490" office:value-type="string">
            <text:p text:style-name="P1240">3143)represent</text:p>
            <text:p text:style-name="P1240"/>
            <text:p text:style-name="P1240"/>
            <text:p text:style-name="P355">[ˌreprɪˈzent]</text:p>
          </table:table-cell>
          <table:table-cell table:style-name="Таблица1.B2" office:value-type="string">
            <text:p text:style-name="P1240">Представлять</text:p>
          </table:table-cell>
        </table:table-row>
        <table:table-row>
          <table:table-cell table:style-name="Таблица1.A490" office:value-type="string">
            <text:p text:style-name="P1241">3144)properly</text:p>
            <text:p text:style-name="P1241"/>
            <text:p text:style-name="P1241"/>
            <text:p text:style-name="P356">[ˈprɔp(ə)lɪ]</text:p>
          </table:table-cell>
          <table:table-cell table:style-name="Таблица1.B2" office:value-type="string">
            <text:p text:style-name="P1241">Правильно</text:p>
          </table:table-cell>
        </table:table-row>
        <table:table-row>
          <table:table-cell table:style-name="Таблица1.A490" office:value-type="string">
            <text:p text:style-name="P1242">3145)revolver</text:p>
            <text:p text:style-name="P1242"/>
            <text:p text:style-name="P1242"/>
            <text:p text:style-name="P357">[rɪˈvɔlvə]</text:p>
          </table:table-cell>
          <table:table-cell table:style-name="Таблица1.B2" office:value-type="string">
            <text:p text:style-name="P1242">Револьвер</text:p>
          </table:table-cell>
        </table:table-row>
        <text:soft-page-break/>
        <table:table-row>
          <table:table-cell table:style-name="Таблица1.A494" office:value-type="string">
            <text:p text:style-name="P1243">3146)Go into particulars</text:p>
            <text:p text:style-name="P1243"/>
            <text:p text:style-name="P1243"/>
            <text:p text:style-name="P1243"/>
          </table:table-cell>
          <table:table-cell table:style-name="Таблица1.B2" office:value-type="string">
            <text:p text:style-name="P1243">Вдаваться в подробности</text:p>
          </table:table-cell>
        </table:table-row>
        <table:table-row>
          <table:table-cell table:style-name="Таблица1.A494" office:value-type="string">
            <text:p text:style-name="P1244">3147)whilst</text:p>
            <text:p text:style-name="P1244"/>
            <text:p text:style-name="P1244"/>
            <text:p text:style-name="P358">[(h)waɪlst]</text:p>
          </table:table-cell>
          <table:table-cell table:style-name="Таблица1.B2" office:value-type="string">
            <text:p text:style-name="P1244">В то время как, пока</text:p>
          </table:table-cell>
        </table:table-row>
        <table:table-row>
          <table:table-cell table:style-name="Таблица1.A494" office:value-type="string">
            <text:p text:style-name="P1245">3148)prone</text:p>
            <text:p text:style-name="P1245"/>
            <text:p text:style-name="P1245"/>
            <text:p text:style-name="P359">[prəun]</text:p>
          </table:table-cell>
          <table:table-cell table:style-name="Таблица1.B2" office:value-type="string">
            <text:p text:style-name="P1245">Склонный</text:p>
          </table:table-cell>
        </table:table-row>
        <table:table-row>
          <table:table-cell table:style-name="Таблица1.A494" office:value-type="string">
            <text:p text:style-name="P1246">3149)roller</text:p>
            <text:p text:style-name="P1246"/>
            <text:p text:style-name="P1246"/>
            <text:p text:style-name="P360">[ˈrəulə]</text:p>
          </table:table-cell>
          <table:table-cell table:style-name="Таблица1.B2" office:value-type="string">
            <text:p text:style-name="P1246">Ролик, роликовый, вал</text:p>
          </table:table-cell>
        </table:table-row>
        <table:table-row>
          <table:table-cell table:style-name="Таблица1.A498" office:value-type="string">
            <text:p text:style-name="P1247">3150)In addition to</text:p>
            <text:p text:style-name="P1247"/>
            <text:p text:style-name="P1247"/>
            <text:p text:style-name="P1247"/>
          </table:table-cell>
          <table:table-cell table:style-name="Таблица1.B2" office:value-type="string">
            <text:p text:style-name="P1247">Кроме того, в дополнении к</text:p>
          </table:table-cell>
        </table:table-row>
        <table:table-row>
          <table:table-cell table:style-name="Таблица1.A498" office:value-type="string">
            <text:p text:style-name="P1248">3151)meet up</text:p>
            <text:p text:style-name="P1248"/>
            <text:p text:style-name="P1248"/>
            <text:p text:style-name="P1248"/>
          </table:table-cell>
          <table:table-cell table:style-name="Таблица1.B2" office:value-type="string">
            <text:p text:style-name="P1248">Встретиться</text:p>
          </table:table-cell>
        </table:table-row>
        <table:table-row>
          <table:table-cell table:style-name="Таблица1.A498" office:value-type="string">
            <text:p text:style-name="P1249">3152)restful</text:p>
            <text:p text:style-name="P1249"/>
            <text:p text:style-name="P1249"/>
            <text:p text:style-name="P361">[ˈrestf(ə)l]</text:p>
          </table:table-cell>
          <table:table-cell table:style-name="Таблица1.B2" office:value-type="string">
            <text:p text:style-name="P1249">Успокоительное, спокойный</text:p>
          </table:table-cell>
        </table:table-row>
        <table:table-row>
          <table:table-cell table:style-name="Таблица1.A498" office:value-type="string">
            <text:p text:style-name="P1250">3153)imply</text:p>
            <text:p text:style-name="P1250"/>
            <text:p text:style-name="P1250"/>
            <text:p text:style-name="P362">[ɪmˈplaɪ]</text:p>
          </table:table-cell>
          <table:table-cell table:style-name="Таблица1.B2" office:value-type="string">
            <text:p text:style-name="P1250">Означать, <text:span text:style-name="T43">подразумевать</text:span></text:p>
          </table:table-cell>
        </table:table-row>
        <table:table-row>
          <table:table-cell table:style-name="Таблица1.A499" office:value-type="string">
            <text:p text:style-name="P1251">3154)roman</text:p>
            <text:p text:style-name="P1251"/>
            <text:p text:style-name="P1251"/>
            <text:p text:style-name="P363">[ˈrəumən]</text:p>
          </table:table-cell>
          <table:table-cell table:style-name="Таблица1.B2" office:value-type="string">
            <text:p text:style-name="P1251">Римлянин, римский</text:p>
          </table:table-cell>
        </table:table-row>
        <table:table-row>
          <table:table-cell table:style-name="Таблица1.A503" office:value-type="string">
            <text:p text:style-name="P1252">3155)By chance</text:p>
            <text:p text:style-name="P1252"/>
            <text:p text:style-name="P1252"/>
            <text:p text:style-name="P1252"/>
          </table:table-cell>
          <table:table-cell table:style-name="Таблица1.B2" office:value-type="string">
            <text:p text:style-name="P1252">Случайно</text:p>
          </table:table-cell>
        </table:table-row>
        <table:table-row>
          <table:table-cell table:style-name="Таблица1.A503" office:value-type="string">
            <text:p text:style-name="P1253">3156)unreliable</text:p>
            <text:p text:style-name="P1253"/>
            <text:p text:style-name="P1253"/>
            <text:p text:style-name="P364">[ˌʌnrɪˈlaɪəbl]</text:p>
          </table:table-cell>
          <table:table-cell table:style-name="Таблица1.B2" office:value-type="string">
            <text:p text:style-name="P1253">Ненадёжный</text:p>
          </table:table-cell>
        </table:table-row>
        <table:table-row>
          <table:table-cell table:style-name="Таблица1.A503" office:value-type="string">
            <text:p text:style-name="P1254">3157)ownership</text:p>
            <text:p text:style-name="P1254"/>
            <text:p text:style-name="P1254"/>
            <text:p text:style-name="P365">[ˈəunəʃɪp]</text:p>
          </table:table-cell>
          <table:table-cell table:style-name="Таблица1.B2" office:value-type="string">
            <text:p text:style-name="P1254">Владение, собственность, монопольное использование</text:p>
          </table:table-cell>
        </table:table-row>
        <table:table-row>
          <table:table-cell table:style-name="Таблица1.A503" office:value-type="string">
            <text:p text:style-name="P1255">3158)romantic</text:p>
            <text:p text:style-name="P1255"/>
            <text:p text:style-name="P1255"/>
            <text:p text:style-name="P366">[rəˈmæntɪk]</text:p>
          </table:table-cell>
          <table:table-cell table:style-name="Таблица1.B2" office:value-type="string">
            <text:p text:style-name="P1256">Романтик, романтичный</text:p>
          </table:table-cell>
        </table:table-row>
        <table:table-row>
          <table:table-cell table:style-name="Таблица1.A507" office:value-type="string">
            <text:p text:style-name="P1257">3159)On the chance</text:p>
            <text:p text:style-name="P1257"><text:soft-page-break/></text:p>
            <text:p text:style-name="P1257"/>
            <text:p text:style-name="P1257"/>
          </table:table-cell>
          <table:table-cell table:style-name="Таблица1.B2" office:value-type="string">
            <text:p text:style-name="P1252"/>
            <text:p text:style-name="P1257"><text:soft-page-break/>В случае</text:p>
          </table:table-cell>
        </table:table-row>
        <table:table-row>
          <table:table-cell table:style-name="Таблица1.A507" office:value-type="string">
            <text:p text:style-name="P1258">3160)spectrum</text:p>
            <text:p text:style-name="P1258"/>
            <text:p text:style-name="P1258"/>
            <text:p text:style-name="P367">[ˈspektrəm]</text:p>
          </table:table-cell>
          <table:table-cell table:style-name="Таблица1.B2" office:value-type="string">
            <text:p text:style-name="P1258">Спектр, диапазон</text:p>
          </table:table-cell>
        </table:table-row>
        <table:table-row>
          <table:table-cell table:style-name="Таблица1.A507" office:value-type="string">
            <text:p text:style-name="P1259">3161)crafting</text:p>
            <text:p text:style-name="P1259"/>
            <text:p text:style-name="P1259"/>
            <text:p text:style-name="P368">[krɑːftin]</text:p>
          </table:table-cell>
          <table:table-cell table:style-name="Таблица1.B2" office:value-type="string">
            <text:p text:style-name="P1259">Использование навыков, заумная программа</text:p>
          </table:table-cell>
        </table:table-row>
        <table:table-row>
          <table:table-cell table:style-name="Таблица1.A507" office:value-type="string">
            <text:p text:style-name="P1260">3162)route</text:p>
            <text:p text:style-name="P1260"/>
            <text:p text:style-name="P1260"/>
            <text:p text:style-name="P369">[ruːt]</text:p>
          </table:table-cell>
          <table:table-cell table:style-name="Таблица1.B2" office:value-type="string">
            <text:p text:style-name="P1260">Маршрут, путь</text:p>
          </table:table-cell>
        </table:table-row>
        <table:table-row>
          <table:table-cell table:style-name="Таблица1.A511" office:value-type="string">
            <text:p text:style-name="P1261">3163)Take one's chance</text:p>
            <text:p text:style-name="P1261"/>
            <text:p text:style-name="P1261"/>
            <text:p text:style-name="P1261"/>
          </table:table-cell>
          <table:table-cell table:style-name="Таблица1.B2" office:value-type="string">
            <text:p text:style-name="P1261">Решиться, рискнуть</text:p>
          </table:table-cell>
        </table:table-row>
        <table:table-row>
          <table:table-cell table:style-name="Таблица1.A511" office:value-type="string">
            <text:p text:style-name="P1262">3164)fake</text:p>
            <text:p text:style-name="P1262"/>
            <text:p text:style-name="P1262"/>
            <text:p text:style-name="P370">[feɪk]</text:p>
          </table:table-cell>
          <table:table-cell table:style-name="Таблица1.B2" office:value-type="string">
            <text:p text:style-name="P1262">Подделка, подделывать</text:p>
          </table:table-cell>
        </table:table-row>
        <table:table-row>
          <table:table-cell table:style-name="Таблица1.A511" office:value-type="string">
            <text:p text:style-name="P1263">3165)carry out</text:p>
            <text:p text:style-name="P1263"/>
            <text:p text:style-name="P1263"/>
            <text:p text:style-name="P1263"/>
          </table:table-cell>
          <table:table-cell table:style-name="Таблица1.B2" office:value-type="string">
            <text:p text:style-name="P1263">Проводить, выполнять</text:p>
          </table:table-cell>
        </table:table-row>
        <table:table-row>
          <table:table-cell table:style-name="Таблица1.A511" office:value-type="string">
            <text:p text:style-name="P1264">3166)rabbit</text:p>
            <text:p text:style-name="P1264"/>
            <text:p text:style-name="P1264"/>
            <text:p text:style-name="P371">[ˈræbɪt]</text:p>
          </table:table-cell>
          <table:table-cell table:style-name="Таблица1.B2" office:value-type="string">
            <text:p text:style-name="P1264">Кролик</text:p>
          </table:table-cell>
        </table:table-row>
        <table:table-row>
          <table:table-cell table:style-name="Таблица1.A515" office:value-type="string">
            <text:p text:style-name="P1265">3167)be in character</text:p>
            <text:p text:style-name="P1265"/>
            <text:p text:style-name="P1265"/>
            <text:p text:style-name="P1265"/>
          </table:table-cell>
          <table:table-cell table:style-name="Таблица1.B2" office:value-type="string">
            <text:p text:style-name="P1265">Соответствовать</text:p>
          </table:table-cell>
        </table:table-row>
        <table:table-row>
          <table:table-cell table:style-name="Таблица1.A515" office:value-type="string">
            <text:p text:style-name="P1266">3168)caption</text:p>
            <text:p text:style-name="P1266"/>
            <text:p text:style-name="P1266"/>
            <text:p text:style-name="P372">[ˈkæpʃ(ə)n]</text:p>
          </table:table-cell>
          <table:table-cell table:style-name="Таблица1.B2" office:value-type="string">
            <text:p text:style-name="P1266">Подпись, заголовок</text:p>
          </table:table-cell>
        </table:table-row>
        <table:table-row>
          <table:table-cell table:style-name="Таблица1.A515" office:value-type="string">
            <text:p text:style-name="P1267">3169)previous</text:p>
            <text:p text:style-name="P1267"/>
            <text:p text:style-name="P1267"/>
            <text:p text:style-name="P373">[ˈpriːvɪəs]</text:p>
          </table:table-cell>
          <table:table-cell table:style-name="Таблица1.B2" office:value-type="string">
            <text:p text:style-name="P1267">Предыдущий</text:p>
          </table:table-cell>
        </table:table-row>
        <table:table-row>
          <table:table-cell table:style-name="Таблица1.A515" office:value-type="string">
            <text:p text:style-name="P1268">3170)rabid</text:p>
            <text:p text:style-name="P1268"/>
            <text:p text:style-name="P1268"/>
            <text:p text:style-name="P374">[ˈræbɪd]</text:p>
          </table:table-cell>
          <table:table-cell table:style-name="Таблица1.B2" office:value-type="string">
            <text:p text:style-name="P1268">Бешенный, яростный</text:p>
          </table:table-cell>
        </table:table-row>
        <table:table-row>
          <table:table-cell table:style-name="Таблица1.A518" office:value-type="string">
            <text:p text:style-name="P1269">3171)start off</text:p>
            <text:p text:style-name="P1269"/>
            <text:p text:style-name="P1269"/>
            <text:p text:style-name="P1269"/>
          </table:table-cell>
          <table:table-cell table:style-name="Таблица1.B2" office:value-type="string">
            <text:p text:style-name="P1269">Начинать, начинаться</text:p>
          </table:table-cell>
        </table:table-row>
        <table:table-row>
          <table:table-cell table:style-name="Таблица1.A518" office:value-type="string">
            <text:p text:style-name="P1270">3172)slightly</text:p>
            <text:p text:style-name="P1270"/>
            <text:p text:style-name="P1270"><text:soft-page-break/></text:p>
            <text:p text:style-name="P375">[ˈslaɪtlɪ]</text:p>
          </table:table-cell>
          <table:table-cell table:style-name="Таблица1.B2" office:value-type="string">
            <text:p text:style-name="P1269"/>
            <text:p text:style-name="P1269"/>
            <text:p text:style-name="P1270"><text:soft-page-break/>Слегка, немного</text:p>
          </table:table-cell>
        </table:table-row>
        <table:table-row>
          <table:table-cell table:style-name="Таблица1.A518" office:value-type="string">
            <text:p text:style-name="P1271">3173)radiance</text:p>
            <text:p text:style-name="P1271"/>
            <text:p text:style-name="P1271"/>
            <text:p text:style-name="P376">[ˈreɪdɪən(t)s]</text:p>
          </table:table-cell>
          <table:table-cell table:style-name="Таблица1.B2" office:value-type="string">
            <text:p text:style-name="P1271">Излучение, сияние</text:p>
          </table:table-cell>
        </table:table-row>
        <table:table-row>
          <table:table-cell table:style-name="Таблица1.A522" office:value-type="string">
            <text:p text:style-name="P1272">3174)be out character</text:p>
            <text:p text:style-name="P1272"/>
            <text:p text:style-name="P1272"/>
            <text:p text:style-name="P1272"/>
          </table:table-cell>
          <table:table-cell table:style-name="Таблица1.B2" office:value-type="string">
            <text:p text:style-name="P1272">Не соответствовать</text:p>
          </table:table-cell>
        </table:table-row>
        <table:table-row>
          <table:table-cell table:style-name="Таблица1.A522" office:value-type="string">
            <text:p text:style-name="P1273">3175)nicely</text:p>
            <text:p text:style-name="P1273"/>
            <text:p text:style-name="P1273"/>
            <text:p text:style-name="P377">[ˈnaɪslɪ]</text:p>
          </table:table-cell>
          <table:table-cell table:style-name="Таблица1.B2" office:value-type="string">
            <text:p text:style-name="P1273">Хорошо, приятно</text:p>
          </table:table-cell>
        </table:table-row>
        <table:table-row>
          <table:table-cell table:style-name="Таблица1.A522" office:value-type="string">
            <text:p text:style-name="P1274">3176)all about</text:p>
            <text:p text:style-name="P1274"/>
            <text:p text:style-name="P1274"/>
            <text:p text:style-name="P1274"/>
          </table:table-cell>
          <table:table-cell table:style-name="Таблица1.B2" office:value-type="string">
            <text:p text:style-name="P1274">Всё о</text:p>
          </table:table-cell>
        </table:table-row>
        <table:table-row>
          <table:table-cell table:style-name="Таблица1.A522" office:value-type="string">
            <text:p text:style-name="P1275">3177)radish</text:p>
            <text:p text:style-name="P1275"/>
            <text:p text:style-name="P1275"/>
            <text:p text:style-name="P378">[ˈrædɪʃ]</text:p>
          </table:table-cell>
          <table:table-cell table:style-name="Таблица1.B2" office:value-type="string">
            <text:p text:style-name="P1275">Редиска</text:p>
          </table:table-cell>
        </table:table-row>
        <table:table-row>
          <table:table-cell table:style-name="Таблица1.A526" office:value-type="string">
            <text:p text:style-name="P1276">3178)To a certain degree</text:p>
            <text:p text:style-name="P1276"/>
            <text:p text:style-name="P1276"/>
            <text:p text:style-name="P1276"/>
          </table:table-cell>
          <table:table-cell table:style-name="Таблица1.B2" office:value-type="string">
            <text:p text:style-name="P1276">До известной степени</text:p>
          </table:table-cell>
        </table:table-row>
        <table:table-row>
          <table:table-cell table:style-name="Таблица1.A526" office:value-type="string">
            <text:p text:style-name="P1277">3179)offering</text:p>
            <text:p text:style-name="P1277"/>
            <text:p text:style-name="P1277"/>
            <text:p text:style-name="P379">[ˈɔf(ə)rɪŋ]</text:p>
          </table:table-cell>
          <table:table-cell table:style-name="Таблица1.B2" office:value-type="string">
            <text:p text:style-name="P1277"><text:span text:style-name="T44">П</text:span>редложение</text:p>
          </table:table-cell>
        </table:table-row>
        <table:table-row>
          <table:table-cell table:style-name="Таблица1.A526" office:value-type="string">
            <text:p text:style-name="P1278">3180)enterprise</text:p>
            <text:p text:style-name="P1278"/>
            <text:p text:style-name="P1278"/>
            <text:p text:style-name="P380">[ˈentəpraɪz]</text:p>
          </table:table-cell>
          <table:table-cell table:style-name="Таблица1.B2" office:value-type="string">
            <text:p text:style-name="P1278">Предприятие, предпринимательство</text:p>
          </table:table-cell>
        </table:table-row>
        <table:table-row>
          <table:table-cell table:style-name="Таблица1.A526" office:value-type="string">
            <text:p text:style-name="P1279">3181)rage</text:p>
            <text:p text:style-name="P1279"/>
            <text:p text:style-name="P1279"/>
            <text:p text:style-name="P381">[reɪʤ]</text:p>
          </table:table-cell>
          <table:table-cell table:style-name="Таблица1.B2" office:value-type="string">
            <text:p text:style-name="P1279">Гнев, злиться, бушевать</text:p>
          </table:table-cell>
        </table:table-row>
        <table:table-row>
          <table:table-cell table:style-name="Таблица1.A530" office:value-type="string">
            <text:p text:style-name="P1280">3182)A bit</text:p>
            <text:p text:style-name="P1280"/>
            <text:p text:style-name="P1280"/>
            <text:p text:style-name="P1280"/>
          </table:table-cell>
          <table:table-cell table:style-name="Таблица1.B2" office:value-type="string">
            <text:p text:style-name="P1280">Немного</text:p>
          </table:table-cell>
        </table:table-row>
        <table:table-row>
          <table:table-cell table:style-name="Таблица1.A530" office:value-type="string">
            <text:p text:style-name="P1281">3183)everybody</text:p>
            <text:p text:style-name="P1281"/>
            <text:p text:style-name="P1281"/>
            <text:p text:style-name="P382">[ˈevrɪbɔdɪ]</text:p>
          </table:table-cell>
          <table:table-cell table:style-name="Таблица1.B2" office:value-type="string">
            <text:p text:style-name="P1281">Все, каждый</text:p>
          </table:table-cell>
        </table:table-row>
        <table:table-row>
          <table:table-cell table:style-name="Таблица1.A530" office:value-type="string">
            <text:p text:style-name="P1282">3184)fluid</text:p>
            <text:p text:style-name="P1282"/>
            <text:p text:style-name="P1282"/>
            <text:p text:style-name="P383">[ˈfluːɪd]</text:p>
          </table:table-cell>
          <table:table-cell table:style-name="Таблица1.B2" office:value-type="string">
            <text:p text:style-name="P1282">Жидкость</text:p>
          </table:table-cell>
        </table:table-row>
        <table:table-row>
          <table:table-cell table:style-name="Таблица1.A530" office:value-type="string">
            <text:p text:style-name="P1283">3185)raisin</text:p>
            <text:p text:style-name="P1283"/>
            <text:p text:style-name="P1283"/>
            <text:p text:style-name="P384"><text:soft-page-break/>[ˈreɪz(ə)n]</text:p>
          </table:table-cell>
          <table:table-cell table:style-name="Таблица1.B2" office:value-type="string">
            <text:p text:style-name="P1280"/>
            <text:p text:style-name="P1280"/>
            <text:p text:style-name="P1280"/>
            <text:p text:style-name="P1283"><text:soft-page-break/>Изюм, изюминка</text:p>
          </table:table-cell>
        </table:table-row>
        <table:table-row>
          <table:table-cell table:style-name="Таблица1.A534" office:value-type="string">
            <text:p text:style-name="P1284">3186)Not a bit</text:p>
            <text:p text:style-name="P1284"/>
            <text:p text:style-name="P1284"/>
            <text:p text:style-name="P1284"/>
          </table:table-cell>
          <table:table-cell table:style-name="Таблица1.B2" office:value-type="string">
            <text:p text:style-name="P1284">Ничуть</text:p>
          </table:table-cell>
        </table:table-row>
        <table:table-row>
          <table:table-cell table:style-name="Таблица1.A534" office:value-type="string">
            <text:p text:style-name="P1285">3187)playback</text:p>
            <text:p text:style-name="P1285"/>
            <text:p text:style-name="P1285"/>
            <text:p text:style-name="P385">[ˈpleɪbæk]</text:p>
          </table:table-cell>
          <table:table-cell table:style-name="Таблица1.B2" office:value-type="string">
            <text:p text:style-name="P1285">Считывание, воспроизведение</text:p>
          </table:table-cell>
        </table:table-row>
        <table:table-row>
          <table:table-cell table:style-name="Таблица1.A534" office:value-type="string">
            <text:p text:style-name="P1286">3188)derive</text:p>
            <text:p text:style-name="P1286"/>
            <text:p text:style-name="P1286"/>
            <text:p text:style-name="P386">[dɪˈraɪv]</text:p>
          </table:table-cell>
          <table:table-cell table:style-name="Таблица1.B2" office:value-type="string">
            <text:p text:style-name="P1286">Извлекать, дифференцировать, получать</text:p>
          </table:table-cell>
        </table:table-row>
        <table:table-row>
          <table:table-cell table:style-name="Таблица1.A534" office:value-type="string">
            <text:p text:style-name="P1287">3189)rake</text:p>
            <text:p text:style-name="P1287"/>
            <text:p text:style-name="P1287"/>
            <text:p text:style-name="P387">[reɪk]</text:p>
          </table:table-cell>
          <table:table-cell table:style-name="Таблица1.B2" office:value-type="string">
            <text:p text:style-name="P1287">Грабли, разгребать</text:p>
          </table:table-cell>
        </table:table-row>
        <table:table-row>
          <table:table-cell table:style-name="Таблица1.A538" office:value-type="string">
            <text:p text:style-name="P1288">3190)In the middle of</text:p>
            <text:p text:style-name="P1288"/>
            <text:p text:style-name="P1288"/>
            <text:p text:style-name="P1288"/>
          </table:table-cell>
          <table:table-cell table:style-name="Таблица1.B2" office:value-type="string">
            <text:p text:style-name="P1288">В середине, во время</text:p>
          </table:table-cell>
        </table:table-row>
        <table:table-row>
          <table:table-cell table:style-name="Таблица1.A538" office:value-type="string">
            <text:p text:style-name="P1289">3191)somehow</text:p>
            <text:p text:style-name="P1289"/>
            <text:p text:style-name="P1289"/>
            <text:p text:style-name="P388">[ˈsʌmhau]</text:p>
          </table:table-cell>
          <table:table-cell table:style-name="Таблица1.B2" office:value-type="string">
            <text:p text:style-name="P1289">Как-нибудь, почему-то</text:p>
          </table:table-cell>
        </table:table-row>
        <table:table-row>
          <table:table-cell table:style-name="Таблица1.A538" office:value-type="string">
            <text:p text:style-name="P1290">3192)probe</text:p>
            <text:p text:style-name="P1290"/>
            <text:p text:style-name="P1290"/>
            <text:p text:style-name="P389">[prəub]</text:p>
          </table:table-cell>
          <table:table-cell table:style-name="Таблица1.B2" office:value-type="string">
            <text:p text:style-name="P1290">Исследовать, образец, зонд</text:p>
          </table:table-cell>
        </table:table-row>
        <table:table-row>
          <table:table-cell table:style-name="Таблица1.A538" office:value-type="string">
            <text:p text:style-name="P1291">3193)rank</text:p>
            <text:p text:style-name="P1291"/>
            <text:p text:style-name="P1291"/>
            <text:p text:style-name="P390">[ræŋk]</text:p>
          </table:table-cell>
          <table:table-cell table:style-name="Таблица1.B2" office:value-type="string">
            <text:p text:style-name="P1291">Ранжировать, ранг, звание</text:p>
          </table:table-cell>
        </table:table-row>
        <table:table-row>
          <table:table-cell table:style-name="Таблица1.A542" office:value-type="string">
            <text:p text:style-name="P1292">3194)For all one is worth</text:p>
            <text:p text:style-name="P1292"/>
            <text:p text:style-name="P1292"/>
            <text:p text:style-name="P1292"/>
          </table:table-cell>
          <table:table-cell table:style-name="Таблица1.B2" office:value-type="string">
            <text:p text:style-name="P1292">Изо всех сил</text:p>
          </table:table-cell>
        </table:table-row>
        <table:table-row>
          <table:table-cell table:style-name="Таблица1.A542" office:value-type="string">
            <text:p text:style-name="P1293">3195)stats</text:p>
            <text:p text:style-name="P1293"/>
            <text:p text:style-name="P1293"/>
            <text:p text:style-name="P391">[ˈstæts]</text:p>
          </table:table-cell>
          <table:table-cell table:style-name="Таблица1.B2" office:value-type="string">
            <text:p text:style-name="P1293">Статистика</text:p>
          </table:table-cell>
        </table:table-row>
        <table:table-row>
          <table:table-cell table:style-name="Таблица1.A542" office:value-type="string">
            <text:p text:style-name="P1294">3196)sketch</text:p>
            <text:p text:style-name="P1294"/>
            <text:p text:style-name="P1294"/>
            <text:p text:style-name="P392">[skeʧ]</text:p>
          </table:table-cell>
          <table:table-cell table:style-name="Таблица1.B2" office:value-type="string">
            <text:p text:style-name="P1294">Набросок</text:p>
          </table:table-cell>
        </table:table-row>
        <table:table-row>
          <table:table-cell table:style-name="Таблица1.A542" office:value-type="string">
            <text:p text:style-name="P1295">3197)ransom</text:p>
            <text:p text:style-name="P1295"/>
            <text:p text:style-name="P1295"/>
            <text:p text:style-name="P393">[ˈræn(t)s(ə)m]</text:p>
          </table:table-cell>
          <table:table-cell table:style-name="Таблица1.B2" office:value-type="string">
            <text:p text:style-name="P1295">Выкуп</text:p>
          </table:table-cell>
        </table:table-row>
        <table:table-row>
          <table:table-cell table:style-name="Таблица1.A546" office:value-type="string">
            <text:p text:style-name="P1296">3198)Take into account</text:p>
            <text:p text:style-name="P1296"/>
            <text:p text:style-name="P1296"/>
            <text:p text:style-name="P1296"/>
          </table:table-cell>
          <table:table-cell table:style-name="Таблица1.B2" office:value-type="string">
            <text:p text:style-name="P1296">Принимать во внимание</text:p>
          </table:table-cell>
        </table:table-row>
        <text:soft-page-break/>
        <table:table-row>
          <table:table-cell table:style-name="Таблица1.A546" office:value-type="string">
            <text:p text:style-name="P1297">3199)dashboard</text:p>
            <text:p text:style-name="P1297"/>
            <text:p text:style-name="P1297"/>
            <text:p text:style-name="P394">[ˈdæʃbɔːd]</text:p>
          </table:table-cell>
          <table:table-cell table:style-name="Таблица1.B2" office:value-type="string">
            <text:p text:style-name="P1297">Приборная панель</text:p>
          </table:table-cell>
        </table:table-row>
        <table:table-row>
          <table:table-cell table:style-name="Таблица1.A546" office:value-type="string">
            <text:p text:style-name="P1298">3200)severity</text:p>
            <text:p text:style-name="P1298"/>
            <text:p text:style-name="P1298"/>
            <text:p text:style-name="P395">[sɪˈverətɪ]</text:p>
          </table:table-cell>
          <table:table-cell table:style-name="Таблица1.B2" office:value-type="string">
            <text:p text:style-name="P1298">Строгость</text:p>
          </table:table-cell>
        </table:table-row>
        <table:table-row>
          <table:table-cell table:style-name="Таблица1.A546" office:value-type="string">
            <text:p text:style-name="P1299">3201)rap</text:p>
            <text:p text:style-name="P1299"/>
            <text:p text:style-name="P1299"/>
            <text:p text:style-name="P396">[ræp]</text:p>
          </table:table-cell>
          <table:table-cell table:style-name="Таблица1.B2" office:value-type="string">
            <text:p text:style-name="P1299">Рэп, стучать, стук</text:p>
          </table:table-cell>
        </table:table-row>
        <table:table-row>
          <table:table-cell table:style-name="Таблица1.A550" office:value-type="string">
            <text:p text:style-name="P1300">3202)Make one's choice</text:p>
            <text:p text:style-name="P1300"/>
            <text:p text:style-name="P1300"/>
            <text:p text:style-name="P1300"/>
          </table:table-cell>
          <table:table-cell table:style-name="Таблица1.B2" office:value-type="string">
            <text:p text:style-name="P1300">Сделать выбор</text:p>
          </table:table-cell>
        </table:table-row>
        <table:table-row>
          <table:table-cell table:style-name="Таблица1.A550" office:value-type="string">
            <text:p text:style-name="P1301">3203)skill</text:p>
            <text:p text:style-name="P1301"/>
            <text:p text:style-name="P1301"/>
            <text:p text:style-name="P397">[skɪl]</text:p>
          </table:table-cell>
          <table:table-cell table:style-name="Таблица1.B2" office:value-type="string">
            <text:p text:style-name="P1301">Ловкость, умение</text:p>
          </table:table-cell>
        </table:table-row>
        <table:table-row>
          <table:table-cell table:style-name="Таблица1.A550" office:value-type="string">
            <text:p text:style-name="P1302">3204)redundant</text:p>
            <text:p text:style-name="P1302"/>
            <text:p text:style-name="P1302"/>
            <text:p text:style-name="P398">[rɪˈdʌndənt]</text:p>
          </table:table-cell>
          <table:table-cell table:style-name="Таблица1.B2" office:value-type="string">
            <text:p text:style-name="P1302">Избыточный, резервный</text:p>
          </table:table-cell>
        </table:table-row>
        <table:table-row>
          <table:table-cell table:style-name="Таблица1.A550" office:value-type="string">
            <text:p text:style-name="P1303">3205)rapt</text:p>
            <text:p text:style-name="P1303"/>
            <text:p text:style-name="P1303"/>
            <text:p text:style-name="P399">[ræpt]</text:p>
          </table:table-cell>
          <table:table-cell table:style-name="Таблица1.B2" office:value-type="string">
            <text:p text:style-name="P1303">Восхищённый, увлечённый</text:p>
          </table:table-cell>
        </table:table-row>
        <table:table-row>
          <table:table-cell table:style-name="Таблица1.A554" office:value-type="string">
            <text:p text:style-name="P1304">3206)Put in practice</text:p>
            <text:p text:style-name="P1304"/>
            <text:p text:style-name="P1304"/>
            <text:p text:style-name="P1304"/>
          </table:table-cell>
          <table:table-cell table:style-name="Таблица1.B2" office:value-type="string">
            <text:p text:style-name="P1304">Осуществлять</text:p>
          </table:table-cell>
        </table:table-row>
        <table:table-row>
          <table:table-cell table:style-name="Таблица1.A554" office:value-type="string">
            <text:p text:style-name="P1305">3207)right away</text:p>
            <text:p text:style-name="P1305"/>
            <text:p text:style-name="P1305"/>
            <text:p text:style-name="P1305"/>
          </table:table-cell>
          <table:table-cell table:style-name="Таблица1.B2" office:value-type="string">
            <text:p text:style-name="P1305">Сразу</text:p>
          </table:table-cell>
        </table:table-row>
        <table:table-row>
          <table:table-cell table:style-name="Таблица1.A554" office:value-type="string">
            <text:p text:style-name="P1306">3208)valuable</text:p>
            <text:p text:style-name="P1306"/>
            <text:p text:style-name="P1306"/>
            <text:p text:style-name="P400">[ˈvæljuəbl]</text:p>
          </table:table-cell>
          <table:table-cell table:style-name="Таблица1.B2" office:value-type="string">
            <text:p text:style-name="P1306">Полезный, ценный</text:p>
          </table:table-cell>
        </table:table-row>
        <table:table-row>
          <table:table-cell table:style-name="Таблица1.A554" office:value-type="string">
            <text:p text:style-name="P1307">3209)rasp</text:p>
            <text:p text:style-name="P1307"/>
            <text:p text:style-name="P1307"/>
            <text:p text:style-name="P401">[rɑːsp]</text:p>
          </table:table-cell>
          <table:table-cell table:style-name="Таблица1.B2" office:value-type="string">
            <text:p text:style-name="P1307">Тёрка, строгать, напильник, подпиливать, скрежет</text:p>
          </table:table-cell>
        </table:table-row>
        <table:table-row>
          <table:table-cell table:style-name="Таблица1.A558" office:value-type="string">
            <text:p text:style-name="P1308">3210)Be out of practice</text:p>
            <text:p text:style-name="P1308"/>
            <text:p text:style-name="P1308"/>
            <text:p text:style-name="P1308"/>
          </table:table-cell>
          <table:table-cell table:style-name="Таблица1.B2" office:value-type="string">
            <text:p text:style-name="P1308">Не иметь практики</text:p>
          </table:table-cell>
        </table:table-row>
        <table:table-row>
          <table:table-cell table:style-name="Таблица1.A558" office:value-type="string">
            <text:p text:style-name="P1309">3211)rough</text:p>
            <text:p text:style-name="P1309"/>
            <text:p text:style-name="P1309"/>
            <text:p text:style-name="P402">[rʌf]</text:p>
          </table:table-cell>
          <table:table-cell table:style-name="Таблица1.B2" office:value-type="string">
            <text:p text:style-name="P1310">Грубо, грубый</text:p>
          </table:table-cell>
        </table:table-row>
        <table:table-row>
          <table:table-cell table:style-name="Таблица1.A558" office:value-type="string">
            <text:p text:style-name="P1311">3212)draft</text:p>
            <text:p text:style-name="P1311"><text:soft-page-break/></text:p>
            <text:p text:style-name="P1311"/>
            <text:p text:style-name="P403">[drɑːft]</text:p>
          </table:table-cell>
          <table:table-cell table:style-name="Таблица1.B2" office:value-type="string">
            <text:p text:style-name="P1308"/>
            <text:p text:style-name="P1311"><text:soft-page-break/>Проект, черновик, чертёж</text:p>
          </table:table-cell>
        </table:table-row>
        <table:table-row>
          <table:table-cell table:style-name="Таблица1.A558" office:value-type="string">
            <text:p text:style-name="P1312">3213)raspberry</text:p>
            <text:p text:style-name="P1312"/>
            <text:p text:style-name="P1312"/>
            <text:p text:style-name="P404">[ˈrɑːzb(ə)rɪ]</text:p>
          </table:table-cell>
          <table:table-cell table:style-name="Таблица1.B2" office:value-type="string">
            <text:p text:style-name="P1312">Малина</text:p>
          </table:table-cell>
        </table:table-row>
        <table:table-row>
          <table:table-cell table:style-name="Таблица1.A562" office:value-type="string">
            <text:p text:style-name="P1313">3214)Make progress</text:p>
            <text:p text:style-name="P1313"/>
            <text:p text:style-name="P1313"/>
            <text:p text:style-name="P1313"/>
          </table:table-cell>
          <table:table-cell table:style-name="Таблица1.B2" office:value-type="string">
            <text:p text:style-name="P1313">Делать успехи</text:p>
          </table:table-cell>
        </table:table-row>
        <table:table-row>
          <table:table-cell table:style-name="Таблица1.A562" office:value-type="string">
            <text:p text:style-name="P1314">3215)label</text:p>
            <text:p text:style-name="P1314"/>
            <text:p text:style-name="P1314"/>
            <text:p text:style-name="P405">[ˈleɪb(ə)l]</text:p>
          </table:table-cell>
          <table:table-cell table:style-name="Таблица1.B2" office:value-type="string">
            <text:p text:style-name="P1314">Этикетка, метка</text:p>
          </table:table-cell>
        </table:table-row>
        <table:table-row>
          <table:table-cell table:style-name="Таблица1.A562" office:value-type="string">
            <text:p text:style-name="P1315">3216)for how long</text:p>
            <text:p text:style-name="P1315"/>
            <text:p text:style-name="P1315"/>
            <text:p text:style-name="P1315"/>
          </table:table-cell>
          <table:table-cell table:style-name="Таблица1.B2" office:value-type="string">
            <text:p text:style-name="P1315">Как долго</text:p>
          </table:table-cell>
        </table:table-row>
        <table:table-row>
          <table:table-cell table:style-name="Таблица1.A562" office:value-type="string">
            <text:p text:style-name="P1316">3217)rattle</text:p>
            <text:p text:style-name="P1316"/>
            <text:p text:style-name="P1316"/>
            <text:p text:style-name="P406">[ˈrætl]</text:p>
          </table:table-cell>
          <table:table-cell table:style-name="Таблица1.B2" office:value-type="string">
            <text:p text:style-name="P1316">Погремушка, греметь, грохот</text:p>
          </table:table-cell>
        </table:table-row>
        <table:table-row>
          <table:table-cell table:style-name="Таблица1.A566" office:value-type="string">
            <text:p text:style-name="P1317">3218)Marry!</text:p>
            <text:p text:style-name="P1317"/>
            <text:p text:style-name="P1317"/>
            <text:p text:style-name="P1317"/>
          </table:table-cell>
          <table:table-cell table:style-name="Таблица1.B2" office:value-type="string">
            <text:p text:style-name="P1317">Подумать только</text:p>
          </table:table-cell>
        </table:table-row>
        <table:table-row>
          <table:table-cell table:style-name="Таблица1.A566" office:value-type="string">
            <text:p text:style-name="P1318">3219)straightforward</text:p>
            <text:p text:style-name="P1318"/>
            <text:p text:style-name="P1318"/>
            <text:p text:style-name="P407">[ˌstreɪtˈfɔːwəd]</text:p>
          </table:table-cell>
          <table:table-cell table:style-name="Таблица1.B2" office:value-type="string">
            <text:p text:style-name="P1318">Простой, прямой</text:p>
          </table:table-cell>
        </table:table-row>
        <table:table-row>
          <table:table-cell table:style-name="Таблица1.A566" office:value-type="string">
            <text:p text:style-name="P1319">3220)sale</text:p>
            <text:p text:style-name="P1319"/>
            <text:p text:style-name="P1319"/>
            <text:p text:style-name="P408">[seɪl]</text:p>
          </table:table-cell>
          <table:table-cell table:style-name="Таблица1.B2" office:value-type="string">
            <text:p text:style-name="P1319">Продажа, распродажа</text:p>
          </table:table-cell>
        </table:table-row>
        <table:table-row>
          <table:table-cell table:style-name="Таблица1.A566" office:value-type="string">
            <text:p text:style-name="P1320">3221)ravish</text:p>
            <text:p text:style-name="P1320"/>
            <text:p text:style-name="P1320"/>
            <text:p text:style-name="P409">[ˈrævɪʃ]</text:p>
          </table:table-cell>
          <table:table-cell table:style-name="Таблица1.B2" office:value-type="string">
            <text:p text:style-name="P1320">Насиловать, восхищать</text:p>
          </table:table-cell>
        </table:table-row>
        <table:table-row>
          <table:table-cell table:style-name="Таблица1.A570" office:value-type="string">
            <text:p text:style-name="P1321">3222)Shake hands</text:p>
            <text:p text:style-name="P1321"/>
            <text:p text:style-name="P1321"/>
            <text:p text:style-name="P1321"/>
          </table:table-cell>
          <table:table-cell table:style-name="Таблица1.B2" office:value-type="string">
            <text:p text:style-name="P1321">Обменяться рукопожатием</text:p>
          </table:table-cell>
        </table:table-row>
        <table:table-row>
          <table:table-cell table:style-name="Таблица1.A570" office:value-type="string">
            <text:p text:style-name="P1322">3223)rely heavily</text:p>
            <text:p text:style-name="P1322"/>
            <text:p text:style-name="P1322"/>
            <text:p text:style-name="P1028"><text:span text:style-name="T8">[rɪˈlaɪ]</text:span><text:span text:style-name="T3">[ˈhevɪlɪ]</text:span></text:p>
          </table:table-cell>
          <table:table-cell table:style-name="Таблица1.B2" office:value-type="string">
            <text:p text:style-name="P1323">В значительной степени зависеть</text:p>
          </table:table-cell>
        </table:table-row>
        <table:table-row>
          <table:table-cell table:style-name="Таблица1.A570" office:value-type="string">
            <text:p text:style-name="P1324">3224)preview</text:p>
            <text:p text:style-name="P1324"/>
            <text:p text:style-name="P1324"/>
            <text:p text:style-name="P410">[ˈpriːvjuː]</text:p>
          </table:table-cell>
          <table:table-cell table:style-name="Таблица1.B2" office:value-type="string">
            <text:p text:style-name="P1324">Предварительный просмотр</text:p>
          </table:table-cell>
        </table:table-row>
        <table:table-row>
          <table:table-cell table:style-name="Таблица1.A570" office:value-type="string">
            <text:p text:style-name="P1325">3225)raw</text:p>
            <text:p text:style-name="P1325"/>
            <text:p text:style-name="P1325"><text:soft-page-break/></text:p>
            <text:p text:style-name="P411">[rɔː]</text:p>
          </table:table-cell>
          <table:table-cell table:style-name="Таблица1.B2" office:value-type="string">
            <text:p text:style-name="P1321"/>
            <text:p text:style-name="P1321"/>
            <text:p text:style-name="P1325"><text:soft-page-break/>Сырьё, сырой</text:p>
          </table:table-cell>
        </table:table-row>
        <table:table-row>
          <table:table-cell table:style-name="Таблица1.A574" office:value-type="string">
            <text:p text:style-name="P1326">3226)By itself</text:p>
            <text:p text:style-name="P1326"/>
            <text:p text:style-name="P1326"/>
            <text:p text:style-name="P1326"/>
          </table:table-cell>
          <table:table-cell table:style-name="Таблица1.B2" office:value-type="string">
            <text:p text:style-name="P1326">Само, отдельно</text:p>
          </table:table-cell>
        </table:table-row>
        <table:table-row>
          <table:table-cell table:style-name="Таблица1.A574" office:value-type="string">
            <text:p text:style-name="P1327">3227)acquisition</text:p>
            <text:p text:style-name="P1327"/>
            <text:p text:style-name="P1327"/>
            <text:p text:style-name="P412">[ˌækwɪˈzɪʃ(ə)n]</text:p>
          </table:table-cell>
          <table:table-cell table:style-name="Таблица1.B2" office:value-type="string">
            <text:p text:style-name="P1327">Сбор, приобретение</text:p>
          </table:table-cell>
        </table:table-row>
        <table:table-row>
          <table:table-cell table:style-name="Таблица1.A574" office:value-type="string">
            <text:p text:style-name="P1328">3228)tricky</text:p>
            <text:p text:style-name="P1328"/>
            <text:p text:style-name="P1328"/>
            <text:p text:style-name="P413">[ˈtrɪkɪ]</text:p>
          </table:table-cell>
          <table:table-cell table:style-name="Таблица1.B2" office:value-type="string">
            <text:p text:style-name="P1328">Хитрый</text:p>
          </table:table-cell>
        </table:table-row>
        <table:table-row>
          <table:table-cell table:style-name="Таблица1.A574" office:value-type="string">
            <text:p text:style-name="P1329">3229)nightly</text:p>
            <text:p text:style-name="P1329"/>
            <text:p text:style-name="P1329"/>
            <text:p text:style-name="P414">[ˈnaɪtlɪ]</text:p>
          </table:table-cell>
          <table:table-cell table:style-name="Таблица1.B2" office:value-type="string">
            <text:p text:style-name="P1329">Ночной, ночью</text:p>
          </table:table-cell>
        </table:table-row>
        <table:table-row>
          <table:table-cell table:style-name="Таблица1.A578" office:value-type="string">
            <text:p text:style-name="P1330">3230)raze</text:p>
            <text:p text:style-name="P1330"/>
            <text:p text:style-name="P1330"/>
            <text:p text:style-name="P415">[reɪz]</text:p>
          </table:table-cell>
          <table:table-cell table:style-name="Таблица1.B2" office:value-type="string">
            <text:p text:style-name="P1330">Разрушать до основания</text:p>
          </table:table-cell>
        </table:table-row>
        <table:table-row>
          <table:table-cell table:style-name="Таблица1.A578" office:value-type="string">
            <text:p text:style-name="P1331">3231)trunk</text:p>
            <text:p text:style-name="P1331"/>
            <text:p text:style-name="P1331"/>
            <text:p text:style-name="P416">[trʌŋk]</text:p>
          </table:table-cell>
          <table:table-cell table:style-name="Таблица1.B2" office:value-type="string">
            <text:p text:style-name="P1331">Магистраль, багажник, ствол</text:p>
          </table:table-cell>
        </table:table-row>
        <table:table-row>
          <table:table-cell table:style-name="Таблица1.A578" office:value-type="string">
            <text:p text:style-name="P1332">3232)anchored</text:p>
            <text:p text:style-name="P1332"/>
            <text:p text:style-name="P1332"/>
            <text:p text:style-name="P417">[ˈæŋkəd]</text:p>
          </table:table-cell>
          <table:table-cell table:style-name="Таблица1.B2" office:value-type="string">
            <text:p text:style-name="P1332">Закреплённый</text:p>
          </table:table-cell>
        </table:table-row>
        <table:table-row>
          <table:table-cell table:style-name="Таблица1.A578" office:value-type="string">
            <text:p text:style-name="P1333">3233)sole</text:p>
            <text:p text:style-name="P1333"/>
            <text:p text:style-name="P1333"/>
            <text:p text:style-name="P418">[səul]</text:p>
          </table:table-cell>
          <table:table-cell table:style-name="Таблица1.B2" office:value-type="string">
            <text:p text:style-name="P1333">Единственный, подошва</text:p>
          </table:table-cell>
        </table:table-row>
        <table:table-row>
          <table:table-cell table:style-name="Таблица1.A582" office:value-type="string">
            <text:p text:style-name="P1334">3234)razor</text:p>
            <text:p text:style-name="P1334"/>
            <text:p text:style-name="P1334"/>
            <text:p text:style-name="P419">[ˈreɪzə]</text:p>
          </table:table-cell>
          <table:table-cell table:style-name="Таблица1.B2" office:value-type="string">
            <text:p text:style-name="P1334">Бритва, брить</text:p>
          </table:table-cell>
        </table:table-row>
        <table:table-row>
          <table:table-cell table:style-name="Таблица1.A582" office:value-type="string">
            <text:p text:style-name="P1335">3235)chunk</text:p>
            <text:p text:style-name="P1335"/>
            <text:p text:style-name="P1335"/>
            <text:p text:style-name="P420">[ʧʌŋk]</text:p>
          </table:table-cell>
          <table:table-cell table:style-name="Таблица1.B2" office:value-type="string">
            <text:p text:style-name="P1336">Кусок, часть данных, участок памяти</text:p>
          </table:table-cell>
        </table:table-row>
        <table:table-row>
          <table:table-cell table:style-name="Таблица1.A582" office:value-type="string">
            <text:p text:style-name="P1337">3236)heap</text:p>
            <text:p text:style-name="P1337"/>
            <text:p text:style-name="P1337"/>
            <text:p text:style-name="P421">[hiːp]</text:p>
          </table:table-cell>
          <table:table-cell table:style-name="Таблица1.B2" office:value-type="string">
            <text:p text:style-name="P1337">Куча, осыпать</text:p>
          </table:table-cell>
        </table:table-row>
        <table:table-row>
          <table:table-cell table:style-name="Таблица1.A582" office:value-type="string">
            <text:p text:style-name="P1338">3237)rebuff</text:p>
            <text:p text:style-name="P1338"/>
            <text:p text:style-name="P1338"/>
            <text:p text:style-name="P422">[rɪˈbʌf]</text:p>
          </table:table-cell>
          <table:table-cell table:style-name="Таблица1.B2" office:value-type="string">
            <text:p text:style-name="P1339">Давать отпор, отпор</text:p>
          </table:table-cell>
        </table:table-row>
        <table:table-row>
          <table:table-cell table:style-name="Таблица1.A586" office:value-type="string">
            <text:p text:style-name="P1340">3238)in itself</text:p>
            <text:p text:style-name="P1340"/>
            <text:p text:style-name="P1340"/>
            <text:p text:style-name="P1340"><text:soft-page-break/></text:p>
          </table:table-cell>
          <table:table-cell table:style-name="Таблица1.B2" office:value-type="string">
            <text:p text:style-name="P1334"/>
            <text:p text:style-name="P1334"/>
            <text:p text:style-name="P1334"/>
            <text:p text:style-name="P1340"><text:soft-page-break/>Само по себе</text:p>
          </table:table-cell>
        </table:table-row>
        <table:table-row>
          <table:table-cell table:style-name="Таблица1.A586" office:value-type="string">
            <text:p text:style-name="P1341">3239)closely</text:p>
            <text:p text:style-name="P1341"/>
            <text:p text:style-name="P1341"/>
            <text:p text:style-name="P423">[ˈkləuslɪ]</text:p>
          </table:table-cell>
          <table:table-cell table:style-name="Таблица1.B2" office:value-type="string">
            <text:p text:style-name="P1341">Внимательно, близко, тесно</text:p>
          </table:table-cell>
        </table:table-row>
        <table:table-row>
          <table:table-cell table:style-name="Таблица1.A586" office:value-type="string">
            <text:p text:style-name="P1342">3240)provision</text:p>
            <text:p text:style-name="P1342"/>
            <text:p text:style-name="P1342"/>
            <text:p text:style-name="P424">[prəˈvɪʒ(ə)n]</text:p>
          </table:table-cell>
          <table:table-cell table:style-name="Таблица1.B2" office:value-type="string">
            <text:p text:style-name="P1342">Положение, условие, обеспечение</text:p>
          </table:table-cell>
        </table:table-row>
        <table:table-row>
          <table:table-cell table:style-name="Таблица1.A586" office:value-type="string">
            <text:p text:style-name="P1343">3241)recede</text:p>
            <text:p text:style-name="P1343"/>
            <text:p text:style-name="P1343"/>
            <text:p text:style-name="P425">[rɪˈsiːd]</text:p>
          </table:table-cell>
          <table:table-cell table:style-name="Таблица1.B2" office:value-type="string">
            <text:p text:style-name="P1343">Отступать</text:p>
          </table:table-cell>
        </table:table-row>
        <table:table-row>
          <table:table-cell table:style-name="Таблица1.A590" office:value-type="string">
            <text:p text:style-name="P1344">3242)of itself</text:p>
            <text:p text:style-name="P1344"/>
            <text:p text:style-name="P1344"/>
            <text:p text:style-name="P1344"/>
          </table:table-cell>
          <table:table-cell table:style-name="Таблица1.B2" office:value-type="string">
            <text:p text:style-name="P1344">Само по себе</text:p>
          </table:table-cell>
        </table:table-row>
        <table:table-row>
          <table:table-cell table:style-name="Таблица1.A590" office:value-type="string">
            <text:p text:style-name="P1345">3243)prefer</text:p>
            <text:p text:style-name="P1345"/>
            <text:p text:style-name="P1345"/>
            <text:p text:style-name="P426">[prɪˈfɜː]</text:p>
          </table:table-cell>
          <table:table-cell table:style-name="Таблица1.B2" office:value-type="string">
            <text:p text:style-name="P1345">Предпочитать, предпочтительный</text:p>
          </table:table-cell>
        </table:table-row>
        <table:table-row>
          <table:table-cell table:style-name="Таблица1.A590" office:value-type="string">
            <text:p text:style-name="P1346">3244)one by one</text:p>
            <text:p text:style-name="P1346"/>
            <text:p text:style-name="P1346"/>
            <text:p text:style-name="P1346"/>
          </table:table-cell>
          <table:table-cell table:style-name="Таблица1.B2" office:value-type="string">
            <text:p text:style-name="P1346">Поодиночке</text:p>
          </table:table-cell>
        </table:table-row>
        <table:table-row>
          <table:table-cell table:style-name="Таблица1.A590" office:value-type="string">
            <text:p text:style-name="P1347">3245)receiver</text:p>
            <text:p text:style-name="P1347"/>
            <text:p text:style-name="P1347"/>
            <text:p text:style-name="P427">[rɪˈsiːvə]</text:p>
          </table:table-cell>
          <table:table-cell table:style-name="Таблица1.B2" office:value-type="string">
            <text:p text:style-name="P1347">Получатель</text:p>
          </table:table-cell>
        </table:table-row>
        <table:table-row>
          <table:table-cell table:style-name="Таблица1.A594" office:value-type="string">
            <text:p text:style-name="P1348">3246)Pretty much</text:p>
            <text:p text:style-name="P1348"/>
            <text:p text:style-name="P1348"/>
            <text:p text:style-name="P1348"/>
          </table:table-cell>
          <table:table-cell table:style-name="Таблица1.B2" office:value-type="string">
            <text:p text:style-name="P1348">Очень, почти</text:p>
          </table:table-cell>
        </table:table-row>
        <table:table-row>
          <table:table-cell table:style-name="Таблица1.A594" office:value-type="string">
            <text:p text:style-name="P1349">3247)append</text:p>
            <text:p text:style-name="P1349"/>
            <text:p text:style-name="P1349"/>
            <text:p text:style-name="P428">[əˈpend]</text:p>
          </table:table-cell>
          <table:table-cell table:style-name="Таблица1.B2" office:value-type="string">
            <text:p text:style-name="P1349">Добавлять, присоединять, <text:span text:style-name="T45">дополнение</text:span></text:p>
          </table:table-cell>
        </table:table-row>
        <table:table-row>
          <table:table-cell table:style-name="Таблица1.A594" office:value-type="string">
            <text:p text:style-name="P1350">3248)it is</text:p>
            <text:p text:style-name="P1350"/>
            <text:p text:style-name="P1350"/>
            <text:p text:style-name="P1350"/>
          </table:table-cell>
          <table:table-cell table:style-name="Таблица1.B2" office:value-type="string">
            <text:p text:style-name="P1350">Это есть</text:p>
          </table:table-cell>
        </table:table-row>
        <table:table-row>
          <table:table-cell table:style-name="Таблица1.A594" office:value-type="string">
            <text:p text:style-name="P1351">3249)recite</text:p>
            <text:p text:style-name="P1351"/>
            <text:p text:style-name="P1351"/>
            <text:p text:style-name="P429">[rɪˈsaɪt]</text:p>
          </table:table-cell>
          <table:table-cell table:style-name="Таблица1.B2" office:value-type="string">
            <text:p text:style-name="P1351">Декламировать</text:p>
          </table:table-cell>
        </table:table-row>
        <table:table-row>
          <table:table-cell table:style-name="Таблица1.A598" office:value-type="string">
            <text:p text:style-name="P1352">3250)Quiet!</text:p>
            <text:p text:style-name="P1352"/>
            <text:p text:style-name="P1352"/>
            <text:p text:style-name="P430">[ˈkwaɪət]</text:p>
          </table:table-cell>
          <table:table-cell table:style-name="Таблица1.B2" office:value-type="string">
            <text:p text:style-name="P1352">Тише</text:p>
          </table:table-cell>
        </table:table-row>
        <table:table-row>
          <table:table-cell table:style-name="Таблица1.A598" office:value-type="string">
            <text:p text:style-name="P1353">3251)curious</text:p>
            <text:p text:style-name="P1353"/>
            <text:p text:style-name="P1353"/>
            <text:p text:style-name="P431">[ˈkjuərɪəs]</text:p>
          </table:table-cell>
          <table:table-cell table:style-name="Таблица1.B2" office:value-type="string">
            <text:p text:style-name="P1353">Любопытный, странный</text:p>
          </table:table-cell>
        </table:table-row>
        <text:soft-page-break/>
        <table:table-row>
          <table:table-cell table:style-name="Таблица1.A598" office:value-type="string">
            <text:p text:style-name="P1354">3252)unify</text:p>
            <text:p text:style-name="P1354"/>
            <text:p text:style-name="P1354"/>
            <text:p text:style-name="P432">[ˈjuːnɪfaɪ]</text:p>
          </table:table-cell>
          <table:table-cell table:style-name="Таблица1.B2" office:value-type="string">
            <text:p text:style-name="P1354">Унифицировать, объединять</text:p>
          </table:table-cell>
        </table:table-row>
        <table:table-row>
          <table:table-cell table:style-name="Таблица1.A598" office:value-type="string">
            <text:p text:style-name="P1355">3253)reckless</text:p>
            <text:p text:style-name="P1355"/>
            <text:p text:style-name="P1355"/>
            <text:p text:style-name="P433">[ˈrekləs]</text:p>
          </table:table-cell>
          <table:table-cell table:style-name="Таблица1.B2" office:value-type="string">
            <text:p text:style-name="P1355">Безрассудный</text:p>
          </table:table-cell>
        </table:table-row>
        <table:table-row>
          <table:table-cell table:style-name="Таблица1.A602" office:value-type="string">
            <text:p text:style-name="P1356">3254)Raise a claim</text:p>
            <text:p text:style-name="P1356"/>
            <text:p text:style-name="P1356"/>
            <text:p text:style-name="P434">[kleɪm]</text:p>
          </table:table-cell>
          <table:table-cell table:style-name="Таблица1.B2" office:value-type="string">
            <text:p text:style-name="P1356">Предъявлять претензию</text:p>
          </table:table-cell>
        </table:table-row>
        <table:table-row>
          <table:table-cell table:style-name="Таблица1.A602" office:value-type="string">
            <text:p text:style-name="P1357">3255)crash</text:p>
            <text:p text:style-name="P1357"/>
            <text:p text:style-name="P1357"/>
            <text:p text:style-name="P435">[kræʃ]</text:p>
          </table:table-cell>
          <table:table-cell table:style-name="Таблица1.B2" office:value-type="string">
            <text:p text:style-name="P1357">Авария, потерпеть аварию, аварийный <text:span text:style-name="T46">отказ</text:span></text:p>
          </table:table-cell>
        </table:table-row>
        <table:table-row>
          <table:table-cell table:style-name="Таблица1.A602" office:value-type="string">
            <text:p text:style-name="P1358">3256)bootstrap</text:p>
            <text:p text:style-name="P1358"/>
            <text:p text:style-name="P1358"/>
            <text:p text:style-name="P436">[ˈbuːtstræp]</text:p>
          </table:table-cell>
          <table:table-cell table:style-name="Таблица1.B2" office:value-type="string">
            <text:p text:style-name="P1358">Начальная загрузка</text:p>
          </table:table-cell>
        </table:table-row>
        <table:table-row>
          <table:table-cell table:style-name="Таблица1.A602" office:value-type="string">
            <text:p text:style-name="P1359">3257)reconciliation</text:p>
            <text:p text:style-name="P1359"/>
            <text:p text:style-name="P1359"/>
            <text:p text:style-name="P437">[ˌrek(ə)nˌsɪlɪˈeɪʃ(ə)n]</text:p>
          </table:table-cell>
          <table:table-cell table:style-name="Таблица1.B2" office:value-type="string">
            <text:p text:style-name="P1359">Примирение, соглашение</text:p>
          </table:table-cell>
        </table:table-row>
        <table:table-row>
          <table:table-cell table:style-name="Таблица1.A606" office:value-type="string">
            <text:p text:style-name="P1360">3258)On condition</text:p>
            <text:p text:style-name="P1360"/>
            <text:p text:style-name="P1360"/>
            <text:p text:style-name="P1360"/>
          </table:table-cell>
          <table:table-cell table:style-name="Таблица1.B2" office:value-type="string">
            <text:p text:style-name="P1360">При условии</text:p>
          </table:table-cell>
        </table:table-row>
        <table:table-row>
          <table:table-cell table:style-name="Таблица1.A606" office:value-type="string">
            <text:p text:style-name="P1361">3259)spawn</text:p>
            <text:p text:style-name="P1361"/>
            <text:p text:style-name="P1361"/>
            <text:p text:style-name="P438">[spɔːn]</text:p>
          </table:table-cell>
          <table:table-cell table:style-name="Таблица1.B2" office:value-type="string">
            <text:p text:style-name="P1362">Порождать, порождение, икра</text:p>
          </table:table-cell>
        </table:table-row>
        <table:table-row>
          <table:table-cell table:style-name="Таблица1.A606" office:value-type="string">
            <text:p text:style-name="P1363">3260)denote</text:p>
            <text:p text:style-name="P1363"/>
            <text:p text:style-name="P1363"/>
            <text:p text:style-name="P439">[dɪˈnəut]</text:p>
          </table:table-cell>
          <table:table-cell table:style-name="Таблица1.B2" office:value-type="string">
            <text:p text:style-name="P1363">Обозначать</text:p>
          </table:table-cell>
        </table:table-row>
        <table:table-row>
          <table:table-cell table:style-name="Таблица1.A606" office:value-type="string">
            <text:p text:style-name="P1364">3261)recover</text:p>
            <text:p text:style-name="P1364"/>
            <text:p text:style-name="P1364"/>
            <text:p text:style-name="P440">[rɪˈkʌvə]</text:p>
          </table:table-cell>
          <table:table-cell table:style-name="Таблица1.B2" office:value-type="string">
            <text:p text:style-name="P1364">Восстанавливать</text:p>
          </table:table-cell>
        </table:table-row>
        <table:table-row>
          <table:table-cell table:style-name="Таблица1.A610" office:value-type="string">
            <text:p text:style-name="P1365">3262)under such condition</text:p>
            <text:p text:style-name="P1365"/>
            <text:p text:style-name="P1365"/>
            <text:p text:style-name="P1365"/>
          </table:table-cell>
          <table:table-cell table:style-name="Таблица1.B2" office:value-type="string">
            <text:p text:style-name="P1365">В таких условиях</text:p>
          </table:table-cell>
        </table:table-row>
        <table:table-row>
          <table:table-cell table:style-name="Таблица1.A610" office:value-type="string">
            <text:p text:style-name="P1366">3263)<text:span text:style-name="T47">buddy</text:span></text:p>
            <text:p text:style-name="P1366"/>
            <text:p text:style-name="P1366"/>
            <text:p text:style-name="P441">[ˈbʌdɪ]</text:p>
          </table:table-cell>
          <table:table-cell table:style-name="Таблица1.B2" office:value-type="string">
            <text:p text:style-name="P1367">Приятель, соучастник разработки</text:p>
          </table:table-cell>
        </table:table-row>
        <table:table-row>
          <table:table-cell table:style-name="Таблица1.A610" office:value-type="string">
            <text:p text:style-name="P1368">3264)stuck</text:p>
            <text:p text:style-name="P1368"/>
            <text:p text:style-name="P1368"/>
            <text:p text:style-name="P442">[stʌk]</text:p>
          </table:table-cell>
          <table:table-cell table:style-name="Таблица1.B2" office:value-type="string">
            <text:p text:style-name="P1368">Прошедшее время глагол и причастие stick, застрявший</text:p>
          </table:table-cell>
        </table:table-row>
        <table:table-row>
          <table:table-cell table:style-name="Таблица1.A610" office:value-type="string">
            <text:p text:style-name="P1369">3265)toy</text:p>
            <text:p text:style-name="P1369"><text:soft-page-break/></text:p>
            <text:p text:style-name="P1369"/>
            <text:p text:style-name="P443">[tɔɪ]</text:p>
          </table:table-cell>
          <table:table-cell table:style-name="Таблица1.B2" office:value-type="string">
            <text:p text:style-name="P1365"/>
            <text:p text:style-name="P1369"><text:soft-page-break/>Игрушка, игрушечный</text:p>
          </table:table-cell>
        </table:table-row>
        <table:table-row>
          <table:table-cell table:style-name="Таблица1.A612" office:value-type="string">
            <text:p text:style-name="P1370">3266)grab</text:p>
            <text:p text:style-name="P1370"/>
            <text:p text:style-name="P1370"/>
            <text:p text:style-name="P444">[græb]</text:p>
          </table:table-cell>
          <table:table-cell table:style-name="Таблица1.B2" office:value-type="string">
            <text:p text:style-name="P1370">Захват, захватывать</text:p>
          </table:table-cell>
        </table:table-row>
        <table:table-row>
          <table:table-cell table:style-name="Таблица1.A612" office:value-type="string">
            <text:p text:style-name="P1371">3267)redden</text:p>
            <text:p text:style-name="P1371"/>
            <text:p text:style-name="P1371"/>
            <text:p text:style-name="P445">[ˈred(ə)n]</text:p>
          </table:table-cell>
          <table:table-cell table:style-name="Таблица1.B2" office:value-type="string">
            <text:p text:style-name="P1371">Краснеть</text:p>
          </table:table-cell>
        </table:table-row>
        <table:table-row>
          <table:table-cell table:style-name="Таблица1.A616" office:value-type="string">
            <text:p text:style-name="P1372">3268)For lack of</text:p>
            <text:p text:style-name="P1372"/>
            <text:p text:style-name="P1372"/>
            <text:p text:style-name="P1372"/>
          </table:table-cell>
          <table:table-cell table:style-name="Таблица1.B2" office:value-type="string">
            <text:p text:style-name="P1372">Из-за отсутствия</text:p>
          </table:table-cell>
        </table:table-row>
        <table:table-row>
          <table:table-cell table:style-name="Таблица1.A616" office:value-type="string">
            <text:p text:style-name="P1373">3269)truncate</text:p>
            <text:p text:style-name="P1373"/>
            <text:p text:style-name="P1373"/>
            <text:p text:style-name="P446">[trʌŋˈkeɪt]</text:p>
          </table:table-cell>
          <table:table-cell table:style-name="Таблица1.B2" office:value-type="string">
            <text:p text:style-name="P1373">Усекать, округлять, усечённый</text:p>
          </table:table-cell>
        </table:table-row>
        <table:table-row>
          <table:table-cell table:style-name="Таблица1.A616" office:value-type="string">
            <text:p text:style-name="P1374">3270)emphasize</text:p>
            <text:p text:style-name="P1374"/>
            <text:p text:style-name="P1374"/>
            <text:p text:style-name="P447">[ˈemfəsaɪz]</text:p>
          </table:table-cell>
          <table:table-cell table:style-name="Таблица1.B2" office:value-type="string">
            <text:p text:style-name="P1374">Подчёркивать</text:p>
          </table:table-cell>
        </table:table-row>
        <table:table-row>
          <table:table-cell table:style-name="Таблица1.A616" office:value-type="string">
            <text:p text:style-name="P1375">3271)reel</text:p>
            <text:p text:style-name="P1375"/>
            <text:p text:style-name="P1375"/>
            <text:p text:style-name="P448">[riːl]</text:p>
          </table:table-cell>
          <table:table-cell table:style-name="Таблица1.B2" office:value-type="string">
            <text:p text:style-name="P1375">Катушка, барабан, наматывать, сматывать</text:p>
          </table:table-cell>
        </table:table-row>
        <table:table-row>
          <table:table-cell table:style-name="Таблица1.A620" office:value-type="string">
            <text:p text:style-name="P1376">3272)in truth</text:p>
            <text:p text:style-name="P1376"/>
            <text:p text:style-name="P1376"/>
            <text:p text:style-name="P1376"/>
          </table:table-cell>
          <table:table-cell table:style-name="Таблица1.B2" office:value-type="string">
            <text:p text:style-name="P1376">Действительно</text:p>
          </table:table-cell>
        </table:table-row>
        <table:table-row>
          <table:table-cell table:style-name="Таблица1.A620" office:value-type="string">
            <text:p text:style-name="P1377">3273)continuation</text:p>
            <text:p text:style-name="P1377"/>
            <text:p text:style-name="P1377"/>
            <text:p text:style-name="P449">[kənˌtɪnjuˈeɪʃ(ə)n]</text:p>
          </table:table-cell>
          <table:table-cell table:style-name="Таблица1.B2" office:value-type="string">
            <text:p text:style-name="P1377">Продолжение</text:p>
          </table:table-cell>
        </table:table-row>
        <table:table-row>
          <table:table-cell table:style-name="Таблица1.A620" office:value-type="string">
            <text:p text:style-name="P1378">3274)bound</text:p>
            <text:p text:style-name="P1378"/>
            <text:p text:style-name="P1378"/>
            <text:p text:style-name="P450">[baund]</text:p>
          </table:table-cell>
          <table:table-cell table:style-name="Таблица1.B2" office:value-type="string">
            <text:p text:style-name="P1378">Граница, связанный, предел</text:p>
          </table:table-cell>
        </table:table-row>
        <table:table-row>
          <table:table-cell table:style-name="Таблица1.A620" office:value-type="string">
            <text:p text:style-name="P1379">3275)refer</text:p>
            <text:p text:style-name="P1379"/>
            <text:p text:style-name="P1379"/>
            <text:p text:style-name="P451">[rɪˈfɜː]</text:p>
          </table:table-cell>
          <table:table-cell table:style-name="Таблица1.B2" office:value-type="string">
            <text:p text:style-name="P1380">Ссылаться, отправлять, обращаться, <text:span text:style-name="T48">относиться</text:span></text:p>
          </table:table-cell>
        </table:table-row>
        <table:table-row>
          <table:table-cell table:style-name="Таблица1.A624" office:value-type="string">
            <text:p text:style-name="P1381">3276)Be in the same boat</text:p>
            <text:p text:style-name="P1381"/>
            <text:p text:style-name="P1381"/>
            <text:p text:style-name="P1381"/>
          </table:table-cell>
          <table:table-cell table:style-name="Таблица1.B2" office:value-type="string">
            <text:p text:style-name="P1382">Быть в одинаковом положении</text:p>
          </table:table-cell>
        </table:table-row>
        <table:table-row>
          <table:table-cell table:style-name="Таблица1.A624" office:value-type="string">
            <text:p text:style-name="P1383">3277)trim</text:p>
            <text:p text:style-name="P1383"/>
            <text:p text:style-name="P1383"/>
            <text:p text:style-name="P452">[trɪm]</text:p>
          </table:table-cell>
          <table:table-cell table:style-name="Таблица1.B2" office:value-type="string">
            <text:p text:style-name="P1383">Отделка, аккуратный, подрезать</text:p>
          </table:table-cell>
        </table:table-row>
        <table:table-row>
          <table:table-cell table:style-name="Таблица1.A624" office:value-type="string">
            <text:p text:style-name="P1384">3278)outline</text:p>
            <text:p text:style-name="P1384"/>
            <text:p text:style-name="P1384"><text:soft-page-break/></text:p>
            <text:p text:style-name="P453">[ˈautlaɪn]</text:p>
          </table:table-cell>
          <table:table-cell table:style-name="Таблица1.B2" office:value-type="string">
            <text:p text:style-name="P1382"/>
            <text:p text:style-name="P1382"/>
            <text:p text:style-name="P1384"><text:soft-page-break/>План, обводить, контурный, структура</text:p>
          </table:table-cell>
        </table:table-row>
        <table:table-row>
          <table:table-cell table:style-name="Таблица1.A624" office:value-type="string">
            <text:p text:style-name="P1385">3279)rehearse</text:p>
            <text:p text:style-name="P1385"/>
            <text:p text:style-name="P1385"/>
            <text:p text:style-name="P454">[rɪˈhɜːs]</text:p>
          </table:table-cell>
          <table:table-cell table:style-name="Таблица1.B2" office:value-type="string">
            <text:p text:style-name="P1385">Репетировать</text:p>
          </table:table-cell>
        </table:table-row>
        <table:table-row>
          <table:table-cell table:style-name="Таблица1.A628" office:value-type="string">
            <text:p text:style-name="P1386">3280)Address the chair</text:p>
            <text:p text:style-name="P1386"/>
            <text:p text:style-name="P1386"/>
            <text:p text:style-name="P1386"/>
          </table:table-cell>
          <table:table-cell table:style-name="Таблица1.B2" office:value-type="string">
            <text:p text:style-name="P1386">Обращаться к председателю собрания</text:p>
          </table:table-cell>
        </table:table-row>
        <table:table-row>
          <table:table-cell table:style-name="Таблица1.A628" office:value-type="string">
            <text:p text:style-name="P1387">3281)reduction</text:p>
            <text:p text:style-name="P1387"/>
            <text:p text:style-name="P1387"/>
            <text:p text:style-name="P455">[rɪˈdʌkʃ(ə)n]</text:p>
          </table:table-cell>
          <table:table-cell table:style-name="Таблица1.B2" office:value-type="string">
            <text:p text:style-name="P1387">Предварительная обработка, уменьшение, упрощение</text:p>
          </table:table-cell>
        </table:table-row>
        <table:table-row>
          <table:table-cell table:style-name="Таблица1.A628" office:value-type="string">
            <text:p text:style-name="P1388">3282)figure out</text:p>
            <text:p text:style-name="P1388"/>
            <text:p text:style-name="P1388"/>
            <text:p text:style-name="P1388"/>
          </table:table-cell>
          <table:table-cell table:style-name="Таблица1.B2" office:value-type="string">
            <text:p text:style-name="P1388">Понять, вычислить</text:p>
          </table:table-cell>
        </table:table-row>
        <table:table-row>
          <table:table-cell table:style-name="Таблица1.A628" office:value-type="string">
            <text:p text:style-name="P1389">3283)reign</text:p>
            <text:p text:style-name="P1389"/>
            <text:p text:style-name="P1389"/>
            <text:p text:style-name="P456">[reɪn]</text:p>
          </table:table-cell>
          <table:table-cell table:style-name="Таблица1.B2" office:value-type="string">
            <text:p text:style-name="P1389">Царство<text:span text:style-name="T49">вание</text:span>, царствовать</text:p>
          </table:table-cell>
        </table:table-row>
        <table:table-row>
          <table:table-cell table:style-name="Таблица1.A632" office:value-type="string">
            <text:p text:style-name="P1390">3284)Take the chair</text:p>
            <text:p text:style-name="P1390"/>
            <text:p text:style-name="P1390"/>
            <text:p text:style-name="P1390"/>
          </table:table-cell>
          <table:table-cell table:style-name="Таблица1.B2" office:value-type="string">
            <text:p text:style-name="P1390">Открыть заседание</text:p>
          </table:table-cell>
        </table:table-row>
        <table:table-row>
          <table:table-cell table:style-name="Таблица1.A632" office:value-type="string">
            <text:p text:style-name="P1391">3285)bulk</text:p>
            <text:p text:style-name="P1391"/>
            <text:p text:style-name="P1391"/>
            <text:p text:style-name="P457">[bʌlk]</text:p>
          </table:table-cell>
          <table:table-cell table:style-name="Таблица1.B2" office:value-type="string">
            <text:p text:style-name="P1391">Большое количество, большая часть, объём</text:p>
          </table:table-cell>
        </table:table-row>
        <table:table-row>
          <table:table-cell table:style-name="Таблица1.A632" office:value-type="string">
            <text:p text:style-name="P1392">3286)persist</text:p>
            <text:p text:style-name="P1392"/>
            <text:p text:style-name="P1392"/>
            <text:p text:style-name="P458">[pəˈsɪst]</text:p>
          </table:table-cell>
          <table:table-cell table:style-name="Таблица1.B2" office:value-type="string">
            <text:p text:style-name="P1392">Сохраняться, <text:span text:style-name="T50">упорствовать</text:span></text:p>
          </table:table-cell>
        </table:table-row>
        <table:table-row>
          <table:table-cell table:style-name="Таблица1.A632" office:value-type="string">
            <text:p text:style-name="P1393">3287)reject</text:p>
            <text:p text:style-name="P1393"/>
            <text:p text:style-name="P1393"/>
            <text:p text:style-name="P459">[rɪˈʤekt]</text:p>
          </table:table-cell>
          <table:table-cell table:style-name="Таблица1.B2" office:value-type="string">
            <text:p text:style-name="P1393">Отклонить</text:p>
          </table:table-cell>
        </table:table-row>
        <table:table-row>
          <table:table-cell table:style-name="Таблица1.A636" office:value-type="string">
            <text:p text:style-name="P1394">3288)up to date</text:p>
            <text:p text:style-name="P1394"/>
            <text:p text:style-name="P1394"/>
            <text:p text:style-name="P1394"/>
          </table:table-cell>
          <table:table-cell table:style-name="Таблица1.B2" office:value-type="string">
            <text:p text:style-name="P1394">Новейший, до настоящего времени</text:p>
          </table:table-cell>
        </table:table-row>
        <table:table-row>
          <table:table-cell table:style-name="Таблица1.A636" office:value-type="string">
            <text:p text:style-name="P1395">3289)forwarding</text:p>
            <text:p text:style-name="P1395"/>
            <text:p text:style-name="P1395"/>
            <text:p text:style-name="P460">[ˈfɔːwədɪŋ]</text:p>
          </table:table-cell>
          <table:table-cell table:style-name="Таблица1.B2" office:value-type="string">
            <text:p text:style-name="P1395">Экспедиция, продвижение, пересылка</text:p>
          </table:table-cell>
        </table:table-row>
        <table:table-row>
          <table:table-cell table:style-name="Таблица1.A636" office:value-type="string">
            <text:p text:style-name="P1396">3290)screen</text:p>
            <text:p text:style-name="P1396"/>
            <text:p text:style-name="P1396"/>
            <text:p text:style-name="P461">[skriːn]</text:p>
          </table:table-cell>
          <table:table-cell table:style-name="Таблица1.B2" office:value-type="string">
            <text:p text:style-name="P1396">Экран, экранировать</text:p>
          </table:table-cell>
        </table:table-row>
        <table:table-row>
          <table:table-cell table:style-name="Таблица1.A636" office:value-type="string">
            <text:p text:style-name="P1397">3291)rejection</text:p>
            <text:p text:style-name="P1397"/>
            <text:p text:style-name="P1397"/>
            <text:p text:style-name="P462"><text:soft-page-break/>[rɪˈʤekʃ(ə)n]</text:p>
          </table:table-cell>
          <table:table-cell table:style-name="Таблица1.B2" office:value-type="string">
            <text:p text:style-name="P1394"/>
            <text:p text:style-name="P1394"/>
            <text:p text:style-name="P1394"/>
            <text:p text:style-name="P1397"><text:soft-page-break/>Отказ, выброс</text:p>
          </table:table-cell>
        </table:table-row>
        <table:table-row>
          <table:table-cell table:style-name="Таблица1.A640" office:value-type="string">
            <text:p text:style-name="P1398">3292)In one's own fashion</text:p>
            <text:p text:style-name="P1398"/>
            <text:p text:style-name="P1398"/>
            <text:p text:style-name="P1398"/>
          </table:table-cell>
          <table:table-cell table:style-name="Таблица1.B2" office:value-type="string">
            <text:p text:style-name="P1398">По-своему</text:p>
          </table:table-cell>
        </table:table-row>
        <table:table-row>
          <table:table-cell table:style-name="Таблица1.A640" office:value-type="string">
            <text:p text:style-name="P1399">3293)basically</text:p>
            <text:p text:style-name="P1399"/>
            <text:p text:style-name="P1399"/>
            <text:p text:style-name="P463">[ˈbeɪsɪk(ə)lɪ]</text:p>
          </table:table-cell>
          <table:table-cell table:style-name="Таблица1.B2" office:value-type="string">
            <text:p text:style-name="P1399">В основном</text:p>
          </table:table-cell>
        </table:table-row>
        <table:table-row>
          <table:table-cell table:style-name="Таблица1.A640" office:value-type="string">
            <text:p text:style-name="P1400">3294)prevent</text:p>
            <text:p text:style-name="P1400"/>
            <text:p text:style-name="P1400"/>
            <text:p text:style-name="P464">[prɪˈvent]</text:p>
          </table:table-cell>
          <table:table-cell table:style-name="Таблица1.B2" office:value-type="string">
            <text:p text:style-name="P1400">Предохранять</text:p>
          </table:table-cell>
        </table:table-row>
        <table:table-row>
          <table:table-cell table:style-name="Таблица1.A640" office:value-type="string">
            <text:p text:style-name="P1401">3295)relation</text:p>
            <text:p text:style-name="P1401"/>
            <text:p text:style-name="P1401"/>
            <text:p text:style-name="P465">[rɪˈleɪʃ(ə)n]</text:p>
          </table:table-cell>
          <table:table-cell table:style-name="Таблица1.B2" office:value-type="string">
            <text:p text:style-name="P1401">Отношение, соотношение, связь</text:p>
          </table:table-cell>
        </table:table-row>
        <table:table-row>
          <table:table-cell table:style-name="Таблица1.A644" office:value-type="string">
            <text:p text:style-name="P1402">3296)Cut off a corner</text:p>
            <text:p text:style-name="P1402"/>
            <text:p text:style-name="P1402"/>
            <text:p text:style-name="P1402"/>
          </table:table-cell>
          <table:table-cell table:style-name="Таблица1.B2" office:value-type="string">
            <text:p text:style-name="P1402">Срезать угол</text:p>
          </table:table-cell>
        </table:table-row>
        <table:table-row>
          <table:table-cell table:style-name="Таблица1.A644" office:value-type="string">
            <text:p text:style-name="P1403">3297)<text:span text:style-name="T51">transition</text:span></text:p>
            <text:p text:style-name="P1403"/>
            <text:p text:style-name="P1403"/>
            <text:p text:style-name="P466">[trænˈzɪʃ(ə)n]</text:p>
          </table:table-cell>
          <table:table-cell table:style-name="Таблица1.B2" office:value-type="string">
            <text:p text:style-name="P1404">Переходный, переход, перемещение</text:p>
          </table:table-cell>
        </table:table-row>
        <table:table-row>
          <table:table-cell table:style-name="Таблица1.A644" office:value-type="string">
            <text:p text:style-name="P1405">3298)confusion</text:p>
            <text:p text:style-name="P1405"/>
            <text:p text:style-name="P1405"/>
            <text:p text:style-name="P467">[kənˈfjuːʒ(ə)n]</text:p>
          </table:table-cell>
          <table:table-cell table:style-name="Таблица1.B2" office:value-type="string">
            <text:p text:style-name="P1405">Путаница, замешательство</text:p>
          </table:table-cell>
        </table:table-row>
        <table:table-row>
          <table:table-cell table:style-name="Таблица1.A644" office:value-type="string">
            <text:p text:style-name="P1406">3299)reliable</text:p>
            <text:p text:style-name="P1406"/>
            <text:p text:style-name="P1406"/>
            <text:p text:style-name="P468">[rɪˈlaɪəbl]</text:p>
          </table:table-cell>
          <table:table-cell table:style-name="Таблица1.B2" office:value-type="string">
            <text:p text:style-name="P1406">Надёжный, достоверный</text:p>
          </table:table-cell>
        </table:table-row>
        <table:table-row>
          <table:table-cell table:style-name="Таблица1.A648" office:value-type="string">
            <text:p text:style-name="P1407">3300)Round the corner</text:p>
            <text:p text:style-name="P1407"/>
            <text:p text:style-name="P1407"/>
            <text:p text:style-name="P1407"/>
          </table:table-cell>
          <table:table-cell table:style-name="Таблица1.B2" office:value-type="string">
            <text:p text:style-name="P1408">За углом, рядом</text:p>
          </table:table-cell>
        </table:table-row>
        <table:table-row>
          <table:table-cell table:style-name="Таблица1.A648" office:value-type="string">
            <text:p text:style-name="P1409">3301)jump</text:p>
            <text:p text:style-name="P1409"/>
            <text:p text:style-name="P1409"/>
            <text:p text:style-name="P469">[ʤʌmp]</text:p>
          </table:table-cell>
          <table:table-cell table:style-name="Таблица1.B2" office:value-type="string">
            <text:p text:style-name="P1409">Прыжок, прыгать, переход, переходить</text:p>
          </table:table-cell>
        </table:table-row>
        <table:table-row>
          <table:table-cell table:style-name="Таблица1.A648" office:value-type="string">
            <text:p text:style-name="P1410">3302)look up</text:p>
            <text:p text:style-name="P1410"/>
            <text:p text:style-name="P1410"/>
            <text:p text:style-name="P1410"/>
          </table:table-cell>
          <table:table-cell table:style-name="Таблица1.B2" office:value-type="string">
            <text:p text:style-name="P1410">Искать, смотреть вверх</text:p>
          </table:table-cell>
        </table:table-row>
        <table:table-row>
          <table:table-cell table:style-name="Таблица1.A648" office:value-type="string">
            <text:p text:style-name="P1411">3303)rely</text:p>
            <text:p text:style-name="P1411"/>
            <text:p text:style-name="P1411"/>
            <text:p text:style-name="P470">[rɪˈlaɪ]</text:p>
          </table:table-cell>
          <table:table-cell table:style-name="Таблица1.B2" office:value-type="string">
            <text:p text:style-name="P1411">Полагаться</text:p>
          </table:table-cell>
        </table:table-row>
        <table:table-row>
          <table:table-cell table:style-name="Таблица1.A652" office:value-type="string">
            <text:p text:style-name="P1412">3304)Of good quality</text:p>
            <text:p text:style-name="P1412"/>
            <text:p text:style-name="P1412"/>
            <text:p text:style-name="P1412"/>
          </table:table-cell>
          <table:table-cell table:style-name="Таблица1.B2" office:value-type="string">
            <text:p text:style-name="P1412">Высокого качества</text:p>
          </table:table-cell>
        </table:table-row>
        <text:soft-page-break/>
        <table:table-row>
          <table:table-cell table:style-name="Таблица1.A652" office:value-type="string">
            <text:p text:style-name="P1413">3305)execution</text:p>
            <text:p text:style-name="P1413"/>
            <text:p text:style-name="P1413"/>
            <text:p text:style-name="P471">[ˌeksɪˈkjuːʃ(ə)n]</text:p>
          </table:table-cell>
          <table:table-cell table:style-name="Таблица1.B2" office:value-type="string">
            <text:p text:style-name="P1413">Выполнение, казнь</text:p>
          </table:table-cell>
        </table:table-row>
        <table:table-row>
          <table:table-cell table:style-name="Таблица1.A652" office:value-type="string">
            <text:p text:style-name="P1414">3306)aren’t</text:p>
            <text:p text:style-name="P1414"/>
            <text:p text:style-name="P1414"/>
            <text:p text:style-name="P472">[ɑːnt]</text:p>
          </table:table-cell>
          <table:table-cell table:style-name="Таблица1.B2" office:value-type="string">
            <text:p text:style-name="P1415">Не, не является, правда(разговорное)</text:p>
          </table:table-cell>
        </table:table-row>
        <table:table-row>
          <table:table-cell table:style-name="Таблица1.A652" office:value-type="string">
            <text:p text:style-name="P1416">3307)remit</text:p>
            <text:p text:style-name="P1416"/>
            <text:p text:style-name="P1416"/>
            <text:p text:style-name="P473">[rɪˈmɪt]</text:p>
          </table:table-cell>
          <table:table-cell table:style-name="Таблица1.B2" office:value-type="string">
            <text:p text:style-name="P1416">Уменьшать</text:p>
          </table:table-cell>
        </table:table-row>
        <table:table-row>
          <table:table-cell table:style-name="Таблица1.A656" office:value-type="string">
            <text:p text:style-name="P1417">3308)Keep one's temper</text:p>
            <text:p text:style-name="P1417"/>
            <text:p text:style-name="P1417"/>
            <text:p text:style-name="P1417"/>
          </table:table-cell>
          <table:table-cell table:style-name="Таблица1.B2" office:value-type="string">
            <text:p text:style-name="P1417">Владеть собой</text:p>
          </table:table-cell>
        </table:table-row>
        <table:table-row>
          <table:table-cell table:style-name="Таблица1.A656" office:value-type="string">
            <text:p text:style-name="P1418">3309)broken</text:p>
            <text:p text:style-name="P1418"/>
            <text:p text:style-name="P1418"/>
            <text:p text:style-name="P474">[ˈbrəuk(ə)n]</text:p>
          </table:table-cell>
          <table:table-cell table:style-name="Таблица1.B2" office:value-type="string">
            <text:p text:style-name="P1418">Сломанный</text:p>
          </table:table-cell>
        </table:table-row>
        <table:table-row>
          <table:table-cell table:style-name="Таблица1.A656" office:value-type="string">
            <text:p text:style-name="P1419">3310)intersection</text:p>
            <text:p text:style-name="P1419"/>
            <text:p text:style-name="P1419"/>
            <text:p text:style-name="P475">[ˌɪntəˈsekʃ(ə)n]</text:p>
          </table:table-cell>
          <table:table-cell table:style-name="Таблица1.B2" office:value-type="string">
            <text:p text:style-name="P1419">Пересечение, перекрёсток</text:p>
          </table:table-cell>
        </table:table-row>
        <table:table-row>
          <table:table-cell table:style-name="Таблица1.A656" office:value-type="string">
            <text:p text:style-name="P1420">3311)remove</text:p>
            <text:p text:style-name="P1420"/>
            <text:p text:style-name="P1420"/>
            <text:p text:style-name="P476">[rɪˈmuːv]</text:p>
          </table:table-cell>
          <table:table-cell table:style-name="Таблица1.B2" office:value-type="string">
            <text:p text:style-name="P1421">Удалять, удаление</text:p>
          </table:table-cell>
        </table:table-row>
        <table:table-row>
          <table:table-cell table:style-name="Таблица1.A660" office:value-type="string">
            <text:p text:style-name="P1422">3312)Lose one's temper</text:p>
            <text:p text:style-name="P1422"/>
            <text:p text:style-name="P1422"/>
            <text:p text:style-name="P1422"/>
          </table:table-cell>
          <table:table-cell table:style-name="Таблица1.B2" office:value-type="string">
            <text:p text:style-name="P1422">Выйти из себя</text:p>
          </table:table-cell>
        </table:table-row>
        <table:table-row>
          <table:table-cell table:style-name="Таблица1.A660" office:value-type="string">
            <text:p text:style-name="P1423">3313)distribution</text:p>
            <text:p text:style-name="P1423"/>
            <text:p text:style-name="P1423"/>
            <text:p text:style-name="P477">[ˌdɪstrɪˈbjuːʃ(ə)n]</text:p>
          </table:table-cell>
          <table:table-cell table:style-name="Таблица1.B2" office:value-type="string">
            <text:p text:style-name="P1423">Распространение, распределение, внедрение</text:p>
          </table:table-cell>
        </table:table-row>
        <table:table-row>
          <table:table-cell table:style-name="Таблица1.A660" office:value-type="string">
            <text:p text:style-name="P1424">3314)nicer</text:p>
            <text:p text:style-name="P1424"/>
            <text:p text:style-name="P1424"/>
            <text:p text:style-name="P1424"/>
          </table:table-cell>
          <table:table-cell table:style-name="Таблица1.B2" office:value-type="string">
            <text:p text:style-name="P1425">Хороший, красивый, лучше</text:p>
          </table:table-cell>
        </table:table-row>
        <table:table-row>
          <table:table-cell table:style-name="Таблица1.A660" office:value-type="string">
            <text:p text:style-name="P1426">3315)remuneration</text:p>
            <text:p text:style-name="P1426"/>
            <text:p text:style-name="P1426"/>
            <text:p text:style-name="P478">[rɪˌmjuːn(ə)ˈreɪʃ(ə)n]</text:p>
          </table:table-cell>
          <table:table-cell table:style-name="Таблица1.B2" office:value-type="string">
            <text:p text:style-name="P1426">Вознаграждение, оплата</text:p>
          </table:table-cell>
        </table:table-row>
        <table:table-row>
          <table:table-cell table:style-name="Таблица1.A664" office:value-type="string">
            <text:p text:style-name="P1427">3316)In due course</text:p>
            <text:p text:style-name="P1427"/>
            <text:p text:style-name="P1427"/>
            <text:p text:style-name="P1427"/>
          </table:table-cell>
          <table:table-cell table:style-name="Таблица1.B2" office:value-type="string">
            <text:p text:style-name="P1427">Должным образом, своевременно</text:p>
          </table:table-cell>
        </table:table-row>
        <table:table-row>
          <table:table-cell table:style-name="Таблица1.A664" office:value-type="string">
            <text:p text:style-name="P1428">3317)ambiguous</text:p>
            <text:p text:style-name="P1428"/>
            <text:p text:style-name="P1428"/>
            <text:p text:style-name="P479">[æmˈbɪgjuəs]</text:p>
          </table:table-cell>
          <table:table-cell table:style-name="Таблица1.B2" office:value-type="string">
            <text:p text:style-name="P1428">Сомнительный, двухсмысленный</text:p>
          </table:table-cell>
        </table:table-row>
        <table:table-row>
          <table:table-cell table:style-name="Таблица1.A664" office:value-type="string">
            <text:p text:style-name="P1429">3318)suspect</text:p>
            <text:p text:style-name="P1429"><text:soft-page-break/></text:p>
            <text:p text:style-name="P1429"/>
            <text:p text:style-name="P480">[ˈsʌspekt]</text:p>
          </table:table-cell>
          <table:table-cell table:style-name="Таблица1.B2" office:value-type="string">
            <text:p text:style-name="P1427"/>
            <text:p text:style-name="P1429"><text:soft-page-break/>Подозревать, подозреваемый</text:p>
          </table:table-cell>
        </table:table-row>
        <table:table-row>
          <table:table-cell table:style-name="Таблица1.A664" office:value-type="string">
            <text:p text:style-name="P1430">3319)repeat</text:p>
            <text:p text:style-name="P1430"/>
            <text:p text:style-name="P1430"/>
            <text:p text:style-name="P481">[rɪˈpiːt]</text:p>
          </table:table-cell>
          <table:table-cell table:style-name="Таблица1.B2" office:value-type="string">
            <text:p text:style-name="P1430">Повторять, повторение</text:p>
          </table:table-cell>
        </table:table-row>
        <table:table-row>
          <table:table-cell table:style-name="Таблица1.A668" office:value-type="string">
            <text:p text:style-name="P1431">3320)In due time</text:p>
            <text:p text:style-name="P1431"/>
            <text:p text:style-name="P1431"/>
            <text:p text:style-name="P1431"/>
          </table:table-cell>
          <table:table-cell table:style-name="Таблица1.B2" office:value-type="string">
            <text:p text:style-name="P1431">В срок</text:p>
          </table:table-cell>
        </table:table-row>
        <table:table-row>
          <table:table-cell table:style-name="Таблица1.A668" office:value-type="string">
            <text:p text:style-name="P1432">3321)identity</text:p>
            <text:p text:style-name="P1432"/>
            <text:p text:style-name="P1432"/>
            <text:p text:style-name="P482">[aɪˈdentətɪ]</text:p>
          </table:table-cell>
          <table:table-cell table:style-name="Таблица1.B2" office:value-type="string">
            <text:p text:style-name="P1432">Особенность, личность, тождество, идентичность, именование, тип</text:p>
          </table:table-cell>
        </table:table-row>
        <table:table-row>
          <table:table-cell table:style-name="Таблица1.A668" office:value-type="string">
            <text:p text:style-name="P1433">3322)implicitly</text:p>
            <text:p text:style-name="P1433"/>
            <text:p text:style-name="P1433"/>
            <text:p text:style-name="P483">[ɪmˈplɪsɪtlɪ]</text:p>
          </table:table-cell>
          <table:table-cell table:style-name="Таблица1.B2" office:value-type="string">
            <text:p text:style-name="P1433">Безоговорочно, неявным образом</text:p>
          </table:table-cell>
        </table:table-row>
        <table:table-row>
          <table:table-cell table:style-name="Таблица1.A668" office:value-type="string">
            <text:p text:style-name="P1434">3323)repel</text:p>
            <text:p text:style-name="P1434"/>
            <text:p text:style-name="P1434"/>
            <text:p text:style-name="P484">[rɪˈpel]</text:p>
          </table:table-cell>
          <table:table-cell table:style-name="Таблица1.B2" office:value-type="string">
            <text:p text:style-name="P1434">Отталкивать</text:p>
          </table:table-cell>
        </table:table-row>
        <table:table-row>
          <table:table-cell table:style-name="Таблица1.A672" office:value-type="string">
            <text:p text:style-name="P1435">3324)Under the circumstances</text:p>
            <text:p text:style-name="P1435"/>
            <text:p text:style-name="P1435"/>
            <text:p text:style-name="P1435"/>
          </table:table-cell>
          <table:table-cell table:style-name="Таблица1.B2" office:value-type="string">
            <text:p text:style-name="P1435">При данных условиях</text:p>
          </table:table-cell>
        </table:table-row>
        <table:table-row>
          <table:table-cell table:style-name="Таблица1.A672" office:value-type="string">
            <text:p text:style-name="P1436">3325)dummy</text:p>
            <text:p text:style-name="P1436"/>
            <text:p text:style-name="P1436"/>
            <text:p text:style-name="P485">[ˈdʌmɪ]</text:p>
          </table:table-cell>
          <table:table-cell table:style-name="Таблица1.B2" office:value-type="string">
            <text:p text:style-name="P1436">Пустой, манекен, фиктивный</text:p>
          </table:table-cell>
        </table:table-row>
        <table:table-row>
          <table:table-cell table:style-name="Таблица1.A672" office:value-type="string">
            <text:p text:style-name="P1437">3326)rare</text:p>
            <text:p text:style-name="P1437"/>
            <text:p text:style-name="P1437"/>
            <text:p text:style-name="P486">[rɛə]</text:p>
          </table:table-cell>
          <table:table-cell table:style-name="Таблица1.B2" office:value-type="string">
            <text:p text:style-name="P1437">Редкий</text:p>
          </table:table-cell>
        </table:table-row>
        <table:table-row>
          <table:table-cell table:style-name="Таблица1.A672" office:value-type="string">
            <text:p text:style-name="P1438">3327)from within</text:p>
            <text:p text:style-name="P1438"/>
            <text:p text:style-name="P1438"/>
            <text:p text:style-name="P1438"/>
          </table:table-cell>
          <table:table-cell table:style-name="Таблица1.B2" office:value-type="string">
            <text:p text:style-name="P1438">Изнутри</text:p>
          </table:table-cell>
        </table:table-row>
        <table:table-row>
          <table:table-cell table:style-name="Таблица1.A674" office:value-type="string">
            <text:p text:style-name="P1439">3328)post</text:p>
            <text:p text:style-name="P1439"/>
            <text:p text:style-name="P1439"/>
            <text:p text:style-name="P487">[pəust]</text:p>
          </table:table-cell>
          <table:table-cell table:style-name="Таблица1.B2" office:value-type="string">
            <text:p text:style-name="P1439">Должность, после, вносить, сообщение, <text:span text:style-name="T52">почта</text:span></text:p>
          </table:table-cell>
        </table:table-row>
        <table:table-row>
          <table:table-cell table:style-name="Таблица1.A674" office:value-type="string">
            <text:p text:style-name="P1440">3329)research</text:p>
            <text:p text:style-name="P1440"/>
            <text:p text:style-name="P1440"/>
            <text:p text:style-name="P488">[rɪˈsɜːʧ]</text:p>
          </table:table-cell>
          <table:table-cell table:style-name="Таблица1.B2" office:value-type="string">
            <text:p text:style-name="P1440">Исследовать, исследование</text:p>
          </table:table-cell>
        </table:table-row>
        <table:table-row>
          <table:table-cell table:style-name="Таблица1.A678" office:value-type="string">
            <text:p text:style-name="P1441">3330)Be in pain</text:p>
            <text:p text:style-name="P1441"/>
            <text:p text:style-name="P1441"/>
            <text:p text:style-name="P1441"/>
          </table:table-cell>
          <table:table-cell table:style-name="Таблица1.B2" office:value-type="string">
            <text:p text:style-name="P1441">Испытывать боль, страдать</text:p>
          </table:table-cell>
        </table:table-row>
        <table:table-row>
          <table:table-cell table:style-name="Таблица1.A678" office:value-type="string">
            <text:p text:style-name="P1442">3331)getting started</text:p>
            <text:p text:style-name="P1442"/>
            <text:p text:style-name="P1442"><text:soft-page-break/></text:p>
            <text:p text:style-name="P1442"/>
          </table:table-cell>
          <table:table-cell table:style-name="Таблица1.B2" office:value-type="string">
            <text:p text:style-name="P1441"/>
            <text:p text:style-name="P1441"/>
            <text:p text:style-name="P1442"><text:soft-page-break/>Начиная, начало работы</text:p>
          </table:table-cell>
        </table:table-row>
        <table:table-row>
          <table:table-cell table:style-name="Таблица1.A678" office:value-type="string">
            <text:p text:style-name="P1443">3332)hopeful</text:p>
            <text:p text:style-name="P1443"/>
            <text:p text:style-name="P1443"/>
            <text:p text:style-name="P489">[ˈhəupf(ə)l]</text:p>
          </table:table-cell>
          <table:table-cell table:style-name="Таблица1.B2" office:value-type="string">
            <text:p text:style-name="P1443">Надеющийся, многообещающий</text:p>
          </table:table-cell>
        </table:table-row>
        <table:table-row>
          <table:table-cell table:style-name="Таблица1.A678" office:value-type="string">
            <text:p text:style-name="P1444">3333)resemblance</text:p>
            <text:p text:style-name="P1444"/>
            <text:p text:style-name="P1444"/>
            <text:p text:style-name="P490">[rɪˈzemblən(t)s]</text:p>
          </table:table-cell>
          <table:table-cell table:style-name="Таблица1.B2" office:value-type="string">
            <text:p text:style-name="P1444">Сходство</text:p>
          </table:table-cell>
        </table:table-row>
        <table:table-row>
          <table:table-cell table:style-name="Таблица1.A682" office:value-type="string">
            <text:p text:style-name="P1445">3334)A pain in the neck</text:p>
            <text:p text:style-name="P1445"/>
            <text:p text:style-name="P1445"/>
            <text:p text:style-name="P1445"/>
          </table:table-cell>
          <table:table-cell table:style-name="Таблица1.B2" office:value-type="string">
            <text:p text:style-name="P1445">Надоедливый человек</text:p>
          </table:table-cell>
        </table:table-row>
        <table:table-row>
          <table:table-cell table:style-name="Таблица1.A682" office:value-type="string">
            <text:p text:style-name="P1446">3335)occurrence</text:p>
            <text:p text:style-name="P1446"/>
            <text:p text:style-name="P1446"/>
            <text:p text:style-name="P491">[əˈkʌr(ə)n(t)s]</text:p>
          </table:table-cell>
          <table:table-cell table:style-name="Таблица1.B2" office:value-type="string">
            <text:p text:style-name="P1446">Событие, вхождение, экземпляр</text:p>
          </table:table-cell>
        </table:table-row>
        <table:table-row>
          <table:table-cell table:style-name="Таблица1.A682" office:value-type="string">
            <text:p text:style-name="P1448">3336)iterate</text:p>
            <text:p text:style-name="P1448"/>
            <text:p text:style-name="P1448"/>
            <text:p text:style-name="P492">[ˈɪt(ə)reɪt]</text:p>
          </table:table-cell>
          <table:table-cell table:style-name="Таблица1.B2" office:value-type="string">
            <text:p text:style-name="P1448">Повторять</text:p>
          </table:table-cell>
        </table:table-row>
        <table:table-row>
          <table:table-cell table:style-name="Таблица1.A682" office:value-type="string">
            <text:p text:style-name="P1449">3337)temporary</text:p>
            <text:p text:style-name="P1449"/>
            <text:p text:style-name="P1449"/>
            <text:p text:style-name="P493">[ˈtemp(ə)r(ə)rɪ]</text:p>
          </table:table-cell>
          <table:table-cell table:style-name="Таблица1.B2" office:value-type="string">
            <text:p text:style-name="P1449">Временный</text:p>
          </table:table-cell>
        </table:table-row>
        <table:table-row>
          <table:table-cell table:style-name="Таблица1.A686" office:value-type="string">
            <text:p text:style-name="P1450">3338)persistent</text:p>
            <text:p text:style-name="P1450"/>
            <text:p text:style-name="P1450"/>
            <text:p text:style-name="P494">[pəˈsɪst(ə)nt]</text:p>
          </table:table-cell>
          <table:table-cell table:style-name="Таблица1.B2" office:value-type="string">
            <text:p text:style-name="P1450">Постоянный, настойчивый</text:p>
          </table:table-cell>
        </table:table-row>
        <table:table-row>
          <table:table-cell table:style-name="Таблица1.A686" office:value-type="string">
            <text:p text:style-name="P1451">3339)shift</text:p>
            <text:p text:style-name="P1451"/>
            <text:p text:style-name="P1451"/>
            <text:p text:style-name="P495">[ʃɪft]</text:p>
          </table:table-cell>
          <table:table-cell table:style-name="Таблица1.B2" office:value-type="string">
            <text:p text:style-name="P1452">Сдвиг, сдвигать</text:p>
          </table:table-cell>
        </table:table-row>
        <table:table-row>
          <table:table-cell table:style-name="Таблица1.A686" office:value-type="string">
            <text:p text:style-name="P1453">3340)dimension</text:p>
            <text:p text:style-name="P1453"/>
            <text:p text:style-name="P1453"/>
            <text:p text:style-name="P496">[daɪˈmen(t)ʃ(ə)n]</text:p>
          </table:table-cell>
          <table:table-cell table:style-name="Таблица1.B2" office:value-type="string">
            <text:p text:style-name="P1454">Измерение, размерность, размер, <text:span text:style-name="T53">определять размеры</text:span></text:p>
          </table:table-cell>
        </table:table-row>
        <table:table-row>
          <table:table-cell table:style-name="Таблица1.A686" office:value-type="string">
            <text:p text:style-name="P1455">3341)unable</text:p>
            <text:p text:style-name="P1455"/>
            <text:p text:style-name="P1455"/>
            <text:p text:style-name="P497">[ʌnˈeɪbl]</text:p>
          </table:table-cell>
          <table:table-cell table:style-name="Таблица1.B2" office:value-type="string">
            <text:p text:style-name="P1455">Неспособный</text:p>
          </table:table-cell>
        </table:table-row>
        <table:table-row>
          <table:table-cell table:style-name="Таблица1.A690" office:value-type="string">
            <text:p text:style-name="P1456">3342)contiguous</text:p>
            <text:p text:style-name="P1456"/>
            <text:p text:style-name="P1456"/>
            <text:p text:style-name="P498">[kənˈtɪgjuəs]</text:p>
          </table:table-cell>
          <table:table-cell table:style-name="Таблица1.B2" office:value-type="string">
            <text:p text:style-name="P1456">Смежный, непрерывный</text:p>
          </table:table-cell>
        </table:table-row>
        <table:table-row>
          <table:table-cell table:style-name="Таблица1.A690" office:value-type="string">
            <text:p text:style-name="P1457">3343)hope</text:p>
            <text:p text:style-name="P1457"/>
            <text:p text:style-name="P1457"/>
            <text:p text:style-name="P499">[həup]</text:p>
          </table:table-cell>
          <table:table-cell table:style-name="Таблица1.B2" office:value-type="string">
            <text:p text:style-name="P1457">Надежда, надеяться</text:p>
          </table:table-cell>
        </table:table-row>
        <table:table-row>
          <table:table-cell table:style-name="Таблица1.A690" office:value-type="string">
            <text:p text:style-name="P1458">3344)rather than</text:p>
          </table:table-cell>
          <table:table-cell table:style-name="Таблица1.B2" office:value-type="string">
            <text:p text:style-name="P1456"/>
            <text:p text:style-name="P1456"/>
            <text:p text:style-name="P1459"/>
            <text:p text:style-name="P1459"><text:soft-page-break/>Скорее чем, а не</text:p>
            <text:p text:style-name="P1456"/>
          </table:table-cell>
        </table:table-row>
        <table:table-row>
          <table:table-cell table:style-name="Таблица1.A690" office:value-type="string">
            <text:p text:style-name="P1460">3345)backward</text:p>
            <text:p text:style-name="P1460"/>
            <text:p text:style-name="P1460"/>
            <text:p text:style-name="P500">[ˈbækwəd]</text:p>
          </table:table-cell>
          <table:table-cell table:style-name="Таблица1.B2" office:value-type="string">
            <text:p text:style-name="P1460">Назад, обратный</text:p>
          </table:table-cell>
        </table:table-row>
        <table:table-row>
          <table:table-cell table:style-name="Таблица1.A694" office:value-type="string">
            <text:p text:style-name="P1461">3346)preference</text:p>
            <text:p text:style-name="P1461"/>
            <text:p text:style-name="P1461"/>
            <text:p text:style-name="P501">[ˈpref(ə)r(ə)n(t)s]</text:p>
          </table:table-cell>
          <table:table-cell table:style-name="Таблица1.B2" office:value-type="string">
            <text:p text:style-name="P1462">Предпочтение</text:p>
          </table:table-cell>
        </table:table-row>
        <table:table-row>
          <table:table-cell table:style-name="Таблица1.A694" office:value-type="string">
            <text:p text:style-name="P1463">3347)resemble</text:p>
            <text:p text:style-name="P1463"/>
            <text:p text:style-name="P1463"/>
            <text:p text:style-name="P502">[rɪˈzembl]</text:p>
          </table:table-cell>
          <table:table-cell table:style-name="Таблица1.B2" office:value-type="string">
            <text:p text:style-name="P1463">Походить</text:p>
          </table:table-cell>
        </table:table-row>
        <table:table-row>
          <table:table-cell table:style-name="Таблица1.A694" office:value-type="string">
            <text:p text:style-name="P1464">3348)convention</text:p>
            <text:p text:style-name="P1464"/>
            <text:p text:style-name="P1464"/>
            <text:p text:style-name="P503">[kənˈven(t)ʃ(ə)n]</text:p>
          </table:table-cell>
          <table:table-cell table:style-name="Таблица1.B2" office:value-type="string">
            <text:p text:style-name="P1464">Собрание, соглашение</text:p>
          </table:table-cell>
        </table:table-row>
        <table:table-row>
          <table:table-cell table:style-name="Таблица1.A694" office:value-type="string">
            <text:p text:style-name="P1465">3349)burst</text:p>
            <text:p text:style-name="P1465"/>
            <text:p text:style-name="P1465"/>
            <text:p text:style-name="P504">[bɜːst]</text:p>
          </table:table-cell>
          <table:table-cell table:style-name="Таблица1.B2" office:value-type="string">
            <text:p text:style-name="P1465">Взрыв, пакет, лопнуть, разрывать, <text:span text:style-name="T54">разрыв</text:span></text:p>
          </table:table-cell>
        </table:table-row>
        <table:table-row>
          <table:table-cell table:style-name="Таблица1.A698" office:value-type="string">
            <text:p text:style-name="P1466">3350)layout</text:p>
            <text:p text:style-name="P1466"/>
            <text:p text:style-name="P1466"/>
            <text:p text:style-name="P505">[ˈleɪaut]</text:p>
          </table:table-cell>
          <table:table-cell table:style-name="Таблица1.B2" office:value-type="string">
            <text:p text:style-name="P1466">Макет, схема, размещение, компоновка</text:p>
          </table:table-cell>
        </table:table-row>
        <table:table-row>
          <table:table-cell table:style-name="Таблица1.A698" office:value-type="string">
            <text:p text:style-name="P1467">3351)make sense</text:p>
            <text:p text:style-name="P1467"/>
            <text:p text:style-name="P1467"/>
            <text:p text:style-name="P1467"/>
          </table:table-cell>
          <table:table-cell table:style-name="Таблица1.B2" office:value-type="string">
            <text:p text:style-name="P1467">Иметь смысл</text:p>
          </table:table-cell>
        </table:table-row>
        <table:table-row>
          <table:table-cell table:style-name="Таблица1.A698" office:value-type="string">
            <text:p text:style-name="P1468">3352)somewhat</text:p>
            <text:p text:style-name="P1468"/>
            <text:p text:style-name="P1468"/>
            <text:p text:style-name="P506">[ˈsʌmwɔt]</text:p>
          </table:table-cell>
          <table:table-cell table:style-name="Таблица1.B2" office:value-type="string">
            <text:p text:style-name="P1468">Кое-что, что-то</text:p>
          </table:table-cell>
        </table:table-row>
        <table:table-row>
          <table:table-cell table:style-name="Таблица1.A698" office:value-type="string">
            <text:p text:style-name="P1469">3353)sufficient</text:p>
            <text:p text:style-name="P1469"/>
            <text:p text:style-name="P1469"/>
            <text:p text:style-name="P507">[səˈfɪʃ(ə)nt]</text:p>
          </table:table-cell>
          <table:table-cell table:style-name="Таблица1.B2" office:value-type="string">
            <text:p text:style-name="P1470">Достаточный, достаточное количество</text:p>
          </table:table-cell>
        </table:table-row>
        <table:table-row>
          <table:table-cell table:style-name="Таблица1.A702" office:value-type="string">
            <text:p text:style-name="P1471">3354)await</text:p>
            <text:p text:style-name="P1471"/>
            <text:p text:style-name="P1471"/>
            <text:p text:style-name="P508">[əˈweɪt]</text:p>
          </table:table-cell>
          <table:table-cell table:style-name="Таблица1.B2" office:value-type="string">
            <text:p text:style-name="P1471">Ждать</text:p>
          </table:table-cell>
        </table:table-row>
        <table:table-row>
          <table:table-cell table:style-name="Таблица1.A702" office:value-type="string">
            <text:p text:style-name="P1472">3355)everyday</text:p>
            <text:p text:style-name="P1472"/>
            <text:p text:style-name="P1472"/>
            <text:p text:style-name="P509">[ˈevrɪdeɪ]</text:p>
          </table:table-cell>
          <table:table-cell table:style-name="Таблица1.B2" office:value-type="string">
            <text:p text:style-name="P1472">Ежедневный, каждый день</text:p>
          </table:table-cell>
        </table:table-row>
        <table:table-row>
          <table:table-cell table:style-name="Таблица1.A702" office:value-type="string">
            <text:p text:style-name="P1473">3356)i'll</text:p>
            <text:p text:style-name="P1473"/>
            <text:p text:style-name="P1473"/>
            <text:p text:style-name="P510">[aɪl]</text:p>
          </table:table-cell>
          <table:table-cell table:style-name="Таблица1.B2" office:value-type="string">
            <text:p text:style-name="P1473">Я буду</text:p>
          </table:table-cell>
        </table:table-row>
        <table:table-row>
          <table:table-cell table:style-name="Таблица1.A702" office:value-type="string">
            <text:p text:style-name="P1474">3357)subscription</text:p>
            <text:p text:style-name="P1474"/>
            <text:p text:style-name="P1474"/>
            <text:p text:style-name="P511"><text:soft-page-break/>[səbˈskrɪpʃ(ə)n]</text:p>
          </table:table-cell>
          <table:table-cell table:style-name="Таблица1.B2" office:value-type="string">
            <text:p text:style-name="P1474"/>
            <text:p text:style-name="P1474"/>
            <text:p text:style-name="P1474"/>
            <text:p text:style-name="P1474"><text:soft-page-break/>Подписка, абонемент</text:p>
          </table:table-cell>
        </table:table-row>
        <table:table-row>
          <table:table-cell table:style-name="Таблица1.A706" office:value-type="string">
            <text:p text:style-name="P1475">3358)ripple</text:p>
            <text:p text:style-name="P1475"/>
            <text:p text:style-name="P1475"/>
            <text:p text:style-name="P512">[ˈrɪpl]</text:p>
          </table:table-cell>
          <table:table-cell table:style-name="Таблица1.B2" office:value-type="string">
            <text:p text:style-name="P1475">Пульсация, колебаться</text:p>
          </table:table-cell>
        </table:table-row>
        <table:table-row>
          <table:table-cell table:style-name="Таблица1.A706" office:value-type="string">
            <text:p text:style-name="P1476">3359)in-depth</text:p>
            <text:p text:style-name="P1476"/>
            <text:p text:style-name="P1476"/>
            <text:p text:style-name="P513">[ˌɪnˈdepθ]</text:p>
          </table:table-cell>
          <table:table-cell table:style-name="Таблица1.B2" office:value-type="string">
            <text:p text:style-name="P1476">Тщательный, всесторонний</text:p>
          </table:table-cell>
        </table:table-row>
        <table:table-row>
          <table:table-cell table:style-name="Таблица1.A706" office:value-type="string">
            <text:p text:style-name="P1477">3360)versatile</text:p>
            <text:p text:style-name="P1477"/>
            <text:p text:style-name="P1477"/>
            <text:p text:style-name="P514">[ˈvɜːsətaɪl]</text:p>
          </table:table-cell>
          <table:table-cell table:style-name="Таблица1.B2" office:value-type="string">
            <text:p text:style-name="P1477">Разносторонний</text:p>
          </table:table-cell>
        </table:table-row>
        <table:table-row>
          <table:table-cell table:style-name="Таблица1.A706" office:value-type="string">
            <text:p text:style-name="P1478">3361)predict</text:p>
            <text:p text:style-name="P1478"/>
            <text:p text:style-name="P1478"/>
            <text:p text:style-name="P515">[prɪˈdɪkt]</text:p>
          </table:table-cell>
          <table:table-cell table:style-name="Таблица1.B2" office:value-type="string">
            <text:p text:style-name="P1478">Предсказывать</text:p>
          </table:table-cell>
        </table:table-row>
        <table:table-row>
          <table:table-cell table:style-name="Таблица1.A710" office:value-type="string">
            <text:p text:style-name="P1479">3362)interact</text:p>
            <text:p text:style-name="P1479"/>
            <text:p text:style-name="P1479"/>
            <text:p text:style-name="P516">[ˌɪntərˈækt]</text:p>
          </table:table-cell>
          <table:table-cell table:style-name="Таблица1.B2" office:value-type="string">
            <text:p text:style-name="P1479">Взаимодействовать</text:p>
          </table:table-cell>
        </table:table-row>
        <table:table-row>
          <table:table-cell table:style-name="Таблица1.A710" office:value-type="string">
            <text:p text:style-name="P1480">3363)consistent</text:p>
            <text:p text:style-name="P1480"/>
            <text:p text:style-name="P1480"/>
            <text:p text:style-name="P517">[kənˈsɪst(ə)nt]</text:p>
          </table:table-cell>
          <table:table-cell table:style-name="Таблица1.B2" office:value-type="string">
            <text:p text:style-name="P1480">Последовательный, согласованный</text:p>
          </table:table-cell>
        </table:table-row>
        <table:table-row>
          <table:table-cell table:style-name="Таблица1.A710" office:value-type="string">
            <text:p text:style-name="P1481">3364)manipulate</text:p>
            <text:p text:style-name="P1481"/>
            <text:p text:style-name="P1481"/>
            <text:p text:style-name="P518">[məˈnɪpjəleɪt]</text:p>
          </table:table-cell>
          <table:table-cell table:style-name="Таблица1.B2" office:value-type="string">
            <text:p text:style-name="P1481">Манипулировать</text:p>
          </table:table-cell>
        </table:table-row>
        <table:table-row>
          <table:table-cell table:style-name="Таблица1.A710" office:value-type="string">
            <text:p text:style-name="P1482">3365)ray</text:p>
            <text:p text:style-name="P1482"/>
            <text:p text:style-name="P1482"/>
            <text:p text:style-name="P519">[reɪ]</text:p>
          </table:table-cell>
          <table:table-cell table:style-name="Таблица1.B2" office:value-type="string">
            <text:p text:style-name="P1483">Лучевой, луч</text:p>
          </table:table-cell>
        </table:table-row>
        <table:table-row>
          <table:table-cell table:style-name="Таблица1.A714" office:value-type="string">
            <text:p text:style-name="P1484">3366)native</text:p>
            <text:p text:style-name="P1484"/>
            <text:p text:style-name="P1484"/>
            <text:p text:style-name="P520">[ˈneɪtɪv]</text:p>
          </table:table-cell>
          <table:table-cell table:style-name="Таблица1.B2" office:value-type="string">
            <text:p text:style-name="P1484">Родной, уроженец</text:p>
          </table:table-cell>
        </table:table-row>
        <table:table-row>
          <table:table-cell table:style-name="Таблица1.A714" office:value-type="string">
            <text:p text:style-name="P1485">3367)by now</text:p>
            <text:p text:style-name="P1485"/>
            <text:p text:style-name="P1485"/>
            <text:p text:style-name="P1485"/>
          </table:table-cell>
          <table:table-cell table:style-name="Таблица1.B2" office:value-type="string">
            <text:p text:style-name="P1485">К этому времени</text:p>
          </table:table-cell>
        </table:table-row>
        <table:table-row>
          <table:table-cell table:style-name="Таблица1.A714" office:value-type="string">
            <text:p text:style-name="P1486">3368)surge</text:p>
            <text:p text:style-name="P1486"/>
            <text:p text:style-name="P1486"/>
            <text:p text:style-name="P521">[sɜːʤ]</text:p>
          </table:table-cell>
          <table:table-cell table:style-name="Таблица1.B2" office:value-type="string">
            <text:p text:style-name="P1486">Выброс, бросок напряжения, вздыматься</text:p>
          </table:table-cell>
        </table:table-row>
        <table:table-row>
          <table:table-cell table:style-name="Таблица1.A714" office:value-type="string">
            <text:p text:style-name="P1487">3369)followed by</text:p>
            <text:p text:style-name="P1487"/>
            <text:p text:style-name="P1487"/>
            <text:p text:style-name="P1487"/>
          </table:table-cell>
          <table:table-cell table:style-name="Таблица1.B2" office:value-type="string">
            <text:p text:style-name="P1487">За которым следует</text:p>
          </table:table-cell>
        </table:table-row>
        <table:table-row>
          <table:table-cell table:style-name="Таблица1.A718" office:value-type="string">
            <text:p text:style-name="P1488">3370)That way</text:p>
            <text:p text:style-name="P1488"/>
            <text:p text:style-name="P1488"/>
            <text:p text:style-name="P1488"/>
          </table:table-cell>
          <table:table-cell table:style-name="Таблица1.B2" office:value-type="string">
            <text:p text:style-name="P1488">Туда, сюда, <text:span text:style-name="T58">таким образом</text:span></text:p>
          </table:table-cell>
        </table:table-row>
        <text:soft-page-break/>
        <table:table-row>
          <table:table-cell table:style-name="Таблица1.A718" office:value-type="string">
            <text:p text:style-name="P1489">3371)remaining</text:p>
            <text:p text:style-name="P1489"/>
            <text:p text:style-name="P1489"/>
            <text:p text:style-name="P522">[rɪme͟ɪnɪŋ]</text:p>
          </table:table-cell>
          <table:table-cell table:style-name="Таблица1.B2" office:value-type="string">
            <text:p text:style-name="P1488"/>
            <text:p text:style-name="P1489">Ос<text:span text:style-name="T55">тальной</text:span></text:p>
          </table:table-cell>
        </table:table-row>
        <table:table-row>
          <table:table-cell table:style-name="Таблица1.A718" office:value-type="string">
            <text:p text:style-name="P1490">3372)that’s fine</text:p>
            <text:p text:style-name="P1490"/>
            <text:p text:style-name="P1490"/>
            <text:p text:style-name="P1490"/>
          </table:table-cell>
          <table:table-cell table:style-name="Таблица1.B2" office:value-type="string">
            <text:p text:style-name="P1490">Хорошо, согласен</text:p>
          </table:table-cell>
        </table:table-row>
        <table:table-row>
          <table:table-cell table:style-name="Таблица1.A718" office:value-type="string">
            <text:p text:style-name="P1491">3373)fuse</text:p>
            <text:p text:style-name="P1491"/>
            <text:p text:style-name="P1491"/>
            <text:p text:style-name="P523">[fjuːz]</text:p>
          </table:table-cell>
          <table:table-cell table:style-name="Таблица1.B2" office:value-type="string">
            <text:p text:style-name="P1491">Предохранитель, плавить, соединять</text:p>
          </table:table-cell>
        </table:table-row>
        <table:table-row>
          <table:table-cell table:style-name="Таблица1.A722" office:value-type="string">
            <text:p text:style-name="P1492">3374)utilization</text:p>
            <text:p text:style-name="P1492"/>
            <text:p text:style-name="P1492"/>
            <text:p text:style-name="P524">[ˌjuːtɪlaɪˈzeɪʃ(ə)n]</text:p>
          </table:table-cell>
          <table:table-cell table:style-name="Таблица1.B2" office:value-type="string">
            <text:p text:style-name="P1492">Использование, утилизация</text:p>
          </table:table-cell>
        </table:table-row>
        <table:table-row>
          <table:table-cell table:style-name="Таблица1.A722" office:value-type="string">
            <text:p text:style-name="P1493">3375)sample</text:p>
            <text:p text:style-name="P1493"/>
            <text:p text:style-name="P1493"/>
            <text:p text:style-name="P525">[ˈsɑːmpl]</text:p>
          </table:table-cell>
          <table:table-cell table:style-name="Таблица1.B2" office:value-type="string">
            <text:p text:style-name="P1493">Пробовать, выборка, пример, образец</text:p>
          </table:table-cell>
        </table:table-row>
        <table:table-row>
          <table:table-cell table:style-name="Таблица1.A722" office:value-type="string">
            <text:p text:style-name="P1494">3376)Right now</text:p>
            <text:p text:style-name="P1494"/>
            <text:p text:style-name="P1494"/>
            <text:p text:style-name="P1494"/>
          </table:table-cell>
          <table:table-cell table:style-name="Таблица1.B2" office:value-type="string">
            <text:p text:style-name="P1494">Сейчас</text:p>
          </table:table-cell>
        </table:table-row>
        <table:table-row>
          <table:table-cell table:style-name="Таблица1.A722" office:value-type="string">
            <text:p text:style-name="P1495">3377)so far</text:p>
            <text:p text:style-name="P1495"/>
            <text:p text:style-name="P1495"/>
            <text:p text:style-name="P1495"/>
          </table:table-cell>
          <table:table-cell table:style-name="Таблица1.B2" office:value-type="string">
            <text:p text:style-name="P1495">Пока, до сих пор</text:p>
          </table:table-cell>
        </table:table-row>
        <table:table-row>
          <table:table-cell table:style-name="Таблица1.A729" office:value-type="string">
            <text:p text:style-name="P1496">3378)polish</text:p>
            <text:p text:style-name="P1496"/>
            <text:p text:style-name="P1496"/>
            <text:p text:style-name="P526">[ˈpəulɪʃ]</text:p>
          </table:table-cell>
          <table:table-cell table:style-name="Таблица1.B2" office:value-type="string">
            <text:p text:style-name="P1496">Полировать, польский, полировка</text:p>
          </table:table-cell>
        </table:table-row>
        <table:table-row>
          <table:table-cell table:style-name="Таблица1.A729" office:value-type="string">
            <text:p text:style-name="P1497">3379)push</text:p>
            <text:p text:style-name="P1497"/>
            <text:p text:style-name="P1497"/>
            <text:p text:style-name="P527">[puʃ]</text:p>
          </table:table-cell>
          <table:table-cell table:style-name="Таблица1.B2" office:value-type="string">
            <text:p text:style-name="P1497">Поместить в стек, от себя, толкать, толчок</text:p>
          </table:table-cell>
        </table:table-row>
        <table:table-row>
          <table:table-cell table:style-name="Таблица1.A729" office:value-type="string">
            <text:p text:style-name="P1498">3380)that's why</text:p>
            <text:p text:style-name="P1498"/>
            <text:p text:style-name="P1498"/>
            <text:p text:style-name="P1498"/>
          </table:table-cell>
          <table:table-cell table:style-name="Таблица1.B2" office:value-type="string">
            <text:p text:style-name="P1498">Вот почему</text:p>
          </table:table-cell>
        </table:table-row>
        <table:table-row>
          <table:table-cell table:style-name="Таблица1.A729" office:value-type="string">
            <text:p text:style-name="P1499">3381)outstanding</text:p>
            <text:p text:style-name="P1499"/>
            <text:p text:style-name="P1499"/>
            <text:p text:style-name="P528">[ˌautˈstændɪŋ]</text:p>
          </table:table-cell>
          <table:table-cell table:style-name="Таблица1.B2" office:value-type="string">
            <text:p text:style-name="P1500">Выдающийся, ожидающий выполнения</text:p>
          </table:table-cell>
        </table:table-row>
        <table:table-row>
          <table:table-cell table:style-name="Таблица1.A729" office:value-type="string">
            <text:p text:style-name="P1501">3382)semicolon</text:p>
            <text:p text:style-name="P1501"/>
            <text:p text:style-name="P1501"/>
            <text:p text:style-name="P529">[ˌsemɪˈkəulən]</text:p>
          </table:table-cell>
          <table:table-cell table:style-name="Таблица1.B2" office:value-type="string">
            <text:p text:style-name="P1501">Точка с запятой</text:p>
          </table:table-cell>
        </table:table-row>
        <table:table-row>
          <table:table-cell table:style-name="Таблица1.A729" office:value-type="string">
            <text:p text:style-name="P1502">3383)venture</text:p>
            <text:p text:style-name="P1502"/>
            <text:p text:style-name="P1502"/>
            <text:p text:style-name="P530">[ˈvenʧə]</text:p>
          </table:table-cell>
          <table:table-cell table:style-name="Таблица1.B2" office:value-type="string">
            <text:p text:style-name="P1502">Предприятие, рисковать</text:p>
          </table:table-cell>
        </table:table-row>
        <table:table-row>
          <table:table-cell table:style-name="Таблица1.A729" office:value-type="string">
            <text:p text:style-name="P1503">3384)sharing</text:p>
            <text:p text:style-name="P1503"><text:soft-page-break/></text:p>
            <text:p text:style-name="P1503"/>
            <text:p text:style-name="P1503"/>
          </table:table-cell>
          <table:table-cell table:style-name="Таблица1.B2" office:value-type="string">
            <text:p text:style-name="P1496"/>
            <text:p text:style-name="P1496"><text:soft-page-break/></text:p>
            <text:p text:style-name="P1503">Разделение, совместное использование</text:p>
          </table:table-cell>
        </table:table-row>
        <table:table-row>
          <table:table-cell table:style-name="Таблица1.A734" office:value-type="string">
            <text:p text:style-name="P1504">3385)tend to</text:p>
            <text:p text:style-name="P1504"/>
            <text:p text:style-name="P1504"/>
            <text:p text:style-name="P1504"/>
          </table:table-cell>
          <table:table-cell table:style-name="Таблица1.B2" office:value-type="string">
            <text:p text:style-name="P1504">Как правило, направляться к</text:p>
          </table:table-cell>
        </table:table-row>
        <table:table-row>
          <table:table-cell table:style-name="Таблица1.A734" office:value-type="string">
            <text:p text:style-name="P1505">3386)sampling</text:p>
            <text:p text:style-name="P1505"/>
            <text:p text:style-name="P1505"/>
            <text:p text:style-name="P531">[ˈsɑːmplɪŋ]</text:p>
          </table:table-cell>
          <table:table-cell table:style-name="Таблица1.B2" office:value-type="string">
            <text:p text:style-name="P1505">Дискретизация, отбор образцов</text:p>
          </table:table-cell>
        </table:table-row>
        <table:table-row>
          <table:table-cell table:style-name="Таблица1.A734" office:value-type="string">
            <text:p text:style-name="P1506">3387)inject</text:p>
            <text:p text:style-name="P1506"/>
            <text:p text:style-name="P1506"/>
            <text:p text:style-name="P532">[ɪnˈʤekt]</text:p>
          </table:table-cell>
          <table:table-cell table:style-name="Таблица1.B2" office:value-type="string">
            <text:p text:style-name="P1506">Вводить</text:p>
          </table:table-cell>
        </table:table-row>
        <table:table-row>
          <table:table-cell table:style-name="Таблица1.A734" office:value-type="string">
            <text:p text:style-name="P1507">3388)this way</text:p>
            <text:p text:style-name="P1507"/>
            <text:p text:style-name="P1507"/>
            <text:p text:style-name="P1507"/>
          </table:table-cell>
          <table:table-cell table:style-name="Таблица1.B2" office:value-type="string">
            <text:p text:style-name="P1507">Сюда</text:p>
          </table:table-cell>
        </table:table-row>
        <table:table-row>
          <table:table-cell table:style-name="Таблица1.A734" office:value-type="string">
            <text:p text:style-name="P1508">3389)subsequent</text:p>
            <text:p text:style-name="P1508"/>
            <text:p text:style-name="P1508"/>
            <text:p text:style-name="P533">[ˈsʌbsɪkwənt]</text:p>
          </table:table-cell>
          <table:table-cell table:style-name="Таблица1.B2" office:value-type="string">
            <text:p text:style-name="P1508">Последующий</text:p>
          </table:table-cell>
        </table:table-row>
        <table:table-row>
          <table:table-cell table:style-name="Таблица1.A739" office:value-type="string">
            <text:p text:style-name="P1509">3390)transducer</text:p>
            <text:p text:style-name="P1509"/>
            <text:p text:style-name="P1509"/>
            <text:p text:style-name="P534">[trænzˈdjuːsə]</text:p>
          </table:table-cell>
          <table:table-cell table:style-name="Таблица1.B2" office:value-type="string">
            <text:p text:style-name="P1509">Преобразователь, датчик</text:p>
          </table:table-cell>
        </table:table-row>
        <table:table-row>
          <table:table-cell table:style-name="Таблица1.A739" office:value-type="string">
            <text:p text:style-name="P1510">3391)propagate</text:p>
            <text:p text:style-name="P1510"/>
            <text:p text:style-name="P1510"/>
            <text:p text:style-name="P535">[ˈprɔpəgeɪt]</text:p>
          </table:table-cell>
          <table:table-cell table:style-name="Таблица1.B2" office:value-type="string">
            <text:p text:style-name="P1510">Распространять, передавать</text:p>
          </table:table-cell>
        </table:table-row>
        <table:table-row>
          <table:table-cell table:style-name="Таблица1.A739" office:value-type="string">
            <text:p text:style-name="P1511">3392)clash</text:p>
            <text:p text:style-name="P1511"/>
            <text:p text:style-name="P1511"/>
            <text:p text:style-name="P536">[klæʃ]</text:p>
          </table:table-cell>
          <table:table-cell table:style-name="Таблица1.B2" office:value-type="string">
            <text:p text:style-name="P1511">Столкновение, сталкиваться, конфликт, конфликтовать</text:p>
          </table:table-cell>
        </table:table-row>
        <table:table-row>
          <table:table-cell table:style-name="Таблица1.A739" office:value-type="string">
            <text:p text:style-name="P1512">3393)failure</text:p>
            <text:p text:style-name="P1512"/>
            <text:p text:style-name="P1512"/>
            <text:p text:style-name="P537">[ˈfeɪljə]</text:p>
          </table:table-cell>
          <table:table-cell table:style-name="Таблица1.B2" office:value-type="string">
            <text:p text:style-name="P1512">Неудачник, отказ, неисправность</text:p>
          </table:table-cell>
        </table:table-row>
        <table:table-row>
          <table:table-cell table:style-name="Таблица1.A739" office:value-type="string">
            <text:p text:style-name="P1513">3394)toggle</text:p>
            <text:p text:style-name="P1513"/>
            <text:p text:style-name="P1513"/>
            <text:p text:style-name="P538">[ˈtɔgl]</text:p>
          </table:table-cell>
          <table:table-cell table:style-name="Таблица1.B2" office:value-type="string">
            <text:p text:style-name="P1514">Флаг, переключать, тумблер</text:p>
          </table:table-cell>
        </table:table-row>
        <table:table-row>
          <table:table-cell table:style-name="Таблица1.A744" office:value-type="string">
            <text:p text:style-name="P1515">3395)bitwise</text:p>
            <text:p text:style-name="P1515"/>
            <text:p text:style-name="P1515"/>
            <text:p text:style-name="P1515"/>
          </table:table-cell>
          <table:table-cell table:style-name="Таблица1.B2" office:value-type="string">
            <text:p text:style-name="P1515">Побитовый</text:p>
          </table:table-cell>
        </table:table-row>
        <table:table-row>
          <table:table-cell table:style-name="Таблица1.A744" office:value-type="string">
            <text:p text:style-name="P1516">3396)registry</text:p>
            <text:p text:style-name="P1516"/>
            <text:p text:style-name="P1516"/>
            <text:p text:style-name="P539">[ˈreʤɪstrɪ]</text:p>
          </table:table-cell>
          <table:table-cell table:style-name="Таблица1.B2" office:value-type="string">
            <text:p text:style-name="P1516">Регистрация, реестр</text:p>
          </table:table-cell>
        </table:table-row>
        <table:table-row>
          <table:table-cell table:style-name="Таблица1.A744" office:value-type="string">
            <text:p text:style-name="P1517">3397)notify</text:p>
            <text:p text:style-name="P1517"/>
            <text:p text:style-name="P1517"><text:soft-page-break/></text:p>
            <text:p text:style-name="P540">[ˈnəutɪfaɪ]</text:p>
          </table:table-cell>
          <table:table-cell table:style-name="Таблица1.B2" office:value-type="string">
            <text:p text:style-name="P1515"/>
            <text:p text:style-name="P1515"/>
            <text:p text:style-name="P1515"><text:soft-page-break/></text:p>
            <text:p text:style-name="P1517">Уведомлять</text:p>
          </table:table-cell>
        </table:table-row>
        <table:table-row>
          <table:table-cell table:style-name="Таблица1.A744" office:value-type="string">
            <text:p text:style-name="P1518">3398)revert</text:p>
            <text:p text:style-name="P1518"/>
            <text:p text:style-name="P1518"/>
            <text:p text:style-name="P541">[rɪˈvɜːt]</text:p>
          </table:table-cell>
          <table:table-cell table:style-name="Таблица1.B2" office:value-type="string">
            <text:p text:style-name="P1519">Возвращаться</text:p>
          </table:table-cell>
        </table:table-row>
        <table:table-row>
          <table:table-cell table:style-name="Таблица1.A744" office:value-type="string">
            <text:p text:style-name="P1520">3399)tutorial</text:p>
            <text:p text:style-name="P1520"/>
            <text:p text:style-name="P1520"/>
            <text:p text:style-name="P542">[tjuːˈtɔːrɪəl]</text:p>
          </table:table-cell>
          <table:table-cell table:style-name="Таблица1.B2" office:value-type="string">
            <text:p text:style-name="P1520">Учебник</text:p>
          </table:table-cell>
        </table:table-row>
        <table:table-row>
          <table:table-cell table:style-name="Таблица1.A749" office:value-type="string">
            <text:p text:style-name="P1521">3400)entirely</text:p>
            <text:p text:style-name="P1521"/>
            <text:p text:style-name="P1521"/>
            <text:p text:style-name="P543">[ɪnˈtaɪəlɪ]</text:p>
          </table:table-cell>
          <table:table-cell table:style-name="Таблица1.B2" office:value-type="string">
            <text:p text:style-name="P1521">Совершенно, полностью</text:p>
          </table:table-cell>
        </table:table-row>
        <table:table-row>
          <table:table-cell table:style-name="Таблица1.A749" office:value-type="string">
            <text:p text:style-name="P1522">3401)pick up</text:p>
            <text:p text:style-name="P1522"/>
            <text:p text:style-name="P1522"/>
            <text:p text:style-name="P1522"/>
          </table:table-cell>
          <table:table-cell table:style-name="Таблица1.B2" office:value-type="string">
            <text:p text:style-name="P1522">Подобрать, забрать</text:p>
          </table:table-cell>
        </table:table-row>
        <table:table-row>
          <table:table-cell table:style-name="Таблица1.A749" office:value-type="string">
            <text:p text:style-name="P1523">3402)in turn</text:p>
            <text:p text:style-name="P1523"/>
            <text:p text:style-name="P1523"/>
            <text:p text:style-name="P1523"/>
          </table:table-cell>
          <table:table-cell table:style-name="Таблица1.B2" office:value-type="string">
            <text:p text:style-name="P1523">По очереди</text:p>
          </table:table-cell>
        </table:table-row>
        <table:table-row>
          <table:table-cell table:style-name="Таблица1.A749" office:value-type="string">
            <text:p text:style-name="P1524">3403)enqueue</text:p>
            <text:p text:style-name="P1524"/>
            <text:p text:style-name="P1524"/>
            <text:p text:style-name="P544">[enˈkyo͞o]</text:p>
          </table:table-cell>
          <table:table-cell table:style-name="Таблица1.B2" office:value-type="string">
            <text:p text:style-name="P1524">Ставить в очередь</text:p>
          </table:table-cell>
        </table:table-row>
        <table:table-row>
          <table:table-cell table:style-name="Таблица1.A749" office:value-type="string">
            <text:p text:style-name="P1525">3404)overlap</text:p>
            <text:p text:style-name="P1525"/>
            <text:p text:style-name="P1525"/>
            <text:p text:style-name="P545">[ˌəuvəˈlæp]</text:p>
          </table:table-cell>
          <table:table-cell table:style-name="Таблица1.B2" office:value-type="string">
            <text:p text:style-name="P1525">Перекрытие, перекрывать, совпадение</text:p>
          </table:table-cell>
        </table:table-row>
        <table:table-row>
          <table:table-cell table:style-name="Таблица1.A754" office:value-type="string">
            <text:p text:style-name="P1526">3405)separation</text:p>
            <text:p text:style-name="P1526"/>
            <text:p text:style-name="P1526"/>
            <text:p text:style-name="P546">[ˌsep(ə)ˈreɪʃ(ə)n]</text:p>
          </table:table-cell>
          <table:table-cell table:style-name="Таблица1.B2" office:value-type="string">
            <text:p text:style-name="P1526">Отделение, разделение</text:p>
          </table:table-cell>
        </table:table-row>
        <table:table-row>
          <table:table-cell table:style-name="Таблица1.A754" office:value-type="string">
            <text:p text:style-name="P1527">3406)anymore</text:p>
            <text:p text:style-name="P1527"/>
            <text:p text:style-name="P1527"/>
            <text:p text:style-name="P547">[ˌenɪˈmɔː]</text:p>
          </table:table-cell>
          <table:table-cell table:style-name="Таблица1.B2" office:value-type="string">
            <text:p text:style-name="P1527">Больше не</text:p>
          </table:table-cell>
        </table:table-row>
        <table:table-row>
          <table:table-cell table:style-name="Таблица1.A754" office:value-type="string">
            <text:p text:style-name="P1528">3407)once again</text:p>
            <text:p text:style-name="P1528"/>
            <text:p text:style-name="P1528"/>
            <text:p text:style-name="P1528"/>
          </table:table-cell>
          <table:table-cell table:style-name="Таблица1.B2" office:value-type="string">
            <text:p text:style-name="P1528">Ещё раз</text:p>
          </table:table-cell>
        </table:table-row>
        <table:table-row>
          <table:table-cell table:style-name="Таблица1.A754" office:value-type="string">
            <text:p text:style-name="P1529">3408)parenthesis</text:p>
            <text:p text:style-name="P1529"/>
            <text:p text:style-name="P1529"/>
            <text:p text:style-name="P548">[pəˈrenθəsɪs]</text:p>
          </table:table-cell>
          <table:table-cell table:style-name="Таблица1.B2" office:value-type="string">
            <text:p text:style-name="P1529">Круглая скобка</text:p>
          </table:table-cell>
        </table:table-row>
        <table:table-row>
          <table:table-cell table:style-name="Таблица1.A754" office:value-type="string">
            <text:p text:style-name="P1530">3409)decouple</text:p>
            <text:p text:style-name="P1530"/>
            <text:p text:style-name="P1530"/>
            <text:p text:style-name="P549">[ˌdiːˈkʌpl]</text:p>
          </table:table-cell>
          <table:table-cell table:style-name="Таблица1.B2" office:value-type="string">
            <text:p text:style-name="P1530">Разъединять</text:p>
          </table:table-cell>
        </table:table-row>
        <table:table-row>
          <table:table-cell table:style-name="Таблица1.A758" office:value-type="string">
            <text:p text:style-name="P1531">3410)mutual</text:p>
            <text:p text:style-name="P1531"/>
            <text:p text:style-name="P1531"/>
            <text:p text:style-name="P550"><text:soft-page-break/>[ˈmjuːʧuəl]</text:p>
          </table:table-cell>
          <table:table-cell table:style-name="Таблица1.B2" office:value-type="string">
            <text:p text:style-name="P1532"/>
            <text:p text:style-name="P1532"/>
            <text:p text:style-name="P1532"/>
            <text:p text:style-name="P1532"><text:soft-page-break/>Взаимный</text:p>
          </table:table-cell>
        </table:table-row>
        <table:table-row>
          <table:table-cell table:style-name="Таблица1.A758" office:value-type="string">
            <text:p text:style-name="P1533">3411)flow chart</text:p>
            <text:p text:style-name="P1533"/>
            <text:p text:style-name="P1533"/>
            <text:p text:style-name="P1533"/>
          </table:table-cell>
          <table:table-cell table:style-name="Таблица1.B2" office:value-type="string">
            <text:p text:style-name="P1533">Блок-схема, технологическая схема</text:p>
          </table:table-cell>
        </table:table-row>
        <table:table-row>
          <table:table-cell table:style-name="Таблица1.A758" office:value-type="string">
            <text:p text:style-name="P1534">3412)survey</text:p>
            <text:p text:style-name="P1534"/>
            <text:p text:style-name="P1534"/>
            <text:p text:style-name="P551">[ˈsɜːveɪ]</text:p>
          </table:table-cell>
          <table:table-cell table:style-name="Таблица1.B2" office:value-type="string">
            <text:p text:style-name="P1534">Обзор, обследование, обследовать</text:p>
          </table:table-cell>
        </table:table-row>
        <table:table-row>
          <table:table-cell table:style-name="Таблица1.A758" office:value-type="string">
            <text:p text:style-name="P1535">3413)some more</text:p>
            <text:p text:style-name="P1535"/>
            <text:p text:style-name="P1535"/>
            <text:p text:style-name="P1535"/>
          </table:table-cell>
          <table:table-cell table:style-name="Таблица1.B2" office:value-type="string">
            <text:p text:style-name="P1535">Ещё немного</text:p>
          </table:table-cell>
        </table:table-row>
        <table:table-row>
          <table:table-cell table:style-name="Таблица1.A759" office:value-type="string">
            <text:p text:style-name="P1536">3414)juxtaposition</text:p>
            <text:p text:style-name="P1536"/>
            <text:p text:style-name="P1536"/>
            <text:p text:style-name="P552">[ˌʤʌkstəpəˈzɪʃ(ə)n]</text:p>
          </table:table-cell>
          <table:table-cell table:style-name="Таблица1.B2" office:value-type="string">
            <text:p text:style-name="P1536">Размещение рядом, сопоставление </text:p>
          </table:table-cell>
        </table:table-row>
        <table:table-row>
          <table:table-cell table:style-name="Таблица1.A764" office:value-type="string">
            <text:p text:style-name="P1537">3415)deviation</text:p>
            <text:p text:style-name="P1537"/>
            <text:p text:style-name="P1537"/>
            <text:p text:style-name="P553">[ˌdiːvɪˈeɪʃ(ə)n]</text:p>
          </table:table-cell>
          <table:table-cell table:style-name="Таблица1.B2" office:value-type="string">
            <text:p text:style-name="P1538">Отклонение, отступление</text:p>
          </table:table-cell>
        </table:table-row>
        <table:table-row>
          <table:table-cell table:style-name="Таблица1.A764" office:value-type="string">
            <text:p text:style-name="P1539">3416)placeholder</text:p>
            <text:p text:style-name="P1539"/>
            <text:p text:style-name="P1539"/>
            <text:p text:style-name="P554">[ˈpleɪsˌhəuldə]</text:p>
          </table:table-cell>
          <table:table-cell table:style-name="Таблица1.B2" office:value-type="string">
            <text:p text:style-name="P1539">Заполнитель</text:p>
          </table:table-cell>
        </table:table-row>
        <table:table-row>
          <table:table-cell table:style-name="Таблица1.A764" office:value-type="string">
            <text:p text:style-name="P1540">3417)unused</text:p>
            <text:p text:style-name="P1540"/>
            <text:p text:style-name="P1540"/>
            <text:p text:style-name="P555">[ʌnˈjuːzd]</text:p>
          </table:table-cell>
          <table:table-cell table:style-name="Таблица1.B2" office:value-type="string">
            <text:p text:style-name="P1540">Неиспользованный</text:p>
          </table:table-cell>
        </table:table-row>
        <table:table-row>
          <table:table-cell table:style-name="Таблица1.A764" office:value-type="string">
            <text:p text:style-name="P1541">3418)notably</text:p>
            <text:p text:style-name="P1541"/>
            <text:p text:style-name="P1541"/>
            <text:p text:style-name="P556">[ˈnəutəblɪ]</text:p>
          </table:table-cell>
          <table:table-cell table:style-name="Таблица1.B2" office:value-type="string">
            <text:p text:style-name="P1541">Особенно, заметно</text:p>
          </table:table-cell>
        </table:table-row>
        <table:table-row>
          <table:table-cell table:style-name="Таблица1.A764" office:value-type="string">
            <text:p text:style-name="P1542">3419)there's</text:p>
            <text:p text:style-name="P1542"/>
            <text:p text:style-name="P1542"/>
            <text:p text:style-name="P557">[ðɛəz]</text:p>
          </table:table-cell>
          <table:table-cell table:style-name="Таблица1.B2" office:value-type="string">
            <text:p text:style-name="P1542">Есть, имеется</text:p>
          </table:table-cell>
        </table:table-row>
        <table:table-row>
          <table:table-cell table:style-name="Таблица1.A769" office:value-type="string">
            <text:p text:style-name="P1543">3420)estimate</text:p>
            <text:p text:style-name="P1543"/>
            <text:p text:style-name="P1543"/>
            <text:p text:style-name="P558">[ˈestɪmeɪt]</text:p>
          </table:table-cell>
          <table:table-cell table:style-name="Таблица1.B2" office:value-type="string">
            <text:p text:style-name="P1543">Оценка, оценивать</text:p>
          </table:table-cell>
        </table:table-row>
        <table:table-row>
          <table:table-cell table:style-name="Таблица1.A769" office:value-type="string">
            <text:p text:style-name="P1544">3421)nasty</text:p>
            <text:p text:style-name="P1544"/>
            <text:p text:style-name="P1544"/>
            <text:p text:style-name="P559">[ˈnɑːstɪ]</text:p>
          </table:table-cell>
          <table:table-cell table:style-name="Таблица1.B2" office:value-type="string">
            <text:p text:style-name="P1545">Отвратительный</text:p>
          </table:table-cell>
        </table:table-row>
        <table:table-row>
          <table:table-cell table:style-name="Таблица1.A769" office:value-type="string">
            <text:p text:style-name="P1546">3422)at once</text:p>
            <text:p text:style-name="P1546"/>
            <text:p text:style-name="P1546"/>
            <text:p text:style-name="P1546"/>
          </table:table-cell>
          <table:table-cell table:style-name="Таблица1.B2" office:value-type="string">
            <text:p text:style-name="P1546">Сразу, разом</text:p>
          </table:table-cell>
        </table:table-row>
        <table:table-row>
          <table:table-cell table:style-name="Таблица1.A769" office:value-type="string">
            <text:p text:style-name="P1547">3423)newbie</text:p>
            <text:p text:style-name="P1547"/>
            <text:p text:style-name="P1547"/>
            <text:p text:style-name="P560">[ˈn(j)uːbɪ]</text:p>
          </table:table-cell>
          <table:table-cell table:style-name="Таблица1.B2" office:value-type="string">
            <text:p text:style-name="P1548">Новичок </text:p>
          </table:table-cell>
        </table:table-row>
        <text:soft-page-break/>
        <table:table-row>
          <table:table-cell table:style-name="Таблица1.A769" office:value-type="string">
            <text:p text:style-name="P1549">3424)right before</text:p>
            <text:p text:style-name="P1549"/>
            <text:p text:style-name="P1549"/>
            <text:p text:style-name="P1549"/>
          </table:table-cell>
          <table:table-cell table:style-name="Таблица1.B2" office:value-type="string">
            <text:p text:style-name="P1543"/>
            <text:p text:style-name="P1549">Только что</text:p>
          </table:table-cell>
        </table:table-row>
        <table:table-row>
          <table:table-cell table:style-name="Таблица1.A774" office:value-type="string">
            <text:p text:style-name="P1550">3425)overload</text:p>
            <text:p text:style-name="P1550"/>
            <text:p text:style-name="P1550"/>
            <text:p text:style-name="P561">[ˌəuv(ə)ˈləud]</text:p>
          </table:table-cell>
          <table:table-cell table:style-name="Таблица1.B2" office:value-type="string">
            <text:p text:style-name="P1550">Перегружать, перегрузка</text:p>
          </table:table-cell>
        </table:table-row>
        <table:table-row>
          <table:table-cell table:style-name="Таблица1.A774" office:value-type="string">
            <text:p text:style-name="P1551"><text:span text:style-name="T56">3</text:span>426)suppress</text:p>
            <text:p text:style-name="P1551"/>
            <text:p text:style-name="P1551"/>
            <text:p text:style-name="P562">[səˈpres]</text:p>
          </table:table-cell>
          <table:table-cell table:style-name="Таблица1.B2" office:value-type="string">
            <text:p text:style-name="P1551">Подавлять</text:p>
          </table:table-cell>
        </table:table-row>
        <table:table-row>
          <table:table-cell table:style-name="Таблица1.A774" office:value-type="string">
            <text:p text:style-name="P1552">3427)training</text:p>
            <text:p text:style-name="P1552"/>
            <text:p text:style-name="P1552"/>
            <text:p text:style-name="P563">[ˈtreɪnɪŋ]</text:p>
          </table:table-cell>
          <table:table-cell table:style-name="Таблица1.B2" office:value-type="string">
            <text:p text:style-name="P1552">Обучение, учебный</text:p>
          </table:table-cell>
        </table:table-row>
        <table:table-row>
          <table:table-cell table:style-name="Таблица1.A774" office:value-type="string">
            <text:p text:style-name="P1553"><text:span text:style-name="T57">3</text:span>428)surely</text:p>
            <text:p text:style-name="P1553"/>
            <text:p text:style-name="P1553"/>
            <text:p text:style-name="P564">[ˈʃuəlɪ]</text:p>
          </table:table-cell>
          <table:table-cell table:style-name="Таблица1.B2" office:value-type="string">
            <text:p text:style-name="P1553">Конечно, уверенно</text:p>
          </table:table-cell>
        </table:table-row>
        <table:table-row>
          <table:table-cell table:style-name="Таблица1.A774" office:value-type="string">
            <text:p text:style-name="P1554"><text:span text:style-name="T57">3</text:span>429)fault</text:p>
            <text:p text:style-name="P1554"/>
            <text:p text:style-name="P1554"/>
            <text:p text:style-name="P565">[fɔːlt]</text:p>
          </table:table-cell>
          <table:table-cell table:style-name="Таблица1.B2" office:value-type="string">
            <text:p text:style-name="P1554">Вина, неисправность</text:p>
          </table:table-cell>
        </table:table-row>
        <table:table-row>
          <table:table-cell table:style-name="Таблица1.A779" office:value-type="string">
            <text:p text:style-name="P1555"><text:span text:style-name="T57">3</text:span>430)prior</text:p>
            <text:p text:style-name="P1555"/>
            <text:p text:style-name="P1555"/>
            <text:p text:style-name="P566">[ˈpraɪə]</text:p>
          </table:table-cell>
          <table:table-cell table:style-name="Таблица1.B2" office:value-type="string">
            <text:p text:style-name="P1555">Прежний</text:p>
          </table:table-cell>
        </table:table-row>
        <table:table-row>
          <table:table-cell table:style-name="Таблица1.A779" office:value-type="string">
            <text:p text:style-name="P1556">3431)wanna</text:p>
            <text:p text:style-name="P1556"/>
            <text:p text:style-name="P1556"/>
            <text:p text:style-name="P567">[ˈwɔnə]</text:p>
          </table:table-cell>
          <table:table-cell table:style-name="Таблица1.B2" office:value-type="string">
            <text:p text:style-name="P1556">Хотеть</text:p>
          </table:table-cell>
        </table:table-row>
        <table:table-row>
          <table:table-cell table:style-name="Таблица1.A779" office:value-type="string">
            <text:p text:style-name="P1557">3432)spread</text:p>
            <text:p text:style-name="P1557"/>
            <text:p text:style-name="P1557"/>
            <text:p text:style-name="P568">[spred]</text:p>
          </table:table-cell>
          <table:table-cell table:style-name="Таблица1.B2" office:value-type="string">
            <text:p text:style-name="P1557">Распространяться, распространение, разброс</text:p>
          </table:table-cell>
        </table:table-row>
        <table:table-row>
          <table:table-cell table:style-name="Таблица1.A779" office:value-type="string">
            <text:p text:style-name="P1558">3433)in ways that</text:p>
            <text:p text:style-name="P1558"/>
            <text:p text:style-name="P1558"/>
            <text:p text:style-name="P1558"/>
          </table:table-cell>
          <table:table-cell table:style-name="Таблица1.B2" office:value-type="string">
            <text:p text:style-name="P1558">Таким образом как (что)</text:p>
          </table:table-cell>
        </table:table-row>
        <table:table-row>
          <table:table-cell table:style-name="Таблица1.A779" office:value-type="string">
            <text:p text:style-name="P1559">3434)resign</text:p>
            <text:p text:style-name="P1559"/>
            <text:p text:style-name="P1559"/>
            <text:p text:style-name="P569">[rɪˈzaɪn]</text:p>
          </table:table-cell>
          <table:table-cell table:style-name="Таблица1.B2" office:value-type="string">
            <text:p text:style-name="P1560">Уходить в отставку</text:p>
          </table:table-cell>
        </table:table-row>
        <table:table-row>
          <table:table-cell table:style-name="Таблица1.A784" office:value-type="string">
            <text:p text:style-name="P1561">3435)Out of a clear sky</text:p>
            <text:p text:style-name="P1561"/>
            <text:p text:style-name="P1561"/>
            <text:p text:style-name="P1561"/>
          </table:table-cell>
          <table:table-cell table:style-name="Таблица1.B2" office:value-type="string">
            <text:p text:style-name="P1561">Ни с того ни с сего</text:p>
          </table:table-cell>
        </table:table-row>
        <table:table-row>
          <table:table-cell table:style-name="Таблица1.A784" office:value-type="string">
            <text:p text:style-name="P1562">3436)hierarchy</text:p>
            <text:p text:style-name="P1562"/>
            <text:p text:style-name="P1562"/>
            <text:p text:style-name="P570">[ˈhaɪərɑːkɪ]</text:p>
          </table:table-cell>
          <table:table-cell table:style-name="Таблица1.B2" office:value-type="string">
            <text:p text:style-name="P1562">Иерархия</text:p>
          </table:table-cell>
        </table:table-row>
        <table:table-row>
          <table:table-cell table:style-name="Таблица1.A784" office:value-type="string">
            <text:p text:style-name="P1563">3437)spreadsheet</text:p>
            <text:p text:style-name="P1563"><text:soft-page-break/></text:p>
            <text:p text:style-name="P1563"/>
            <text:p text:style-name="P571">[ˈspredʃiːt]</text:p>
          </table:table-cell>
          <table:table-cell table:style-name="Таблица1.B2" office:value-type="string">
            <text:p text:style-name="P1561"/>
            <text:p text:style-name="P1563"><text:soft-page-break/>Таблица</text:p>
          </table:table-cell>
        </table:table-row>
        <table:table-row>
          <table:table-cell table:style-name="Таблица1.A784" office:value-type="string">
            <text:p text:style-name="P1564">3438)duration</text:p>
            <text:p text:style-name="P1564"/>
            <text:p text:style-name="P1564"/>
            <text:p text:style-name="P572">[djuəˈreɪʃ(ə)n]</text:p>
          </table:table-cell>
          <table:table-cell table:style-name="Таблица1.B2" office:value-type="string">
            <text:p text:style-name="P1564">Продолжительность</text:p>
          </table:table-cell>
        </table:table-row>
        <table:table-row>
          <table:table-cell table:style-name="Таблица1.A784" office:value-type="string">
            <text:p text:style-name="P1565">3439)resort</text:p>
            <text:p text:style-name="P1565"/>
            <text:p text:style-name="P1565"/>
            <text:p text:style-name="P573">[rɪˈzɔːt]</text:p>
          </table:table-cell>
          <table:table-cell table:style-name="Таблица1.B2" office:value-type="string">
            <text:p text:style-name="P1565">Курорт</text:p>
          </table:table-cell>
        </table:table-row>
        <table:table-row>
          <table:table-cell table:style-name="Таблица1.A789" office:value-type="string">
            <text:p text:style-name="P1566">3440)Do one's duty</text:p>
            <text:p text:style-name="P1566"/>
            <text:p text:style-name="P1566"/>
            <text:p text:style-name="P1566"/>
          </table:table-cell>
          <table:table-cell table:style-name="Таблица1.B2" office:value-type="string">
            <text:p text:style-name="P1566">Исполнять свой долг</text:p>
          </table:table-cell>
        </table:table-row>
        <table:table-row>
          <table:table-cell table:style-name="Таблица1.A789" office:value-type="string">
            <text:p text:style-name="P1567">3441)nonetheless</text:p>
            <text:p text:style-name="P1567"/>
            <text:p text:style-name="P1567"/>
            <text:p text:style-name="P574">[ˌnʌnðəˈles]</text:p>
          </table:table-cell>
          <table:table-cell table:style-name="Таблица1.B2" office:value-type="string">
            <text:p text:style-name="P1567">Тем не менее</text:p>
          </table:table-cell>
        </table:table-row>
        <table:table-row>
          <table:table-cell table:style-name="Таблица1.A789" office:value-type="string">
            <text:p text:style-name="P1568">3442)free-standing</text:p>
            <text:p text:style-name="P1568"/>
            <text:p text:style-name="P1568"/>
            <text:p text:style-name="P575">[ˌfriːstændɪŋ]</text:p>
          </table:table-cell>
          <table:table-cell table:style-name="Таблица1.B2" office:value-type="string">
            <text:p text:style-name="P1568">Автономный</text:p>
          </table:table-cell>
        </table:table-row>
        <table:table-row>
          <table:table-cell table:style-name="Таблица1.A789" office:value-type="string">
            <text:p text:style-name="P1569">3443)just as</text:p>
            <text:p text:style-name="P1569"/>
            <text:p text:style-name="P1569"/>
            <text:p text:style-name="P1569"/>
          </table:table-cell>
          <table:table-cell table:style-name="Таблица1.B2" office:value-type="string">
            <text:p text:style-name="P1569">Как только, когда, также как</text:p>
          </table:table-cell>
        </table:table-row>
        <table:table-row>
          <table:table-cell table:style-name="Таблица1.A789" office:value-type="string">
            <text:p text:style-name="P1570">3444)responsibility</text:p>
            <text:p text:style-name="P1570"/>
            <text:p text:style-name="P1570"/>
            <text:p text:style-name="P576">[rɪˌspɔn(t)səˈbɪlətɪ]</text:p>
          </table:table-cell>
          <table:table-cell table:style-name="Таблица1.B2" office:value-type="string">
            <text:p text:style-name="P1570">Обязанность, ответственность</text:p>
          </table:table-cell>
        </table:table-row>
        <table:table-row>
          <table:table-cell table:style-name="Таблица1.A794" office:value-type="string">
            <text:p text:style-name="P1571">3445)Before you can say knife</text:p>
            <text:p text:style-name="P1571"/>
            <text:p text:style-name="P1571"/>
            <text:p text:style-name="P1571"/>
          </table:table-cell>
          <table:table-cell table:style-name="Таблица1.B2" office:value-type="string">
            <text:p text:style-name="P1571">Моментально</text:p>
          </table:table-cell>
        </table:table-row>
        <table:table-row>
          <table:table-cell table:style-name="Таблица1.A794" office:value-type="string">
            <text:p text:style-name="P1572">3446)with regard to</text:p>
            <text:p text:style-name="P1572"/>
            <text:p text:style-name="P1572"/>
            <text:p text:style-name="P1572"/>
          </table:table-cell>
          <table:table-cell table:style-name="Таблица1.B2" office:value-type="string">
            <text:p text:style-name="P1572">В отношении, что касается</text:p>
          </table:table-cell>
        </table:table-row>
        <table:table-row>
          <table:table-cell table:style-name="Таблица1.A794" office:value-type="string">
            <text:p text:style-name="P1573">3447)existence</text:p>
            <text:p text:style-name="P1573"/>
            <text:p text:style-name="P1573"/>
            <text:p text:style-name="P577">[ɪgˈzɪst(ə)n(t)s]</text:p>
          </table:table-cell>
          <table:table-cell table:style-name="Таблица1.B2" office:value-type="string">
            <text:p text:style-name="P1573">Существование, наличие</text:p>
          </table:table-cell>
        </table:table-row>
        <table:table-row>
          <table:table-cell table:style-name="Таблица1.A794" office:value-type="string">
            <text:p text:style-name="P1574">3448)no matter how</text:p>
            <text:p text:style-name="P1574"/>
            <text:p text:style-name="P1574"/>
            <text:p text:style-name="P1574"/>
          </table:table-cell>
          <table:table-cell table:style-name="Таблица1.B2" office:value-type="string">
            <text:p text:style-name="P1574">Не важно как</text:p>
          </table:table-cell>
        </table:table-row>
        <table:table-row>
          <table:table-cell table:style-name="Таблица1.A794" office:value-type="string">
            <text:p text:style-name="P1575">3449)restless</text:p>
            <text:p text:style-name="P1575"/>
            <text:p text:style-name="P1575"/>
            <text:p text:style-name="P578">[ˈrestləs]</text:p>
          </table:table-cell>
          <table:table-cell table:style-name="Таблица1.B2" office:value-type="string">
            <text:p text:style-name="P1575">Беспокойный, <text:span text:style-name="T59">неугомонный</text:span></text:p>
          </table:table-cell>
        </table:table-row>
        <table:table-row>
          <table:table-cell table:style-name="Таблица1.A799" office:value-type="string">
            <text:p text:style-name="P1576">3450<text:span text:style-name="T60">)be sick of</text:span></text:p>
            <text:p text:style-name="P1576"/>
            <text:p text:style-name="P1576"><text:soft-page-break/></text:p>
            <text:p text:style-name="P1576"/>
          </table:table-cell>
          <table:table-cell table:style-name="Таблица1.B2" office:value-type="string">
            <text:p text:style-name="P1571"/>
            <text:p text:style-name="P1571"/>
            <text:p text:style-name="P1577"><text:soft-page-break/>Быть сытым по горло</text:p>
          </table:table-cell>
        </table:table-row>
        <table:table-row>
          <table:table-cell table:style-name="Таблица1.A799" office:value-type="string">
            <text:p text:style-name="P1578">3451)domain</text:p>
            <text:p text:style-name="P1578"/>
            <text:p text:style-name="P1578"/>
            <text:p text:style-name="P579">[dəuˈmeɪn]</text:p>
          </table:table-cell>
          <table:table-cell table:style-name="Таблица1.B2" office:value-type="string">
            <text:p text:style-name="P1578">Область, домен</text:p>
          </table:table-cell>
        </table:table-row>
        <table:table-row>
          <table:table-cell table:style-name="Таблица1.A799" office:value-type="string">
            <text:p text:style-name="P1579">3452)seek</text:p>
            <text:p text:style-name="P1579"/>
            <text:p text:style-name="P1579"/>
            <text:p text:style-name="P580">[siːk]</text:p>
          </table:table-cell>
          <table:table-cell table:style-name="Таблица1.B2" office:value-type="string">
            <text:p text:style-name="P1579">Стремится, искать, поиск</text:p>
          </table:table-cell>
        </table:table-row>
        <table:table-row>
          <table:table-cell table:style-name="Таблица1.A799" office:value-type="string">
            <text:p text:style-name="P1580">3453)exception</text:p>
            <text:p text:style-name="P1580"/>
            <text:p text:style-name="P1580"/>
            <text:p text:style-name="P581">[ɪkˈsepʃ(ə)n]</text:p>
          </table:table-cell>
          <table:table-cell table:style-name="Таблица1.B2" office:value-type="string">
            <text:p text:style-name="P1580">Исключение</text:p>
          </table:table-cell>
        </table:table-row>
        <table:table-row>
          <table:table-cell table:style-name="Таблица1.A799" office:value-type="string">
            <text:p text:style-name="P1581">3454)retreat</text:p>
            <text:p text:style-name="P1581"/>
            <text:p text:style-name="P1581"/>
            <text:p text:style-name="P582">[rɪˈtriːt]</text:p>
          </table:table-cell>
          <table:table-cell table:style-name="Таблица1.B2" office:value-type="string">
            <text:p text:style-name="P1581">Отступать, отступление</text:p>
          </table:table-cell>
        </table:table-row>
        <table:table-row>
          <table:table-cell table:style-name="Таблица1.A804" office:value-type="string">
            <text:p text:style-name="P1582">3455)be sick at heart</text:p>
            <text:p text:style-name="P1582"/>
            <text:p text:style-name="P1582"/>
            <text:p text:style-name="P1582"/>
          </table:table-cell>
          <table:table-cell table:style-name="Таблица1.B2" office:value-type="string">
            <text:p text:style-name="P1582">Тосковать</text:p>
          </table:table-cell>
        </table:table-row>
        <table:table-row>
          <table:table-cell table:style-name="Таблица1.A804" office:value-type="string">
            <text:p text:style-name="P1583">3456)providing</text:p>
            <text:p text:style-name="P1583"/>
            <text:p text:style-name="P1583"/>
            <text:p text:style-name="P583">[prəˈvaɪdɪŋ]</text:p>
          </table:table-cell>
          <table:table-cell table:style-name="Таблица1.B2" office:value-type="string">
            <text:p text:style-name="P1583">Обеспечение</text:p>
          </table:table-cell>
        </table:table-row>
        <table:table-row>
          <table:table-cell table:style-name="Таблица1.A804" office:value-type="string">
            <text:p text:style-name="P1584">3457)onto</text:p>
            <text:p text:style-name="P1584"/>
            <text:p text:style-name="P1584"/>
            <text:p text:style-name="P584">[ˈɔntuː]</text:p>
          </table:table-cell>
          <table:table-cell table:style-name="Таблица1.B2" office:value-type="string">
            <text:p text:style-name="P1584">На, в (пространственное)</text:p>
          </table:table-cell>
        </table:table-row>
        <table:table-row>
          <table:table-cell table:style-name="Таблица1.A804" office:value-type="string">
            <text:p text:style-name="P1585">3458)emit</text:p>
            <text:p text:style-name="P1585"/>
            <text:p text:style-name="P1585"/>
            <text:p text:style-name="P585">[ɪˈmɪt]</text:p>
          </table:table-cell>
          <table:table-cell table:style-name="Таблица1.B2" office:value-type="string">
            <text:p text:style-name="P1585">Испускать</text:p>
          </table:table-cell>
        </table:table-row>
        <table:table-row>
          <table:table-cell table:style-name="Таблица1.A804" office:value-type="string">
            <text:p text:style-name="P1586">3459)explicit</text:p>
            <text:p text:style-name="P1586"/>
            <text:p text:style-name="P1586"/>
            <text:p text:style-name="P586">[ɪkˈsplɪsɪt]</text:p>
          </table:table-cell>
          <table:table-cell table:style-name="Таблица1.B2" office:value-type="string">
            <text:p text:style-name="P1586">Явный, явно заданный</text:p>
          </table:table-cell>
        </table:table-row>
        <table:table-row>
          <table:table-cell table:style-name="Таблица1.A809" office:value-type="string">
            <text:p text:style-name="P1587">3460)break up</text:p>
            <text:p text:style-name="P1587"/>
            <text:p text:style-name="P1587"/>
            <text:p text:style-name="P1587"/>
          </table:table-cell>
          <table:table-cell table:style-name="Таблица1.B2" office:value-type="string">
            <text:p text:style-name="P1587">Разбивать, расставаться</text:p>
          </table:table-cell>
        </table:table-row>
        <table:table-row>
          <table:table-cell table:style-name="Таблица1.A809" office:value-type="string">
            <text:p text:style-name="P1588">3461)tiny</text:p>
            <text:p text:style-name="P1588"/>
            <text:p text:style-name="P1588"/>
            <text:p text:style-name="P587">[ˈtaɪnɪ]</text:p>
          </table:table-cell>
          <table:table-cell table:style-name="Таблица1.B2" office:value-type="string">
            <text:p text:style-name="P1588">Крошечный</text:p>
          </table:table-cell>
        </table:table-row>
        <table:table-row>
          <table:table-cell table:style-name="Таблица1.A809" office:value-type="string">
            <text:p text:style-name="P1589">3462)looking</text:p>
            <text:p text:style-name="P1589"/>
            <text:p text:style-name="P1589"/>
            <text:p text:style-name="P1589"/>
          </table:table-cell>
          <table:table-cell table:style-name="Таблица1.B2" office:value-type="string">
            <text:p text:style-name="P1589">Ищу</text:p>
          </table:table-cell>
        </table:table-row>
        <table:table-row>
          <table:table-cell table:style-name="Таблица1.A809" office:value-type="string">
            <text:p text:style-name="P1590">3463)deflate</text:p>
            <text:p text:style-name="P1590"/>
            <text:p text:style-name="P1590"/>
            <text:p text:style-name="P588"><text:soft-page-break/>[dɪˈfleɪt]</text:p>
          </table:table-cell>
          <table:table-cell table:style-name="Таблица1.B2" office:value-type="string">
            <text:p text:style-name="P1582"/>
            <text:p text:style-name="P1582"/>
            <text:p text:style-name="P1582"/>
            <text:p text:style-name="P1590"><text:soft-page-break/>Выкачивать, уменьшать</text:p>
          </table:table-cell>
        </table:table-row>
        <table:table-row>
          <table:table-cell table:style-name="Таблица1.A809" office:value-type="string">
            <text:p text:style-name="P1591">3464)revenge</text:p>
            <text:p text:style-name="P1591"/>
            <text:p text:style-name="P1591"/>
            <text:p text:style-name="P589">[rɪˈvenʤ]</text:p>
          </table:table-cell>
          <table:table-cell table:style-name="Таблица1.B2" office:value-type="string">
            <text:p text:style-name="P1592">Месть, реванш, мстить</text:p>
          </table:table-cell>
        </table:table-row>
        <table:table-row>
          <table:table-cell table:style-name="Таблица1.A814" office:value-type="string">
            <text:p text:style-name="P1593">3465)Play a good knife and fork</text:p>
            <text:p text:style-name="P1593"/>
            <text:p text:style-name="P1593"/>
            <text:p text:style-name="P1593"/>
          </table:table-cell>
          <table:table-cell table:style-name="Таблица1.B2" office:value-type="string">
            <text:p text:style-name="P1593">Есть с аппетитом</text:p>
          </table:table-cell>
        </table:table-row>
        <table:table-row>
          <table:table-cell table:style-name="Таблица1.A814" office:value-type="string">
            <text:p text:style-name="P1594">3466)cut off</text:p>
            <text:p text:style-name="P1594"/>
            <text:p text:style-name="P1594"/>
            <text:p text:style-name="P1594"/>
          </table:table-cell>
          <table:table-cell table:style-name="Таблица1.B2" office:value-type="string">
            <text:p text:style-name="P1594">Отрезать, отключать</text:p>
          </table:table-cell>
        </table:table-row>
        <table:table-row>
          <table:table-cell table:style-name="Таблица1.A814" office:value-type="string">
            <text:p text:style-name="P1595">3467)first choice</text:p>
            <text:p text:style-name="P1595"/>
            <text:p text:style-name="P1595"/>
            <text:p text:style-name="P1595"/>
          </table:table-cell>
          <table:table-cell table:style-name="Таблица1.B2" office:value-type="string">
            <text:p text:style-name="P1595">Лучший выбор</text:p>
          </table:table-cell>
        </table:table-row>
        <table:table-row>
          <table:table-cell table:style-name="Таблица1.A814" office:value-type="string">
            <text:p text:style-name="P1596">3468)workflow</text:p>
            <text:p text:style-name="P1596"/>
            <text:p text:style-name="P1596"/>
            <text:p text:style-name="P1596"/>
          </table:table-cell>
          <table:table-cell table:style-name="Таблица1.B2" office:value-type="string">
            <text:p text:style-name="P1596">Делопроизводство, рабочий процесс</text:p>
          </table:table-cell>
        </table:table-row>
        <table:table-row>
          <table:table-cell table:style-name="Таблица1.A814" office:value-type="string">
            <text:p text:style-name="P1597">3469)guideline</text:p>
            <text:p text:style-name="P1597"/>
            <text:p text:style-name="P1597"/>
            <text:p text:style-name="P590">[ˈgaɪdlaɪn]</text:p>
          </table:table-cell>
          <table:table-cell table:style-name="Таблица1.B2" office:value-type="string">
            <text:p text:style-name="P1597">Директива, общий курс</text:p>
          </table:table-cell>
        </table:table-row>
        <table:table-row>
          <table:table-cell table:style-name="Таблица1.A819" office:value-type="string">
            <text:p text:style-name="P1598">3470)reverence</text:p>
            <text:p text:style-name="P1598"/>
            <text:p text:style-name="P1598"/>
            <text:p text:style-name="P591">[ˈrəv(ə)r(ə)n(t)s]</text:p>
          </table:table-cell>
          <table:table-cell table:style-name="Таблица1.B2" office:value-type="string">
            <text:p text:style-name="P1598">Почтение, поч<text:span text:style-name="T61">и</text:span>тать</text:p>
          </table:table-cell>
        </table:table-row>
        <table:table-row>
          <table:table-cell table:style-name="Таблица1.A819" office:value-type="string">
            <text:p text:style-name="P1599">3471)per</text:p>
            <text:p text:style-name="P1599"/>
            <text:p text:style-name="P1599"/>
            <text:p text:style-name="P592">[pɜː]</text:p>
          </table:table-cell>
          <table:table-cell table:style-name="Таблица1.B2" office:value-type="string">
            <text:p text:style-name="P1599">На, за, в</text:p>
          </table:table-cell>
        </table:table-row>
        <table:table-row>
          <table:table-cell table:style-name="Таблица1.A819" office:value-type="string">
            <text:p text:style-name="P1600">3472)disclaimer</text:p>
            <text:p text:style-name="P1600"/>
            <text:p text:style-name="P1600"/>
            <text:p text:style-name="P593">[dɪsˈkleɪmə]</text:p>
          </table:table-cell>
          <table:table-cell table:style-name="Таблица1.B2" office:value-type="string">
            <text:p text:style-name="P1600">Отказ</text:p>
          </table:table-cell>
        </table:table-row>
        <table:table-row>
          <table:table-cell table:style-name="Таблица1.A819" office:value-type="string">
            <text:p text:style-name="P1601">3473)cleanup</text:p>
            <text:p text:style-name="P1601"/>
            <text:p text:style-name="P1601"/>
            <text:p text:style-name="P594">[ˈkliːnʌp]</text:p>
          </table:table-cell>
          <table:table-cell table:style-name="Таблица1.B2" office:value-type="string">
            <text:p text:style-name="P1601">Очистка, сброс</text:p>
          </table:table-cell>
        </table:table-row>
        <table:table-row>
          <table:table-cell table:style-name="Таблица1.A819" office:value-type="string">
            <text:p text:style-name="P1602">3474)beware</text:p>
            <text:p text:style-name="P1602"/>
            <text:p text:style-name="P1602"/>
            <text:p text:style-name="P595">[bɪˈwɛə]</text:p>
          </table:table-cell>
          <table:table-cell table:style-name="Таблица1.B2" office:value-type="string">
            <text:p text:style-name="P1602">Беречься</text:p>
          </table:table-cell>
        </table:table-row>
        <table:table-row>
          <table:table-cell table:style-name="Таблица1.A824" office:value-type="string">
            <text:p text:style-name="P1603">3475)vote</text:p>
            <text:p text:style-name="P1603"/>
            <text:p text:style-name="P1603"/>
            <text:p text:style-name="P596">[vəut]</text:p>
          </table:table-cell>
          <table:table-cell table:style-name="Таблица1.B2" office:value-type="string">
            <text:p text:style-name="P1604">Голос, голосование, голосовать</text:p>
          </table:table-cell>
        </table:table-row>
        <table:table-row>
          <table:table-cell table:style-name="Таблица1.A824" office:value-type="string">
            <text:p text:style-name="P1605">3476)glitch</text:p>
            <text:p text:style-name="P1605"/>
            <text:p text:style-name="P1605"/>
            <text:p text:style-name="P597">[glɪʧ]</text:p>
          </table:table-cell>
          <table:table-cell table:style-name="Таблица1.B2" office:value-type="string">
            <text:p text:style-name="P1605">Глюк, сбой</text:p>
          </table:table-cell>
        </table:table-row>
        <text:soft-page-break/>
        <table:table-row>
          <table:table-cell table:style-name="Таблица1.A824" office:value-type="string">
            <text:p text:style-name="P1606">3477)revival</text:p>
            <text:p text:style-name="P1606"/>
            <text:p text:style-name="P1606"/>
            <text:p text:style-name="P598">[rɪˈvaɪv(ə)l]</text:p>
          </table:table-cell>
          <table:table-cell table:style-name="Таблица1.B2" office:value-type="string">
            <text:p text:style-name="P1606">Возрождение</text:p>
          </table:table-cell>
        </table:table-row>
        <table:table-row>
          <table:table-cell table:style-name="Таблица1.A824" office:value-type="string">
            <text:p text:style-name="P1607">3478)<text:bookmark-start text:name="__DdeLink__51085_1711861811"/>reward<text:bookmark-end text:name="__DdeLink__51085_1711861811"/></text:p>
            <text:p text:style-name="P1607"/>
            <text:p text:style-name="P1607"/>
            <text:p text:style-name="P599">[rɪˈwɔːd]</text:p>
          </table:table-cell>
          <table:table-cell table:style-name="Таблица1.B2" office:value-type="string">
            <text:p text:style-name="P1607">Награ<text:span text:style-name="T63">да,</text:span> награ<text:span text:style-name="T62">ждать</text:span></text:p>
          </table:table-cell>
        </table:table-row>
        <table:table-row>
          <table:table-cell table:style-name="Таблица1.A824" office:value-type="string">
            <text:p text:style-name="P1608">3479)give a knee to</text:p>
            <text:p text:style-name="P1608"/>
            <text:p text:style-name="P1608"/>
            <text:p text:style-name="P1608"/>
          </table:table-cell>
          <table:table-cell table:style-name="Таблица1.B2" office:value-type="string">
            <text:p text:style-name="P1608">Помогать</text:p>
          </table:table-cell>
        </table:table-row>
        <table:table-row>
          <table:table-cell table:style-name="Таблица1.A829" office:value-type="string">
            <text:p text:style-name="P1609">3480)bring to his knees</text:p>
            <text:p text:style-name="P1609"/>
            <text:p text:style-name="P1609"/>
            <text:p text:style-name="P1609"/>
          </table:table-cell>
          <table:table-cell table:style-name="Таблица1.B2" office:value-type="string">
            <text:p text:style-name="P1609">Поставить на колени</text:p>
          </table:table-cell>
        </table:table-row>
        <table:table-row>
          <table:table-cell table:style-name="Таблица1.A829" office:value-type="string">
            <text:p text:style-name="P1610">3481)come as a surprise</text:p>
            <text:p text:style-name="P1610"/>
            <text:p text:style-name="P1610"/>
            <text:p text:style-name="P1610"/>
          </table:table-cell>
          <table:table-cell table:style-name="Таблица1.B2" office:value-type="string">
            <text:p text:style-name="P1610">Стать неожиданностью</text:p>
          </table:table-cell>
        </table:table-row>
        <table:table-row>
          <table:table-cell table:style-name="Таблица1.A829" office:value-type="string">
            <text:p text:style-name="P1611">3482)diverge</text:p>
            <text:p text:style-name="P1611"/>
            <text:p text:style-name="P1611"/>
            <text:p text:style-name="P601">[daɪˈvɜːʤ]</text:p>
          </table:table-cell>
          <table:table-cell table:style-name="Таблица1.B2" office:value-type="string">
            <text:p text:style-name="P1611">Расходиться, отклоняться</text:p>
          </table:table-cell>
        </table:table-row>
        <table:table-row>
          <table:table-cell table:style-name="Таблица1.A829" office:value-type="string">
            <text:p text:style-name="P1612">3483)impressive</text:p>
            <text:p text:style-name="P1612"/>
            <text:p text:style-name="P1612"/>
            <text:p text:style-name="P602">[ɪmˈpresɪv]</text:p>
          </table:table-cell>
          <table:table-cell table:style-name="Таблица1.B2" office:value-type="string">
            <text:p text:style-name="P1613">Впечатляющий</text:p>
          </table:table-cell>
        </table:table-row>
        <table:table-row>
          <table:table-cell table:style-name="Таблица1.A829" office:value-type="string">
            <text:p text:style-name="P1614">3484)ribbon</text:p>
            <text:p text:style-name="P1614"/>
            <text:p text:style-name="P1614"/>
            <text:p text:style-name="P603">[ˈrɪb(ə)n]</text:p>
          </table:table-cell>
          <table:table-cell table:style-name="Таблица1.B2" office:value-type="string">
            <text:p text:style-name="P1614">Лента</text:p>
          </table:table-cell>
        </table:table-row>
        <table:table-row>
          <table:table-cell table:style-name="Таблица1.A834" office:value-type="string">
            <text:p text:style-name="P1615">3485)in season</text:p>
            <text:p text:style-name="P1615"/>
            <text:p text:style-name="P1615"/>
            <text:p text:style-name="P1615"/>
          </table:table-cell>
          <table:table-cell table:style-name="Таблица1.B2" office:value-type="string">
            <text:p text:style-name="P1615">Вовремя</text:p>
          </table:table-cell>
        </table:table-row>
        <table:table-row>
          <table:table-cell table:style-name="Таблица1.A834" office:value-type="string">
            <text:p text:style-name="P1616">3486)confirm</text:p>
            <text:p text:style-name="P1616"/>
            <text:p text:style-name="P1616"/>
            <text:p text:style-name="P604">[kənˈfɜːm]</text:p>
          </table:table-cell>
          <table:table-cell table:style-name="Таблица1.B2" office:value-type="string">
            <text:p text:style-name="P1616">Подтвердить</text:p>
          </table:table-cell>
        </table:table-row>
        <table:table-row>
          <table:table-cell table:style-name="Таблица1.A834" office:value-type="string">
            <text:p text:style-name="P1617">3487)indirect</text:p>
            <text:p text:style-name="P1617"/>
            <text:p text:style-name="P1617"/>
            <text:p text:style-name="P605">[ˌɪndɪˈrekt]</text:p>
          </table:table-cell>
          <table:table-cell table:style-name="Таблица1.B2" office:value-type="string">
            <text:p text:style-name="P1617">Непрямой</text:p>
          </table:table-cell>
        </table:table-row>
        <table:table-row>
          <table:table-cell table:style-name="Таблица1.A834" office:value-type="string">
            <text:p text:style-name="P1618">3488)dedicate</text:p>
            <text:p text:style-name="P1618"/>
            <text:p text:style-name="P1618"/>
            <text:p text:style-name="P606">[ˈdedɪkeɪt]</text:p>
          </table:table-cell>
          <table:table-cell table:style-name="Таблица1.B2" office:value-type="string">
            <text:p text:style-name="P1618">Посвящать</text:p>
          </table:table-cell>
        </table:table-row>
        <table:table-row>
          <table:table-cell table:style-name="Таблица1.A834" office:value-type="string">
            <text:p text:style-name="P1619">3489)rid</text:p>
            <text:p text:style-name="P1619"/>
            <text:p text:style-name="P1619"/>
            <text:p text:style-name="P607">[rɪd]</text:p>
          </table:table-cell>
          <table:table-cell table:style-name="Таблица1.B2" office:value-type="string">
            <text:p text:style-name="P1619">Избавлять</text:p>
          </table:table-cell>
        </table:table-row>
        <table:table-row>
          <table:table-cell table:style-name="Таблица1.A839" office:value-type="string">
            <text:p text:style-name="P1620">3490)Out of season</text:p>
            <text:p text:style-name="P1620"><text:soft-page-break/></text:p>
            <text:p text:style-name="P1620"/>
            <text:p text:style-name="P1620"/>
          </table:table-cell>
          <table:table-cell table:style-name="Таблица1.B2" office:value-type="string">
            <text:p text:style-name="P1615"/>
            <text:p text:style-name="P1620"><text:soft-page-break/>Не вовремя</text:p>
          </table:table-cell>
        </table:table-row>
        <table:table-row>
          <table:table-cell table:style-name="Таблица1.A839" office:value-type="string">
            <text:p text:style-name="P1621">3491)stance</text:p>
            <text:p text:style-name="P1621"/>
            <text:p text:style-name="P1621"/>
            <text:p text:style-name="P608">[stæn(t)s]</text:p>
          </table:table-cell>
          <table:table-cell table:style-name="Таблица1.B2" office:value-type="string">
            <text:p text:style-name="P1621">Позиция, стойка</text:p>
          </table:table-cell>
        </table:table-row>
        <table:table-row>
          <table:table-cell table:style-name="Таблица1.A839" office:value-type="string">
            <text:p text:style-name="P1622">3492)tradeoff</text:p>
            <text:p text:style-name="P1622"/>
            <text:p text:style-name="P1622"/>
            <text:p text:style-name="P1622"/>
          </table:table-cell>
          <table:table-cell table:style-name="Таблица1.B2" office:value-type="string">
            <text:p text:style-name="P1622">Компромисс</text:p>
          </table:table-cell>
        </table:table-row>
        <table:table-row>
          <table:table-cell table:style-name="Таблица1.A839" office:value-type="string">
            <text:p text:style-name="P1623">3493)excuse</text:p>
            <text:p text:style-name="P1623"/>
            <text:p text:style-name="P1623"/>
            <text:p text:style-name="P609">[ɪkˈskjuːs]</text:p>
          </table:table-cell>
          <table:table-cell table:style-name="Таблица1.B2" office:value-type="string">
            <text:p text:style-name="P1623"><text:span text:style-name="T64">Извинение, п</text:span>редлог, служить оправданием</text:p>
          </table:table-cell>
        </table:table-row>
        <table:table-row>
          <table:table-cell table:style-name="Таблица1.A839" office:value-type="string">
            <text:p text:style-name="P1624">3494)rigid</text:p>
            <text:p text:style-name="P1624"/>
            <text:p text:style-name="P1624"/>
            <text:p text:style-name="P610">[ˈrɪʤɪd]</text:p>
          </table:table-cell>
          <table:table-cell table:style-name="Таблица1.B2" office:value-type="string">
            <text:p text:style-name="P1625">Жёсткий</text:p>
          </table:table-cell>
        </table:table-row>
        <table:table-row>
          <table:table-cell table:style-name="Таблица1.A844" office:value-type="string">
            <text:p text:style-name="P1626">3495)throw dust in eyes</text:p>
            <text:p text:style-name="P1626"/>
            <text:p text:style-name="P1626"/>
            <text:p text:style-name="P1626"/>
          </table:table-cell>
          <table:table-cell table:style-name="Таблица1.B2" office:value-type="string">
            <text:p text:style-name="P1626">Пустить пыль в глаза</text:p>
          </table:table-cell>
        </table:table-row>
        <table:table-row>
          <table:table-cell table:style-name="Таблица1.A844" office:value-type="string">
            <text:p text:style-name="P1627">3496)amortize</text:p>
            <text:p text:style-name="P1627"/>
            <text:p text:style-name="P1627"/>
            <text:p text:style-name="P611">[əˈmɔːtaɪz]</text:p>
          </table:table-cell>
          <table:table-cell table:style-name="Таблица1.B2" office:value-type="string">
            <text:p text:style-name="P1627">Амортизировать, погашать</text:p>
          </table:table-cell>
        </table:table-row>
        <table:table-row>
          <table:table-cell table:style-name="Таблица1.A844" office:value-type="string">
            <text:p text:style-name="P1628">3497)notion</text:p>
            <text:p text:style-name="P1628"/>
            <text:p text:style-name="P1628"/>
            <text:p text:style-name="P612">[ˈnəuʃ(ə)n]</text:p>
          </table:table-cell>
          <table:table-cell table:style-name="Таблица1.B2" office:value-type="string">
            <text:p text:style-name="P1628">Идея, понятие</text:p>
          </table:table-cell>
        </table:table-row>
        <table:table-row>
          <table:table-cell table:style-name="Таблица1.A844" office:value-type="string">
            <text:p text:style-name="P1629">3498)so myself</text:p>
            <text:p text:style-name="P1629"/>
            <text:p text:style-name="P1629"/>
            <text:p text:style-name="P1629"/>
          </table:table-cell>
          <table:table-cell table:style-name="Таблица1.B2" office:value-type="string">
            <text:p text:style-name="P1629">Так себе</text:p>
          </table:table-cell>
        </table:table-row>
        <table:table-row>
          <table:table-cell table:style-name="Таблица1.A844" office:value-type="string">
            <text:p text:style-name="P1630">3499)nobody</text:p>
            <text:p text:style-name="P1630"/>
            <text:p text:style-name="P1630"/>
            <text:p text:style-name="P613">[ˈnəubədɪ]</text:p>
          </table:table-cell>
          <table:table-cell table:style-name="Таблица1.B2" office:value-type="string">
            <text:p text:style-name="P1630">Никто</text:p>
          </table:table-cell>
        </table:table-row>
        <table:table-row>
          <table:table-cell table:style-name="Таблица1.A849" office:value-type="string">
            <text:p text:style-name="P1631">3500)eventual</text:p>
            <text:p text:style-name="P1631"/>
            <text:p text:style-name="P1631"/>
            <text:p text:style-name="P614">[ɪˈvenʧuəl]</text:p>
          </table:table-cell>
          <table:table-cell table:style-name="Таблица1.B2" office:value-type="string">
            <text:p text:style-name="P1631">Возможный, окончательный</text:p>
          </table:table-cell>
        </table:table-row>
        <table:table-row>
          <table:table-cell table:style-name="Таблица1.A849" office:value-type="string">
            <text:p text:style-name="P1632">3501)what the heck</text:p>
            <text:p text:style-name="P1632"/>
            <text:p text:style-name="P1632"/>
            <text:p text:style-name="P1632"/>
          </table:table-cell>
          <table:table-cell table:style-name="Таблица1.B2" office:value-type="string">
            <text:p text:style-name="P1632">Чёрт с ним/ с тобой</text:p>
          </table:table-cell>
        </table:table-row>
        <table:table-row>
          <table:table-cell table:style-name="Таблица1.A849" office:value-type="string">
            <text:p text:style-name="P1633">3502)exclamation point</text:p>
            <text:p text:style-name="P1633"/>
            <text:p text:style-name="P1633"/>
            <text:p text:style-name="P615">[ˌekskləˈmeɪʃ(ə)n]</text:p>
          </table:table-cell>
          <table:table-cell table:style-name="Таблица1.B2" office:value-type="string">
            <text:p text:style-name="P1633">Восклицательный знак</text:p>
          </table:table-cell>
        </table:table-row>
        <table:table-row>
          <table:table-cell table:style-name="Таблица1.A849" office:value-type="string">
            <text:p text:style-name="P1634">3503)hyphen</text:p>
            <text:p text:style-name="P1634"/>
            <text:p text:style-name="P1634"><text:soft-page-break/></text:p>
            <text:p text:style-name="P616">[ˈhaɪf(ə)n]</text:p>
          </table:table-cell>
          <table:table-cell table:style-name="Таблица1.B2" office:value-type="string">
            <text:p text:style-name="P1631"/>
            <text:p text:style-name="P1631"/>
            <text:p text:style-name="P1634"><text:soft-page-break/>Дефис</text:p>
          </table:table-cell>
        </table:table-row>
        <table:table-row>
          <table:table-cell table:style-name="Таблица1.A849" office:value-type="string">
            <text:p text:style-name="P1635">3504)<text:bookmark-start text:name="__DdeLink__47810_489827509"/>rile<text:bookmark-end text:name="__DdeLink__47810_489827509"/></text:p>
            <text:p text:style-name="P1635"/>
            <text:p text:style-name="P1635"/>
            <text:p text:style-name="P617">[raɪl]</text:p>
          </table:table-cell>
          <table:table-cell table:style-name="Таблица1.B2" office:value-type="string">
            <text:p text:style-name="P1636">Раздражать</text:p>
          </table:table-cell>
        </table:table-row>
        <table:table-row>
          <table:table-cell table:style-name="Таблица1.A854" office:value-type="string">
            <text:p text:style-name="P1637">3505)bad luck</text:p>
            <text:p text:style-name="P1637"/>
            <text:p text:style-name="P1637"/>
            <text:p text:style-name="P1637"/>
          </table:table-cell>
          <table:table-cell table:style-name="Таблица1.B2" office:value-type="string">
            <text:p text:style-name="P1637">Неудача</text:p>
          </table:table-cell>
        </table:table-row>
        <table:table-row>
          <table:table-cell table:style-name="Таблица1.A854" office:value-type="string">
            <text:p text:style-name="P1638">3506)asterisk</text:p>
            <text:p text:style-name="P1638"/>
            <text:p text:style-name="P1638"/>
            <text:p text:style-name="P618">[ˈæst(ə)rɪsk]</text:p>
          </table:table-cell>
          <table:table-cell table:style-name="Таблица1.B2" office:value-type="string">
            <text:p text:style-name="P1638">Звёздочка</text:p>
          </table:table-cell>
        </table:table-row>
        <table:table-row>
          <table:table-cell table:style-name="Таблица1.A854" office:value-type="string">
            <text:p text:style-name="P1639">3507)starting point</text:p>
            <text:p text:style-name="P1639"/>
            <text:p text:style-name="P1639"/>
            <text:p text:style-name="P1639"/>
          </table:table-cell>
          <table:table-cell table:style-name="Таблица1.B2" office:value-type="string">
            <text:p text:style-name="P1639">Отправная точка</text:p>
          </table:table-cell>
        </table:table-row>
        <table:table-row>
          <table:table-cell table:style-name="Таблица1.A854" office:value-type="string">
            <text:p text:style-name="P1640">3508)definitely</text:p>
            <text:p text:style-name="P1640"/>
            <text:p text:style-name="P1640"/>
            <text:p text:style-name="P619">[ˈdef(ə)nətlɪ]</text:p>
          </table:table-cell>
          <table:table-cell table:style-name="Таблица1.B2" office:value-type="string">
            <text:p text:style-name="P1641">Определённо, точно</text:p>
          </table:table-cell>
        </table:table-row>
        <table:table-row>
          <table:table-cell table:style-name="Таблица1.A854" office:value-type="string">
            <text:p text:style-name="P1642">3509)rink</text:p>
            <text:p text:style-name="P1642"/>
            <text:p text:style-name="P1642"/>
            <text:p text:style-name="P620">[rɪŋk]</text:p>
          </table:table-cell>
          <table:table-cell table:style-name="Таблица1.B2" office:value-type="string">
            <text:p text:style-name="P1642">Каток</text:p>
          </table:table-cell>
        </table:table-row>
        <table:table-row>
          <table:table-cell table:style-name="Таблица1.A859" office:value-type="string">
            <text:p text:style-name="P1643">3510)good luck</text:p>
            <text:p text:style-name="P1643"/>
            <text:p text:style-name="P1643"/>
            <text:p text:style-name="P1643"/>
          </table:table-cell>
          <table:table-cell table:style-name="Таблица1.B2" office:value-type="string">
            <text:p text:style-name="P1643">Удача</text:p>
          </table:table-cell>
        </table:table-row>
        <table:table-row>
          <table:table-cell table:style-name="Таблица1.A859" office:value-type="string">
            <text:p text:style-name="P1644">3511)score</text:p>
            <text:p text:style-name="P1644"/>
            <text:p text:style-name="P1644"/>
            <text:p text:style-name="P621">[skɔː]</text:p>
          </table:table-cell>
          <table:table-cell table:style-name="Таблица1.B2" office:value-type="string">
            <text:p text:style-name="P1644">Счёт, отмечать,отметка</text:p>
          </table:table-cell>
        </table:table-row>
        <table:table-row>
          <table:table-cell table:style-name="Таблица1.A859" office:value-type="string">
            <text:p text:style-name="P1645">3512)enumerate</text:p>
            <text:p text:style-name="P1645"/>
            <text:p text:style-name="P1645"/>
            <text:p text:style-name="P622">[ɪˈn(j)uːm(ə)reɪt]</text:p>
          </table:table-cell>
          <table:table-cell table:style-name="Таблица1.B2" office:value-type="string">
            <text:p text:style-name="P1645">Перечислять</text:p>
          </table:table-cell>
        </table:table-row>
        <table:table-row>
          <table:table-cell table:style-name="Таблица1.A859" office:value-type="string">
            <text:p text:style-name="P1646">3513)as seen</text:p>
            <text:p text:style-name="P1646"/>
            <text:p text:style-name="P1646"/>
            <text:p text:style-name="P1646"/>
          </table:table-cell>
          <table:table-cell table:style-name="Таблица1.B2" office:value-type="string">
            <text:p text:style-name="P1646">Как видно</text:p>
          </table:table-cell>
        </table:table-row>
        <table:table-row>
          <table:table-cell table:style-name="Таблица1.A859" office:value-type="string">
            <text:p text:style-name="P1647">3514)rinse</text:p>
            <text:p text:style-name="P1647"/>
            <text:p text:style-name="P1647"/>
            <text:p text:style-name="P623">[rɪn(t)s]</text:p>
          </table:table-cell>
          <table:table-cell table:style-name="Таблица1.B2" office:value-type="string">
            <text:p text:style-name="P1647">Полоскать, полоскание</text:p>
          </table:table-cell>
        </table:table-row>
        <table:table-row>
          <table:table-cell table:style-name="Таблица1.A864" office:value-type="string">
            <text:p text:style-name="P1648">3515)Try one's luck</text:p>
            <text:p text:style-name="P1648"/>
            <text:p text:style-name="P1648"/>
            <text:p text:style-name="P1648"/>
          </table:table-cell>
          <table:table-cell table:style-name="Таблица1.B2" office:value-type="string">
            <text:p text:style-name="P1648">Попытать счастье</text:p>
          </table:table-cell>
        </table:table-row>
        <table:table-row>
          <table:table-cell table:style-name="Таблица1.A864" office:value-type="string">
            <text:p text:style-name="P1649">3516)unlike</text:p>
            <text:p text:style-name="P1649"/>
            <text:p text:style-name="P1649"/>
            <text:p text:style-name="P624"><text:soft-page-break/>[ʌnˈlaɪk]</text:p>
          </table:table-cell>
          <table:table-cell table:style-name="Таблица1.B2" office:value-type="string">
            <text:p text:style-name="P1648"/>
            <text:p text:style-name="P1648"/>
            <text:p text:style-name="P1648"/>
            <text:p text:style-name="P1649"><text:soft-page-break/>В отличие от</text:p>
          </table:table-cell>
        </table:table-row>
        <table:table-row>
          <table:table-cell table:style-name="Таблица1.A864" office:value-type="string">
            <text:p text:style-name="P1650">3517)back up</text:p>
            <text:p text:style-name="P1650"/>
            <text:p text:style-name="P1650"/>
            <text:p text:style-name="P1650"/>
          </table:table-cell>
          <table:table-cell table:style-name="Таблица1.B2" office:value-type="string">
            <text:p text:style-name="P1650">Давать задний ход, выполнять резервное копирование</text:p>
          </table:table-cell>
        </table:table-row>
        <table:table-row>
          <table:table-cell table:style-name="Таблица1.A864" office:value-type="string">
            <text:p text:style-name="P1651">3518)template</text:p>
            <text:p text:style-name="P1651"/>
            <text:p text:style-name="P1651"/>
            <text:p text:style-name="P625">[ˈtempleɪt]</text:p>
          </table:table-cell>
          <table:table-cell table:style-name="Таблица1.B2" office:value-type="string">
            <text:p text:style-name="P1651">Шаблон</text:p>
          </table:table-cell>
        </table:table-row>
        <table:table-row>
          <table:table-cell table:style-name="Таблица1.A864" office:value-type="string">
            <text:p text:style-name="P1652">3519)ripe</text:p>
            <text:p text:style-name="P1652"/>
            <text:p text:style-name="P1652"/>
            <text:p text:style-name="P626">[raɪp]</text:p>
          </table:table-cell>
          <table:table-cell table:style-name="Таблица1.B2" office:value-type="string">
            <text:p text:style-name="P1652">Зрелый</text:p>
          </table:table-cell>
        </table:table-row>
        <table:table-row>
          <table:table-cell table:style-name="Таблица1.A869" office:value-type="string">
            <text:p text:style-name="P1653">3520)Take one's medicine</text:p>
            <text:p text:style-name="P1653"/>
            <text:p text:style-name="P1653"/>
            <text:p text:style-name="P1653"/>
          </table:table-cell>
          <table:table-cell table:style-name="Таблица1.B2" office:value-type="string">
            <text:p text:style-name="P1653">Принять лекарство, покориться неизбежному</text:p>
          </table:table-cell>
        </table:table-row>
        <table:table-row>
          <table:table-cell table:style-name="Таблица1.A869" office:value-type="string">
            <text:p text:style-name="P1654">3521)so on</text:p>
            <text:p text:style-name="P1654"/>
            <text:p text:style-name="P1654"/>
            <text:p text:style-name="P1654"/>
          </table:table-cell>
          <table:table-cell table:style-name="Таблица1.B2" office:value-type="string">
            <text:p text:style-name="P1654">Так далее</text:p>
          </table:table-cell>
        </table:table-row>
        <table:table-row>
          <table:table-cell table:style-name="Таблица1.A869" office:value-type="string">
            <text:p text:style-name="P1655">3522)consequently</text:p>
            <text:p text:style-name="P1655"/>
            <text:p text:style-name="P1655"/>
            <text:p text:style-name="P627">[ˈkɔn(t)sɪkwəntlɪ]</text:p>
          </table:table-cell>
          <table:table-cell table:style-name="Таблица1.B2" office:value-type="string">
            <text:p text:style-name="P1655">Поэтому</text:p>
          </table:table-cell>
        </table:table-row>
        <table:table-row>
          <table:table-cell table:style-name="Таблица1.A869" office:value-type="string">
            <text:p text:style-name="P1656">3523)belong</text:p>
            <text:p text:style-name="P1656"/>
            <text:p text:style-name="P1656"/>
            <text:p text:style-name="P628">[bɪˈlɔŋ]</text:p>
          </table:table-cell>
          <table:table-cell table:style-name="Таблица1.B2" office:value-type="string">
            <text:p text:style-name="P1656">Принадлежать</text:p>
          </table:table-cell>
        </table:table-row>
        <table:table-row>
          <table:table-cell table:style-name="Таблица1.A869" office:value-type="string">
            <text:p text:style-name="P1657">3524)rival</text:p>
            <text:p text:style-name="P1657"/>
            <text:p text:style-name="P1657"/>
            <text:p text:style-name="P629">[ˈraɪv(ə)l]</text:p>
          </table:table-cell>
          <table:table-cell table:style-name="Таблица1.B2" office:value-type="string">
            <text:p text:style-name="P1657">Конкурент, соперничать</text:p>
          </table:table-cell>
        </table:table-row>
        <table:table-row>
          <table:table-cell table:style-name="Таблица1.A874" office:value-type="string">
            <text:p text:style-name="P1658">3525)Plenty of</text:p>
            <text:p text:style-name="P1658"/>
            <text:p text:style-name="P1658"/>
            <text:p text:style-name="P1658"/>
          </table:table-cell>
          <table:table-cell table:style-name="Таблица1.B2" office:value-type="string">
            <text:p text:style-name="P1658">Много</text:p>
          </table:table-cell>
        </table:table-row>
        <table:table-row>
          <table:table-cell table:style-name="Таблица1.A874" office:value-type="string">
            <text:p text:style-name="P1659">3526)harm</text:p>
            <text:p text:style-name="P1659"/>
            <text:p text:style-name="P1659"/>
            <text:p text:style-name="P630">[hɑːm]</text:p>
          </table:table-cell>
          <table:table-cell table:style-name="Таблица1.B2" office:value-type="string">
            <text:p text:style-name="P1659">Вред, вредить</text:p>
          </table:table-cell>
        </table:table-row>
        <table:table-row>
          <table:table-cell table:style-name="Таблица1.A874" office:value-type="string">
            <text:p text:style-name="P1660">3527)designate</text:p>
            <text:p text:style-name="P1660"/>
            <text:p text:style-name="P1660"/>
            <text:p text:style-name="P631">[ˈdezɪgneɪt]</text:p>
          </table:table-cell>
          <table:table-cell table:style-name="Таблица1.B2" office:value-type="string">
            <text:p text:style-name="P1660">Назначать, обозначать</text:p>
          </table:table-cell>
        </table:table-row>
        <table:table-row>
          <table:table-cell table:style-name="Таблица1.A874" office:value-type="string">
            <text:p text:style-name="P1661">3528)along the way</text:p>
            <text:p text:style-name="P1661"/>
            <text:p text:style-name="P1661"/>
            <text:p text:style-name="P1661"/>
          </table:table-cell>
          <table:table-cell table:style-name="Таблица1.B2" office:value-type="string">
            <text:p text:style-name="P1661">По пути</text:p>
          </table:table-cell>
        </table:table-row>
        <table:table-row>
          <table:table-cell table:style-name="Таблица1.A874" office:value-type="string">
            <text:p text:style-name="P1662">3529)roar</text:p>
            <text:p text:style-name="P1662"/>
            <text:p text:style-name="P1662"/>
            <text:p text:style-name="P632">[rɔː]</text:p>
          </table:table-cell>
          <table:table-cell table:style-name="Таблица1.B2" office:value-type="string">
            <text:p text:style-name="P1662">Рёв, реветь</text:p>
          </table:table-cell>
        </table:table-row>
        <text:soft-page-break/>
        <table:table-row>
          <table:table-cell table:style-name="Таблица1.A879" office:value-type="string">
            <text:p text:style-name="P1663">3530)Catch the train</text:p>
            <text:p text:style-name="P1663"/>
            <text:p text:style-name="P1663"/>
            <text:p text:style-name="P1663"/>
          </table:table-cell>
          <table:table-cell table:style-name="Таблица1.B2" office:value-type="string">
            <text:p text:style-name="P1663">Поспеть на поезд</text:p>
          </table:table-cell>
        </table:table-row>
        <table:table-row>
          <table:table-cell table:style-name="Таблица1.A879" office:value-type="string">
            <text:p text:style-name="P1664">3531)I'd</text:p>
            <text:p text:style-name="P1664"/>
            <text:p text:style-name="P1664"/>
            <text:p text:style-name="P633">[aɪd]</text:p>
          </table:table-cell>
          <table:table-cell table:style-name="Таблица1.B2" office:value-type="string">
            <text:p text:style-name="P1664">Я бы</text:p>
          </table:table-cell>
        </table:table-row>
        <table:table-row>
          <table:table-cell table:style-name="Таблица1.A879" office:value-type="string">
            <text:p text:style-name="P1665">3532)unified</text:p>
            <text:p text:style-name="P1665"/>
            <text:p text:style-name="P1665"/>
            <text:p text:style-name="P600">[`ju:nıfaıd]</text:p>
          </table:table-cell>
          <table:table-cell table:style-name="Таблица1.B2" office:value-type="string">
            <text:p text:style-name="P1665">Единый</text:p>
          </table:table-cell>
        </table:table-row>
        <table:table-row>
          <table:table-cell table:style-name="Таблица1.A879" office:value-type="string">
            <text:p text:style-name="P1666">3533)funny</text:p>
            <text:p text:style-name="P1666"/>
            <text:p text:style-name="P1666"/>
            <text:p text:style-name="P634">[ˈfʌnɪ]</text:p>
          </table:table-cell>
          <table:table-cell table:style-name="Таблица1.B2" office:value-type="string">
            <text:p text:style-name="P1666">Смешной</text:p>
          </table:table-cell>
        </table:table-row>
        <table:table-row>
          <table:table-cell table:style-name="Таблица1.A879" office:value-type="string">
            <text:p text:style-name="P1667">3534)roast</text:p>
            <text:p text:style-name="P1667"/>
            <text:p text:style-name="P1667"/>
            <text:p text:style-name="P635">[rəust]</text:p>
          </table:table-cell>
          <table:table-cell table:style-name="Таблица1.B2" office:value-type="string">
            <text:p text:style-name="P1667">Жарить, жаренный, жаркое</text:p>
          </table:table-cell>
        </table:table-row>
        <table:table-row>
          <table:table-cell table:style-name="Таблица1.A884" office:value-type="string">
            <text:p text:style-name="P1668">3535)A shot in the blue</text:p>
            <text:p text:style-name="P1668"/>
            <text:p text:style-name="P1668"/>
            <text:p text:style-name="P1668"/>
          </table:table-cell>
          <table:table-cell table:style-name="Таблица1.B2" office:value-type="string">
            <text:p text:style-name="P1669">Промах</text:p>
          </table:table-cell>
        </table:table-row>
        <table:table-row>
          <table:table-cell table:style-name="Таблица1.A884" office:value-type="string">
            <text:p text:style-name="P1670">3536)waste</text:p>
            <text:p text:style-name="P1670"/>
            <text:p text:style-name="P1670"/>
            <text:p text:style-name="P636">[weɪst]</text:p>
          </table:table-cell>
          <table:table-cell table:style-name="Таблица1.B2" office:value-type="string">
            <text:p text:style-name="P1670">Потери, отходы, терять</text:p>
          </table:table-cell>
        </table:table-row>
        <table:table-row>
          <table:table-cell table:style-name="Таблица1.A884" office:value-type="string">
            <text:p text:style-name="P1671">3537)sorely</text:p>
            <text:p text:style-name="P1671"/>
            <text:p text:style-name="P1671"/>
            <text:p text:style-name="P637">[ˈsɔːlɪ]</text:p>
          </table:table-cell>
          <table:table-cell table:style-name="Таблица1.B2" office:value-type="string">
            <text:p text:style-name="P1672">Крайне, жестоко</text:p>
          </table:table-cell>
        </table:table-row>
        <table:table-row>
          <table:table-cell table:style-name="Таблица1.A884" office:value-type="string">
            <text:p text:style-name="P1673">3538)pivot</text:p>
            <text:p text:style-name="P1673"/>
            <text:p text:style-name="P1673"/>
            <text:p text:style-name="P638">[ˈpɪvət]</text:p>
          </table:table-cell>
          <table:table-cell table:style-name="Таблица1.B2" office:value-type="string">
            <text:p text:style-name="P1673">Стержень, <text:span text:style-name="T66">ось</text:span>, вращаться</text:p>
          </table:table-cell>
        </table:table-row>
        <table:table-row>
          <table:table-cell table:style-name="Таблица1.A884" office:value-type="string">
            <text:p text:style-name="P1674">3539)rob</text:p>
            <text:p text:style-name="P1674"/>
            <text:p text:style-name="P1674"/>
            <text:p text:style-name="P639">[rɔb]</text:p>
          </table:table-cell>
          <table:table-cell table:style-name="Таблица1.B2" office:value-type="string">
            <text:p text:style-name="P1674">Грабить, отнимать</text:p>
          </table:table-cell>
        </table:table-row>
        <table:table-row>
          <table:table-cell table:style-name="Таблица1.A889" office:value-type="string">
            <text:p text:style-name="P1675">3540)Not a shot in the locker</text:p>
            <text:p text:style-name="P1675"/>
            <text:p text:style-name="P1675"/>
            <text:p text:style-name="P640">[ˈlɔkə]</text:p>
          </table:table-cell>
          <table:table-cell table:style-name="Таблица1.B2" office:value-type="string">
            <text:p text:style-name="P1675">Ни гроша в кармане</text:p>
          </table:table-cell>
        </table:table-row>
        <table:table-row>
          <table:table-cell table:style-name="Таблица1.A889" office:value-type="string">
            <text:p text:style-name="P1676">3541)counterpart</text:p>
            <text:p text:style-name="P1676"/>
            <text:p text:style-name="P1676"/>
            <text:p text:style-name="P641">[ˈkauntəpɑːt]</text:p>
          </table:table-cell>
          <table:table-cell table:style-name="Таблица1.B2" office:value-type="string">
            <text:p text:style-name="P1676">Аналог, копия, двойник, <text:span text:style-name="T67">ответная часть</text:span></text:p>
          </table:table-cell>
        </table:table-row>
        <table:table-row>
          <table:table-cell table:style-name="Таблица1.A889" office:value-type="string">
            <text:p text:style-name="P1677">3542)completeness</text:p>
            <text:p text:style-name="P1677"/>
            <text:p text:style-name="P1677"/>
            <text:p text:style-name="P642">[kəmˈpliːtnəs]</text:p>
          </table:table-cell>
          <table:table-cell table:style-name="Таблица1.B2" office:value-type="string">
            <text:p text:style-name="P1677">Полнота, завершённость</text:p>
          </table:table-cell>
        </table:table-row>
        <table:table-row>
          <table:table-cell table:style-name="Таблица1.A889" office:value-type="string">
            <text:p text:style-name="P1678">3543)superfluous</text:p>
            <text:p text:style-name="P1678"><text:soft-page-break/></text:p>
            <text:p text:style-name="P1678"/>
            <text:p text:style-name="P643">[s(j)uːˈpɜːfluəs]</text:p>
          </table:table-cell>
          <table:table-cell table:style-name="Таблица1.B2" office:value-type="string">
            <text:p text:style-name="P1675"/>
            <text:p text:style-name="P1678"><text:soft-page-break/>Избыточный</text:p>
          </table:table-cell>
        </table:table-row>
        <table:table-row>
          <table:table-cell table:style-name="Таблица1.A889" office:value-type="string">
            <text:p text:style-name="P1679">3544)royal</text:p>
            <text:p text:style-name="P1679"/>
            <text:p text:style-name="P1679"/>
            <text:p text:style-name="P644">[ˈrɔɪəl]</text:p>
          </table:table-cell>
          <table:table-cell table:style-name="Таблица1.B2" office:value-type="string">
            <text:p text:style-name="P1679">Королевский</text:p>
          </table:table-cell>
        </table:table-row>
        <table:table-row>
          <table:table-cell table:style-name="Таблица1.A894" office:value-type="string">
            <text:p text:style-name="P1680">3545)In the mass</text:p>
            <text:p text:style-name="P1680"/>
            <text:p text:style-name="P1680"/>
            <text:p text:style-name="P1680"/>
          </table:table-cell>
          <table:table-cell table:style-name="Таблица1.B2" office:value-type="string">
            <text:p text:style-name="P1680">В целом</text:p>
          </table:table-cell>
        </table:table-row>
        <table:table-row>
          <table:table-cell table:style-name="Таблица1.A894" office:value-type="string">
            <text:p text:style-name="P1681">3546)exclusive</text:p>
            <text:p text:style-name="P1681"/>
            <text:p text:style-name="P1681"/>
            <text:p text:style-name="P645">[ɪksˈkluːsɪv]</text:p>
          </table:table-cell>
          <table:table-cell table:style-name="Таблица1.B2" office:value-type="string">
            <text:p text:style-name="P1681">Исключительно, исключительный, исключающий</text:p>
          </table:table-cell>
        </table:table-row>
        <table:table-row>
          <table:table-cell table:style-name="Таблица1.A894" office:value-type="string">
            <text:p text:style-name="P1682">3547)tight</text:p>
            <text:p text:style-name="P1682"/>
            <text:p text:style-name="P1682"/>
            <text:p text:style-name="P646">[taɪt]</text:p>
          </table:table-cell>
          <table:table-cell table:style-name="Таблица1.B2" office:value-type="string">
            <text:p text:style-name="P1682">Туго, тугой, плотно, плотный, трудный</text:p>
          </table:table-cell>
        </table:table-row>
        <table:table-row>
          <table:table-cell table:style-name="Таблица1.A894" office:value-type="string">
            <text:p text:style-name="P1683">3548)more than just</text:p>
            <text:p text:style-name="P1683"/>
            <text:p text:style-name="P1683"/>
            <text:p text:style-name="P1683"/>
          </table:table-cell>
          <table:table-cell table:style-name="Таблица1.B2" office:value-type="string">
            <text:p text:style-name="P1683">Больше, чем просто</text:p>
          </table:table-cell>
        </table:table-row>
        <table:table-row>
          <table:table-cell table:style-name="Таблица1.A894" office:value-type="string">
            <text:p text:style-name="P1684">3549)rub</text:p>
            <text:p text:style-name="P1684"/>
            <text:p text:style-name="P1684"/>
            <text:p text:style-name="P647">[rʌb]</text:p>
          </table:table-cell>
          <table:table-cell table:style-name="Таблица1.B2" office:value-type="string">
            <text:p text:style-name="P1684">Тереть, натирать</text:p>
          </table:table-cell>
        </table:table-row>
        <table:table-row>
          <table:table-cell table:style-name="Таблица1.A899" office:value-type="string">
            <text:p text:style-name="P1685">3550)Go in for sports</text:p>
            <text:p text:style-name="P1685"/>
            <text:p text:style-name="P1685"/>
            <text:p text:style-name="P1685"/>
          </table:table-cell>
          <table:table-cell table:style-name="Таблица1.B2" office:value-type="string">
            <text:p text:style-name="P1685">Заниматься спортом</text:p>
          </table:table-cell>
        </table:table-row>
        <table:table-row>
          <table:table-cell table:style-name="Таблица1.A899" office:value-type="string">
            <text:p text:style-name="P1686">3551)collaborate</text:p>
            <text:p text:style-name="P1686"/>
            <text:p text:style-name="P1686"/>
            <text:p text:style-name="P648">[kəˈlæb(ə)reɪt]</text:p>
          </table:table-cell>
          <table:table-cell table:style-name="Таблица1.B2" office:value-type="string">
            <text:p text:style-name="P1686">Сотрудничать</text:p>
          </table:table-cell>
        </table:table-row>
        <table:table-row>
          <table:table-cell table:style-name="Таблица1.A899" office:value-type="string">
            <text:p text:style-name="P1687">3552)adjacent</text:p>
            <text:p text:style-name="P1687"/>
            <text:p text:style-name="P1687"/>
            <text:p text:style-name="P649">[əˈʤeɪs(ə)nt]</text:p>
          </table:table-cell>
          <table:table-cell table:style-name="Таблица1.B2" office:value-type="string">
            <text:p text:style-name="P1687">Смежный, соседний</text:p>
          </table:table-cell>
        </table:table-row>
        <table:table-row>
          <table:table-cell table:style-name="Таблица1.A899" office:value-type="string">
            <text:p text:style-name="P1688">3553)lots</text:p>
            <text:p text:style-name="P1688"/>
            <text:p text:style-name="P1688"/>
            <text:p text:style-name="P1688"/>
          </table:table-cell>
          <table:table-cell table:style-name="Таблица1.B2" office:value-type="string">
            <text:p text:style-name="P1688">Пропасть, много</text:p>
          </table:table-cell>
        </table:table-row>
        <table:table-row>
          <table:table-cell table:style-name="Таблица1.A899" office:value-type="string">
            <text:p text:style-name="P1689">3554)pleasure</text:p>
            <text:p text:style-name="P1689"/>
            <text:p text:style-name="P1689"/>
            <text:p text:style-name="P650">[ˈpleʒə]</text:p>
          </table:table-cell>
          <table:table-cell table:style-name="Таблица1.B2" office:value-type="string">
            <text:p text:style-name="P1689">Удовольствие</text:p>
          </table:table-cell>
        </table:table-row>
        <table:table-row>
          <table:table-cell table:style-name="Таблица1.A904" office:value-type="string">
            <text:p text:style-name="P1690">3555)undergo</text:p>
            <text:p text:style-name="P1690"/>
            <text:p text:style-name="P1690"/>
            <text:p text:style-name="P651">[ˌʌndəˈgəu]</text:p>
          </table:table-cell>
          <table:table-cell table:style-name="Таблица1.B2" office:value-type="string">
            <text:p text:style-name="P1690">Подвергаться</text:p>
          </table:table-cell>
        </table:table-row>
        <table:table-row>
          <table:table-cell table:style-name="Таблица1.A904" office:value-type="string">
            <text:p text:style-name="P1691">3556)upwards</text:p>
            <text:p text:style-name="P1691"/>
            <text:p text:style-name="P1691"><text:soft-page-break/></text:p>
            <text:p text:style-name="P652">[ˈʌpwəds]</text:p>
          </table:table-cell>
          <table:table-cell table:style-name="Таблица1.B2" office:value-type="string">
            <text:p text:style-name="P1690"/>
            <text:p text:style-name="P1690"/>
            <text:p text:style-name="P1691"><text:soft-page-break/>Вверх, свыше</text:p>
          </table:table-cell>
        </table:table-row>
        <table:table-row>
          <table:table-cell table:style-name="Таблица1.A904" office:value-type="string">
            <text:p text:style-name="P1692">3557)recap</text:p>
            <text:p text:style-name="P1692"/>
            <text:p text:style-name="P1692"/>
            <text:p text:style-name="P653">[ˈriːkæp]</text:p>
          </table:table-cell>
          <table:table-cell table:style-name="Таблица1.B2" office:value-type="string">
            <text:p text:style-name="P1692">Резюме, резюмировать</text:p>
          </table:table-cell>
        </table:table-row>
        <table:table-row>
          <table:table-cell table:style-name="Таблица1.A904" office:value-type="string">
            <text:p text:style-name="P1693">3558)favor</text:p>
            <text:p text:style-name="P1693"/>
            <text:p text:style-name="P1693"/>
            <text:p text:style-name="P654">[ˈfeɪvə]</text:p>
          </table:table-cell>
          <table:table-cell table:style-name="Таблица1.B2" office:value-type="string">
            <text:p text:style-name="P1693">Одолжение, благоприятствовать, польза</text:p>
          </table:table-cell>
        </table:table-row>
        <table:table-row>
          <table:table-cell table:style-name="Таблица1.A904" office:value-type="string">
            <text:p text:style-name="P1694">3559)reside</text:p>
            <text:p text:style-name="P1694"/>
            <text:p text:style-name="P1694"/>
            <text:p text:style-name="P655">[rɪˈzaɪd]</text:p>
          </table:table-cell>
          <table:table-cell table:style-name="Таблица1.B2" office:value-type="string">
            <text:p text:style-name="P1694">Проживать, находиться</text:p>
          </table:table-cell>
        </table:table-row>
        <table:table-row>
          <table:table-cell table:style-name="Таблица1.A909" office:value-type="string">
            <text:p text:style-name="P1695">3560)Thinking about</text:p>
            <text:p text:style-name="P1695"/>
            <text:p text:style-name="P1695"/>
            <text:p text:style-name="P656">[ˈθɪŋkɪŋ]</text:p>
          </table:table-cell>
          <table:table-cell table:style-name="Таблица1.B2" office:value-type="string">
            <text:p text:style-name="P1695">Думая о</text:p>
          </table:table-cell>
        </table:table-row>
        <table:table-row>
          <table:table-cell table:style-name="Таблица1.A909" office:value-type="string">
            <text:p text:style-name="P1696">3561)come to mind</text:p>
            <text:p text:style-name="P1696"/>
            <text:p text:style-name="P1696"/>
            <text:p text:style-name="P1696"/>
          </table:table-cell>
          <table:table-cell table:style-name="Таблица1.B2" office:value-type="string">
            <text:p text:style-name="P1696">Приходить на ум</text:p>
          </table:table-cell>
        </table:table-row>
        <table:table-row>
          <table:table-cell table:style-name="Таблица1.A909" office:value-type="string">
            <text:p text:style-name="P1697">3562)distinguish</text:p>
            <text:p text:style-name="P1697"/>
            <text:p text:style-name="P1697"/>
            <text:p text:style-name="P657">[dɪˈstɪŋgwɪʃ]</text:p>
          </table:table-cell>
          <table:table-cell table:style-name="Таблица1.B2" office:value-type="string">
            <text:p text:style-name="P1697">Выделять, различать</text:p>
          </table:table-cell>
        </table:table-row>
        <table:table-row>
          <table:table-cell table:style-name="Таблица1.A909" office:value-type="string">
            <text:p text:style-name="P1698">3563)write down</text:p>
            <text:p text:style-name="P1698"/>
            <text:p text:style-name="P1698"/>
            <text:p text:style-name="P1698"/>
          </table:table-cell>
          <table:table-cell table:style-name="Таблица1.B2" office:value-type="string">
            <text:p text:style-name="P1698">Записывать</text:p>
          </table:table-cell>
        </table:table-row>
        <table:table-row>
          <table:table-cell table:style-name="Таблица1.A909" office:value-type="string">
            <text:p text:style-name="P1699">3564)downside</text:p>
            <text:p text:style-name="P1699"/>
            <text:p text:style-name="P1699"/>
            <text:p text:style-name="P658">[ˈdaunsaɪd]</text:p>
          </table:table-cell>
          <table:table-cell table:style-name="Таблица1.B2" office:value-type="string">
            <text:p text:style-name="P1699">Нижняя сторона, недостаток</text:p>
          </table:table-cell>
        </table:table-row>
        <table:table-row>
          <table:table-cell table:style-name="Таблица1.A914" office:value-type="string">
            <text:p text:style-name="P1700">3565)overcome</text:p>
            <text:p text:style-name="P1700"/>
            <text:p text:style-name="P1700"/>
            <text:p text:style-name="P659">[ˌəuvəˈkʌm]</text:p>
          </table:table-cell>
          <table:table-cell table:style-name="Таблица1.B2" office:value-type="string">
            <text:p text:style-name="P1700">Преодолеть</text:p>
          </table:table-cell>
        </table:table-row>
        <table:table-row>
          <table:table-cell table:style-name="Таблица1.A914" office:value-type="string">
            <text:p text:style-name="P1701">3566)emplace</text:p>
            <text:p text:style-name="P1701"/>
            <text:p text:style-name="P1701"/>
            <text:p text:style-name="P660">[ɪmˈpleɪs]</text:p>
          </table:table-cell>
          <table:table-cell table:style-name="Таблица1.B2" office:value-type="string">
            <text:p text:style-name="P1701">Устанавливать</text:p>
          </table:table-cell>
        </table:table-row>
        <table:table-row>
          <table:table-cell table:style-name="Таблица1.A914" office:value-type="string">
            <text:p text:style-name="P1702">3567)expression</text:p>
            <text:p text:style-name="P1702"/>
            <text:p text:style-name="P1702"/>
            <text:p text:style-name="P661">[ɪkˈspreʃ(ə)n]</text:p>
          </table:table-cell>
          <table:table-cell table:style-name="Таблица1.B2" office:value-type="string">
            <text:p text:style-name="P1702">Выражение</text:p>
          </table:table-cell>
        </table:table-row>
        <table:table-row>
          <table:table-cell table:style-name="Таблица1.A914" office:value-type="string">
            <text:p text:style-name="P1703">3568)<text:span text:style-name="T69">r</text:span>ug</text:p>
            <text:p text:style-name="P1703"/>
            <text:p text:style-name="P1703"/>
            <text:p text:style-name="P662">[rʌg]</text:p>
          </table:table-cell>
          <table:table-cell table:style-name="Таблица1.B2" office:value-type="string">
            <text:p text:style-name="P1703">Ковёр, пл<text:span text:style-name="T68">е</text:span>д</text:p>
          </table:table-cell>
        </table:table-row>
        <table:table-row>
          <table:table-cell table:style-name="Таблица1.A914" office:value-type="string">
            <text:p text:style-name="P1703">3569)<text:span text:style-name="T69">rush</text:span></text:p>
            <text:p text:style-name="P1703"/>
            <text:p text:style-name="P1703"/>
            <text:p text:style-name="P662"><text:soft-page-break/>[rʌʃ]</text:p>
          </table:table-cell>
          <table:table-cell table:style-name="Таблица1.B2" office:value-type="string">
            <text:p text:style-name="P1700"/>
            <text:p text:style-name="P1700"/>
            <text:p text:style-name="P1704"/>
            <text:p text:style-name="P1705"><text:soft-page-break/><text:span text:style-name="T70">Прилив, срочный, спешка, торопить, м</text:span>чаться</text:p>
          </table:table-cell>
        </table:table-row>
        <table:table-row>
          <table:table-cell table:style-name="Таблица1.A919" office:value-type="string">
            <text:p text:style-name="P1706">3570)one more</text:p>
            <text:p text:style-name="P1706"/>
            <text:p text:style-name="P1706"/>
            <text:p text:style-name="P1706"/>
          </table:table-cell>
          <table:table-cell table:style-name="Таблица1.B2" office:value-type="string">
            <text:p text:style-name="P1706">Ещё</text:p>
          </table:table-cell>
        </table:table-row>
        <table:table-row>
          <table:table-cell table:style-name="Таблица1.A919" office:value-type="string">
            <text:p text:style-name="P1707">3571)burden</text:p>
            <text:p text:style-name="P1707"/>
            <text:p text:style-name="P1707"/>
            <text:p text:style-name="P664">[ˈbɜːdn]</text:p>
          </table:table-cell>
          <table:table-cell table:style-name="Таблица1.B2" office:value-type="string">
            <text:p text:style-name="P1707">Бремя, нагрузка, накладные расходы</text:p>
          </table:table-cell>
        </table:table-row>
        <table:table-row>
          <table:table-cell table:style-name="Таблица1.A919" office:value-type="string">
            <text:p text:style-name="P1708">3572)drawback</text:p>
            <text:p text:style-name="P1708"/>
            <text:p text:style-name="P1708"/>
            <text:p text:style-name="P665">[ˈdrɔːbæk]</text:p>
          </table:table-cell>
          <table:table-cell table:style-name="Таблица1.B2" office:value-type="string">
            <text:p text:style-name="P1708">Недостаток</text:p>
          </table:table-cell>
        </table:table-row>
        <table:table-row>
          <table:table-cell table:style-name="Таблица1.A919" office:value-type="string">
            <text:p text:style-name="P1709">3573)lame</text:p>
            <text:p text:style-name="P1709"/>
            <text:p text:style-name="P1709"/>
            <text:p text:style-name="P666">[leɪm]</text:p>
          </table:table-cell>
          <table:table-cell table:style-name="Таблица1.B2" office:value-type="string">
            <text:p text:style-name="P1709">Хромой</text:p>
          </table:table-cell>
        </table:table-row>
        <table:table-row>
          <table:table-cell table:style-name="Таблица1.A919" office:value-type="string">
            <text:p text:style-name="P1710">3574)leverage</text:p>
            <text:p text:style-name="P1710"/>
            <text:p text:style-name="P1710"/>
            <text:p text:style-name="P667">[ˈliːv(ə)rɪʤ]</text:p>
          </table:table-cell>
          <table:table-cell table:style-name="Таблица1.B2" office:value-type="string">
            <text:p text:style-name="P1710">Действие рычага, усилие рычага, использовать</text:p>
          </table:table-cell>
        </table:table-row>
        <table:table-row>
          <table:table-cell table:style-name="Таблица1.A924" office:value-type="string">
            <text:p text:style-name="P1712"><text:span text:style-name="T71">3575)</text:span>lately</text:p>
            <text:p text:style-name="P1712"/>
            <text:p text:style-name="P1712"/>
            <text:p text:style-name="P668">[ˈleɪtlɪ]</text:p>
          </table:table-cell>
          <table:table-cell table:style-name="Таблица1.B2" office:value-type="string">
            <text:p text:style-name="P1711">Недавно, за последнее время</text:p>
          </table:table-cell>
        </table:table-row>
        <table:table-row>
          <table:table-cell table:style-name="Таблица1.A924" office:value-type="string">
            <text:p text:style-name="P1714"><text:span text:style-name="T72">3576)</text:span>later on</text:p>
            <text:p text:style-name="P1714"/>
            <text:p text:style-name="P1714"/>
            <text:p text:style-name="P669">[ˈleɪtə]</text:p>
          </table:table-cell>
          <table:table-cell table:style-name="Таблица1.B2" office:value-type="string">
            <text:p text:style-name="P1713">Позднее, в дальнейшем</text:p>
          </table:table-cell>
        </table:table-row>
        <table:table-row>
          <table:table-cell table:style-name="Таблица1.A924" office:value-type="string">
            <text:p text:style-name="P1716"><text:span text:style-name="T73">3577)</text:span>encourage</text:p>
            <text:p text:style-name="P1716"/>
            <text:p text:style-name="P1716"/>
            <text:p text:style-name="P670">[ɪnˈkʌrɪʤ]</text:p>
          </table:table-cell>
          <table:table-cell table:style-name="Таблица1.B2" office:value-type="string">
            <text:p text:style-name="P1715">Поощрять</text:p>
          </table:table-cell>
        </table:table-row>
        <table:table-row>
          <table:table-cell table:style-name="Таблица1.A924" office:value-type="string">
            <text:p text:style-name="P1717">3578)I would like</text:p>
            <text:p text:style-name="P1717"/>
            <text:p text:style-name="P1717"/>
            <text:p text:style-name="P1717"/>
          </table:table-cell>
          <table:table-cell table:style-name="Таблица1.B2" office:value-type="string">
            <text:p text:style-name="P1717">Я хотел бы</text:p>
          </table:table-cell>
        </table:table-row>
        <table:table-row>
          <table:table-cell table:style-name="Таблица1.A924" office:value-type="string">
            <text:p text:style-name="P1718">3579)That's the whole point</text:p>
            <text:p text:style-name="P1718"/>
            <text:p text:style-name="P1718"/>
            <text:p text:style-name="P1718"/>
          </table:table-cell>
          <table:table-cell table:style-name="Таблица1.B2" office:value-type="string">
            <text:p text:style-name="P1718">В этом вся соль</text:p>
          </table:table-cell>
        </table:table-row>
        <table:table-row>
          <table:table-cell table:style-name="Таблица1.A934" office:value-type="string">
            <text:p text:style-name="P1720"><text:span text:style-name="T74">3580)</text:span>correspond</text:p>
            <text:p text:style-name="P1720"/>
            <text:p text:style-name="P1720"/>
            <text:p text:style-name="P671">[ˌkɔrɪˈspɔnd]</text:p>
          </table:table-cell>
          <table:table-cell table:style-name="Таблица1.B2" office:value-type="string">
            <text:p text:style-name="P1719">Соотвествовать</text:p>
          </table:table-cell>
        </table:table-row>
        <table:table-row>
          <table:table-cell table:style-name="Таблица1.A934" office:value-type="string">
            <text:p text:style-name="P1721">3581)rectify</text:p>
            <text:p text:style-name="P1721"/>
            <text:p text:style-name="P1721"/>
            <text:p text:style-name="P672">[ˈrektɪfaɪ]</text:p>
          </table:table-cell>
          <table:table-cell table:style-name="Таблица1.B2" office:value-type="string">
            <text:p text:style-name="P1721">Выпрямлять, исправлять</text:p>
          </table:table-cell>
        </table:table-row>
        <table:table-row>
          <table:table-cell table:style-name="Таблица1.A934" office:value-type="string">
            <text:p text:style-name="P1722">3582)rectangle</text:p>
            <text:p text:style-name="P1722"/>
            <text:p text:style-name="P1722"/>
            <text:p text:style-name="P673">[ˈrektæŋgl]</text:p>
          </table:table-cell>
          <table:table-cell table:style-name="Таблица1.B2" office:value-type="string">
            <text:p text:style-name="P1722">Прямоугольник</text:p>
          </table:table-cell>
        </table:table-row>
        <text:soft-page-break/>
        <table:table-row>
          <table:table-cell table:style-name="Таблица1.A934" office:value-type="string">
            <text:p text:style-name="P1724"><text:span text:style-name="T75">3583)</text:span>somebody</text:p>
            <text:p text:style-name="P1724"/>
            <text:p text:style-name="P1724"/>
            <text:p text:style-name="P674">[ˈsʌmbədɪ]</text:p>
          </table:table-cell>
          <table:table-cell table:style-name="Таблица1.B2" office:value-type="string">
            <text:p text:style-name="P1723">Кто-то, кто-нибудь</text:p>
          </table:table-cell>
        </table:table-row>
        <table:table-row>
          <table:table-cell table:style-name="Таблица1.A934" office:value-type="string">
            <text:p text:style-name="P1726"><text:span text:style-name="T76">3584)</text:span>implementation</text:p>
            <text:p text:style-name="P1726"/>
            <text:p text:style-name="P1726"/>
            <text:p text:style-name="P675">[ˌɪmplɪmenˈteɪʃ(ə)n]</text:p>
          </table:table-cell>
          <table:table-cell table:style-name="Таблица1.B2" office:value-type="string">
            <text:p text:style-name="P1725">Реализация, выполнение</text:p>
          </table:table-cell>
        </table:table-row>
        <table:table-row>
          <table:table-cell table:style-name="Таблица1.A934" office:value-type="string">
            <text:p text:style-name="P1727">3585)vertex</text:p>
            <text:p text:style-name="P1727"/>
            <text:p text:style-name="P1727"/>
            <text:p text:style-name="P663">[ˊvɜ:teks]</text:p>
          </table:table-cell>
          <table:table-cell table:style-name="Таблица1.B2" office:value-type="string">
            <text:p text:style-name="P1727">Вершина</text:p>
          </table:table-cell>
        </table:table-row>
        <table:table-row>
          <table:table-cell table:style-name="Таблица1.A934" office:value-type="string">
            <text:p text:style-name="P1728">3586)exercise</text:p>
            <text:p text:style-name="P1728"/>
            <text:p text:style-name="P1728"/>
            <text:p text:style-name="P676">[ˈeksəsaɪz]</text:p>
          </table:table-cell>
          <table:table-cell table:style-name="Таблица1.B2" office:value-type="string">
            <text:p text:style-name="P1728">Осуществление, осуществлять, тренировка, тренировать, упражнение</text:p>
          </table:table-cell>
        </table:table-row>
        <table:table-row>
          <table:table-cell table:style-name="Таблица1.A934" office:value-type="string">
            <text:p text:style-name="P1730"><text:span text:style-name="T77">3587)</text:span>supervisor</text:p>
            <text:p text:style-name="P1730"/>
            <text:p text:style-name="P1730"/>
            <text:p text:style-name="P677">[ˈs(j)uːpəvaɪzə]</text:p>
          </table:table-cell>
          <table:table-cell table:style-name="Таблица1.B2" office:value-type="string">
            <text:p text:style-name="P1729">Руководитель, наблюдатель, управляющая программа</text:p>
          </table:table-cell>
        </table:table-row>
        <table:table-row>
          <table:table-cell table:style-name="Таблица1.A934" office:value-type="string">
            <text:p text:style-name="P1732"><text:span text:style-name="T78">3588)</text:span>here is</text:p>
            <text:p text:style-name="P1732"/>
            <text:p text:style-name="P1732"/>
            <text:p text:style-name="P1732"/>
          </table:table-cell>
          <table:table-cell table:style-name="Таблица1.B2" office:value-type="string">
            <text:p text:style-name="P1731">Вот</text:p>
          </table:table-cell>
        </table:table-row>
        <table:table-row>
          <table:table-cell table:style-name="Таблица1.A934" office:value-type="string">
            <text:p text:style-name="P1733">3589)brush up</text:p>
            <text:p text:style-name="P1733"/>
            <text:p text:style-name="P1733"/>
            <text:p text:style-name="P1733"/>
          </table:table-cell>
          <table:table-cell table:style-name="Таблица1.B2" office:value-type="string">
            <text:p text:style-name="P1733">Неожиданно столкнуться, улучшать, освежать</text:p>
          </table:table-cell>
        </table:table-row>
        <table:table-row>
          <table:table-cell table:style-name="Таблица1.A939" office:value-type="string">
            <text:p text:style-name="P1734">3590)infinite</text:p>
            <text:p text:style-name="P1734"/>
            <text:p text:style-name="P1734"/>
            <text:p text:style-name="P678">[ˈɪnfɪnət]</text:p>
          </table:table-cell>
          <table:table-cell table:style-name="Таблица1.B2" office:value-type="string">
            <text:p text:style-name="P1734">Бесконечный, бесконечность</text:p>
          </table:table-cell>
        </table:table-row>
        <table:table-row>
          <table:table-cell table:style-name="Таблица1.A939" office:value-type="string">
            <text:p text:style-name="P1735">3591)soak up</text:p>
            <text:p text:style-name="P1735"/>
            <text:p text:style-name="P1735"/>
            <text:p text:style-name="P680">[səuk]</text:p>
          </table:table-cell>
          <table:table-cell table:style-name="Таблица1.B2" office:value-type="string">
            <text:p text:style-name="P1735">Впитывать</text:p>
          </table:table-cell>
        </table:table-row>
        <table:table-row>
          <table:table-cell table:style-name="Таблица1.A939" office:value-type="string">
            <text:p text:style-name="P1735">3592)even more</text:p>
            <text:p text:style-name="P1735"/>
            <text:p text:style-name="P1735"/>
            <text:p text:style-name="P1735"/>
          </table:table-cell>
          <table:table-cell table:style-name="Таблица1.B2" office:value-type="string">
            <text:p text:style-name="P1735">Ещё больше</text:p>
          </table:table-cell>
        </table:table-row>
        <table:table-row>
          <table:table-cell table:style-name="Таблица1.A939" office:value-type="string">
            <text:p text:style-name="P1736">3593)willing to</text:p>
            <text:p text:style-name="P1736"/>
            <text:p text:style-name="P1736"/>
            <text:p text:style-name="P681">[ˈwɪlɪŋ]</text:p>
          </table:table-cell>
          <table:table-cell table:style-name="Таблица1.B2" office:value-type="string">
            <text:p text:style-name="P1736">Согласный, готовый</text:p>
          </table:table-cell>
        </table:table-row>
        <table:table-row>
          <table:table-cell table:style-name="Таблица1.A939" office:value-type="string">
            <text:p text:style-name="P1737">3594)sooner or later</text:p>
            <text:p text:style-name="P1737"/>
            <text:p text:style-name="P1737"/>
            <text:p text:style-name="P682">[ˈsuːnə]</text:p>
          </table:table-cell>
          <table:table-cell table:style-name="Таблица1.B2" office:value-type="string">
            <text:p text:style-name="P1737">Рано или поздно</text:p>
          </table:table-cell>
        </table:table-row>
        <table:table-row>
          <table:table-cell table:style-name="Таблица1.A944" office:value-type="string">
            <text:p text:style-name="P1738">3595)shore</text:p>
            <text:p text:style-name="P1738"/>
            <text:p text:style-name="P1738"/>
            <text:p text:style-name="P683">[ʃɔː]</text:p>
          </table:table-cell>
          <table:table-cell table:style-name="Таблица1.B2" office:value-type="string">
            <text:p text:style-name="P1738">Береговой, побережье</text:p>
          </table:table-cell>
        </table:table-row>
        <table:table-row>
          <table:table-cell table:style-name="Таблица1.A944" office:value-type="string">
            <text:p text:style-name="P1739">3596)sticky</text:p>
            <text:p text:style-name="P1739"><text:soft-page-break/></text:p>
            <text:p text:style-name="P1739"/>
            <text:p text:style-name="P684">[ˈstɪkɪ]</text:p>
          </table:table-cell>
          <table:table-cell table:style-name="Таблица1.B2" office:value-type="string">
            <text:p text:style-name="P1738"/>
            <text:p text:style-name="P1739"><text:soft-page-break/>Липкий</text:p>
          </table:table-cell>
        </table:table-row>
        <table:table-row>
          <table:table-cell table:style-name="Таблица1.A944" office:value-type="string">
            <text:p text:style-name="P1740">3597)turn to</text:p>
            <text:p text:style-name="P1740"/>
            <text:p text:style-name="P1740"/>
            <text:p text:style-name="P1740"/>
          </table:table-cell>
          <table:table-cell table:style-name="Таблица1.B2" office:value-type="string">
            <text:p text:style-name="P1740">Обращаться к</text:p>
          </table:table-cell>
        </table:table-row>
        <table:table-row>
          <table:table-cell table:style-name="Таблица1.A944" office:value-type="string">
            <text:p text:style-name="P1741">3598)salad</text:p>
            <text:p text:style-name="P1741"/>
            <text:p text:style-name="P1741"/>
            <text:p text:style-name="P685">[ˈsæləd]</text:p>
          </table:table-cell>
          <table:table-cell table:style-name="Таблица1.B2" office:value-type="string">
            <text:p text:style-name="P1743">Салат</text:p>
          </table:table-cell>
        </table:table-row>
        <table:table-row>
          <table:table-cell table:style-name="Таблица1.A944" office:value-type="string">
            <text:p text:style-name="P1742">3599)saloon</text:p>
            <text:p text:style-name="P1742"/>
            <text:p text:style-name="P1742"/>
            <text:p text:style-name="P686">[səˈluːn]</text:p>
          </table:table-cell>
          <table:table-cell table:style-name="Таблица1.B2" office:value-type="string">
            <text:p text:style-name="P1744">Салон, бар</text:p>
          </table:table-cell>
        </table:table-row>
        <table:table-row>
          <table:table-cell table:style-name="Таблица1.A949" office:value-type="string">
            <text:p text:style-name="P1745">3600)As such</text:p>
            <text:p text:style-name="P1745"/>
            <text:p text:style-name="P1745"/>
            <text:p text:style-name="P1745"/>
          </table:table-cell>
          <table:table-cell table:style-name="Таблица1.B2" office:value-type="string">
            <text:p text:style-name="P1745">Как таковой, по существу</text:p>
          </table:table-cell>
        </table:table-row>
        <table:table-row>
          <table:table-cell table:style-name="Таблица1.A949" office:value-type="string">
            <text:p text:style-name="P1746">3601)threshold</text:p>
            <text:p text:style-name="P1746"/>
            <text:p text:style-name="P1746"/>
            <text:p text:style-name="P687">[ˈθreʃ(h)əuld]</text:p>
          </table:table-cell>
          <table:table-cell table:style-name="Таблица1.B2" office:value-type="string">
            <text:p text:style-name="P1746">Порог</text:p>
          </table:table-cell>
        </table:table-row>
        <table:table-row>
          <table:table-cell table:style-name="Таблица1.A949" office:value-type="string">
            <text:p text:style-name="P1746">3602)excite</text:p>
            <text:p text:style-name="P1746"/>
            <text:p text:style-name="P1746"/>
            <text:p text:style-name="P687">[ɪkˈsaɪt]</text:p>
          </table:table-cell>
          <table:table-cell table:style-name="Таблица1.B2" office:value-type="string">
            <text:p text:style-name="P1746">Волновать, возбуждать</text:p>
          </table:table-cell>
        </table:table-row>
        <table:table-row>
          <table:table-cell table:style-name="Таблица1.A949" office:value-type="string">
            <text:p text:style-name="P1747">3603)<text:span text:style-name="T79">salute</text:span></text:p>
            <text:p text:style-name="P1747"/>
            <text:p text:style-name="P1747"/>
            <text:p text:style-name="P688">[səˈluːt]</text:p>
          </table:table-cell>
          <table:table-cell table:style-name="Таблица1.B2" office:value-type="string">
            <text:p text:style-name="P1748">Приветствие, <text:span text:style-name="T80">приветствовать</text:span>, салют</text:p>
          </table:table-cell>
        </table:table-row>
        <table:table-row>
          <table:table-cell table:style-name="Таблица1.A949" office:value-type="string">
            <text:p text:style-name="P1749">3604)tutor</text:p>
            <text:p text:style-name="P1749"/>
            <text:p text:style-name="P1749"/>
            <text:p text:style-name="P689">[ˈtjuːtə]</text:p>
          </table:table-cell>
          <table:table-cell table:style-name="Таблица1.B2" office:value-type="string">
            <text:p text:style-name="P1749">Преподаватель, обучать</text:p>
          </table:table-cell>
        </table:table-row>
        <table:table-row>
          <table:table-cell table:style-name="Таблица1.A954" office:value-type="string">
            <text:p text:style-name="P1750">3605)enhancement</text:p>
            <text:p text:style-name="P1750"/>
            <text:p text:style-name="P1750"/>
            <text:p text:style-name="P690">[ɪnˈhɑːn(t)smənt]</text:p>
          </table:table-cell>
          <table:table-cell table:style-name="Таблица1.B2" office:value-type="string">
            <text:p text:style-name="P1750">Улучшение, усиление, расширение</text:p>
          </table:table-cell>
        </table:table-row>
        <table:table-row>
          <table:table-cell table:style-name="Таблица1.A954" office:value-type="string">
            <text:p text:style-name="P1751">3606)self</text:p>
            <text:p text:style-name="P1751"/>
            <text:p text:style-name="P1751"/>
            <text:p text:style-name="P691">[self]</text:p>
          </table:table-cell>
          <table:table-cell table:style-name="Таблица1.B2" office:value-type="string">
            <text:p text:style-name="P1752">Сам, себя, само</text:p>
          </table:table-cell>
        </table:table-row>
        <table:table-row>
          <table:table-cell table:style-name="Таблица1.A954" office:value-type="string">
            <text:p text:style-name="P1753">3607)finalize</text:p>
            <text:p text:style-name="P1753"/>
            <text:p text:style-name="P1753"/>
            <text:p text:style-name="P692">[ˈfaɪn(ə)laɪz]</text:p>
          </table:table-cell>
          <table:table-cell table:style-name="Таблица1.B2" office:value-type="string">
            <text:p text:style-name="P1753">Завершать</text:p>
          </table:table-cell>
        </table:table-row>
        <table:table-row>
          <table:table-cell table:style-name="Таблица1.A954" office:value-type="string">
            <text:p text:style-name="P1754">3608)complement</text:p>
            <text:p text:style-name="P1754"/>
            <text:p text:style-name="P1754"/>
            <text:p text:style-name="P693">[ˈkɔmplɪmənt]</text:p>
          </table:table-cell>
          <table:table-cell table:style-name="Таблица1.B2" office:value-type="string">
            <text:p text:style-name="P1754">Дополнение, дополнять</text:p>
          </table:table-cell>
        </table:table-row>
        <table:table-row>
          <table:table-cell table:style-name="Таблица1.A954" office:value-type="string">
            <text:p text:style-name="P1755">3609)sanatorium</text:p>
            <text:p text:style-name="P1755"/>
            <text:p text:style-name="P1755"><text:soft-page-break/></text:p>
            <text:p text:style-name="P694">[ˌsænəˈtɔːrɪəm]</text:p>
          </table:table-cell>
          <table:table-cell table:style-name="Таблица1.B2" office:value-type="string">
            <text:p text:style-name="P1750"/>
            <text:p text:style-name="P1750"/>
            <text:p text:style-name="P1755"><text:soft-page-break/>Санаторий</text:p>
          </table:table-cell>
        </table:table-row>
        <table:table-row>
          <table:table-cell table:style-name="Таблица1.A959" office:value-type="string">
            <text:p text:style-name="P1756">3610)sanction</text:p>
            <text:p text:style-name="P1756"/>
            <text:p text:style-name="P1756"/>
            <text:p text:style-name="P695">[ˈsæŋ(k)ʃ(ə)n]</text:p>
          </table:table-cell>
          <table:table-cell table:style-name="Таблица1.B2" office:value-type="string">
            <text:p text:style-name="P1756">Санкция, санкционировать</text:p>
          </table:table-cell>
        </table:table-row>
        <table:table-row>
          <table:table-cell table:style-name="Таблица1.A959" office:value-type="string">
            <text:p text:style-name="P1757">3611)for over</text:p>
            <text:p text:style-name="P1757"/>
            <text:p text:style-name="P1757"/>
            <text:p text:style-name="P1757"/>
          </table:table-cell>
          <table:table-cell table:style-name="Таблица1.B2" office:value-type="string">
            <text:p text:style-name="P1757">Свыше</text:p>
          </table:table-cell>
        </table:table-row>
        <table:table-row>
          <table:table-cell table:style-name="Таблица1.A959" office:value-type="string">
            <text:p text:style-name="P1758">3612)keypress</text:p>
            <text:p text:style-name="P1758"/>
            <text:p text:style-name="P1758"/>
            <text:p text:style-name="P1758"/>
          </table:table-cell>
          <table:table-cell table:style-name="Таблица1.B2" office:value-type="string">
            <text:p text:style-name="P1758">Нажатие</text:p>
          </table:table-cell>
        </table:table-row>
        <table:table-row>
          <table:table-cell table:style-name="Таблица1.A959" office:value-type="string">
            <text:p text:style-name="P1759">3613)sandal</text:p>
            <text:p text:style-name="P1759"/>
            <text:p text:style-name="P1759"/>
            <text:p text:style-name="P696">[ˈsænd(ə)l]</text:p>
          </table:table-cell>
          <table:table-cell table:style-name="Таблица1.B2" office:value-type="string">
            <text:p text:style-name="P1759">Сандалия</text:p>
          </table:table-cell>
        </table:table-row>
        <table:table-row>
          <table:table-cell table:style-name="Таблица1.A959" office:value-type="string">
            <text:p text:style-name="P1760">3614)satirical</text:p>
            <text:p text:style-name="P1760"/>
            <text:p text:style-name="P1760"/>
            <text:p text:style-name="P697">[səˈtɪrɪk((ə)l)]</text:p>
          </table:table-cell>
          <table:table-cell table:style-name="Таблица1.B2" office:value-type="string">
            <text:p text:style-name="P1761">Сатирический</text:p>
          </table:table-cell>
        </table:table-row>
        <table:table-row>
          <table:table-cell table:style-name="Таблица1.A964" office:value-type="string">
            <text:p text:style-name="P1762">3615)canonical</text:p>
            <text:p text:style-name="P1762"/>
            <text:p text:style-name="P1762"/>
            <text:p text:style-name="P698">[kəˈnɔnɪk(ə)l]</text:p>
          </table:table-cell>
          <table:table-cell table:style-name="Таблица1.B2" office:value-type="string">
            <text:p text:style-name="P1762">Канонический</text:p>
          </table:table-cell>
        </table:table-row>
        <table:table-row>
          <table:table-cell table:style-name="Таблица1.A964" office:value-type="string">
            <text:p text:style-name="P1763">3616)fast-paced</text:p>
            <text:p text:style-name="P1763"/>
            <text:p text:style-name="P1763"/>
            <text:p text:style-name="P699">[ˈfɑːstpeɪst]</text:p>
          </table:table-cell>
          <table:table-cell table:style-name="Таблица1.B2" office:value-type="string">
            <text:p text:style-name="P1763">Быстро идущий, быстро развивающийся</text:p>
          </table:table-cell>
        </table:table-row>
        <table:table-row>
          <table:table-cell table:style-name="Таблица1.A964" office:value-type="string">
            <text:p text:style-name="P1764">3617)compliance</text:p>
            <text:p text:style-name="P1764"/>
            <text:p text:style-name="P1764"/>
            <text:p text:style-name="P700">[kəmˈplaɪən(t)s]</text:p>
          </table:table-cell>
          <table:table-cell table:style-name="Таблица1.B2" office:value-type="string">
            <text:p text:style-name="P1764">Соответствие, соблюдение, совместимость</text:p>
          </table:table-cell>
        </table:table-row>
        <table:table-row>
          <table:table-cell table:style-name="Таблица1.A964" office:value-type="string">
            <text:p text:style-name="P1765">3618)unclear</text:p>
            <text:p text:style-name="P1765"/>
            <text:p text:style-name="P1765"/>
            <text:p text:style-name="P679">[ʌnˈklɪə]</text:p>
          </table:table-cell>
          <table:table-cell table:style-name="Таблица1.B2" office:value-type="string">
            <text:p text:style-name="P1765">Неясно, <text:span text:style-name="T81">неясный</text:span></text:p>
          </table:table-cell>
        </table:table-row>
        <table:table-row>
          <table:table-cell table:style-name="Таблица1.A964" office:value-type="string">
            <text:p text:style-name="P1766">3619)scalp</text:p>
            <text:p text:style-name="P1766"/>
            <text:p text:style-name="P1766"/>
            <text:p text:style-name="P701">[skælp]</text:p>
          </table:table-cell>
          <table:table-cell table:style-name="Таблица1.B2" office:value-type="string">
            <text:p text:style-name="P1766">Скальп, скальпировать</text:p>
          </table:table-cell>
        </table:table-row>
        <table:table-row>
          <table:table-cell table:style-name="Таблица1.A969" office:value-type="string">
            <text:p text:style-name="P1767">3620)scan</text:p>
            <text:p text:style-name="P1767"/>
            <text:p text:style-name="P1767"/>
            <text:p text:style-name="P702">[skæn]</text:p>
          </table:table-cell>
          <table:table-cell table:style-name="Таблица1.B2" office:value-type="string">
            <text:p text:style-name="P1767">Сканирование, сканировать, просматривать</text:p>
          </table:table-cell>
        </table:table-row>
        <table:table-row>
          <table:table-cell table:style-name="Таблица1.A969" office:value-type="string">
            <text:p text:style-name="P1768">3621)showcase</text:p>
            <text:p text:style-name="P1768"/>
            <text:p text:style-name="P1768"/>
            <text:p text:style-name="P703">[ˈʃəukeɪs]</text:p>
          </table:table-cell>
          <table:table-cell table:style-name="Таблица1.B2" office:value-type="string">
            <text:p text:style-name="P1768">Витрина, демонстрировать</text:p>
          </table:table-cell>
        </table:table-row>
        <table:table-row>
          <table:table-cell table:style-name="Таблица1.A969" office:value-type="string">
            <text:p text:style-name="P1769">3622)line up</text:p>
            <text:p text:style-name="P1769"/>
            <text:p text:style-name="P1769"/>
            <text:p text:style-name="P1769"><text:soft-page-break/></text:p>
          </table:table-cell>
          <table:table-cell table:style-name="Таблица1.B2" office:value-type="string">
            <text:p text:style-name="P1767"/>
            <text:p text:style-name="P1767"/>
            <text:p text:style-name="P1767"/>
            <text:p text:style-name="P1769"><text:soft-page-break/>Выравнивать, <text:span text:style-name="T82">центрировать,</text:span> расстановка</text:p>
          </table:table-cell>
        </table:table-row>
        <table:table-row>
          <table:table-cell table:style-name="Таблица1.A969" office:value-type="string">
            <text:p text:style-name="P1770">3623)title</text:p>
            <text:p text:style-name="P1770"/>
            <text:p text:style-name="P1770"/>
            <text:p text:style-name="P704">[ˈtaɪtl]</text:p>
          </table:table-cell>
          <table:table-cell table:style-name="Таблица1.B2" office:value-type="string">
            <text:p text:style-name="P1770">Титул, звание, название</text:p>
          </table:table-cell>
        </table:table-row>
        <table:table-row>
          <table:table-cell table:style-name="Таблица1.A969" office:value-type="string">
            <text:p text:style-name="P1771">3624)scandal</text:p>
            <text:p text:style-name="P1771"/>
            <text:p text:style-name="P1771"/>
            <text:p text:style-name="P705">[ˈskænd(ə)l]</text:p>
          </table:table-cell>
          <table:table-cell table:style-name="Таблица1.B2" office:value-type="string">
            <text:p text:style-name="P1771">Скандал</text:p>
          </table:table-cell>
        </table:table-row>
        <table:table-row table:style-name="Таблица1.970">
          <table:table-cell table:style-name="Таблица1.A974" office:value-type="string">
            <text:p text:style-name="P1772">3625)scene</text:p>
            <text:p text:style-name="P1772"/>
            <text:p text:style-name="P1772"/>
            <text:p text:style-name="P706">[siːn]</text:p>
          </table:table-cell>
          <table:table-cell table:style-name="Таблица1.B2" office:value-type="string">
            <text:p text:style-name="P1772">Сцена</text:p>
          </table:table-cell>
        </table:table-row>
        <table:table-row table:style-name="Таблица1.970">
          <table:table-cell table:style-name="Таблица1.A974" office:value-type="string">
            <text:p text:style-name="P1773">3626)harsh</text:p>
            <text:p text:style-name="P1773"/>
            <text:p text:style-name="P1773"/>
            <text:p text:style-name="P1812">[hɑːʃ]</text:p>
          </table:table-cell>
          <table:table-cell table:style-name="Таблица1.B2" office:value-type="string">
            <text:p text:style-name="P1773">Суровый, жёсткий</text:p>
          </table:table-cell>
        </table:table-row>
        <table:table-row table:style-name="Таблица1.970">
          <table:table-cell table:style-name="Таблица1.A974" office:value-type="string">
            <text:p text:style-name="P1774">3627)annual</text:p>
            <text:p text:style-name="P1774"/>
            <text:p text:style-name="P1774"/>
            <text:p text:style-name="P1813">[ˈænjuəl]</text:p>
          </table:table-cell>
          <table:table-cell table:style-name="Таблица1.B2" office:value-type="string">
            <text:p text:style-name="P1774">Ежегодный, годовой</text:p>
          </table:table-cell>
        </table:table-row>
        <table:table-row table:style-name="Таблица1.970">
          <table:table-cell table:style-name="Таблица1.A974" office:value-type="string">
            <text:p text:style-name="P1775">3628)partial</text:p>
            <text:p text:style-name="P1775"/>
            <text:p text:style-name="P1775"/>
            <text:p text:style-name="P1814">[ˈpɑːʃ(ə)l]</text:p>
          </table:table-cell>
          <table:table-cell table:style-name="Таблица1.B2" office:value-type="string">
            <text:p text:style-name="P1775">Частичный</text:p>
          </table:table-cell>
        </table:table-row>
        <table:table-row table:style-name="Таблица1.970">
          <table:table-cell table:style-name="Таблица1.A974" office:value-type="string">
            <text:p text:style-name="P1776">3629)<text:span text:style-name="T83">sceptic</text:span></text:p>
            <text:p text:style-name="P1776"/>
            <text:p text:style-name="P1776"/>
            <text:p text:style-name="P1815">[ˈskeptɪk]</text:p>
          </table:table-cell>
          <table:table-cell table:style-name="Таблица1.B2" office:value-type="string">
            <text:p text:style-name="P1777">Скептик</text:p>
          </table:table-cell>
        </table:table-row>
        <table:table-row table:style-name="Таблица1.970">
          <table:table-cell table:style-name="Таблица1.A979" office:value-type="string">
            <text:p text:style-name="P1778">3630)scheme</text:p>
            <text:p text:style-name="P1778"/>
            <text:p text:style-name="P1778"/>
            <text:p text:style-name="P1816">[skiːm]</text:p>
          </table:table-cell>
          <table:table-cell table:style-name="Таблица1.B2" office:value-type="string">
            <text:p text:style-name="P1778">Схема, план</text:p>
          </table:table-cell>
        </table:table-row>
        <table:table-row table:style-name="Таблица1.970">
          <table:table-cell table:style-name="Таблица1.A979" office:value-type="string">
            <text:p text:style-name="P1779">3631)separator</text:p>
            <text:p text:style-name="P1779"/>
            <text:p text:style-name="P1779"/>
            <text:p text:style-name="P1817">[ˈsep(ə)reɪtə]</text:p>
          </table:table-cell>
          <table:table-cell table:style-name="Таблица1.B2" office:value-type="string">
            <text:p text:style-name="P1779">Сепаратор, разделитель</text:p>
          </table:table-cell>
        </table:table-row>
        <table:table-row table:style-name="Таблица1.970">
          <table:table-cell table:style-name="Таблица1.A979" office:value-type="string">
            <text:p text:style-name="P1780">3632)back-to-back</text:p>
            <text:p text:style-name="P1780"/>
            <text:p text:style-name="P1780"/>
            <text:p text:style-name="P1818">[ˌbæktəˈbæk]</text:p>
          </table:table-cell>
          <table:table-cell table:style-name="Таблица1.B2" office:value-type="string">
            <text:p text:style-name="P1780">Непрерывный, один за другим</text:p>
          </table:table-cell>
        </table:table-row>
        <table:table-row table:style-name="Таблица1.970">
          <table:table-cell table:style-name="Таблица1.A979" office:value-type="string">
            <text:p text:style-name="P1781">3633)die</text:p>
            <text:p text:style-name="P1781"/>
            <text:p text:style-name="P1781"/>
            <text:p text:style-name="P1819">[daɪ]</text:p>
          </table:table-cell>
          <table:table-cell table:style-name="Таблица1.B2" office:value-type="string">
            <text:p text:style-name="P1782">Кристалл, умереть</text:p>
          </table:table-cell>
        </table:table-row>
        <table:table-row table:style-name="Таблица1.970">
          <table:table-cell table:style-name="Таблица1.A979" office:value-type="string">
            <text:p text:style-name="P1783">3634)sculpture</text:p>
            <text:p text:style-name="P1783"/>
            <text:p text:style-name="P1783"/>
            <text:p text:style-name="P1820">[ˈskʌlpʧə]</text:p>
          </table:table-cell>
          <table:table-cell table:style-name="Таблица1.B2" office:value-type="string">
            <text:p text:style-name="P1783">Скульптура</text:p>
          </table:table-cell>
        </table:table-row>
        <table:table-row table:style-name="Таблица1.970">
          <table:table-cell table:style-name="Таблица1.A984" office:value-type="string">
            <text:p text:style-name="P1784">3635)sherry</text:p>
            <text:p text:style-name="P1784"/>
            <text:p text:style-name="P1784"/>
            <text:p text:style-name="P1821">[ˈʃerɪ]</text:p>
          </table:table-cell>
          <table:table-cell table:style-name="Таблица1.B2" office:value-type="string">
            <text:p text:style-name="P1784">Херес</text:p>
          </table:table-cell>
        </table:table-row>
        <text:soft-page-break/>
        <table:table-row table:style-name="Таблица1.970">
          <table:table-cell table:style-name="Таблица1.A984" office:value-type="string">
            <text:p text:style-name="P1785">3636)superset</text:p>
            <text:p text:style-name="P1785"/>
            <text:p text:style-name="P1785"/>
            <text:p text:style-name="P1785">сьюпасет</text:p>
          </table:table-cell>
          <table:table-cell table:style-name="Таблица1.B2" office:value-type="string">
            <text:p text:style-name="P1785">Расширенный, надмножество</text:p>
          </table:table-cell>
        </table:table-row>
        <table:table-row table:style-name="Таблица1.970">
          <table:table-cell table:style-name="Таблица1.A984" office:value-type="string">
            <text:p text:style-name="P1786">3637)delimiter</text:p>
            <text:p text:style-name="P1786"/>
            <text:p text:style-name="P1786"/>
            <text:p text:style-name="P1786"/>
          </table:table-cell>
          <table:table-cell table:style-name="Таблица1.B2" office:value-type="string">
            <text:p text:style-name="P1786">Разделитель, ограничитель</text:p>
          </table:table-cell>
        </table:table-row>
        <table:table-row table:style-name="Таблица1.970">
          <table:table-cell table:style-name="Таблица1.A984" office:value-type="string">
            <text:p text:style-name="P1787">3638)flip</text:p>
            <text:p text:style-name="P1787"/>
            <text:p text:style-name="P1787"/>
            <text:p text:style-name="P1822">[flɪp]</text:p>
          </table:table-cell>
          <table:table-cell table:style-name="Таблица1.B2" office:value-type="string">
            <text:p text:style-name="P1787">Переключать, сальто, зеркальное отражение</text:p>
          </table:table-cell>
        </table:table-row>
        <table:table-row table:style-name="Таблица1.970">
          <table:table-cell table:style-name="Таблица1.A984" office:value-type="string">
            <text:p text:style-name="P1788">3639)shilling</text:p>
            <text:p text:style-name="P1788"/>
            <text:p text:style-name="P1788"/>
            <text:p text:style-name="P1823">[ˈʃɪlɪŋ]</text:p>
          </table:table-cell>
          <table:table-cell table:style-name="Таблица1.B2" office:value-type="string">
            <text:p text:style-name="P1788">Шилинг</text:p>
          </table:table-cell>
        </table:table-row>
        <table:table-row table:style-name="Таблица1.970">
          <table:table-cell table:style-name="Таблица1.A989" office:value-type="string">
            <text:p text:style-name="P1789">3640)shock</text:p>
            <text:p text:style-name="P1789"/>
            <text:p text:style-name="P1789"/>
            <text:p text:style-name="P1824">[ʃɔk]</text:p>
          </table:table-cell>
          <table:table-cell table:style-name="Таблица1.B2" office:value-type="string">
            <text:p text:style-name="P1789">Шокировать, шок, удар, ударная нагрузка</text:p>
          </table:table-cell>
        </table:table-row>
        <table:table-row table:style-name="Таблица1.970">
          <table:table-cell table:style-name="Таблица1.A989" office:value-type="string">
            <text:p text:style-name="P1790">3641)adoption</text:p>
            <text:p text:style-name="P1790"/>
            <text:p text:style-name="P1790"/>
            <text:p text:style-name="P1825">[əˈdɔpʃ(ə)n]</text:p>
          </table:table-cell>
          <table:table-cell table:style-name="Таблица1.B2" office:value-type="string">
            <text:p text:style-name="P1790">Принятие, усыновление</text:p>
          </table:table-cell>
        </table:table-row>
        <table:table-row table:style-name="Таблица1.970">
          <table:table-cell table:style-name="Таблица1.A989" office:value-type="string">
            <text:p text:style-name="P1791">3642)tear-down</text:p>
            <text:p text:style-name="P1791"/>
            <text:p text:style-name="P1791"/>
            <text:p text:style-name="P1791"/>
          </table:table-cell>
          <table:table-cell table:style-name="Таблица1.B2" office:value-type="string">
            <text:p text:style-name="P1791">Снести, разрушение</text:p>
          </table:table-cell>
        </table:table-row>
        <table:table-row table:style-name="Таблица1.970">
          <table:table-cell table:style-name="Таблица1.A989" office:value-type="string">
            <text:p text:style-name="P1792">3643)nifty</text:p>
            <text:p text:style-name="P1792"/>
            <text:p text:style-name="P1792"/>
            <text:p text:style-name="P1826">[ˈnɪftɪ]</text:p>
          </table:table-cell>
          <table:table-cell table:style-name="Таблица1.B2" office:value-type="string">
            <text:p text:style-name="P1793">Изящный</text:p>
          </table:table-cell>
        </table:table-row>
        <table:table-row table:style-name="Таблица1.970">
          <table:table-cell table:style-name="Таблица1.A989" office:value-type="string">
            <text:p text:style-name="P1794">3644)signal</text:p>
            <text:p text:style-name="P1794"/>
            <text:p text:style-name="P1794"/>
            <text:p text:style-name="P1827">[ˈsɪgn(ə)l]</text:p>
          </table:table-cell>
          <table:table-cell table:style-name="Таблица1.B2" office:value-type="string">
            <text:p text:style-name="P1794">Сигнал, сигнализировать</text:p>
          </table:table-cell>
        </table:table-row>
        <table:table-row table:style-name="Таблица1.970">
          <table:table-cell table:style-name="Таблица1.A994" office:value-type="string">
            <text:p text:style-name="P1795">3645)skeleton</text:p>
            <text:p text:style-name="P1795"/>
            <text:p text:style-name="P1795"/>
            <text:p text:style-name="P1828">[ˈskelɪt(ə)n]</text:p>
          </table:table-cell>
          <table:table-cell table:style-name="Таблица1.B2" office:value-type="string">
            <text:p text:style-name="P1795">Скелет, каркас</text:p>
          </table:table-cell>
        </table:table-row>
        <table:table-row table:style-name="Таблица1.970">
          <table:table-cell table:style-name="Таблица1.A994" office:value-type="string">
            <text:p text:style-name="P1796">3646)assumption</text:p>
            <text:p text:style-name="P1796"/>
            <text:p text:style-name="P1796"/>
            <text:p text:style-name="P1829">[əˈsʌmpʃ(ə)n]</text:p>
          </table:table-cell>
          <table:table-cell table:style-name="Таблица1.B2" office:value-type="string">
            <text:p text:style-name="P1796">Предположение, допущение</text:p>
          </table:table-cell>
        </table:table-row>
        <table:table-row table:style-name="Таблица1.970">
          <table:table-cell table:style-name="Таблица1.A994" office:value-type="string">
            <text:p text:style-name="P1797">3647)unexpected</text:p>
            <text:p text:style-name="P1797"/>
            <text:p text:style-name="P1797"/>
            <text:p text:style-name="P1830">[ˌʌnɪkˈspektɪd]</text:p>
          </table:table-cell>
          <table:table-cell table:style-name="Таблица1.B2" office:value-type="string">
            <text:p text:style-name="P1797">Неожиданный</text:p>
          </table:table-cell>
        </table:table-row>
        <table:table-row table:style-name="Таблица1.970">
          <table:table-cell table:style-name="Таблица1.A994" office:value-type="string">
            <text:p text:style-name="P1798">3648)such as</text:p>
            <text:p text:style-name="P1798"/>
            <text:p text:style-name="P1798"/>
            <text:p text:style-name="P1798"/>
          </table:table-cell>
          <table:table-cell table:style-name="Таблица1.B2" office:value-type="string">
            <text:p text:style-name="P1798">Такой как</text:p>
          </table:table-cell>
        </table:table-row>
        <table:table-row table:style-name="Таблица1.970">
          <table:table-cell table:style-name="Таблица1.A994" office:value-type="string">
            <text:p text:style-name="P1799">3649)slang</text:p>
            <text:p text:style-name="P1799"><text:soft-page-break/></text:p>
            <text:p text:style-name="P1799"/>
            <text:p text:style-name="P1831">[slæŋ]</text:p>
          </table:table-cell>
          <table:table-cell table:style-name="Таблица1.B2" office:value-type="string">
            <text:p text:style-name="P1795"/>
            <text:p text:style-name="P1799"><text:soft-page-break/>Сленг</text:p>
          </table:table-cell>
        </table:table-row>
        <table:table-row table:style-name="Таблица1.970">
          <table:table-cell table:style-name="Таблица1.A999" office:value-type="string">
            <text:p text:style-name="P1800">3650)conserve</text:p>
            <text:p text:style-name="P1800"/>
            <text:p text:style-name="P1800"/>
            <text:p text:style-name="P1832">[kənˈsɜːv]</text:p>
          </table:table-cell>
          <table:table-cell table:style-name="Таблица1.B2" office:value-type="string">
            <text:p text:style-name="P1800">Консервы, сохранять</text:p>
          </table:table-cell>
        </table:table-row>
        <table:table-row table:style-name="Таблица1.970">
          <table:table-cell table:style-name="Таблица1.A999" office:value-type="string">
            <text:p text:style-name="P1801">3651)write out</text:p>
            <text:p text:style-name="P1801"/>
            <text:p text:style-name="P1801"/>
            <text:p text:style-name="P1801"/>
          </table:table-cell>
          <table:table-cell table:style-name="Таблица1.B2" office:value-type="string">
            <text:p text:style-name="P1801">Выписывать, выполнять контрольное считывание</text:p>
          </table:table-cell>
        </table:table-row>
        <table:table-row table:style-name="Таблица1.970">
          <table:table-cell table:style-name="Таблица1.A999" office:value-type="string">
            <text:p text:style-name="P1802">3652)assist</text:p>
            <text:p text:style-name="P1802"/>
            <text:p text:style-name="P1802"/>
            <text:p text:style-name="P1833">[əˈsɪst]</text:p>
          </table:table-cell>
          <table:table-cell table:style-name="Таблица1.B2" office:value-type="string">
            <text:p text:style-name="P1802">Помощь, помогать</text:p>
          </table:table-cell>
        </table:table-row>
        <table:table-row table:style-name="Таблица1.970">
          <table:table-cell table:style-name="Таблица1.A999" office:value-type="string">
            <text:p text:style-name="P1803">3653)latency</text:p>
            <text:p text:style-name="P1803"/>
            <text:p text:style-name="P1803"/>
            <text:p text:style-name="P1834">[ˈleɪt(ə)n(t)sɪ]</text:p>
          </table:table-cell>
          <table:table-cell table:style-name="Таблица1.B2" office:value-type="string">
            <text:p text:style-name="P1803">Время ожидания, задержка</text:p>
          </table:table-cell>
        </table:table-row>
        <table:table-row table:style-name="Таблица1.970">
          <table:table-cell table:style-name="Таблица1.A999" office:value-type="string">
            <text:p text:style-name="P1804">3654)smoker</text:p>
            <text:p text:style-name="P1804"/>
            <text:p text:style-name="P1804"/>
            <text:p text:style-name="P1835">[ˈsməukə]</text:p>
          </table:table-cell>
          <table:table-cell table:style-name="Таблица1.B2" office:value-type="string">
            <text:p text:style-name="P1804">Курильщик</text:p>
          </table:table-cell>
        </table:table-row>
        <table:table-row table:style-name="Таблица1.970">
          <table:table-cell table:style-name="Таблица1.A1004" office:value-type="string">
            <text:p text:style-name="P1805">3655)taking advantage of</text:p>
            <text:p text:style-name="P1805"/>
            <text:p text:style-name="P1805"/>
            <text:p text:style-name="P1805"/>
          </table:table-cell>
          <table:table-cell table:style-name="Таблица1.B2" office:value-type="string">
            <text:p text:style-name="P1805">Пользуясь</text:p>
          </table:table-cell>
        </table:table-row>
        <table:table-row table:style-name="Таблица1.970">
          <table:table-cell table:style-name="Таблица1.A1004" office:value-type="string">
            <text:p text:style-name="P1806">3656)unleash</text:p>
            <text:p text:style-name="P1806"/>
            <text:p text:style-name="P1806"/>
            <text:p text:style-name="P1836">[ʌnˈliːʃ]</text:p>
          </table:table-cell>
          <table:table-cell table:style-name="Таблица1.B2" office:value-type="string">
            <text:p text:style-name="P1806">Развязать</text:p>
          </table:table-cell>
        </table:table-row>
        <table:table-row table:style-name="Таблица1.970">
          <table:table-cell table:style-name="Таблица1.A1004" office:value-type="string">
            <text:p text:style-name="P1807">3657)scatter</text:p>
            <text:p text:style-name="P1807"/>
            <text:p text:style-name="P1807"/>
            <text:p text:style-name="P1837">[ˈskætə]</text:p>
          </table:table-cell>
          <table:table-cell table:style-name="Таблица1.B2" office:value-type="string">
            <text:p text:style-name="P1807">Разброс, ра<text:span text:style-name="T85">з</text:span>бр<text:span text:style-name="T84">о</text:span>сать</text:p>
          </table:table-cell>
        </table:table-row>
        <table:table-row table:style-name="Таблица1.970">
          <table:table-cell table:style-name="Таблица1.A1004" office:value-type="string">
            <text:p text:style-name="P1808">3658)maker</text:p>
            <text:p text:style-name="P1808"/>
            <text:p text:style-name="P1808"/>
            <text:p text:style-name="P1838">[ˈmeɪkə]</text:p>
          </table:table-cell>
          <table:table-cell table:style-name="Таблица1.B2" office:value-type="string">
            <text:p text:style-name="P1809">Производитель, создатель</text:p>
          </table:table-cell>
        </table:table-row>
        <table:table-row table:style-name="Таблица1.970">
          <table:table-cell table:style-name="Таблица1.A1004" office:value-type="string">
            <text:p text:style-name="P1839">3659)sniper</text:p>
            <text:p text:style-name="P1839"/>
            <text:p text:style-name="P1839"/>
            <text:p text:style-name="P1840"><text:span text:style-name="T3">[ˈsnaɪpə]</text:span></text:p>
          </table:table-cell>
          <table:table-cell table:style-name="Таблица1.B2" office:value-type="string">
            <text:p text:style-name="P1839">Снайпер</text:p>
          </table:table-cell>
        </table:table-row>
        <table:table-row table:style-name="Таблица1.970">
          <table:table-cell table:style-name="Таблица1.A1009" office:value-type="string">
            <text:p text:style-name="P1856">3660)soda</text:p>
            <text:p text:style-name="P1856"/>
            <text:p text:style-name="P1856"/>
            <text:p text:style-name="P1841"><text:span text:style-name="T3">[ˈsəudə]</text:span></text:p>
          </table:table-cell>
          <table:table-cell table:style-name="Таблица1.B2" office:value-type="string">
            <text:p text:style-name="P1856">Сода</text:p>
          </table:table-cell>
        </table:table-row>
        <table:table-row table:style-name="Таблица1.970">
          <table:table-cell table:style-name="Таблица1.A1009" office:value-type="string">
            <text:p text:style-name="P1857">3661)benefit</text:p>
            <text:p text:style-name="P1857"/>
            <text:p text:style-name="P1857"/>
            <text:p text:style-name="P1842"><text:span text:style-name="T3">[ˈbenɪfɪt]</text:span></text:p>
          </table:table-cell>
          <table:table-cell table:style-name="Таблица1.B2" office:value-type="string">
            <text:p text:style-name="P1857">Пособие, выгода</text:p>
          </table:table-cell>
        </table:table-row>
        <table:table-row table:style-name="Таблица1.970">
          <table:table-cell table:style-name="Таблица1.A1009" office:value-type="string">
            <text:p text:style-name="P1858">3662)attract</text:p>
            <text:p text:style-name="P1858"/>
            <text:p text:style-name="P1858"><text:soft-page-break/></text:p>
            <text:p text:style-name="P1843"><text:span text:style-name="T3">[əˈtrækt]</text:span></text:p>
          </table:table-cell>
          <table:table-cell table:style-name="Таблица1.B2" office:value-type="string">
            <text:p text:style-name="P1856"/>
            <text:p text:style-name="P1858"><text:soft-page-break/>Привлекать, притягивать</text:p>
          </table:table-cell>
        </table:table-row>
        <table:table-row table:style-name="Таблица1.970">
          <table:table-cell table:style-name="Таблица1.A1009" office:value-type="string">
            <text:p text:style-name="P1859">3663)dominate</text:p>
            <text:p text:style-name="P1859"/>
            <text:p text:style-name="P1859"/>
            <text:p text:style-name="P1844"><text:span text:style-name="T3">[ˈdɔmɪneɪt]</text:span></text:p>
          </table:table-cell>
          <table:table-cell table:style-name="Таблица1.B2" office:value-type="string">
            <text:p text:style-name="P1859">Доминировать</text:p>
          </table:table-cell>
        </table:table-row>
        <table:table-row table:style-name="Таблица1.970">
          <table:table-cell table:style-name="Таблица1.A1009" office:value-type="string">
            <text:p text:style-name="P1860">3664)solo</text:p>
            <text:p text:style-name="P1860"/>
            <text:p text:style-name="P1860"/>
            <text:p text:style-name="P1845"><text:span text:style-name="T3">[ˈsəuləu]</text:span></text:p>
          </table:table-cell>
          <table:table-cell table:style-name="Таблица1.B2" office:value-type="string">
            <text:p text:style-name="P1860">Соло, сольный</text:p>
          </table:table-cell>
        </table:table-row>
        <table:table-row table:style-name="Таблица1.970">
          <table:table-cell table:style-name="Таблица1.A1014" office:value-type="string">
            <text:p text:style-name="P1861">3665)souvenir</text:p>
            <text:p text:style-name="P1861"/>
            <text:p text:style-name="P1861"/>
            <text:p text:style-name="P1846"><text:span text:style-name="T3">[ˌsuːv(ə)ˈnɪə]</text:span></text:p>
          </table:table-cell>
          <table:table-cell table:style-name="Таблица1.B2" office:value-type="string">
            <text:p text:style-name="P1861">Сувенир</text:p>
          </table:table-cell>
        </table:table-row>
        <table:table-row table:style-name="Таблица1.970">
          <table:table-cell table:style-name="Таблица1.A1014" office:value-type="string">
            <text:p text:style-name="P1862">3666)proven</text:p>
            <text:p text:style-name="P1862"/>
            <text:p text:style-name="P1862"/>
            <text:p text:style-name="P1847"><text:span text:style-name="T3">[ˈpruːv(ə)n]</text:span></text:p>
          </table:table-cell>
          <table:table-cell table:style-name="Таблица1.B2" office:value-type="string">
            <text:p text:style-name="P1862">Доказанный</text:p>
          </table:table-cell>
        </table:table-row>
        <table:table-row table:style-name="Таблица1.970">
          <table:table-cell table:style-name="Таблица1.A1014" office:value-type="string">
            <text:p text:style-name="P1863">3667)preemptive</text:p>
            <text:p text:style-name="P1863"/>
            <text:p text:style-name="P1863"/>
            <text:p text:style-name="P1848"><text:span text:style-name="T3">[priːˈemptɪv]</text:span></text:p>
          </table:table-cell>
          <table:table-cell table:style-name="Таблица1.B2" office:value-type="string">
            <text:p text:style-name="P1863">Упреждающий, вытесняющий, с вытеснением</text:p>
          </table:table-cell>
        </table:table-row>
        <table:table-row table:style-name="Таблица1.970">
          <table:table-cell table:style-name="Таблица1.A1014" office:value-type="string">
            <text:p text:style-name="P1864">3668)humidity</text:p>
            <text:p text:style-name="P1864"/>
            <text:p text:style-name="P1864"/>
            <text:p text:style-name="P1849"><text:span text:style-name="T3">[hjuːˈmɪdətɪ]</text:span></text:p>
          </table:table-cell>
          <table:table-cell table:style-name="Таблица1.B2" office:value-type="string">
            <text:p text:style-name="P1864">Влажность</text:p>
          </table:table-cell>
        </table:table-row>
        <table:table-row table:style-name="Таблица1.970">
          <table:table-cell table:style-name="Таблица1.A1014" office:value-type="string">
            <text:p text:style-name="P1865">3669)spasm</text:p>
            <text:p text:style-name="P1865"/>
            <text:p text:style-name="P1865"/>
            <text:p text:style-name="P1850"><text:span text:style-name="T3">[ˈspæz(ə)m]</text:span></text:p>
          </table:table-cell>
          <table:table-cell table:style-name="Таблица1.B2" office:value-type="string">
            <text:p text:style-name="P1865">Спазм, судорога</text:p>
          </table:table-cell>
        </table:table-row>
        <table:table-row table:style-name="Таблица1.970">
          <table:table-cell table:style-name="Таблица1.A1019" office:value-type="string">
            <text:p text:style-name="P1866">3670)speculation</text:p>
            <text:p text:style-name="P1866"/>
            <text:p text:style-name="P1866"/>
            <text:p text:style-name="P1851"><text:span text:style-name="T3">[ˌspekjəˈleɪʃ(ə)n]</text:span></text:p>
          </table:table-cell>
          <table:table-cell table:style-name="Таблица1.B2" office:value-type="string">
            <text:p text:style-name="P1866">Спекуляция, предположение</text:p>
          </table:table-cell>
        </table:table-row>
        <table:table-row table:style-name="Таблица1.970">
          <table:table-cell table:style-name="Таблица1.A1019" office:value-type="string">
            <text:p text:style-name="P1867">3671)absence</text:p>
            <text:p text:style-name="P1867"/>
            <text:p text:style-name="P1867"/>
            <text:p text:style-name="P1852"><text:span text:style-name="T3">[ˈæbs(ə)n(t)s]</text:span></text:p>
          </table:table-cell>
          <table:table-cell table:style-name="Таблица1.B2" office:value-type="string">
            <text:p text:style-name="P1867">Отстуствие</text:p>
          </table:table-cell>
        </table:table-row>
        <table:table-row table:style-name="Таблица1.970">
          <table:table-cell table:style-name="Таблица1.A1019" office:value-type="string">
            <text:p text:style-name="P1868">3672)commit</text:p>
            <text:p text:style-name="P1868"/>
            <text:p text:style-name="P1868"/>
            <text:p text:style-name="P1853"><text:span text:style-name="T3">[kəˈmɪt]</text:span></text:p>
          </table:table-cell>
          <table:table-cell table:style-name="Таблица1.B2" office:value-type="string">
            <text:p text:style-name="P1868">Совершать, фиксация, фиксировать</text:p>
          </table:table-cell>
        </table:table-row>
        <table:table-row table:style-name="Таблица1.970">
          <table:table-cell table:style-name="Таблица1.A1019" office:value-type="string">
            <text:p text:style-name="P1869">3673)pass away</text:p>
            <text:p text:style-name="P1869"/>
            <text:p text:style-name="P1869"/>
            <text:p text:style-name="P1869"/>
          </table:table-cell>
          <table:table-cell table:style-name="Таблица1.B2" office:value-type="string">
            <text:p text:style-name="P1869">Исчезать, скончаться</text:p>
          </table:table-cell>
        </table:table-row>
        <table:table-row table:style-name="Таблица1.970">
          <table:table-cell table:style-name="Таблица1.A1019" office:value-type="string">
            <text:p text:style-name="P1870">3674)sphere</text:p>
            <text:p text:style-name="P1870"/>
            <text:p text:style-name="P1870"/>
            <text:p text:style-name="P1854"><text:span text:style-name="T3">[sfɪə]</text:span></text:p>
          </table:table-cell>
          <table:table-cell table:style-name="Таблица1.B2" office:value-type="string">
            <text:p text:style-name="P1870">Сфера, шар</text:p>
          </table:table-cell>
        </table:table-row>
        <table:table-row table:style-name="Таблица1.970">
          <table:table-cell table:style-name="Таблица1.A1020" office:value-type="string">
            <text:p text:style-name="P1871">3675)sponsor</text:p>
            <text:p text:style-name="P1871"/>
            <text:p text:style-name="P1871"/>
            <text:p text:style-name="P1855"><text:soft-page-break/><text:span text:style-name="T3">[ˈspɔn(t)sə]</text:span></text:p>
          </table:table-cell>
          <table:table-cell table:style-name="Таблица1.B2" office:value-type="string">
            <text:p text:style-name="P1866"/>
            <text:p text:style-name="P1871"><text:soft-page-break/>Спонсор, финансировать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an" svg:font-family="Caliban"/>
    <style:font-face style:name="Calybry" svg:font-family="Calybry" style:font-adornments="Обычный"/>
    <style:font-face style:name="Lohit Hindi1" svg:font-family="'Lohit Hindi'"/>
    <style:font-face style:name="Tahoma" svg:font-family="Tahoma, Verdana, 'Lucida Sans Unicode', sans-serif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an" fo:font-size="6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fo:line-height="200%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9T10:36:14</meta:creation-date>
    <meta:generator>LibreOffice/4.2.8.2$Linux_X86_64 LibreOffice_project/420$Build-2</meta:generator>
    <dc:date>2015-07-13T21:02:30.573946028</dc:date>
    <meta:editing-duration>P203DT6H37M40S</meta:editing-duration>
    <meta:editing-cycles>1150</meta:editing-cycles>
    <meta:document-statistic meta:table-count="1" meta:image-count="0" meta:object-count="0" meta:page-count="78" meta:paragraph-count="2818" meta:word-count="4458" meta:character-count="40676" meta:non-whitespace-character-count="39025"/>
  </office:meta>
</office:document-meta>
</file>